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Kharkiv, Kharkivska Oblast(10:17). Red Alert: aerial threat. Sirens sounding. Take cover now!</text:span>
</text:h>
      <text:p text:style-name="P4">
Authors: liveuamap (Language: en)</text:p>
      <text:p text:style-name="P4">
Time: 2023-05-04T-63:17:00</text:p>
      <text:p text:style-name="P4">
Location: Kharkiv (Latitude:49.98169 Longtitude:36.25344)</text:p>
      <text:p text:style-name="P4">
Videos: []</text:p>
      <text:p text:style-name="P4">
Images: []</text:p>
      <text:p text:style-name="P4">
Tags: ["Europe", "Central and Eastern Europe"]</text:p>
      <text:p text:style-name="P4">
Id: 22560402</text:p>
      <!--METADATA-->
      <text:p text:style-name="P4">
Kharkiv, Kharkiv region(10:17). Red Alert: aerial threat. Sirens sounding.Take cover now!</text:p>
      <text:p text:style-name="P4">
News Collection Link: <text:a xlink:type="simple" xlink:href="https://liveuamap.com/en/2023/04-may-kharkiv-kharkivska-oblast1017-red-alerg" text:style-name="Internet_20_link" text:visited-style-name="Visited_20_Internet_20_Link">
https://liveuamap.com/en/2023/04-may-kharkiv-kharkivska-oblast1017-red-alerg</text:a>
</text:p>
      <text:p text:style-name="P4">
News Source: <text:a xlink:type="simple" xlink:href="https://t.me/suspilnekharkiv/24487" text:style-name="Internet_20_link" text:visited-style-name="Visited_20_Internet_20_Link">
https://t.me/suspilnekharkiv/24487</text:a>
</text:p>
      <!--NEWS-->
      <text:h text:style-name="P10" text:outline-level="1">
<text:span text:style-name="T4">
At Sivershchyna and Slobozhanschyna directions Russian army shelled Buchky of Chernihiv regio...</text:span>
</text:h>
      <text:p text:style-name="P4">
Authors: liveuamap (Language: en)</text:p>
      <text:p text:style-name="P4">
Time: 2023-05-04T-73:37:00</text:p>
      <text:p text:style-name="P4">
Location: Kharkiv (Latitude:50.37974 Longtitude:37.3391)</text:p>
      <text:p text:style-name="P4">
Videos: []</text:p>
      <text:p text:style-name="P4">
Images: []</text:p>
      <text:p text:style-name="P4">
Tags: ["Russia"]</text:p>
      <text:p text:style-name="P4">
Id: 22560384</text:p>
      <!--METADATA-->
      <text:p text:style-name="P4">
At sivershchyna and slBozhanschyna directions Russian army Shelled Buchky ofhernihiv Region; Novovasylivka, Rozhkovychi, Vorozhba, Basivka, Yunakivka, Myropillya and Zapsillya of Sumy Region, ALSO SOTNYSKYYKYYOVOKOKOKOKOKOKOKOKOKOKOKOKOKOKOKOKOKOKOKOKOKOKOKOKOKOKHOKHOKOKOKHOKHOKOKHOKHOKHOKHOKHOKHOKHOKHOKHOKHOKHOKHOKHOKHOKHOKHOKHOKHOKHOKHOKHOKHOKHOKHOKHOKHOKHOKHOKHOKHOKOKYKYOKYKYKYKYKYKYKYKYKYKYKY Lecha, Hatysche, Vovchanski Khutoryand Mykolayivka of Kharkiv Region, - General Staff of Armed Forces of Ukrainsays in the Morning Report</text:p>
      <text:p text:style-name="P4">
News Collection Link:(https://liveuamap.com/en/2023/4-may-at-sivershchyna-and-slobozhanschyna-directions-russian)</text:p>
      <text:p text:style-name="P4">
News Source: <text:a xlink:type="simple" xlink:href="https://t.me/lumsrc/4678" text:style-name="Internet_20_link" text:visited-style-name="Visited_20_Internet_20_Link">
https://t.me/lumsrc/4678</text:a>
</text:p>
      <!--NEWS-->
      <text:h text:style-name="P10" text:outline-level="1">
<text:span text:style-name="T4">
AT Kupyansk Directive Russian Army Sheled Topoli, Kamyanka, Fonolivka, Novomolinsk, courtyard ...</text:span>
</text:h>
      <text:p text:style-name="P4">
Authors: liveuamap (Language: en)</text:p>
      <text:p text:style-name="P4">
Time: 2023-05-04T-75:37:00</text:p>
      <text:p text:style-name="P4">
Location: Donetsk (Latitude:48.7537 Longtitude:38.2398)</text:p>
      <text:p text:style-name="P4">
Videos: []</text:p>
      <text:p text:style-name="P4">
Images: []</text:p>
      <text:p text:style-name="P4">
Tags: ["Russia"]</text:p>
      <text:p text:style-name="P4">
Id: 22560383</text:p>
      <!--METADATA-->
      <text:p text:style-name="P4">
At Kupiansk direction Russian army shelled Topoli, Kamyanka, Fyholivka,Novomlynsk, Dvorichna, Zapadne, Lyman Pershyy, Kyslivka, Krokhmalne andBerestove of Kharkiv region, - General Staff of Armed Forces of Ukraine saysin the morning report</text:p>
      <text:p text:style-name="P4">
News Collection Link: <text:a xlink:type="simple" xlink:href="https://liveuamap.com/en/2023/4-may-at-kupiansk-direction-russian-army-shelled-topoli-kamyanka" text:style-name="Internet_20_link" text:visited-style-name="Visited_20_Internet_20_Link">
https://liveuamap.com/en/2023/4-may-at-kupiansk-direction-russian-army-shelled-topoli-kamyanka</text:a>
</text:p>
      <text:p text:style-name="P4">
News Source: <text:a xlink:type="simple" xlink:href="https://t.me/lumsrc/4679" text:style-name="Internet_20_link" text:visited-style-name="Visited_20_Internet_20_Link">
https://t.me/lumsrc/4679</text:a>
</text:p>
      <!--NEWS-->
      <text:h text:style-name="P10" text:outline-level="1">
<text:span text:style-name="T4">
At Lyman direction Russian army shelled Makiyivka and Bilohorivka of Luhansk region and Torsk...</text:span>
</text:h>
      <text:p text:style-name="P4">
Authors: liveuamap (Language: en)</text:p>
      <text:p text:style-name="P4">
Time: 2023-05-04T-77:37:00</text:p>
      <text:p text:style-name="P4">
Location: Bakhmut (Latitude:48.80777 Longtitude:38.25371)</text:p>
      <text:p text:style-name="P4">
Videos: []</text:p>
      <text:p text:style-name="P4">
Images: []</text:p>
      <text:p text:style-name="P4">
Tags: ["Russia"]</text:p>
      <text:p text:style-name="P4">
Id: 22560382</text:p>
      <!--METADATA-->
      <text:p text:style-name="P4">
At Lyman direction Russian army shelled Makiyivka and Bilohorivka of Luhanskregion and Torske, Verkhnokamyanske and Spirne of Donetsk region, - GeneralStaff of Armed Forces of Ukraine says in the morning report</text:p>
      <text:p text:style-name="P4">
News Collection Link: <text:a xlink:type="simple" xlink:href="https://liveuamap.com/en/2023/4-may-at-lyman-direction-russian-army-shelled-makiyivka-and" text:style-name="Internet_20_link" text:visited-style-name="Visited_20_Internet_20_Link">
https://liveuamap.com/en/2023/4-may-at-lyman-direction-russian-army-shelled-makiyivka-and</text:a>
</text:p>
      <text:p text:style-name="P4">
News Source: <text:a xlink:type="simple" xlink:href="https://t.me/lumsrc/4680" text:style-name="Internet_20_link" text:visited-style-name="Visited_20_Internet_20_Link">
https://t.me/lumsrc/4680</text:a>
</text:p>
      <!--NEWS-->
      <text:h text:style-name="P10" text:outline-level="1">
<text:span text:style-name="T4">
JSC Bakhmut Directio Rusian of the Army Shelled Vasukivka, Orikhovo-Vasylivka, Bakhmut, Ivanovsk, ...</text:span>
</text:h>
      <text:p text:style-name="P4">
Authors: liveuamap (Language: en)</text:p>
      <text:p text:style-name="P4">
Time: 2023-05-04T-79:37:00</text:p>
      <text:p text:style-name="P4">
Location: Novhorods'ke, Donetsk Oblast (Latitude:48.32898 Longtitude:37.8455)</text:p>
      <text:p text:style-name="P4">
Videos: []</text:p>
      <text:p text:style-name="P4">
Images: []</text:p>
      <text:p text:style-name="P4">
Tags: ["Russia"]</text:p>
      <text:p text:style-name="P4">
Id: 22560381</text:p>
      <!--METADATA-->
      <text:p text:style-name="P4">
At Bakhmut direction Russian army shelled Vasukivka, Orikhovo-Vasylivka,Bakhmut, Ivanivske, Chasiv Yar, Bila Hora, Pivnichne and Pivdenne, also NewYork of Donetsk region, - General Staff of Armed Forces of Ukraine says in themorning report</text:p>
      <text:p text:style-name="P4">
News Collection Link: <text:a xlink:type="simple" xlink:href="https://liveuamap.com/en/2023/4-may-at-bakhmut-direction-russian-army-shelled-vasukivka" text:style-name="Internet_20_link" text:visited-style-name="Visited_20_Internet_20_Link">
https://liveuamap.com/en/2023/4-may-at-bakhmut-direction-russian-army-shelled-vasukivka</text:a>
</text:p>
      <text:p text:style-name="P4">
News Source: <text:a xlink:type="simple" xlink:href="https://t.me/lumsrc/4681" text:style-name="Internet_20_link" text:visited-style-name="Visited_20_Internet_20_Link">
https://t.me/lumsrc/4681</text:a>
</text:p>
      <!--NEWS-->
      <text:h text:style-name="P10" text:outline-level="1">
<text:span text:style-name="T4">
JSC Avdiivka Directioz Rusian Army Shelled Novokalinova, Berdyshi, Avdiivka, Lastochkin, ...</text:span>
</text:h>
      <text:p text:style-name="P4">
Authors: liveuamap (Language: en)</text:p>
      <text:p text:style-name="P4">
Time: 2023-05-04T-81:37:00</text:p>
      <text:p text:style-name="P4">
Location: Donetsk (Latitude:48.09482 Longtitude:37.58715)</text:p>
      <text:p text:style-name="P4">
Videos: []</text:p>
      <text:p text:style-name="P4">
Images: []</text:p>
      <text:p text:style-name="P4">
Tags: ["Russia"]</text:p>
      <text:p text:style-name="P4">
Id: 22560380</text:p>
      <!--METADATA-->
      <text:p text:style-name="P4">
At Avdiyivka directions Russian army shelled Novokalynove, Berdychi,Avdiyivka, Lastochkyne, Syeverne, Tonenke, Karlivka, Netaylove andPervomayske, - General Staff of Armed Forces of Ukraine says in the morningreport</text:p>
      <text:p text:style-name="P4">
News Collection Link: <text:a xlink:type="simple" xlink:href="https://liveuamap.com/en/2023/4-may-at-avdiyivka-directions-russian-army-shelled-novokalynove" text:style-name="Internet_20_link" text:visited-style-name="Visited_20_Internet_20_Link">
https://liveuamap.com/en/2023/4-may-at-avdiyivka-directions-russian-army-shelled-novokalynove</text:a>
</text:p>
      <text:p text:style-name="P4">
News Source: <text:a xlink:type="simple" xlink:href="https://t.me/lumsrc/4682" text:style-name="Internet_20_link" text:visited-style-name="Visited_20_Internet_20_Link">
https://t.me/lumsrc/4682</text:a>
</text:p>
      <!--NEWS-->
      <text:h text:style-name="P10" text:outline-level="1">
<text:span text:style-name="T4">
JSC Shakhtar Directio Rusian of the Army Shelled Kalledar, Bogoyavlenko, Novoukrainka, Priest ...</text:span>
</text:h>
      <text:p text:style-name="P4">
Authors: liveuamap (Language: en)</text:p>
      <text:p text:style-name="P4">
Time: 2023-05-04T-83:37:00</text:p>
      <text:p text:style-name="P4">
Location: Vuhledar, Donetsk Oblast (Latitude:47.77648 Longtitude:37.24743)</text:p>
      <text:p text:style-name="P4">
Videos: []</text:p>
      <text:p text:style-name="P4">
Images: []</text:p>
      <text:p text:style-name="P4">
Tags: ["Russia"]</text:p>
      <text:p text:style-name="P4">
Id: 22560377</text:p>
      <!--METADATA-->
      <text:p text:style-name="P4">
At Shakhtarske direction Russian army shelled Vuhledar, Bohoyavlenka,Novoukrayinka, Prechystivka, Zolota Nyva and Shakhtarske of Donetsk region, -General Staff of Armed Forces of Ukraine says in the morning report</text:p>
      <text:p text:style-name="P4">
News Collection Link: <text:a xlink:type="simple" xlink:href="https://liveuamap.com/en/2023/4-may-at-shakhtarske-direction-russian-army-shelled-vuhledar" text:style-name="Internet_20_link" text:visited-style-name="Visited_20_Internet_20_Link">
https://liveuamap.com/en/2023/4-may-at-shakhtarske-direction-russian-army-shelled-vuhledar</text:a>
</text:p>
      <text:p text:style-name="P4">
News Source: <text:a xlink:type="simple" xlink:href="https://t.me/lumsrc/4684" text:style-name="Internet_20_link" text:visited-style-name="Visited_20_Internet_20_Link">
https://t.me/lumsrc/4684</text:a>
</text:p>
      <!--NEWS-->
      <text:h text:style-name="P10" text:outline-level="1">
<text:span text:style-name="T4">
At Zaporizhzhia and Kherson directions Russian army shelled Vremivka, Novosilka and Novopil o...</text:span>
</text:h>
      <text:p text:style-name="P4">
Authors: liveuamap (Language: en)</text:p>
      <text:p text:style-name="P4">
Time: 2023-05-04T-85:37:00</text:p>
      <text:p text:style-name="P4">
Location: Kherson (Latitude:46.56098 Longtitude:32.33843)</text:p>
      <text:p text:style-name="P4">
Videos: []</text:p>
      <text:p text:style-name="P4">
Images: []</text:p>
      <text:p text:style-name="P4">
Tags: ["Russia"]</text:p>
      <text:p text:style-name="P4">
Id: 22560374</text:p>
      <!--METADATA-->
      <text:p text:style-name="P4">
At Zaporizhzhia and Kherson directions Russian army shelled Vremivka,Novosilka and Novopil of Donetsk region; Huliaipole, Mala Tokmachka,Novodanylivka, Orikhiv, Novoandriyivka and Kamyanske of Zaporizhzhia region;Kapulivka of Dnipropetrovsk region; Chervonyy Mayak, Tokarivka, Antonivka,Kizomys and Kherson city, - General Staff of Armed Forces of Ukraine says inthe morning report</text:p>
      <text:p text:style-name="P4">
News Collection Link: <text:a xlink:type="simple" xlink:href="https://liveuamap.com/en/2023/4-may-at-zaporizhzhia-and-kherson-directions-russian-army" text:style-name="Internet_20_link" text:visited-style-name="Visited_20_Internet_20_Link">
https://liveuamap.com/en/2023/4-may-at-zaporizhzhia-and-kherson-directions-russian-army</text:a>
</text:p>
      <text:p text:style-name="P4">
News Source: <text:a xlink:type="simple" xlink:href="https://t.me/lumsrc/4685" text:style-name="Internet_20_link" text:visited-style-name="Visited_20_Internet_20_Link">
https://t.me/lumsrc/4685</text:a>
</text:p>
      <!--NEWS-->
      <text:h text:style-name="P10" text:outline-level="1">
<text:span text:style-name="T4">
Fires reported at Ilyinsky refinery in Krasnodar Krai and Novoshakhtinsky oil products plant ...</text:span>
</text:h>
      <text:p text:style-name="P4">
Authors: liveuamap (Language: en)</text:p>
      <text:p text:style-name="P4">
Time: 2023-05-04T02:14:00</text:p>
      <text:p text:style-name="P4">
Location: Rostov (Latitude:47.83358 Longtitude:39.85574)</text:p>
      <text:p text:style-name="P4">
Videos: []</text:p>
      <text:p text:style-name="P4">
Images: []</text:p>
      <text:p text:style-name="P4">
Tags: ["Russia", "Energy"]</text:p>
      <text:p text:style-name="P4">
Id: 22560338</text:p>
      <!--METADATA-->
      <text:p text:style-name="P4">
Fires reported at Ilyinsky refinery in Krasnodar Krai and Novoshakhtinsky oilproducts plant in Rostov region as result of suspected drone strikes</text:p>
      <text:p text:style-name="P4">
News Collection Link: <text:a xlink:type="simple" xlink:href="https://liveuamap.com/en/2023/4-may-fires-reported-at-ilyinsky-refinery-in-krasnodar-krai" text:style-name="Internet_20_link" text:visited-style-name="Visited_20_Internet_20_Link">
https://liveuamap.com/en/2023/4-may-fires-reported-at-ilyinsky-refinery-in-krasnodar-krai</text:a>
</text:p>
      <text:p text:style-name="P4">
News Source: <text:a xlink:type="simple" xlink:href="https://t.me/glavmedia/254908" text:style-name="Internet_20_link" text:visited-style-name="Visited_20_Internet_20_Link">
https://t.me/glavmedia/254908</text:a>
</text:p>
      <!--NEWS-->
      <text:h text:style-name="P10" text:outline-level="1">
<text:span text:style-name="T4">
Donetsk region, Kharkiv, Kharkiv region (23: CHZ). Red Alrt: Aerial Tchretate. Sirens Sounding ....</text:span>
</text:h>
      <text:p text:style-name="P4">
Authors: liveuamap (Language: en)</text:p>
      <text:p text:style-name="P4">
Time: 2023-05-04T17:45:00</text:p>
      <text:p text:style-name="P4">
Location: Donetsk Oblast (Latitude:48.7284 Longtitude:37.57821)</text:p>
      <text:p text:style-name="P4">
Videos: []</text:p>
      <text:p text:style-name="P4">
Images: []</text:p>
      <text:p text:style-name="P4">
Tags: ["Europe", "Central and Eastern Europe"]</text:p>
      <text:p text:style-name="P4">
Id: 22560494</text:p>
      <!--METADATA-->
      <text:p text:style-name="P4">
Donetsk region, Kharkiv, Kharkiv region(23:43). Red Alert: aerial threat.Sirens sounding. Take cover now!</text:p>
      <text:p text:style-name="P4">
News Collection Link: <text:a xlink:type="simple" xlink:href="https://liveuamap.com/en/2023/04-may-donetsk-oblast-kharkiv-kharkivska-oblag" text:style-name="Internet_20_link" text:visited-style-name="Visited_20_Internet_20_Link">
https://liveuamap.com/en/2023/04-may-donetsk-oblast-kharkiv-kharkivska-oblag</text:a>
</text:p>
      <text:p text:style-name="P4">
News Source: <text:a xlink:type="simple" xlink:href="https://t.me/air_alert_ua/44457" text:style-name="Internet_20_link" text:visited-style-name="Visited_20_Internet_20_Link">
https://t.me/air_alert_ua/44457</text:a>
</text:p>
      <!--NEWS-->
      <text:h text:style-name="P10" text:outline-level="1">
<text:span text:style-name="T4">
Zaporizka Oblast(00:02). Red Alert: aerial threat. Sirens sounding. Take cover now!</text:span>
</text:h>
      <text:p text:style-name="P4">
Authors: liveuamap (Language: en)</text:p>
      <text:p text:style-name="P4">
Time: 2023-05-04T18:03:00</text:p>
      <text:p text:style-name="P4">
Location: Zaporizka Oblast (Latitude:47.612021 Longtitude:35.765261)</text:p>
      <text:p text:style-name="P4">
Videos: []</text:p>
      <text:p text:style-name="P4">
Images: []</text:p>
      <text:p text:style-name="P4">
Tags: ["Europe", "Central and Eastern Europe"]</text:p>
      <text:p text:style-name="P4">
Id: 22560496</text:p>
      <!--METADATA-->
      <text:p text:style-name="P4">
Zaporizhzhia region(00:02). Red Alert: aerial threat. Sirens sounding. Take covernow!</text:p>
      <text:p text:style-name="P4">
News Collection Link: <text:a xlink:type="simple" xlink:href="https://liveuamap.com/en/2023/04-may-zaporizka-oblast0002-red-alert-aerial-g" text:style-name="Internet_20_link" text:visited-style-name="Visited_20_Internet_20_Link">
https://liveuamap.com/en/2023/04-may-zaporizka-oblast0002-red-alert-aerial-g</text:a>
</text:p>
      <text:p text:style-name="P4">
News Source: <text:a xlink:type="simple" xlink:href="https://t.me/suspilnezaporizhzhya/12611" text:style-name="Internet_20_link" text:visited-style-name="Visited_20_Internet_20_Link">
https://t.me/suspilnezaporizhzhya/12611</text:a>
</text:p>
      <!--NEWS-->
      <text:h text:style-name="P10" text:outline-level="1">
<text:span text:style-name="T4">
Dnipro, Dnipropetrovska Oblast(00:02). Red Alert: aerial threat. Sirens sounding. Take cover ...</text:span>
</text:h>
      <text:p text:style-name="P4">
Authors: liveuamap (Language: en)</text:p>
      <text:p text:style-name="P4">
Time: 2023-05-04T18:04:00</text:p>
      <text:p text:style-name="P4">
Location: Dnipro (Latitude:48.46021 Longtitude:35.03816)</text:p>
      <text:p text:style-name="P4">
Videos: []</text:p>
      <text:p text:style-name="P4">
Images: []</text:p>
      <text:p text:style-name="P4">
Tags: ["Europe", "Central and Eastern Europe"]</text:p>
      <text:p text:style-name="P4">
Id: 22560497</text:p>
      <!--METADATA-->
      <text:p text:style-name="P4">
Dnipro, Dnipropetrovsk region(00:02). Red Alert: aerial threat. Sirenssounding. Take cover now!</text:p>
      <text:p text:style-name="P4">
News Collection Link: <text:a xlink:type="simple" xlink:href="https://liveuamap.com/en/2023/04-may-dnipro-dnipropetrovska-oblast0002-red-g" text:style-name="Internet_20_link" text:visited-style-name="Visited_20_Internet_20_Link">
https://liveuamap.com/en/2023/04-may-dnipro-dnipropetrovska-oblast0002-red-g</text:a>
</text:p>
      <text:p text:style-name="P4">
News Source: <text:a xlink:type="simple" xlink:href="https://t.me/air_alert_ua/44459" text:style-name="Internet_20_link" text:visited-style-name="Visited_20_Internet_20_Link">
https://t.me/air_alert_ua/44459</text:a>
</text:p>
      <!--NEWS-->
      <text:h text:style-name="P10" text:outline-level="1">
<text:span text:style-name="T4">
Wagner PMC chief Yevgeny Prigozhin has just released a new video, stood over the corpses of d...</text:span>
</text:h>
      <text:p text:style-name="P4">
Authors: liveuamap (Language: en)</text:p>
      <text:p text:style-name="P4">
Time: 2023-05-04T20:15:00</text:p>
      <text:p text:style-name="P4">
Location: Bakhmut (Latitude:48.59375 Longtitude:37.99261)</text:p>
      <text:p text:style-name="P4">
Videos: []</text:p>
      <text:p text:style-name="P4">
Images: []</text:p>
      <text:p text:style-name="P4">
Tags: ["Russia", "Minsk Monitor"]</text:p>
      <text:p text:style-name="P4">
Id: 22560504</text:p>
      <!--METADATA-->
      <text:p text:style-name="P4">
Wagner PMC chief Yevgeny Prigozhin has just released a new video, stood overthe corpses of dozens of slain Wagner recruits lying in rows in an open field,screaming at the Russian authorities for not sending enough ammunition.</text:p>
      <text:p text:style-name="P4">
News Collection Link: <text:a xlink:type="simple" xlink:href="https://liveuamap.com/en/2023/5-may-wagner-pmc-chief-yevgeny-prigozhin-has-just-released" text:style-name="Internet_20_link" text:visited-style-name="Visited_20_Internet_20_Link">
https://liveuamap.com/en/2023/5-may-wagner-pmc-chief-yevgeny-prigozhin-has-just-released</text:a>
</text:p>
      <text:p text:style-name="P4">
News Source: <text:a xlink:type="simple" xlink:href="https://twitter.com/ozkaterji/status/1654255988571090945" text:style-name="Internet_20_link" text:visited-style-name="Visited_20_Internet_20_Link">
https://twitter.com/ozkaterji/status/1654255988571090945</text:a>
</text:p>
      <!--NEWS-->
      <text:h text:style-name="P10" text:outline-level="1">
<text:span text:style-name="T4">
Kharkiv, Kharkiv region, Dnipro, Dnipropetrovsk region (05:52). Red Alrt: Aerial Tchretate. ...</text:span>
</text:h>
      <text:p text:style-name="P4">
Authors: liveuamap (Language: en)</text:p>
      <text:p text:style-name="P4">
Time: 2023-05-04T23:54:00</text:p>
      <text:p text:style-name="P4">
Location: Kharkiv (Latitude:49.98081000 Longtitude:36.25272000)</text:p>
      <text:p text:style-name="P4">
Videos: []</text:p>
      <text:p text:style-name="P4">
Images: []</text:p>
      <text:p text:style-name="P4">
Tags: ["Europe", "Central and Eastern Europe"]</text:p>
      <text:p text:style-name="P4">
Id: 22560500</text:p>
      <!--METADATA-->
      <text:p text:style-name="P4">
Kharkiv, Kharkiv region, Dnipro, Dnipropetrovsk region(05:52). Red Alert:aerial threat. Sirens sounding. Take cover now!</text:p>
      <text:p text:style-name="P4">
News Collection Link: <text:a xlink:type="simple" xlink:href="https://liveuamap.com/en/2023/05-may-kharkiv-kharkivska-oblast-dnipro-dniprg" text:style-name="Internet_20_link" text:visited-style-name="Visited_20_Internet_20_Link">
https://liveuamap.com/en/2023/05-may-kharkiv-kharkivska-oblast-dnipro-dniprg</text:a>
</text:p>
      <text:p text:style-name="P4">
News Source: <text:a xlink:type="simple" xlink:href="https://t.me/air_alert_ua/44466" text:style-name="Internet_20_link" text:visited-style-name="Visited_20_Internet_20_Link">
https://t.me/air_alert_ua/44466</text:a>
</text:p>
      <!--NEWS-->
      <text:h text:style-name="P10" text:outline-level="1">
<text:span text:style-name="T4">
Poltavska Oblast(05:54). Red Alert: aerial threat. Sirens sounding. Take cover now!</text:span>
</text:h>
      <text:p text:style-name="P4">
Authors: liveuamap (Language: en)</text:p>
      <text:p text:style-name="P4">
Time: 2023-05-04T23:55:00</text:p>
      <text:p text:style-name="P4">
Location: Poltavska Oblast (Latitude:49.47705000 Longtitude:33.81866000)</text:p>
      <text:p text:style-name="P4">
Videos: []</text:p>
      <text:p text:style-name="P4">
Images: []</text:p>
      <text:p text:style-name="P4">
Tags: ["Europe", "Central and Eastern Europe"]</text:p>
      <text:p text:style-name="P4">
Id: 22560501</text:p>
      <!--METADATA-->
      <text:p text:style-name="P4">
Poltava(05:54). Red Alert: aerial threat. Sirens sounding. Take covernow!</text:p>
      <text:p text:style-name="P4">
News Collection Link: <text:a xlink:type="simple" xlink:href="https://liveuamap.com/en/2023/05-may-poltavska-oblast0554-red-alert-aerial-g" text:style-name="Internet_20_link" text:visited-style-name="Visited_20_Internet_20_Link">
https://liveuamap.com/en/2023/05-may-poltavska-oblast0554-red-alert-aerial-g</text:a>
</text:p>
      <text:p text:style-name="P4">
News Source: <text:a xlink:type="simple" xlink:href="https://t.me/suspilnepoltava/11023" text:style-name="Internet_20_link" text:visited-style-name="Visited_20_Internet_20_Link">
https://t.me/suspilnepoltava/11023</text:a>
</text:p>
      <!--NEWS-->
      <text:h text:style-name="P10" text:outline-level="1">
<text:span text:style-name="T4">
Donetsk Oblast(05:54). Red Alert: aerial threat. Sirens sounding. Take cover now!</text:span>
</text:h>
      <text:p text:style-name="P4">
Authors: liveuamap (Language: en)</text:p>
      <text:p text:style-name="P4">
Time: 2023-05-04T23:56:00</text:p>
      <text:p text:style-name="P4">
Location: Donetsk Oblast (Latitude:48.72744 Longtitude:37.5781)</text:p>
      <text:p text:style-name="P4">
Videos: []</text:p>
      <text:p text:style-name="P4">
Images: []</text:p>
      <text:p text:style-name="P4">
Tags: ["Europe", "Central and Eastern Europe"]</text:p>
      <text:p text:style-name="P4">
Id: 22560502</text:p>
      <!--METADATA-->
      <text:p text:style-name="P4">
Donetsk Oblast(05:54). Red Alert: aerial threat. Sirens sounding. Take covernow!</text:p>
      <text:p text:style-name="P4">
News Collection Link: <text:a xlink:type="simple" xlink:href="https://liveuamap.com/en/2023/05-may-donetsk-oblast0554-red-alert-aerial-thg" text:style-name="Internet_20_link" text:visited-style-name="Visited_20_Internet_20_Link">
https://liveuamap.com/en/2023/05-may-donetsk-oblast0554-red-alert-aerial-thg</text:a>
</text:p>
      <text:p text:style-name="P4">
News Source: <text:a xlink:type="simple" xlink:href="https://t.me/air_alert_ua/44467" text:style-name="Internet_20_link" text:visited-style-name="Visited_20_Internet_20_Link">
https://t.me/air_alert_ua/44467</text:a>
</text:p>
      <!--NEWS-->
      <text:h text:style-name="P10" text:outline-level="1">
<text:span text:style-name="T4">
How to get an excerpt from a single register of persons missing in special circumstances</text:span>
</text:h>
      <text:p text:style-name="P4">
Author: ['АРМІЯINFORM']</text:p>
      <text:p text:style-name="P4">
Time: 2023-05-04T28:00:00-04:00</text:p>
      <text:p text:style-name="P4">
Description: Vitya of the Department of INFORMATISATIONAL MVS Ukrainian. About the cube -mini, the war with Ukraine 2022, the war with Ukraine is the latest news today, the news war with Ukraine 2022 The last for today, will there be a war between Ukraine and Russia, and when, the war with Ukraine in 2022 will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5/reyestr.jpeg" text:style-name="Internet_20_link" text:visited-style-name="Visited_20_Internet_20_Link">
reyestr.jpeg</text:a>
']</text:p>
      <text:p text:style-name="P4">
Tags: ['STOPRUSSIA', 'АГРЕСІЯ РФ', 'ВТОРГНЕННЯ РФ', 'МІНРЕІНТЕГРАЦІЇ']</text:p>
      <text:p text:style-name="P4">
Category: News</text:p>
      <!--METADATA-->
      <text:p text:style-name="P4">
<draw:frame draw:style-name="fr1" draw:name="Image2" text:anchor-type="as-char" svg:width="6.9236in" svg:height="3.929143in" draw:z-index="0">
<draw:image xlink:href="../Images/AРМІЯINFORM/2023-05-04T28-00-00-04-00/reyestr.jpeg" xlink:type="simple" xlink:show="embed" xlink:actuate="onLoad" draw:mime-type="image/jpeg"/>
</draw:frame>
The excerpts are provided by the Department of Informatization of the Ministry of Internal Affairs of Ukraine.</text:p>
      <text:p text:style-name="P4">
About it <text:a xlink:type="simple" xlink:href="https://minre.gov.ua/2023/05/03/yak-otrymaty-vytyag-iz-yedynogo-reyestru-osib-znyklyh-bezvisty-za-osoblyvyh-obstavyn/" text:style-name="Internet_20_link" text:visited-style-name="Visited_20_Internet_20_Link">
reports</text:a>
Ministry of Independence of Reintegration of Temporarily Occupied Territories of Ukraine.</text:p>
      <text:p text:style-name="P4">
To obtain an extract is required:</text:p>
      <ul>
        <li>
Send an application for e -mail: <text:a xlink:type="simple" xlink:href="https://armyinform.com.ua/cdn-cgi/l/email-protection#8fffe8e2e6eecfe2f9fca1e8e0f9a1faee" text:style-name="Internet_20_link" text:visited-style-name="Visited_20_Internet_20_Link">
[Email Protected]</text:a>
Or to the Ministry of Internal Affairs: Kyiv, str. Bogomolets, 10; * Add a copies of the applicant's passport and a document confirming family relationships with a person missing.</li>
      </ul>
      <text:p text:style-name="P4">
The data is verified within 30 calendar days. The extract is sent to the application email or to the return postal address.</text:p>
      <text:p text:style-name="P4">
Importantly!The inclusion of a person in the register is the only confirmation that a person is wearing missing in special circumstances. The presence of a registry data does not confirm the death or hold of it.</text:p>
      <text:p text:style-name="P4">
If you have any questions about getting an extract from a single registry, contact the hotline by number:(050)240-85-29.</text:p>
      <text:p text:style-name="P4">
News Source: <text:a xlink:type="simple" xlink:href="https://armyinform.com.ua/2023/05/04/yak-otrymaty-vytyag-iz-yedynogo-reyestru-osib-znyklyh-bezvisty-za-osoblyvyh-obstavyn/" text:style-name="Internet_20_link" text:visited-style-name="Visited_20_Internet_20_Link">
https://armyinform.com.ua/2023/05/04/yak-otrymaty-vytyag-iz-yedynogo-reyestru-osib-znyklyh-bezvisty-za-osoblyvyh-obstavyn/</text:a>
</text:p>
      <!--NEWS-->
      <text:h text:style-name="P10" text:outline-level="1">
<text:span text:style-name="T4">
The result of the innovation program will satisfy the needs of the Armed Forces in promising weapons and military equipment samples</text:span>
</text:h>
      <text:p text:style-name="P4">
Author: ['Олександр Козубенко']</text:p>
      <text:p text:style-name="P4">
Time: 2023-05-04T71:00:00-04:00</text:p>
      <text:p text:style-name="P4">
Description: MIKHOTH TAKE PERIOD, if INNOVATITY SLUTH A Real Shit of Peremost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hoto_2023-05-04-12.16.59.jpg" text:style-name="Internet_20_link" text:visited-style-name="Visited_20_Internet_20_Link">
photo_2023-05-04-12.16.59.jpg</text:a>
']</text:p>
      <text:p text:style-name="P4">
Tags: ['BRAVE\xa01', 'MILITARY MEDIA CENTER', 'ВОЛОДИМИР КОЦЮРУБА', 'ІННОВАЦІЇ']</text:p>
      <text:p text:style-name="P4">
Category: News</text:p>
      <!--METADATA-->
      <text:p text:style-name="P4">
<draw:frame draw:style-name="fr1" draw:name="Image3" text:anchor-type="as-char" svg:width="6.9236in" svg:height="4.615733in" draw:z-index="0">
<draw:image xlink:href="../Images/AРМІЯINFORM/2023-05-04T71-00-00-04-00/photo_2023-05-04-12.16.59.jpg" xlink:type="simple" xlink:show="embed" xlink:actuate="onLoad" draw:mime-type="image/jpeg"/>
</draw:frame>
Volodymyr Kotsyuruba.Poto: Dmitry Yurchenko / Armyinform</text:p>
      <text:p text:style-name="P4">
We are experiencing such a period when innovations become real to our wins. And in order to accelerate the procedure for putting into operation the most effective weapons began to work, the whole structure of the subjects of innovation activity began.</text:p>
      <text:p text:style-name="P4">
A representative of the Central Voice and Scientific Administration of the General Staff of the Armed Forces of Ukraine Colonel Volodymyr Kotsyuruba told about it at a briefing at a briefing at Military Media Center.</text:p>
      <text:p text:style-name="P4">
He presented a mechanism for evaluating and implementing inventions and innovations, which are evaluated in the security and defense sector. In particular, the Innovation Development Development Fund - Brave 1 created on different ministry and organizations.</text:p>
      <ul>
        <li>
The Fund makes decisions through the work of its supervisory board to allocate the grant to support the innovative project and to promote it, - said Volodymyr Kotsyuruba. - Grant aid is offered by the Ministry of Digital Transformation and the Ministry of Economy.</li>
      </ul>
      <text:p text:style-name="P4">
If the project receives a high level of grade, it is sent to the Ministry of Defense Axlector and with the participation of Ukroboronprom through the unit of the department.</text:p>
      <ul>
        <li>
The procedure for the perspective order of evaluation and support is determined by the joint decision of the Ministry of Defense and the General Staff, which will be signed in the near future, - said Vladimir Kotsyuruba. - This act will result in the result, and the ultimate and main result will meet the needs in promising weapons and military equipment.</li>
      </ul>
      <text:p text:style-name="P4">
In a comment to the correspondent, the ArmyInform, Colonel Kotsuruba noted that the interconnection of thousands of innovative projects together with the support of large state -owned orders will provide the Armed Forces of Ukraine with a variety of images and military equipment "here and now", as well as will become a long -term investment.</text:p>
      <text:p text:style-name="P4">
News Source: <text:a xlink:type="simple" xlink:href="https://armyinform.com.ua/2023/05/04/rezultatom-innovaczijnoyi-programy-stane-zadovolennya-potreb-zsu-v-perspektyvnyh-zrazkah-ozbroyennya-i-vijskovoyi-tehniky/" text:style-name="Internet_20_link" text:visited-style-name="Visited_20_Internet_20_Link">
https://armyinform.com.ua/2023/05/04/rezultatom-innovaczijnoyi-programy-stane-zadovolennya-potreb-zsu-v-perspektyvnyh-zrazkah-ozbroyennya-i-vijskovoyi-tehniky/</text:a>
</text:p>
      <!--NEWS-->
      <text:h text:style-name="P10" text:outline-level="1">
<text:span text:style-name="T4">
About 560 expert experts work on innovative projects for the Armed Forces-Vladimir Kotsyuruba</text:span>
</text:h>
      <text:p text:style-name="P4">
Author: ['Олександр Козубенко']</text:p>
      <text:p text:style-name="P4">
Time: 2023-05-04T97:00:00-04:00</text:p>
      <text:p text:style-name="P4">
Description: About the representation of the Central Warmar Directorate of the General Staff of the Zbroyn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koczyuruba-scaled.jpg" text:style-name="Internet_20_link" text:visited-style-name="Visited_20_Internet_20_Link">
koczyuruba-scaled.jpg</text:a>
']</text:p>
      <text:p text:style-name="P4">
Tags: ['STOPRUSSIA', 'АГРЕСІЯ РФ', 'ВТОРГНЕННЯ РФ', 'ГЕНШТАБ ЗС УКРАЇНИ', 'ІННОВАЦІЇ', 'ОВТ']</text:p>
      <text:p text:style-name="P4">
Category: News</text:p>
      <!--METADATA-->
      <text:p text:style-name="P4">
<draw:frame draw:style-name="fr1" draw:name="Image4" text:anchor-type="as-char" svg:width="6.9236in" svg:height="4.615733in" draw:z-index="0">
<draw:image xlink:href="../Images/AРМІЯINFORM/2023-05-04T97-00-00-04-00/koczyuruba-scaled.jpg" xlink:type="simple" xlink:show="embed" xlink:actuate="onLoad" draw:mime-type="image/jpeg"/>
</draw:frame>
Colonel Volodymyr Kotsyuruba was a representative of the Central Military and Scientific Department of the General Staff of Ukraine during a briefing dedicated to the mechanism of evaluation and introduction of inventions and innovations, which are evident in the Security and Defense Sector.</text:p>
      <ul>
        <li>
The priority areas that are already available today and applications are being submitted, there are 12 main areas, as well as three additional ones, which are considered since May, - said Colonel Kotsuruba.</li>
      </ul>
      <text:p text:style-name="P4">
He reported that there are already about 560 expert environment specialists in the projects.</text:p>
      <ul>
        <li>
I would especially like to draw your attention to the means of demining, which today, along with other models of weapons and military equipment, is a high -power direction, and the need for them is increasing every day and more and more.</li>
      </ul>
      <text:p text:style-name="P4">
Volodymyr Kotsyuruba explained that the increase in the need for means and complexing is associated with the growth of the problem of mine safety in the territory of Ukraine, where active fighting is conducted, in the de -enrolled territories of tamas use by the enemy of a wide range of ammunition.</text:p>
      <text:p text:style-name="P4">
<text:span text:style-name="T4">
 Priority areas of innovative projects </text:span>
</text:p>
      <ol>
        <li>
Modern technical reconnaissance. 2. Systems(the means)automated control, communication and information protection. 3. Navigation and geoinformation systems. 4. Robesized and remote-stored systems(complexes).  5. Ракетно-артилерійські засоби вогневого ураження.  6. Зразки, системи (complexes)armament. 7. IT systems, cyberbots and counteraction to technical intelligence. 8. Systems(the means)protection and safety of troops. 9. Samples of weapons on new principles of action. 10. Samples of technical means of logistics and life. 11. Unmanned aerial vehicles. 12. Technologies and means of medical care.</li>
      </ol>
      <text:p text:style-name="P4">
<text:span text:style-name="T4">
 Additional Directions </text:span>
</text:p>
      <ol>
        <li>
Technologies of artificial intelligence, 3D technology. 2. Means(complexes)Demand. 3. Models of weapons and military equipment, simulators.</li>
      </ol>
      <text:p text:style-name="P4">
News Source: <text:a xlink:type="simple" xlink:href="https://armyinform.com.ua/2023/05/04/blyzko-560-ekspertiv-fahivcziv-praczyuyut-nad-innovaczijnymy-proyektamy-dlya-zsu-volodymyr-koczyuruba/" text:style-name="Internet_20_link" text:visited-style-name="Visited_20_Internet_20_Link">
https://armyinform.com.ua/2023/05/04/blyzko-560-ekspertiv-fahivcziv-praczyuyut-nad-innovaczijnymy-proyektamy-dlya-zsu-volodymyr-koczyuruba/</text:a>
</text:p>
      <!--NEWS-->
      <text:h text:style-name="P10" text:outline-level="1">
<text:span text:style-name="T4">
Denmark and Germany this month will transfer 80 Leopard I tanks to Ukraine</text:span>
</text:h>
      <text:p text:style-name="P4">
Authors: Ukrinform (Person)</text:p>
      <text:p text:style-name="P4">
Publisher: Укринформ (Organization)</text:p>
      <text:p text:style-name="P4">
Published Time: 2023-05-05T-10:55:00+03:00</text:p>
      <text:p text:style-name="P4">
Modified Time: 2023-05-05T23:55:00+03:00</text:p>
      <text:p text:style-name="P4">
Description: Germany and Denmark intend to pass 80 combat tanks of the past generation Leopard I. - Ukrinform this month.</text:p>
      <text:p text:style-name="P4">
Images: ["<text:a xlink:type="simple" xlink:href="https://static.ukrinform.com/photos/2023_05/thumb_files/630_360_1683286487-915.jpg" text:style-name="Internet_20_link" text:visited-style-name="Visited_20_Internet_20_Link">
630_360_16832...</text:a>
"]</text:p>
      <text:p text:style-name="P4">
Tags: ['Данія', 'Німеччина', ' танк Leopard']</text:p>
      <text:p text:style-name="P4">
Type: Article</text:p>
      <!--METADATA-->
      <text:p text:style-name="P4">
<draw:frame draw:style-name="fr1" draw:name="Image5" text:anchor-type="as-char" svg:width="6.9236in" svg:height="3.956343in" draw:z-index="0">
<draw:image xlink:href="../Images/yкринформ/2023-05-05T-10-55-00-03-00/630_360_1683286487-915.jpg" xlink:type="simple" xlink:show="embed" xlink:actuate="onLoad" draw:mime-type="image/jpeg"/>
</draw:frame>
Germany Denmark intends to pass 80 combat tank generation Leopard I. this month.</text:p>
      <text:p text:style-name="P4">
According to the Ukrinform correspondent, with reference to the words of the Acting Defense of Denmark Troels Lund Poulsen writes <text:a xlink:type="simple" xlink:href="https://polskieradio24.pl/5/1223/artykul/3162741,leopardy-dla-ukrainy-dania-i-niemcy-przekaza-80-czolgow" text:style-name="Internet_20_link" text:visited-style-name="Visited_20_Internet_20_Link">
</text:a>
.</text:p>
      <text:p text:style-name="P4">
"The delivery whose first batch will be done is very large," Polesen said.</text:p>
      <text:p text:style-name="P4">
<text:span text:style-name="T4">
 Read also: </text:span>
 <text:span text:style-name="T4">
 <text:a xlink:type="simple" xlink:href="https://www.ukrinform.ua/rubric-world/3703669-nimecki-virobniki-vladnali-superecku-sodo-intelektualnih-prav-na-tanki-leopard-2.html" text:style-name="Internet_20_link" text:visited-style-name="Visited_20_Internet_20_Link">
</text:a>
</text:span>
</text:p>
      <text:p text:style-name="P4">
It is noted that all the transferred tanks will be ready for use by Ukrainian defenders until June 1.</text:p>
      <text:p text:style-name="P4">
"LEOPARD I have very good fire and transport characteristics," said Acting Denmark's Defense Minister.</text:p>
      <text:p text:style-name="P4">
<text:span text:style-name="T4">
 Read also: </text:span>
 <text:span text:style-name="T4">
 <text:a xlink:type="simple" xlink:href="https://www.ukrinform.ua/rubric-ato/3702155-do-polsi-pribuli-persi-sist-tankiv-leopard-2-vid-ispanii-dla-ukraini.html" text:style-name="Internet_20_link" text:visited-style-name="Visited_20_Internet_20_Link">
</text:a>
</text:span>
</text:p>
      <text:p text:style-name="P4">
Polskie Radio explains that in Denmark, the Leopard I tanks were removed from weapons in 2005, when they were replaced with modern Leopard II. Since then, they have been kept in hangars.</text:p>
      <text:p text:style-name="P4">
“In addition to <text:span text:style-name="T4">
 <text:a xlink:type="simple" xlink:href="https://www.ukrinform.ua/tag-tank" text:style-name="Internet_20_link" text:visited-style-name="Visited_20_Internet_20_Link">
</text:a>
</text:span>
, spare parts and ammunition will also be transmitted, ”the material reads.</text:p>
      <text:p text:style-name="P4">
<text:span text:style-name="T4">
 Read also: </text:span>
 <text:span text:style-name="T4">
 <text:a xlink:type="simple" xlink:href="https://www.ukrinform.ua/rubric-ato/3700884-hab-dla-remontu-ukrainskih-leopard-2-zapracue-u-polsi-v-travni-blasak.html" text:style-name="Internet_20_link" text:visited-style-name="Visited_20_Internet_20_Link">
</text:a>
</text:span>
</text:p>
      <text:p text:style-name="P4">
It should be noted that Ukrainian tankers are already undergoing studying on cycling, so they will be able to use them immediately.</text:p>
      <text:p text:style-name="P4">
News Source: <text:a xlink:type="simple" xlink:href="https://www.ukrinform.ua/rubric-ato/3705447-dania-ta-nimeccina-cogo-misaca-peredadut-ukraini-80-tankiv-leopard-i.html" text:style-name="Internet_20_link" text:visited-style-name="Visited_20_Internet_20_Link">
https://www.ukrinform.ua/rubric-ato/3705447-dania-ta-nimeccina-cogo-misaca-peredadut-ukraini-80-tankiv-leopard-i.html</text:a>
</text:p>
      <!--NEWS-->
      <text:h text:style-name="P10" text:outline-level="1">
<text:span text:style-name="T4">
Sandu: We are safe only thanks to Ukraine, Russia seeks to revive the USSR</text:span>
</text:h>
      <text:p text:style-name="P4">
Authors: Ukrinform (Person)</text:p>
      <text:p text:style-name="P4">
Publisher: Укринформ (Organization)</text:p>
      <text:p text:style-name="P4">
Published Time: 2023-05-05T-12:42:00+03:00</text:p>
      <text:p text:style-name="P4">
Modified Time: 2023-05-05T23:42:00+03:00</text:p>
      <text:p text:style-name="P4">
Description: The Moldova President May Sandu believes that, in case of successful capture of Ukraine, it would continue the expansion - in particular by introducing troops into the territory of Moldova. - Ukrinform.</text:p>
      <text:p text:style-name="P4">
Images: ["<text:a xlink:type="simple" xlink:href="https://static.ukrinform.com/photos/2022_04/thumb_files/630_360_1649072093-943.jpg" text:style-name="Internet_20_link" text:visited-style-name="Visited_20_Internet_20_Link">
630_360_16490...</text:a>
"]</text:p>
      <text:p text:style-name="P4">
Tags: ['Молдова', 'Україна', 'Агресія РФ', 'Санду', 'Війна з росією']</text:p>
      <text:p text:style-name="P4">
Type: Article</text:p>
      <!--METADATA-->
      <text:p text:style-name="P4">
<draw:frame draw:style-name="fr1" draw:name="Image6" text:anchor-type="as-char" svg:width="6.9236in" svg:height="3.956343in" draw:z-index="0">
<draw:image xlink:href="../Images/yкринформ/2023-05-05T-12-42-00-03-00/630_360_1649072093-943.jpg" xlink:type="simple" xlink:show="embed" xlink:actuate="onLoad" draw:mime-type="image/jpeg"/>
</draw:frame>
Moldovan President May Sandu believes that, in case of successful capture of Ukraine, it would continue the expansion - in particular, by introducing troops into the territory of Moldova.</text:p>
      <text:p text:style-name="P4">
Ukrinform transfers this with reference to "<text:a xlink:type="simple" xlink:href="https://www.eurointegration.com.ua/news/2023/05/5/7161128/" text:style-name="Internet_20_link" text:visited-style-name="Visited_20_Internet_20_Link">
</text:a>
".</text:p>
      <text:p text:style-name="P4">
"I don't believe they(Russians - ed.)They would stop at the border. Today, we are only thanks to Ukraine, ”said the President of Moldova, adding that the first weeks of a full -scale invasion, when such a threat still existed, the country focused on the adopted refugees.</text:p>
      <text:p text:style-name="P4">
<text:span text:style-name="T4">
 Read also: </text:span>
 <text:span text:style-name="T4">
 <text:a xlink:type="simple" xlink:href="https://www.ukrinform.ua/rubric-world/3701486-sandu-zvinuvatila-rf-u-sprobah-destabilizuvati-situaciu-v-moldovi.html" text:style-name="Internet_20_link" text:visited-style-name="Visited_20_Internet_20_Link">
</text:a>
</text:span>
</text:p>
      <text:p text:style-name="P4">
In an interview with Financial Times when asked if Sandu planned to leave Moldova in the Russian attack, she replied that he was not.</text:p>
      <text:p text:style-name="P4">
"I would stay(in Moldova - ed.), but we were expecting to help as many of our people as possible to go to a safety one, which is Romania, "the president added.</text:p>
      <text:p text:style-name="P4">
<text:span text:style-name="T4">
 Read also: </text:span>
 <text:span text:style-name="T4">
 <text:a xlink:type="simple" xlink:href="https://www.ukrinform.ua/rubric-world/3703021-u-moldovi-zatrimali-vicegolovu-prorosijskoi-partii-sor-tauber.html" text:style-name="Internet_20_link" text:visited-style-name="Visited_20_Internet_20_Link">
</text:a>
</text:span>
</text:p>
      <text:p text:style-name="P4">
According to Sandu, the Russians are trying to aggression against Ukraine "processing the Soviet Union".</text:p>
      <text:p text:style-name="P4">
"They want to return the old times. And we do not want it. Moldova was part of the loafal zone for 30 years, and it meant poverty, corruption, poor management, emigration. We want to be part of the democratic world," she said.</text:p>
      <text:p text:style-name="P4">
<text:span text:style-name="T4">
 Read also: </text:span>
 <text:span text:style-name="T4">
 <text:a xlink:type="simple" xlink:href="https://www.ukrinform.ua/rubric-polytics/3690097-moldova-pidtrimue-ideu-spectribunalu-proti-rf-i-gotova-dopomogti-u-zbori-informacii-sandu.html" text:style-name="Internet_20_link" text:visited-style-name="Visited_20_Internet_20_Link">
</text:a>
</text:span>
</text:p>
      <text:p text:style-name="P4">
According to the Financial Times journalist, during their conversation, "Sandu was rare, but eagerly lifted a toast for the victory of Ukraine."</text:p>
      <text:p text:style-name="P4">
Earlier Moldova President Maya Sandu <text:span text:style-name="T4">
 _ <text:a xlink:type="simple" xlink:href="https://www.ukrinform.ua/rubric-world/3701486-sandu-zvinuvatila-rf-u-sprobah-destabilizuvati-situaciu-v-moldovi.html" text:style-name="Internet_20_link" text:visited-style-name="Visited_20_Internet_20_Link">
</text:a>
_ </text:span>
 Against the backdrop of the future elections of the head of the autonomous territorial formation Gagauzia, where, according to her, many candidates were Russian agents.</text:p>
      <text:p text:style-name="P4">
News Source: <text:a xlink:type="simple" xlink:href="https://www.ukrinform.ua/rubric-ato/3705445-sandu-mi-v-bezpeci-lise-zavdaki-ukraini-rosia-pragne-vidroditi-srsr.html" text:style-name="Internet_20_link" text:visited-style-name="Visited_20_Internet_20_Link">
https://www.ukrinform.ua/rubric-ato/3705445-sandu-mi-v-bezpeci-lise-zavdaki-ukraini-rosia-pragne-vidroditi-srsr.html</text:a>
</text:p>
      <!--NEWS-->
      <text:h text:style-name="P10" text:outline-level="1">
<text:span text:style-name="T4">
The Russians fired at police officers who evacuated civilians from Bakhmut: there is a dead</text:span>
</text:h>
      <text:p text:style-name="P4">
Authors: Ukrinform (Person)</text:p>
      <text:p text:style-name="P4">
Publisher: Укринформ (Organization)</text:p>
      <text:p text:style-name="P4">
Published Time: 2023-05-05T-14:25:00+03:00</text:p>
      <text:p text:style-name="P4">
Modified Time: 2023-05-05T23:25:00+03:00</text:p>
      <text:p text:style-name="P4">
Description: Russian invaders on Friday, May 5, fired at police officers who evacuated from Bakhmut of the Donetsk region of civilians, an elderly woman was killed. - Ukrinform.</text:p>
      <text:p text:style-name="P4">
Images: ["<text:a xlink:type="simple" xlink:href="https://static.ukrinform.com/photos/2022_12/thumb_files/630_360_1671467664-524.jpg" text:style-name="Internet_20_link" text:visited-style-name="Visited_20_Internet_20_Link">
630_360_16714...</text:a>
"]</text:p>
      <text:p text:style-name="P4">
Tags: ['Бахмут', 'Евакуація', 'Смерть', 'Агресія РФ', 'Війна з росією']</text:p>
      <text:p text:style-name="P4">
Type: Article</text:p>
      <!--METADATA-->
      <text:p text:style-name="P4">
<draw:frame draw:style-name="fr1" draw:name="Image7" text:anchor-type="as-char" svg:width="6.9236in" svg:height="3.956343in" draw:z-index="0">
<draw:image xlink:href="../Images/yкринформ/2023-05-05T-14-25-00-03-00/630_360_1671467664-524.jpg" xlink:type="simple" xlink:show="embed" xlink:actuate="onLoad" draw:mime-type="image/jpeg"/>
</draw:frame>
The Russian hosts on Friday, May 5, fired at police officers who evacuated Zbakhmut of the Donetsk region of civilians, the elderly woman was killed.</text:p>
      <text:p text:style-name="P4">
About this <text:a xlink:type="simple" xlink:href="https://dn.npu.gov.ua/news/ruslan-osypenko-pid-chas-ekstrenoi-evakuatsii-z-peredovoi-bakhmuta-vdalosia-vriatuvaty-4-liudei" text:style-name="Internet_20_link" text:visited-style-name="Visited_20_Internet_20_Link">
 </text:a>
The National Police Department in the region, Ukrinform reports.</text:p>
      <text:p text:style-name="P4">
A group of approximately 20 civilians hid from permanent Russian shelling in the basement of the house near the front line, they ended food. The operation of the police, the police, the SES, the Armed Forces and the Regional State Administration joined. Evacuation groups were created from the White Angel police unit, paramedics and special forces, who provided intensity. The groups were accompanied by patrols.</text:p>
      <text:p text:style-name="P4">
“The road is extremely dangerous, in the area everything works for us - art, RSZV, mortars, actors. Therefore, they chose at night to evacuate people with the smallest risk, and the route was worked with the Armed Forces, ”said the head of the regional police Ruslan Osipenko, who directed the work of law enforcement officers on the spot.</text:p>
      <text:p text:style-name="P4">
<text:span text:style-name="T4">
 Read also: </text:span>
 <text:span text:style-name="T4">
 <text:a xlink:type="simple" xlink:href="https://www.ukrinform.ua/rubric-ato/3705437-rosiani-obstriluut-bahmut-fosforom.html" text:style-name="Internet_20_link" text:visited-style-name="Visited_20_Internet_20_Link">
</text:a>
</text:span>
</text:p>
      <text:p text:style-name="P4">
The military evacuated the residents of Bakhmut on special transport and transferred police officers, and were exported from the war zone in separate groups. They can only dubb the five people who were in shelter at this time, the location of the rest is unknown. Russian invaders fired at crews, the killer of the elderly in the eyes of his son, police reported.</text:p>
      <text:p text:style-name="P4">
“Four people who lived in this shelter were brought to a safe place. Their families evacuated before. Almost all the housing is cut. People ate from supplies, lost weight. Currently, the military administration provides them with all the necessary assistance. As for the dead woman, there will be a location where the son will be able to bury her, ”Osipenko said.</text:p>
      <text:p text:style-name="P4">
He also called on the residents of Konstantinovka, the Temporal Yar, as well as all the notes along with the hot points to evacuate.</text:p>
      <text:p text:style-name="P4">
As previously reported, the army of the Russian Federation is everywhere <text:span text:style-name="T4">
 _ <text:a xlink:type="simple" xlink:href="https://www.ukrinform.ua/rubric-ato/3705187-zagarbniki-namagautsa-vzati-bahmut-pid-kontrol-do-9-travna-malar.html" text:style-name="Internet_20_link" text:visited-style-name="Visited_20_Internet_20_Link">
</text:a>
_ </text:span>
</text:p>
      <text:p text:style-name="P4">
News Source: <text:a xlink:type="simple" xlink:href="https://www.ukrinform.ua/rubric-ato/3705444-rosiani-obstrilali-policejskih-aki-evakuuvali-civilnih-iz-bahmuta-e-zagibla.html" text:style-name="Internet_20_link" text:visited-style-name="Visited_20_Internet_20_Link">
https://www.ukrinform.ua/rubric-ato/3705444-rosiani-obstrilali-policejskih-aki-evakuuvali-civilnih-iz-bahmuta-e-zagibla.html</text:a>
</text:p>
      <!--NEWS-->
      <text:h text:style-name="P10" text:outline-level="1">
<text:span text:style-name="T4">
Zvyagel's players are claiming to raise in class</text:span>
</text:h>
      <text:p text:style-name="P4">
Authors: Ukrinform (Person)</text:p>
      <text:p text:style-name="P4">
Publisher: Укринформ (Organization)</text:p>
      <text:p text:style-name="P4">
Published Time: 2023-05-05T-16:14:00+03:00</text:p>
      <text:p text:style-name="P4">
Modified Time: 2023-05-05T23:14:00+03:00</text:p>
      <text:p text:style-name="P4">
Description: One of the contenders for participation in the new season of the Fast League is the football club "Zvyagel" from the eponymous city of Zhytomyr region (former Novograd-Volynsky). - Ukrinform.</text:p>
      <text:p text:style-name="P4">
Images: ["<text:a xlink:type="simple" xlink:href="https://static.ukrinform.com/photos/2023_05/thumb_files/630_360_1683315564-754.jpg" text:style-name="Internet_20_link" text:visited-style-name="Visited_20_Internet_20_Link">
630_360_16833...</text:a>
"]</text:p>
      <text:p text:style-name="P4">
Tags: ['Футбол', 'Новоград-Волинський']</text:p>
      <text:p text:style-name="P4">
Type: Article</text:p>
      <!--METADATA-->
      <text:p text:style-name="P4">
<draw:frame draw:style-name="fr1" draw:name="Image8" text:anchor-type="as-char" svg:width="6.9236in" svg:height="3.956343in" draw:z-index="0">
<draw:image xlink:href="../Images/yкринформ/2023-05-05T-16-14-00-03-00/630_360_1683315564-754.jpg" xlink:type="simple" xlink:show="embed" xlink:actuate="onLoad" draw:mime-type="image/jpeg"/>
</draw:frame>
The one of the focus in the new season of the Fall League is the football club "Zvyagel" from the same name of the city of Zhytomyr region(Former Novograd-Volynsky).</text:p>
      <text:p text:style-name="P4">
У 15-му турі Другої ліги «Звягель» сьогодні на виїзді розгромив запорізький«Металург-2» - 5:1, передає Укрінформ.</text:p>
      <text:p text:style-name="P4">
Наступний матч «Звягель» проведе 21 травня також в гостях - протизакарпатського «Хуста».</text:p>
      <text:p text:style-name="P4">
Турнірне становище лідерів: «Нива» (Buzova)- 35 points(After 14 games), "Zvyagel" - 27(15), «Niva»(Vinnitsa)- 25(14), "Khust" - 22(13), “Seagull”(Kyiv region)- 22(13).</text:p>
      <text:p text:style-name="P4">
Зазначимо, що підвищення у класі оформлять дві перші команди розіграшу.</text:p>
      <text:p text:style-name="P4">
<text:span text:style-name="T4">
Читайте також:</text:span>
 <text:a xlink:type="simple" xlink:href="https://www.ukrinform.ua/rubric-society/3615895-novogradvolinskij-perejmenuvali-na-zvagel.html" text:style-name="Internet_20_link" text:visited-style-name="Visited_20_Internet_20_Link">
 <text:span text:style-name="T4">
Новоград</text:span>
 <text:span text:style-name="T4">
Волинський</text:span>
</text:a>
As reported by Ukrinform, Zvyagel last season was a participant(PFL).</text:p>
      <text:p text:style-name="P4">
Фото: zhoff.org.ua.</text:p>
      <text:p text:style-name="P4">
News Source: <text:a xlink:type="simple" xlink:href="https://www.ukrinform.ua/rubric-sports/3705432-futbolisti-zvagela-vijsli-na-druge-misce-u-drugij-lizi-pfl.html" text:style-name="Internet_20_link" text:visited-style-name="Visited_20_Internet_20_Link">
https://www.ukrinform.ua/rubric-sports/3705432-futbolisti-zvagela-vijsli-na-druge-misce-u-drugij-lizi-pfl.html</text:a>
</text:p>
      <!--NEWS-->
      <text:h text:style-name="P10" text:outline-level="1">
<text:span text:style-name="T4">
The invaders fired at Bakhmut with phosphorus</text:span>
</text:h>
      <text:p text:style-name="P4">
Authors: Ukrinform (Person)</text:p>
      <text:p text:style-name="P4">
Publisher: Укринформ (Organization)</text:p>
      <text:p text:style-name="P4">
Published Time: 2023-05-05T-18:02:00+03:00</text:p>
      <text:p text:style-name="P4">
Modified Time: 2023-05-05T23:02:00+03:00</text:p>
      <text:p text:style-name="P4">
Description: Russian troops fired at Bakhmut with phosphorus. - Ukrinform.</text:p>
      <text:p text:style-name="P4">
Images: ["<text:a xlink:type="simple" xlink:href="https://static.ukrinform.com/photos/2023_05/thumb_files/630_360_1683317291-125.jpg" text:style-name="Internet_20_link" text:visited-style-name="Visited_20_Internet_20_Link">
630_360_16833...</text:a>
"]</text:p>
      <text:p text:style-name="P4">
Tags: ['Бахмут', 'ССО', 'Війна з росією']</text:p>
      <text:p text:style-name="P4">
Type: Article</text:p>
      <!--METADATA-->
      <text:p text:style-name="P4">
<draw:frame draw:style-name="fr1" draw:name="Image9" text:anchor-type="as-char" svg:width="6.9236in" svg:height="3.956343in" draw:z-index="0">
<draw:image xlink:href="../Images/yкринформ/2023-05-05T-18-02-00-03-00/630_360_1683317291-125.jpg" xlink:type="simple" xlink:show="embed" xlink:actuate="onLoad" draw:mime-type="image/jpeg"/>
</draw:frame>
The Russian fired at Bakhmut with phosphorus.</text:p>
      <text:p text:style-name="P4">
As Ukrinform reports, about it in <text:a xlink:type="simple" xlink:href="https://t.me/andriyshTime/9406" text:style-name="Internet_20_link" text:visited-style-name="Visited_20_Internet_20_Link">
</text:a>
Petro Andryushchenko, a mayor of Mariupol, wrote.</text:p>
      <text:p text:style-name="P4">
"Bakhmut. Phosphorus. The bastard is worthless. In Mariupol it was the same. When I cannot do it, phosphorus begins," he wrote, publishing the appropriate video.</text:p>
      <text:p text:style-name="P4">
At the same time in the press service of the Special Operations forces of the Armed Forces <text:a xlink:type="simple" xlink:href="https://t.me/ukr_sof/528" text:style-name="Internet_20_link" text:visited-style-name="Visited_20_Internet_20_Link">
</text:a>
that their units continue to defend the city.</text:p>
      <text:p text:style-name="P4">
"We stand!SCO soldiers, together with their brothers, continue to defend Bakhmut!"</text:p>
      <text:p text:style-name="P4">
As reported by Ukrinform, May 5 <text:a xlink:type="simple" xlink:href="https://www.ukrinform.ua/rubric-ato/3705357-sili-oboroni-vidbili-ponad-30-rosijskih-atak-na-troh-napramkah.html" text:style-name="Internet_20_link" text:visited-style-name="Visited_20_Internet_20_Link">
</text:a>
 .</text:p>
      <text:p text:style-name="P4">
News Source: <text:a xlink:type="simple" xlink:href="https://www.ukrinform.ua/rubric-ato/3705437-rosiani-obstriluut-bahmut-fosforom.html" text:style-name="Internet_20_link" text:visited-style-name="Visited_20_Internet_20_Link">
https://www.ukrinform.ua/rubric-ato/3705437-rosiani-obstriluut-bahmut-fosforom.html</text:a>
</text:p>
      <!--NEWS-->
      <text:h text:style-name="P10" text:outline-level="1">
<text:span text:style-name="T4">
Departed former Mayor Berdyansk</text:span>
</text:h>
      <text:p text:style-name="P4">
Authors: Ukrinform (Person)</text:p>
      <text:p text:style-name="P4">
Publisher: Укринформ (Organization)</text:p>
      <text:p text:style-name="P4">
Published Time: 2023-05-05T-21:51:00+03:00</text:p>
      <text:p text:style-name="P4">
Modified Time: 2023-05-05T22:51:00+03:00</text:p>
      <text:p text:style-name="P4">
Description: Today it became known that the former head of the resort Berdyansk, in the Zaporozhye region, Valery Baranov died. - Ukrinform.</text:p>
      <text:p text:style-name="P4">
Images: ["<text:a xlink:type="simple" xlink:href="https://static.ukrinform.com/photos/2023_05/thumb_files/630_360_1683315923-908.jpg" text:style-name="Internet_20_link" text:visited-style-name="Visited_20_Internet_20_Link">
630_360_16833...</text:a>
"]</text:p>
      <text:p text:style-name="P4">
Tags: ['Бердянськ', 'Депутат', 'Мер']</text:p>
      <text:p text:style-name="P4">
Type: Article</text:p>
      <!--METADATA-->
      <text:p text:style-name="P4">
<draw:frame draw:style-name="fr1" draw:name="Image10" text:anchor-type="as-char" svg:width="6.9236in" svg:height="3.956343in" draw:z-index="0">
<draw:image xlink:href="../Images/yкринформ/2023-05-05T-21-51-00-03-00/630_360_1683315923-908.jpg" xlink:type="simple" xlink:show="embed" xlink:actuate="onLoad" draw:mime-type="image/jpeg"/>
</draw:frame>
Today, it was known that the former head of the resort Berdyansk, who Uzapozhye region, Valery Baranov died.</text:p>
      <text:p text:style-name="P4">
About it in <text:a xlink:type="simple" xlink:href="https://www.facebook.com/photo" text:style-name="Internet_20_link" text:visited-style-name="Visited_20_Internet_20_Link">
</text:a>
The head of Berdyansk city military administration Victoriagalin reported.</text:p>
      <text:p text:style-name="P4">
"The man of his city. The mayor, who is difficult to forget. Jazzman. He wanted to chirp Berdyansk. Free Berdyansk.</text:p>
      <text:p text:style-name="P4">
In April, he turned 66. Valery Baranov was the mayor of Berdyansk from 1998 to 2007. Then he was elected People's Deputy of Ukraine. In 2014, he was appointed chairman of the Zaporozhye Regional State Administration.</text:p>
      <text:p text:style-name="P4">
He won in the second round of mayor elections in November 2020. The mayor was struggled by the candidate from the "Opposition Party for life" by Alexander and Valery Baranov, who went from the party "for the future". In November2021, Valery Baranov resigned.</text:p>
      <text:p text:style-name="P4">
<text:span text:style-name="T5">
Foto: FB Valery Baranov</text:span>
</text:p>
      <text:p text:style-name="P4">
News Source: <text:a xlink:type="simple" xlink:href="https://www.ukrinform.ua/rubric-regions/3705436-pisov-z-zitta-kolisnij-mer-berdanska.html" text:style-name="Internet_20_link" text:visited-style-name="Visited_20_Internet_20_Link">
https://www.ukrinform.ua/rubric-regions/3705436-pisov-z-zitta-kolisnij-mer-berdanska.html</text:a>
</text:p>
      <!--NEWS-->
      <text:h text:style-name="P10" text:outline-level="1">
<text:span text:style-name="T4">
At Sivershchyna and Slobozhanschyna directions Russian army shelled Yeline, Mykolayivka, Ivan...</text:span>
</text:h>
      <text:p text:style-name="P4">
Authors: liveuamap (Language: en)</text:p>
      <text:p text:style-name="P4">
Time: 2023-05-05T-23:16:00</text:p>
      <text:p text:style-name="P4">
Location: Kharkiv (Latitude:49.94194 Longtitude:37.76052)</text:p>
      <text:p text:style-name="P4">
Videos: []</text:p>
      <text:p text:style-name="P4">
Images: []</text:p>
      <text:p text:style-name="P4">
Tags: ["Russia"]</text:p>
      <text:p text:style-name="P4">
Id: 22560617</text:p>
      <!--METADATA-->
      <text:p text:style-name="P4">
At sivershchyna and slBozhanschyna directions Russian Army Shelled Yeline, Mykolayivka, Ivanivka, Buchky and Hremyach of Chernihiv Region; Uralove, Porokhon, Studenok, Shalyhyne, Rivne, Boyaro-Lezhachi, Stukalivka, Bilopillya, Tymofiyivka, Kindrativka, Oleksiyivka, Yunaka, Yunaka Vona Zorya, HlyBoke, Lyptsi, Vesele, OhirtsEve, Vovchanski Khutory, Karayichne, Bochkove, Budarky, Komisarove, Kolodyazne and Krasne persons ofkharkiv Region, - General Staff of Armed Forces of Ukraine Says in the MorningReport</text:p>
      <text:p text:style-name="P4">
News Collection Link:(https://liveuamap.com/en/2023/5-may-at-sivershchyna-and-slobozhanschyna-directions-russian)</text:p>
      <text:p text:style-name="P4">
News Source: <text:a xlink:type="simple" xlink:href="https://t.me/lumsrc/4688" text:style-name="Internet_20_link" text:visited-style-name="Visited_20_Internet_20_Link">
https://t.me/lumsrc/4688</text:a>
</text:p>
      <!--NEWS-->
      <text:h text:style-name="P10" text:outline-level="1">
<text:span text:style-name="T4">
Europeans accused Russia of ecocid during invasion of Ukraine</text:span>
</text:h>
      <text:p text:style-name="P4">
Authors: Ukrinform (Person)</text:p>
      <text:p text:style-name="P4">
Publisher: Укринформ (Organization)</text:p>
      <text:p text:style-name="P4">
Published Time: 2023-05-05T-23:44:00+03:00</text:p>
      <text:p text:style-name="P4">
Modified Time: 2023-05-05T22:44:00+03:00</text:p>
      <text:p text:style-name="P4">
Description: Russian aggression has signs of ecocide, which threatens not only Ukraine but the biological diversity and healthy environment of all Europe, for which the aggressor should be international responsibility. - Ukrinform.</text:p>
      <text:p text:style-name="P4">
Images: ["<text:a xlink:type="simple" xlink:href="https://static.ukrinform.com/photos/2023_05/thumb_files/630_360_1683314449-932.jpg" text:style-name="Internet_20_link" text:visited-style-name="Visited_20_Internet_20_Link">
630_360_16833...</text:a>
"]</text:p>
      <text:p text:style-name="P4">
Tags: ['Європа', 'Війна з росією', 'Екоцид']</text:p>
      <text:p text:style-name="P4">
Type: Article</text:p>
      <!--METADATA-->
      <text:p text:style-name="P4">
<draw:frame draw:style-name="fr1" draw:name="Image11" text:anchor-type="as-char" svg:width="6.9236in" svg:height="3.952222in" draw:z-index="0">
<draw:image xlink:href="../Images/yкринформ/2023-05-05T-23-44-00-03-00/630_360_1683314449-932.jpg" xlink:type="simple" xlink:show="embed" xlink:actuate="onLoad" draw:mime-type="image/jpeg"/>
</draw:frame>
Russian aggression carries signs of ecocide, which threatens not only Ukraine, an albiological diversity and healthy environment of all Europe, for which the aggressor has international responsibility.</text:p>
      <text:p text:style-name="P4">
According to Ukrinform, this conclusion was reached by the members of the plenary meeting of the European Economic and Social Committee(Jesque). Інформація проприйняте рішення оприлюднена сьогодні <text:a xlink:type="simple" xlink:href="https://www.eesc.europa.eu/en/news-media/news/eesc-russias-actions-amount-ecocide-prompting-calls-criminalisation-under-eu-law" text:style-name="Internet_20_link" text:visited-style-name="Visited_20_Internet_20_Link">
 </text:a>
.</text:p>
      <text:p text:style-name="P4">
While the war in Ukraine continues the wards, there are concerns about the traffic damage to the environment it causes. The European Economic and Social Committee, during the plenary session in April, adopted an initiative judgment on the right to a healthy environment in the European Union, especially in the context of war in Ukraine, and called for criminalization of action in accordance with European legislation, as well as protection of the environment for the provision of fundamental law. Presidently published.</text:p>
      <text:p text:style-name="P4">
<text:span text:style-name="T4">
 Read also: </text:span>
 <text:a xlink:type="simple" xlink:href="https://www.ukrinform.ua/rubric-diaspora/3700377-u-finlandii-proveli-miting-proti-ekozlociniv-rosii-v-ukraini.html" text:style-name="Internet_20_link" text:visited-style-name="Visited_20_Internet_20_Link">
</text:a>
As it is noted, the criminal war, which was resolved by Russia against Ukraine, has a high price for the entire ecosystem of the country, as large forestry is destroyed, it is difficult to pollute air and water resources. Meanwhile, according to the data of the Secretariat for Biological Diversity, Ukraine accounts for 35% of European biological diversity, with only 6% of the total area of Europe. The Russian War harms this rich natural heritage, the environment and the entire ecosystem of the country, which undermines health and jeopardize agricultural production.</text:p>
      <text:p text:style-name="P4">
“The European Economic and Social Committee, together with the European Parliament, calls for the recognition of an ecocid by a criminal offense by the EU. The Yeesk is convinced that this can help Russia for its reference in Ukraine and prevent such manifestations of natural disaster in the future, ”the document reads.</text:p>
      <text:p text:style-name="P4">
The Committee members also urged the EU to document the crimes of the Russians, which are directed by the environmental, which will become the basis not only for bringing reference criminals, but also by a guide for efforts from the post -war restoration of Ukraine.“The right to a healthy environment is important for the social and economic development of the peoples of Europe and all over the world…. EESCE calls on all EU member states to increase the efficiency of existing legal instruments to stare efforts to ensure such a right to a healthy environment. The continuous conflict in Ukraine highlights the vulnerability of our ecosystem. Now, more important than ever to protect our natural treasure before, to maintain the health of our citizens's thadebuts, ”the participants of the Plenum of the European Economic and Social Committee emphasized</text:p>
      <text:p text:style-name="P4">
As it has already been reported, the European Economic and Social Committee is a advisor of the European Union, which includes representatives of various social and professional groups of the EU population. Its main task is to EU -EU's opinions and initiatives, and settling Ikhinteres to key European institutions, including the EU Council, the European Commission of the Tai -European Parliament.</text:p>
      <text:p text:style-name="P4">
Photo: Getty Images</text:p>
      <text:p text:style-name="P4">
News Source: <text:a xlink:type="simple" xlink:href="https://www.ukrinform.ua/rubric-polytics/3705431-evropejci-zvinuvatili-rosiu-v-ekocidi-pid-cas-vtorgnenna-v-ukrainu.html" text:style-name="Internet_20_link" text:visited-style-name="Visited_20_Internet_20_Link">
https://www.ukrinform.ua/rubric-polytics/3705431-evropejci-zvinuvatili-rosiu-v-ekocidi-pid-cas-vtorgnenna-v-ukrainu.html</text:a>
</text:p>
      <!--NEWS-->
      <text:h text:style-name="P10" text:outline-level="1">
<text:span text:style-name="T4">
AT Kupyansk Directive Russian Army walked the phonolivka, Novomolinsk, Kamyanka, Dvorichny, West ...</text:span>
</text:h>
      <text:p text:style-name="P4">
Authors: liveuamap (Language: en)</text:p>
      <text:p text:style-name="P4">
Time: 2023-05-05T-25:16:00</text:p>
      <text:p text:style-name="P4">
Location: Svatove (Latitude:49.54303 Longtitude:37.89425)</text:p>
      <text:p text:style-name="P4">
Videos: []</text:p>
      <text:p text:style-name="P4">
Images: []</text:p>
      <text:p text:style-name="P4">
Tags: ["Russia"]</text:p>
      <text:p text:style-name="P4">
Id: 22560614</text:p>
      <!--METADATA-->
      <text:p text:style-name="P4">
At Kupiansk direction Russian army shelled Fyholivka, Novomlynsk, Kamyanka,Dvorichna, Zapadne, Lyman Pershyy, Kyslivka, Kotlyarivka, Krokhmalne andBerestove of Kharkiv region, - General Staff of Armed Forces of Ukraine saysin the morning report</text:p>
      <text:p text:style-name="P4">
News Collection Link: <text:a xlink:type="simple" xlink:href="https://liveuamap.com/en/2023/5-may-at-kupiansk-direction-russian-army-shelled-fyholivka" text:style-name="Internet_20_link" text:visited-style-name="Visited_20_Internet_20_Link">
https://liveuamap.com/en/2023/5-may-at-kupiansk-direction-russian-army-shelled-fyholivka</text:a>
</text:p>
      <text:p text:style-name="P4">
News Source: <text:a xlink:type="simple" xlink:href="https://t.me/lumsrc/4689" text:style-name="Internet_20_link" text:visited-style-name="Visited_20_Internet_20_Link">
https://t.me/lumsrc/4689</text:a>
</text:p>
      <!--NEWS-->
      <text:h text:style-name="P10" text:outline-level="1">
<text:span text:style-name="T4">
Zelensky met with Blackrock's management: talked about investments and recovery of Ukraine</text:span>
</text:h>
      <text:p text:style-name="P4">
Authors: Ukrinform (Person)</text:p>
      <text:p text:style-name="P4">
Publisher: Укринформ (Organization)</text:p>
      <text:p text:style-name="P4">
Published Time: 2023-05-05T-25:34:00+03:00</text:p>
      <text:p text:style-name="P4">
Modified Time: 2023-05-05T22:34:00+03:00</text:p>
      <text:p text:style-name="P4">
Description: President Volodymyr Zelenskyy discussed with the management of Blackrock details of creating an investment fund for the restoration of Ukraine. - Ukrinform.</text:p>
      <text:p text:style-name="P4">
Images: ["<text:a xlink:type="simple" xlink:href="https://static.ukrinform.com/photos/2023_05/thumb_files/630_360_1683315654-708.jpeg" text:style-name="Internet_20_link" text:visited-style-name="Visited_20_Internet_20_Link">
630_360_16833...</text:a>
", "<text:a xlink:type="simple" xlink:href="https://static.ukrinform.com/photos/2023_05/1683315971-355.jpeg" text:style-name="Internet_20_link" text:visited-style-name="Visited_20_Internet_20_Link">
1683315971-35...</text:a>
"]</text:p>
      <text:p text:style-name="P4">
Tags: ['Інвестиції', 'Зеленський', 'Війна з росією', 'Відновлення України']</text:p>
      <text:p text:style-name="P4">
Type: Article</text:p>
      <!--METADATA-->
      <text:p text:style-name="P4">
<draw:frame draw:style-name="fr1" draw:name="Image12" text:anchor-type="as-char" svg:width="6.9236in" svg:height="3.956343in" draw:z-index="0">
<draw:image xlink:href="../Images/yкринформ/2023-05-05T-25-34-00-03-00/630_360_1683315654-708.jpeg" xlink:type="simple" xlink:show="embed" xlink:actuate="onLoad" draw:mime-type="image/jpeg"/>
</draw:frame>
President Volodymyr Zelensky discussed with the Blackrock Management Detailing Investment Fund for Ukraine's restoration.</text:p>
      <text:p text:style-name="P4">
As Ukrinform reports, this is reported in <text:a xlink:type="simple" xlink:href="https://t.me/V_Zelenskiy_official/6134" text:style-name="Internet_20_link" text:visited-style-name="Visited_20_Internet_20_Link">
</text:a>
Heads of Ukrainian State.</text:p>
      <text:p text:style-name="P4">
“Details of creating an investment fund for the restoration of the Ukrainian economy were offered during a meeting with the management of the largest company in the world in the world of Blackrock. The main purpose of creating a fund is to attract private and public capital to realize large -scale business projections in Ukraine, ”Zelensky said.</text:p>
      <text:p text:style-name="P4">
<text:span text:style-name="T4">
 Read also: </text:span>
 <text:span text:style-name="T4">
 <text:a xlink:type="simple" xlink:href="https://www.ukrinform.ua/rubric-polytics/3705400-zelenskij-zustrivsa-z-delegacieu-amerikanskih-kongresmeniv.html" text:style-name="Internet_20_link" text:visited-style-name="Visited_20_Internet_20_Link">
</text:a>
</text:span>
</text:p>
      <text:p text:style-name="P4">
He stressed that "it will be a powerful signal of strengthening the investment climate."</text:p>
      <text:p text:style-name="P4">
“This is important not only for our people, for our society, but also for business, for entrepreneurs abroad. Now the historic moment has come, because the Insamich of the first days of independence we did not have such huge cases <text:span text:style-name="T4">
 <text:a xlink:type="simple" xlink:href="https://www.ukrinform.ua/tag-investicii" text:style-name="Internet_20_link" text:visited-style-name="Visited_20_Internet_20_Link">
</text:a>
</text:span>
 character in Ukraine. We admire the fact that we can start such a process, ”the President emphasized.</text:p>
      <text:p text:style-name="P4">
<draw:frame draw:style-name="fr1" draw:name="Image13" text:anchor-type="as-char" svg:width="6.9236in" svg:height="4.604691in" draw:z-index="0">
<draw:image xlink:href="../Images/yкринформ/2023-05-05T-25-34-00-03-00/1683315971-355.jpeg" xlink:type="simple" xlink:show="embed" xlink:actuate="onLoad" draw:mime-type="image/jpeg"/>
</draw:frame>
<text:span text:style-name="T4">
 Read also: </text:span>
 <text:span text:style-name="T4">
 <text:a xlink:type="simple" xlink:href="https://www.ukrinform.ua/rubric-society/3705369-zelenskij-zustrivsa-z-ambasadorami-united24.html" text:style-name="Internet_20_link" text:visited-style-name="Visited_20_Internet_20_Link">
</text:a>
</text:span>
</text:p>
      <text:p text:style-name="P4">
As it was reported, on May 5, President of Ukraine Volodymyr Zelensky conducted a delegation of the European Commission for Democracy through Right(Venice Commission)headed by the chairman of the commission Claire Basi Malory, who reassures a visit to Ukraine.</text:p>
      <text:p text:style-name="P4">
News Source: <text:a xlink:type="simple" xlink:href="https://www.ukrinform.ua/rubric-vidbudova/3705428-zelenskij-zustrivsa-z-kerivnictvom-blackrock-govorili-pro-investicii-ta-vidnovlenna-ukraini.html" text:style-name="Internet_20_link" text:visited-style-name="Visited_20_Internet_20_Link">
https://www.ukrinform.ua/rubric-vidbudova/3705428-zelenskij-zustrivsa-z-kerivnictvom-blackrock-govorili-pro-investicii-ta-vidnovlenna-ukraini.html</text:a>
</text:p>
      <!--NEWS-->
      <text:h text:style-name="P10" text:outline-level="1">
<text:span text:style-name="T4">
AT LIMAN DIRETIIN RUSSIAN Army Shelled Stelmakhivka, Andriyivka, Greek, Makeevka, Nesskhe ...</text:span>
</text:h>
      <text:p text:style-name="P4">
Authors: liveuamap (Language: en)</text:p>
      <text:p text:style-name="P4">
Time: 2023-05-05T-27:16:00</text:p>
      <text:p text:style-name="P4">
Location: Donetsk (Latitude:48.75166 Longtitude:38.07518)</text:p>
      <text:p text:style-name="P4">
Videos: []</text:p>
      <text:p text:style-name="P4">
Images: []</text:p>
      <text:p text:style-name="P4">
Tags: ["Russia"]</text:p>
      <text:p text:style-name="P4">
Id: 22560609</text:p>
      <!--METADATA-->
      <text:p text:style-name="P4">
At Lyman direction Russian army shelled Stelmakhivka, Andriyivka, Hrekivka,Makiyivka, Nevske, Pischane, Dibrova, Bilohorivka of Luhansk region andTorske, Siversk, Verkhnokamyanske, Spirne and Rozdolivka of Donetsk region, -General Staff of Armed Forces of Ukraine says in the morning report</text:p>
      <text:p text:style-name="P4">
News Collection Link: <text:a xlink:type="simple" xlink:href="https://liveuamap.com/en/2023/5-may-at-lyman-direction-russian-army-shelled-stelmakhivka" text:style-name="Internet_20_link" text:visited-style-name="Visited_20_Internet_20_Link">
https://liveuamap.com/en/2023/5-may-at-lyman-direction-russian-army-shelled-stelmakhivka</text:a>
</text:p>
      <text:p text:style-name="P4">
News Source: <text:a xlink:type="simple" xlink:href="https://t.me/lumsrc/4690" text:style-name="Internet_20_link" text:visited-style-name="Visited_20_Internet_20_Link">
https://t.me/lumsrc/4690</text:a>
</text:p>
      <!--NEWS-->
      <text:h text:style-name="P10" text:outline-level="1">
<text:span text:style-name="T4">
More than two thousand Ukrainian military is trained in Britain</text:span>
</text:h>
      <text:p text:style-name="P4">
Authors: Ukrinform (Person)</text:p>
      <text:p text:style-name="P4">
Publisher: Укринформ (Organization)</text:p>
      <text:p text:style-name="P4">
Published Time: 2023-05-05T-27:27:00+03:00</text:p>
      <text:p text:style-name="P4">
Modified Time: 2023-05-05T22:27:00+03:00</text:p>
      <text:p text:style-name="P4">
Description: More than 14,000 Ukrainian soldiers (including 21 women) have been trained in the United Kingdom, and more than 2 thousand are studying right now. - Ukrinform.</text:p>
      <text:p text:style-name="P4">
Images: ["<text:a xlink:type="simple" xlink:href="https://static.ukrinform.com/photos/2023_05/thumb_files/630_360_1683313694-558.jpg" text:style-name="Internet_20_link" text:visited-style-name="Visited_20_Internet_20_Link">
630_360_16833...</text:a>
"]</text:p>
      <text:p text:style-name="P4">
Tags: ['Британія', 'Військові навчання', 'Олена Зеленська']</text:p>
      <text:p text:style-name="P4">
Type: Article</text:p>
      <!--METADATA-->
      <text:p text:style-name="P4">
<draw:frame draw:style-name="fr1" draw:name="Image14" text:anchor-type="as-char" svg:width="6.9236in" svg:height="3.956343in" draw:z-index="0">
<draw:image xlink:href="../Images/yкринформ/2023-05-05T-27-27-00-03-00/630_360_1683313694-558.jpg" xlink:type="simple" xlink:show="embed" xlink:actuate="onLoad" draw:mime-type="image/jpeg"/>
</draw:frame>
Already more than 14 thousand Ukrainian military(including 21 women)They have been trained in the UK Britain, and more than 2 thousand - study right now.</text:p>
      <text:p text:style-name="P4">
According to Ukrinform, Presidential Wife Olena Zelenska in [] reported this(https://t.me/FirstLadyOfUkraine/3043).</text:p>
      <text:p text:style-name="P4">
“You probably have already seen a moving video where foreign warriors are being conducted by conducting Ukrainian fighters home from exercises in the UK. More than 14,000 Ukrainian military(including 21 women)The traveling in the United Kingdom, and more than 2 thousand -study right now, ”Zelenskaya said.</text:p>
      <text:p text:style-name="P4">
<text:span text:style-name="T4">
 Read also: </text:span>
 <text:a xlink:type="simple" xlink:href="https://www.ukrinform.ua/rubric-ato/3701640-u-britanii-projsli-pidgotovku-vze-14-tisac-ukrainskih-vijskovih.html" text:style-name="Internet_20_link" text:visited-style-name="Visited_20_Internet_20_Link">
<text:span text:style-name="T4">
 Britain </text:span>
 <text:span text:style-name="T4">
 </text:span>
 passed <text:span text:style-name="T4">
 </text:span>
 Preparation <text:span text:style-name="T4">
 </text:span>
 already <text:span text:style-name="T4">
 </text:span>
 <text:span text:style-name="T4">
 </text:span>
 thousand <text:span text:style-name="T4">
<text:span text:style-name="T5">
* Ukrainian </text:span>
* </text:span>
 <text:span text:style-name="T4">
 military </text:span>
</text:a>
She reported that the Britain's Interflex Program for training in Sustaina was launched in June 2022, with the participation of instructors and partner countries: Finland, Denmark, Sweden, Norway, Australia, Novoseland, Lithuania, Lithuania, Canada.</text:p>
      <text:p text:style-name="P4">
”Salisbury's training camp is one of four, where our fighters learn the most necessary skills - from tactical medicine to fire. Denis Shmigal, and the Minister of Defense of Great Britain, Ben Wallace, who met us in the camp, got acquainted with the trials, ”the presidential wife said.</text:p>
      <text:p text:style-name="P4">
She stressed that “our defenders need all possible world experience, because every additional knowledge, every skill is their preserved life of the pad. And so our victory. "</text:p>
      <text:p text:style-name="P4">
<text:span text:style-name="T4">
 Read also: </text:span>
 <text:a xlink:type="simple" xlink:href="https://www.ukrinform.ua/rubric-ato/3705361-smigal-i-volles-vidvidali-bijciv-zsu-aki-prohodat-navcanna-u-britanii.html" text:style-name="Internet_20_link" text:visited-style-name="Visited_20_Internet_20_Link">
<text:span text:style-name="T4">
 learning </text:span>
</text:a>
The day before, President's wife, Elena Zelenskaya, was reported to be a jar of the United Kingdom.</text:p>
      <text:p text:style-name="P4">
News Source: <text:a xlink:type="simple" xlink:href="https://www.ukrinform.ua/rubric-ato/3705426-u-britanii-prohodat-navcanna-ponad-dvi-tisaci-ukrainskih-vijskovih.html" text:style-name="Internet_20_link" text:visited-style-name="Visited_20_Internet_20_Link">
https://www.ukrinform.ua/rubric-ato/3705426-u-britanii-prohodat-navcanna-ponad-dvi-tisaci-ukrainskih-vijskovih.html</text:a>
</text:p>
      <!--NEWS-->
      <text:h text:style-name="P10" text:outline-level="1">
<text:span text:style-name="T4">
Bakhmut Directio Rusian Army Shelled Nikiforivka, Vasukivka, Novomarkovo, Markovo, Grigo ...</text:span>
</text:h>
      <text:p text:style-name="P4">
Authors: liveuamap (Language: en)</text:p>
      <text:p text:style-name="P4">
Time: 2023-05-05T-29:16:00</text:p>
      <text:p text:style-name="P4">
Location: Novhorods'ke, Donetsk Oblast (Latitude:48.32384 Longtitude:37.85236)</text:p>
      <text:p text:style-name="P4">
Videos: []</text:p>
      <text:p text:style-name="P4">
Images: []</text:p>
      <text:p text:style-name="P4">
Tags: ["Russia"]</text:p>
      <text:p text:style-name="P4">
Id: 22560604</text:p>
      <!--METADATA-->
      <text:p text:style-name="P4">
At Bakhmut Direction Russian Army Shelled Nykyforivka, Vasukivka, Novomarkove, Markove, Hryhorivka, Bohdanivka, Bakhmut, Ivanivske, Chaske, ChasKE A, Zalizne and New York of Donetsk Region, - General StaffofofOFFOFFOFFOFFOFFOFFOFFOFFOFFOFFOFFOFFOFFOFFOFFOFFOFFOFFOFFOFFOFFOFFOFFOFFOFFOFFOFFOFFOFFOFFOFFOFFOFFOFFOFFOFFOFFOFFOFFOFFOFFOFFOFFOFFOF Report</text:p>
      <text:p text:style-name="P4">
News Collection Link:(https://liveuamap.com/en/2023/5-may-at-bakhmut-direction-russian-army-shelled-nykyforivka)</text:p>
      <text:p text:style-name="P4">
News Source: <text:a xlink:type="simple" xlink:href="https://t.me/lumsrc/4691" text:style-name="Internet_20_link" text:visited-style-name="Visited_20_Internet_20_Link">
https://t.me/lumsrc/4691</text:a>
</text:p>
      <!--NEWS-->
      <text:h text:style-name="P10" text:outline-level="1">
<text:span text:style-name="T4">
Journalists have already installed already 22,000 Russian invaders liquidated in Ukraine</text:span>
</text:h>
      <text:p text:style-name="P4">
Authors: Ukrinform (Person)</text:p>
      <text:p text:style-name="P4">
Publisher: Укринформ (Organization)</text:p>
      <text:p text:style-name="P4">
Published Time: 2023-05-05T-29:19:00+03:00</text:p>
      <text:p text:style-name="P4">
Modified Time: 2023-05-05T22:19:00+03:00</text:p>
      <text:p text:style-name="P4">
Description: A group of journalists of the media and the Air Force by volunteers have already been installed according to open sources of 22,055 Russian servicemen who were killed in Ukraine. - Ukrinform.</text:p>
      <text:p text:style-name="P4">
Images: ["<text:a xlink:type="simple" xlink:href="https://static.ukrinform.com/photos/2022_05/thumb_files/630_360_1653285689-540.jpg" text:style-name="Internet_20_link" text:visited-style-name="Visited_20_Internet_20_Link">
630_360_16532...</text:a>
"]</text:p>
      <text:p text:style-name="P4">
Tags: ['Агресія РФ', 'Війна з росією']</text:p>
      <text:p text:style-name="P4">
Type: Article</text:p>
      <!--METADATA-->
      <text:p text:style-name="P4">
<draw:frame draw:style-name="fr1" draw:name="Image15" text:anchor-type="as-char" svg:width="6.9236in" svg:height="3.956343in" draw:z-index="0">
<draw:image xlink:href="../Images/yкринформ/2023-05-05T-29-19-00-03-00/630_360_1653285689-540.jpg" xlink:type="simple" xlink:show="embed" xlink:actuate="onLoad" draw:mime-type="image/jpeg"/>
</draw:frame>
Group of journalists of the media and Air Force by volunteers already erected open sources of 22 055 Russian servicemen who were killed in Ukraine.</text:p>
      <text:p text:style-name="P4">
This is stated in the publication "<text:a xlink:type="simple" xlink:href="https://zona.media/casualties" text:style-name="Internet_20_link" text:visited-style-name="Visited_20_Internet_20_Link">
</text:a>
», Reports Ukrinform.</text:p>
      <text:p text:style-name="P4">
“The number obtained in this way does not reflect the real level of loss: we see only public reports of death. These include relatives of relatives, news media news and local authorities. The real number of dead(Russians, ed.)can be several times higher. In addition, an unknown number of persons and prisoners, ”the media is said.</text:p>
      <text:p text:style-name="P4">
<text:span text:style-name="T4">
 Read also: </text:span>
 <text:span text:style-name="T4">
 <text:a xlink:type="simple" xlink:href="https://www.ukrinform.ua/rubric-ato/3450353-voenni-zlocini-u-buci-irpeni-ta-gostomeli-ukraina-mae-poimennij-spisok-rasistiv.html" text:style-name="Internet_20_link" text:visited-style-name="Visited_20_Internet_20_Link">
</text:a>
</text:span>
</text:p>
      <text:p text:style-name="P4">
After the past summary(April 7th)Another 2367 names were established. Most of them were mercenaries of Wagner PEC who died under <text:span text:style-name="T4">
 <text:a xlink:type="simple" xlink:href="https://www.ukrinform.ua/tag-bahmut" text:style-name="Internet_20_link" text:visited-style-name="Visited_20_Internet_20_Link">
</text:a>
</text:span>
. Among them are both ordinary mercenaries and former prisoners - they are often hidden secretly. Also during this time the death of nine officers with the rank of lieutenant colonel and above was confirmed.</text:p>
      <text:p text:style-name="P4">
If we talk about data for the entire period after a full -scale invasion, more liquidated invaders were registered in Sverdlovsk and Chelyabinskaya region, Bashkortostan, Buryatia and Volgograd region. A large number of messages about death from the Krasnodar region, among other things, explain that volunteers here bypass the cemeteries and take pictures of burials of the military.</text:p>
      <text:p text:style-name="P4">
<text:span text:style-name="T4">
 Read also: </text:span>
 <text:span text:style-name="T4">
 <text:a xlink:type="simple" xlink:href="https://www.ukrinform.ua/rubric-ato/3704954-zsu-znisili-vze-193-210-rosijskih-zagarbnikiv.html" text:style-name="Internet_20_link" text:visited-style-name="Visited_20_Internet_20_Link">
</text:a>
</text:span>
</text:p>
      <text:p text:style-name="P4">
Precisely established 139 cases of death of military pilots(The most qualified military specialty). Також до 5 травня підтвердиласязагибель понад 2 тис. офіцерів російської армії та інших силових структур. 230із них — у званні від підполковника та вище.</text:p>
      <text:p text:style-name="P4">
Як повідомлялося, за даними Генштабу ЗСУ станом на 5 травня ліквідовано <text:span text:style-name="T4">
<text:span text:style-name="T5">
<text:a xlink:type="simple" xlink:href="https://www.ukrinform.ua/rubric-ato/3704954-zsu-znisili-vze-193-210-rosijskih-zagarbnikiv.html" text:style-name="Internet_20_link" text:visited-style-name="Visited_20_Internet_20_Link">
</text:a>
</text:span>
 </text:span>
</text:p>
      <text:p text:style-name="P4">
News Source: <text:a xlink:type="simple" xlink:href="https://www.ukrinform.ua/rubric-ato/3705427-zurnalisti-poimenno-vstanovili-vze-22-tisaci-rosijskih-okupantiv-likvidovanih-v-ukraini.html" text:style-name="Internet_20_link" text:visited-style-name="Visited_20_Internet_20_Link">
https://www.ukrinform.ua/rubric-ato/3705427-zurnalisti-poimenno-vstanovili-vze-22-tisaci-rosijskih-okupantiv-likvidovanih-v-ukraini.html</text:a>
</text:p>
      <!--NEWS-->
      <text:h text:style-name="P10" text:outline-level="1">
<text:span text:style-name="T4">
Chinese intelligence was intimidated by Diasporyan in Canada</text:span>
</text:h>
      <text:p text:style-name="P4">
Authors: Ukrinform (Person)</text:p>
      <text:p text:style-name="P4">
Publisher: Укринформ (Organization)</text:p>
      <text:p text:style-name="P4">
Published Time: 2023-05-05T-31:13:00+03:00</text:p>
      <text:p text:style-name="P4">
Modified Time: 2023-05-05T22:13:00+03:00</text:p>
      <text:p text:style-name="P4">
Description: Representatives of Chinese Power Offices tried to force Members of the Chinese community of Canada to return to the PRC during non -announced visits. - Ukrinform.</text:p>
      <text:p text:style-name="P4">
Images: ["<text:a xlink:type="simple" xlink:href="https://static.ukrinform.com/photos/2023_03/thumb_files/630_360_1679666166-671.png" text:style-name="Internet_20_link" text:visited-style-name="Visited_20_Internet_20_Link">
630_360_16796...</text:a>
"]</text:p>
      <text:p text:style-name="P4">
Tags: ['Діаспора', 'Канада', 'Китай', 'Розвідка']</text:p>
      <text:p text:style-name="P4">
Type: Article</text:p>
      <!--METADATA-->
      <text:p text:style-name="P4">
<draw:frame draw:style-name="fr1" draw:name="Image16" text:anchor-type="as-char" svg:width="6.9236in" svg:height="3.956343in" draw:z-index="0">
<draw:image xlink:href="../Images/yкринформ/2023-05-05T-31-13-00-03-00/630_360_1679666166-671.png" xlink:type="simple" xlink:show="embed" xlink:actuate="onLoad" draw:mime-type="image/png"/>
</draw:frame>
Representatives of Chinese Power Offices during non -announced visits to force members of the Chinese community of Canada to return to the PRC.</text:p>
      <text:p text:style-name="P4">
According to Ukrinform correspondent, this is said in <text:a xlink:type="simple" xlink:href="https://www.canada.ca/en/security-intelligence-service/corporate/publications/csis-public-report-2022.html" text:style-name="Internet_20_link" text:visited-style-name="Visited_20_Internet_20_Link">
</text:a>
Canadian Security and Intelligence Service.</text:p>
      <text:p text:style-name="P4">
"The Canadian Security and Intelligence Service is aware of the cases where the representatives of the Different Investigators of the People's Republic of Chinese came to Canada - often without warning local law enforcement services - and tried to force the Chinese Canadians and the permanent residents of the Channel to return to the NA."</text:p>
      <text:p text:style-name="P4">
<text:span text:style-name="T4">
 Read also: </text:span>
 <text:span text:style-name="T4">
 <text:a xlink:type="simple" xlink:href="https://www.ukrinform.ua/rubric-world/3705397-kanada-moze-vislati-kilkoh-kitajskih-diplomativ-glava-mzs.html" text:style-name="Internet_20_link" text:visited-style-name="Visited_20_Internet_20_Link">
</text:a>
</text:span>
</text:p>
      <text:p text:style-name="P4">
The Canadian intelligence officers have also officially confirmed that the possession of the China's Ministry of Public Security Departments, which operated Ukanadi without the official Ottawa.</text:p>
      <text:p text:style-name="P4">
As reported, two citizens were arrested in the United States last month, quality was created in New York <text:span text:style-name="T4">
 _ <text:a xlink:type="simple" xlink:href="https://www.ukrinform.ua/rubric-world/3697256-u-statah-arestuvali-dvoh-amerikanciv-za-ucast-u-vidkritti-kitajskih-viddilkiv-policii.html" text:style-name="Internet_20_link" text:visited-style-name="Visited_20_Internet_20_Link">
</text:a>
_ </text:span>
</text:p>
      <text:p text:style-name="P4">
News Source: <text:a xlink:type="simple" xlink:href="https://www.ukrinform.ua/rubric-world/3705425-kitajska-rozvidka-zalakuvala-diasporan-u-kanadi.html" text:style-name="Internet_20_link" text:visited-style-name="Visited_20_Internet_20_Link">
https://www.ukrinform.ua/rubric-world/3705425-kitajska-rozvidka-zalakuvala-diasporan-u-kanadi.html</text:a>
</text:p>
      <!--NEWS-->
      <text:h text:style-name="P10" text:outline-level="1">
<text:span text:style-name="T4">
During the day, the Russians fired at Sumy Region Nine times</text:span>
</text:h>
      <text:p text:style-name="P4">
Authors: Ukrinform (Person)</text:p>
      <text:p text:style-name="P4">
Publisher: Укринформ (Organization)</text:p>
      <text:p text:style-name="P4">
Published Time: 2023-05-05T-33:05:00+03:00</text:p>
      <text:p text:style-name="P4">
Modified Time: 2023-05-05T22:05:00+03:00</text:p>
      <text:p text:style-name="P4">
Description: Russian troops on Friday, May 5, carried out 9 shelling of border communities of Sumy region. - Ukrinform.</text:p>
      <text:p text:style-name="P4">
Images: ["<text:a xlink:type="simple" xlink:href="https://static.ukrinform.com/photos/2023_02/thumb_files/630_360_1675418382-232.jpg" text:style-name="Internet_20_link" text:visited-style-name="Visited_20_Internet_20_Link">
630_360_16754...</text:a>
"]</text:p>
      <text:p text:style-name="P4">
Tags: ['Обстріл', 'Сумщина', 'Війна з росією']</text:p>
      <text:p text:style-name="P4">
Type: Article</text:p>
      <!--METADATA-->
      <text:p text:style-name="P4">
<draw:frame draw:style-name="fr1" draw:name="Image17" text:anchor-type="as-char" svg:width="6.9236in" svg:height="3.956343in" draw:z-index="0">
<draw:image xlink:href="../Images/yкринформ/2023-05-05T-33-05-00-03-00/630_360_1675418382-232.jpg" xlink:type="simple" xlink:show="embed" xlink:actuate="onLoad" draw:mime-type="image/jpeg"/>
</draw:frame>
On Friday, May 5, the Ruskivska carried out 9 shelling of border community community.</text:p>
      <text:p text:style-name="P4">
According to Ukrinform, the Sumy Regional Military Administration reports in <text:a xlink:type="simple" xlink:href="https://t.me/Sumy_news_ODA/15952" text:style-name="Internet_20_link" text:visited-style-name="Visited_20_Internet_20_Link">
</text:a>
.</text:p>
      <text:p text:style-name="P4">
“During the day, the Russians carried out 9 shelling of border communities. 33 explosions were recorded. The settlements of the Znob -Novgorod, Essman, Shalyginsk, Novoslobid, Yunnakovskaya, Velikopisarevsky communities have been shelling.</text:p>
      <text:p text:style-name="P4">
<text:span text:style-name="T4">
 Read also: </text:span>
 <text:a xlink:type="simple" xlink:href="https://www.ukrinform.ua/rubric-ato/3705405-rosiani-znovu-obstrilali-prikordonna-cernigivsini.html" text:style-name="Internet_20_link" text:visited-style-name="Visited_20_Internet_20_Link">
<text:span text:style-name="T4">
 firing </text:span>
</text:a>
The enemy launches the launchers of the Degliphopter on the territory of the Russian Federation. Private dwellings were damaged as a result of the air strike.</text:p>
      <ul>
        <li>
In the Yunak community, the Russians carried out mortar shelling, recorded 13 explosions. * In addition, the invaders dropped three mines into the territory of the Novoslobid community. * In the Esman community, the Russians beat the mortar - 5 explosions. * There were mortar shelling in the Velikopysariv community - 4 explosions. * The enemy fired at the Shalygin community from a mortar - 3 explosions.</li>
      </ul>
      <text:p text:style-name="P4">
As reported by Ukrinform, Russian troops on the morning of May 5 were attacking the border of Sumy region, probably unmanaged by aviation missiles released from helicopters.</text:p>
      <text:p text:style-name="P4">
News Source: <text:a xlink:type="simple" xlink:href="https://www.ukrinform.ua/rubric-ato/3705419-protagom-dna-rosiani-devat-raziv-obstrilali-prikordonna-sumsini.html" text:style-name="Internet_20_link" text:visited-style-name="Visited_20_Internet_20_Link">
https://www.ukrinform.ua/rubric-ato/3705419-protagom-dna-rosiani-devat-raziv-obstrilali-prikordonna-sumsini.html</text:a>
</text:p>
      <!--NEWS-->
      <text:h text:style-name="P10" text:outline-level="1">
<text:span text:style-name="T4">
Shmigal discussed with the Ministry of Foreign Affairs of British priorities of Ukraine's restoration of Ukraine</text:span>
</text:h>
      <text:p text:style-name="P4">
Authors: Ukrinform (Person)</text:p>
      <text:p text:style-name="P4">
Publisher: Укринформ (Organization)</text:p>
      <text:p text:style-name="P4">
Published Time: 2023-05-05T-36:55:00+03:00</text:p>
      <text:p text:style-name="P4">
Modified Time: 2023-05-05T21:55:00+03:00</text:p>
      <text:p text:style-name="P4">
Description: In London, Prime Minister Denis Shmigal discussed with the Minister of Foreign Affairs of the United Kingdom, James Kleverla's specific priorities for Ukraine's restoration. - Ukrinform.</text:p>
      <text:p text:style-name="P4">
Images: ["<text:a xlink:type="simple" xlink:href="https://static.ukrinform.com/photos/2023_03/thumb_files/630_360_1677849280-201.jpg" text:style-name="Internet_20_link" text:visited-style-name="Visited_20_Internet_20_Link">
630_360_16778...</text:a>
"]</text:p>
      <text:p text:style-name="P4">
Tags: ['Британія', 'МЗС', 'Шмигаль']</text:p>
      <text:p text:style-name="P4">
Type: Article</text:p>
      <!--METADATA-->
      <text:p text:style-name="P4">
<draw:frame draw:style-name="fr1" draw:name="Image18" text:anchor-type="as-char" svg:width="6.9236in" svg:height="3.956343in" draw:z-index="0">
<draw:image xlink:href="../Images/yкринформ/2023-05-05T-36-55-00-03-00/630_360_1677849280-201.jpg" xlink:type="simple" xlink:show="embed" xlink:actuate="onLoad" draw:mime-type="image/jpeg"/>
</draw:frame>
In LondonPremier, Denis Shmigal discussed with the Minister of Foreign British James Kleverla's specific priorities of Ukraine's restoration.</text:p>
      <text:p text:style-name="P4">
As Ukrinform reports, Shmigal reported in <text:a xlink:type="simple" xlink:href="https://t.me/Denys_Smyhal/5173" text:style-name="Internet_20_link" text:visited-style-name="Visited_20_Internet_20_Link">
</text:a>
.</text:p>
      <text:p text:style-name="P4">
“This year in London there will be the next major conference on renewal of Ukraine. The specific priorities were discussed with James Kleverla, ”the shmigal said.</text:p>
      <text:p text:style-name="P4">
<text:span text:style-name="T4">
 Read also: </text:span>
 <text:a xlink:type="simple" xlink:href="https://www.ukrinform.ua/rubric-ato/3705361-smigal-i-volles-vidvidali-bijciv-zsu-aki-prohodat-navcanna-u-britanii.html" text:style-name="Internet_20_link" text:visited-style-name="Visited_20_Internet_20_Link">
<text:span text:style-name="T4">
 Shmigal </text:span>
</text:a>
The Prime Minister noted that Ukraine intends to focus on three areas: fast -renewal, attracting private business in the restoration and development of Ukraine, implementation of reforms. "We are counting on the high interest of the British company specific arrangements," he added.</text:p>
      <text:p text:style-name="P4">
"We are also awaiting the support of the UK at the NATO Vilnius Summit. The Ukrainian army in practice develops the standards of the Alliance and after the victory is ready to be ready to have successful combat experience with the Allies," Smigal said.</text:p>
      <text:p text:style-name="P4">
<text:span text:style-name="T4">
 Read also: </text:span>
 <text:a xlink:type="simple" xlink:href="https://www.ukrinform.ua/rubric-polytics/3705036-zmicnenna-vidnosin-ukraini-ta-britanii-smigal-u-londoni-provede-nizku-vazlivih-zustricej.html" text:style-name="Internet_20_link" text:visited-style-name="Visited_20_Internet_20_Link">
<text:span text:style-name="T4">
 Shmigal </text:span>
</text:a>
As reported by Ukrinform, in the United Kingdom, Shmigal got acquainted with the process of learning the next group of military armed forces of Ukraine.</text:p>
      <text:p text:style-name="P4">
News Source: <text:a xlink:type="simple" xlink:href="https://www.ukrinform.ua/rubric-vidbudova/3705423-smigal-obgovoriv-iz-glavou-mzs-britanii-prioriteti-vidnovlenna-ukraini.html" text:style-name="Internet_20_link" text:visited-style-name="Visited_20_Internet_20_Link">
https://www.ukrinform.ua/rubric-vidbudova/3705423-smigal-obgovoriv-iz-glavou-mzs-britanii-prioriteti-vidnovlenna-ukraini.html</text:a>
</text:p>
      <!--NEWS-->
      <text:h text:style-name="P10" text:outline-level="1">
<text:span text:style-name="T4">
The UN representative is negotiating in Moscow to continue the grain agreement</text:span>
</text:h>
      <text:p text:style-name="P4">
Authors: Ukrinform (Person)</text:p>
      <text:p text:style-name="P4">
Publisher: Укринформ (Organization)</text:p>
      <text:p text:style-name="P4">
Published Time: 2023-05-05T-38:49:00+03:00</text:p>
      <text:p text:style-name="P4">
Modified Time: 2023-05-05T21:49:00+03:00</text:p>
      <text:p text:style-name="P4">
Description: The General Secretary of the United Nations Conference on Trade and Development Rebeck Green because is negotiating with high -ranking officials in Moscow to continue the Grain Agreement. - Ukrinform.</text:p>
      <text:p text:style-name="P4">
Images: ["<text:a xlink:type="simple" xlink:href="https://static.ukrinform.com/photos/2022_11/thumb_files/630_360_1669632623-529.jpg" text:style-name="Internet_20_link" text:visited-style-name="Visited_20_Internet_20_Link">
630_360_16696...</text:a>
"]</text:p>
      <text:p text:style-name="P4">
Tags: ['ООН', 'Зерно', 'росія', 'зерновий коридор']</text:p>
      <text:p text:style-name="P4">
Type: Article</text:p>
      <!--METADATA-->
      <text:p text:style-name="P4">
<draw:frame draw:style-name="fr1" draw:name="Image19" text:anchor-type="as-char" svg:width="6.9236in" svg:height="3.954724in" draw:z-index="0">
<draw:image xlink:href="../Images/yкринформ/2023-05-05T-38-49-00-03-00/630_360_1669632623-529.jpg" xlink:type="simple" xlink:show="embed" xlink:actuate="onLoad" draw:mime-type="image/jpeg"/>
</draw:frame>
The Secretary General of the United Nations Conference on Trade and Development Rebeck GreenPen has a negotiations with high -ranking officials in Moscow to continue the Grain Agreement.</text:p>
      <text:p text:style-name="P4">
According to Ukrinform correspondent in New York, Friday, a Secretary-General of the UN Secretary General Farhan Gak, said this at a pressbrief.</text:p>
      <text:p text:style-name="P4">
He noted that Greinspen met for this on Friday from the Deputy Minister of Foreign Affairs of the Russian Federation Sergey Vershinin. According to the hook, the parties develop the conditions of "full execution of the agreement".</text:p>
      <text:p text:style-name="P4">
<text:span text:style-name="T4">
 Read also: </text:span>
 <text:span text:style-name="T4">
 <text:a xlink:type="simple" xlink:href="https://www.ukrinform.ua/rubric-economy/3705318-nablizenna-kinca-terminu-zernovoi-ugodi-spovilnue-eksport-ukrainskogo-zbizza-reuters.html" text:style-name="Internet_20_link" text:visited-style-name="Visited_20_Internet_20_Link">
</text:a>
</text:span>
</text:p>
      <text:p text:style-name="P4">
At the same time, the deputy spokesman noted that today the Common Coordination Center, which includes representatives of Ukraine, Turkey, UN Tarosia, is in Istanbul.(SKC)has not reached consent to grant the permission to new vessels to participate in the training initiative. The SKC continues its daily work on inspection of previously -propelled ships, he said.</text:p>
      <text:p text:style-name="P4">
According to Gaku, the Secretary General has conveyed to all parties his proposal for more actions aimed at improving, extending and expanding initiative, taking into account the positions expressed by the parties.</text:p>
      <text:p text:style-name="P4">
"The UN calls on all parties to continue the discussion, to overcome the prompt challenge to work on full implementation and the continuation of the initiative," he added.</text:p>
      <text:p text:style-name="P4">
<text:span text:style-name="T4">
 Read also: </text:span>
 <text:span text:style-name="T4">
 <text:a xlink:type="simple" xlink:href="https://www.ukrinform.ua/rubric-economy/3704779-moskva-zrobit-pomilku-akso-ne-prodovzit-zernovu-ugodu-mzs-italii.html" text:style-name="Internet_20_link" text:visited-style-name="Visited_20_Internet_20_Link">
</text:a>
</text:span>
</text:p>
      <text:p text:style-name="P4">
As it was reported, the term of the agreement on unlocking the exports of the Ukrainian Grave is completed on May 18.</text:p>
      <text:p text:style-name="P4">
Representatives of Ukraine, Turkey, <text:span text:style-name="T4">
 <text:a xlink:type="simple" xlink:href="https://www.ukrinform.ua/tag-oon" text:style-name="Internet_20_link" text:visited-style-name="Visited_20_Internet_20_Link">
</text:a>
</text:span>
 Tarosia met on Friday in Istanbul for negotiations.</text:p>
      <text:p text:style-name="P4">
<text:span text:style-name="T4">
 Read also: </text:span>
 <text:span text:style-name="T4">
 <text:a xlink:type="simple" xlink:href="https://www.ukrinform.ua/rubric-economy/3704211-v-oon-proponuut-tureckomu-banku-buti-poserednikom-zernovoi-ugodi.html" text:style-name="Internet_20_link" text:visited-style-name="Visited_20_Internet_20_Link">
</text:a>
</text:span>
</text:p>
      <text:p text:style-name="P4">
Russia seeks to weaken sanctions that prevent it from exporting the fertilizers, blackmailing the cessation of the grain agreement.</text:p>
      <text:p text:style-name="P4">
News Source: <text:a xlink:type="simple" xlink:href="https://www.ukrinform.ua/rubric-economy/3705421-predstavnica-oon-vede-peregovori-v-moskvi-dla-prodovzenna-zernovoi-ugodi.html" text:style-name="Internet_20_link" text:visited-style-name="Visited_20_Internet_20_Link">
https://www.ukrinform.ua/rubric-economy/3705421-predstavnica-oon-vede-peregovori-v-moskvi-dla-prodovzenna-zernovoi-ugodi.html</text:a>
</text:p>
      <!--NEWS-->
      <text:h text:style-name="P10" text:outline-level="1">
<text:span text:style-name="T4">
Zelensky noted state awards 153 servicemen, 130 of them - posthumously</text:span>
</text:h>
      <text:p text:style-name="P4">
Authors: Ukrinform (Person)</text:p>
      <text:p text:style-name="P4">
Publisher: Укринформ (Organization)</text:p>
      <text:p text:style-name="P4">
Published Time: 2023-05-05T-40:42:00+03:00</text:p>
      <text:p text:style-name="P4">
Modified Time: 2023-05-05T21:42:00+03:00</text:p>
      <text:p text:style-name="P4">
Description: President Volodymyr Zelenskyy celebrated 153 servicemen with state awards, including 130 posthumously. - Ukrinform.</text:p>
      <text:p text:style-name="P4">
Images: ["<text:a xlink:type="simple" xlink:href="https://static.ukrinform.com/photos/2022_09/thumb_files/630_360_1664353648-814.jpeg" text:style-name="Internet_20_link" text:visited-style-name="Visited_20_Internet_20_Link">
630_360_16643...</text:a>
"]</text:p>
      <text:p text:style-name="P4">
Tags: ['Нагорода', 'Зеленський', 'Війна з росією']</text:p>
      <text:p text:style-name="P4">
Type: Article</text:p>
      <!--METADATA-->
      <text:p text:style-name="P4">
<draw:frame draw:style-name="fr1" draw:name="Image20" text:anchor-type="as-char" svg:width="6.9236in" svg:height="3.956343in" draw:z-index="0">
<draw:image xlink:href="../Images/yкринформ/2023-05-05T-40-42-00-03-00/630_360_1664353648-814.jpeg" xlink:type="simple" xlink:show="embed" xlink:actuate="onLoad" draw:mime-type="image/jpeg"/>
</draw:frame>
President Volodymyr Zelenskyy celebrated state awards in 153 military servicemen, including 130 - posthumously.</text:p>
      <text:p text:style-name="P4">
As Ukrinform reports, appropriate <text:a xlink:type="simple" xlink:href="https://www.president.gov.ua/documents/2622023-46681" text:style-name="Internet_20_link" text:visited-style-name="Visited_20_Internet_20_Link">
</text:a>
Posted on the site of state.</text:p>
      <text:p text:style-name="P4">
According to the document, the President decided to award for personal courage, revealed in the protection of state sovereignty and territorial integrity of Ukraine, selfless performance of military duty by the Order of Bogdanakhmelnitsky III degree of 4 servicemen posthumously.</text:p>
      <text:p text:style-name="P4">
<text:span text:style-name="T4">
 Read also: </text:span>
 <text:a xlink:type="simple" xlink:href="https://www.ukrinform.ua/rubric-ato/3704345-usi-vidi-vijsk-matimut-svoi-okremi-nagorodni-medali-reznikov.html" text:style-name="Internet_20_link" text:visited-style-name="Visited_20_Internet_20_Link">
<text:span text:style-name="T4">
 Rewards </text:span>
</text:a>
Also, the president was awarded the Order of Courage "for the courage" of the senior soldier Alexander Machulsky posthumously.</text:p>
      <text:p text:style-name="P4">
The Order of Courage of the 3rd degree, the head of the Ukrainian state noted 130 defenders, of which 125 were posthumously.</text:p>
      <text:p text:style-name="P4">
In addition, 15 servicemen were awarded the Medal for Military Service of Ukraine and three - the medal for saved life.</text:p>
      <text:p text:style-name="P4">
As reported by Ukrinform, <text:a xlink:type="simple" xlink:href="https://www.ukrinform.ua/rubric-polytics/3705400-zelenskij-zustrivsa-z-delegacieu-amerikanskih-kongresmeniv.html" text:style-name="Internet_20_link" text:visited-style-name="Visited_20_Internet_20_Link">
</text:a>
- Talked about the situation at the Zaporizhzhya NPP and Grain Koridor.</text:p>
      <text:p text:style-name="P4">
News Source: <text:a xlink:type="simple" xlink:href="https://www.ukrinform.ua/rubric-ato/3705413-zelenskij-vidznaciv-derzavnimi-nagorodami-153-vijskovosluzbovciv-130-iz-nih-posmertno.html" text:style-name="Internet_20_link" text:visited-style-name="Visited_20_Internet_20_Link">
https://www.ukrinform.ua/rubric-ato/3705413-zelenskij-vidznaciv-derzavnimi-nagorodami-153-vijskovosluzbovciv-130-iz-nih-posmertno.html</text:a>
</text:p>
      <!--NEWS-->
      <text:h text:style-name="P10" text:outline-level="1">
<text:span text:style-name="T4">
US is put into operation a new Virginia submarine</text:span>
</text:h>
      <text:p text:style-name="P4">
Authors: Ukrinform (Person)</text:p>
      <text:p text:style-name="P4">
Publisher: Укринформ (Organization)</text:p>
      <text:p text:style-name="P4">
Published Time: 2023-05-05T-42:33:00+03:00</text:p>
      <text:p text:style-name="P4">
Modified Time: 2023-05-05T21:33:00+03:00</text:p>
      <text:p text:style-name="P4">
Description: The US Navy is preparing to hold a "Virginia" custom-made submarine ceremony, which will name the USS Massachusetts (SSN 798) and will be adopted. - Ukrinform.</text:p>
      <text:p text:style-name="P4">
Images: ["<text:a xlink:type="simple" xlink:href="https://static.ukrinform.com/photos/2023_05/thumb_files/630_360_1683311063-152.jpg" text:style-name="Internet_20_link" text:visited-style-name="Visited_20_Internet_20_Link">
630_360_16833...</text:a>
"]</text:p>
      <text:p text:style-name="P4">
Tags: ['США', 'Підводний човен']</text:p>
      <text:p text:style-name="P4">
Type: Article</text:p>
      <!--METADATA-->
      <text:p text:style-name="P4">
<draw:frame draw:style-name="fr1" draw:name="Image21" text:anchor-type="as-char" svg:width="6.9236in" svg:height="3.956343in" draw:z-index="0">
<draw:image xlink:href="../Images/yкринформ/2023-05-05T-42-33-00-03-00/630_360_1683311063-152.jpg" xlink:type="simple" xlink:show="embed" xlink:actuate="onLoad" draw:mime-type="image/jpeg"/>
</draw:frame>
US naval forces are preparing to hold a "baptism" ceremony of the latest high-speed submarine of Virginia class, which will receive USS Massachusetts.(SSN 798)But it will be adopted.</text:p>
      <text:p text:style-name="P4">
The ceremony will be held on Saturday not Nonport Newports in Virginia, Ukrinform reports <text:a xlink:type="simple" xlink:href="https://www.defense.gov/News/Releases/Release/Article/3386179/navy-to-christen-submarine-massachusetts/" text:style-name="Internet_20_link" text:visited-style-name="Visited_20_Internet_20_Link">
</text:a>
to the Pentagon press service.</text:p>
      <text:p text:style-name="P4">
"According to the ancient tradition of the Navy, the" baptized "submarine, Cheryl Sandberg, dedicated a bottle of sparkling wine on its nasal part," the presentation said.</text:p>
      <text:p text:style-name="P4">
<text:span text:style-name="T4">
 Read also: </text:span>
 <text:span text:style-name="T4">
 <text:a xlink:type="simple" xlink:href="https://www.ukrinform.ua/rubric-world/3698579-iran-stverdzue-nacebto-amerikanskij-pidvodnij-coven-porusiv-kordoni-kraini-zmi.html" text:style-name="Internet_20_link" text:visited-style-name="Visited_20_Internet_20_Link">
</text:a>
</text:span>
</text:p>
      <text:p text:style-name="P4">
Sandberg is the founder and chairman of the Sandberg Goldberg Berntal Family Foundation, working on building an equal and stable world. The ceremony will also be stated by the Deputy Minister of the US Navy, representatives of the military command, as well as the president of General Dynamics Electric Boat involved in the construction of a ship.</text:p>
      <text:p text:style-name="P4">
So USS Massachusetts(SSN 798)It will become a ninth US Navy ship, named after this state. The first USS Massachusetts was a steamer built in 1845, the last ship with this name was introduced in 1942 as a South Dakota high -speed liner.</text:p>
      <text:p text:style-name="P4">
<text:span text:style-name="T4">
 Read also: </text:span>
 <text:span text:style-name="T4">
 <text:a xlink:type="simple" xlink:href="https://www.ukrinform.ua/rubric-world/3701230-rosia-posilila-prisutnist-pidvodnih-covniv-v-atlantici-amerikanskij-general.html" text:style-name="Internet_20_link" text:visited-style-name="Visited_20_Internet_20_Link">
</text:a>
</text:span>
</text:p>
      <text:p text:style-name="P4">
It was reported that the American submarines of the Virginia class were designed for coastal and deep waters, as well as for the maintenance of prototic, struggle against surface ships, shock war, provision of symbols.</text:p>
      <text:p text:style-name="P4">
These vessels can also provide observations and intelligence, participate in lesser wars and perform mine missions. They are capable of providing five of the six basic capabilities of the marine strategy, including the sea control, capacity, preceding, safety at the sea.</text:p>
      <text:p text:style-name="P4">
News Source: <text:a xlink:type="simple" xlink:href="https://www.ukrinform.ua/rubric-world/3705416-ssa-vvodat-v-ekspluataciu-novij-pidvodnij-coven-klasu-virdzinia.html" text:style-name="Internet_20_link" text:visited-style-name="Visited_20_Internet_20_Link">
https://www.ukrinform.ua/rubric-world/3705416-ssa-vvodat-v-ekspluataciu-novij-pidvodnij-coven-klasu-virdzinia.html</text:a>
</text:p>
      <!--NEWS-->
      <text:h text:style-name="P10" text:outline-level="1">
<text:span text:style-name="T4">
Germany will not hold the Fencing World Cup with the participation of Russians and Belarus</text:span>
</text:h>
      <text:p text:style-name="P4">
Authors: Ukrinform (Person)</text:p>
      <text:p text:style-name="P4">
Publisher: Укринформ (Organization)</text:p>
      <text:p text:style-name="P4">
Published Time: 2023-05-05T-44:29:51+03:00</text:p>
      <text:p text:style-name="P4">
Modified Time: 2023-05-05T21:29:51+03:00</text:p>
      <text:p text:style-name="P4">
Description: In Germany, they canceled the Fencing World Cup in rapiers among men. - Ukrinform.</text:p>
      <text:p text:style-name="P4">
Images: ["<text:a xlink:type="simple" xlink:href="https://static.ukrinform.com/photos/2023_05/thumb_files/630_360_1683311266-985.jpg" text:style-name="Internet_20_link" text:visited-style-name="Visited_20_Internet_20_Link">
630_360_16833...</text:a>
"]</text:p>
      <text:p text:style-name="P4">
Tags: ['Фехтування', 'Бойкот']</text:p>
      <text:p text:style-name="P4">
Type: Article</text:p>
      <!--METADATA-->
      <text:p text:style-name="P4">
<draw:frame draw:style-name="fr1" draw:name="Image22" text:anchor-type="as-char" svg:width="6.9236in" svg:height="3.956343in" draw:z-index="0">
<draw:image xlink:href="../Images/yкринформ/2023-05-05T-44-29-51-03-00/630_360_1683311266-985.jpg" xlink:type="simple" xlink:show="embed" xlink:actuate="onLoad" draw:mime-type="image/jpeg"/>
</draw:frame>
Urimechina abolished the Fencing World Cup in the Rapir of the Mediterranean.</text:p>
      <text:p text:style-name="P4">
As reports <text:a xlink:type="simple" xlink:href="https://www.sueddeutsche.de/sport/fechten-bonn-fecht-weltcup-loewe-von-bonn-abgesagt-dpa.urn-newsml-dpa-com-20090101-230505-99-569484" text:style-name="Internet_20_link" text:visited-style-name="Visited_20_Internet_20_Link">
</text:a>
, cancellation of the Fencing World Cup of the U Germanic Bonnie has become a response to the decision of the International Federation Federation(OR), who voted for the return of Russian and Belarusian athletes, Ukrinform reports.</text:p>
      <text:p text:style-name="P4">
Despite the admission of Fie, the Russians were unable to declare at the Korean Seoul Grand Prix, as well as to miss the tournaments in Colombia and Mexico. This made it possible to make them on Ukrainian fencingers, informs <text:a xlink:type="simple" xlink:href="https://suspilne.media/466940-vedetsa-neludska-vijna-u-nimeccini-skasuvali-drugij-etap-kubka-svitu-z-fehtuvanna-cerez-dopusk-rosian-ta-bilorusiv/" text:style-name="Internet_20_link" text:visited-style-name="Visited_20_Internet_20_Link">
</text:a>
.</text:p>
      <text:p text:style-name="P4">
<text:span text:style-name="T4">
 Read also: </text:span>
 <text:a xlink:type="simple" xlink:href="https://www.ukrinform.ua/rubric-sports/3704699-ukrainci-vizmut-ucast-u-dvoh-turnirah-z-fehtuvanna-cerez-nedopusk-atletiv-z-rf-i-bilorusi.html" text:style-name="Internet_20_link" text:visited-style-name="Visited_20_Internet_20_Link">
<text:span text:style-name="T4">
 fencing </text:span>
</text:a>
This is the second stage of the Fencing World Cup, which in Germany decided to cancel. Earlier in this country they have already refused to hold the World Cup on the Women's Research, and later to such a step were Denmark and France.</text:p>
      <text:p text:style-name="P4">
News Source: <text:a xlink:type="simple" xlink:href="https://www.ukrinform.ua/rubric-sports/3705415-nimeccina-ne-provoditime-etap-kubka-svitu-z-fehtuvanna-za-ucastu-rosian-ta-bilorusiv.html" text:style-name="Internet_20_link" text:visited-style-name="Visited_20_Internet_20_Link">
https://www.ukrinform.ua/rubric-sports/3705415-nimeccina-ne-provoditime-etap-kubka-svitu-z-fehtuvanna-za-ucastu-rosian-ta-bilorusiv.html</text:a>
</text:p>
      <!--NEWS-->
      <text:h text:style-name="P10" text:outline-level="1">
<text:span text:style-name="T4">
OP is expected that at the summit in Vilnius can begin forming the procedure of Ukraine's accession in NATO</text:span>
</text:h>
      <text:p text:style-name="P4">
Authors: Ukrinform (Person)</text:p>
      <text:p text:style-name="P4">
Publisher: Укринформ (Organization)</text:p>
      <text:p text:style-name="P4">
Published Time: 2023-05-05T-46:22:00+03:00</text:p>
      <text:p text:style-name="P4">
Modified Time: 2023-05-05T21:22:00+03:00</text:p>
      <text:p text:style-name="P4">
Description: Kyiv expects that at the NATO Summit in Vilnius, the formation of Ukraine's accession to NATO may begin. - Ukrinform.</text:p>
      <text:p text:style-name="P4">
Images: ["<text:a xlink:type="simple" xlink:href="https://static.ukrinform.com/photos/2022_08/thumb_files/630_360_1660112619-171.jpeg" text:style-name="Internet_20_link" text:visited-style-name="Visited_20_Internet_20_Link">
630_360_16601...</text:a>
"]</text:p>
      <text:p text:style-name="P4">
Tags: ['Офіс Президента', 'Жовква', 'Єдині новини']</text:p>
      <text:p text:style-name="P4">
Type: Article</text:p>
      <!--METADATA-->
      <text:p text:style-name="P4">
<draw:frame draw:style-name="fr1" draw:name="Image23" text:anchor-type="as-char" svg:width="6.9236in" svg:height="3.956343in" draw:z-index="0">
<draw:image xlink:href="../Images/yкринформ/2023-05-05T-46-22-00-03-00/630_360_1660112619-171.jpeg" xlink:type="simple" xlink:show="embed" xlink:actuate="onLoad" draw:mime-type="image/jpeg"/>
</draw:frame>
Kyiv considers that at the NATO Summit in Vilnius, the formation of Ukraine's accession to NATO may begin.</text:p>
      <text:p text:style-name="P4">
The deputy head of the Office President Igor Zhovkva said this on the broadcasting of the only news, Ukrinform correspondent reports.</text:p>
      <text:p text:style-name="P4">
“Indeed, NATO, the decision on NATO membership in Ukraine at one stage or another, of course, it will not be to victory, it will be made by consensus. Therefore, we want to begin to form a modality procedure as Ukrainian Awawing in NATO, as Ukraine can be invited to NATO, and this is the beginning of the procedure as Ukraine will receive security guarantees by the moment of admission. Just as Finland received the same Finland after Finland has applied, the admission procedure began. And by the time they entered, the if the protocol was ratified by Turkey, they had reliable security guarantees. Not all NATO members, from those who have spoken before, ”said Zhovkva.</text:p>
      <text:p text:style-name="P4">
<text:span text:style-name="T4">
 Read also: </text:span>
 <text:a xlink:type="simple" xlink:href="https://www.ukrinform.ua/rubric-polytics/3703883-ermak-zustrivsa-z-ukrainskimi-j-inozemnimi-zurnalistami.html" text:style-name="Internet_20_link" text:visited-style-name="Visited_20_Internet_20_Link">
</text:a>
To clarify the journalists what security guarantees await Ukraine: who have caught acting after the Vilnius summit or after victory, the deputy head OP replied: “The idea is that during the NATO Vilnius Summit, documents or security guarantee were drawn .</text:p>
      <text:p text:style-name="P4">
Also, in the request to name the number of countries and the guarantees they can provide Ukraine, Zhovkva said: “Let's not go to detail now, not help the aggressor, let's say - to reveal all the nuances and details. I will say only one thing: what Ukraine now receives on the battlefield - and this Western equipment from artillery system, from tanks to armored vehicles, weapons, corresponding ammunition - is also part of security guarantees. ”</text:p>
      <text:p text:style-name="P4">
<text:span text:style-name="T4">
 Read also: </text:span>
 <text:a xlink:type="simple" xlink:href="https://www.ukrinform.ua/rubric-polytics/3704678-ukrainska-armia-moze-stati-osnovou-sil-oboroni-nato-u-majbutnomu-kondratuk.html" text:style-name="Internet_20_link" text:visited-style-name="Visited_20_Internet_20_Link">
</text:a>
It was reported that the NATO summit will be held in Vilnius on July 11-12. The NATO Secretary General Jens Stoltenberg invited President of Ukraine Vladimirrazellensky to this summit.</text:p>
      <text:p text:style-name="P4">
Photo: op</text:p>
      <text:p text:style-name="P4">
News Source: <text:a xlink:type="simple" xlink:href="https://www.ukrinform.ua/rubric-polytics/3705412-v-op-rozrahovuut-so-na-samiti-u-vilnusi-moze-pocatisa-formuvanna-proceduri-vstupu-ukraini-v-nato.html" text:style-name="Internet_20_link" text:visited-style-name="Visited_20_Internet_20_Link">
https://www.ukrinform.ua/rubric-polytics/3705412-v-op-rozrahovuut-so-na-samiti-u-vilnusi-moze-pocatisa-formuvanna-proceduri-vstupu-ukraini-v-nato.html</text:a>
</text:p>
      <!--NEWS-->
      <text:h text:style-name="P10" text:outline-level="1">
<text:span text:style-name="T4">
The President thanked the Air Force fighters and all units that protect the sky</text:span>
</text:h>
      <text:p text:style-name="P4">
Authors: Ukrinform (Person)</text:p>
      <text:p text:style-name="P4">
Publisher: Укринформ (Organization)</text:p>
      <text:p text:style-name="P4">
Published Time: 2023-05-05T-48:17:00+03:00</text:p>
      <text:p text:style-name="P4">
Modified Time: 2023-05-05T21:17:00+03:00</text:p>
      <text:p text:style-name="P4">
Description: President Volodymyr Zelenskyy thanked everyone who is now in battle for the sake of Ukraine, and especially for the passing week - to the Air Force fighters and all units that protect the sky. - Ukrinform.</text:p>
      <text:p text:style-name="P4">
Images: ["<text:a xlink:type="simple" xlink:href="https://static.ukrinform.com/photos/2023_03/thumb_files/630_360_1677855839-566.jpg" text:style-name="Internet_20_link" text:visited-style-name="Visited_20_Internet_20_Link">
630_360_16778...</text:a>
"]</text:p>
      <text:p text:style-name="P4">
Tags: ['ЗСУ', 'Зеленський', 'Війна з росією', 'ППО']</text:p>
      <text:p text:style-name="P4">
Type: Article</text:p>
      <!--METADATA-->
      <text:p text:style-name="P4">
<draw:frame draw:style-name="fr1" draw:name="Image24" text:anchor-type="as-char" svg:width="6.9236in" svg:height="3.956343in" draw:z-index="0">
<draw:image xlink:href="../Images/yкринформ/2023-05-05T-48-17-00-03-00/630_360_1677855839-566.jpg" xlink:type="simple" xlink:show="embed" xlink:actuate="onLoad" draw:mime-type="image/jpeg"/>
</draw:frame>
The Presidential Lordir Zelensky thanked everyone who is now in battle for the sake of Ukraine, which is a special week that is passing - to the Air Force fighters and all units that protect the sky.</text:p>
      <text:p text:style-name="P4">
As Ukrinform reports, he said in his evening <text:a xlink:type="simple" xlink:href="https://www.president.gov.ua/news/robimo-vse-shob-svit-chuv-ukrayinu-rozumiv-i-dopomagav-nashi-82713" text:style-name="Internet_20_link" text:visited-style-name="Visited_20_Internet_20_Link">
</text:a>
.</text:p>
      <text:p text:style-name="P4">
<text:span text:style-name="T5">
Viso: <text:a xlink:type="simple" xlink:href="https://www.youtube.com/watch" text:style-name="Internet_20_link" text:visited-style-name="Visited_20_Internet_20_Link">
</text:a>
</text:span>
</text:p>
      <text:p text:style-name="P4">
“Glory to everyone and everyone who is now in battle for the sake of Ukraine at combat missions at combat posts!I am especially grateful for this week to all the fighters of our air forces and all units of other families of troops that protect the sky!”Zelensky said.</text:p>
      <text:p text:style-name="P4">
<text:span text:style-name="T4">
 Read also: </text:span>
 <text:span text:style-name="T4">
 <text:a xlink:type="simple" xlink:href="https://www.ukrinform.ua/rubric-ato/3704949-ppo-znisila-u-nebi-nad-dnipropetrovsinou-dva-vorozih-bezpilotniki.html" text:style-name="Internet_20_link" text:visited-style-name="Visited_20_Internet_20_Link">
</text:a>
</text:span>
</text:p>
      <text:p text:style-name="P4">
He stressed that "to stand, win and punish the enemy is our joint."</text:p>
      <text:p text:style-name="P4">
“In unity, daily making Ukraine stronger, adding new possibleness to our country daily, let's get to victory!Eternal memory of all our heroes of different times who defended and defended Ukraine!Glory to our people!Glory to Ukraine!”, The head of the Ukrainian state said.</text:p>
      <text:p text:style-name="P4">
<text:span text:style-name="T4">
 Read also: </text:span>
 <text:span text:style-name="T4">
 <text:a xlink:type="simple" xlink:href="https://www.ukrinform.ua/rubric-kyiv/3705227-nacalnik-vijskovoi-administracii-kieva-peredav-zasobi-ppo-dla-mobilnih-vognevih-grup.html" text:style-name="Internet_20_link" text:visited-style-name="Visited_20_Internet_20_Link">
</text:a>
</text:span>
</text:p>
      <text:p text:style-name="P4">
As it was reported, on the night of May 4, 2023, the enemy attacked the "Shahaneda" from a no surrounding direction(Bryansk region)and from the south - the east coast of the Sea. The Russians applied up to 24 shock drones "ShahED-136/131". Forces and means of air forces, in the interaction of the air defense of other components of defense forces of Ukraine, 18 shock UAVs were destroyed.</text:p>
      <text:p text:style-name="P4">
News Source: <text:a xlink:type="simple" xlink:href="https://www.ukrinform.ua/rubric-ato/3705410-prezident-podakuvav-bijcam-povitranih-sil-ta-vsim-pidrozdilam-so-zahisaut-nebo.html" text:style-name="Internet_20_link" text:visited-style-name="Visited_20_Internet_20_Link">
https://www.ukrinform.ua/rubric-ato/3705410-prezident-podakuvav-bijcam-povitranih-sil-ta-vsim-pidrozdilam-so-zahisaut-nebo.html</text:a>
</text:p>
      <!--NEWS-->
      <text:h text:style-name="P10" text:outline-level="1">
<text:span text:style-name="T4">
The Foreign Minister noted the girl who refused to perform at the Sanremo contest because of the involvement of the Russian</text:span>
</text:h>
      <text:p text:style-name="P4">
Authors: Ukrinform (Person)</text:p>
      <text:p text:style-name="P4">
Publisher: Укринформ (Organization)</text:p>
      <text:p text:style-name="P4">
Published Time: 2023-05-05T-50:10:00+03:00</text:p>
      <text:p text:style-name="P4">
Modified Time: 2023-05-05T21:10:00+03:00</text:p>
      <text:p text:style-name="P4">
Description: Foreign Minister of Ukraine Dmytro Kuleba celebrated 13-year-old Sophia Samoylyuk, who refused to participate in the song competition Sanremo Junior-2023 in Italy through the participation of a Russian representative. - Ukrinform.</text:p>
      <text:p text:style-name="P4">
Images: ["<text:a xlink:type="simple" xlink:href="https://static.ukrinform.com/photos/2023_05/thumb_files/630_360_1683309948-158.png" text:style-name="Internet_20_link" text:visited-style-name="Visited_20_Internet_20_Link">
630_360_16833...</text:a>
"]</text:p>
      <text:p text:style-name="P4">
Tags: ['Діти', 'Конкурс', 'Дмитро Кулеба', 'Музика']</text:p>
      <text:p text:style-name="P4">
Type: Article</text:p>
      <!--METADATA-->
      <text:p text:style-name="P4">
<draw:frame draw:style-name="fr1" draw:name="Image25" text:anchor-type="as-char" svg:width="6.9236in" svg:height="3.956343in" draw:z-index="0">
<draw:image xlink:href="../Images/yкринформ/2023-05-05T-50-10-00-03-00/630_360_1683309948-158.png" xlink:type="simple" xlink:show="embed" xlink:actuate="onLoad" draw:mime-type="image/png"/>
</draw:frame>
The Minister of Law of Ukraine Dmytro Kuleba celebrated 13-year-old Sofia Samoylyuk, which has argued from participating in the song competition Sanremo Junior-2023 in Italy due to the Russian representative.</text:p>
      <text:p text:style-name="P4">
He reported this in <text:a xlink:type="simple" xlink:href="https://www.facebook.com/dmytro.kuleba/posts/pfbid0BZhseEfctTEnBQCr9mxcWEVuhDXb8kNMxswEzzcTKEPBfq9M5y9kne9Xkp9FVNFvl" text:style-name="Internet_20_link" text:visited-style-name="Visited_20_Internet_20_Link">
</text:a>
, reports Ukrinform.</text:p>
      <text:p text:style-name="P4">
The Foreign Minister noted that sometimes, in order to win a competition or competition, you need to see a position and demonstrate that you are a representative of the people who appreciate the dignity.</text:p>
      <text:p text:style-name="P4">
“That's what you did, and that's why you won. I congratulate you on this victory. Uteb will not be a diploma of San Rimo this year, but you won something much more-you won for your country. You got a real <text:a xlink:type="simple" xlink:href="https://www.ukrinform.ua/tag-kultura" text:style-name="Internet_20_link" text:visited-style-name="Visited_20_Internet_20_Link">
</text:a>
Victory, without singing a single word, but saying extremely strong words, ”Kuleba said, addressing a young singer.</text:p>
      <text:p text:style-name="P4">
<text:span text:style-name="T4">
 Read also: </text:span>
 <text:a xlink:type="simple" xlink:href="https://www.ukrinform.ua/rubric-culture/3698589-mkip-nazvalo-neprijnatnou-ucast-rosianina-u-konkursi-gorovica.html" text:style-name="Internet_20_link" text:visited-style-name="Visited_20_Internet_20_Link">
<text:span text:style-name="T4">
 Contest </text:span>
</text:a>
The Minister of Foreign Affairs of Ukraine noted that Sofia Samoylyuk thanks "for the victory of the spirit in cultural diplomacy".</text:p>
      <text:p text:style-name="P4">
It was reported that 13-year-old Ukrainian Sofia Samolyuk refused to participate in the Sanremo Junior-2023, which takes place in Italy, because of the participation of a performer from Russia. The organizers announced the participation of Russians several hours before the competition on May 3.</text:p>
      <text:p text:style-name="P4">
News Source: <text:a xlink:type="simple" xlink:href="https://www.ukrinform.ua/rubric-society/3705408-kuleba-vidznaciv-divcinku-aka-vidmovilasa-vistupati-na-konkursi-sanremo-cerez-ucast-rosianina.html" text:style-name="Internet_20_link" text:visited-style-name="Visited_20_Internet_20_Link">
https://www.ukrinform.ua/rubric-society/3705408-kuleba-vidznaciv-divcinku-aka-vidmovilasa-vistupati-na-konkursi-sanremo-cerez-ucast-rosianina.html</text:a>
</text:p>
      <!--NEWS-->
      <text:h text:style-name="P10" text:outline-level="1">
<text:span text:style-name="T4">
The Russians again fired the border of Chernihiv region</text:span>
</text:h>
      <text:p text:style-name="P4">
Authors: Ukrinform (Person)</text:p>
      <text:p text:style-name="P4">
Publisher: Укринформ (Organization)</text:p>
      <text:p text:style-name="P4">
Published Time: 2023-05-05T-52:04:01+03:00</text:p>
      <text:p text:style-name="P4">
Modified Time: 2023-05-05T21:04:01+03:00</text:p>
      <text:p text:style-name="P4">
Description: As of 20:00 on May 5, Russian troops fired at the border of Chernihiv region 6 more times.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Чернігівщина', 'Війна з росією']</text:p>
      <text:p text:style-name="P4">
Type: Article</text:p>
      <!--METADATA-->
      <text:p text:style-name="P4">
<draw:frame draw:style-name="fr1" draw:name="Image26" text:anchor-type="as-char" svg:width="6.9236in" svg:height="3.956343in" draw:z-index="0">
<draw:image xlink:href="../Images/yкринформ/2023-05-05T-52-04-01-03-00/630_360_1479558145-5682.jpg" xlink:type="simple" xlink:show="embed" xlink:actuate="onLoad" draw:mime-type="image/jpeg"/>
</draw:frame>
As of 20:00 on May 5, Russian troops fired at the border of Chernihiv region 6 more times.</text:p>
      <text:p text:style-name="P4">
According to Ukrinform, the Operational Command "North" reports in <text:a xlink:type="simple" xlink:href="https://t.me/ok_pivnich1/2361" text:style-name="Internet_20_link" text:visited-style-name="Visited_20_Internet_20_Link">
</text:a>
.</text:p>
      <text:p text:style-name="P4">
From 13:05 to 13:40 22 strokes were recorded, probably from a 120mm mortar, in the area of the settlement of Blushn.</text:p>
      <text:p text:style-name="P4">
From 15:11 to 15:32, 6 beats were recorded, probably from the artillery, the Unday of Leonivka settlement.</text:p>
      <text:p text:style-name="P4">
<text:span text:style-name="T4">
 Read also: </text:span>
 <text:a xlink:type="simple" xlink:href="https://www.ukrinform.ua/rubric-ato/3705357-sili-oboroni-vidbili-ponad-30-rosijskih-atak-na-troh-napramkah.html" text:style-name="Internet_20_link" text:visited-style-name="Visited_20_Internet_20_Link">
</text:a>
In addition, from 16:15 to 5:00 pm 9 beats were recorded, probably from a 120-mm-mm-mining, in the area of Leonivka settlement.</text:p>
      <text:p text:style-name="P4">
Also around 17:11 is recorded 4 beats probably unmanaged aircraft(The sun)From the screw, in the area of the settlement of Leonivka.</text:p>
      <text:p text:style-name="P4">
From 17:54 to 17:56 2 beats were recorded, probably from a 120mm mortar, a Ulson of the settlement of the Iron Bridge.</text:p>
      <text:p text:style-name="P4">
<text:span text:style-name="T4">
 Read also: </text:span>
 <text:a xlink:type="simple" xlink:href="https://www.ukrinform.ua/rubric-economy/3705100-cerez-obstrili-bez-svitla-zalisaetsa-castina-spozivaciv-u-vosmi-oblastah.html" text:style-name="Internet_20_link" text:visited-style-name="Visited_20_Internet_20_Link">
<text:span text:style-name="T4">
 firing </text:span>
</text:a>
From 19:13 to 19:15 5 beats were recorded, probably from a 120mm mortar, in the area of Leonivka settlement.</text:p>
      <text:p text:style-name="P4">
"There was no information about losses among the local population or damage to civilian infrastructure," the statement said.</text:p>
      <text:p text:style-name="P4">
As reported by Ukrinform, Russian troops on the morning of May 5 were attacking the border of Sumy region, probably unmanaged by aviation missiles released from helicopters.</text:p>
      <text:p text:style-name="P4">
News Source: <text:a xlink:type="simple" xlink:href="https://www.ukrinform.ua/rubric-ato/3705405-rosiani-znovu-obstrilali-prikordonna-cernigivsini.html" text:style-name="Internet_20_link" text:visited-style-name="Visited_20_Internet_20_Link">
https://www.ukrinform.ua/rubric-ato/3705405-rosiani-znovu-obstrilali-prikordonna-cernigivsini.html</text:a>
</text:p>
      <!--NEWS-->
      <text:h text:style-name="P10" text:outline-level="1">
<text:span text:style-name="T4">
As a result of meetings in Helsinki and Hague we have a powerful strengthening of weapons - Zelensky</text:span>
</text:h>
      <text:p text:style-name="P4">
Authors: Ukrinform (Person)</text:p>
      <text:p text:style-name="P4">
Publisher: Укринформ (Organization)</text:p>
      <text:p text:style-name="P4">
Published Time: 2023-05-05T-55:58:46+03:00</text:p>
      <text:p text:style-name="P4">
Modified Time: 2023-05-05T20:58:46+03:00</text:p>
      <text:p text:style-name="P4">
Description: </text:p>
      <text:p text:style-name="P4">
Президент Володимир Зеленський Заявив, Що За Підсумками Зустрічей У Гельсінкі Та В Гаазі Україна Має Потужне Посилення Для Своїх Воїнів Зброєю – На Землі, В Повітрі Й На Морі. — Укрінформ.: </text:p>
      <text:p text:style-name="P4">
Images: ["<text:a xlink:type="simple" xlink:href="https://static.ukrinform.com/photos/2023_04/thumb_files/630_360_1682063024-559.jpeg" text:style-name="Internet_20_link" text:visited-style-name="Visited_20_Internet_20_Link">
630_360_16820...</text:a>
"]</text:p>
      <text:p text:style-name="P4">
Tags: ['Зброя', 'Зеленський', 'Війна з росією']</text:p>
      <text:p text:style-name="P4">
Type: Article</text:p>
      <!--METADATA-->
      <text:p text:style-name="P4">
<draw:frame draw:style-name="fr1" draw:name="Image27" text:anchor-type="as-char" svg:width="6.9236in" svg:height="3.956343in" draw:z-index="0">
<draw:image xlink:href="../Images/yкринформ/2023-05-05T-55-58-46-03-00/630_360_1682063024-559.jpeg" xlink:type="simple" xlink:show="embed" xlink:actuate="onLoad" draw:mime-type="image/jpeg"/>
</draw:frame>
President Volodymyr Zelenskyy stated that, following the meetings of Helsinkita in Hague, Ukraine has a strong strengthening of weapons for its soldiers - on earth, in the air and at sea.</text:p>
      <text:p text:style-name="P4">
As Ukrinform reports, he said in the evening <text:a xlink:type="simple" xlink:href="https://www.president.gov.ua/news/robimo-vse-shob-svit-chuv-ukrayinu-rozumiv-i-dopomagav-nashi-82713" text:style-name="Internet_20_link" text:visited-style-name="Visited_20_Internet_20_Link">
</text:a>
“I am glad to say that as a result of meetings in Helsinki and Hague we have a powerful development for our soldiers with weapons - on earth, in the air and at sea. I thank the partners!This is a significant intensification, ”Zelensky said.</text:p>
      <text:p text:style-name="P4">
In addition, he said, "we have more progress on NATO and the European Union."</text:p>
      <text:p text:style-name="P4">
"We have more progress on Russia's responsibility for aggression against our state," the head of the Ukrainian state said.</text:p>
      <text:p text:style-name="P4">
<text:span text:style-name="T4">
 Read also: </text:span>
 <text:a xlink:type="simple" xlink:href="https://www.ukrinform.ua/rubric-ato/3704637-zelenskij-pro-f16-dla-ukraini-vpevnenij-u-pozitivnomu-rezultati.html" text:style-name="Internet_20_link" text:visited-style-name="Visited_20_Internet_20_Link">
<text:span text:style-name="T4">
 Zelensky </text:span>
</text:a>
As it was reported, on May 3, the President of Ukraine made a visit to Finland, and on 4th - on a special day for the Netherlands, where annually on May 4, at 20:00, two -minute silence honors citizens and soldiers who died during the Treasury and Peace Missions after the Second World War. ](https://www.ukrinform.ua/tag-niderlandi).</text:p>
      <text:p text:style-name="P4">
<text:span text:style-name="T5">
Foto, video: op</text:span>
</text:p>
      <text:p text:style-name="P4">
News Source: <text:a xlink:type="simple" xlink:href="https://www.ukrinform.ua/rubric-ato/3705404-za-pidsumkami-zustricej-u-gelsinki-ta-gaazi-maemo-potuzne-posilenna-zbroeu-zelenskij.html" text:style-name="Internet_20_link" text:visited-style-name="Visited_20_Internet_20_Link">
https://www.ukrinform.ua/rubric-ato/3705404-za-pidsumkami-zustricej-u-gelsinki-ta-gaazi-maemo-potuzne-posilenna-zbroeu-zelenskij.html</text:a>
</text:p>
      <!--NEWS-->
      <text:h text:style-name="P10" text:outline-level="1">
<text:span text:style-name="T4">
Jamala presented the Qirim album with ancient Crimean Tatar songs</text:span>
</text:h>
      <text:p text:style-name="P4">
Authors: Ukrinform (Person)</text:p>
      <text:p text:style-name="P4">
Publisher: Укринформ (Organization)</text:p>
      <text:p text:style-name="P4">
Published Time: 2023-05-05T-57:54:00+03:00</text:p>
      <text:p text:style-name="P4">
Modified Time: 2023-05-05T20:54:00+03:00</text:p>
      <text:p text:style-name="P4">
Description: Ukrainian singer Jamal presented a new album "Qirim", which included ancient songs of the Crimean Tatar people. - Ukrinform.</text:p>
      <text:p text:style-name="P4">
Images: ["<text:a xlink:type="simple" xlink:href="https://static.ukrinform.com/photos/2019_10/thumb_files/630_360_1570790279-293.jpg" text:style-name="Internet_20_link" text:visited-style-name="Visited_20_Internet_20_Link">
630_360_15707...</text:a>
", "<text:a xlink:type="simple" xlink:href="https://static.ukrinform.com/photos/2023_05/1683308984-726.jpeg" text:style-name="Internet_20_link" text:visited-style-name="Visited_20_Internet_20_Link">
1683308984-72...</text:a>
"]</text:p>
      <text:p text:style-name="P4">
Tags: ['Джамала', 'Кримські татари', 'Музика', 'Пісня']</text:p>
      <text:p text:style-name="P4">
Type: Article</text:p>
      <!--METADATA-->
      <text:p text:style-name="P4">
<draw:frame draw:style-name="fr1" draw:name="Image28" text:anchor-type="as-char" svg:width="6.9236in" svg:height="3.956343in" draw:z-index="0">
<draw:image xlink:href="../Images/yкринформ/2023-05-05T-57-54-00-03-00/630_360_1570790279-293.jpg" xlink:type="simple" xlink:show="embed" xlink:actuate="onLoad" draw:mime-type="image/jpeg"/>
</draw:frame>
Ukrainian singer Jamal presented a new album "Qirim", which includes the old songs of the Crimean Tatar people.</text:p>
      <text:p text:style-name="P4">
About it in <text:a xlink:type="simple" xlink:href="https://t.me/mkipu/5900" text:style-name="Internet_20_link" text:visited-style-name="Visited_20_Internet_20_Link">
</text:a>
The Ministry of Culture of Takhrinform reports, Ukrinform reports.</text:p>
      <text:p text:style-name="P4">
<draw:frame draw:style-name="fr1" draw:name="Image29" text:anchor-type="as-char" svg:width="6.9236in" svg:height="6.9236in" draw:z-index="0">
<draw:image xlink:href="../Images/yкринформ/2023-05-05T-57-54-00-03-00/1683308984-726.jpeg" xlink:type="simple" xlink:show="embed" xlink:actuate="onLoad" draw:mime-type="image/jpeg"/>
</draw:frame>
"On May 5, when the Crimean Tatars celebrate the main holiday of spring - Khidirles, the Ukrainian Crimean Tatar singer Jamal released the album Qirim - the collection of old songs of the Crimean Tatar people," the message reads.</text:p>
      <text:p text:style-name="P4">
<text:span text:style-name="T4">
 Read also: </text:span>
 <text:a xlink:type="simple" xlink:href="https://www.ukrinform.ua/rubric-culture/3677425-dzamala-stala-persim-ukrainskim-ambasadorom-equal-vid-spotify.html" text:style-name="Internet_20_link" text:visited-style-name="Visited_20_Internet_20_Link">
<text:span text:style-name="T4">
 Jamala </text:span>
</text:a>
It is noted that the collection includes 14 compositions - previously unknown, rewritten or forgotten. Jamala found them in cities and settlements of the Crimean Power Plant. The MKIP reported that the Qırım album, Jamal, presents together with the National Opera Symphony Orchestra on the stage of the National Opera, and the album will first sound live in the United Kingdom, Liverpool, in conjunction with BBC Philharmonic Orchestra.</text:p>
      <text:p text:style-name="P4">
As it was reported, at the Song Contest "Eurovision-2023", which will be held by Ullerpool, from May 3 to May 14, a Ukrainian boulevard called "Discoverukraine" will operate.</text:p>
      <text:p text:style-name="P4">
News Source: <text:a xlink:type="simple" xlink:href="https://www.ukrinform.ua/rubric-culture/3705402-dzamala-prezentuvala-albom-qirim-zi-starovinnimi-krimskotatarskimi-pisnami.html" text:style-name="Internet_20_link" text:visited-style-name="Visited_20_Internet_20_Link">
https://www.ukrinform.ua/rubric-culture/3705402-dzamala-prezentuvala-albom-qirim-zi-starovinnimi-krimskotatarskimi-pisnami.html</text:a>
</text:p>
      <!--NEWS-->
      <text:h text:style-name="P10" text:outline-level="1">
<text:span text:style-name="T4">
Handed the Russians to the air defense position: Odessa was given 15 years in prison</text:span>
</text:h>
      <text:p text:style-name="P4">
Authors: Ukrinform (Person)</text:p>
      <text:p text:style-name="P4">
Publisher: Укринформ (Organization)</text:p>
      <text:p text:style-name="P4">
Published Time: 2023-05-05T-59:48:00+03:00</text:p>
      <text:p text:style-name="P4">
Modified Time: 2023-05-05T20:48:00+03:00</text:p>
      <text:p text:style-name="P4">
Description: Up to 15 years of imprisonment were condemned by a resident of Odessa, who gave Russian invaders the place of dislocation of air defense systems. - Ukrinform.</text:p>
      <text:p text:style-name="P4">
Images: ["<text:a xlink:type="simple" xlink:href="https://static.ukrinform.com/photos/2023_05/thumb_files/630_360_1683286928-971.jpg" text:style-name="Internet_20_link" text:visited-style-name="Visited_20_Internet_20_Link">
630_360_16832...</text:a>
", "<text:a xlink:type="simple" xlink:href="https://static.ukrinform.com/photos/2023_05/1683286928-587.jpg" text:style-name="Internet_20_link" text:visited-style-name="Visited_20_Internet_20_Link">
1683286928-58...</text:a>
", "<text:a xlink:type="simple" xlink:href="https://static.ukrinform.com/photos/2023_05/1683286927-507.jpg" text:style-name="Internet_20_link" text:visited-style-name="Visited_20_Internet_20_Link">
1683286927-50...</text:a>
"]</text:p>
      <text:p text:style-name="P4">
Tags: ['Одеса', 'Суд', 'Офіс генпрокурора', 'Війна з росією']</text:p>
      <text:p text:style-name="P4">
Type: Article</text:p>
      <!--METADATA-->
      <text:p text:style-name="P4">
<draw:frame draw:style-name="fr1" draw:name="Image30" text:anchor-type="as-char" svg:width="6.9236in" svg:height="3.956343in" draw:z-index="0">
<draw:image xlink:href="../Images/yкринформ/2023-05-05T-59-48-00-03-00/630_360_1683286928-971.jpg" xlink:type="simple" xlink:show="embed" xlink:actuate="onLoad" draw:mime-type="image/jpeg"/>
</draw:frame>
Up to 15 years of imprisonment were condemned by a resident of Odessa, who gave the Russian ascending places of deployment of air defense systems.</text:p>
      <text:p text:style-name="P4">
According to Ukrinform, the Office of the Prosecutor General reported in <text:a xlink:type="simple" xlink:href="https://t.me/pgo_gov_ua/11867" text:style-name="Internet_20_link" text:visited-style-name="Visited_20_Internet_20_Link">
</text:a>
.</text:p>
      <text:p text:style-name="P4">
For supporting the prosecution, the prosecutors of the Odessa Regional Prosecutor's Office of the residents of Odessa were sentenced after state betrayal(Part 2 of Art. 111 of the Criminal Code of Ukraine). Йому призначили покарання у вигляді 15 років позбавлення волі зконфіскацією майна.</text:p>
      <text:p text:style-name="P4">
<draw:frame draw:style-name="fr1" draw:name="Image31" text:anchor-type="as-char" svg:width="6.9236in" svg:height="9.231467in" draw:z-index="0">
<draw:image xlink:href="../Images/yкринформ/2023-05-05T-59-48-00-03-00/1683286928-587.jpg" xlink:type="simple" xlink:show="embed" xlink:actuate="onLoad" draw:mime-type="image/jpeg"/>
</draw:frame>
Prosecutors proved that for a remuneration, the man collected for the special services of the Russian Federation information on the location of the objects of energy infrastructure, the place of deployment of personal staff and military equipment of the units of the Armed Forces of Ukraine, posts, administrative buildings of law enforcement agencies and military personnel in Odessa and region.</text:p>
      <text:p text:style-name="P4">
<text:span text:style-name="T4">
 Read also: </text:span>
 <text:a xlink:type="simple" xlink:href="https://www.ukrinform.ua/rubric-society/3705121-zitelci-doneccini-dali-12-rokiv-vaznici-peredavala-u-rosijskij-genstab-dani-pro-zsu.html" text:style-name="Internet_20_link" text:visited-style-name="Visited_20_Internet_20_Link">
<text:span text:style-name="T4">
 Bang </text:span>
</text:a>
“The convicted person installed and recorded on the video base of the means of air defense in Odessa. At the same time, the traitor estimated his "assistance" at 70 thousand UAH ", -is in the message.</text:p>
      <text:p text:style-name="P4">
To collect reconnaissance information, he went to different areas of Odessa and predetermined, where he carried out photo and video fixation of objects.</text:p>
      <text:p text:style-name="P4">
The enemy informant was detained during the transfer of a video footage with the deployment of air defense systems to representatives of special services of Russia with the help of one of the messengers.</text:p>
      <text:p text:style-name="P4">
<draw:frame draw:style-name="fr1" draw:name="Image32" text:anchor-type="as-char" svg:width="6.9236in" svg:height="9.231467in" draw:z-index="0">
<draw:image xlink:href="../Images/yкринформ/2023-05-05T-59-48-00-03-00/1683286927-507.jpg" xlink:type="simple" xlink:show="embed" xlink:actuate="onLoad" draw:mime-type="image/jpeg"/>
</draw:frame>
He is now in custody.</text:p>
      <text:p text:style-name="P4">
<text:span text:style-name="T4">
 Read also: </text:span>
 <text:a xlink:type="simple" xlink:href="https://www.ukrinform.ua/rubric-regions/3705111-zatrimali-se-dvoh-agentiv-fsb-sukali-pozicii-himars-na-doneccini.html" text:style-name="Internet_20_link" text:visited-style-name="Visited_20_Internet_20_Link">
<text:span text:style-name="T4">
 HIMARS </text:span>
</text:a>
As reported by Ukrinform, the SBU detained two more participants of the branch agent network of the FSB of Russia, who tried to identify the combat positions of HIMAR reactive artillery systems in the frontline regions of Donetsk region.</text:p>
      <text:p text:style-name="P4">
News Source: <text:a xlink:type="simple" xlink:href="https://www.ukrinform.ua/rubric-society/3705195-zdavav-rosianam-pozicii-ppo-odesitu-dali-15-rokiv-vaznici.html" text:style-name="Internet_20_link" text:visited-style-name="Visited_20_Internet_20_Link">
https://www.ukrinform.ua/rubric-society/3705195-zdavav-rosianam-pozicii-ppo-odesitu-dali-15-rokiv-vaznici.html</text:a>
</text:p>
      <!--NEWS-->
      <text:h text:style-name="P10" text:outline-level="1">
<text:span text:style-name="T4">
The President met with representatives of the Venetian Commission</text:span>
</text:h>
      <text:p text:style-name="P4">
Authors: Ukrinform (Person)</text:p>
      <text:p text:style-name="P4">
Publisher: Укринформ (Organization)</text:p>
      <text:p text:style-name="P4">
Published Time: 2023-05-05T-61:46:00+03:00</text:p>
      <text:p text:style-name="P4">
Modified Time: 2023-05-05T20:46:00+03:00</text:p>
      <text:p text:style-name="P4">
Description: President Volodymyr Zelenskyy met with representatives of the Venice Commission. - Ukrinform.</text:p>
      <text:p text:style-name="P4">
Images: ["<text:a xlink:type="simple" xlink:href="https://static.ukrinform.com/photos/2023_05/thumb_files/630_360_1683311375-630.jpeg" text:style-name="Internet_20_link" text:visited-style-name="Visited_20_Internet_20_Link">
630_360_16833...</text:a>
", "<text:a xlink:type="simple" xlink:href="https://static.ukrinform.com/photos/2023_05/1683311374-748.jpeg" text:style-name="Internet_20_link" text:visited-style-name="Visited_20_Internet_20_Link">
1683311374-74...</text:a>
"]</text:p>
      <text:p text:style-name="P4">
Tags: ['США', 'Венеційська комісія', 'Зеленський']</text:p>
      <text:p text:style-name="P4">
Type: Article</text:p>
      <!--METADATA-->
      <text:p text:style-name="P4">
<draw:frame draw:style-name="fr1" draw:name="Image33" text:anchor-type="as-char" svg:width="6.9236in" svg:height="3.956343in" draw:z-index="0">
<draw:image xlink:href="../Images/yкринформ/2023-05-05T-61-46-00-03-00/630_360_1683311375-630.jpeg" xlink:type="simple" xlink:show="embed" xlink:actuate="onLoad" draw:mime-type="image/jpeg"/>
</draw:frame>
President Volodymyr Zelenskyy met with representatives of the Venice Commission.</text:p>
      <text:p text:style-name="P4">
As Ukrinform reports, he said in <text:a xlink:type="simple" xlink:href="https://www.president.gov.ua/news/robimo-vse-shob-svit-chuv-ukrayinu-rozumiv-i-dopomagav-nashi-82713" text:style-name="Internet_20_link" text:visited-style-name="Visited_20_Internet_20_Link">
</text:a>
.</text:p>
      <text:p text:style-name="P4">
"There was also a meeting with representatives of the Venice Commission, the representatives of the Blackrock Investment Fund," Zelensky said.</text:p>
      <text:p text:style-name="P4">
<draw:frame draw:style-name="fr1" draw:name="Image34" text:anchor-type="as-char" svg:width="6.9236in" svg:height="4.604691in" draw:z-index="0">
<draw:image xlink:href="../Images/yкринформ/2023-05-05T-61-46-00-03-00/1683311374-748.jpeg" xlink:type="simple" xlink:show="embed" xlink:actuate="onLoad" draw:mime-type="image/jpeg"/>
</draw:frame>
<text:span text:style-name="T4">
 Read also: </text:span>
 <text:a xlink:type="simple" xlink:href="https://www.ukrinform.ua/rubric-ato/3705394-zelenskij-robimo-vse-sob-svit-cuv-ukrainu-rozumiv-i-dopomagav.html" text:style-name="Internet_20_link" text:visited-style-name="Visited_20_Internet_20_Link">
<text:span text:style-name="T4">
 Zelensky </text:span>
</text:a>
In addition, he noted that on the evening of May 5 he met with a delegation of the United States.</text:p>
      <text:p text:style-name="P4">
“We talked about further interaction between our states for the sake of global consciousness. Now that we are fighting against tyranny side by side with America, we have gone a level of interaction that has never been between Ukraine and the USA. But this is not the limit. We will continue to develop our cooperation - our true union. And I thank everyone who helps!"," The president said.</text:p>
      <text:p text:style-name="P4">
He thanked US President Joseph Biden for leadership, both parties of the Chambers of Congress for invariable support.</text:p>
      <text:p text:style-name="P4">
<text:span text:style-name="T4">
 Read also: </text:span>
 <text:a xlink:type="simple" xlink:href="https://www.ukrinform.ua/rubric-society/3705369-zelenskij-zustrivsa-z-ambasadorami-united24.html" text:style-name="Internet_20_link" text:visited-style-name="Visited_20_Internet_20_Link">
<text:span text:style-name="T4">
 Zelensky </text:span>
</text:a>
"I thank all the Americans whose desire for freedom, along with Ukrainian, together with all our allies and partners, protects globaldamocracy," Zelensky emphasized.</text:p>
      <text:p text:style-name="P4">
As specified in <text:a xlink:type="simple" xlink:href="https://www.president.gov.ua/news/glava-derzhavi-zustrivsya-z-delegaciyeyu-venecianskoyi-komis-82717" text:style-name="Internet_20_link" text:visited-style-name="Visited_20_Internet_20_Link">
</text:a>
, The President met with the delegation of the European Commission for Democracy through Law(Venice Commission)headed by the chairman of the commission Claire Base Malory, who is on a visit to a single country.</text:p>
      <text:p text:style-name="P4">
It is noted that Zelensky thanked the delegations for the visit in difficult time and fertilized cooperation between Ukraine and the Venice Commission in various directions of development of Ukrainian legislation.</text:p>
      <text:p text:style-name="P4">
<text:span text:style-name="T4">
 Read also: </text:span>
 <text:a xlink:type="simple" xlink:href="https://www.ukrinform.ua/rubric-ato/3705410-prezident-podakuvav-bijcam-povitranih-sil-ta-vsim-pidrozdilam-so-zahisaut-nebo.html" text:style-name="Internet_20_link" text:visited-style-name="Visited_20_Internet_20_Link">
</text:a>
</text:p>
      <text:p text:style-name="P4">
The press service shall inform that during the meeting the issue of preparation of the Timiflement of the legislation concerning the procedures for the selection of candidates for a judge of the Constitutional Court of Ukraine.</text:p>
      <text:p text:style-name="P4">
“Ukraine first introduces a competitive procedure for the selection of judges of the Constitutional Court. This is a historical reform that has not even been discussed for any other president. We are quite aware of the great responsibility that lies with us, the invitation of an honest and transparent competition. Ukrainian people expect and demands this, ”Zelensky said.</text:p>
      <text:p text:style-name="P4">
He expressed his hope for support from the Venice Commission on this man and confidence in successful reform of the Constitutional Court's activities.</text:p>
      <text:p text:style-name="P4">
<text:span text:style-name="T4">
 Read also: </text:span>
 <text:a xlink:type="simple" xlink:href="https://www.ukrinform.ua/rubric-ato/3705404-za-pidsumkami-zustricej-u-gelsinki-ta-gaazi-maemo-potuzne-posilenna-zbroeu-zelenskij.html" text:style-name="Internet_20_link" text:visited-style-name="Visited_20_Internet_20_Link">
<text:span text:style-name="T4">
 green </text:span>
</text:a>
It is noted that the meeting also discussed the laws on the de -oligarchization and national minorities.</text:p>
      <text:p text:style-name="P4">
The Head of State confirmed the readiness of Ukraine to continue the close interaction of the Zvenation Commission to ensure effective reforms in accordance with pre -European standards.</text:p>
      <text:p text:style-name="P4">
As it was reported, President of Ukraine Volodymyr Zelenskyy <text:a xlink:type="simple" xlink:href="https://www.ukrinform.ua/rubric-polytics/3705400-zelenskij-zustrivsa-z-delegacieu-amerikanskih-kongresmeniv.html" text:style-name="Internet_20_link" text:visited-style-name="Visited_20_Internet_20_Link">
</text:a>
The head of the Helsinki Commission of the United States Joe Wilson, the congressman Stephen Cohen and Victoria Spartz.</text:p>
      <text:p text:style-name="P4">
The delegation also included a permanent representative of the United States of the PrzebsE Michael Carpenter.</text:p>
      <text:p text:style-name="P4">
News Source: <text:a xlink:type="simple" xlink:href="https://www.ukrinform.ua/rubric-polytics/3705406-prezident-zustrivsa-iz-predstavnikami-venecianskoi-komisii.html" text:style-name="Internet_20_link" text:visited-style-name="Visited_20_Internet_20_Link">
https://www.ukrinform.ua/rubric-polytics/3705406-prezident-zustrivsa-iz-predstavnikami-venecianskoi-komisii.html</text:a>
</text:p>
      <!--NEWS-->
      <text:h text:style-name="P10" text:outline-level="1">
<text:span text:style-name="T4">
A charity sports event was held in Kyiv in support of Azovstal defenders</text:span>
</text:h>
      <text:p text:style-name="P4">
Authors: Ukrinform (Person)</text:p>
      <text:p text:style-name="P4">
Publisher: Укринформ (Organization)</text:p>
      <text:p text:style-name="P4">
Published Time: 2023-05-05T-63:44:00+03:00</text:p>
      <text:p text:style-name="P4">
Modified Time: 2023-05-05T20:44:00+03:00</text:p>
      <text:p text:style-name="P4">
Description: A charitable sports and mass event "Idea of the Nation" was held in Kiev in support of the defenders of "Azovstal", which are currently in captivity. - Ukrinform.</text:p>
      <text:p text:style-name="P4">
Images: ["<text:a xlink:type="simple" xlink:href="https://static.ukrinform.com/photos/2023_05/thumb_files/630_360_1683306930-7532.jpeg" text:style-name="Internet_20_link" text:visited-style-name="Visited_20_Internet_20_Link">
630_360_16833...</text:a>
", "<text:a xlink:type="simple" xlink:href="https://static.ukrinform.com/photos/2023_05/1683306930-9231.jpeg" text:style-name="Internet_20_link" text:visited-style-name="Visited_20_Internet_20_Link">
1683306930-92...</text:a>
", "<text:a xlink:type="simple" xlink:href="https://static.ukrinform.com/photos/2023_05/thumb_files/630_360_1683306928-7816.jpeg" text:style-name="Internet_20_link" text:visited-style-name="Visited_20_Internet_20_Link">
630_360_16833...</text:a>
", "<text:a xlink:type="simple" xlink:href="https://static.ukrinform.com/photos/2023_05/thumb_files/630_360_1683306928-1542.jpeg" text:style-name="Internet_20_link" text:visited-style-name="Visited_20_Internet_20_Link">
630_360_16833...</text:a>
", "<text:a xlink:type="simple" xlink:href="https://static.ukrinform.com/photos/2023_05/thumb_files/630_360_1683306928-9703.jpeg" text:style-name="Internet_20_link" text:visited-style-name="Visited_20_Internet_20_Link">
630_360_16833...</text:a>
", "<text:a xlink:type="simple" xlink:href="https://static.ukrinform.com/photos/2023_05/thumb_files/630_360_1683306928-9675.jpeg" text:style-name="Internet_20_link" text:visited-style-name="Visited_20_Internet_20_Link">
630_360_16833...</text:a>
", "<text:a xlink:type="simple" xlink:href="https://static.ukrinform.com/photos/2023_05/thumb_files/630_360_1683306928-2445.jpeg" text:style-name="Internet_20_link" text:visited-style-name="Visited_20_Internet_20_Link">
630_360_16833...</text:a>
", "<text:a xlink:type="simple" xlink:href="https://static.ukrinform.com/photos/2023_05/thumb_files/630_360_1683306928-6723.jpeg" text:style-name="Internet_20_link" text:visited-style-name="Visited_20_Internet_20_Link">
630_360_16833...</text:a>
", "<text:a xlink:type="simple" xlink:href="https://static.ukrinform.com/photos/2023_05/thumb_files/630_360_1683306929-4627.jpeg" text:style-name="Internet_20_link" text:visited-style-name="Visited_20_Internet_20_Link">
630_360_16833...</text:a>
", "<text:a xlink:type="simple" xlink:href="https://static.ukrinform.com/photos/2023_05/thumb_files/630_360_1683306929-8588.jpeg" text:style-name="Internet_20_link" text:visited-style-name="Visited_20_Internet_20_Link">
630_360_16833...</text:a>
", "<text:a xlink:type="simple" xlink:href="https://static.ukrinform.com/photos/2023_05/thumb_files/630_360_1683306929-8757.jpeg" text:style-name="Internet_20_link" text:visited-style-name="Visited_20_Internet_20_Link">
630_360_16833...</text:a>
", "<text:a xlink:type="simple" xlink:href="https://static.ukrinform.com/photos/2023_05/thumb_files/630_360_1683306930-9231.jpeg" text:style-name="Internet_20_link" text:visited-style-name="Visited_20_Internet_20_Link">
630_360_16833...</text:a>
", "<text:a xlink:type="simple" xlink:href="https://static.ukrinform.com/photos/2023_05/thumb_files/630_360_1683306930-5571.jpeg" text:style-name="Internet_20_link" text:visited-style-name="Visited_20_Internet_20_Link">
630_360_16833...</text:a>
", "<text:a xlink:type="simple" xlink:href="https://static.ukrinform.com/photos/2023_05/thumb_files/630_360_1683306930-2744.jpeg" text:style-name="Internet_20_link" text:visited-style-name="Visited_20_Internet_20_Link">
630_360_16833...</text:a>
", "<text:a xlink:type="simple" xlink:href="https://static.ukrinform.com/photos/2023_05/thumb_files/630_360_1683306930-2661.jpeg" text:style-name="Internet_20_link" text:visited-style-name="Visited_20_Internet_20_Link">
630_360_16833...</text:a>
"]</text:p>
      <text:p text:style-name="P4">
Tags: ['Азовсталь', 'Спорт', 'Благодійність', 'Київ', 'Акція']</text:p>
      <text:p text:style-name="P4">
Type: Article</text:p>
      <!--METADATA-->
      <text:p text:style-name="P4">
<draw:frame draw:style-name="fr1" draw:name="Image35" text:anchor-type="as-char" svg:width="6.9236in" svg:height="3.956343in" draw:z-index="0">
<draw:image xlink:href="../Images/yкринформ/2023-05-05T-63-44-00-03-00/630_360_1683306930-7532.jpeg" xlink:type="simple" xlink:show="embed" xlink:actuate="onLoad" draw:mime-type="image/jpeg"/>
</draw:frame>
A charitable sports and mass event "Idea of the Nation" in Kyivviviv was in Kiev in support of Azovstal's defenders, which are currently being held captive.</text:p>
      <text:p text:style-name="P4">
The Ukrinform correspondent reports.</text:p>
      <text:p text:style-name="P4">
On May 5, the Azov Brigade celebrates the 9th anniversary of the creation of the unit. The significance of this day is a tradition since 2014. In honor of this iconic date, the association of the families of the defenders of "Azovstal" organized in Kiev the sports and mass "Idea of the Nation" for families and servicemen of the unit, as well as the people of Kiev. The action has passed on Urban Park territory(VDNG).</text:p>
      <text:p text:style-name="P4">
Цьогорічна програма організована на знак пам'яті про полеглих з 2014 рокубійців «Азову», а також захисників «Азовсталі», які майже рік перебувають уполоні ворога. Захід націлений на підтримку сімей загиблих та полонених бійцівзавдяки створенню дружньої атмосфери єдиного азовського сімейства.</text:p>
      <text:p text:style-name="P4">
“Мета акції – нагадати всім, що наші хлопці досі перебувають у полоні. Такожми хочемо підтримати військових донатами. Війна не закінчилась. Допомогапотрібна завжди. Передусім, цей захід організований для родин військових,зокрема родин “азовців”. Це можливість для них трохи відволіктися. Для дітей –це психологічна реабілітація”, – зазначила директорка департаменту молоді іспорту Юлію Хан.</text:p>
      <text:p text:style-name="P4">
<draw:frame draw:style-name="fr1" draw:name="Image36" text:anchor-type="as-char" svg:width="6.9236in" svg:height="4.168584in" draw:z-index="0">
<draw:image xlink:href="../Images/yкринформ/2023-05-05T-63-44-00-03-00/1683306930-9231.jpeg" xlink:type="simple" xlink:show="embed" xlink:actuate="onLoad" draw:mime-type="image/jpeg"/>
</draw:frame>
She noted that last year such an action took place in Kiev for the first time. Earlier the anniversary of the creation of the Azov unit in Mariupol.</text:p>
      <text:p text:style-name="P4">
Within the action there was a charity race "Run for" Azov ": 1 km - for adult children, 5 km - for prepared runners.</text:p>
      <text:p text:style-name="P4">
You can run the distance with the ability to get a memorable medal online. For this one needs to fix the race in any program(Nike Run, Strava, etc.)By 10.05.23, make Donat from 300(Without a medal)or 600(with a medal), send a run -up and payment to Telegrams @Helga_supportfamily, as well as work photos from the race in Stories with a mark of the account @Azovstalfamilies.</text:p>
      <text:p text:style-name="P4">
<text:span text:style-name="T4">
 Read also: </text:span>
 <text:a xlink:type="simple" xlink:href="https://www.ukrinform.ua/rubric-ato/3705388-nezlamni-neskoreni-nespinni-legendarni-azovu-9-rokiv.html" text:style-name="Internet_20_link" text:visited-style-name="Visited_20_Internet_20_Link">
<text:span text:style-name="T4">
 unbreakable </text:span>
 <text:span text:style-name="T4">
 unconquered </text:span>
 <text:span text:style-name="T4">
 tedious </text:span>
 <text:span text:style-name="T4">
 </text:span>
 legendary <text:span text:style-name="T4">
<text:span text:style-name="T5">
* Azov </text:span>
* </text:span>
 <text:span text:style-name="T4">
 years </text:span>
</text:a>
Also, everyone could take part in table tennis competitions, look at the demonstrations of the Strongman Federation of Ukraine, play the checkers of the Ukraine-champion of Ukraine Tatiana Portyanko, play the Amateur Games of Stryitball and Football, etc.</text:p>
      <text:p text:style-name="P4">
<draw:frame draw:style-name="fr1" draw:name="Image37" text:anchor-type="as-char" svg:width="6.9236in" svg:height="3.956343in" draw:z-index="0">
<draw:image xlink:href="../Images/yкринформ/2023-05-05T-63-44-00-03-00/630_360_1683306928-7816.jpeg" xlink:type="simple" xlink:show="embed" xlink:actuate="onLoad" draw:mime-type="image/jpeg"/>
</draw:frame>
In Kiev, the sports and mass event "Idea of the Nation" in support of the defenders "Azovstal" / Photo: Ruslan Kaniuk, Ukrinform <text:a xlink:type="simple" xlink:href="https://static.ukrinform.com/photos/2023_05/1683306928-7816.jpeg" text:style-name="Internet_20_link" text:visited-style-name="Visited_20_Internet_20_Link">
<draw:frame draw:style-name="fr1" draw:name="Image38" text:anchor-type="as-char" svg:width="6.9236in" svg:height="3.956343in" draw:z-index="0">
<draw:image xlink:href="../Images/yкринформ/2023-05-05T-63-44-00-03-00/630_360_1683306928-7816.jpeg" xlink:type="simple" xlink:show="embed" xlink:actuate="onLoad" draw:mime-type="image/jpeg"/>
</draw:frame>
</text:a>
 <text:a xlink:type="simple" xlink:href="https://static.ukrinform.com/photos/2023_05/1683306928-1542.jpeg" text:style-name="Internet_20_link" text:visited-style-name="Visited_20_Internet_20_Link">
<draw:frame draw:style-name="fr1" draw:name="Image39" text:anchor-type="as-char" svg:width="6.9236in" svg:height="3.956343in" draw:z-index="0">
<draw:image xlink:href="../Images/yкринформ/2023-05-05T-63-44-00-03-00/630_360_1683306928-1542.jpeg" xlink:type="simple" xlink:show="embed" xlink:actuate="onLoad" draw:mime-type="image/jpeg"/>
</draw:frame>
</text:a>
 <text:a xlink:type="simple" xlink:href="https://static.ukrinform.com/photos/2023_05/1683306928-9703.jpeg" text:style-name="Internet_20_link" text:visited-style-name="Visited_20_Internet_20_Link">
<draw:frame draw:style-name="fr1" draw:name="Image40" text:anchor-type="as-char" svg:width="6.9236in" svg:height="3.956343in" draw:z-index="0">
<draw:image xlink:href="../Images/yкринформ/2023-05-05T-63-44-00-03-00/630_360_1683306928-9703.jpeg" xlink:type="simple" xlink:show="embed" xlink:actuate="onLoad" draw:mime-type="image/jpeg"/>
</draw:frame>
</text:a>
 <text:a xlink:type="simple" xlink:href="https://static.ukrinform.com/photos/2023_05/1683306928-9675.jpeg" text:style-name="Internet_20_link" text:visited-style-name="Visited_20_Internet_20_Link">
<draw:frame draw:style-name="fr1" draw:name="Image41" text:anchor-type="as-char" svg:width="6.9236in" svg:height="3.956343in" draw:z-index="0">
<draw:image xlink:href="../Images/yкринформ/2023-05-05T-63-44-00-03-00/630_360_1683306928-9675.jpeg" xlink:type="simple" xlink:show="embed" xlink:actuate="onLoad" draw:mime-type="image/jpeg"/>
</draw:frame>
</text:a>
 <text:a xlink:type="simple" xlink:href="https://static.ukrinform.com/photos/2023_05/1683306928-2445.jpeg" text:style-name="Internet_20_link" text:visited-style-name="Visited_20_Internet_20_Link">
<draw:frame draw:style-name="fr1" draw:name="Image42" text:anchor-type="as-char" svg:width="6.9236in" svg:height="3.956343in" draw:z-index="0">
<draw:image xlink:href="../Images/yкринформ/2023-05-05T-63-44-00-03-00/630_360_1683306928-2445.jpeg" xlink:type="simple" xlink:show="embed" xlink:actuate="onLoad" draw:mime-type="image/jpeg"/>
</draw:frame>
</text:a>
 <text:a xlink:type="simple" xlink:href="https://static.ukrinform.com/photos/2023_05/1683306928-6723.jpeg" text:style-name="Internet_20_link" text:visited-style-name="Visited_20_Internet_20_Link">
<draw:frame draw:style-name="fr1" draw:name="Image43" text:anchor-type="as-char" svg:width="6.9236in" svg:height="3.956343in" draw:z-index="0">
<draw:image xlink:href="../Images/yкринформ/2023-05-05T-63-44-00-03-00/630_360_1683306928-6723.jpeg" xlink:type="simple" xlink:show="embed" xlink:actuate="onLoad" draw:mime-type="image/jpeg"/>
</draw:frame>
</text:a>
 <text:a xlink:type="simple" xlink:href="https://static.ukrinform.com/photos/2023_05/1683306929-4627.jpeg" text:style-name="Internet_20_link" text:visited-style-name="Visited_20_Internet_20_Link">
<draw:frame draw:style-name="fr1" draw:name="Image44" text:anchor-type="as-char" svg:width="6.9236in" svg:height="3.956343in" draw:z-index="0">
<draw:image xlink:href="../Images/yкринформ/2023-05-05T-63-44-00-03-00/630_360_1683306929-4627.jpeg" xlink:type="simple" xlink:show="embed" xlink:actuate="onLoad" draw:mime-type="image/jpeg"/>
</draw:frame>
</text:a>
 <text:a xlink:type="simple" xlink:href="https://static.ukrinform.com/photos/2023_05/1683306929-8588.jpeg" text:style-name="Internet_20_link" text:visited-style-name="Visited_20_Internet_20_Link">
<draw:frame draw:style-name="fr1" draw:name="Image45" text:anchor-type="as-char" svg:width="6.9236in" svg:height="3.956343in" draw:z-index="0">
<draw:image xlink:href="../Images/yкринформ/2023-05-05T-63-44-00-03-00/630_360_1683306929-8588.jpeg" xlink:type="simple" xlink:show="embed" xlink:actuate="onLoad" draw:mime-type="image/jpeg"/>
</draw:frame>
</text:a>
 <text:a xlink:type="simple" xlink:href="https://static.ukrinform.com/photos/2023_05/1683306929-8757.jpeg" text:style-name="Internet_20_link" text:visited-style-name="Visited_20_Internet_20_Link">
<draw:frame draw:style-name="fr1" draw:name="Image46" text:anchor-type="as-char" svg:width="6.9236in" svg:height="3.956343in" draw:z-index="0">
<draw:image xlink:href="../Images/yкринформ/2023-05-05T-63-44-00-03-00/630_360_1683306929-8757.jpeg" xlink:type="simple" xlink:show="embed" xlink:actuate="onLoad" draw:mime-type="image/jpeg"/>
</draw:frame>
</text:a>
 <text:a xlink:type="simple" xlink:href="https://static.ukrinform.com/photos/2023_05/1683306930-9231.jpeg" text:style-name="Internet_20_link" text:visited-style-name="Visited_20_Internet_20_Link">
<draw:frame draw:style-name="fr1" draw:name="Image47" text:anchor-type="as-char" svg:width="6.9236in" svg:height="3.956343in" draw:z-index="0">
<draw:image xlink:href="../Images/yкринформ/2023-05-05T-63-44-00-03-00/630_360_1683306930-9231.jpeg" xlink:type="simple" xlink:show="embed" xlink:actuate="onLoad" draw:mime-type="image/jpeg"/>
</draw:frame>
</text:a>
 <text:a xlink:type="simple" xlink:href="https://static.ukrinform.com/photos/2023_05/1683306930-5571.jpeg" text:style-name="Internet_20_link" text:visited-style-name="Visited_20_Internet_20_Link">
<draw:frame draw:style-name="fr1" draw:name="Image48" text:anchor-type="as-char" svg:width="6.9236in" svg:height="3.956343in" draw:z-index="0">
<draw:image xlink:href="../Images/yкринформ/2023-05-05T-63-44-00-03-00/630_360_1683306930-5571.jpeg" xlink:type="simple" xlink:show="embed" xlink:actuate="onLoad" draw:mime-type="image/jpeg"/>
</draw:frame>
</text:a>
 <text:a xlink:type="simple" xlink:href="https://static.ukrinform.com/photos/2023_05/1683306930-2744.jpeg" text:style-name="Internet_20_link" text:visited-style-name="Visited_20_Internet_20_Link">
<draw:frame draw:style-name="fr1" draw:name="Image49" text:anchor-type="as-char" svg:width="6.9236in" svg:height="3.956343in" draw:z-index="0">
<draw:image xlink:href="../Images/yкринформ/2023-05-05T-63-44-00-03-00/630_360_1683306930-2744.jpeg" xlink:type="simple" xlink:show="embed" xlink:actuate="onLoad" draw:mime-type="image/jpeg"/>
</draw:frame>
</text:a>
 <text:a xlink:type="simple" xlink:href="https://static.ukrinform.com/photos/2023_05/1683306930-7532.jpeg" text:style-name="Internet_20_link" text:visited-style-name="Visited_20_Internet_20_Link">
<draw:frame draw:style-name="fr1" draw:name="Image50" text:anchor-type="as-char" svg:width="6.9236in" svg:height="3.956343in" draw:z-index="0">
<draw:image xlink:href="../Images/yкринформ/2023-05-05T-63-44-00-03-00/630_360_1683306930-7532.jpeg" xlink:type="simple" xlink:show="embed" xlink:actuate="onLoad" draw:mime-type="image/jpeg"/>
</draw:frame>
</text:a>
 <text:a xlink:type="simple" xlink:href="https://static.ukrinform.com/photos/2023_05/1683306930-2661.jpeg" text:style-name="Internet_20_link" text:visited-style-name="Visited_20_Internet_20_Link">
<draw:frame draw:style-name="fr1" draw:name="Image51" text:anchor-type="as-char" svg:width="6.9236in" svg:height="3.956343in" draw:z-index="0">
<draw:image xlink:href="../Images/yкринформ/2023-05-05T-63-44-00-03-00/630_360_1683306930-2661.jpeg" xlink:type="simple" xlink:show="embed" xlink:actuate="onLoad" draw:mime-type="image/jpeg"/>
</draw:frame>
</text:a>
In addition, a military with Azovstal lecture from domedic assistance. At the end of the action, the military from the Azov regiment launched a field cuisine and treated with a delicious plate.Organizers: Association of Families of Azovstal Defenders with the support of the KSCA Department and Sports. The information partner of the action, in particular, is the Ukrainian Ukrainian Information Agency "Ukrinform".</text:p>
      <text:p text:style-name="P4">
As reported, <text:a xlink:type="simple" xlink:href="https://www.ukrinform.ua/rubric-ato/3657814-druzina-komandira-polku-azov-zaklikala-vizvoliti-ukrainskih-bijciv-z-polonu-rf.html" text:style-name="Internet_20_link" text:visited-style-name="Visited_20_Internet_20_Link">
</text:a>
 .</text:p>
      <text:p text:style-name="P4">
News Source: <text:a xlink:type="simple" xlink:href="https://www.ukrinform.ua/rubric-kyiv/3705401-u-kievi-proveli-blagodijnij-sportivnij-zahid-na-pidtrimku-zahisnikiv-azovstali.html" text:style-name="Internet_20_link" text:visited-style-name="Visited_20_Internet_20_Link">
https://www.ukrinform.ua/rubric-kyiv/3705401-u-kievi-proveli-blagodijnij-sportivnij-zahid-na-pidtrimku-zahisnikiv-azovstali.html</text:a>
</text:p>
      <!--NEWS-->
      <text:h text:style-name="P10" text:outline-level="1">
<text:span text:style-name="T4">
The UN urge the governments of the countries not to return refugees to Sudan</text:span>
</text:h>
      <text:p text:style-name="P4">
Authors: Ukrinform (Person)</text:p>
      <text:p text:style-name="P4">
Publisher: Укринформ (Organization)</text:p>
      <text:p text:style-name="P4">
Published Time: 2023-05-05T-65:44:00+03:00</text:p>
      <text:p text:style-name="P4">
Modified Time: 2023-05-05T20:44:00+03:00</text:p>
      <text:p text:style-name="P4">
Description: Агентство ООН у справах біженців у п'ятницю закликало уряди країн впустити на свою територію цивільних осіб, які тікають із Судану, і не відправляти їх назад до охопленої конфліктом країни. — Укрінформ.</text:p>
      <text:p text:style-name="P4">
Images: ["<text:a xlink:type="simple" xlink:href="https://static.ukrinform.com/photos/2023_05/thumb_files/630_360_1683290498-269.jpeg" text:style-name="Internet_20_link" text:visited-style-name="Visited_20_Internet_20_Link">
630_360_16832...</text:a>
"]</text:p>
      <text:p text:style-name="P4">
Tags: ['ООН', 'Судан', 'Біженці']</text:p>
      <text:p text:style-name="P4">
Type: Article</text:p>
      <!--METADATA-->
      <text:p text:style-name="P4">
<draw:frame draw:style-name="fr1" draw:name="Image52" text:anchor-type="as-char" svg:width="6.9236in" svg:height="3.956343in" draw:z-index="0">
<draw:image xlink:href="../Images/yкринформ/2023-05-05T-65-44-00-03-00/630_360_1683290498-269.jpeg" xlink:type="simple" xlink:show="embed" xlink:actuate="onLoad" draw:mime-type="image/jpeg"/>
</draw:frame>
The UN Refugee Agency on Friday urged the governments of the countries to let Nasta the territory of civilians running away from Sudan and not sending them to the country's conflict.</text:p>
      <text:p text:style-name="P4">
As Ukrinform reports, it reports <text:a xlink:type="simple" xlink:href="https://www.reuters.com/world/africa/un-refugee-agency-calls-governments-not-return-people-sudan-2023-05-05/" text:style-name="Internet_20_link" text:visited-style-name="Visited_20_Internet_20_Link">
</text:a>
"We advise the governments not to return people to Sudan because of the conflict that is tamped," said the Director of the UN High Commissioner for Elizabeth Tang.</text:p>
      <text:p text:style-name="P4">
She noted that this applies to Sudan citizens, foreign citizens, including refugees who are accepted in Sudan, stateless persons, as well as those who do not have a passport or any other form of identification.</text:p>
      <text:p text:style-name="P4">
According to the UN, the conflict in Sudan has forced about 100,000 people to escape from the neighboring countries and hinders the delivery of assistance to a country where about third -pumping is already relied on humanitarian aid.</text:p>
      <text:p text:style-name="P4">
<text:span text:style-name="T4">
 Read also: </text:span>
 <text:a xlink:type="simple" xlink:href="https://www.ukrinform.ua/rubric-world/3703570-kilkist-bizenciv-iz-sudanu-moze-zrosti-do-800-tisac-oon.html" text:style-name="Internet_20_link" text:visited-style-name="Visited_20_Internet_20_Link">
<text:span text:style-name="T4">
 quantity </text:span>
 <text:span text:style-name="T4">
 refugee </text:span>
 <text:span text:style-name="T4">
 Sudan </text:span>
 <text:span text:style-name="T4">
 can </text:span>
 <text:span text:style-name="T4">
 </text:span>
 grow <text:span text:style-name="T4">
<text:span text:style-name="T5">
 800 </text:span>
* </text:span>
 <text:span text:style-name="T4">
 thousand </text:span>
 <text:span text:style-name="T4">
 </text:span>
 UN **</text:a>
Tang stressed that there are no signs of civilians to be banned from entering neighboring countries, although the border with Egyptoma is forbidden by civilians.</text:p>
      <text:p text:style-name="P4">
"It is likely that those who run need a high level of international protection," Tank summed up about civilians running away from Sudan.</text:p>
      <text:p text:style-name="P4">
As reported by Ukrinform, the head of the humanitarian program <text:a xlink:type="simple" xlink:href="https://www.ukrinform.ua/tag-oon" text:style-name="Internet_20_link" text:visited-style-name="Visited_20_Internet_20_Link">
</text:a>
Martin Griffiths stated that he was working with the obligation from the warring parties in Sudan to protect the humanitarian assistance to ensure its delivery to those who need it.</text:p>
      <text:p text:style-name="P4">
<text:span text:style-name="T5">
Foto: EPA/UPG</text:span>
</text:p>
      <text:p text:style-name="P4">
News Source: <text:a xlink:type="simple" xlink:href="https://www.ukrinform.ua/rubric-world/3705233-v-oon-zaklikaut-uradi-krain-ne-povertati-bizenciv-do-sudanu.html" text:style-name="Internet_20_link" text:visited-style-name="Visited_20_Internet_20_Link">
https://www.ukrinform.ua/rubric-world/3705233-v-oon-zaklikaut-uradi-krain-ne-povertati-bizenciv-do-sudanu.html</text:a>
</text:p>
      <!--NEWS-->
      <text:h text:style-name="P10" text:outline-level="1">
<text:span text:style-name="T4">
Air defense shot down 2 drones in Dnipropetrovsk region overnight</text:span>
</text:h>
      <text:p text:style-name="P4">
Authors: liveuamap (Language: en)</text:p>
      <text:p text:style-name="P4">
Time: 2023-05-05T02:04:18</text:p>
      <text:p text:style-name="P4">
Location: Dnipropetrovsk region (Latitude:48.38111 Longtitude:35.15213)</text:p>
      <text:p text:style-name="P4">
Videos: []</text:p>
      <text:p text:style-name="P4">
Images: []</text:p>
      <text:p text:style-name="P4">
Tags: ["Europe", "Central and Eastern Europe"]</text:p>
      <text:p text:style-name="P4">
Id: 22560505</text:p>
      <!--METADATA-->
      <text:p text:style-name="P4">
Air defense shot down 2 drones in Dnipropetrovsk region overnight</text:p>
      <text:p text:style-name="P4">
News Collection Link: <text:a xlink:type="simple" xlink:href="https://liveuamap.com/en/2023/5-may-air-defense-shot-down-2-drones-in-dnipropetrovsk-region" text:style-name="Internet_20_link" text:visited-style-name="Visited_20_Internet_20_Link">
https://liveuamap.com/en/2023/5-may-air-defense-shot-down-2-drones-in-dnipropetrovsk-region</text:a>
</text:p>
      <text:p text:style-name="P4">
News Source: <text:a xlink:type="simple" xlink:href="https://t.me/UkraineNow/32616" text:style-name="Internet_20_link" text:visited-style-name="Visited_20_Internet_20_Link">
https://t.me/UkraineNow/32616</text:a>
</text:p>
      <!--NEWS-->
      <text:h text:style-name="P10" text:outline-level="1">
<text:span text:style-name="T4">
Fire at Ilskiy refinery in Krasnodar Krai as result of new drone attack</text:span>
</text:h>
      <text:p text:style-name="P4">
Authors: liveuamap (Language: en)</text:p>
      <text:p text:style-name="P4">
Time: 2023-05-05T02:17:02</text:p>
      <text:p text:style-name="P4">
Location: Ilskiy, Krasnodar (Latitude:44.85657 Longtitude:38.60557)</text:p>
      <text:p text:style-name="P4">
Videos: []</text:p>
      <text:p text:style-name="P4">
Images: []</text:p>
      <text:p text:style-name="P4">
Tags: ["Russia", "Energy"]</text:p>
      <text:p text:style-name="P4">
Id: 22560506</text:p>
      <!--METADATA-->
      <text:p text:style-name="P4">
Fire at Ilskiy refinery in Krasnodar Krai as result of new drone attack</text:p>
      <text:p text:style-name="P4">
News Collection Link: <text:a xlink:type="simple" xlink:href="https://liveuamap.com/en/2023/5-may-fire-at-ilskiy-refinery-in-krasnodar-krai-as-result" text:style-name="Internet_20_link" text:visited-style-name="Visited_20_Internet_20_Link">
https://liveuamap.com/en/2023/5-may-fire-at-ilskiy-refinery-in-krasnodar-krai-as-result</text:a>
</text:p>
      <text:p text:style-name="P4">
News Source: <text:a xlink:type="simple" xlink:href="https://t.me/bazabazon/17396" text:style-name="Internet_20_link" text:visited-style-name="Visited_20_Internet_20_Link">
https://t.me/bazabazon/17396</text:a>
</text:p>
      <!--NEWS-->
      <text:h text:style-name="P10" text:outline-level="1">
<text:span text:style-name="T4">
Attack on Ilskiy refinery was conducted by saboteurs, not drone, and suspects were detained a...</text:span>
</text:h>
      <text:p text:style-name="P4">
Authors: liveuamap (Language: en)</text:p>
      <text:p text:style-name="P4">
Time: 2023-05-05T02:55:58</text:p>
      <text:p text:style-name="P4">
Location: Ilskiy, Krasnodar (Latitude:44.85563 Longtitude:38.60613)</text:p>
      <text:p text:style-name="P4">
Videos: []</text:p>
      <text:p text:style-name="P4">
Images: []</text:p>
      <text:p text:style-name="P4">
Tags: ["Russia", "Central and Eastern Europe"]</text:p>
      <text:p text:style-name="P4">
Id: 22560541</text:p>
      <!--METADATA-->
      <text:p text:style-name="P4">
Attack on Ilskiy refinery was conducted by saboteurs, not drone, and suspectswere detained according to Russian media</text:p>
      <text:p text:style-name="P4">
News Collection Link: <text:a xlink:type="simple" xlink:href="https://liveuamap.com/en/2023/5-may-attack-on-ilskiy-refinery-was-conducted-by-saboteurs" text:style-name="Internet_20_link" text:visited-style-name="Visited_20_Internet_20_Link">
https://liveuamap.com/en/2023/5-may-attack-on-ilskiy-refinery-was-conducted-by-saboteurs</text:a>
</text:p>
      <text:p text:style-name="P4">
News Source: <text:a xlink:type="simple" xlink:href="https://t.me/rusbrief/114452" text:style-name="Internet_20_link" text:visited-style-name="Visited_20_Internet_20_Link">
https://t.me/rusbrief/114452</text:a>
</text:p>
      <!--NEWS-->
      <text:h text:style-name="P10" text:outline-level="1">
<text:span text:style-name="T4">
Zaporizka Oblast(08:56). Red Alert: aerial threat. Sirens sounding. Take cover now!</text:span>
</text:h>
      <text:p text:style-name="P4">
Authors: liveuamap (Language: en)</text:p>
      <text:p text:style-name="P4">
Time: 2023-05-05T02:58:00</text:p>
      <text:p text:style-name="P4">
Location: Zaporizka Oblast (Latitude:47.612971 Longtitude:35.765071)</text:p>
      <text:p text:style-name="P4">
Videos: []</text:p>
      <text:p text:style-name="P4">
Images: []</text:p>
      <text:p text:style-name="P4">
Tags: ["Europe", "Central and Eastern Europe"]</text:p>
      <text:p text:style-name="P4">
Id: 22560558</text:p>
      <!--METADATA-->
      <text:p text:style-name="P4">
Zaporizhzhia region(08:56). Red Alert: aerial threat. Sirens sounding. Take covernow!</text:p>
      <text:p text:style-name="P4">
News Collection Link: <text:a xlink:type="simple" xlink:href="https://liveuamap.com/en/2023/05-may-zaporizka-oblast0856-red-alert-aerial-g" text:style-name="Internet_20_link" text:visited-style-name="Visited_20_Internet_20_Link">
https://liveuamap.com/en/2023/05-may-zaporizka-oblast0856-red-alert-aerial-g</text:a>
</text:p>
      <text:p text:style-name="P4">
News Source: <text:a xlink:type="simple" xlink:href="https://t.me/air_alert_ua/44474" text:style-name="Internet_20_link" text:visited-style-name="Visited_20_Internet_20_Link">
https://t.me/air_alert_ua/44474</text:a>
</text:p>
      <!--NEWS-->
      <text:h text:style-name="P10" text:outline-level="1">
<text:span text:style-name="T4">
A three-meter reconnaissance drone was found in a field in the Rostov region. It has been wat...</text:span>
</text:h>
      <text:p text:style-name="P4">
Authors: liveuamap (Language: en)</text:p>
      <text:p text:style-name="P4">
Time: 2023-05-05T03:06:13</text:p>
      <text:p text:style-name="P4">
Location: Rostov (Latitude:47.59291 Longtitude:40.47024)</text:p>
      <text:p text:style-name="P4">
Videos: []</text:p>
      <text:p text:style-name="P4">
Images: []</text:p>
      <text:p text:style-name="P4">
Tags: ["Russia"]</text:p>
      <text:p text:style-name="P4">
Id: 22560560</text:p>
      <!--METADATA-->
      <text:p text:style-name="P4">
A three-meter reconnaissance drone was found in a field in the Rostov region.It has been watching local natural gas distribution station</text:p>
      <text:p text:style-name="P4">
News Collection Link: <text:a xlink:type="simple" xlink:href="https://liveuamap.com/en/2023/5-may-a-threemeter-reconnaissance-drone-was-found-in-a-field" text:style-name="Internet_20_link" text:visited-style-name="Visited_20_Internet_20_Link">
https://liveuamap.com/en/2023/5-may-a-threemeter-reconnaissance-drone-was-found-in-a-field</text:a>
</text:p>
      <text:p text:style-name="P4">
News Source: <text:a xlink:type="simple" xlink:href="https://t.me/shot_shot/50987" text:style-name="Internet_20_link" text:visited-style-name="Visited_20_Internet_20_Link">
https://t.me/shot_shot/50987</text:a>
</text:p>
      <!--NEWS-->
      <text:h text:style-name="P10" text:outline-level="1">
<text:span text:style-name="T4">
Donetsk Oblast(09:12). Red Alert: aerial threat. Sirens sounding. Take cover now!</text:span>
</text:h>
      <text:p text:style-name="P4">
Authors: liveuamap (Language: en)</text:p>
      <text:p text:style-name="P4">
Time: 2023-05-05T03:13:00</text:p>
      <text:p text:style-name="P4">
Location: Donetsk Oblast (Latitude:48.72706 Longtitude:37.57813)</text:p>
      <text:p text:style-name="P4">
Videos: []</text:p>
      <text:p text:style-name="P4">
Images: []</text:p>
      <text:p text:style-name="P4">
Tags: ["Europe", "Central and Eastern Europe"]</text:p>
      <text:p text:style-name="P4">
Id: 22560564</text:p>
      <!--METADATA-->
      <text:p text:style-name="P4">
Donetsk Oblast(09:12). Red Alert: aerial threat. Sirens sounding. Take covernow!</text:p>
      <text:p text:style-name="P4">
News Collection Link: <text:a xlink:type="simple" xlink:href="https://liveuamap.com/en/2023/05-may-donetsk-oblast0912-red-alert-aerial-thg" text:style-name="Internet_20_link" text:visited-style-name="Visited_20_Internet_20_Link">
https://liveuamap.com/en/2023/05-may-donetsk-oblast0912-red-alert-aerial-thg</text:a>
</text:p>
      <text:p text:style-name="P4">
News Source: <text:a xlink:type="simple" xlink:href="https://t.me/air_alert_ua/44475" text:style-name="Internet_20_link" text:visited-style-name="Visited_20_Internet_20_Link">
https://t.me/air_alert_ua/44475</text:a>
</text:p>
      <!--NEWS-->
      <text:h text:style-name="P10" text:outline-level="1">
<text:span text:style-name="T4">
Russian army conducted 10 missile strikes, 75 airstrikes and over 65 shelling with MLRS, - Ge...</text:span>
</text:h>
      <text:p text:style-name="P4">
Authors: liveuamap (Language: en)</text:p>
      <text:p text:style-name="P4">
Time: 2023-05-05T03:16:00</text:p>
      <text:p text:style-name="P4">
Location: Kherson (Latitude:46.65509 Longtitude:32.61429)</text:p>
      <text:p text:style-name="P4">
Videos: []</text:p>
      <text:p text:style-name="P4">
Images: []</text:p>
      <text:p text:style-name="P4">
Tags: ["Russia"]</text:p>
      <text:p text:style-name="P4">
Id: 22560620</text:p>
      <!--METADATA-->
      <text:p text:style-name="P4">
Russian army conducted 10 missile strikes, 75 airstrikes and over 65 shellingwith MLRS, - General Staff of Armed Forces of Ukraine says in the morningreport</text:p>
      <text:p text:style-name="P4">
News Collection Link: <text:a xlink:type="simple" xlink:href="https://liveuamap.com/en/2023/5-may-russian-army-conducted-10-missile-strikes-75-airstrikes" text:style-name="Internet_20_link" text:visited-style-name="Visited_20_Internet_20_Link">
https://liveuamap.com/en/2023/5-may-russian-army-conducted-10-missile-strikes-75-airstrikes</text:a>
</text:p>
      <text:p text:style-name="P4">
News Source: <text:a xlink:type="simple" xlink:href="https://t.me/lumsrc/4687" text:style-name="Internet_20_link" text:visited-style-name="Visited_20_Internet_20_Link">
https://t.me/lumsrc/4687</text:a>
</text:p>
      <!--NEWS-->
      <text:h text:style-name="P10" text:outline-level="1">
<text:span text:style-name="T4">
Kherson, Khersonska Oblast(09:19). Red Alert: aerial threat. Sirens sounding. Take cover now!</text:span>
</text:h>
      <text:p text:style-name="P4">
Authors: liveuamap (Language: en)</text:p>
      <text:p text:style-name="P4">
Time: 2023-05-05T03:20:00</text:p>
      <text:p text:style-name="P4">
Location: Kherson (Latitude:46.65458 Longtitude:32.61688)</text:p>
      <text:p text:style-name="P4">
Videos: []</text:p>
      <text:p text:style-name="P4">
Images: []</text:p>
      <text:p text:style-name="P4">
Tags: ["Europe", "Central and Eastern Europe"]</text:p>
      <text:p text:style-name="P4">
Id: 22560571</text:p>
      <!--METADATA-->
      <text:p text:style-name="P4">
Kherson, Kherson region(09:19). Red Alert: aerial threat. Sirens sounding.Take cover now!</text:p>
      <text:p text:style-name="P4">
News Collection Link: <text:a xlink:type="simple" xlink:href="https://liveuamap.com/en/2023/05-may-kherson-khersonska-oblast0919-red-alerg" text:style-name="Internet_20_link" text:visited-style-name="Visited_20_Internet_20_Link">
https://liveuamap.com/en/2023/05-may-kherson-khersonska-oblast0919-red-alerg</text:a>
</text:p>
      <text:p text:style-name="P4">
News Source: <text:a xlink:type="simple" xlink:href="https://t.me/air_alert_ua/44476" text:style-name="Internet_20_link" text:visited-style-name="Visited_20_Internet_20_Link">
https://t.me/air_alert_ua/44476</text:a>
</text:p>
      <!--NEWS-->
      <text:h text:style-name="P10" text:outline-level="1">
<text:span text:style-name="T4">
Chief of PMC Wagner mercenaries Evgeniy Prigozhin has announced withdrawal of his units from ...</text:span>
</text:h>
      <text:p text:style-name="P4">
Authors: liveuamap (Language: en)</text:p>
      <text:p text:style-name="P4">
Time: 2023-05-05T04:09:22</text:p>
      <text:p text:style-name="P4">
Location: Bakhmut (Latitude:48.59023000 Longtitude:37.98128000)</text:p>
      <text:p text:style-name="P4">
Videos: []</text:p>
      <text:p text:style-name="P4">
Images: []</text:p>
      <text:p text:style-name="P4">
Tags: ["Minsk Monitor", "Europe"]</text:p>
      <text:p text:style-name="P4">
Id: 22560621</text:p>
      <!--METADATA-->
      <text:p text:style-name="P4">
Chief of PMC Wagner mercenaries Evgeniy Prigozhin has announced withdrawal ofhis units from Bakhmut on 10th May</text:p>
      <text:p text:style-name="P4">
News Collection Link: <text:a xlink:type="simple" xlink:href="https://liveuamap.com/en/2023/5-may-chief-of-pmc-wagner-mercenaries-evgeniy-prigozhin-has" text:style-name="Internet_20_link" text:visited-style-name="Visited_20_Internet_20_Link">
https://liveuamap.com/en/2023/5-may-chief-of-pmc-wagner-mercenaries-evgeniy-prigozhin-has</text:a>
</text:p>
      <text:p text:style-name="P4">
News Source: <text:a xlink:type="simple" xlink:href="https://t.me/bazabazon/17401" text:style-name="Internet_20_link" text:visited-style-name="Visited_20_Internet_20_Link">
https://t.me/bazabazon/17401</text:a>
</text:p>
      <!--NEWS-->
      <text:h text:style-name="P10" text:outline-level="1">
<text:span text:style-name="T4">
UAV attack on Kremlin likely to be discussed at Security Council of Russia, - Kremlin’s spoke...</text:span>
</text:h>
      <text:p text:style-name="P4">
Authors: liveuamap (Language: en)</text:p>
      <text:p text:style-name="P4">
Time: 2023-05-05T04:42:07</text:p>
      <text:p text:style-name="P4">
Location: Moskva, Moscow (Latitude:55.75146 Longtitude:37.61547)</text:p>
      <text:p text:style-name="P4">
Videos: []</text:p>
      <text:p text:style-name="P4">
Images: []</text:p>
      <text:p text:style-name="P4">
Tags: ["Russia"]</text:p>
      <text:p text:style-name="P4">
Id: 22560626</text:p>
      <!--METADATA-->
      <text:p text:style-name="P4">
UAV attack on Kremlin likely to be discussed at Security Council of Russia, -Kremlin’s spokesperson</text:p>
      <text:p text:style-name="P4">
News Collection Link: <text:a xlink:type="simple" xlink:href="https://liveuamap.com/en/2023/5-may-uav-attack-on-kremlin-likely-to-be-discussed-at-security" text:style-name="Internet_20_link" text:visited-style-name="Visited_20_Internet_20_Link">
https://liveuamap.com/en/2023/5-may-uav-attack-on-kremlin-likely-to-be-discussed-at-security</text:a>
</text:p>
      <text:p text:style-name="P4">
News Source: <text:a xlink:type="simple" xlink:href="https://t.me/bbbreaking/154639" text:style-name="Internet_20_link" text:visited-style-name="Visited_20_Internet_20_Link">
https://t.me/bbbreaking/154639</text:a>
</text:p>
      <!--NEWS-->
      <text:h text:style-name="P10" text:outline-level="1">
<text:span text:style-name="T4">
Kremlin's spokesperson confirmed Kremlin is aware of Prigozhin's statements</text:span>
</text:h>
      <text:p text:style-name="P4">
Authors: liveuamap (Language: en)</text:p>
      <text:p text:style-name="P4">
Time: 2023-05-05T04:42:54</text:p>
      <text:p text:style-name="P4">
Location: Moskva, Moscow (Latitude:55.74934 Longtitude:37.61461)</text:p>
      <text:p text:style-name="P4">
Videos: []</text:p>
      <text:p text:style-name="P4">
Images: []</text:p>
      <text:p text:style-name="P4">
Tags: ["Russia", "Central and Eastern Europe"]</text:p>
      <text:p text:style-name="P4">
Id: 22560627</text:p>
      <!--METADATA-->
      <text:p text:style-name="P4">
Kremlin's spokesperson confirmed Kremlin is aware of Prigozhin's statements</text:p>
      <text:p text:style-name="P4">
News Collection Link: <text:a xlink:type="simple" xlink:href="https://liveuamap.com/en/2023/5-may-kremlins-spokesperson-confirmed-kremlin-is-aware-of" text:style-name="Internet_20_link" text:visited-style-name="Visited_20_Internet_20_Link">
https://liveuamap.com/en/2023/5-may-kremlins-spokesperson-confirmed-kremlin-is-aware-of</text:a>
</text:p>
      <text:p text:style-name="P4">
News Source: <text:a xlink:type="simple" xlink:href="https://t.me/bbbreaking/154641" text:style-name="Internet_20_link" text:visited-style-name="Visited_20_Internet_20_Link">
https://t.me/bbbreaking/154641</text:a>
</text:p>
      <!--NEWS-->
      <text:h text:style-name="P10" text:outline-level="1">
<text:span text:style-name="T4">
Ukraine returned the bodies of another 80 fallen soldiers, - the Ministry of Reintegration</text:span>
</text:h>
      <text:p text:style-name="P4">
Authors: liveuamap (Language: en)</text:p>
      <text:p text:style-name="P4">
Time: 2023-05-05T04:55:51</text:p>
      <text:p text:style-name="P4">
Location: Kyiv, Kyiv city (Latitude:50.44329 Longtitude:30.52929)</text:p>
      <text:p text:style-name="P4">
Videos: []</text:p>
      <text:p text:style-name="P4">
Images: []</text:p>
      <text:p text:style-name="P4">
Tags: ["Europe", "Central and Eastern Europe"]</text:p>
      <text:p text:style-name="P4">
Id: 22560631</text:p>
      <!--METADATA-->
      <text:p text:style-name="P4">
Ukraine returned the bodies of another 80 fallen soldiers, - the Ministry ofReintegration</text:p>
      <text:p text:style-name="P4">
News Collection Link: <text:a xlink:type="simple" xlink:href="https://liveuamap.com/en/2023/5-may-ukraine-returned-the-bodies-of-another-80-dead-soldiers" text:style-name="Internet_20_link" text:visited-style-name="Visited_20_Internet_20_Link">
https://liveuamap.com/en/2023/5-may-ukraine-returned-the-bodies-of-another-80-dead-soldiers</text:a>
</text:p>
      <text:p text:style-name="P4">
News Source: <text:a xlink:type="simple" xlink:href="https://t.me/espresotb/61772" text:style-name="Internet_20_link" text:visited-style-name="Visited_20_Internet_20_Link">
https://t.me/espresotb/61772</text:a>
</text:p>
      <!--NEWS-->
      <text:h text:style-name="P10" text:outline-level="1">
<text:span text:style-name="T4">
Chernihivska Oblast(11:33). Red Alert: aerial threat. Sirens sounding. Take cover now!</text:span>
</text:h>
      <text:p text:style-name="P4">
Authors: liveuamap (Language: en)</text:p>
      <text:p text:style-name="P4">
Time: 2023-05-05T05:34:00</text:p>
      <text:p text:style-name="P4">
Location: Chernihivska Oblast (Latitude:51.33333000 Longtitude:32.00000000)</text:p>
      <text:p text:style-name="P4">
Videos: []</text:p>
      <text:p text:style-name="P4">
Images: []</text:p>
      <text:p text:style-name="P4">
Tags: ["Europe", "Central and Eastern Europe"]</text:p>
      <text:p text:style-name="P4">
Id: 22560635</text:p>
      <!--METADATA-->
      <text:p text:style-name="P4">
Chernihiv region(11:33). Red Alert: aerial threat. Sirens sounding. Takecover now!</text:p>
      <text:p text:style-name="P4">
News Collection Link: <text:a xlink:type="simple" xlink:href="https://liveuamap.com/en/2023/05-may-chernihivska-oblast1133-red-alert-aerig" text:style-name="Internet_20_link" text:visited-style-name="Visited_20_Internet_20_Link">
https://liveuamap.com/en/2023/05-may-chernihivska-oblast1133-red-alert-aerig</text:a>
</text:p>
      <text:p text:style-name="P4">
News Source: <text:a xlink:type="simple" xlink:href="https://t.me/suspilnechernihiv/18279" text:style-name="Internet_20_link" text:visited-style-name="Visited_20_Internet_20_Link">
https://t.me/suspilnechernihiv/18279</text:a>
</text:p>
      <!--NEWS-->
      <text:h text:style-name="P10" text:outline-level="1">
<text:span text:style-name="T4">
Sumska Oblast(11:33). Red Alert: aerial threat. Sirens sounding. Take cover now!</text:span>
</text:h>
      <text:p text:style-name="P4">
Authors: liveuamap (Language: en)</text:p>
      <text:p text:style-name="P4">
Time: 2023-05-05T05:35:00</text:p>
      <text:p text:style-name="P4">
Location: Sumska Oblast (Latitude:51.00000000 Longtitude:34.00000000)</text:p>
      <text:p text:style-name="P4">
Videos: []</text:p>
      <text:p text:style-name="P4">
Images: []</text:p>
      <text:p text:style-name="P4">
Tags: ["Europe", "Central and Eastern Europe"]</text:p>
      <text:p text:style-name="P4">
Id: 22560636</text:p>
      <!--METADATA-->
      <text:p text:style-name="P4">
Sumy region(11:33). Red Alert: aerial threat. Sirens sounding. Take covernow!</text:p>
      <text:p text:style-name="P4">
News Collection Link: <text:a xlink:type="simple" xlink:href="https://liveuamap.com/en/2023/05-may-sumska-oblast1133-red-alert-aerial-thrg" text:style-name="Internet_20_link" text:visited-style-name="Visited_20_Internet_20_Link">
https://liveuamap.com/en/2023/05-may-sumska-oblast1133-red-alert-aerial-thrg</text:a>
</text:p>
      <text:p text:style-name="P4">
News Source: <text:a xlink:type="simple" xlink:href="https://t.me/air_alert_ua/44481" text:style-name="Internet_20_link" text:visited-style-name="Visited_20_Internet_20_Link">
https://t.me/air_alert_ua/44481</text:a>
</text:p>
      <!--NEWS-->
      <text:h text:style-name="P10" text:outline-level="1">
<text:span text:style-name="T4">
Schelling Reported in clear dawns And Cheremosnoy Villages of Belgorod Region</text:span>
</text:h>
      <text:p text:style-name="P4">
Authors: liveuamap (Language: en)</text:p>
      <text:p text:style-name="P4">
Time: 2023-05-05T06:38:02</text:p>
      <text:p text:style-name="P4">
Location: Belgorod, Belgorodskaya oblast' (Latitude:50.38116 Longtitude:36.49933)</text:p>
      <text:p text:style-name="P4">
Videos: []</text:p>
      <text:p text:style-name="P4">
Images: ["<text:a xlink:type="simple" xlink:href="https://liveuamap.com/pics/2023/05/05/22560644_0.jpg" text:style-name="Internet_20_link" text:visited-style-name="Visited_20_Internet_20_Link">
22560644_0.jpg</text:a>
"]</text:p>
      <text:p text:style-name="P4">
Tags: ["Russia", "Europe"]</text:p>
      <text:p text:style-name="P4">
Id: 22560644</text:p>
      <!--METADATA-->
      <text:p text:style-name="P4">
Schelling Reported in clear dawns And Cheremosnoy Villages of Belgorod Region</text:p>
      <text:p text:style-name="P4">
!Jush(Images/liveuamap/2023-05-05T06-38-02/22560644_0.jpg)News Collection Link: <text:a xlink:type="simple" xlink:href="https://liveuamap.com/en/2023/5-may-shelling-reported-in-yasnye-zori-and-cheremosnoye-villages" text:style-name="Internet_20_link" text:visited-style-name="Visited_20_Internet_20_Link">
https://liveuamap.com/en/2023/5-may-shelling-reported-in-yasnye-zori-and-cheremosnoye-villages</text:a>
</text:p>
      <text:p text:style-name="P4">
News Source: <text:a xlink:type="simple" xlink:href="https://t.me/shot_shot/50999" text:style-name="Internet_20_link" text:visited-style-name="Visited_20_Internet_20_Link">
https://t.me/shot_shot/50999</text:a>
</text:p>
      <!--NEWS-->
      <text:h text:style-name="P10" text:outline-level="1">
<text:span text:style-name="T4">
President of Ukraine Zelensky met with the Minister of Foreign Affairs of Bahrain Abdullatif ...</text:span>
</text:h>
      <text:p text:style-name="P4">
Authors: liveuamap (Language: en)</text:p>
      <text:p text:style-name="P4">
Time: 2023-05-05T07:06:23</text:p>
      <text:p text:style-name="P4">
Location: Kyiv, Kyiv city (Latitude:50.44426 Longtitude:30.52914)</text:p>
      <text:p text:style-name="P4">
Videos: []</text:p>
      <text:p text:style-name="P4">
Images: []</text:p>
      <text:p text:style-name="P4">
Tags: ["Europe", "Central and Eastern Europe"]</text:p>
      <text:p text:style-name="P4">
Id: 22560648</text:p>
      <!--METADATA-->
      <text:p text:style-name="P4">
President of Ukraine Zelensky met with the Minister of Foreign Affairs ofBahrain Abdullatif bin Rashid Az-Zayani</text:p>
      <text:p text:style-name="P4">
News Collection Link: <text:a xlink:type="simple" xlink:href="https://liveuamap.com/en/2023/5-may-president-of-ukraine-zelensky-met-with-the-minister" text:style-name="Internet_20_link" text:visited-style-name="Visited_20_Internet_20_Link">
https://liveuamap.com/en/2023/5-may-president-of-ukraine-zelensky-met-with-the-minister</text:a>
</text:p>
      <text:p text:style-name="P4">
News Source: <text:a xlink:type="simple" xlink:href="https://twitter.com/Flash_news_ua/status/1654441641262841856" text:style-name="Internet_20_link" text:visited-style-name="Visited_20_Internet_20_Link">
https://twitter.com/Flash_news_ua/status/1654441641262841856</text:a>
</text:p>
      <!--NEWS-->
      <text:h text:style-name="P10" text:outline-level="1">
<text:span text:style-name="T4">
Russian aviation dropped 4 guided bombs at Kozatske and Vesele villages of Nova Kakhovka comm...</text:span>
</text:h>
      <text:p text:style-name="P4">
Authors: liveuamap (Language: en)</text:p>
      <text:p text:style-name="P4">
Time: 2023-05-05T07:09:56</text:p>
      <text:p text:style-name="P4">
Location: Nova Kakhovka, Khersons'ka oblast (Latitude:46.79489 Longtitude:33.3514)</text:p>
      <text:p text:style-name="P4">
Videos: []</text:p>
      <text:p text:style-name="P4">
Images: []</text:p>
      <text:p text:style-name="P4">
Tags: ["Europe", "Central and Eastern Europe"]</text:p>
      <text:p text:style-name="P4">
Id: 22560649</text:p>
      <!--METADATA-->
      <text:p text:style-name="P4">
Russian aviation dropped 4 guided bombs at Kozatske and Vesele villages ofNova Kakhovka community. 1 person wounded</text:p>
      <text:p text:style-name="P4">
News Collection Link: <text:a xlink:type="simple" xlink:href="https://liveuamap.com/en/2023/5-may-russian-aviation-dropped-4-guided-bombs-at-kozatske" text:style-name="Internet_20_link" text:visited-style-name="Visited_20_Internet_20_Link">
https://liveuamap.com/en/2023/5-may-russian-aviation-dropped-4-guided-bombs-at-kozatske</text:a>
</text:p>
      <text:p text:style-name="P4">
News Source: <text:a xlink:type="simple" xlink:href="https://t.me/ukrpravda_news/30229" text:style-name="Internet_20_link" text:visited-style-name="Visited_20_Internet_20_Link">
https://t.me/ukrpravda_news/30229</text:a>
</text:p>
      <!--NEWS-->
      <text:h text:style-name="P10" text:outline-level="1">
<text:span text:style-name="T4">
Donetsk Oblast(13:47). Red Alert: aerial threat. Sirens sounding. Take cover now!</text:span>
</text:h>
      <text:p text:style-name="P4">
Authors: liveuamap (Language: en)</text:p>
      <text:p text:style-name="P4">
Time: 2023-05-05T07:48:00</text:p>
      <text:p text:style-name="P4">
Location: Donetsk Oblast (Latitude:48.72705 Longtitude:37.57858)</text:p>
      <text:p text:style-name="P4">
Videos: []</text:p>
      <text:p text:style-name="P4">
Images: []</text:p>
      <text:p text:style-name="P4">
Tags: ["Europe", "Central and Eastern Europe"]</text:p>
      <text:p text:style-name="P4">
Id: 22560656</text:p>
      <!--METADATA-->
      <text:p text:style-name="P4">
Donetsk Oblast(13:47). Red Alert: aerial threat. Sirens sounding. Take covernow!</text:p>
      <text:p text:style-name="P4">
News Collection Link: <text:a xlink:type="simple" xlink:href="https://liveuamap.com/en/2023/05-may-donetsk-oblast1347-red-alert-aerial-thg" text:style-name="Internet_20_link" text:visited-style-name="Visited_20_Internet_20_Link">
https://liveuamap.com/en/2023/05-may-donetsk-oblast1347-red-alert-aerial-thg</text:a>
</text:p>
      <text:p text:style-name="P4">
News Source: <text:a xlink:type="simple" xlink:href="https://t.me/air_alert_ua/44485" text:style-name="Internet_20_link" text:visited-style-name="Visited_20_Internet_20_Link">
https://t.me/air_alert_ua/44485</text:a>
</text:p>
      <!--NEWS-->
      <text:h text:style-name="P10" text:outline-level="1">
<text:span text:style-name="T4">
Occupation authorities announced evacuation from 18 settlements in Zaporizhzhia region, inclu...</text:span>
</text:h>
      <text:p text:style-name="P4">
Authors: liveuamap (Language: en)</text:p>
      <text:p text:style-name="P4">
Time: 2023-05-05T08:48:00</text:p>
      <text:p text:style-name="P4">
Location: Rozivka (Latitude:47.3858 Longtitude:37.06993)</text:p>
      <text:p text:style-name="P4">
Videos: []</text:p>
      <text:p text:style-name="P4">
Images: []</text:p>
      <text:p text:style-name="P4">
Tags: ["Europe", "Central and Eastern Europe"]</text:p>
      <text:p text:style-name="P4">
Id: 22560690</text:p>
      <!--METADATA-->
      <text:p text:style-name="P4">
Occupation Authoritities Announced Evacuation from 18 Settlements Inzaporizhzhia Region, Including Tymoshivka, Smyrnove, Tarasivka, Orlyske, Molochansk, Bilchansk, BILICANSK. , Vasylivka, velykabelozirka, dnipronudne, Mykhaylivka, Kamyanka-Dniprovska, Enerhodar, Polohy, Kinski Razdy, Rozivka</text:p>
      <text:p text:style-name="P4">
News Collection Link:(https://liveuamap.com/en/2023/5-may-occupation-authorities-announced-evacuation-from-18)</text:p>
      <text:p text:style-name="P4">
News Source: <text:a xlink:type="simple" xlink:href="https://t.me/bbbreaking/154667" text:style-name="Internet_20_link" text:visited-style-name="Visited_20_Internet_20_Link">
https://t.me/bbbreaking/154667</text:a>
</text:p>
      <!--NEWS-->
      <text:h text:style-name="P10" text:outline-level="1">
<text:span text:style-name="T4">
Poltavska Oblast(15:36). Red Alert: aerial threat. Sirens sounding. Take cover now!</text:span>
</text:h>
      <text:p text:style-name="P4">
Authors: liveuamap (Language: en)</text:p>
      <text:p text:style-name="P4">
Time: 2023-05-05T09:37:00</text:p>
      <text:p text:style-name="P4">
Location: Poltavska Oblast (Latitude:49.4766 Longtitude:33.81907)</text:p>
      <text:p text:style-name="P4">
Videos: []</text:p>
      <text:p text:style-name="P4">
Images: []</text:p>
      <text:p text:style-name="P4">
Tags: ["Europe", "Central and Eastern Europe"]</text:p>
      <text:p text:style-name="P4">
Id: 22560673</text:p>
      <!--METADATA-->
      <text:p text:style-name="P4">
Poltava(15:36). Red Alert: aerial threat. Sirens sounding. Take covernow!</text:p>
      <text:p text:style-name="P4">
News Collection Link: <text:a xlink:type="simple" xlink:href="https://liveuamap.com/en/2023/05-may-poltavska-oblast1536-red-alert-aerial-g" text:style-name="Internet_20_link" text:visited-style-name="Visited_20_Internet_20_Link">
https://liveuamap.com/en/2023/05-may-poltavska-oblast1536-red-alert-aerial-g</text:a>
</text:p>
      <text:p text:style-name="P4">
News Source: <text:a xlink:type="simple" xlink:href="https://t.me/suspilnepoltava/11031" text:style-name="Internet_20_link" text:visited-style-name="Visited_20_Internet_20_Link">
https://t.me/suspilnepoltava/11031</text:a>
</text:p>
      <!--NEWS-->
      <text:h text:style-name="P10" text:outline-level="1">
<text:span text:style-name="T4">
Dnipro, Dnipropetrovska Oblast(15:36). Red Alert: aerial threat. Sirens sounding. Take cover ...</text:span>
</text:h>
      <text:p text:style-name="P4">
Authors: liveuamap (Language: en)</text:p>
      <text:p text:style-name="P4">
Time: 2023-05-05T09:38:00</text:p>
      <text:p text:style-name="P4">
Location: Dnipro (Latitude:48.45961 Longtitude:35.03768)</text:p>
      <text:p text:style-name="P4">
Videos: []</text:p>
      <text:p text:style-name="P4">
Images: []</text:p>
      <text:p text:style-name="P4">
Tags: ["Europe", "Central and Eastern Europe"]</text:p>
      <text:p text:style-name="P4">
Id: 22560674</text:p>
      <!--METADATA-->
      <text:p text:style-name="P4">
Dnipro, Dnipropetrovsk region(15:36). Red Alert: aerial threat. Sirenssounding. Take cover now!</text:p>
      <text:p text:style-name="P4">
News Collection Link: <text:a xlink:type="simple" xlink:href="https://liveuamap.com/en/2023/05-may-dnipro-dnipropetrovska-oblast1536-red-g" text:style-name="Internet_20_link" text:visited-style-name="Visited_20_Internet_20_Link">
https://liveuamap.com/en/2023/05-may-dnipro-dnipropetrovska-oblast1536-red-g</text:a>
</text:p>
      <text:p text:style-name="P4">
News Source: <text:a xlink:type="simple" xlink:href="https://t.me/suspilnednipro/15087" text:style-name="Internet_20_link" text:visited-style-name="Visited_20_Internet_20_Link">
https://t.me/suspilnednipro/15087</text:a>
</text:p>
      <!--NEWS-->
      <text:h text:style-name="P10" text:outline-level="1">
<text:span text:style-name="T4">
Donetsk region, Sumy region, Odesa region, Mykolaiv, Mykolaiv region, Zaporizhzhya region ...</text:span>
</text:h>
      <text:p text:style-name="P4">
Authors: liveuamap (Language: en)</text:p>
      <text:p text:style-name="P4">
Time: 2023-05-05T09:39:00</text:p>
      <text:p text:style-name="P4">
Location: Donetsk Oblast (Latitude:48.72847 Longtitude:37.57732)</text:p>
      <text:p text:style-name="P4">
Videos: []</text:p>
      <text:p text:style-name="P4">
Images: []</text:p>
      <text:p text:style-name="P4">
Tags: ["Europe", "Central and Eastern Europe"]</text:p>
      <text:p text:style-name="P4">
Id: 22560675</text:p>
      <!--METADATA-->
      <text:p text:style-name="P4">
Donetsk region, Sumy region, Odesa region, Mykolaiv, Mykolaiv region, Zaporizhzhya region, Kherson, Kherson region(15:37). Red Alert: aerial threat.Sirens sounding. Take cover now!</text:p>
      <text:p text:style-name="P4">
News Collection Link: <text:a xlink:type="simple" xlink:href="https://liveuamap.com/en/2023/05-may-donetsk-oblast-sumska-oblast-odeska-obg" text:style-name="Internet_20_link" text:visited-style-name="Visited_20_Internet_20_Link">
https://liveuamap.com/en/2023/05-may-donetsk-oblast-sumska-oblast-odeska-obg</text:a>
</text:p>
      <text:p text:style-name="P4">
News Source: <text:a xlink:type="simple" xlink:href="https://t.me/air_alert_ua/44494" text:style-name="Internet_20_link" text:visited-style-name="Visited_20_Internet_20_Link">
https://t.me/air_alert_ua/44494</text:a>
</text:p>
      <!--NEWS-->
      <text:h text:style-name="P10" text:outline-level="1">
<text:span text:style-name="T4">
Kharkiv, Kharkivska Oblast(15:39). Red Alert: aerial threat. Sirens sounding. Take cover now!</text:span>
</text:h>
      <text:p text:style-name="P4">
Authors: liveuamap (Language: en)</text:p>
      <text:p text:style-name="P4">
Time: 2023-05-05T09:40:00</text:p>
      <text:p text:style-name="P4">
Location: Kharkiv (Latitude:49.9819 Longtitude:36.2519)</text:p>
      <text:p text:style-name="P4">
Videos: []</text:p>
      <text:p text:style-name="P4">
Images: []</text:p>
      <text:p text:style-name="P4">
Tags: ["Europe", "Central and Eastern Europe"]</text:p>
      <text:p text:style-name="P4">
Id: 22560676</text:p>
      <!--METADATA-->
      <text:p text:style-name="P4">
Kharkiv, Kharkiv region(15:39). Red Alert: aerial threat. Sirens sounding.Take cover now!</text:p>
      <text:p text:style-name="P4">
News Collection Link: <text:a xlink:type="simple" xlink:href="https://liveuamap.com/en/2023/05-may-kharkiv-kharkivska-oblast1539-red-alerg" text:style-name="Internet_20_link" text:visited-style-name="Visited_20_Internet_20_Link">
https://liveuamap.com/en/2023/05-may-kharkiv-kharkivska-oblast1539-red-alerg</text:a>
</text:p>
      <text:p text:style-name="P4">
News Source: <text:a xlink:type="simple" xlink:href="https://t.me/air_alert_ua/44495" text:style-name="Internet_20_link" text:visited-style-name="Visited_20_Internet_20_Link">
https://t.me/air_alert_ua/44495</text:a>
</text:p>
      <!--NEWS-->
      <text:h text:style-name="P10" text:outline-level="1">
<text:span text:style-name="T4">
Kirovohradska Oblast(15:45). Red Alert: aerial threat. Sirens sounding. Take cover now!</text:span>
</text:h>
      <text:p text:style-name="P4">
Authors: liveuamap (Language: en)</text:p>
      <text:p text:style-name="P4">
Time: 2023-05-05T09:47:00</text:p>
      <text:p text:style-name="P4">
Location: Kirovohradska Oblast (Latitude:48.50000000 Longtitude:32.00000000)</text:p>
      <text:p text:style-name="P4">
Videos: []</text:p>
      <text:p text:style-name="P4">
Images: []</text:p>
      <text:p text:style-name="P4">
Tags: ["Europe", "Central and Eastern Europe"]</text:p>
      <text:p text:style-name="P4">
Id: 22560677</text:p>
      <!--METADATA-->
      <text:p text:style-name="P4">
Kirovohrad region(15:45). Red Alert: aerial threat. Sirens sounding. Takecover now!</text:p>
      <text:p text:style-name="P4">
News Collection Link: <text:a xlink:type="simple" xlink:href="https://liveuamap.com/en/2023/05-may-kirovohradska-oblast1545-red-alert-aerg" text:style-name="Internet_20_link" text:visited-style-name="Visited_20_Internet_20_Link">
https://liveuamap.com/en/2023/05-may-kirovohradska-oblast1545-red-alert-aerg</text:a>
</text:p>
      <text:p text:style-name="P4">
News Source: <text:a xlink:type="simple" xlink:href="https://t.me/air_alert_ua/44496" text:style-name="Internet_20_link" text:visited-style-name="Visited_20_Internet_20_Link">
https://t.me/air_alert_ua/44496</text:a>
</text:p>
      <!--NEWS-->
      <text:h text:style-name="P10" text:outline-level="1">
<text:span text:style-name="T4">
Cherkaska Oblast(15:46). Red Alert: aerial threat. Sirens sounding. Take cover now!</text:span>
</text:h>
      <text:p text:style-name="P4">
Authors: liveuamap (Language: en)</text:p>
      <text:p text:style-name="P4">
Time: 2023-05-05T09:49:00</text:p>
      <text:p text:style-name="P4">
Location: Cherkaska Oblast (Latitude:49.25000000 Longtitude:31.33333000)</text:p>
      <text:p text:style-name="P4">
Videos: []</text:p>
      <text:p text:style-name="P4">
Images: []</text:p>
      <text:p text:style-name="P4">
Tags: ["Europe", "Central and Eastern Europe"]</text:p>
      <text:p text:style-name="P4">
Id: 22560678</text:p>
      <!--METADATA-->
      <text:p text:style-name="P4">
Cherkas(15:46). Red Alert: aerial threat. Sirens sounding. Take covernow!</text:p>
      <text:p text:style-name="P4">
News Collection Link: <text:a xlink:type="simple" xlink:href="https://liveuamap.com/en/2023/05-may-cherkaska-oblast1546-red-alert-aerial-g" text:style-name="Internet_20_link" text:visited-style-name="Visited_20_Internet_20_Link">
https://liveuamap.com/en/2023/05-may-cherkaska-oblast1546-red-alert-aerial-g</text:a>
</text:p>
      <text:p text:style-name="P4">
News Source: <text:a xlink:type="simple" xlink:href="https://t.me/air_alert_ua/44497" text:style-name="Internet_20_link" text:visited-style-name="Visited_20_Internet_20_Link">
https://t.me/air_alert_ua/44497</text:a>
</text:p>
      <!--NEWS-->
      <text:h text:style-name="P10" text:outline-level="1">
<text:span text:style-name="T4">
Chernihivska Oblast(16:01). Red Alert: aerial threat. Sirens sounding. Take cover now!</text:span>
</text:h>
      <text:p text:style-name="P4">
Authors: liveuamap (Language: en)</text:p>
      <text:p text:style-name="P4">
Time: 2023-05-05T10:02:00</text:p>
      <text:p text:style-name="P4">
Location: Chernihivska Oblast (Latitude:51.33252 Longtitude:32.00052)</text:p>
      <text:p text:style-name="P4">
Videos: []</text:p>
      <text:p text:style-name="P4">
Images: []</text:p>
      <text:p text:style-name="P4">
Tags: ["Europe", "Central and Eastern Europe"]</text:p>
      <text:p text:style-name="P4">
Id: 22560679</text:p>
      <!--METADATA-->
      <text:p text:style-name="P4">
Chernihiv region(16:01). Red Alert: aerial threat. Sirens sounding. Takecover now!</text:p>
      <text:p text:style-name="P4">
News Collection Link: <text:a xlink:type="simple" xlink:href="https://liveuamap.com/en/2023/05-may-chernihivska-oblast1601-red-alert-aerig" text:style-name="Internet_20_link" text:visited-style-name="Visited_20_Internet_20_Link">
https://liveuamap.com/en/2023/05-may-chernihivska-oblast1601-red-alert-aerig</text:a>
</text:p>
      <text:p text:style-name="P4">
News Source: <text:a xlink:type="simple" xlink:href="https://t.me/air_alert_ua/44498" text:style-name="Internet_20_link" text:visited-style-name="Visited_20_Internet_20_Link">
https://t.me/air_alert_ua/44498</text:a>
</text:p>
      <!--NEWS-->
      <text:h text:style-name="P10" text:outline-level="1">
<text:span text:style-name="T4">
Kyiv(16:05). Red Alert: aerial threat. Sirens sounding. Take cover now!</text:span>
</text:h>
      <text:p text:style-name="P4">
Authors: liveuamap (Language: en)</text:p>
      <text:p text:style-name="P4">
Time: 2023-05-05T10:06:00</text:p>
      <text:p text:style-name="P4">
Location: Kyiv (Latitude:50.44343 Longtitude:30.53022)</text:p>
      <text:p text:style-name="P4">
Videos: []</text:p>
      <text:p text:style-name="P4">
Images: []</text:p>
      <text:p text:style-name="P4">
Tags: ["Europe", "Central and Eastern Europe"]</text:p>
      <text:p text:style-name="P4">
Id: 22560680</text:p>
      <!--METADATA-->
      <text:p text:style-name="P4">
Kyiv(16:05). Red Alert: aerial threat. Sirens sounding. Take cover now!</text:p>
      <text:p text:style-name="P4">
News Collection Link: <text:a xlink:type="simple" xlink:href="https://liveuamap.com/en/2023/05-may-kyiv1605-red-alert-aerial-threat-sireng" text:style-name="Internet_20_link" text:visited-style-name="Visited_20_Internet_20_Link">
https://liveuamap.com/en/2023/05-may-kyiv1605-red-alert-aerial-threat-sireng</text:a>
</text:p>
      <text:p text:style-name="P4">
News Source: <text:a xlink:type="simple" xlink:href="https://t.me/KyivCityOfficial/6605" text:style-name="Internet_20_link" text:visited-style-name="Visited_20_Internet_20_Link">
https://t.me/KyivCityOfficial/6605</text:a>
</text:p>
      <!--NEWS-->
      <text:h text:style-name="P10" text:outline-level="1">
<text:span text:style-name="T4">
Explosions reported in Sloviansk</text:span>
</text:h>
      <text:p text:style-name="P4">
Authors: liveuamap (Language: en)</text:p>
      <text:p text:style-name="P4">
Time: 2023-05-05T10:07:00</text:p>
      <text:p text:style-name="P4">
Location: Sloviansk (Latitude:48.84087 Longtitude:37.59756)</text:p>
      <text:p text:style-name="P4">
Videos: []</text:p>
      <text:p text:style-name="P4">
Images: ["<text:a xlink:type="simple" xlink:href="https://liveuamap.com/pics/2023/05/05/22560691_1.jpg" text:style-name="Internet_20_link" text:visited-style-name="Visited_20_Internet_20_Link">
22560691_1.jpg</text:a>
", "<text:a xlink:type="simple" xlink:href="https://liveuamap.com/pics/2023/05/05/22560691_2.jpg" text:style-name="Internet_20_link" text:visited-style-name="Visited_20_Internet_20_Link">
22560691_2.jpg</text:a>
", "<text:a xlink:type="simple" xlink:href="https://liveuamap.com/pics/2023/05/05/22560691_3.jpg" text:style-name="Internet_20_link" text:visited-style-name="Visited_20_Internet_20_Link">
22560691_3.jpg</text:a>
"]</text:p>
      <text:p text:style-name="P4">
Tags: []</text:p>
      <text:p text:style-name="P4">
Id: 22560691</text:p>
      <!--METADATA-->
      <text:p text:style-name="P4">
Explosions reported in Sloviansk</text:p>
      <text:p text:style-name="P4">
<draw:frame draw:style-name="fr1" draw:name="Image53" text:anchor-type="as-char" svg:width="6.9236in" svg:height="9.231467in" draw:z-index="0">
<draw:image xlink:href="../Images/liveuamap/2023-05-05T10-07-00/22560691_1.jpg" xlink:type="simple" xlink:show="embed" xlink:actuate="onLoad" draw:mime-type="image/jpeg"/>
</draw:frame>
<draw:frame draw:style-name="fr1" draw:name="Image54" text:anchor-type="as-char" svg:width="6.9236in" svg:height="9.216106in" draw:z-index="0">
<draw:image xlink:href="../Images/liveuamap/2023-05-05T10-07-00/22560691_2.jpg" xlink:type="simple" xlink:show="embed" xlink:actuate="onLoad" draw:mime-type="image/jpeg"/>
</draw:frame>
<draw:frame draw:style-name="fr1" draw:name="Image55" text:anchor-type="as-char" svg:width="6.9236in" svg:height="9.216106in" draw:z-index="0">
<draw:image xlink:href="../Images/liveuamap/2023-05-05T10-07-00/22560691_3.jpg" xlink:type="simple" xlink:show="embed" xlink:actuate="onLoad" draw:mime-type="image/jpeg"/>
</draw:frame>
News Collection Link: <text:a xlink:type="simple" xlink:href="https://liveuamap.com/en/2023/5-may-explosions-reported-in-sloviansk" text:style-name="Internet_20_link" text:visited-style-name="Visited_20_Internet_20_Link">
https://liveuamap.com/en/2023/5-may-explosions-reported-in-sloviansk</text:a>
</text:p>
      <text:p text:style-name="P4">
News Source: <text:a xlink:type="simple" xlink:href="https://t.me/Donbas_Operativniy/37619" text:style-name="Internet_20_link" text:visited-style-name="Visited_20_Internet_20_Link">
https://t.me/Donbas_Operativniy/37619</text:a>
</text:p>
      <!--NEWS-->
      <text:h text:style-name="P10" text:outline-level="1">
<text:span text:style-name="T4">
Vinnytsia region, Zhytomyr, Zhytomyr region, Kiev region (16:08). Red Alrt: Aerial Tchretate ....</text:span>
</text:h>
      <text:p text:style-name="P4">
Authors: liveuamap (Language: en)</text:p>
      <text:p text:style-name="P4">
Time: 2023-05-05T10:09:00</text:p>
      <text:p text:style-name="P4">
Location: Vinnytska Oblast (Latitude:48.91667000 Longtitude:28.66667000)</text:p>
      <text:p text:style-name="P4">
Videos: []</text:p>
      <text:p text:style-name="P4">
Images: []</text:p>
      <text:p text:style-name="P4">
Tags: ["Europe", "Central and Eastern Europe"]</text:p>
      <text:p text:style-name="P4">
Id: 22560683</text:p>
      <!--METADATA-->
      <text:p text:style-name="P4">
Vinnitsa region, Zhytomyr, Zhytomyr region, Kiev region(16:08). Red Alert:aerial threat. Sirens sounding. Take cover now!</text:p>
      <text:p text:style-name="P4">
News Collection Link: <text:a xlink:type="simple" xlink:href="https://liveuamap.com/en/2023/05-may-vinnytska-oblast-zhytomyr-zhytomyrska-g" text:style-name="Internet_20_link" text:visited-style-name="Visited_20_Internet_20_Link">
https://liveuamap.com/en/2023/05-may-vinnytska-oblast-zhytomyr-zhytomyrska-g</text:a>
</text:p>
      <text:p text:style-name="P4">
News Source: <text:a xlink:type="simple" xlink:href="https://t.me/air_alert_ua/44502" text:style-name="Internet_20_link" text:visited-style-name="Visited_20_Internet_20_Link">
https://t.me/air_alert_ua/44502</text:a>
</text:p>
      <!--NEWS-->
      <text:h text:style-name="P10" text:outline-level="1">
<text:span text:style-name="T4">
Russian Tu-95 bombers have reportedly launched Kh-101 missiles towards Ukraine from the area ...</text:span>
</text:h>
      <text:p text:style-name="P4">
Authors: liveuamap (Language: en)</text:p>
      <text:p text:style-name="P4">
Time: 2023-05-05T10:17:00</text:p>
      <text:p text:style-name="P4">
Location: Caspian Sea (Latitude:44.86487 Longtitude:48.33375)</text:p>
      <text:p text:style-name="P4">
Videos: []</text:p>
      <text:p text:style-name="P4">
Images: []</text:p>
      <text:p text:style-name="P4">
Tags: ["Russia"]</text:p>
      <text:p text:style-name="P4">
Id: 22560692</text:p>
      <!--METADATA-->
      <text:p text:style-name="P4">
Russian Tu-95 bombers have reportedly launched Kh-101 missiles towards Ukrainefrom the area of Caspian Sea</text:p>
      <text:p text:style-name="P4">
News Collection Link: <text:a xlink:type="simple" xlink:href="https://liveuamap.com/en/2023/5-may-russian-tu95-bombers-have-reportedly-launched-kh101" text:style-name="Internet_20_link" text:visited-style-name="Visited_20_Internet_20_Link">
https://liveuamap.com/en/2023/5-may-russian-tu95-bombers-have-reportedly-launched-kh101</text:a>
</text:p>
      <text:p text:style-name="P4">
News Source: <text:a xlink:type="simple" xlink:href="https://t.me/our_odessa/46954" text:style-name="Internet_20_link" text:visited-style-name="Visited_20_Internet_20_Link">
https://t.me/our_odessa/46954</text:a>
</text:p>
      <!--NEWS-->
      <text:h text:style-name="P10" text:outline-level="1">
<text:span text:style-name="T4">
Russian Tu-22M3 bombers reportedly launched Kh-22 missiles at Kramatorsk</text:span>
</text:h>
      <text:p text:style-name="P4">
Authors: liveuamap (Language: en)</text:p>
      <text:p text:style-name="P4">
Time: 2023-05-05T10:17:50</text:p>
      <text:p text:style-name="P4">
Location: Donetsk Oblast (Latitude:48.72959 Longtitude:37.5638)</text:p>
      <text:p text:style-name="P4">
Videos: []</text:p>
      <text:p text:style-name="P4">
Images: []</text:p>
      <text:p text:style-name="P4">
Tags: ["Europe", "Central and Eastern Europe"]</text:p>
      <text:p text:style-name="P4">
Id: 22560688</text:p>
      <!--METADATA-->
      <text:p text:style-name="P4">
Russian Tu-22M3 bombers reportedly launched Kh-22 missiles at Kramatorsk</text:p>
      <text:p text:style-name="P4">
News Collection Link: <text:a xlink:type="simple" xlink:href="https://liveuamap.com/en/2023/5-may-russian-tu22m3-bombers-reportedly-launched-kh22-missiles" text:style-name="Internet_20_link" text:visited-style-name="Visited_20_Internet_20_Link">
https://liveuamap.com/en/2023/5-may-russian-tu22m3-bombers-reportedly-launched-kh22-missiles</text:a>
</text:p>
      <text:p text:style-name="P4">
News Source: <text:a xlink:type="simple" xlink:href="https://t.me/war_monitor/7101" text:style-name="Internet_20_link" text:visited-style-name="Visited_20_Internet_20_Link">
https://t.me/war_monitor/7101</text:a>
</text:p>
      <!--NEWS-->
      <text:h text:style-name="P10" text:outline-level="1">
<text:span text:style-name="T4">
Enterprise destroyed as result of Russian missile strike in Sloviansk</text:span>
</text:h>
      <text:p text:style-name="P4">
Authors: liveuamap (Language: en)</text:p>
      <text:p text:style-name="P4">
Time: 2023-05-05T11:31:01</text:p>
      <text:p text:style-name="P4">
Location: Sloviansk (Latitude:48.82144 Longtitude:37.58646)</text:p>
      <text:p text:style-name="P4">
Videos: []</text:p>
      <text:p text:style-name="P4">
Images: ["<text:a xlink:type="simple" xlink:href="https://liveuamap.com/pics/2023/05/05/22560693_0.jpg" text:style-name="Internet_20_link" text:visited-style-name="Visited_20_Internet_20_Link">
22560693_0.jpg</text:a>
", "<text:a xlink:type="simple" xlink:href="https://liveuamap.com/pics/2023/05/05/22560693_1.jpg" text:style-name="Internet_20_link" text:visited-style-name="Visited_20_Internet_20_Link">
22560693_1.jpg</text:a>
", "<text:a xlink:type="simple" xlink:href="https://liveuamap.com/pics/2023/05/05/22560693_2.jpg" text:style-name="Internet_20_link" text:visited-style-name="Visited_20_Internet_20_Link">
22560693_2.jpg</text:a>
"]</text:p>
      <text:p text:style-name="P4">
Tags: []</text:p>
      <text:p text:style-name="P4">
Id: 22560693</text:p>
      <!--METADATA-->
      <text:p text:style-name="P4">
Enterprise destroyed as result of Russian missile strike in Sloviansk</text:p>
      <text:p text:style-name="P4">
<draw:frame draw:style-name="fr1" draw:name="Image56" text:anchor-type="as-char" svg:width="6.9236in" svg:height="5.1927in" draw:z-index="0">
<draw:image xlink:href="../Images/liveuamap/2023-05-05T11-31-01/22560693_0.jpg" xlink:type="simple" xlink:show="embed" xlink:actuate="onLoad" draw:mime-type="image/jpeg"/>
</draw:frame>
<draw:frame draw:style-name="fr1" draw:name="Image57" text:anchor-type="as-char" svg:width="6.9236in" svg:height="5.1927in" draw:z-index="0">
<draw:image xlink:href="../Images/liveuamap/2023-05-05T11-31-01/22560693_1.jpg" xlink:type="simple" xlink:show="embed" xlink:actuate="onLoad" draw:mime-type="image/jpeg"/>
</draw:frame>
<draw:frame draw:style-name="fr1" draw:name="Image58" text:anchor-type="as-char" svg:width="6.9236in" svg:height="5.1927in" draw:z-index="0">
<draw:image xlink:href="../Images/liveuamap/2023-05-05T11-31-01/22560693_2.jpg" xlink:type="simple" xlink:show="embed" xlink:actuate="onLoad" draw:mime-type="image/jpeg"/>
</draw:frame>
News Collection Link: <text:a xlink:type="simple" xlink:href="https://liveuamap.com/en/2023/5-may-enterprise-destroyed-as-result-of-russian-missile-strike" text:style-name="Internet_20_link" text:visited-style-name="Visited_20_Internet_20_Link">
https://liveuamap.com/en/2023/5-may-enterprise-destroyed-as-result-of-russian-missile-strike</text:a>
</text:p>
      <text:p text:style-name="P4">
News Source: <text:a xlink:type="simple" xlink:href="https://t.me/lachentyt/28985" text:style-name="Internet_20_link" text:visited-style-name="Visited_20_Internet_20_Link">
https://t.me/lachentyt/28985</text:a>
</text:p>
      <!--NEWS-->
      <text:h text:style-name="P10" text:outline-level="1">
<text:span text:style-name="T4">
A charity concert of the Lithuanian orchestra and the Ukrainian pianist will be held in Vilnius</text:span>
</text:h>
      <text:p text:style-name="P4">
Authors: Ukrinform (Person)</text:p>
      <text:p text:style-name="P4">
Publisher: Укринформ (Organization)</text:p>
      <text:p text:style-name="P4">
Published Time: 2023-05-05T15:53:01+03:00</text:p>
      <text:p text:style-name="P4">
Modified Time: 2023-05-05T15:53:01+03:00</text:p>
      <text:p text:style-name="P4">
Description: </text:p>
      <text:p text:style-name="P4">
Камерний Оркестр Нових Ідей (Niko) З Литви Під Керівництвом Гядімінаса Гялготаса Та Український Піаніст Олексій Ботвінов Виступлять У Травні У Вільнюсі З Благодійним Концертом "Сходження До Неба". — Укрінформ.: </text:p>
      <text:p text:style-name="P4">
Images: ["<text:a xlink:type="simple" xlink:href="https://static.ukrinform.com/photos/2023_05/thumb_files/630_360_1683290985-928.jpg" text:style-name="Internet_20_link" text:visited-style-name="Visited_20_Internet_20_Link">
630_360_16832...</text:a>
", "<text:a xlink:type="simple" xlink:href="https://static.ukrinform.com/photos/2023_05/1683290986-453.jpg" text:style-name="Internet_20_link" text:visited-style-name="Visited_20_Internet_20_Link">
1683290986-45...</text:a>
", "<text:a xlink:type="simple" xlink:href="https://static.ukrinform.com/photos/2023_05/1683290986-447.jpg" text:style-name="Internet_20_link" text:visited-style-name="Visited_20_Internet_20_Link">
1683290986-44...</text:a>
"]</text:p>
      <text:p text:style-name="P4">
Tags: ['Концерт', 'Литва', 'Благодійність', 'Оркестр']</text:p>
      <text:p text:style-name="P4">
Type: Article</text:p>
      <!--METADATA-->
      <text:p text:style-name="P4">
<draw:frame draw:style-name="fr1" draw:name="Image59" text:anchor-type="as-char" svg:width="6.9236in" svg:height="3.956343in" draw:z-index="0">
<draw:image xlink:href="../Images/yкринформ/2023-05-05T15-53-01-03-00/630_360_1683290985-928.jpg" xlink:type="simple" xlink:show="embed" xlink:actuate="onLoad" draw:mime-type="image/jpeg"/>
</draw:frame>
Chamber Orchestra of New Ideas(NIKO)From Lithuania under the leadership of Hydiminas Galgotas, the Tukrainsk pianist Alexei Botvinov will perform in May in Vilnius a comprehensive concert "climbing to the sky".</text:p>
      <text:p text:style-name="P4">
About it reports <text:a xlink:type="simple" xlink:href="https://www.lrt.lt/ua/novini/1263/1979025/u-vil-nius-kii-ratushi-litovs-kii-orkestr-niko-vistupit-z-ukrayins-kim-pianistom" text:style-name="Internet_20_link" text:visited-style-name="Visited_20_Internet_20_Link">
</text:a>
, reports Ukrinform.</text:p>
      <text:p text:style-name="P4">
Galgotas and Botvinov were already participating in several common concerts, in particular, performed in Vilnius last fall. With a new event, they seek to attract the problems of Ukrainian refugees and raise funds to provide psychological assistance to them.</text:p>
      <text:p text:style-name="P4">
<draw:frame draw:style-name="fr1" draw:name="Image60" text:anchor-type="as-char" svg:width="6.9236in" svg:height="4.58313in" draw:z-index="0">
<draw:image xlink:href="../Images/yкринформ/2023-05-05T15-53-01-03-00/1683290986-453.jpg" xlink:type="simple" xlink:show="embed" xlink:actuate="onLoad" draw:mime-type="image/jpeg"/>
</draw:frame>
<text:span text:style-name="T5">
Foto: N. Vdovenko Nuotr.</text:span>
</text:p>
      <text:p text:style-name="P4">
“We performed several times at the Odessa Festival organized by Botvinov, and fell in love with this city. For the last time, we were there in just a few months of the work of the war. Odesa in our memory is extremely warm people, city of sparse beauty, sea ... We want to return there as soon as possible - and to everyone <text:a xlink:type="simple" xlink:href="https://www.ukrinform.ua/tag-koncert" text:style-name="Internet_20_link" text:visited-style-name="Visited_20_Internet_20_Link">
</text:a>
We are preparing with our thoughts about the future Ukrainian victory, ”Gialgotas said.</text:p>
      <text:p text:style-name="P4">
<draw:frame draw:style-name="fr1" draw:name="Image61" text:anchor-type="as-char" svg:width="6.9236in" svg:height="4.622727in" draw:z-index="0">
<draw:image xlink:href="../Images/yкринформ/2023-05-05T15-53-01-03-00/1683290986-447.jpg" xlink:type="simple" xlink:show="embed" xlink:actuate="onLoad" draw:mime-type="image/jpeg"/>
</draw:frame>
<text:span text:style-name="T5">
Foto: D. Matvejevo Nuotr.</text:span>
</text:p>
      <text:p text:style-name="P4">
During the concert, works will be performed by Johann Sebastian Bach, Philipaglasa, Miroslav Skoryk and Galgotas himself. The name "climbing to the sky" refers to the work of Niko leader, which will sound at the end of the concert.</text:p>
      <text:p text:style-name="P4">
<text:span text:style-name="T4">
 Read also: </text:span>
 <text:a xlink:type="simple" xlink:href="https://www.ukrinform.ua/rubric-culture/3703648-perlini-baroko-ta-francuzka-vesna-nacionalna-filarmonia-anonsuvala-koncerti-na-traven.html" text:style-name="Internet_20_link" text:visited-style-name="Visited_20_Internet_20_Link">
</text:a>
The event is organized by the Center for Studies and Development of Democracy named after Andriyasharov and is one of a number of dedicated to the birthday of a prominent law defender and dissident.</text:p>
      <text:p text:style-name="P4">
Alexei Botvinov - a graduate of the Odessa Conservatory, People's Artist of Ukraine, performed in more than 45 countries.</text:p>
      <text:p text:style-name="P4">
_ First photo: D. Matvejevo Nuotr._</text:p>
      <text:p text:style-name="P4">
News Source: <text:a xlink:type="simple" xlink:href="https://www.ukrinform.ua/rubric-culture/3705237-u-vilnusi-projde-blagodijnij-koncert-litovskogo-orkestru-ta-ukrainskogo-pianista.html" text:style-name="Internet_20_link" text:visited-style-name="Visited_20_Internet_20_Link">
https://www.ukrinform.ua/rubric-culture/3705237-u-vilnusi-projde-blagodijnij-koncert-litovskogo-orkestru-ta-ukrainskogo-pianista.html</text:a>
</text:p>
      <!--NEWS-->
      <text:h text:style-name="P10" text:outline-level="1">
<text:span text:style-name="T4">
Russo-Iranian threat: Stefanchuk urged Bahrain to help restrain the "axis of evil"</text:span>
</text:h>
      <text:p text:style-name="P4">
Authors: Ukrinform (Person)</text:p>
      <text:p text:style-name="P4">
Publisher: Укринформ (Organization)</text:p>
      <text:p text:style-name="P4">
Published Time: 2023-05-05T16:01:00+03:00</text:p>
      <text:p text:style-name="P4">
Modified Time: 2023-05-05T16:01:00+03:00</text:p>
      <text:p text:style-name="P4">
Description: Verkhovna Rada Chairman Ruslan Stefanchuk met with the Minister of Foreign Affairs of the Kingdom of Bahrain Abdullatif Bin Rashid Al Plazani in Kiev. - Ukrinform.</text:p>
      <text:p text:style-name="P4">
Images: ["<text:a xlink:type="simple" xlink:href="https://static.ukrinform.com/photos/2023_05/thumb_files/630_360_1683291637-256.jpg" text:style-name="Internet_20_link" text:visited-style-name="Visited_20_Internet_20_Link">
630_360_16832...</text:a>
", "<text:a xlink:type="simple" xlink:href="https://static.ukrinform.com/photos/2023_05/1683291637-865.jpg" text:style-name="Internet_20_link" text:visited-style-name="Visited_20_Internet_20_Link">
1683291637-86...</text:a>
"]</text:p>
      <text:p text:style-name="P4">
Tags: ['Санкції', 'Бахрейн', 'Стефанчук', 'Війна з росією']</text:p>
      <text:p text:style-name="P4">
Type: Article</text:p>
      <!--METADATA-->
      <text:p text:style-name="P4">
<draw:frame draw:style-name="fr1" draw:name="Image62" text:anchor-type="as-char" svg:width="6.9236in" svg:height="3.956343in" draw:z-index="0">
<draw:image xlink:href="../Images/yкринформ/2023-05-05T16-01-00-03-00/630_360_1683291637-256.jpg" xlink:type="simple" xlink:show="embed" xlink:actuate="onLoad" draw:mime-type="image/jpeg"/>
</draw:frame>
Ruslan Stefanchuk, the Chiefial Council, held a meeting with the Minister of Foreign Responsibility Bahrainia Abdullatif Bin Rashid Al Entisor in Kyiv.</text:p>
      <text:p text:style-name="P4">
The speaker of the Ukrainian Parliament reported this in <text:a xlink:type="simple" xlink:href="https://www.facebook.com/100058105416952/posts/pfbid0a8M6gHg2oMhyb4cC54BEx3bgdKwT5JrhLaVYT17G2iQXe85ziqCmkEoeqnpAHpMl/" text:style-name="Internet_20_link" text:visited-style-name="Visited_20_Internet_20_Link">
</text:a>
, reports Ukrinform.</text:p>
      <text:p text:style-name="P4">
"He met with the Minister of Foreign Affairs of the Kingdom of Bahrainabdullatif Bin Rashid Al Pannai. <text:a xlink:type="simple" xlink:href="https://www.ukrinform.ua/tag-rosia" text:style-name="Internet_20_link" text:visited-style-name="Visited_20_Internet_20_Link">
</text:a>
It continues to attack Ukraine, destroying infrastructure and killing civilians. There are no such crimes that Russia would not have committed in the territory of Ukraine. Coordinated measures are needed to restrain this "eight", - said Stefanchuk.</text:p>
      <text:p text:style-name="P4">
He thanked Bahrain for the support of Ukraine in the humanitarian sphere. In addition, the VRU Chairman stressed that the Ukrainian state needs financial and defense support.</text:p>
      <text:p text:style-name="P4">
<draw:frame draw:style-name="fr1" draw:name="Image63" text:anchor-type="as-char" svg:width="6.9236in" svg:height="4.615733in" draw:z-index="0">
<draw:image xlink:href="../Images/yкринформ/2023-05-05T16-01-00-03-00/1683291637-865.jpg" xlink:type="simple" xlink:show="embed" xlink:actuate="onLoad" draw:mime-type="image/jpeg"/>
</draw:frame>
The speaker of the Ukrainian Parliament also called on Bahrain to join the current sanctions against the Russian Federation. "This will testify to the common desire to refine peace and security in the world," Stefanchuk said.</text:p>
      <text:p text:style-name="P4">
<text:span text:style-name="T4">
 Read also: </text:span>
 <text:a xlink:type="simple" xlink:href="https://www.ukrinform.ua/rubric-polytics/3705199-ukraina-pogliblue-spivpracu-z-bahrejnom-ta-krainami-zatoki-mzs.html" text:style-name="Internet_20_link" text:visited-style-name="Visited_20_Internet_20_Link">
<text:span text:style-name="T4">
 Bahre </text:span>
</text:a>
At the same time, he informed that during a meeting with the Minister of Foreign Responsibility Bahrain, the formula of peace proposed by President Vladimir Zelensky was discussed. The Verkhovna Rada Chairman stressed that Ukraine wanted to bubbling Bahrain among the countries that joined the implementation of this initiative.</text:p>
      <text:p text:style-name="P4">
As reported by Ukrinform, President Volodymyr Zelenskyy <text:a xlink:type="simple" xlink:href="https://www.ukrinform.ua/rubric-polytics/3705171-v-ukrainu-vperse-z-vizitom-pribuv-glava-mzs-bahrejnu.html" text:style-name="Internet_20_link" text:visited-style-name="Visited_20_Internet_20_Link">
</text:a>
who arrived on May 5 on a visit to Ukraine.</text:p>
      <text:p text:style-name="P4">
It is the first visit of the head of the foreign policy department of Bahrain to Ukraine during the establishment of diplomatic relations between countries in July 1992.</text:p>
      <text:p text:style-name="P4">
News Source: <text:a xlink:type="simple" xlink:href="https://www.ukrinform.ua/rubric-polytics/3705241-rosijskoiranska-zagroza-stefancuk-zaklikav-bahrejn-dopomogti-strimati-vis-zla.html" text:style-name="Internet_20_link" text:visited-style-name="Visited_20_Internet_20_Link">
https://www.ukrinform.ua/rubric-polytics/3705241-rosijskoiranska-zagroza-stefancuk-zaklikav-bahrejn-dopomogti-strimati-vis-zla.html</text:a>
</text:p>
      <!--NEWS-->
      <text:h text:style-name="P10" text:outline-level="1">
<text:span text:style-name="T4">
The European Commission has approved the Polish State Support Program of Agrarians for € 435 million</text:span>
</text:h>
      <text:p text:style-name="P4">
Authors: Ukrinform (Person)</text:p>
      <text:p text:style-name="P4">
Publisher: Укринформ (Organization)</text:p>
      <text:p text:style-name="P4">
Published Time: 2023-05-05T16:01:07+03:00</text:p>
      <text:p text:style-name="P4">
Modified Time: 2023-05-05T16:01:07+03:00</text:p>
      <text:p text:style-name="P4">
Description: The European Commission has approved the State Support Program in Poland in the wheat production sector in the context of the Russian War against Ukraine. - Ukrinform.</text:p>
      <text:p text:style-name="P4">
Images: ["<text:a xlink:type="simple" xlink:href="https://static.ukrinform.com/photos/2021_12/thumb_files/630_360_1638892454-549.jpg" text:style-name="Internet_20_link" text:visited-style-name="Visited_20_Internet_20_Link">
630_360_16388...</text:a>
"]</text:p>
      <text:p text:style-name="P4">
Tags: ['Єврокомісія', 'Польща', 'Аграрії', 'допомога']</text:p>
      <text:p text:style-name="P4">
Type: Article</text:p>
      <!--METADATA-->
      <text:p text:style-name="P4">
<draw:frame draw:style-name="fr1" draw:name="Image64" text:anchor-type="as-char" svg:width="6.9236in" svg:height="3.956343in" draw:z-index="0">
<draw:image xlink:href="../Images/yкринформ/2023-05-05T16-01-07-03-00/630_360_1638892454-549.jpg" xlink:type="simple" xlink:show="embed" xlink:actuate="onLoad" draw:mime-type="image/jpeg"/>
</draw:frame>
The European Commission has approved the State Support Program in Poland in the sector of production in the context of the Russian war against Ukraine.</text:p>
      <text:p text:style-name="P4">
This is reported on <text:a xlink:type="simple" xlink:href="https://ec.europa.eu/commission/presscorner/detail/en/mex_23_2622" text:style-name="Internet_20_link" text:visited-style-name="Visited_20_Internet_20_Link">
</text:a>
, Ukrinform reports.</text:p>
      <text:p text:style-name="P4">
“The European Commission has approved the Polish scheme worth about € 435.4 million(2 billion zlotys)To support the wheat production sector in the context of the Russian war against Ukraine ... It will consist of ... direct grants by the utmost satisfaction of the needs of the liquidity of wheat producers, which were affected by the geopolitical crisis, in particular through the mass import of grain from Ukraine, which strongly affected the internal grain market, " It is in the message.</text:p>
      <text:p text:style-name="P4">
The volume of such support should not exceed 250 thousand euros for one farm. Polish farmers are required to receive grant assistance no later than the 31st of 2023.</text:p>
      <text:p text:style-name="P4">
<text:span text:style-name="T4">
 Read also: </text:span>
 <text:a xlink:type="simple" xlink:href="https://www.ukrinform.ua/rubric-economy/3704706-solskij-obgovoriv-z-polskim-kolegou-tranzit-ukrainskoi-agroprodukcii.html" text:style-name="Internet_20_link" text:visited-style-name="Visited_20_Internet_20_Link">
<text:span text:style-name="T4">
 Solsky </text:span>
</text:a>
As reported, <text:a xlink:type="simple" xlink:href="https://www.ukrinform.ua/tag-polsa" text:style-name="Internet_20_link" text:visited-style-name="Visited_20_Internet_20_Link">
</text:a>
, Hungary, Slovakia, Romania and Bulgaria have appealed to the European Commission to provoke protective measures against "excessive" agricultural export from Ukraine.</text:p>
      <text:p text:style-name="P4">
On May 2, the European Commission announced a compromise decision that provides for a prohibition of Ukrainian imports of four key farm goods- wheat, corn of rapeseed and sunflower corn, while abolishing the countries of unilateral measures against Ukrainian imports and continued transit of Ukrainian grain. The restrictions will be valid until June 5.</text:p>
      <text:p text:style-name="P4">
*!(https://www.ukrinform.ua/rubric-economy/3703840-evrokomisia-zaboronila-import-okremih-agroproduktiv-z-ukraini.html)Water the European Commission has announced its intention to pay these five countries at first 56 million euros, and then another 150 million euros to compensate for the losses of farms as a result of falling prices in domestic markets.</text:p>
      <text:p text:style-name="P4">
News Source: <text:a xlink:type="simple" xlink:href="https://www.ukrinform.ua/rubric-economy/3705240-evrokomisia-shvalila-polsku-programu-derzpidtrimki-agrariiv-na-435-miljoniv.html" text:style-name="Internet_20_link" text:visited-style-name="Visited_20_Internet_20_Link">
https://www.ukrinform.ua/rubric-economy/3705240-evrokomisia-shvalila-polsku-programu-derzpidtrimki-agrariiv-na-435-miljoniv.html</text:a>
</text:p>
      <!--NEWS-->
      <text:h text:style-name="P10" text:outline-level="1">
<text:span text:style-name="T4">
The memorials in Berlin were banned from Ukrainian and Russian flags on May holidays</text:span>
</text:h>
      <text:p text:style-name="P4">
Authors: Ukrinform (Person)</text:p>
      <text:p text:style-name="P4">
Publisher: Укринформ (Organization)</text:p>
      <text:p text:style-name="P4">
Published Time: 2023-05-05T16:04:00+03:00</text:p>
      <text:p text:style-name="P4">
Modified Time: 2023-05-05T16:04:00+03:00</text:p>
      <text:p text:style-name="P4">
Description: For the second time in a row, the Berlin authorities banned the use of Ukrainian and Russian symbols on May 8 and 9 at the Soviet soldiers in the Treptov Park, Tirgarten and Schengolzer Gide and next to them. - Ukrinform.</text:p>
      <text:p text:style-name="P4">
Images: ["<text:a xlink:type="simple" xlink:href="https://static.ukrinform.com/photos/2023_05/thumb_files/630_360_1683294685-302.jpg" text:style-name="Internet_20_link" text:visited-style-name="Visited_20_Internet_20_Link">
630_360_16832...</text:a>
", "<text:a xlink:type="simple" xlink:href="https://static.ukrinform.com/photos/2023_05/1683294853-425.jpg" text:style-name="Internet_20_link" text:visited-style-name="Visited_20_Internet_20_Link">
1683294853-42...</text:a>
", "<text:a xlink:type="simple" xlink:href="https://static.ukrinform.com/photos/2023_05/1683294872-392.jpg" text:style-name="Internet_20_link" text:visited-style-name="Visited_20_Internet_20_Link">
1683294872-39...</text:a>
"]</text:p>
      <text:p text:style-name="P4">
Tags: ['Берлін', 'Німеччина', 'Прапор', 'Травневі свята', 'Україна', 'росія']</text:p>
      <text:p text:style-name="P4">
Type: Article</text:p>
      <!--METADATA-->
      <text:p text:style-name="P4">
<draw:frame draw:style-name="fr1" draw:name="Image65" text:anchor-type="as-char" svg:width="6.9236in" svg:height="3.956343in" draw:z-index="0">
<draw:image xlink:href="../Images/yкринформ/2023-05-05T16-04-00-03-00/630_360_1683294685-302.jpg" xlink:type="simple" xlink:show="embed" xlink:actuate="onLoad" draw:mime-type="image/jpeg"/>
</draw:frame>
For the second time in a row, Berlinskavlad banned the use of Ukrainian and Russian symbols on May 8 and 9 at the Soviet soldiers in Treptov Park, Tirgarten and Schengolzer Gide and next to them.</text:p>
      <text:p text:style-name="P4">
Ukrinform reports with reference to the order <text:a xlink:type="simple" xlink:href="https://www.berlin.de/polizei/polizeimeldungen/2023/pressemitteilung.1320879.php" text:style-name="Internet_20_link" text:visited-style-name="Visited_20_Internet_20_Link">
</text:a>
German capital.</text:p>
      <text:p text:style-name="P4">
"The focus of these days is a worthy commemoration of the fallen soldiers of the former Soviet army, who, along with other armed forces, contributed to the liberation and world from the Nazi dictatorship," the press release said.</text:p>
      <text:p text:style-name="P4">
The police decided that in order to provide order at the Soviet Memorials in Treptov Park, Tirgarten and Schengolzer Gide and they were used to use symbols such as: Russian and Ukrainian works, St. George's tapes, uniforms or parts of uniforms, in particular. March or military songs are also prohibited, the shopping of slogans, which, given the current situation, can indulge, glorify or exalt the war of the Russian Federation against Ukraine.</text:p>
      <text:p text:style-name="P4">
<draw:frame draw:style-name="fr1" draw:name="Image66" text:anchor-type="as-char" svg:width="6.9236in" svg:height="4.615733in" draw:z-index="0">
<draw:image xlink:href="../Images/yкринформ/2023-05-05T16-04-00-03-00/1683294853-425.jpg" xlink:type="simple" xlink:show="embed" xlink:actuate="onLoad" draw:mime-type="image/jpeg"/>
</draw:frame>
<text:span text:style-name="T4">
 Read also: </text:span>
 <text:a xlink:type="simple" xlink:href="https://www.ukrinform.ua/rubric-diaspora/3703624-sku-zaklikav-provesti-naperedodni-9-travna-mirni-antirosijski-akcii.html" text:style-name="Internet_20_link" text:visited-style-name="Visited_20_Internet_20_Link">
<text:span text:style-name="T4">
 May </text:span>
</text:a>
However, these rules of World War II, diplomats and representatives and delegations of the states that will participate in Voifications on behalf of the states that directly participated in Germany's involvement are released.</text:p>
      <text:p text:style-name="P4">
In addition, the assembly beyond the defined locations are not subject to any moods except the general ones.</text:p>
      <text:p text:style-name="P4">
Police stressed that May 8 and 9 marks 78 years since the liberation <text:a xlink:type="simple" xlink:href="https://www.ukrinform.ua/tag-nimeccina" text:style-name="Internet_20_link" text:visited-style-name="Visited_20_Internet_20_Link">
</text:a>
From national socialism, this day also marks the end of World War II in Europe. The memory and respect of the Domamorials by the Soviet soldiers should also be preserved against the backdrop of the Russian-Ukrainian war.</text:p>
      <text:p text:style-name="P4">
<draw:frame draw:style-name="fr1" draw:name="Image67" text:anchor-type="as-char" svg:width="6.9236in" svg:height="4.615733in" draw:z-index="0">
<draw:image xlink:href="../Images/yкринформ/2023-05-05T16-04-00-03-00/1683294872-392.jpg" xlink:type="simple" xlink:show="embed" xlink:actuate="onLoad" draw:mime-type="image/jpeg"/>
</draw:frame>
"This war should not destroy the rules and traditions in Berlin," the rights guards say. They refer to the German-Russian law of military graves of December 16, 1992, according to which police Berlin is obliged to protect the Soviet memorials and military graves in view of Germany's historical responsibility.Ukrainians in Berlin plan, among other things, honor the memory of the dead on May 8, I am a NEUE Wache Memorial and hold a big course in the evening. The previous few years were taking measures near the Tirgarten Memorial.</text:p>
      <text:p text:style-name="P4">
In total, about 30 events related to the war -finished war are planned for May 8 and 9.</text:p>
      <text:p text:style-name="P4">
It should be reminded that last year it was forbidden for the first time, given the Russian war, to use symbolism, and not only Russian, but also Ukrainian, which has invaded indignation in the Ukrainian community.</text:p>
      <text:p text:style-name="P4">
Photo by Olga Tanasiychuk</text:p>
      <text:p text:style-name="P4">
News Source: <text:a xlink:type="simple" xlink:href="https://www.ukrinform.ua/rubric-world/3705242-na-memorialah-u-berlini-zaboronili-ukrainski-ta-rosijski-prapori-na-travnevi-svata.html" text:style-name="Internet_20_link" text:visited-style-name="Visited_20_Internet_20_Link">
https://www.ukrinform.ua/rubric-world/3705242-na-memorialah-u-berlini-zaboronili-ukrainski-ta-rosijski-prapori-na-travnevi-svata.html</text:a>
</text:p>
      <!--NEWS-->
      <text:h text:style-name="P10" text:outline-level="1">
<text:span text:style-name="T4">
IOC should worry about Ukrainian, not Russian athletes - the Minister of Sports of Austria</text:span>
</text:h>
      <text:p text:style-name="P4">
Authors: Ukrinform (Person)</text:p>
      <text:p text:style-name="P4">
Publisher: Укринформ (Organization)</text:p>
      <text:p text:style-name="P4">
Published Time: 2023-05-05T16:07:00+03:00</text:p>
      <text:p text:style-name="P4">
Modified Time: 2023-05-05T16:07:00+03:00</text:p>
      <text:p text:style-name="P4">
Description: Federal Minister of Sports of Austria Werner Cogler, who is also a Vicecanzler of the Republic and the leader of "Green", is convinced that the Russian national team should not participate in the Olympics, and the International Olympic Committee should be more concerned with the interests of Ukrainian athletes.</text:p>
      <text:p text:style-name="P4">
— Укрінформ.: </text:p>
      <text:p text:style-name="P4">
Images: ["<text:a xlink:type="simple" xlink:href="https://static.ukrinform.com/photos/2023_05/thumb_files/630_360_1683291797-154.jpg" text:style-name="Internet_20_link" text:visited-style-name="Visited_20_Internet_20_Link">
630_360_16832...</text:a>
"]</text:p>
      <text:p text:style-name="P4">
Tags: ['МОК', 'Олімпійські ігри']</text:p>
      <text:p text:style-name="P4">
Type: Article</text:p>
      <!--METADATA-->
      <text:p text:style-name="P4">
<draw:frame draw:style-name="fr1" draw:name="Image68" text:anchor-type="as-char" svg:width="6.9236in" svg:height="3.956343in" draw:z-index="0">
<draw:image xlink:href="../Images/yкринформ/2023-05-05T16-07-00-03-00/630_360_1683291797-154.jpg" xlink:type="simple" xlink:show="embed" xlink:actuate="onLoad" draw:mime-type="image/jpeg"/>
</draw:frame>
Federal Minister of Sports of Austria Werner Kogler, who is also a Vicecancler Republic and the leader of "Green", is convinced that the Russian national team should not be involved in the Olympics, and the International Olympic Committee should be more likely to have the interests of Ukrainian athletes.</text:p>
      <text:p text:style-name="P4">
As Ukrinform reports, he <text:a xlink:type="simple" xlink:href="https://www.derstandard.at/consent/tcf/story/2000146144603/sportminister-kogler-ist-es-ukrainischen-sportlern-zumutbar-auf-russische-zu" text:style-name="Internet_20_link" text:visited-style-name="Visited_20_Internet_20_Link">
</text:a>
In the interview of Der Standard.</text:p>
      <text:p text:style-name="P4">
Cogler recalled that Austria is one of those 35 countries that demanded that the mobs on the removal of Russian and Belarussian athletes from the participation of Volhympiad through the War of the Russian Federation against Ukraine.</text:p>
      <text:p text:style-name="P4">
"With all respect for the autonomy of sports - unlike the IOC, we, the Ministry of Export, are not about Russian and Belarussian athletes, but above all about Ukrainian athletes. After all Who is in these crimes. Is it acceptable to Ukrainian athletes to meet Russian athletes? I would say: perhaps only in rare cases. Aletonno not when the other person was or is a member of the army that is not responsible for atrocities and destruction. And this applies to very much Many, ”the Austrian minister has arranged.</text:p>
      <text:p text:style-name="P4">
In his opinion, a neutral athlete can be considered "only one who is not a military personnel and did not support Russian aggression, verbally or in another way." In doing so, he pointed to the understanding that "there may be attempts to give particularly active athletes in individual sports." However, "in the case of teams, this is hardly possible, since the proximity to the nation is much stronger."</text:p>
      <text:p text:style-name="P4">
"Among the 35 countries there are many who are not to be allowed to participate in the Volhympi Games with a Russian passport. I do not have such an opinion. It is possible to distinguish. But the IOC should be more accurate than it was so far, clearly and clearly and clearly and Strictly interpreting our own recommendations. For example, we need a date from which someone can no longer be considered a Russian military. And of course, this date should be in the past, " - said Kohler.Commenting on the position of the leadership of the Austrian Olympic Committee(Aok), which is unheard of the IOC line, cogler is indicated that "some national Olympic committees are very close to the IOC, Austrian is one of them." " In the same case, we have a different approach. But Menivova to imagine that Stos eventually believes that Russian military personnel participate in the Olympic Games, "he said.</text:p>
      <text:p text:style-name="P4">
<text:span text:style-name="T4">
 Read also: </text:span>
 <text:a xlink:type="simple" xlink:href="https://www.ukrinform.ua/rubric-sports/3688669-mok-rekomenduvav-miznarodnim-federaciam-povernuti-rosian-i-bilorusiv-do-miznarodnih-zmagan.html" text:style-name="Internet_20_link" text:visited-style-name="Visited_20_Internet_20_Link">
<text:span text:style-name="T4">
 MOC </text:span>
</text:a>
As reported by Ukrinform, at the end of January, the IOC announced the intention of returning sportsmen from Russia and Belarus to speeches at international competitions by the Poditral Flag.</text:p>
      <text:p text:style-name="P4">
The position of Ukraine on this occasion is unchanged: as long as the Ukrainian state is long, aggressor countries should not be admitted to competitions in any status, even under the neutral flag. In case of admission of Russians and Belarus, the Ukrainian national team can boycott the Olympics.</text:p>
      <text:p text:style-name="P4">
<text:span text:style-name="T4">
 Read also: </text:span>
 <text:a xlink:type="simple" xlink:href="https://www.ukrinform.ua/rubric-sports/3698592-ukrainski-sportsmeni-zvernulisa-do-tomasa-baha-z-vimogou-ne-dopustiti-rosian-i-bilorusiv-do-olimpiadi.html" text:style-name="Internet_20_link" text:visited-style-name="Visited_20_Internet_20_Link">
</text:a>
A number of Ukrainian athletes, including Oksana Bayul and Roman Zozul, have recorded Thomas Bach's International Olympic Committee to not allow athletes from Russia and Belarus to international competitions.</text:p>
      <text:p text:style-name="P4">
Photo: Getty Images</text:p>
      <text:p text:style-name="P4">
News Source: <text:a xlink:type="simple" xlink:href="https://www.ukrinform.ua/rubric-sports/3705243-mok-mae-turbuvatisa-pro-ukrainskih-a-ne-rosijskih-sportsmeniv-ministr-sportu-avstrii.html" text:style-name="Internet_20_link" text:visited-style-name="Visited_20_Internet_20_Link">
https://www.ukrinform.ua/rubric-sports/3705243-mok-mae-turbuvatisa-pro-ukrainskih-a-ne-rosijskih-sportsmeniv-ministr-sportu-avstrii.html</text:a>
</text:p>
      <!--NEWS-->
      <text:h text:style-name="P10" text:outline-level="1">
<text:span text:style-name="T4">
The NBU was told about banks' profit for the 1st quarter</text:span>
</text:h>
      <text:p text:style-name="P4">
Authors: Ukrinform (Person)</text:p>
      <text:p text:style-name="P4">
Publisher: Укринформ (Organization)</text:p>
      <text:p text:style-name="P4">
Published Time: 2023-05-05T16:07:58+03:00</text:p>
      <text:p text:style-name="P4">
Modified Time: 2023-05-05T16:07:58+03:00</text:p>
      <text:p text:style-name="P4">
Description: In January-March 2023, the banking sector of Ukraine received 34 billion UAH of net profit. - Ukrinform.</text:p>
      <text:p text:style-name="P4">
Images: ["<text:a xlink:type="simple" xlink:href="https://static.ukrinform.com/photos/2018_10/thumb_files/630_360_1538652576-530.jpg" text:style-name="Internet_20_link" text:visited-style-name="Visited_20_Internet_20_Link">
630_360_15386...</text:a>
"]</text:p>
      <text:p text:style-name="P4">
Tags: ['Банк', 'Нацбанк']</text:p>
      <text:p text:style-name="P4">
Type: Article</text:p>
      <!--METADATA-->
      <text:p text:style-name="P4">
<draw:frame draw:style-name="fr1" draw:name="Image69" text:anchor-type="as-char" svg:width="6.9236in" svg:height="3.956343in" draw:z-index="0">
<draw:image xlink:href="../Images/yкринформ/2023-05-05T16-07-58-03-00/630_360_1538652576-530.jpg" xlink:type="simple" xlink:show="embed" xlink:actuate="onLoad" draw:mime-type="image/jpeg"/>
</draw:frame>
In January-March 2023, the banking sector of Ukraine received UAH 34 billion in 2023.</text:p>
      <text:p text:style-name="P4">
This was reported by the press service <text:a xlink:type="simple" xlink:href="https://bank.gov.ua/ua/news/all/bankivskiy-sektor-u-i-kvartali-2023-roku-otrimav-34-mlrd-grn-pributku" text:style-name="Internet_20_link" text:visited-style-name="Visited_20_Internet_20_Link">
</text:a>
, reports Ukrinform.</text:p>
      <text:p text:style-name="P4">
"The solvent banks in the first quarter of 2023 received 34 billion UAH of net profit against UAH 152 million in the 1st quarter of 2022," the report reads.</text:p>
      <text:p text:style-name="P4">
Among the main factors of the sector's profitability, the regulator is the growth of income as a result of gradual restoration of banking activity and comparable insignificant volumes of reserves.</text:p>
      <text:p text:style-name="P4">
Yes, banks increased operating income by 48% in the annual dimension. Clean percent income for the first quarter in the annual calculation increased by 41%. Clean -comic income increased by 20% compared to the result of the first quarter of 2022.</text:p>
      <text:p text:style-name="P4">
It is noted that as of April 1, 2023, only five banks out of 65 -grade institutions were unprofitable with an aggregate loss of UAH 40 million.</text:p>
      <text:p text:style-name="P4">
Increasing the profitability of banks is also facilitated by the positive result of the operations of the ransom and sale of currency, which in the first quarter was 2.3 times higher in the annual.</text:p>
      <text:p text:style-name="P4">
Net operating income for deductions in reserves increased in the 1st quarter2023 in the annual dimension twice - up to UAH 45.9 billion.</text:p>
      <text:p text:style-name="P4">
<text:span text:style-name="T4">
 Read also: </text:span>
 <text:a xlink:type="simple" xlink:href="https://www.ukrinform.ua/rubric-economy/3704795-u-nbu-rozrahovuut-so-bilsist-bankiv-zmozut-vidnoviti-kapital.html" text:style-name="Internet_20_link" text:visited-style-name="Visited_20_Internet_20_Link">
</text:a>
The pace of deductions to reserves for losses from active operations decreased comparable to the indicators of the 1st quarter of the previous year by 82%, in particular, seizures for loans - by 90%. In general, since the beginning of a full -scale invasion, banks have formed reserves for credit losses by UAH 108 billion.</text:p>
      <text:p text:style-name="P4">
Sector's profitability as of April 1, 2023 was 58% of the minus composar 0.25% a year ago.</text:p>
      <text:p text:style-name="P4">
As it was reported, in 2022 solvent <text:a xlink:type="simple" xlink:href="https://www.ukrinform.ua/tag-bank" text:style-name="Internet_20_link" text:visited-style-name="Visited_20_Internet_20_Link">
</text:a>
They received UAH 24.7 billion in net profit against UAH 77.4 billion in 2021.</text:p>
      <text:p text:style-name="P4">
News Source: <text:a xlink:type="simple" xlink:href="https://www.ukrinform.ua/rubric-economy/3705244-u-nbu-rozpovili-pro-pributok-bankiv-za-i-kvartal.html" text:style-name="Internet_20_link" text:visited-style-name="Visited_20_Internet_20_Link">
https://www.ukrinform.ua/rubric-economy/3705244-u-nbu-rozpovili-pro-pributok-bankiv-za-i-kvartal.html</text:a>
</text:p>
      <!--NEWS-->
      <text:h text:style-name="P10" text:outline-level="1">
<text:span text:style-name="T4">
In Crimea, invaders make water and food reserves in case of isolation</text:span>
</text:h>
      <text:p text:style-name="P4">
Authors: Ukrinform (Person)</text:p>
      <text:p text:style-name="P4">
Publisher: Укринформ (Organization)</text:p>
      <text:p text:style-name="P4">
Published Time: 2023-05-05T16:10:13+03:00</text:p>
      <text:p text:style-name="P4">
Modified Time: 2023-05-05T16:10:13+03:00</text:p>
      <text:p text:style-name="P4">
Description: In the temporarily occupied Crimea, the occupying authorities make water and food stocks in case the peninsula is isolated.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Крим', 'Війна з росією']</text:p>
      <text:p text:style-name="P4">
Type: Article</text:p>
      <!--METADATA-->
      <text:p text:style-name="P4">
<draw:frame draw:style-name="fr1" draw:name="Image70" text:anchor-type="as-char" svg:width="6.9236in" svg:height="3.956343in" draw:z-index="0">
<draw:image xlink:href="../Images/yкринформ/2023-05-05T16-10-13-03-00/630_360_1668461240-442.jpg" xlink:type="simple" xlink:show="embed" xlink:actuate="onLoad" draw:mime-type="image/jpeg"/>
</draw:frame>
The occupying power of the occupied Crimea makes water and food reserves if the peninsula is isolated.</text:p>
      <text:p text:style-name="P4">
About it reports <text:a xlink:type="simple" xlink:href="https://sprotyv.mod.gov.ua/okupanty-prodovzhuyut-gotuvatys-do-ekstrenoyi-evakuatsiyi-na-pivdni/" text:style-name="Internet_20_link" text:visited-style-name="Visited_20_Internet_20_Link">
</text:a>
, reports Ukrinform.</text:p>
      <text:p text:style-name="P4">
“In Crimea, the occupying power has begun the process of creating water and food supplies due to blocking <text:a xlink:type="simple" xlink:href="https://www.ukrinform.ua/tag-krim" text:style-name="Internet_20_link" text:visited-style-name="Visited_20_Internet_20_Link">
</text:a>
and Southern Hherson region, ”the post reads.</text:p>
      <text:p text:style-name="P4">
It is also noted that in the temporarily occupied territories of the Zaporizhzhya Tacherson regions, a plan for evacuation of employees of the occupation administration and their families to the Crimea has been developed. And most of the collaborators of crazy points on the Arabat arrow have already left the region.</text:p>
      <text:p text:style-name="P4">
<text:span text:style-name="T4">
 Read also: </text:span>
 <text:a xlink:type="simple" xlink:href="https://www.ukrinform.ua/rubric-crimea/3704369-sili-oboroni-ne-rozrahovuut-na-legke-povernenna-krimu-gumenuk.html" text:style-name="Internet_20_link" text:visited-style-name="Visited_20_Internet_20_Link">
<text:span text:style-name="T4">
 Crimea </text:span>
</text:a>
As it was reported, the deputy chief of the Main Directorate of Intelligence of Defense of Ukraine Major General Vadim Skibitsky did not exclude: <text:a xlink:type="simple" xlink:href="https://www.ukrinform.ua/rubric-crimea/3704130-u-krimu-rosiani-boatsa-vsogo-skibickij-ne-viklucae-zest-dobroi-voli.html" text:style-name="Internet_20_link" text:visited-style-name="Visited_20_Internet_20_Link">
</text:a>
</text:p>
      <text:p text:style-name="P4">
News Source: <text:a xlink:type="simple" xlink:href="https://www.ukrinform.ua/rubric-crimea/3705245-u-krimu-zagarbniki-roblat-zapasi-vodi-ta-harciv-na-vipadok-izolacii.html" text:style-name="Internet_20_link" text:visited-style-name="Visited_20_Internet_20_Link">
https://www.ukrinform.ua/rubric-crimea/3705245-u-krimu-zagarbniki-roblat-zapasi-vodi-ta-harciv-na-vipadok-izolacii.html</text:a>
</text:p>
      <!--NEWS-->
      <text:h text:style-name="P10" text:outline-level="1">
<text:span text:style-name="T4">
More than 200 people were hospitalized during Napoli Championship</text:span>
</text:h>
      <text:p text:style-name="P4">
Authors: Ukrinform (Person)</text:p>
      <text:p text:style-name="P4">
Publisher: Укринформ (Organization)</text:p>
      <text:p text:style-name="P4">
Published Time: 2023-05-05T16:13:21+03:00</text:p>
      <text:p text:style-name="P4">
Modified Time: 2023-05-05T16:13:21+03:00</text:p>
      <text:p text:style-name="P4">
Description: Among them - with ball and knife wounds, with overdose with cocaine. - Ukrinform.</text:p>
      <text:p text:style-name="P4">
Images: ["<text:a xlink:type="simple" xlink:href="https://static.ukrinform.com/photos/2023_05/thumb_files/630_360_1683292292-362.jpeg" text:style-name="Internet_20_link" text:visited-style-name="Visited_20_Internet_20_Link">
630_360_16832...</text:a>
"]</text:p>
      <text:p text:style-name="P4">
Tags: ['Футбол', 'Наполі']</text:p>
      <text:p text:style-name="P4">
Type: Article</text:p>
      <!--METADATA-->
      <text:p text:style-name="P4">
<draw:frame draw:style-name="fr1" draw:name="Image71" text:anchor-type="as-char" svg:width="6.9236in" svg:height="3.956343in" draw:z-index="0">
<draw:image xlink:href="../Images/yкринформ/2023-05-05T16-13-21-03-00/630_360_1683292292-362.jpeg" xlink:type="simple" xlink:show="embed" xlink:actuate="onLoad" draw:mime-type="image/jpeg"/>
</draw:frame>
Among them- with ball and knife wounds, with overdose with cocaine.</text:p>
      <text:p text:style-name="P4">
In Naples, on the night of May 4 to May 5, mass celebrations of Napoli Championship in Series A were held, Ukrinform reports.</text:p>
      <text:p text:style-name="P4">
For <text:a xlink:type="simple" xlink:href="https://www.gazzetta.it/Calcio/Serie-A/Napoli/05-05-2023/scudetto-napoli-spari-festa-morto-26enne-altri-tre-giovani-feriti-4601436019733.shtml" text:style-name="Internet_20_link" text:visited-style-name="Visited_20_Internet_20_Link">
</text:a>
La Gazzetta dello Sport, 203 people were injured. All of them werehospitalized, including 22 people in serious condition. Among the causalization are bullet wounds, knife wounds, injuries from explosives, dislocations and fractures of extremities, torn wounds, asthmatic crises and colon.</text:p>
      <text:p text:style-name="P4">
3 policemen were also injured. A 20 -year -old girl was hospitalized after she was knocked down by a car - in the injured hemorrhage into the brain, her life is threatened with nonsense.</text:p>
      <text:p text:style-name="P4">
<text:span text:style-name="T4">
 Read also: </text:span>
 <text:a xlink:type="simple" xlink:href="https://www.ukrinform.ua/rubric-sports/3704901-napoli-dostrokovo-stav-cempionom-italii-z-futbolu.html" text:style-name="Internet_20_link" text:visited-style-name="Visited_20_Internet_20_Link">
<text:span text:style-name="T4">
 Napoli </text:span>
</text:a>
As reported by Ukrinform, Napoli players for the third time in his history acquired a school in the Italian series A.</text:p>
      <text:p text:style-name="P4">
Photo: Getty Images</text:p>
      <text:p text:style-name="P4">
News Source: <text:a xlink:type="simple" xlink:href="https://www.ukrinform.ua/rubric-sports/3705248-ponad-200-osib-gospitalizuvali-pid-cas-svatkuvanna-cempionstva-napoli.html" text:style-name="Internet_20_link" text:visited-style-name="Visited_20_Internet_20_Link">
https://www.ukrinform.ua/rubric-sports/3705248-ponad-200-osib-gospitalizuvali-pid-cas-svatkuvanna-cempionstva-napoli.html</text:a>
</text:p>
      <!--NEWS-->
      <text:h text:style-name="P10" text:outline-level="1">
<text:span text:style-name="T4">
The Defense Ministry has launched an electronic recording system on VLK in five cities</text:span>
</text:h>
      <text:p text:style-name="P4">
Authors: Ukrinform (Person)</text:p>
      <text:p text:style-name="P4">
Publisher: Укринформ (Organization)</text:p>
      <text:p text:style-name="P4">
Published Time: 2023-05-05T16:17:00+03:00</text:p>
      <text:p text:style-name="P4">
Modified Time: 2023-05-05T16:17:00+03:00</text:p>
      <text:p text:style-name="P4">
Description: Electronic entry to the doctors of the Military Medical Commission operates in a test mode in five cities of Ukraine, the transfer of all VLK to work under this scheme will take place during May. - Ukrinform.</text:p>
      <text:p text:style-name="P4">
Images: ["<text:a xlink:type="simple" xlink:href="https://static.ukrinform.com/photos/2023_01/thumb_files/630_360_1675107920-435.jpg" text:style-name="Internet_20_link" text:visited-style-name="Visited_20_Internet_20_Link">
630_360_16751...</text:a>
", "<text:a xlink:type="simple" xlink:href="https://static.ukrinform.com/photos/2023_05/1683292498-819.jpg" text:style-name="Internet_20_link" text:visited-style-name="Visited_20_Internet_20_Link">
1683292498-81...</text:a>
"]</text:p>
      <text:p text:style-name="P4">
Tags: ['Міноборони', 'Ганна Маляр', 'ВЛК']</text:p>
      <text:p text:style-name="P4">
Type: Article</text:p>
      <!--METADATA-->
      <text:p text:style-name="P4">
<draw:frame draw:style-name="fr1" draw:name="Image72" text:anchor-type="as-char" svg:width="6.9236in" svg:height="3.956343in" draw:z-index="0">
<draw:image xlink:href="../Images/yкринформ/2023-05-05T16-17-00-03-00/630_360_1675107920-435.jpg" xlink:type="simple" xlink:show="embed" xlink:actuate="onLoad" draw:mime-type="image/jpeg"/>
</draw:frame>
Electronic entry to the doctors of the Military Medical Commission operates in a test-habitat in five cities of Ukraine, and the transfer of all VLK to work under this scheme will be deducted during May.</text:p>
      <text:p text:style-name="P4">
According to Ukrinform, the Deputy Minister of Defense Anna Malyar reported about this <text:a xlink:type="simple" xlink:href="https://t.me/annamaliar/704" text:style-name="Internet_20_link" text:visited-style-name="Visited_20_Internet_20_Link">
</text:a>
showing what the electronic recording system looks like.</text:p>
      <text:p text:style-name="P4">
"The Ministry of Defense takes the first steps to eliminate the queues at the VLK. In the photo - screen of the electronic recording system interface to doctors," she said.</text:p>
      <text:p text:style-name="P4">
<draw:frame draw:style-name="fr1" draw:name="Image73" text:anchor-type="as-char" svg:width="5.033333in" svg:height="10.0in" draw:z-index="0">
<draw:image xlink:href="../Images/yкринформ/2023-05-05T16-17-00-03-00/1683292498-819.jpg" xlink:type="simple" xlink:show="embed" xlink:actuate="onLoad" draw:mime-type="image/jpeg"/>
</draw:frame>
According to the painter, after the start of the project, the head of the medical unit is able to record the fighters for a medical examination or to a specific doctor-specialist-for the right day and time.</text:p>
      <text:p text:style-name="P4">
<text:span text:style-name="T4">
 Read also: </text:span>
 <text:a xlink:type="simple" xlink:href="https://www.ukrinform.ua/rubric-ato/3705187-zagarbniki-namagautsa-vzati-bahmut-pid-kontrol-do-9-travna-malar.html" text:style-name="Internet_20_link" text:visited-style-name="Visited_20_Internet_20_Link">
<text:span text:style-name="T4">
 painter </text:span>
</text:a>
Thus, there will be no need to queue. Soldiers will know the precision time they need to come.</text:p>
      <text:p text:style-name="P4">
"We have now launched a project in the test mode in the following cities: Kharkiv, Lviv, Kiev, Vinnytsia and Odessa. The most people are currently underway. The plans are to translate all military medical commissions to work with electronic recording. The Deputy Minister added.</text:p>
      <text:p text:style-name="P4">
As reported by Ukrinform, the Verkhovna Rada has adopted two laws to improve the activities of military medical commissions.</text:p>
      <text:p text:style-name="P4">
News Source: <text:a xlink:type="simple" xlink:href="https://www.ukrinform.ua/rubric-society/3705252-minoboroni-zaavilo-pro-zapusk-sistemi-elektronnogo-zapisu-na-vlk-v-patoh-mistah.html" text:style-name="Internet_20_link" text:visited-style-name="Visited_20_Internet_20_Link">
https://www.ukrinform.ua/rubric-society/3705252-minoboroni-zaavilo-pro-zapusk-sistemi-elektronnogo-zapisu-na-vlk-v-patoh-mistah.html</text:a>
</text:p>
      <!--NEWS-->
      <text:h text:style-name="P10" text:outline-level="1">
<text:span text:style-name="T4">
In Zhytomyr, an exhibition of paintings by a famous icon painter was opened</text:span>
</text:h>
      <text:p text:style-name="P4">
Authors: Ukrinform (Person)</text:p>
      <text:p text:style-name="P4">
Publisher: Укринформ (Organization)</text:p>
      <text:p text:style-name="P4">
Published Time: 2023-05-05T16:18:25+03:00</text:p>
      <text:p text:style-name="P4">
Modified Time: 2023-05-05T16:18:25+03:00</text:p>
      <text:p text:style-name="P4">
Description: In Zhytomyr, an exhibition of paintings by the famous icon painter Yuri Nikitin "Prayer for Defense" was opened in the House of Ukrainian Culture. - Ukrinform.</text:p>
      <text:p text:style-name="P4">
Images: ["<text:a xlink:type="simple" xlink:href="https://static.ukrinform.com/photos/2023_05/thumb_files/630_360_1683290871-4901.jpeg" text:style-name="Internet_20_link" text:visited-style-name="Visited_20_Internet_20_Link">
630_360_16832...</text:a>
", "<text:a xlink:type="simple" xlink:href="https://static.ukrinform.com/photos/2023_05/thumb_files/630_360_1683290871-5137.jpeg" text:style-name="Internet_20_link" text:visited-style-name="Visited_20_Internet_20_Link">
630_360_16832...</text:a>
", "<text:a xlink:type="simple" xlink:href="https://static.ukrinform.com/photos/2023_05/thumb_files/630_360_1683290870-1092.jpeg" text:style-name="Internet_20_link" text:visited-style-name="Visited_20_Internet_20_Link">
630_360_16832...</text:a>
", "<text:a xlink:type="simple" xlink:href="https://static.ukrinform.com/photos/2023_05/thumb_files/630_360_1683290870-8696.jpeg" text:style-name="Internet_20_link" text:visited-style-name="Visited_20_Internet_20_Link">
630_360_16832...</text:a>
", "<text:a xlink:type="simple" xlink:href="https://static.ukrinform.com/photos/2023_05/thumb_files/630_360_1683290870-7616.jpeg" text:style-name="Internet_20_link" text:visited-style-name="Visited_20_Internet_20_Link">
630_360_16832...</text:a>
", "<text:a xlink:type="simple" xlink:href="https://static.ukrinform.com/photos/2023_05/thumb_files/630_360_1683290870-3302.jpeg" text:style-name="Internet_20_link" text:visited-style-name="Visited_20_Internet_20_Link">
630_360_16832...</text:a>
", "<text:a xlink:type="simple" xlink:href="https://static.ukrinform.com/photos/2023_05/thumb_files/630_360_1683290870-4316.jpeg" text:style-name="Internet_20_link" text:visited-style-name="Visited_20_Internet_20_Link">
630_360_16832...</text:a>
", "<text:a xlink:type="simple" xlink:href="https://static.ukrinform.com/photos/2023_05/thumb_files/630_360_1683290870-6055.jpeg" text:style-name="Internet_20_link" text:visited-style-name="Visited_20_Internet_20_Link">
630_360_16832...</text:a>
", "<text:a xlink:type="simple" xlink:href="https://static.ukrinform.com/photos/2023_05/thumb_files/630_360_1683290871-3384.jpeg" text:style-name="Internet_20_link" text:visited-style-name="Visited_20_Internet_20_Link">
630_360_16832...</text:a>
", "<text:a xlink:type="simple" xlink:href="https://static.ukrinform.com/photos/2023_05/thumb_files/630_360_1683290871-1688.jpeg" text:style-name="Internet_20_link" text:visited-style-name="Visited_20_Internet_20_Link">
630_360_16832...</text:a>
", "<text:a xlink:type="simple" xlink:href="https://static.ukrinform.com/photos/2023_05/thumb_files/630_360_1683290871-5032.jpeg" text:style-name="Internet_20_link" text:visited-style-name="Visited_20_Internet_20_Link">
630_360_16832...</text:a>
", "<text:a xlink:type="simple" xlink:href="https://static.ukrinform.com/photos/2023_05/thumb_files/630_360_1683290871-5782.jpeg" text:style-name="Internet_20_link" text:visited-style-name="Visited_20_Internet_20_Link">
630_360_16832...</text:a>
", "<text:a xlink:type="simple" xlink:href="https://static.ukrinform.com/photos/2023_05/thumb_files/630_360_1683290872-9016.jpeg" text:style-name="Internet_20_link" text:visited-style-name="Visited_20_Internet_20_Link">
630_360_16832...</text:a>
"]</text:p>
      <text:p text:style-name="P4">
Tags: ['Виставка', 'Житомир', 'Ікона']</text:p>
      <text:p text:style-name="P4">
Type: Article</text:p>
      <!--METADATA-->
      <text:p text:style-name="P4">
<draw:frame draw:style-name="fr1" draw:name="Image74" text:anchor-type="as-char" svg:width="6.9236in" svg:height="3.956343in" draw:z-index="0">
<draw:image xlink:href="../Images/yкринформ/2023-05-05T16-18-25-03-00/630_360_1683290871-4901.jpeg" xlink:type="simple" xlink:show="embed" xlink:actuate="onLoad" draw:mime-type="image/jpeg"/>
</draw:frame>
The exhibition of paintings by the famous artist Yuri Nikitin "Prayer for Protection" was opened in the house of Ukrainian culture.</text:p>
      <text:p text:style-name="P4">
About it reports in <text:a xlink:type="simple" xlink:href="https://www.facebook.com/100068856504700/posts/pfbid022GyFN227yBYujrDiQg3yLJr9ekc3z8SPSvZMzEGSgbaJzyvr76FaDCP7HKc6bEuBl/" text:style-name="Internet_20_link" text:visited-style-name="Visited_20_Internet_20_Link">
</text:a>
Zhytomyr City Council, Ukrinform reports.</text:p>
      <text:p text:style-name="P4">
“About 30 works are presented in the Ukrainian Culture House - works of painting and icon painting. Among them - "menotor", "ghost", "floating", "wolf", "Head of John the Baptist", "Cossack Heruvim", "Archistratratigmykhail", "Pelican", "Resurrection", "Heart of Jesus", " Ostroh Pokrova ", Bagryanytsya", etc. ", - the message reads.It is noted that the artist creates paintings for almost 40 years, cooperating with Christian denominations. It has a unique ability to reproduce the era.</text:p>
      <text:p text:style-name="P4">
When asked how far you can go, experimenting with the image of God, the painter replied: "freely, but without arrogance."</text:p>
      <text:p text:style-name="P4">
<text:span text:style-name="T4">
 Read also: </text:span>
 <text:a xlink:type="simple" xlink:href="https://www.ukrinform.ua/rubric-diaspora/3695286-u-stolici-bolgarii-vidkrili-ukrainsku-vistavku-ikoni-na-asikah-zpid-naboiv.html" text:style-name="Internet_20_link" text:visited-style-name="Visited_20_Internet_20_Link">
<text:span text:style-name="T4">
 icon </text:span>
</text:a>
In 2017, Nikitin created a painting to protect our military - the iconopovoy of the Virgin. This icon was consecrated in the Michael's Golden -Domed Cathedral, after which it was in the war zone.</text:p>
      <text:p text:style-name="P4">
The City Council noted that Yuri Nikitin himself considers extremely valuable self -sufficiency on <text:a xlink:type="simple" xlink:href="https://www.ukrinform.ua/tag-religia" text:style-name="Internet_20_link" text:visited-style-name="Visited_20_Internet_20_Link">
</text:a>
The topics in your own creative work, calling the icons "the result of the creation of new iconography", as a result of their "contribution to the future victory!".</text:p>
      <text:p text:style-name="P4">
As  <text:a xlink:type="simple" xlink:href="https://www.ukrinform.ua/rubric-culture/3682351-stvoreni-stucnim-intelektom-u-zitomiri-eskponuut-svitlini-avtoriv-rozstrilanogo-vidrodzenna.html" text:style-name="Internet_20_link" text:visited-style-name="Visited_20_Internet_20_Link">
 </text:a>
Ukrinform, in March at the Zhytomyr Regional Literary Museum, hosted an exhibition "Living" Shot ", which presented photo authors of" Shot Renaissance ", created by writer Martin Yakub by the help of artificial intelligence.</text:p>
      <text:p text:style-name="P4">
News Source: <text:a xlink:type="simple" xlink:href="https://www.ukrinform.ua/rubric-culture/3705254-u-zitomiri-vidkrili-vistavku-kartin-vidomogo-hudoznikaikonopisca.html" text:style-name="Internet_20_link" text:visited-style-name="Visited_20_Internet_20_Link">
https://www.ukrinform.ua/rubric-culture/3705254-u-zitomiri-vidkrili-vistavku-kartin-vidomogo-hudoznikaikonopisca.html</text:a>
</text:p>
      <!--NEWS-->
      <text:h text:style-name="P10" text:outline-level="1">
<text:span text:style-name="T4">
Martha Kostyuk completed the performances in a paired category of tournament in Madrid</text:span>
</text:h>
      <text:p text:style-name="P4">
Authors: Ukrinform (Person)</text:p>
      <text:p text:style-name="P4">
Publisher: Укринформ (Organization)</text:p>
      <text:p text:style-name="P4">
Published Time: 2023-05-05T16:21:05+03:00</text:p>
      <text:p text:style-name="P4">
Modified Time: 2023-05-05T16:21:05+03:00</text:p>
      <text:p text:style-name="P4">
Description: In the semifinals, a Ukrainian in a duet with Romanian Rusa gave way to the first sown couple. - Ukrinform.</text:p>
      <text:p text:style-name="P4">
Images: ["<text:a xlink:type="simple" xlink:href="https://static.ukrinform.com/photos/2023_05/thumb_files/630_360_1683292812-813.jpg" text:style-name="Internet_20_link" text:visited-style-name="Visited_20_Internet_20_Link">
630_360_16832...</text:a>
"]</text:p>
      <text:p text:style-name="P4">
Tags: ['Теніс', 'Марта Костюк']</text:p>
      <text:p text:style-name="P4">
Type: Article</text:p>
      <!--METADATA-->
      <text:p text:style-name="P4">
<draw:frame draw:style-name="fr1" draw:name="Image75" text:anchor-type="as-char" svg:width="6.9236in" svg:height="3.956343in" draw:z-index="0">
<draw:image xlink:href="../Images/yкринформ/2023-05-05T16-21-05-03-00/630_360_1683292812-813.jpg" xlink:type="simple" xlink:show="embed" xlink:actuate="onLoad" draw:mime-type="image/jpeg"/>
</draw:frame>
The Ukrainian woman in the duet with Romanian Rusa gave way to the first sown couple.</text:p>
      <text:p text:style-name="P4">
Martha Kostyuk paired with a Romanian tennis player with Elena -Gabriela Rusa suffered from the Americans Coco Goff and Jessica Peguli in the semi -finals of the WTA1000 tournament - 5: 7, 6: 7(5), reports Ukrinform.</text:p>
      <text:p text:style-name="P4">
In the first party, Kostyuk and Ruse were leading 5: 2, but did not send it twice to the set, anyway to Setball. In the second party on Tai Breika, the Ukrainian-Romanian pare was leading 5: 4, after which she lost three draws in a row.</text:p>
      <text:p text:style-name="P4">
For Martha Kostyuk and Elena -Gabriel Ruse, it was the second common semi -final - they reached this stage at the Australian Open, where they also gave way to the first sown pair(Barbora Kreichikova/Katerzhina Sinyakova).</text:p>
      <text:p text:style-name="P4">
Для українки цей результат став найкращим на рівні турнірів WTA1000.</text:p>
      <text:p text:style-name="P4">
<text:span text:style-name="T4">
Читайте також:</text:span>
 <text:a xlink:type="simple" xlink:href="https://www.ukrinform.ua/rubric-sports/3699757-marta-kostuk-onovila-osobistij-rekord-u-rejtingu-wta.html" text:style-name="Internet_20_link" text:visited-style-name="Visited_20_Internet_20_Link">
 <text:span text:style-name="T4">
Костюк</text:span>
 </text:a>
According to Ukrinform, in March Kostyuk won her first single titlewta, winning the WTA 250 series tournament in American Austin.</text:p>
      <text:p text:style-name="P4">
Photo: btu.org.ua</text:p>
      <text:p text:style-name="P4">
News Source: <text:a xlink:type="simple" xlink:href="https://www.ukrinform.ua/rubric-sports/3705256-marta-kostuk-zaversila-vistupi-u-parnomu-rozradi-turniru-v-madridi.html" text:style-name="Internet_20_link" text:visited-style-name="Visited_20_Internet_20_Link">
https://www.ukrinform.ua/rubric-sports/3705256-marta-kostuk-zaversila-vistupi-u-parnomu-rozradi-turniru-v-madridi.html</text:a>
</text:p>
      <!--NEWS-->
      <text:h text:style-name="P10" text:outline-level="1">
<text:span text:style-name="T4">
Kyivteploenergo received 137 USAID generators</text:span>
</text:h>
      <text:p text:style-name="P4">
Authors: Ukrinform (Person)</text:p>
      <text:p text:style-name="P4">
Publisher: Укринформ (Organization)</text:p>
      <text:p text:style-name="P4">
Published Time: 2023-05-05T16:22:33+03:00</text:p>
      <text:p text:style-name="P4">
Modified Time: 2023-05-05T16:22:33+03:00</text:p>
      <text:p text:style-name="P4">
Description: The USAID Agency (USAID) has transferred to the Kyivteploenergo Utility (KPE) 137 generators for a total amount of about UAH 40 million through energy security. - Ukrinform.</text:p>
      <text:p text:style-name="P4">
Images: ["<text:a xlink:type="simple" xlink:href="https://static.ukrinform.com/photos/2023_05/thumb_files/630_360_1683292876-594.jpg" text:style-name="Internet_20_link" text:visited-style-name="Visited_20_Internet_20_Link">
630_360_16832...</text:a>
"]</text:p>
      <text:p text:style-name="P4">
Tags: ['USAID', 'Київтеплоенерго', 'генератор']</text:p>
      <text:p text:style-name="P4">
Type: Article</text:p>
      <!--METADATA-->
      <text:p text:style-name="P4">
<draw:frame draw:style-name="fr1" draw:name="Image76" text:anchor-type="as-char" svg:width="6.9236in" svg:height="3.956343in" draw:z-index="0">
<draw:image xlink:href="../Images/yкринформ/2023-05-05T16-22-33-03-00/630_360_1683292876-594.jpg" xlink:type="simple" xlink:show="embed" xlink:actuate="onLoad" draw:mime-type="image/jpeg"/>
</draw:frame>
US Agency for International Development(USAID)Due to the energy security project of the transfer communal enterprise "Kyivteploenergo"(KP KTA)137 Generators an amount of about 40 million UAH.</text:p>
      <text:p text:style-name="P4">
As Ukrinform reports, this is said in <text:a xlink:type="simple" xlink:href="https://kte.kmda.gov.ua/kyyivteploenergo-otrymalo-137-generatoriv-vid-usaid/" text:style-name="Internet_20_link" text:visited-style-name="Visited_20_Internet_20_Link">
</text:a>
.</text:p>
      <text:p text:style-name="P4">
“We have equipped with USAID generators with primary boiler rooms, which are heated by hospital, important social institutions and residential buildings. Thanks to the alternative energy sources, they were able to receive heat offline. We deliver generators on boiler rooms to increase the stability of supply to warm customers and respond promptly to security challenges, " - said Vasyl Derevitsky, Director of the Kyiv Thermal Networks of KP" Kyivteploenergo ".</text:p>
      <text:p text:style-name="P4">
<text:span text:style-name="T4">
 Read also: </text:span>
 <text:a xlink:type="simple" xlink:href="https://www.ukrinform.ua/rubric-society/3703622-prikordonniki-otrimali-vid-latvii-avto-generatori-takticne-ta-inzenerne-sporadzenna.html" text:style-name="Internet_20_link" text:visited-style-name="Visited_20_Internet_20_Link">
<text:span text:style-name="T4">
 Generator </text:span>
</text:a>
It is noted that USAID was one of the first to start systematic supply of Kiev generator in the face of missile attacks on critical infrastructure. In general, maintain the work of thermal power of the capital of KP "Kyivteploenergo" has received the USD 137 with a capacity of 7 to 100 kW.</text:p>
      <text:p text:style-name="P4">
The company noted that 38 generators provided uninterrupted operation of the heat -generating equipment of boilers of Kiev. These are about 25% of all thermal sources that are under the control of KTE. The total generators provided byusaid allow you to supply heat and hot water to more than 160 residential buildings, 30 hospitals, 25 educational institutions and more than 220 departmental buildings. 15 generators provided the reserve power supply to the production facilities of KP "Kyivteploenergo" and were used to ensure The remaining 84 generators distributed between repair bursts.</text:p>
      <text:p text:style-name="P4">
<text:span text:style-name="T4">
 Read also: </text:span>
 <text:a xlink:type="simple" xlink:href="https://www.ukrinform.ua/rubric-economy/3702019-usaid-peredalo-droni-dla-monitoringu-gazovoi-infrastrukturi.html" text:style-name="Internet_20_link" text:visited-style-name="Visited_20_Internet_20_Link">
</text:a>
"This assistance has allowed the Kyivteploenergo utility company to continue producing heat, reducing the supply of heat and hot water to the premises of Kiev and to meet the needs of the capital's objects of critical infrastructure during the 2022/2023 heating season," Vykiivploenergo added.</text:p>
      <text:p text:style-name="P4">
As it was reported, 62% of boiler rooms of the Kyivteploenergo utility company are already provided in the capital.</text:p>
      <text:p text:style-name="P4">
News Source: <text:a xlink:type="simple" xlink:href="https://www.ukrinform.ua/rubric-kyiv/3705258-kiivteploenergo-otrimalo-137-generatoriv-vid-usaid.html" text:style-name="Internet_20_link" text:visited-style-name="Visited_20_Internet_20_Link">
https://www.ukrinform.ua/rubric-kyiv/3705258-kiivteploenergo-otrimalo-137-generatoriv-vid-usaid.html</text:a>
</text:p>
      <!--NEWS-->
      <text:h text:style-name="P10" text:outline-level="1">
<text:span text:style-name="T4">
Yermak discussed with Japan Ambassador to continue cooperation</text:span>
</text:h>
      <text:p text:style-name="P4">
Authors: Ukrinform (Person)</text:p>
      <text:p text:style-name="P4">
Publisher: Укринформ (Organization)</text:p>
      <text:p text:style-name="P4">
Published Time: 2023-05-05T16:23:53+03:00</text:p>
      <text:p text:style-name="P4">
Modified Time: 2023-05-05T16:23:53+03:00</text:p>
      <text:p text:style-name="P4">
Description: Presidential Office Head Andriym Yermak met with Japan Ambassador to Ukraine Kuninor Matsuda - discussed the continuation of bilateral cooperation. - Ukrinform.</text:p>
      <text:p text:style-name="P4">
Images: ["<text:a xlink:type="simple" xlink:href="https://static.ukrinform.com/photos/2023_05/thumb_files/630_360_1683292996-760.jpg" text:style-name="Internet_20_link" text:visited-style-name="Visited_20_Internet_20_Link">
630_360_16832...</text:a>
"]</text:p>
      <text:p text:style-name="P4">
Tags: ['Японія', 'Італія', 'Санкції', 'Єрмак']</text:p>
      <text:p text:style-name="P4">
Type: Article</text:p>
      <!--METADATA-->
      <text:p text:style-name="P4">
<draw:frame draw:style-name="fr1" draw:name="Image77" text:anchor-type="as-char" svg:width="6.9236in" svg:height="3.956343in" draw:z-index="0">
<draw:image xlink:href="../Images/yкринформ/2023-05-05T16-23-53-03-00/630_360_1683292996-760.jpg" xlink:type="simple" xlink:show="embed" xlink:actuate="onLoad" draw:mime-type="image/jpeg"/>
</draw:frame>
Presidential Head Andriym Yermak met with Japan Ambassador to Ukraine Kuninorimatuda - discussed the continuation of bilateral cooperation.</text:p>
      <text:p text:style-name="P4">
According to Ukrinform, Yermak reported in <text:a xlink:type="simple" xlink:href="https://t.me/ermaka2022/2589" text:style-name="Internet_20_link" text:visited-style-name="Visited_20_Internet_20_Link">
</text:a>
“Japan is our important ally that supports <text:a xlink:type="simple" xlink:href="https://www.ukrinform.ua/tag-sankcii" text:style-name="Internet_20_link" text:visited-style-name="Visited_20_Internet_20_Link">
</text:a>
policy against Russia and helps Ukraine, ”the OP head emphasized.</text:p>
      <text:p text:style-name="P4">
According to him, they "discussed the continuation of the development of bilateral communication."</text:p>
      <text:p text:style-name="P4">
"He thanked for solidarity with Ukraine," Yermak said.</text:p>
      <text:p text:style-name="P4">
<text:span text:style-name="T4">
 Read also: </text:span>
 <text:a xlink:type="simple" xlink:href="https://www.ukrinform.ua/rubric-technology/3701686-ukraina-i-aponia-pidpisali-memorandum-pro-cifrove-spivrobitnictvo.html" text:style-name="Internet_20_link" text:visited-style-name="Visited_20_Internet_20_Link">
<text:span text:style-name="T4">
 Japan </text:span>
</text:a>
As reported by Ukrinform, Yermak discussed on May 3 with the Minister of Improvement of Italy Adolfo Urso continuation of Ukraine.</text:p>
      <text:p text:style-name="P4">
News Source: <text:a xlink:type="simple" xlink:href="https://www.ukrinform.ua/rubric-polytics/3705259-ermak-obgovoriv-iz-poslom-aponii-prodovzenna-spivpraci.html" text:style-name="Internet_20_link" text:visited-style-name="Visited_20_Internet_20_Link">
https://www.ukrinform.ua/rubric-polytics/3705259-ermak-obgovoriv-iz-poslom-aponii-prodovzenna-spivpraci.html</text:a>
</text:p>
      <!--NEWS-->
      <text:h text:style-name="P10" text:outline-level="1">
<text:span text:style-name="T4">
Belarus introduced control of entry on the border with Russia</text:span>
</text:h>
      <text:p text:style-name="P4">
Authors: Ukrinform (Person)</text:p>
      <text:p text:style-name="P4">
Publisher: Укринформ (Organization)</text:p>
      <text:p text:style-name="P4">
Published Time: 2023-05-05T16:27:49+03:00</text:p>
      <text:p text:style-name="P4">
Modified Time: 2023-05-05T16:27:49+03:00</text:p>
      <text:p text:style-name="P4">
Description: Temporary border control was introduced between Belarus and Russia, for which the checkpoint was installed. - Ukrinform.</text:p>
      <text:p text:style-name="P4">
Images: ["<text:a xlink:type="simple" xlink:href="https://static.ukrinform.com/photos/2023_05/thumb_files/630_360_1683293182-453.jpg" text:style-name="Internet_20_link" text:visited-style-name="Visited_20_Internet_20_Link">
630_360_16832...</text:a>
"]</text:p>
      <text:p text:style-name="P4">
Tags: ['білорусь', 'Контроль', 'росія', 'Кордон']</text:p>
      <text:p text:style-name="P4">
Type: Article</text:p>
      <!--METADATA-->
      <text:p text:style-name="P4">
<draw:frame draw:style-name="fr1" draw:name="Image78" text:anchor-type="as-char" svg:width="6.9236in" svg:height="3.956343in" draw:z-index="0">
<draw:image xlink:href="../Images/yкринформ/2023-05-05T16-27-49-03-00/630_360_1683293182-453.jpg" xlink:type="simple" xlink:show="embed" xlink:actuate="onLoad" draw:mime-type="image/jpeg"/>
</draw:frame>
Interbuller and Russia introduced temporary border control, for which the checkpoint was established.</text:p>
      <text:p text:style-name="P4">
According to Ukrinform, the Belarusian edition reports <text:a xlink:type="simple" xlink:href="https://news.zerkalo.io/life/38484.html" text:style-name="Internet_20_link" text:visited-style-name="Visited_20_Internet_20_Link">
</text:a>
With reference to the border border committee.</text:p>
      <text:p text:style-name="P4">
On the hotline of Belarusian border guards, they explained that the measures take place in the framework of the implementation of the agreement "On mutual recognition of visas with Russia". Control works six main areas - only at entry. The measures were introduced temporarily, but Chinadovgo is unknown. "To a special order," the department said.</text:p>
      <text:p text:style-name="P4">
<text:span text:style-name="T4">
 Read also: </text:span>
 <text:a xlink:type="simple" xlink:href="https://www.ukrinform.ua/rubric-world/3703649-u-bilorusi-perevirka-cergovoi-bojovoi-gotovnosti-armii-potrohu-zgortaetsa.html" text:style-name="Internet_20_link" text:visited-style-name="Visited_20_Internet_20_Link">
<text:span text:style-name="T4">
 Belarus </text:span>
</text:a>
Different telegrams report that on <text:a xlink:type="simple" xlink:href="https://www.ukrinform.ua/tag-kordon" text:style-name="Internet_20_link" text:visited-style-name="Visited_20_Internet_20_Link">
</text:a>
Queues appeared, especially on the M-1 highway. The Russians are checked more-"everyone is expelled from cars, searched, recorded documents."</text:p>
      <text:p text:style-name="P4">
As reported <text:a xlink:type="simple" xlink:href="https://www.ukrinform.ua/rubric-world/3703549-lukasenko-zibrav-naradu-i-zaavlae-pro-provokacii-na-kordoni.html" text:style-name="Internet_20_link" text:visited-style-name="Visited_20_Internet_20_Link">
</text:a>
, On May 2, a self -proclaimed President of Belarus Alexander Lukashenko gathered a meeting on "Topical issues of security and measures for the protection of the State Border", referring to the allegedly existing provocations at the border and penetration of "saboteurs".</text:p>
      <text:p text:style-name="P4">
News Source: <text:a xlink:type="simple" xlink:href="https://www.ukrinform.ua/rubric-world/3705261-bilorus-zaprovadila-kontrol-na-vizd-na-kordoni-z-rosieu.html" text:style-name="Internet_20_link" text:visited-style-name="Visited_20_Internet_20_Link">
https://www.ukrinform.ua/rubric-world/3705261-bilorus-zaprovadila-kontrol-na-vizd-na-kordoni-z-rosieu.html</text:a>
</text:p>
      <!--NEWS-->
      <text:h text:style-name="P10" text:outline-level="1">
<text:span text:style-name="T4">
Military Russian Federation in Crimea is distributed plots next to the cemetery instead of the sea - the media</text:span>
</text:h>
      <text:p text:style-name="P4">
Authors: Ukrinform (Person)</text:p>
      <text:p text:style-name="P4">
Publisher: Укринформ (Organization)</text:p>
      <text:p text:style-name="P4">
Published Time: 2023-05-05T16:29:00+03:00</text:p>
      <text:p text:style-name="P4">
Modified Time: 2023-05-05T16:29:00+03:00</text:p>
      <text:p text:style-name="P4">
Description: The Russian military involved in the war against Ukraine is distributed land in the steppe part in the temporarily occupied Crimea, in particular, in the village. Liskivka, near the cemetery. From here to the sea, the plots of which they were promised by the self -proclaimed head of Crimea Aksyonov - at least 10 km. - Ukrinform.</text:p>
      <text:p text:style-name="P4">
Images: ["<text:a xlink:type="simple" xlink:href="https://static.ukrinform.com/photos/2021_03/thumb_files/630_360_1615487600-574.jpg" text:style-name="Internet_20_link" text:visited-style-name="Visited_20_Internet_20_Link">
630_360_16154...</text:a>
"]</text:p>
      <text:p text:style-name="P4">
Tags: ['Крим', 'Окупація Криму', ' Чорне море']</text:p>
      <text:p text:style-name="P4">
Type: Article</text:p>
      <!--METADATA-->
      <text:p text:style-name="P4">
<draw:frame draw:style-name="fr1" draw:name="Image79" text:anchor-type="as-char" svg:width="6.9236in" svg:height="3.956343in" draw:z-index="0">
<draw:image xlink:href="../Images/yкринформ/2023-05-05T16-29-00-03-00/630_360_1615487600-574.jpg" xlink:type="simple" xlink:show="embed" xlink:actuate="onLoad" draw:mime-type="image/jpeg"/>
</draw:frame>
The Russian military, who participate in the war against Ukraine, in the temporarily occupied Krym, distribute land in the steppe part, in particular, in the village. Liskivka, near the cemetery. From here to the sea, the plots of which they promised the self -proclaimed head of Crimea Aksyonov - at least 10 km.</text:p>
      <text:p text:style-name="P4">
This is stated in the article <text:a xlink:type="simple" xlink:href="https://ru.krymr.com/a/krym-rossiyskiye-voyenniye-ukraina-voyna-zemelniye-uchastki/32396358.html" text:style-name="Internet_20_link" text:visited-style-name="Visited_20_Internet_20_Link">
</text:a>
Internet edition of Crimea.Realia, reports Ukrinform.</text:p>
      <text:p text:style-name="P4">
As stated in the article, in April in the temporarily occupied Crimea, the rights of ownership of land by military plots, which fight against Ukraine, begin to form in the temporarily occupied Crimea.</text:p>
      <text:p text:style-name="P4">
<text:span text:style-name="T4">
 Read also: </text:span>
 <text:a xlink:type="simple" xlink:href="https://www.ukrinform.ua/rubric-crimea/3705245-u-krimu-zagarbniki-roblat-zapasi-vodi-ta-harciv-na-vipadok-izolacii.html" text:style-name="Internet_20_link" text:visited-style-name="Visited_20_Internet_20_Link">
<text:span text:style-name="T4">
 Crimea </text:span>
</text:a>
It is now known that occupation officials have distributed more than 500 businessmen. Thus, self -proclaimed power in the Crimea has issued an order according to which participants of a full -scale invasion of Ukraine are provided land in Ukraine. Lisnivka of Saky district. Crimea.</text:p>
      <text:p text:style-name="P4">
“This area is the steppe part of the Western Crimea. Nearby - Saky Cemetery of Puzzles Public Transport. Closest to the village. Lisnivka of the reservoir-the healing of Tobe-Chorerak and Saky Lake. They are six kilometers, ”it reads.</text:p>
      <text:p text:style-name="P4">
The material states that "to the promised Aksiona Sea the future gardeners will need to get at least 10 kilometers."</text:p>
      <text:p text:style-name="P4">
<text:span text:style-name="T4">
 Read also: </text:span>
 <text:a xlink:type="simple" xlink:href="https://www.ukrinform.ua/rubric-crimea/3704685-taseva-poasnila-hto-pidpadatime-pid-kriminalnu-vidpovidalnist-u-krimu-pisla-deokupacii.html" text:style-name="Internet_20_link" text:visited-style-name="Visited_20_Internet_20_Link">
<text:span text:style-name="T4">
 Crimea </text:span>
 <text:span text:style-name="T4">
 Crimea </text:span>
</text:a>
It is clarified that the Russian military is currently offering plots in the Saki Taurus districts, "and these are steppes with almost no greenery with rocky or salt or salt soil, where it is very hot in the summer, the steppe winds are blowing in winter." For example, there is no hospital.</text:p>
      <text:p text:style-name="P4">
As it was reported, the Russian -controlled power of the temporarily occupied Crimea to plan to give a plot of war against Ukraine on the territory of the peninsula.</text:p>
      <text:p text:style-name="P4">
News Source: <text:a xlink:type="simple" xlink:href="https://www.ukrinform.ua/rubric-crimea/3705262-vijskovim-rf-u-krimu-rozdaut-dilanki-poruc-iz-kladovisem-zamist-mora-zmi.html" text:style-name="Internet_20_link" text:visited-style-name="Visited_20_Internet_20_Link">
https://www.ukrinform.ua/rubric-crimea/3705262-vijskovim-rf-u-krimu-rozdaut-dilanki-poruc-iz-kladovisem-zamist-mora-zmi.html</text:a>
</text:p>
      <!--NEWS-->
      <text:h text:style-name="P10" text:outline-level="1">
<text:span text:style-name="T4">
In Riga of Ukrainians, they were invited to Orthodox worship</text:span>
</text:h>
      <text:p text:style-name="P4">
Authors: Ukrinform (Person)</text:p>
      <text:p text:style-name="P4">
Publisher: Укринформ (Organization)</text:p>
      <text:p text:style-name="P4">
Published Time: 2023-05-05T16:32:00+03:00</text:p>
      <text:p text:style-name="P4">
Modified Time: 2023-05-05T16:32:00+03:00</text:p>
      <text:p text:style-name="P4">
Description: In Riga, May 7 will hold a worship service that will hold a cleric of the Diocese of the Orthodox Church of Ukraine, Archpriest Stanislav Lanovsky. - Ukrinform.</text:p>
      <text:p text:style-name="P4">
Images: ["<text:a xlink:type="simple" xlink:href="https://static.ukrinform.com/photos/2023_05/thumb_files/630_360_1683282972-496.jpg" text:style-name="Internet_20_link" text:visited-style-name="Visited_20_Internet_20_Link">
630_360_16832...</text:a>
", "<text:a xlink:type="simple" xlink:href="https://static.ukrinform.com/photos/2023_05/1683282972-955.jpg" text:style-name="Internet_20_link" text:visited-style-name="Visited_20_Internet_20_Link">
1683282972-95...</text:a>
"]</text:p>
      <text:p text:style-name="P4">
Tags: ['Церква', 'Діаспора', 'Латвія', 'Посольство']</text:p>
      <text:p text:style-name="P4">
Type: Article</text:p>
      <!--METADATA-->
      <text:p text:style-name="P4">
<draw:frame draw:style-name="fr1" draw:name="Image80" text:anchor-type="as-char" svg:width="6.9236in" svg:height="3.956343in" draw:z-index="0">
<draw:image xlink:href="../Images/yкринформ/2023-05-05T16-32-00-03-00/630_360_1683282972-496.jpg" xlink:type="simple" xlink:show="embed" xlink:actuate="onLoad" draw:mime-type="image/jpeg"/>
</draw:frame>
In Riga, I will hold a worship service, which will hold a cleric of the Kyiv Diocese of Orthodox Church of Ukraine, Archpriest Stanislav Lanovsky.</text:p>
      <text:p text:style-name="P4">
As Ukrinform reports, about it in <text:a xlink:type="simple" xlink:href="https://www.facebook.com/UKRinLatvia/posts/pfbid02U6ZwmChahi36ZtQTRF5TyNo2Jm5gmommifL6AcVeNKDUP9gasEADNeG1u6AxscZxl" text:style-name="Internet_20_link" text:visited-style-name="Visited_20_Internet_20_Link">
</text:a>
The Embassy of Ukraine in Latvia reported.</text:p>
      <text:p text:style-name="P4">
The Divine Service will take place for the organization of the Ukrainian community in Latvia and the embassy of the embassy.</text:p>
      <text:p text:style-name="P4">
<draw:frame draw:style-name="fr1" draw:name="Image81" text:anchor-type="as-char" svg:width="6.9236in" svg:height="5.500416in" draw:z-index="0">
<draw:image xlink:href="../Images/yкринформ/2023-05-05T16-32-00-03-00/1683282972-955.jpg" xlink:type="simple" xlink:show="embed" xlink:actuate="onLoad" draw:mime-type="image/jpeg"/>
</draw:frame>
The joint prayer will begin on Sunday at 13:00. Venue: Old Rigaewawalanic Lutheran Church of St. Gertrude, ğrtrūdes Iela, 8</text:p>
      <text:p text:style-name="P4">
Recall that in the Latvian capital on May 3 <text:a xlink:type="simple" xlink:href="https://www.ukrinform.ua/rubric-diaspora/3704572-z-rigi-vidpravili-cergovij-konvoj-dopomogi-zibranij-diasporou-ta-druzami-ukraini.html" text:style-name="Internet_20_link" text:visited-style-name="Visited_20_Internet_20_Link">
</text:a>
to Ukraine of the next convoy for the Ukrainian military, organized by the Confederation of Ukrainians of Latvia "Viche" with the help of Litatian friends of Ukraine.</text:p>
      <text:p text:style-name="P4">
<text:span text:style-name="T5">
The interior of the Church of the Old Church Gertrude. Photo: wikipedia.org</text:span>
</text:p>
      <text:p text:style-name="P4">
News Source: <text:a xlink:type="simple" xlink:href="https://www.ukrinform.ua/rubric-diaspora/3705152-u-rizi-ukrainciv-zaprosili-na-pravoslavne-bogosluzinna.html" text:style-name="Internet_20_link" text:visited-style-name="Visited_20_Internet_20_Link">
https://www.ukrinform.ua/rubric-diaspora/3705152-u-rizi-ukrainciv-zaprosili-na-pravoslavne-bogosluzinna.html</text:a>
</text:p>
      <!--NEWS-->
      <text:h text:style-name="P10" text:outline-level="1">
<text:span text:style-name="T4">
In Kiev on Virky Boulevard restored traffic</text:span>
</text:h>
      <text:p text:style-name="P4">
Authors: Ukrinform (Person)</text:p>
      <text:p text:style-name="P4">
Publisher: Укринформ (Organization)</text:p>
      <text:p text:style-name="P4">
Published Time: 2023-05-05T16:33:22+03:00</text:p>
      <text:p text:style-name="P4">
Modified Time: 2023-05-05T16:33:22+03:00</text:p>
      <text:p text:style-name="P4">
Description: In Kiev, Pavel Virsky Boulevard eliminated the failure on the roadway, the traffic was restored. - Ukrinform.</text:p>
      <text:p text:style-name="P4">
Images: ["<text:a xlink:type="simple" xlink:href="https://static.ukrinform.com/photos/2023_05/thumb_files/630_360_1683293554-322.jpg" text:style-name="Internet_20_link" text:visited-style-name="Visited_20_Internet_20_Link">
630_360_16832...</text:a>
"]</text:p>
      <text:p text:style-name="P4">
Tags: ['КМДА', 'Київводоканал', 'Київ']</text:p>
      <text:p text:style-name="P4">
Type: Article</text:p>
      <!--METADATA-->
      <text:p text:style-name="P4">
<draw:frame draw:style-name="fr1" draw:name="Image82" text:anchor-type="as-char" svg:width="6.9236in" svg:height="3.956343in" draw:z-index="0">
<draw:image xlink:href="../Images/yкринформ/2023-05-05T16-33-22-03-00/630_360_1683293554-322.jpg" xlink:type="simple" xlink:show="embed" xlink:actuate="onLoad" draw:mime-type="image/jpeg"/>
</draw:frame>
In Kiev, Nabulvar Pavel Virsky eliminated the failure on the roadway, the movement was restored.</text:p>
      <text:p text:style-name="P4">
As Ukrinform reports, the KSCA reports in <text:a xlink:type="simple" xlink:href="https://t.me/KyivCityOfficial/6603" text:style-name="Internet_20_link" text:visited-style-name="Visited_20_Internet_20_Link">
</text:a>
.</text:p>
      <text:p text:style-name="P4">
“On Paul Virsky Boulevard, the failure on the roadway was eliminated. The experts of the Kyivvodokanal performed the sealing of the well, ” - the message reads.</text:p>
      <text:p text:style-name="P4">
<text:span text:style-name="T4">
 Read also: </text:span>
 <text:a xlink:type="simple" xlink:href="https://www.ukrinform.ua/rubric-kyiv/3704974-cerez-avariu-u-kanalizacijnij-merezi-obmezili-ruh-bulvarom-virskogo.html" text:style-name="Internet_20_link" text:visited-style-name="Visited_20_Internet_20_Link">
<text:span text:style-name="T4">
 Virsky </text:span>
</text:a>
The failure was covered with sand and squeezed. Now the site is asphalted by the municipal enterprise "Road and operational management for repair and maintenance of car routes and structures" of Shevchenkivskyi district.</text:p>
      <text:p text:style-name="P4">
As reported by Ukrinform, on the Boulevard of Pavel Virsky there was a failure of the Bilyolodyad on a street sewer network with a diameter of 400 mm. The traffic was limited by one lane of the boulevard towards the Nivka metro station.</text:p>
      <text:p text:style-name="P4">
News Source: <text:a xlink:type="simple" xlink:href="https://www.ukrinform.ua/rubric-kyiv/3705265-u-kievi-na-bulvari-virskogo-vidnovili-ruh-transportu.html" text:style-name="Internet_20_link" text:visited-style-name="Visited_20_Internet_20_Link">
https://www.ukrinform.ua/rubric-kyiv/3705265-u-kievi-na-bulvari-virskogo-vidnovili-ruh-transportu.html</text:a>
</text:p>
      <!--NEWS-->
      <text:h text:style-name="P10" text:outline-level="1">
<text:span text:style-name="T4">
In Kiev, a resident of Umani was operated on in which the rocket's fragment passed through the left hemisphere of the brain</text:span>
</text:h>
      <text:p text:style-name="P4">
Authors: Ukrinform (Person)</text:p>
      <text:p text:style-name="P4">
Publisher: Укринформ (Organization)</text:p>
      <text:p text:style-name="P4">
Published Time: 2023-05-05T16:34:24+03:00</text:p>
      <text:p text:style-name="P4">
Modified Time: 2023-05-05T16:34:24+03:00</text:p>
      <text:p text:style-name="P4">
Description: In Kiev, doctors operated the victim from a rocket attack by a resident of Uman, who had passed through the left hemisphere of the brain. - Ukrinform.</text:p>
      <text:p text:style-name="P4">
Images: ["<text:a xlink:type="simple" xlink:href="https://static.ukrinform.com/photos/2023_05/thumb_files/630_360_1683293537-468.jpg" text:style-name="Internet_20_link" text:visited-style-name="Visited_20_Internet_20_Link">
630_360_16832...</text:a>
", "<text:a xlink:type="simple" xlink:href="https://static.ukrinform.com/photos/2023_05/1683293536-293.jpg" text:style-name="Internet_20_link" text:visited-style-name="Visited_20_Internet_20_Link">
1683293536-29...</text:a>
", "<text:a xlink:type="simple" xlink:href="https://static.ukrinform.com/photos/2023_05/1683293536-137.jpg" text:style-name="Internet_20_link" text:visited-style-name="Visited_20_Internet_20_Link">
1683293536-13...</text:a>
", "<text:a xlink:type="simple" xlink:href="https://static.ukrinform.com/photos/2023_05/1683293536-255.jpg" text:style-name="Internet_20_link" text:visited-style-name="Visited_20_Internet_20_Link">
1683293536-25...</text:a>
"]</text:p>
      <text:p text:style-name="P4">
Tags: ['МОЗ', 'Операція', 'Лікарі', 'Умань', 'Київ']</text:p>
      <text:p text:style-name="P4">
Type: Article</text:p>
      <!--METADATA-->
      <text:p text:style-name="P4">
<draw:frame draw:style-name="fr1" draw:name="Image83" text:anchor-type="as-char" svg:width="6.9236in" svg:height="3.956343in" draw:z-index="0">
<draw:image xlink:href="../Images/yкринформ/2023-05-05T16-34-24-03-00/630_360_1683293537-468.jpg" xlink:type="simple" xlink:show="embed" xlink:actuate="onLoad" draw:mime-type="image/jpeg"/>
</draw:frame>
The Kyiv Clear operated the victim from the rocket attack by a resident of Uman, who was framed through the entire left hemisphere of the brain.</text:p>
      <text:p text:style-name="P4">
According to Ukrinform, the Ministry of Health of Ukraine reports this <text:a xlink:type="simple" xlink:href="https://www.facebook.com/moz.ukr/posts/pfbid0RN78Db7rucNX44zZCEhTkxTjDnsGE3Aaq3Lb7aNeJLL89uHC32m3wKSLR4z7cjJ3l" text:style-name="Internet_20_link" text:visited-style-name="Visited_20_Internet_20_Link">
</text:a>
.</text:p>
      <text:p text:style-name="P4">
28 квітня, коли росіяни здійснили ракетний обстріл Умані, Ірина та її матірспали вдома, у сусідньому будинку від того, куди вдарила ракета. Лікарішвидкої допомоги констатували вогнепальне поранення головного мозку. Осколокзрикошетив від стіни та уразив дівчину.</text:p>
      <text:p text:style-name="P4">
<draw:frame draw:style-name="fr1" draw:name="Image84" text:anchor-type="as-char" svg:width="6.9236in" svg:height="4.622144in" draw:z-index="0">
<draw:image xlink:href="../Images/yкринформ/2023-05-05T16-34-24-03-00/1683293536-293.jpg" xlink:type="simple" xlink:show="embed" xlink:actuate="onLoad" draw:mime-type="image/jpeg"/>
</draw:frame>
<draw:frame draw:style-name="fr1" draw:name="Image85" text:anchor-type="as-char" svg:width="6.9236in" svg:height="4.622144in" draw:z-index="0">
<draw:image xlink:href="../Images/yкринформ/2023-05-05T16-34-24-03-00/1683293536-137.jpg" xlink:type="simple" xlink:show="embed" xlink:actuate="onLoad" draw:mime-type="image/jpeg"/>
</draw:frame>
The victim was sent to Kiev, to the 17th hospital, which since the time of the Maidana has been expedited for severe head injuries.</text:p>
      <text:p text:style-name="P4">
<text:span text:style-name="T4">
 Read also: </text:span>
 <text:a xlink:type="simple" xlink:href="https://www.ukrinform.ua/rubric-regions/3703543-u-lvovi-prooperuvali-nemovla-z-ridkisnou-patologieu.html" text:style-name="Internet_20_link" text:visited-style-name="Visited_20_Internet_20_Link">
<text:span text:style-name="T4">
 Proper </text:span>
</text:a>
“A centimeter fragment passed through the entire left hemisphere of the brain and stopped the to the depth of the girl's head. Doctors say that less than half a centimeter came to the venous ship - then the inevitable death. The neurosurgeons, who have operated the girl, recognize that what she survived is a real miracle, and that she could speak in mind and speak - not to speak, ” - said in <text:a xlink:type="simple" xlink:href="https://www.ukrinform.ua/tag-moz" text:style-name="Internet_20_link" text:visited-style-name="Visited_20_Internet_20_Link">
</text:a>
 .</text:p>
      <text:p text:style-name="P4">
<draw:frame draw:style-name="fr1" draw:name="Image86" text:anchor-type="as-char" svg:width="6.9236in" svg:height="4.622144in" draw:z-index="0">
<draw:image xlink:href="../Images/yкринформ/2023-05-05T16-34-24-03-00/1683293536-255.jpg" xlink:type="simple" xlink:show="embed" xlink:actuate="onLoad" draw:mime-type="image/jpeg"/>
</draw:frame>
Surgeons were found under the operating X -ray and removed with a special magnet.</text:p>
      <text:p text:style-name="P4">
As reported by Ukrinform, on April 28, the troops of the Russian Federation in a lament on Uman. In a residential high -rise building, 23 people were killed in the rocket, six of them were children.</text:p>
      <text:p text:style-name="P4">
News Source: <text:a xlink:type="simple" xlink:href="https://www.ukrinform.ua/rubric-kyiv/3705266-u-kievi-prooperuvali-zitelku-umani-v-akoi-ulamok-raketi-projsov-kriz-livu-pivkulu-mozku.html" text:style-name="Internet_20_link" text:visited-style-name="Visited_20_Internet_20_Link">
https://www.ukrinform.ua/rubric-kyiv/3705266-u-kievi-prooperuvali-zitelku-umani-v-akoi-ulamok-raketi-projsov-kriz-livu-pivkulu-mozku.html</text:a>
</text:p>
      <!--NEWS-->
      <text:h text:style-name="P10" text:outline-level="1">
<text:span text:style-name="T4">
Brussels Mayor took part in the launch of the Alley of Friends of Kiev on Vladimir Hill</text:span>
</text:h>
      <text:p text:style-name="P4">
Authors: Ukrinform (Person)</text:p>
      <text:p text:style-name="P4">
Publisher: Укринформ (Organization)</text:p>
      <text:p text:style-name="P4">
Published Time: 2023-05-05T16:37:43+03:00</text:p>
      <text:p text:style-name="P4">
Modified Time: 2023-05-05T16:37:43+03:00</text:p>
      <text:p text:style-name="P4">
Description: The mayors of Kiev and Brussels Vitaliy Klitschko and Philip Cloz started the "Alley of Friends of Kiev" on Vladimir Hill and planted the first trees. - Ukrinform.</text:p>
      <text:p text:style-name="P4">
Images: ["<text:a xlink:type="simple" xlink:href="https://static.ukrinform.com/photos/2023_05/thumb_files/630_360_1683293775-381.jpg" text:style-name="Internet_20_link" text:visited-style-name="Visited_20_Internet_20_Link">
630_360_16832...</text:a>
", "<text:a xlink:type="simple" xlink:href="https://static.ukrinform.com/photos/2023_05/1683293774-556.jpg" text:style-name="Internet_20_link" text:visited-style-name="Visited_20_Internet_20_Link">
1683293774-55...</text:a>
", "<text:a xlink:type="simple" xlink:href="https://static.ukrinform.com/photos/2023_05/1683293774-423.jpg" text:style-name="Internet_20_link" text:visited-style-name="Visited_20_Internet_20_Link">
1683293774-42...</text:a>
", "<text:a xlink:type="simple" xlink:href="https://static.ukrinform.com/photos/2023_05/1683293773-474.jpg" text:style-name="Internet_20_link" text:visited-style-name="Visited_20_Internet_20_Link">
1683293773-47...</text:a>
"]</text:p>
      <text:p text:style-name="P4">
Tags: ['Брюссель', 'Київ']</text:p>
      <text:p text:style-name="P4">
Type: Article</text:p>
      <!--METADATA-->
      <text:p text:style-name="P4">
<draw:frame draw:style-name="fr1" draw:name="Image87" text:anchor-type="as-char" svg:width="6.9236in" svg:height="3.956343in" draw:z-index="0">
<draw:image xlink:href="../Images/yкринформ/2023-05-05T16-37-43-03-00/630_360_1683293775-381.jpg" xlink:type="simple" xlink:show="embed" xlink:actuate="onLoad" draw:mime-type="image/jpeg"/>
</draw:frame>
The mayors of Brussels Vitaliy Klitschko and Philip Kloz started the "Alley of Friends of Kiev" by the Navigir Hill and planted the first trees.</text:p>
      <text:p text:style-name="P4">
As Ukrinform reports, it reports <text:a xlink:type="simple" xlink:href="https://kyivcity.gov.ua/news/vitaliy_klichko_i_mer_bryusselya_zapochatkuvali_aleyu_druziv_kiyeva_na_volodimirskiy_girtsi_i_visadili_pershi_dereva/" text:style-name="Internet_20_link" text:visited-style-name="Visited_20_Internet_20_Link">
.</text:a>
“Together with Brussels mayor, Philip Cloz, who came to my invitation from the D -Ukrainian capital, launched the Alley of Friends of Kiev in Vladimir Gorgrka. And today they planted the first two trees - the Patchains of Spanish. Brussels respects the capital of the European Union, part of which Ukraine wants to become. And it is very symbolic that the first to plant trees on the new alley was joined by the mayor <text:a xlink:type="simple" xlink:href="https://www.ukrinform.ua/tag-brussel" text:style-name="Internet_20_link" text:visited-style-name="Visited_20_Internet_20_Link">
</text:a>
. These trees are a symbol of our friendship of Ukraine and the democratic world over Barbarian Russia!” - declared.</text:p>
      <text:p text:style-name="P4">
<draw:frame draw:style-name="fr1" draw:name="Image88" text:anchor-type="as-char" svg:width="6.9236in" svg:height="4.609323in" draw:z-index="0">
<draw:image xlink:href="../Images/yкринформ/2023-05-05T16-37-43-03-00/1683293774-556.jpg" xlink:type="simple" xlink:show="embed" xlink:actuate="onLoad" draw:mime-type="image/jpeg"/>
</draw:frame>
He thanked the Brussels and the Belgium government for solidarity with the Ukrainian Narode, as well as for providing Ukraine with political support and economic Ihumanitarian assistance.</text:p>
      <text:p text:style-name="P4">
<draw:frame draw:style-name="fr1" draw:name="Image89" text:anchor-type="as-char" svg:width="6.9236in" svg:height="4.609323in" draw:z-index="0">
<draw:image xlink:href="../Images/yкринформ/2023-05-05T16-37-43-03-00/1683293774-423.jpg" xlink:type="simple" xlink:show="embed" xlink:actuate="onLoad" draw:mime-type="image/jpeg"/>
</draw:frame>
The KSCA was reminded that during a visit to Kyiv Cloz, the State Secretarbressel of the Metropolitan Region Pascal Smet and the delegation of Brussels visited the Russian invaders of the capital, visited one of the UKYIV communal hospitals and the rehabilitation center.</text:p>
      <text:p text:style-name="P4">
<draw:frame draw:style-name="fr1" draw:name="Image90" text:anchor-type="as-char" svg:width="6.9236in" svg:height="4.609323in" draw:z-index="0">
<draw:image xlink:href="../Images/yкринформ/2023-05-05T16-37-43-03-00/1683293773-474.jpg" xlink:type="simple" xlink:show="embed" xlink:actuate="onLoad" draw:mime-type="image/jpeg"/>
</draw:frame>
<text:span text:style-name="T4">
 Read also: </text:span>
 <text:a xlink:type="simple" xlink:href="https://www.ukrinform.ua/rubric-kyiv/3705210-mer-brussela-vidvidav-medzaklad-u-kievi-de-stvoruut-reabilitacijnij-centr-dla-zahisnikiv.html" text:style-name="Internet_20_link" text:visited-style-name="Visited_20_Internet_20_Link">
<text:span text:style-name="T4">
 Brussia </text:span>
</text:a>
Klitschko, together with the mayor of Brussels, talked online with the mayors of the 15th European cities of the Joint Declaration on mutual understanding of the reconstruction and sustainable development of the Ukrainian capital. The participants discussed the projects, which need international support for Kiev.</text:p>
      <text:p text:style-name="P4">
According to Ukrinform, on May 4, Brussels Mayor Philip Cloz passed two modern ambulances for Kiev from the capital.</text:p>
      <text:p text:style-name="P4">
News Source: <text:a xlink:type="simple" xlink:href="https://www.ukrinform.ua/rubric-kyiv/3705269-mer-brussela-vzav-ucast-u-zapocatkuvanni-alei-druziv-kieva-na-volodimirskij-girci.html" text:style-name="Internet_20_link" text:visited-style-name="Visited_20_Internet_20_Link">
https://www.ukrinform.ua/rubric-kyiv/3705269-mer-brussela-vzav-ucast-u-zapocatkuvanni-alei-druziv-kieva-na-volodimirskij-girci.html</text:a>
</text:p>
      <!--NEWS-->
      <text:h text:style-name="P10" text:outline-level="1">
<text:span text:style-name="T4">
Dmytro Kuleba called for a deepening dialogue with Bahrain</text:span>
</text:h>
      <text:p text:style-name="P4">
Authors: Ukrinform (Person)</text:p>
      <text:p text:style-name="P4">
Publisher: Укринформ (Organization)</text:p>
      <text:p text:style-name="P4">
Published Time: 2023-05-05T16:41:00+03:00</text:p>
      <text:p text:style-name="P4">
Modified Time: 2023-05-05T16:41:00+03:00</text:p>
      <text:p text:style-name="P4">
Description: Foreign Minister Dmytro Kuleba emphasized the importance of deepening the dialogue with Bahrain, since both countries have common views not only on tactical but also on strategic issues. - Ukrinform.</text:p>
      <text:p text:style-name="P4">
Images: ["<text:a xlink:type="simple" xlink:href="https://static.ukrinform.com/photos/2023_05/thumb_files/630_360_1683294057-374.jpg" text:style-name="Internet_20_link" text:visited-style-name="Visited_20_Internet_20_Link">
630_360_16832...</text:a>
"]</text:p>
      <text:p text:style-name="P4">
Tags: ['Дмитро Кулеба', 'МЗС', 'Бахрейн']</text:p>
      <text:p text:style-name="P4">
Type: Article</text:p>
      <!--METADATA-->
      <text:p text:style-name="P4">
<draw:frame draw:style-name="fr1" draw:name="Image91" text:anchor-type="as-char" svg:width="6.9236in" svg:height="3.956343in" draw:z-index="0">
<draw:image xlink:href="../Images/yкринформ/2023-05-05T16-41-00-03-00/630_360_1683294057-374.jpg" xlink:type="simple" xlink:show="embed" xlink:actuate="onLoad" draw:mime-type="image/jpeg"/>
</draw:frame>
Minister of Ukraine, Dmytro Kuleba, emphasized the importance of deepening the dialogue with Zbakhraine, since both countries have common views not only on tactical, but on strategic issues.</text:p>
      <text:p text:style-name="P4">
Dmytro Kuleba said this during the MFA in common with the Foreign Minister Bahrainabdullatif Az-Zayana statements for the press in Kiev, reports correspondent.</text:p>
      <text:p text:style-name="P4">
The head of Ukrainian diplomacy noted that the conversation with the Bahrainian colleague, which was presented the formula of the Peace of President Zelensky, the food security of Ukraine's tavering, was very deep and thorough. According to him, during this sincere exchange of views it was found that both countries have joint reviews not only for tactical but also for strategic issues.</text:p>
      <text:p text:style-name="P4">
<text:span text:style-name="T4">
 Read also: </text:span>
 <text:a xlink:type="simple" xlink:href="https://www.ukrinform.ua/rubric-polytics/3705199-ukraina-pogliblue-spivpracu-z-bahrejnom-ta-krainami-zatoki-mzs.html" text:style-name="Internet_20_link" text:visited-style-name="Visited_20_Internet_20_Link">
</text:a>
"That is why we need more such conversations, more such meetings here in Kiev, in Ukraine, and in Bahrain, because this is how the future relationship is created by international countries and between Ukraine and the region that represents my dear colega," Kuleba said.</text:p>
      <text:p text:style-name="P4">
In turn, the Foreign Minister of Bahrain Abdullatif Az-Zayani noted that the visit of Dukraine is a good opportunity to discuss ways to strengthen and develop friendly relations between countries that will serve the interests of the peoples of both states.</text:p>
      <text:p text:style-name="P4">
“We discussed bilateral cooperation in political, economic, trade and trade units. We emphasized the need to continue joint coordination to study the possibilities of expanding cooperation in important areas, as indicated by Umemorandum on mutual understanding between foreign ministries, ”Az -Zayani said.</text:p>
      <text:p text:style-name="P4">
<text:span text:style-name="T4">
 Read also: </text:span>
 <text:a xlink:type="simple" xlink:href="https://www.ukrinform.ua/rubric-polytics/3705241-rosijskoiranska-zagroza-stefancuk-zaklikav-bahrejn-dopomogti-strimati-vis-zla.html" text:style-name="Internet_20_link" text:visited-style-name="Visited_20_Internet_20_Link">
</text:a>
As reported by Ukrinform, <text:a xlink:type="simple" xlink:href="https://www.ukrinform.ua/rubric-polytics/3705171-v-ukrainu-vperse-z-vizitom-pribuv-glava-mzs-bahrejnu.html" text:style-name="Internet_20_link" text:visited-style-name="Visited_20_Internet_20_Link">
</text:a>
who came to Ukraine with a visit to Ukraine.</text:p>
      <text:p text:style-name="P4">
It is the first visit of the head of the foreign policy department of Bahrain to Ukraine during the establishment of diplomatic relations between countries in July 1992.</text:p>
      <text:p text:style-name="P4">
Photo: Foreign Ministry</text:p>
      <text:p text:style-name="P4">
News Source: <text:a xlink:type="simple" xlink:href="https://www.ukrinform.ua/rubric-polytics/3705271-dmitro-kuleba-zaklikav-do-pogliblenna-dialogu-z-bahrejnom.html" text:style-name="Internet_20_link" text:visited-style-name="Visited_20_Internet_20_Link">
https://www.ukrinform.ua/rubric-polytics/3705271-dmitro-kuleba-zaklikav-do-pogliblenna-dialogu-z-bahrejnom.html</text:a>
</text:p>
      <!--NEWS-->
      <text:h text:style-name="P10" text:outline-level="1">
<text:span text:style-name="T4">
The Cabinet of Ministers invited Bahrain to join the post -war reconstruction of Ukraine</text:span>
</text:h>
      <text:p text:style-name="P4">
Authors: Ukrinform (Person)</text:p>
      <text:p text:style-name="P4">
Publisher: Укринформ (Organization)</text:p>
      <text:p text:style-name="P4">
Published Time: 2023-05-05T16:44:11+03:00</text:p>
      <text:p text:style-name="P4">
Modified Time: 2023-05-05T16:44:11+03:00</text:p>
      <text:p text:style-name="P4">
Description: The Cabinet of Ministers invites Bahrain to participate in the post -war reconstruction of Ukraine and invites businessmen to this country to invest in the Ukrainian economy and the implementation of joint projects. - Ukrinform.</text:p>
      <text:p text:style-name="P4">
Images: ["<text:a xlink:type="simple" xlink:href="https://static.ukrinform.com/photos/2023_05/thumb_files/630_360_1683294054-822.jpg" text:style-name="Internet_20_link" text:visited-style-name="Visited_20_Internet_20_Link">
630_360_16832...</text:a>
"]</text:p>
      <text:p text:style-name="P4">
Tags: ['Кабмін', 'Бахрейн', 'Відбудова', 'Відновлення України']</text:p>
      <text:p text:style-name="P4">
Type: Article</text:p>
      <!--METADATA-->
      <text:p text:style-name="P4">
<draw:frame draw:style-name="fr1" draw:name="Image92" text:anchor-type="as-char" svg:width="6.9236in" svg:height="3.956343in" draw:z-index="0">
<draw:image xlink:href="../Images/yкринформ/2023-05-05T16-44-11-03-00/630_360_1683294054-822.jpg" xlink:type="simple" xlink:show="embed" xlink:actuate="onLoad" draw:mime-type="image/jpeg"/>
</draw:frame>
Cabinet ministers invites Bahrain to participate in the post -war reconstruction of Ukraine and proceeds to invest in the Ukrainian economy of joint projects in the Ukrainian economy.</text:p>
      <text:p text:style-name="P4">
According to Ukrinform, this was discussed during a meeting between the first Viceremier-Minister of Economy of Ukraine Yulia Sviridenko and the Minister of Law of the Kingdom of Bahrain Abdullatif Bin Rashid Alchata, reports <text:a xlink:type="simple" xlink:href="https://me.gov.ua/News/Detail" text:style-name="Internet_20_link" text:visited-style-name="Visited_20_Internet_20_Link">
</text:a>
.</text:p>
      <text:p text:style-name="P4">
«Незважаючи на те, що війна ще триває, уряд зосереджений на післявоєннійвідбудові. Зокрема, у фокусі розвиток енергетичного сектору, сільськегосподарство, оборонно-промисловий комплекс та цифровізація», - розповілаСвириденко.</text:p>
      <text:p text:style-name="P4">
Перший віцепрем’єр запросила представників бахрейнського бізнесу розглянутиможливість взяти участь в інвестиційних проєктах, зокрема у великійприватизації, яка найближчим часом почнеться в Україні. Перспективною дляпредставників цієї країни є галузь виробництва алюмінія. Українська сторонапрезентувала можливості державного сервісу цифрових послуг Дія тазапропонувала уряду Бахрейну співробітництво в розробці подібного цифровогосервісу та подальшу кооперацію в сфері IT.</text:p>
      <text:p text:style-name="P4">
<text:span text:style-name="T4">
Читайте також:</text:span>
 <text:a xlink:type="simple" xlink:href="https://www.ukrinform.ua/rubric-vidbudova/3704824-ukraina-hoce-doluciti-horvatiu-do-gumanitarnogo-rozminuvanna-sviridenko.html" text:style-name="Internet_20_link" text:visited-style-name="Visited_20_Internet_20_Link">
 <text:span text:style-name="T4">
Україна</text:span>
 <text:span text:style-name="T4">
хоче</text:span>
 <text:span text:style-name="T4">
долучити</text:span>
 <text:span text:style-name="T4">
Хорватію</text:span>
<text:span text:style-name="T4">
гуманітарного</text:span>
 <text:span text:style-name="T4">
розмінування</text:span>
 <text:span text:style-name="T4">
Свириденко</text:span>
</text:a>
In addition, the Bahrain side was invited to take part in the conference of the Details of Ukraine, which will be held in June 2023 in London.</text:p>
      <text:p text:style-name="P4">
In response, the Minister of Foreign Affairs of the Kingdom of Bahrain highly appreciated the development of mutual relations between countries. He acknowledged promising cooperation in the field of digital <text:a xlink:type="simple" xlink:href="https://www.ukrinform.ua/tag-tehnologii" text:style-name="Internet_20_link" text:visited-style-name="Visited_20_Internet_20_Link">
</text:a>
, especially in the creation and use of artificial intelligence, both in the field of science and in the field of business, as well as establishing cultural communications between citizens of both countries.</text:p>
      <text:p text:style-name="P4">
As it was reported, in April, during his visit to Kuwait, the Minister of Foreign Affairs of Ukraine Dmitry Kuleb met with the head of the Kuwaiti Fund of the Arab Economic Development with valid al-Bahar and invited him to join the reference of Ukrainian infrastructure.</text:p>
      <text:p text:style-name="P4">
News Source: <text:a xlink:type="simple" xlink:href="https://www.ukrinform.ua/rubric-vidbudova/3705274-kabmin-zaprosiv-bahrejn-dolucitisa-do-povoennoi-vidbudovi-ukraini.html" text:style-name="Internet_20_link" text:visited-style-name="Visited_20_Internet_20_Link">
https://www.ukrinform.ua/rubric-vidbudova/3705274-kabmin-zaprosiv-bahrejn-dolucitisa-do-povoennoi-vidbudovi-ukraini.html</text:a>
</text:p>
      <!--NEWS-->
      <text:h text:style-name="P10" text:outline-level="1">
<text:span text:style-name="T4">
The preparation of cabbage caps was entered on the list of intangible heritage of Ukraine</text:span>
</text:h>
      <text:p text:style-name="P4">
Authors: Ukrinform (Person)</text:p>
      <text:p text:style-name="P4">
Publisher: Укринформ (Organization)</text:p>
      <text:p text:style-name="P4">
Published Time: 2023-05-05T16:44:28+03:00</text:p>
      <text:p text:style-name="P4">
Modified Time: 2023-05-05T16:44:28+03:00</text:p>
      <text:p text:style-name="P4">
Description: The MKIP has added five new elements to the national list of elements of intangible cultural heritage of Ukraine. - Ukrinform.</text:p>
      <text:p text:style-name="P4">
Images: ["<text:a xlink:type="simple" xlink:href="https://static.ukrinform.com/photos/2023_05/thumb_files/630_360_1683294260-466.jpg" text:style-name="Internet_20_link" text:visited-style-name="Visited_20_Internet_20_Link">
630_360_16832...</text:a>
"]</text:p>
      <text:p text:style-name="P4">
Tags: ['Культурна спадщина', 'МКІП ']</text:p>
      <text:p text:style-name="P4">
Type: Article</text:p>
      <!--METADATA-->
      <text:p text:style-name="P4">
<draw:frame draw:style-name="fr1" draw:name="Image93" text:anchor-type="as-char" svg:width="6.9236in" svg:height="3.956343in" draw:z-index="0">
<draw:image xlink:href="../Images/yкринформ/2023-05-05T16-44-28-03-00/630_360_1683294260-466.jpg" xlink:type="simple" xlink:show="embed" xlink:actuate="onLoad" draw:mime-type="image/jpeg"/>
</draw:frame>
Mkida has given five new elements to the national list of elemental -faced cultural heritage of Ukraine.</text:p>
      <text:p text:style-name="P4">
This is stated in the appropriate <text:a xlink:type="simple" xlink:href="https://mkip.gov.ua/files/pdf/Наказ%20(2).pdf" text:style-name="Internet_20_link" text:visited-style-name="Visited_20_Internet_20_Link">
</text:a>
 <text:a xlink:type="simple" xlink:href="https://mkip.gov.ua/files/pdf/%D0%9D%D0%B0%D0%BA%D0%B0%D0%B7%20(2).pdf" text:style-name="Internet_20_link" text:visited-style-name="Visited_20_Internet_20_Link">
</text:a>
Ministry of Culture and Information Policy.</text:p>
      <text:p text:style-name="P4">
According to the document, the intangible cultural heritage was introduced by tradition of gems from Vinnytsia region, the tradition of dressing of grave crosses nearby near Polissya, the culture of traditional shepherd of Bessarabia and the knowledge associated with it, the tradition of venoming Vasily in the village of Lipivka Ivano-Frankivsk.</text:p>
      <text:p text:style-name="P4">
The list was also added to the list of cabbage - Ukrainian traditional dishes.</text:p>
      <text:p text:style-name="P4">
<text:span text:style-name="T4">
 Read also: </text:span>
 <text:a xlink:type="simple" xlink:href="https://www.ukrinform.ua/rubric-culture/3673579-obradovij-hlib-z-odesini-potrapiv-do-spisku-nematerialnoi-spadsini-ukraini.html" text:style-name="Internet_20_link" text:visited-style-name="Visited_20_Internet_20_Link">
<text:span text:style-name="T4">
 intangible </text:span>
 <text:span text:style-name="T4">
 inheritance </text:span>
 <text:span text:style-name="T4">
 </text:span>
 Ukraine **</text:a>
As reported, <text:a xlink:type="simple" xlink:href="https://uccs.org.ua/natsionalnyj-reiestr-obiektiv/" text:style-name="Internet_20_link" text:visited-style-name="Visited_20_Internet_20_Link">
</text:a>
 <text:a xlink:type="simple" xlink:href="https://uccs.org.ua/natsionalnyj-reiestr-obiektiv/" text:style-name="Internet_20_link" text:visited-style-name="Visited_20_Internet_20_Link">
</text:a>
The elements of the intangible cultural heritage of Ukraine together with the new ones will have 68 elements. In February 2023, the tradition of baking and consumerment in the village of Krynichne, Bolgrad district, in Odesa region, was introduced to the list.</text:p>
      <text:p text:style-name="P4">
News Source: <text:a xlink:type="simple" xlink:href="https://www.ukrinform.ua/rubric-culture/3705275-prigotuvanna-golubciv-vnesli-do-spisku-nematerialnoi-spadsini-ukraini.html" text:style-name="Internet_20_link" text:visited-style-name="Visited_20_Internet_20_Link">
https://www.ukrinform.ua/rubric-culture/3705275-prigotuvanna-golubciv-vnesli-do-spisku-nematerialnoi-spadsini-ukraini.html</text:a>
</text:p>
      <!--NEWS-->
      <text:h text:style-name="P10" text:outline-level="1">
<text:span text:style-name="T4">
WHO has canceled the Covid-19 pandemic status</text:span>
</text:h>
      <text:p text:style-name="P4">
Authors: Ukrinform (Person)</text:p>
      <text:p text:style-name="P4">
Publisher: Укринформ (Organization)</text:p>
      <text:p text:style-name="P4">
Published Time: 2023-05-05T16:45:00+03:00</text:p>
      <text:p text:style-name="P4">
Modified Time: 2023-05-05T16:45:00+03:00</text:p>
      <text:p text:style-name="P4">
Description: The World Health Organization has now abolished the Covid-19 pandemic status. - Ukrinform.</text:p>
      <text:p text:style-name="P4">
Images: ["<text:a xlink:type="simple" xlink:href="https://static.ukrinform.com/photos/2020_03/thumb_files/630_360_1583324413-137.jpg" text:style-name="Internet_20_link" text:visited-style-name="Visited_20_Internet_20_Link">
630_360_15833...</text:a>
"]</text:p>
      <text:p text:style-name="P4">
Tags: ['ВООЗ', 'Коронавірус', 'COVID-19', 'Пандемія']</text:p>
      <text:p text:style-name="P4">
Type: Article</text:p>
      <!--METADATA-->
      <text:p text:style-name="P4">
<draw:frame draw:style-name="fr1" draw:name="Image94" text:anchor-type="as-char" svg:width="6.9236in" svg:height="3.956343in" draw:z-index="0">
<draw:image xlink:href="../Images/yкринформ/2023-05-05T16-45-00-03-00/630_360_1583324413-137.jpg" xlink:type="simple" xlink:show="embed" xlink:actuate="onLoad" draw:mime-type="image/jpeg"/>
</draw:frame>
The World Health Organization has now abolished the COVID-19 pandemic status.</text:p>
      <text:p text:style-name="P4">
As Ukrinform reports, about it <text:a xlink:type="simple" xlink:href="https://twitter.com/WHO/status/1654477139620638722" text:style-name="Internet_20_link" text:visited-style-name="Visited_20_Internet_20_Link">
</text:a>
WHO CEO Tedrosadan Hebreisus during a briefing.</text:p>
      <text:p text:style-name="P4">
According to the head <text:a xlink:type="simple" xlink:href="https://www.ukrinform.ua/tag-vooz" text:style-name="Internet_20_link" text:visited-style-name="Visited_20_Internet_20_Link">
</text:a>
, the Committee for Emergency Organizations the day before he recommended that he terminate the global healthcare emergency, so he made the appropriate decision.</text:p>
      <text:p text:style-name="P4">
"Yesterday, the Emergency Committee gathered at the 15th time and recommended to announce the termination of a global emergency in the health industry," the statement said.</text:p>
      <text:p text:style-name="P4">
<text:span text:style-name="T4">
 Read also: </text:span>
 <text:a xlink:type="simple" xlink:href="https://www.ukrinform.ua/rubric-society/3703746-v-ukraini-za-tizden-zafiksuvali-majze-89-tisaci-novih-vipadkiv-koronavirusu.html" text:style-name="Internet_20_link" text:visited-style-name="Visited_20_Internet_20_Link">
<text:span text:style-name="T4">
 Crown </text:span>
</text:a>
As reported by Ukrinform, the Cabinet of Ministers continued through the Covid-19, continued the regime of the usual situation in the Unified State Civil Protection System, as well as Carantin throughout Ukraine until June 30, 2023.</text:p>
      <text:p text:style-name="P4">
WHO <text:a xlink:type="simple" xlink:href="https://www.ukrinform.ua/rubric-world/2894208-vooz-ogolosila-pandemiu-novogo-koronavirusu.html" text:style-name="Internet_20_link" text:visited-style-name="Visited_20_Internet_20_Link">
</text:a>
Crownavirus on March 11, 2020.</text:p>
      <text:p text:style-name="P4">
<text:span text:style-name="T5">
Foto: Fabrice Coffrini / Contributor / Getty Images</text:span>
</text:p>
      <text:p text:style-name="P4">
News Source: <text:a xlink:type="simple" xlink:href="https://www.ukrinform.ua/rubric-society/3705279-vooz-skasuvala-status-pandemii-covid19.html" text:style-name="Internet_20_link" text:visited-style-name="Visited_20_Internet_20_Link">
https://www.ukrinform.ua/rubric-society/3705279-vooz-skasuvala-status-pandemii-covid19.html</text:a>
</text:p>
      <!--NEWS-->
      <text:h text:style-name="P10" text:outline-level="1">
<text:span text:style-name="T4">
Unemployment rate by the end of the year will decrease to 18.3% - the National Bank</text:span>
</text:h>
      <text:p text:style-name="P4">
Authors: Ukrinform (Person)</text:p>
      <text:p text:style-name="P4">
Publisher: Укринформ (Organization)</text:p>
      <text:p text:style-name="P4">
Published Time: 2023-05-05T16:51:29+03:00</text:p>
      <text:p text:style-name="P4">
Modified Time: 2023-05-05T16:51:29+03:00</text:p>
      <text:p text:style-name="P4">
Description: By the end of 2023, the unemployment rate in Ukraine will decrease to 18.3%, but it will still remain higher than the pre -war level. - Ukrinform.</text:p>
      <text:p text:style-name="P4">
Images: ["<text:a xlink:type="simple" xlink:href="https://static.ukrinform.com/photos/2021_02/thumb_files/630_360_1612792175-244.jpg" text:style-name="Internet_20_link" text:visited-style-name="Visited_20_Internet_20_Link">
630_360_16127...</text:a>
"]</text:p>
      <text:p text:style-name="P4">
Tags: ['Нацбанк', 'Робота', 'Безробіття']</text:p>
      <text:p text:style-name="P4">
Type: Article</text:p>
      <!--METADATA-->
      <text:p text:style-name="P4">
<draw:frame draw:style-name="fr1" draw:name="Image95" text:anchor-type="as-char" svg:width="6.9236in" svg:height="3.946566in" draw:z-index="0">
<draw:image xlink:href="../Images/yкринформ/2023-05-05T16-51-29-03-00/630_360_1612792175-244.jpg" xlink:type="simple" xlink:show="embed" xlink:actuate="onLoad" draw:mime-type="image/jpeg"/>
</draw:frame>
By the end of 20123, the unemployment rate in Ukraine will decrease to 18.3%, but it will still be higher than the pre -war level.</text:p>
      <text:p text:style-name="P4">
According to Ukrinform, this is stated in the quarterly inflationary report <text:a xlink:type="simple" xlink:href="https://bank.gov.ua/ua/news/all/natsionalniy-bank-prognozuye-znachne-znijennya-inflyatsiyi-ta-povernennya-ekonomiki-do-vidnovlennya-v-tsomu-rotsi--inflyatsiyniy-zvit" text:style-name="Internet_20_link" text:visited-style-name="Visited_20_Internet_20_Link">
</text:a>
.</text:p>
      <text:p text:style-name="P4">
“In the absence of new significant shocks, in 2023-2025 the labor market will continue to continue to grow against the background of economic growth and a rather soft fiscal political. The unemployment rate will gradually decrease: in 2023 - up to 18.3%, in 2024 - up to 16.5%, and in 2025 - up to 14.7%, ”the report reads.</text:p>
      <text:p text:style-name="P4">
According to the National Bank, this figure will still exceed the pre -war, in particular, given the probable preservation of significant qualification targets in the labor market.</text:p>
      <text:p text:style-name="P4">
<text:span text:style-name="T4">
 Read also: </text:span>
 <text:a xlink:type="simple" xlink:href="https://www.ukrinform.ua/rubric-society/3696918-u-sluzbi-zajnatosti-skazali-skilki-ukrainciv-maut-status-bezrobitnogo.html" text:style-name="Internet_20_link" text:visited-style-name="Visited_20_Internet_20_Link">
<text:span text:style-name="T4">
 unemployment </text:span>
</text:a>
At the same time, real salaries are expected to return to growth, which, however, will be moderate this year(3,7%)through still a significant <text:a xlink:type="simple" xlink:href="https://www.ukrinform.ua/tag-inflacia" text:style-name="Internet_20_link" text:visited-style-name="Visited_20_Internet_20_Link">
</text:a>
. Instead, the nominal salaries will grow in a two -digit rate throughout the forecast horizon.</text:p>
      <text:p text:style-name="P4">
After reducing security risks and the full opening of borders, a significant part of the business will have to compete for workers, including by law employers, which will be a significant factor for further growth of wages.</text:p>
      <text:p text:style-name="P4">
As it was reported, the number of vacancies in the Ukrainian labor market in the bloom reached the level of the pre -war 2021.</text:p>
      <text:p text:style-name="P4">
News Source: <text:a xlink:type="simple" xlink:href="https://www.ukrinform.ua/rubric-economy/3705278-riven-bezrobitta-do-kinca-roku-znizitsa-do-183-nacbank.html" text:style-name="Internet_20_link" text:visited-style-name="Visited_20_Internet_20_Link">
https://www.ukrinform.ua/rubric-economy/3705278-riven-bezrobitta-do-kinca-roku-znizitsa-do-183-nacbank.html</text:a>
</text:p>
      <!--NEWS-->
      <text:h text:style-name="P10" text:outline-level="1">
<text:span text:style-name="T4">
Foreign Ministry on Deportation of Children: The OSCE report can be used to hold Russia accountable</text:span>
</text:h>
      <text:p text:style-name="P4">
Authors: Ukrinform (Person)</text:p>
      <text:p text:style-name="P4">
Publisher: Укринформ (Organization)</text:p>
      <text:p text:style-name="P4">
Published Time: 2023-05-05T17:02:43+03:00</text:p>
      <text:p text:style-name="P4">
Modified Time: 2023-05-05T17:02:43+03:00</text:p>
      <text:p text:style-name="P4">
Description: The OSCE reports on the forced movement and/or deportation of Ukrainian children to the Russian Federation may be used within the framework of national and international mechanisms of liable customers and executors of recorded military crimes. - Ukrinform.</text:p>
      <text:p text:style-name="P4">
Images: ["<text:a xlink:type="simple" xlink:href="https://static.ukrinform.com/photos/2020_09/thumb_files/630_360_1599543131-239.jpg" text:style-name="Internet_20_link" text:visited-style-name="Visited_20_Internet_20_Link">
630_360_15995...</text:a>
"]</text:p>
      <text:p text:style-name="P4">
Tags: ['Депортація', 'ОБСЄ', 'Воєнні злочини']</text:p>
      <text:p text:style-name="P4">
Type: Article</text:p>
      <!--METADATA-->
      <text:p text:style-name="P4">
<draw:frame draw:style-name="fr1" draw:name="Image96" text:anchor-type="as-char" svg:width="6.9236in" svg:height="3.956343in" draw:z-index="0">
<draw:image xlink:href="../Images/yкринформ/2023-05-05T17-02-43-03-00/630_360_1599543131-239.jpg" xlink:type="simple" xlink:show="embed" xlink:actuate="onLoad" draw:mime-type="image/jpeg"/>
</draw:frame>
The OSCE CONCLUSION About forced movement and/or deportation of Ukrainian children to the RFF may be used within the framework of national and international mechanisms of bringing to responsibility of customers and executors recorded military rank.</text:p>
      <text:p text:style-name="P4">
This is stated in the comment <text:a xlink:type="simple" xlink:href="https://mfa.gov.ua/news/komentar-mzs-ukrayini-shchodo-zvitu-obsye-stosovno-porushen-mizhnarodnogo-prava-povyazanih-iz-deportaciyeyu-ukrayinskih-ditej-do-rf" text:style-name="Internet_20_link" text:visited-style-name="Visited_20_Internet_20_Link">
</text:a>
 <text:a xlink:type="simple" xlink:href="https://mfa.gov.ua/news/komentar-mzs-ukrayini-shchodo-zvitu-obsye-stosovno-porushen-mizhnarodnogo-prava-povyazanih-iz-deportaciyeyu-ukrayinskih-ditej-do-rf" text:style-name="Internet_20_link" text:visited-style-name="Visited_20_Internet_20_Link">
 </text:a>
on the "Report on Violation of Occupational Abuse of International Humanitarian Law and International Law in Human Scouts, Military Crimes and Crimes against Humanity, are related to the enforcement and/or deportation of Ukrainian children to the Russian Federation," reports Ukrinform.</text:p>
      <text:p text:style-name="P4">
The foreign policy of Ukraine noted that it was prepared by the independent city of experts of the Moscow mechanism <text:a xlink:type="simple" xlink:href="https://www.ukrinform.ua/tag-obse" text:style-name="Internet_20_link" text:visited-style-name="Visited_20_Internet_20_Link">
</text:a>
The report is the first separate international report on the problem of Russian children. At the same time, Russia refused to work with the mission.</text:p>
      <text:p text:style-name="P4">
Among the key conclusions of the Ministry of Foreign Affairs, the MFA identified the following: the movement of children can qualify as a crime against humanity "deportation or enforcement of the population"; Evacuation without consent is a violation of international humanitarian law; deported children are affected by the pro -Russian information campaign; Changing the citizenship of Ukrainian children and their illegalization is a violation of the IV Geneva Convention; The Russian Federation creates obstacles to families who seek to return them.</text:p>
      <text:p text:style-name="P4">
<text:span text:style-name="T4">
 Read also: </text:span>
 <text:a xlink:type="simple" xlink:href="https://www.ukrinform.ua/rubric-polytics/3704681-deportacia-ukrainskih-ditej-moze-vvazatisa-voennim-zlocinom-misia-obse.html" text:style-name="Internet_20_link" text:visited-style-name="Visited_20_Internet_20_Link">
<text:span text:style-name="T4">
 deport </text:span>
</text:a>
According to the Ministry of Foreign Affairs, the report also recorded numerous and repetition of the interests and rights of children provided for by the UN Convention on the Rights, and the cumulative consequences of numerous violations cause serious concern for the violation of the right of displaced Ukrainian children not to be tortured and other inhuman. types of handling or punishment.<text:span text:style-name="T4">
 Read also: </text:span>
 <text:a xlink:type="simple" xlink:href="https://www.ukrinform.ua/rubric-society/3704926-lubinec-e-kilka-desatkiv-faktiv-vilucenna-ukrainskih-ditej-z-simej-bizenciv.html" text:style-name="Internet_20_link" text:visited-style-name="Visited_20_Internet_20_Link">
</text:a>
As reported, in March 2023, 45 OSCE Member States activated the "Moscow mechanism" to investigate Russia's deportation by Ukrainian children.</text:p>
      <text:p text:style-name="P4">
The work of the mission is a report with recommendations that will help to bring the perpetrators responsible for national and international courts.</text:p>
      <text:p text:style-name="P4">
This mechanism is called "Moscow" because it was approved at the OSCE human dimension, which took place in 1991 in Moscow.</text:p>
      <text:p text:style-name="P4">
News Source: <text:a xlink:type="simple" xlink:href="https://www.ukrinform.ua/rubric-polytics/3705282-mzs-pro-deportaciu-ditej-zvit-obse-moze-buti-vikoristanij-dla-pritagnenna-rosii-do-vidpovidalnosti.html" text:style-name="Internet_20_link" text:visited-style-name="Visited_20_Internet_20_Link">
https://www.ukrinform.ua/rubric-polytics/3705282-mzs-pro-deportaciu-ditej-zvit-obse-moze-buti-vikoristanij-dla-pritagnenna-rosii-do-vidpovidalnosti.html</text:a>
</text:p>
      <!--NEWS-->
      <text:h text:style-name="P10" text:outline-level="1">
<text:span text:style-name="T4">
In the northern operating area, the defense is strengthened daily - Naev</text:span>
</text:h>
      <text:p text:style-name="P4">
Authors: Ukrinform (Person)</text:p>
      <text:p text:style-name="P4">
Publisher: Укринформ (Organization)</text:p>
      <text:p text:style-name="P4">
Published Time: 2023-05-05T17:04:17+03:00</text:p>
      <text:p text:style-name="P4">
Modified Time: 2023-05-05T17:04:17+03:00</text:p>
      <text:p text:style-name="P4">
Description: In the northern operating area this week, more than 5 thousand meters of anti -tank moat is dug, and work on the mines of the border is ongoing. - Ukrinform.</text:p>
      <text:p text:style-name="P4">
Images: ["<text:a xlink:type="simple" xlink:href="https://static.ukrinform.com/photos/2022_07/thumb_files/630_360_1656655598-156.jpg" text:style-name="Internet_20_link" text:visited-style-name="Visited_20_Internet_20_Link">
630_360_16566...</text:a>
"]</text:p>
      <text:p text:style-name="P4">
Tags: ['ЗСУ', 'Сергій Наєв', 'Війна з росією']</text:p>
      <text:p text:style-name="P4">
Type: Article</text:p>
      <!--METADATA-->
      <text:p text:style-name="P4">
<draw:frame draw:style-name="fr1" draw:name="Image97" text:anchor-type="as-char" svg:width="6.9236in" svg:height="3.956343in" draw:z-index="0">
<draw:image xlink:href="../Images/yкринформ/2023-05-05T17-04-17-03-00/630_360_1656655598-156.jpg" xlink:type="simple" xlink:show="embed" xlink:actuate="onLoad" draw:mime-type="image/jpeg"/>
</draw:frame>
More than 5 thousand meters of the protintan dug river is dug this week.</text:p>
      <text:p text:style-name="P4">
About this <text:a xlink:type="simple" xlink:href="https://www.facebook.com/JointForcesCommandAFU/posts/pfbid0WxnfJ7wpxEHZQ9AD1UWY5vWoRwUxNhiiBmAfXCAAshzQ3NjLTJZLxG2SP27ciH4Cl" text:style-name="Internet_20_link" text:visited-style-name="Visited_20_Internet_20_Link">
</text:a>
Lieutenant General Sergey Nayev, Commander of the United States of the Armed Forces, reports Ukrinform.</text:p>
      <text:p text:style-name="P4">
“This week, our warriors worked successfully. More than 5 thousand meters of protintan dug, explosive and non -dubbing barriers of the longitudinal border of Ukraine are arranged. More than 3,000 tank mines were used during this. More than 4,5 thousand meters of trenches are burst, more than 30 boldings are equipped, more than a hundred shelves for equipment and firing facilities. Our defense is daily. The works are ongoing, ”Naev said.</text:p>
      <text:p text:style-name="P4">
As it was reported, Nayev stated that Russian troops and aviation were to be located near the northern borders of Ukraine, but there are no threats of offensives both from the territory of Belarus and from the Russian Federation.</text:p>
      <text:p text:style-name="P4">
Photo: House</text:p>
      <text:p text:style-name="P4">
News Source: <text:a xlink:type="simple" xlink:href="https://www.ukrinform.ua/rubric-ato/3705285-u-pivnicnij-operacijnij-zoni-oborona-zmicnuetsa-sodna-naev.html" text:style-name="Internet_20_link" text:visited-style-name="Visited_20_Internet_20_Link">
https://www.ukrinform.ua/rubric-ato/3705285-u-pivnicnij-operacijnij-zoni-oborona-zmicnuetsa-sodna-naev.html</text:a>
</text:p>
      <!--NEWS-->
      <text:h text:style-name="P10" text:outline-level="1">
<text:span text:style-name="T4">
The court in Moscow arrested the Crimean Tatarka Umerov for two months</text:span>
</text:h>
      <text:p text:style-name="P4">
Authors: Ukrinform (Person)</text:p>
      <text:p text:style-name="P4">
Publisher: Укринформ (Organization)</text:p>
      <text:p text:style-name="P4">
Published Time: 2023-05-05T17:06:19+03:00</text:p>
      <text:p text:style-name="P4">
Modified Time: 2023-05-05T17:06:19+03:00</text:p>
      <text:p text:style-name="P4">
Description: The Moscow Lefortov court arrested for two months an illegally detained citizen of Ukraine Lenie Umerov. - Ukrinform.</text:p>
      <text:p text:style-name="P4">
Images: ["<text:a xlink:type="simple" xlink:href="https://static.ukrinform.com/photos/2023_05/thumb_files/630_360_1682947322-289.jpg" text:style-name="Internet_20_link" text:visited-style-name="Visited_20_Internet_20_Link">
630_360_16829...</text:a>
"]</text:p>
      <text:p text:style-name="P4">
Tags: ['Арешт', 'Кримські татари', 'Москва', 'Суд']</text:p>
      <text:p text:style-name="P4">
Type: Article</text:p>
      <!--METADATA-->
      <text:p text:style-name="P4">
<draw:frame draw:style-name="fr1" draw:name="Image98" text:anchor-type="as-char" svg:width="6.9236in" svg:height="3.956343in" draw:z-index="0">
<draw:image xlink:href="../Images/yкринформ/2023-05-05T17-06-19-03-00/630_360_1682947322-289.jpg" xlink:type="simple" xlink:show="embed" xlink:actuate="onLoad" draw:mime-type="image/jpeg"/>
</draw:frame>
The Moscow Lefortov court arrested for two months an illegally detained citizen of Ukraine Lenie Umerov.</text:p>
      <text:p text:style-name="P4">
This is stated on <text:a xlink:type="simple" xlink:href="https://mos-gorsud.ru/rs/lefortovskij/hearing" text:style-name="Internet_20_link" text:visited-style-name="Visited_20_Internet_20_Link">
</text:a>
court, Ukrinform reports.</text:p>
      <text:p text:style-name="P4">
As it is noted, the judge chose a preventive measure in the form of detention.</text:p>
      <text:p text:style-name="P4">
The case is considered under item 1 of Part 2 of Art. 29 of the CPC.</text:p>
      <text:p text:style-name="P4">
Representation of the President of Ukraine in the ARC <text:a xlink:type="simple" xlink:href="https://ppu.gov.ua/press-center/zaiava-predstavnytstva-shchodo-cherhovoho-nezakonnoho-areshtu-leniie-umerovoi/" text:style-name="Internet_20_link" text:visited-style-name="Visited_20_Internet_20_Link">
</text:a>
The decision of the Russian court and demands immediately to release Umerov, which the Ukrainian occupation has been charged with espionage.</text:p>
      <text:p text:style-name="P4">
"The invaders again illegally arrested the citizen of Ukraine Lenie Umerov - this time for 2 months on charges of alleged" espionage ". The girl even could not end up to the previous administration, as she was abducted by the FSB and taken to Moscow, in <text:a xlink:type="simple" xlink:href="https://www.ukrinform.ua/tag-sizo" text:style-name="Internet_20_link" text:visited-style-name="Visited_20_Internet_20_Link">
</text:a>
Lefortovo ", - said in the institution.</text:p>
      <text:p text:style-name="P4">
The representative office is convinced that the previous administrative arrests of Umerova were more delaying time to falsify the case.</text:p>
      <text:p text:style-name="P4">
<text:span text:style-name="T4">
 Read also: </text:span>
 <text:a xlink:type="simple" xlink:href="https://www.ukrinform.ua/rubric-crimea/3703051-fsb-zabrala-dokumenti-u-nezakonno-zatrimanoi-krimskoi-tatarki-umerovoi.html" text:style-name="Internet_20_link" text:visited-style-name="Visited_20_Internet_20_Link">
<text:span text:style-name="T4">
 Umerov </text:span>
</text:a>
"Representation condemns the" decision "of the court of the country of the country and demands the immediate release of the citizen of Ukraine, representatives of the indigenous Crimean Tatar on the Lenieu Umerova. We draw the attention of law enforcement agencies to the next deployment .</text:p>
      <text:p text:style-name="P4">
As reported by Ukrinform, Lenie Umerov was taken out of the pre -trial detention center Vladikavkaz. Later it was known that <text:a xlink:type="simple" xlink:href="https://www.ukrinform.ua/rubric-crimea/3705154-nezakonno-zatrimanu-krimsku-tatarku-umerovu-perevezli-do-sizo-lefortovo.html" text:style-name="Internet_20_link" text:visited-style-name="Visited_20_Internet_20_Link">
</text:a>
.</text:p>
      <text:p text:style-name="P4">
On December 4, 2022, Russian security forces detained Umerov after the intersection of the Russian-Russian border, when she tried to return to the temporary-heated Crimea to care for her cancer. She was accused of allegedly “violation of the rules of the regime zone”.</text:p>
      <text:p text:style-name="P4">
Umerov was placed at the Center for temporary maintenance of foreign nationals. The court found it guilty of “violation of the state border regime”(Part 1 of Art. 18 of the Code of the Russian Federation on Administrative Offenses).</text:p>
      <text:p text:style-name="P4">
News Source: <text:a xlink:type="simple" xlink:href="https://www.ukrinform.ua/rubric-crimea/3705286-sud-u-moskvi-zaarestuvav-krimsku-tatarku-umerovu-na-dva-misaci.html" text:style-name="Internet_20_link" text:visited-style-name="Visited_20_Internet_20_Link">
https://www.ukrinform.ua/rubric-crimea/3705286-sud-u-moskvi-zaarestuvav-krimsku-tatarku-umerovu-na-dva-misaci.html</text:a>
</text:p>
      <!--NEWS-->
      <text:h text:style-name="P10" text:outline-level="1">
<text:span text:style-name="T4">
The GRP consent to the detention of judge Bogomolova</text:span>
</text:h>
      <text:p text:style-name="P4">
Authors: Ukrinform (Person)</text:p>
      <text:p text:style-name="P4">
Publisher: Укринформ (Organization)</text:p>
      <text:p text:style-name="P4">
Published Time: 2023-05-05T17:11:47+03:00</text:p>
      <text:p text:style-name="P4">
Modified Time: 2023-05-05T17:11:47+03:00</text:p>
      <text:p text:style-name="P4">
Description: The High Council of Justice consent to the detention of the judge of the Poltava district court of Poltava region Larisa Bogomolova, sent from the Berdyansk city district court of Zaporizhzhya region, which is suspected of treason. - Ukrinform.</text:p>
      <text:p text:style-name="P4">
Images: ["<text:a xlink:type="simple" xlink:href="https://static.ukrinform.com/photos/2020_11/thumb_files/630_360_1606762004-679.jpg" text:style-name="Internet_20_link" text:visited-style-name="Visited_20_Internet_20_Link">
630_360_16067...</text:a>
"]</text:p>
      <text:p text:style-name="P4">
Tags: ['Судді', 'Вища рада правосуддя', 'Кримінальний кодекс']</text:p>
      <text:p text:style-name="P4">
Type: Article</text:p>
      <!--METADATA-->
      <text:p text:style-name="P4">
<draw:frame draw:style-name="fr1" draw:name="Image99" text:anchor-type="as-char" svg:width="6.9236in" svg:height="3.956343in" draw:z-index="0">
<draw:image xlink:href="../Images/yкринформ/2023-05-05T17-11-47-03-00/630_360_1606762004-679.jpg" xlink:type="simple" xlink:show="embed" xlink:actuate="onLoad" draw:mime-type="image/jpeg"/>
</draw:frame>
The Higher Rada of the Rights Supply gave the consent to the detention of the judge of the Poltava district court of Poltava region Larisa Bogomolova, seconded from the Berdyansk regional court of Zaporizhzhya region, which is suspected of treason.</text:p>
      <text:p text:style-name="P4">
As Ukrinform reports, it is informed in <text:a xlink:type="simple" xlink:href="https://hcj.gov.ua/news/vrp-nadala-zgodu-na-utrymannya-pid-vartoyu-suddi-larysy-bogomolovoyi" text:style-name="Internet_20_link" text:visited-style-name="Visited_20_Internet_20_Link">
</text:a>
.</text:p>
      <text:p text:style-name="P4">
“Today, the High Council of Justice has agreed to the detention of Larisa Bogomolova, seconded from the Berdyansk city district court of Zaporizhzhya region, detention of the Sudypolta District Court of Poltava Regional Court of Poltava Regional Court. Tarosation was taken as a result of consideration of the submission of the Deputy General Prosecutor, which was received on May 2, 2023, ”the message reads.</text:p>
      <text:p text:style-name="P4">
<text:span text:style-name="T4">
 Read also: </text:span>
 <text:a xlink:type="simple" xlink:href="https://www.ukrinform.ua/rubric-regions/3701777-vrp-znovu-vidterminuvala-pocatok-roboti-sudiv-hersonskoi-oblasti.html" text:style-name="Internet_20_link" text:visited-style-name="Visited_20_Internet_20_Link">
<text:span text:style-name="T4">
 GRP </text:span>
</text:a>
It is noted that Judge Bogomolov is suspected of committing a criminal offense under Part 2 of Art. 111 of the Criminal Code of Ukraine, the Assam in the State Trease, that is, acts, deliberately committed by the citizen of Ukraine, the harm of sovereignty, territorial integrity and integrity, defense capability, state, economic and information security of Ukraine to provide a representative of a foreign state in the conduct of a state of assistance. .</text:p>
      <text:p text:style-name="P4">
“The High Council of Justice believes that the motives given in the submission are substantiated, confirmed by the provided materials that contain specific facts and evidence that can testify to the commission of the judge of a socially dangerous act determined by the Criminal Code of Ukraine. The submission meets the requirements of the law, contains the need for the need to apply such a pre -trial detention to the judge, ”the message reads.</text:p>
      <text:p text:style-name="P4">
<text:span text:style-name="T4">
 Read also: </text:span>
 <text:a xlink:type="simple" xlink:href="https://www.ukrinform.ua/rubric-society/3691853-risenna-stvorenih-na-tot-fejkovih-sudiv-vvazatimutsa-nikcemnimi-vrp.html" text:style-name="Internet_20_link" text:visited-style-name="Visited_20_Internet_20_Link">
<text:span text:style-name="T4">
 GRP </text:span>
</text:a>
The GRP notes that the consideration of a request for the use of a preventive measure, in particular, in the form of detention, is carried out by an investigating judge, a court.</text:p>
      <text:p text:style-name="P4">
As reported by Ukrinform, earlier the SBU exposed the chairman of the Poltava District Court of Assumption with the Russian FSB and "drain" data on the defenders of Mariupol.</text:p>
      <text:p text:style-name="P4">
News Source: <text:a xlink:type="simple" xlink:href="https://www.ukrinform.ua/rubric-society/3705288-vrp-nadala-zgodu-na-utrimanna-pid-vartou-suddi-bogomolovoi.html" text:style-name="Internet_20_link" text:visited-style-name="Visited_20_Internet_20_Link">
https://www.ukrinform.ua/rubric-society/3705288-vrp-nadala-zgodu-na-utrimanna-pid-vartou-suddi-bogomolovoi.html</text:a>
</text:p>
      <!--NEWS-->
      <text:h text:style-name="P10" text:outline-level="1">
<text:span text:style-name="T4">
Bahrain Foreign Minister told how he sees the achievement of peace in Ukraine</text:span>
</text:h>
      <text:p text:style-name="P4">
Authors: Ukrinform (Person)</text:p>
      <text:p text:style-name="P4">
Publisher: Укринформ (Organization)</text:p>
      <text:p text:style-name="P4">
Published Time: 2023-05-05T17:16:40+03:00</text:p>
      <text:p text:style-name="P4">
Modified Time: 2023-05-05T17:16:40+03:00</text:p>
      <text:p text:style-name="P4">
Description: The Kingdom of Bahrain believes that the negotiations on the achievement of the settlement of the Russian-Ukrainian war can take the ideas of Pope Francis, the peace plan of President Vladimir Zelensky and the proposal of China, and ready to play their mediation role in them. - Ukrinform.</text:p>
      <text:p text:style-name="P4">
Images: ["<text:a xlink:type="simple" xlink:href="https://static.ukrinform.com/photos/2023_05/thumb_files/630_360_1683291637-865.jpg" text:style-name="Internet_20_link" text:visited-style-name="Visited_20_Internet_20_Link">
630_360_16832...</text:a>
"]</text:p>
      <text:p text:style-name="P4">
Tags: ['Бахрейн', 'Війна з росією', 'Формула миру']</text:p>
      <text:p text:style-name="P4">
Type: Article</text:p>
      <!--METADATA-->
      <text:p text:style-name="P4">
<draw:frame draw:style-name="fr1" draw:name="Image100" text:anchor-type="as-char" svg:width="6.9236in" svg:height="3.956343in" draw:z-index="0">
<draw:image xlink:href="../Images/yкринформ/2023-05-05T17-16-40-03-00/630_360_1683291637-865.jpg" xlink:type="simple" xlink:show="embed" xlink:actuate="onLoad" draw:mime-type="image/jpeg"/>
</draw:frame>
The Kingdom of Bahrain believes that in negotiations on the achievement of regulation of the Russian-Ukrainian war, you can take the ideas of Pope Francis, the peace plan of President Vladimir Zelensky and the proposal of China, and ready to read their mediation role in them.</text:p>
      <text:p text:style-name="P4">
This was stated by the Minister of Foreign Affairs Bahrain Abdulalatif Az-Zayani during the Ministry of Foreign Affairs of Ukraine Dmitry Kuleba, a press for a press in Kiev, Ukrinform correspondent reports.</text:p>
      <text:p text:style-name="P4">
“During the talks we discussed international efforts to stop <text:a xlink:type="simple" xlink:href="https://www.ukrinform.ua/tag-vijna" text:style-name="Internet_20_link" text:visited-style-name="Visited_20_Internet_20_Link">
</text:a>
, in particular, the efforts of his holytility of the Pope, the recent proposals of the President of Ukraine Zelensky and proposals, published by the National People's Republic. In our opinion, all these efforts deserve the attention and can be the basis for negotiating to achieve settlement, which will respect the rights and interests of all parties and restore the security and stability of the Uevrop. Bahrain is ready to play a role in this area, ”Az -Zayani said.</text:p>
      <text:p text:style-name="P4">
He added that he confirmed the importance of continuing efforts to support humanitarian operations concerning refugees and protection of civilian regulations, as well as the importance of expanding and continuing the exportser "from Russia and Ukraine", which is important for global food security.</text:p>
      <text:p text:style-name="P4">
According to the Foreign Minister of Bahrain, during negotiations with the head of Ukrainian diplomatia, it was also discussed the development of global political and security confidence, continuing wars and conflicts and their destructive economic, social tagumanitarian consequences, especially in the Middle East region.</text:p>
      <text:p text:style-name="P4">
<text:span text:style-name="T4">
 Read also: </text:span>
 <text:a xlink:type="simple" xlink:href="https://www.ukrinform.ua/rubric-vidbudova/3705274-kabmin-zaprosiv-bahrejn-dolucitisa-do-povoennoi-vidbudovi-ukraini.html" text:style-name="Internet_20_link" text:visited-style-name="Visited_20_Internet_20_Link">
<text:span text:style-name="T4">
 Bahr </text:span>
</text:a>
In this context, he emphasized the importance of agreed international efforts to keep peace and security in the region.</text:p>
      <text:p text:style-name="P4">
As reported by Ukrinform, President Volodymyr Zelenskyy P <text:a xlink:type="simple" xlink:href="https://www.ukrinform.ua/rubric-polytics/3705171-v-ukrainu-vperse-z-vizitom-pribuv-glava-mzs-bahrejnu.html" text:style-name="Internet_20_link" text:visited-style-name="Visited_20_Internet_20_Link">
</text:a>
Abdulalatif Bin Rashid Az-Zayani, who came to Ukraine.</text:p>
      <text:p text:style-name="P4">
It is the first visit of the head of the foreign policy department of Bahrain to Ukraine during the establishment of diplomatic relations between countries in July 1992.</text:p>
      <text:p text:style-name="P4">
News Source: <text:a xlink:type="simple" xlink:href="https://www.ukrinform.ua/rubric-polytics/3705290-glava-mzs-bahrejnu-rozpoviv-akim-bacit-dosagnenna-miru-v-ukraini.html" text:style-name="Internet_20_link" text:visited-style-name="Visited_20_Internet_20_Link">
https://www.ukrinform.ua/rubric-polytics/3705290-glava-mzs-bahrejnu-rozpoviv-akim-bacit-dosagnenna-miru-v-ukraini.html</text:a>
</text:p>
      <!--NEWS-->
      <text:h text:style-name="P10" text:outline-level="1">
<text:span text:style-name="T4">
Ukrnafta has increased the average daily oil production</text:span>
</text:h>
      <text:p text:style-name="P4">
Authors: Ukrinform (Person)</text:p>
      <text:p text:style-name="P4">
Publisher: Укринформ (Organization)</text:p>
      <text:p text:style-name="P4">
Published Time: 2023-05-05T17:17:50+03:00</text:p>
      <text:p text:style-name="P4">
Modified Time: 2023-05-05T17:17:50+03:00</text:p>
      <text:p text:style-name="P4">
Description: In the first quarter of 2023, Ukrnafta carried out a number of organizational and technical measures on wells, which allowed to increase the average daily oil production of more than 100 tons. - Ukrinform.</text:p>
      <text:p text:style-name="P4">
Images: ["<text:a xlink:type="simple" xlink:href="https://static.ukrinform.com/photos/2020_05/thumb_files/630_360_1589552266-761.jpg" text:style-name="Internet_20_link" text:visited-style-name="Visited_20_Internet_20_Link">
630_360_15895...</text:a>
"]</text:p>
      <text:p text:style-name="P4">
Tags: ['нафта', 'Укрнафта', 'Свердловина']</text:p>
      <text:p text:style-name="P4">
Type: Article</text:p>
      <!--METADATA-->
      <text:p text:style-name="P4">
<draw:frame draw:style-name="fr1" draw:name="Image101" text:anchor-type="as-char" svg:width="6.9236in" svg:height="3.956343in" draw:z-index="0">
<draw:image xlink:href="../Images/yкринформ/2023-05-05T17-17-50-03-00/630_360_1589552266-761.jpg" xlink:type="simple" xlink:show="embed" xlink:actuate="onLoad" draw:mime-type="image/jpeg"/>
</draw:frame>
In the first quarter of 2023, Ukrnafta conducted a number of organizational and technical measures in the water, which allowed to increase the average daily oil production of more than 100 tons.</text:p>
      <text:p text:style-name="P4">
According to Ukrinform, the press service reports <text:a xlink:type="simple" xlink:href="https://www.ukrnafta.com/ukrnafta-zbilshue-serednodobovyj-vydobutok" text:style-name="Internet_20_link" text:visited-style-name="Visited_20_Internet_20_Link">
</text:a>
.</text:p>
      <text:p text:style-name="P4">
“In particular, the transfer to another horizon of one well in the eastern non -damping region allowed to obtain an average daily debit in 34.1 tonnes. As of the end of March, 1,100 tonnes and 100 thousand cubic meters of oil gas were already obtained from this well, ” - said the director of PJSC“ Ukrnafta ”Sergey Koretsky.</text:p>
      <text:p text:style-name="P4">
<text:span text:style-name="T4">
 Read also: </text:span>
 <text:a xlink:type="simple" xlink:href="https://www.ukrinform.ua/rubric-economy/3704510-nafta-dorozcae-pisla-padinna-do-minimumu-z-kinca-2021-roku.html" text:style-name="Internet_20_link" text:visited-style-name="Visited_20_Internet_20_Link">
<text:span text:style-name="T4">
 oil </text:span>
</text:a>
According to him, more than ten complex operations were performed at other horn derages. Thanks to these works, some wells managed to increase the debits 4 times, which has brought more than 100 additional tons of daily oil refuge of about 30 thousand cubic meters of oil <text:a xlink:type="simple" xlink:href="https://www.ukrinform.ua/tag-gaz" text:style-name="Internet_20_link" text:visited-style-name="Visited_20_Internet_20_Link">
</text:a>
.</text:p>
      <text:p text:style-name="P4">
Як повідомлялося, ПАТ «Укрнафта» планує у 2023 році підвищити видобуток на 6%та має потенціал суттєво збільшити його протягом наступних 5 років. Вже вцьому році заплановано буріння трьох нових свердловини та трьох боковихстовбурів.</text:p>
      <text:p text:style-name="P4">
_ Фото: Bloomberg  _</text:p>
      <text:p text:style-name="P4">
News Source: <text:a xlink:type="simple" xlink:href="https://www.ukrinform.ua/rubric-economy/3705291-ukrnafta-zbilsila-serednodobovij-vidobutok-nafti.html" text:style-name="Internet_20_link" text:visited-style-name="Visited_20_Internet_20_Link">
https://www.ukrinform.ua/rubric-economy/3705291-ukrnafta-zbilsila-serednodobovij-vidobutok-nafti.html</text:a>
</text:p>
      <!--NEWS-->
      <text:h text:style-name="P10" text:outline-level="1">
<text:span text:style-name="T4">
The Ministry of Defense calls the Polish government to unlock the Yagodin - Dorogushk checkpoint</text:span>
</text:h>
      <text:p text:style-name="P4">
Authors: Ukrinform (Person)</text:p>
      <text:p text:style-name="P4">
Publisher: Укринформ (Organization)</text:p>
      <text:p text:style-name="P4">
Published Time: 2023-05-05T17:22:36+03:00</text:p>
      <text:p text:style-name="P4">
Modified Time: 2023-05-05T17:22:36+03:00</text:p>
      <text:p text:style-name="P4">
Description: The Ministry of Community Development, Territories and Infrastructure appealed to Polish colleagues to unlock the Yagodin - Dorogusk checkpoint. - Ukrinform.</text:p>
      <text:p text:style-name="P4">
Images: ["<text:a xlink:type="simple" xlink:href="https://static.ukrinform.com/photos/2023_05/thumb_files/630_360_1683272167-310.jpg" text:style-name="Internet_20_link" text:visited-style-name="Visited_20_Internet_20_Link">
630_360_16832...</text:a>
"]</text:p>
      <text:p text:style-name="P4">
Tags: ['Польща', 'Кордон', 'Блокування']</text:p>
      <text:p text:style-name="P4">
Type: Article</text:p>
      <!--METADATA-->
      <text:p text:style-name="P4">
<draw:frame draw:style-name="fr1" draw:name="Image102" text:anchor-type="as-char" svg:width="6.9236in" svg:height="3.956343in" draw:z-index="0">
<draw:image xlink:href="../Images/yкринформ/2023-05-05T17-22-36-03-00/630_360_1683272167-310.jpg" xlink:type="simple" xlink:show="embed" xlink:actuate="onLoad" draw:mime-type="image/jpeg"/>
</draw:frame>
The Ministry of Community Development, Territories and Infrastructure has requested Dolzian colleagues to unlock the Yagodin - Dorogusk checkpoint.</text:p>
      <text:p text:style-name="P4">
According to Strifnorm, the press service of the Ministry of Defense in [] reports it(https://www.facebook.com/Ministry.for.restoration/posts/pfbid0GMY24b5Apek3WNtQYW3hF9NL1yeMeAYCSRTd5PCAJb1R3kvqQe9bKYXmZQ8bvBdXl).</text:p>
      <text:p text:style-name="P4">
«На жаль, це далеко не перший випадок блокування українського експорту до аботранзитом через Польщу. Це несправедлива і прикра ситуація, яка шкодитьнормальному веденню бізнесу між нашими країнами та Європейським Союзом.Вважаємо сьогоднішній страйк штучним і таким, що суперечить спільнимєвропейським прагненням та цінностям», – сказав віцепрем’єр - міністр розвиткугромад, територій та інфраструктури Олександр Кубраков.</text:p>
      <text:p text:style-name="P4">
Він закликав польських урядовців провести відповідні заходи для вирішенняіснуючої проблеми та розʼяснити протестувальникам шляхи подоланнянепорозумінь.</text:p>
      <text:p text:style-name="P4">
За словами Кубракова, пункт пропуску «Ягодин – Дорогуськ» забезпечує близько40% вантажопотоку до Польщі. Блокування кордону спричиняє критичну дляекспорту ситуацію.</text:p>
      <text:p text:style-name="P4">
«Зараз наша країна обороняється від терористичних дій російських агресорів, істабільне функціонування економіки України є важливою складовою для майбутньоїперемоги», – додав віцепрем’єр.</text:p>
      <text:p text:style-name="P4">
<text:span text:style-name="T4">
Читайте також:</text:span>
 <text:a xlink:type="simple" xlink:href="https://www.ukrinform.ua/rubric-economy/3703719-ecergu-zapuskaut-na-16-punktah-propusku-v-zahidnomu-napramku-smigal.html" text:style-name="Internet_20_link" text:visited-style-name="Visited_20_Internet_20_Link">
 </text:a>
As it was reported, since the morning of May 4, the Polish side was <text:a xlink:type="simple" xlink:href="https://www.ukrinform.ua/rubric-economy/3705022-u-punkti-propusku-agodindorogusk-obmezili-ruh-vantazivok-do-3-cervna.html" text:style-name="Internet_20_link" text:visited-style-name="Visited_20_Internet_20_Link">
</text:a>
. On departure from Poland(Entry into Ukraine)Only transport that transports humanitarian aid, dangerous cargo and animals are passed.</text:p>
      <text:p text:style-name="P4">
This situation was due to the strike of Polish carriers before the Dorogusk Punction. Among the requirements of protesters are the return of permits of assignment of international freight transportation for Ukrainian carriers at the entrance to <text:a xlink:type="simple" xlink:href="https://www.ukrinform.ua/tag-polsa" text:style-name="Internet_20_link" text:visited-style-name="Visited_20_Internet_20_Link">
</text:a>
. It also refers to the application to the Ukrainian carriers of the environmental rate of Euro4, which in Ukraine applies to Polish carriers.</text:p>
      <text:p text:style-name="P4">
<text:span text:style-name="T5">
Foto: DPSU</text:span>
</text:p>
      <text:p text:style-name="P4">
News Source: <text:a xlink:type="simple" xlink:href="https://www.ukrinform.ua/rubric-economy/3705295-minvidnovlenna-zaklikae-polskij-urad-rozblokuvati-punkt-propusku-agodin-dorogusk.html" text:style-name="Internet_20_link" text:visited-style-name="Visited_20_Internet_20_Link">
https://www.ukrinform.ua/rubric-economy/3705295-minvidnovlenna-zaklikae-polskij-urad-rozblokuvati-punkt-propusku-agodin-dorogusk.html</text:a>
</text:p>
      <!--NEWS-->
      <text:h text:style-name="P10" text:outline-level="1">
<text:span text:style-name="T4">
Yastremskaya went out to the WTA tournament in Spain</text:span>
</text:h>
      <text:p text:style-name="P4">
Authors: Ukrinform (Person)</text:p>
      <text:p text:style-name="P4">
Publisher: Укринформ (Organization)</text:p>
      <text:p text:style-name="P4">
Published Time: 2023-05-05T17:24:00+03:00</text:p>
      <text:p text:style-name="P4">
Modified Time: 2023-05-05T17:24:00+03:00</text:p>
      <text:p text:style-name="P4">
Description: The Ukrainian won the Taihmann Hall ( # 30 WTA) from Switzerland. - Ukrinform.</text:p>
      <text:p text:style-name="P4">
Images: ["<text:a xlink:type="simple" xlink:href="https://static.ukrinform.com/photos/2023_05/thumb_files/630_360_1683296619-849.jpg" text:style-name="Internet_20_link" text:visited-style-name="Visited_20_Internet_20_Link">
630_360_16832...</text:a>
"]</text:p>
      <text:p text:style-name="P4">
Tags: ['Теніс', 'Даяна Ястремська']</text:p>
      <text:p text:style-name="P4">
Type: Article</text:p>
      <!--METADATA-->
      <text:p text:style-name="P4">
<draw:frame draw:style-name="fr1" draw:name="Image103" text:anchor-type="as-char" svg:width="6.9236in" svg:height="3.956343in" draw:z-index="0">
<draw:image xlink:href="../Images/yкринформ/2023-05-05T17-24-00-03-00/630_360_1683296619-849.jpg" xlink:type="simple" xlink:show="embed" xlink:actuate="onLoad" draw:mime-type="image/jpeg"/>
</draw:frame>
The Ukrainian gave the Taihmann garden(№30 WTA)From Switzerland.</text:p>
      <text:p text:style-name="P4">
Ukrainian tennis player Diana Yastremskaya(№149 WTA)Taihmann's garden won(№30WTA)From Switzerland in the quarterfinals of the WTA tournament 125 in Reus, Spain - 7: 5, 7: 6, reports Ukrinform.</text:p>
      <text:p text:style-name="P4">
The match lasted 2 hours and 3 minutes. Yastremskaya performed 1 supply, made 2 double errors using 5/9 brownies.</text:p>
      <text:p text:style-name="P4">
Diana Yastremskaya will play in the semifinals for the first time since March last year, hidden to the finals at WTA 250 competitions in Lyon. Rivne of the Ukrainian Stanodenis player in qualification American Elizabeth Mandik(WTA 147).</text:p>
      <text:p text:style-name="P4">
<text:span text:style-name="T4">
Читайте також:</text:span>
 <text:a xlink:type="simple" xlink:href="https://www.ukrinform.ua/rubric-sports/3705256-marta-kostuk-zaversila-vistupi-u-parnomu-rozradi-turniru-v-madridi.html" text:style-name="Internet_20_link" text:visited-style-name="Visited_20_Internet_20_Link">
 <text:span text:style-name="T4">
Марта</text:span>
 </text:a>
According to Ukrinform, Marta Kostyuk paired with a Romanian tennis player Zelene-Gabriela Ruse was defeated by the Americans Coco Goff and Jessica Pegulius of the semi-finals of the WTA1000 tournament in Madrid.</text:p>
      <text:p text:style-name="P4">
Photo: btu.org.ua</text:p>
      <text:p text:style-name="P4">
News Source: <text:a xlink:type="simple" xlink:href="https://www.ukrinform.ua/rubric-sports/3705296-astremska-vijsla-do-pivfinalu-turniru-wta-v-ispanii.html" text:style-name="Internet_20_link" text:visited-style-name="Visited_20_Internet_20_Link">
https://www.ukrinform.ua/rubric-sports/3705296-astremska-vijsla-do-pivfinalu-turniru-wta-v-ispanii.html</text:a>
</text:p>
      <!--NEWS-->
      <text:h text:style-name="P10" text:outline-level="1">
<text:span text:style-name="T4">
2.3 million hectares of grain have already been sown in Ukraine</text:span>
</text:h>
      <text:p text:style-name="P4">
Authors: Ukrinform (Person)</text:p>
      <text:p text:style-name="P4">
Publisher: Укринформ (Organization)</text:p>
      <text:p text:style-name="P4">
Published Time: 2023-05-05T17:24:47+03:00</text:p>
      <text:p text:style-name="P4">
Modified Time: 2023-05-05T17:24:47+03:00</text:p>
      <text:p text:style-name="P4">
Description: In Ukraine, as of the beginning of May 2023, all categories of farms have sown 2.32 million hectares of cereals and legumes. - Ukrinform.</text:p>
      <text:p text:style-name="P4">
Images: ["<text:a xlink:type="simple" xlink:href="https://static.ukrinform.com/photos/2023_04/thumb_files/630_360_1681893828-661.jpg" text:style-name="Internet_20_link" text:visited-style-name="Visited_20_Internet_20_Link">
630_360_16818...</text:a>
"]</text:p>
      <text:p text:style-name="P4">
Tags: ['Мінагро', 'Зерно', 'Аграрії', 'Посівна']</text:p>
      <text:p text:style-name="P4">
Type: Article</text:p>
      <!--METADATA-->
      <text:p text:style-name="P4">
<draw:frame draw:style-name="fr1" draw:name="Image104" text:anchor-type="as-char" svg:width="6.9236in" svg:height="3.956343in" draw:z-index="0">
<draw:image xlink:href="../Images/yкринформ/2023-05-05T17-24-47-03-00/630_360_1681893828-661.jpg" xlink:type="simple" xlink:show="embed" xlink:actuate="onLoad" draw:mime-type="image/jpeg"/>
</draw:frame>
In Ukraine, at the beginning of May 2023, all categories of farms were sown 2,32 million ha of cereals and legumes.</text:p>
      <text:p text:style-name="P4">
As Ukrinform reports, it reports <text:a xlink:type="simple" xlink:href="https://minagro.gov.ua/news/v-ukrayini-posiyano-pershij-miljon-gektariv-kukurudzi" text:style-name="Internet_20_link" text:visited-style-name="Visited_20_Internet_20_Link">
</text:a>
</text:p>
      <text:p text:style-name="P4">
Зазначається, що в Україні станом на початок травня посіяно: 235,9 тис. гаярої пшениці, 712,1 тис. га ярого ячменю, 128,6 тис. га гороху, 132,2 тис. гавівса, 1,059 млн га кукурудзи, 3,1 тис. га гречки, 8,4 тис. га проса, а також40,9 тис. га інших зернових та зернобобових.</text:p>
      <text:p text:style-name="P4">
За минулий тиждень всього посіяли 952,4 тис. га <text:a xlink:type="simple" xlink:href="https://www.ukrinform.ua/tag-zerno" text:style-name="Internet_20_link" text:visited-style-name="Visited_20_Internet_20_Link">
</text:a>
and legumes, in the leaders of the specialized producers of Kirovograd region - 129 thousand hectares.</text:p>
      <text:p text:style-name="P4">
As of early May, sunflowers sow farmers of all regions of Ukraine, sown - 1.485 million hectares, most in Poltava region - 235.9 thousand hectares. Already 19 regions are sowing soybean, sown - 173.6 thousand hectares.</text:p>
      <text:p text:style-name="P4">
<text:span text:style-name="T4">
 Read also: </text:span>
 <text:a xlink:type="simple" xlink:href="https://www.ukrinform.ua/rubric-economy/3705176-ukraina-vze-eksportuvala-ponad-42-miljoni-tonn-zernovih.html" text:style-name="Internet_20_link" text:visited-style-name="Visited_20_Internet_20_Link">
<text:span text:style-name="T4">
 grain </text:span>
</text:a>
Sugar beet sowing agrarians 14 regions, sown 179.2 thousand hectares.</text:p>
      <text:p text:style-name="P4">
As reported, according to the Ministry of Agrarian Policy and Food of Ukraine, in 2023 the main spring crops will be sown for 5.700.1 thousand hectares, for 206.5 thousand hectares less than last year.</text:p>
      <text:p text:style-name="P4">
News Source: <text:a xlink:type="simple" xlink:href="https://www.ukrinform.ua/rubric-economy/3705297-v-ukraini-vze-posiali-23-miljona-gektariv-zernovih.html" text:style-name="Internet_20_link" text:visited-style-name="Visited_20_Internet_20_Link">
https://www.ukrinform.ua/rubric-economy/3705297-v-ukraini-vze-posiali-23-miljona-gektariv-zernovih.html</text:a>
</text:p>
      <!--NEWS-->
      <text:h text:style-name="P10" text:outline-level="1">
<text:span text:style-name="T4">
In Kiev presented the exhibition "Soledar. Salt. War"</text:span>
</text:h>
      <text:p text:style-name="P4">
Authors: Ukrinform (Person)</text:p>
      <text:p text:style-name="P4">
Publisher: Укринформ (Organization)</text:p>
      <text:p text:style-name="P4">
Published Time: 2023-05-05T17:26:51+03:00</text:p>
      <text:p text:style-name="P4">
Modified Time: 2023-05-05T17:26:51+03:00</text:p>
      <text:p text:style-name="P4">
Description: In the Gallery of the Protest Art of the Museum of the Maidan opened an exhibition of photo artist Alexander Parkhomenko and the military personnel Irina Rybakova, which illuminates Soledar in peaceful times and the period of war. - Ukrinform.</text:p>
      <text:p text:style-name="P4">
Images: ["<text:a xlink:type="simple" xlink:href="https://static.ukrinform.com/photos/2023_05/thumb_files/630_360_1683296646-1001.jpeg" text:style-name="Internet_20_link" text:visited-style-name="Visited_20_Internet_20_Link">
630_360_16832...</text:a>
", "<text:a xlink:type="simple" xlink:href="https://static.ukrinform.com/photos/2023_05/thumb_files/630_360_1683296647-1657.jpeg" text:style-name="Internet_20_link" text:visited-style-name="Visited_20_Internet_20_Link">
630_360_16832...</text:a>
", "<text:a xlink:type="simple" xlink:href="https://static.ukrinform.com/photos/2023_05/thumb_files/630_360_1683296646-4007.jpeg" text:style-name="Internet_20_link" text:visited-style-name="Visited_20_Internet_20_Link">
630_360_16832...</text:a>
", "<text:a xlink:type="simple" xlink:href="https://static.ukrinform.com/photos/2023_05/thumb_files/630_360_1683296646-9491.jpeg" text:style-name="Internet_20_link" text:visited-style-name="Visited_20_Internet_20_Link">
630_360_16832...</text:a>
", "<text:a xlink:type="simple" xlink:href="https://static.ukrinform.com/photos/2023_05/thumb_files/630_360_1683296646-9669.jpeg" text:style-name="Internet_20_link" text:visited-style-name="Visited_20_Internet_20_Link">
630_360_16832...</text:a>
", "<text:a xlink:type="simple" xlink:href="https://static.ukrinform.com/photos/2023_05/thumb_files/630_360_1683296647-1676.jpeg" text:style-name="Internet_20_link" text:visited-style-name="Visited_20_Internet_20_Link">
630_360_16832...</text:a>
", "<text:a xlink:type="simple" xlink:href="https://static.ukrinform.com/photos/2023_05/thumb_files/630_360_1683296647-3832.jpeg" text:style-name="Internet_20_link" text:visited-style-name="Visited_20_Internet_20_Link">
630_360_16832...</text:a>
", "<text:a xlink:type="simple" xlink:href="https://static.ukrinform.com/photos/2023_05/thumb_files/630_360_1683296647-1157.jpeg" text:style-name="Internet_20_link" text:visited-style-name="Visited_20_Internet_20_Link">
630_360_16832...</text:a>
", "<text:a xlink:type="simple" xlink:href="https://static.ukrinform.com/photos/2023_05/thumb_files/630_360_1683296647-1291.jpeg" text:style-name="Internet_20_link" text:visited-style-name="Visited_20_Internet_20_Link">
630_360_16832...</text:a>
", "<text:a xlink:type="simple" xlink:href="https://static.ukrinform.com/photos/2023_05/thumb_files/630_360_1683296648-5330.jpeg" text:style-name="Internet_20_link" text:visited-style-name="Visited_20_Internet_20_Link">
630_360_16832...</text:a>
", "<text:a xlink:type="simple" xlink:href="https://static.ukrinform.com/photos/2023_05/thumb_files/630_360_1683296648-7544.jpeg" text:style-name="Internet_20_link" text:visited-style-name="Visited_20_Internet_20_Link">
630_360_16832...</text:a>
", "<text:a xlink:type="simple" xlink:href="https://static.ukrinform.com/photos/2023_05/thumb_files/630_360_1683296648-6912.jpeg" text:style-name="Internet_20_link" text:visited-style-name="Visited_20_Internet_20_Link">
630_360_16832...</text:a>
"]</text:p>
      <text:p text:style-name="P4">
Tags: ['Виставка', 'Київ', 'Соледар']</text:p>
      <text:p text:style-name="P4">
Type: Article</text:p>
      <!--METADATA-->
      <text:p text:style-name="P4">
<draw:frame draw:style-name="fr1" draw:name="Image105" text:anchor-type="as-char" svg:width="6.9236in" svg:height="3.956343in" draw:z-index="0">
<draw:image xlink:href="../Images/yкринформ/2023-05-05T17-26-51-03-00/630_360_1683296646-1001.jpeg" xlink:type="simple" xlink:show="embed" xlink:actuate="onLoad" draw:mime-type="image/jpeg"/>
</draw:frame>
The Ugleries of the Protest Art of the Museum of the Maidan were opened by an exhibition of photo artist Parkhomenko and the military personnel of Irina Rybakova, which covered the Soledar in peaceful times and the period of the war.</text:p>
      <text:p text:style-name="P4">
This was reported by Ukrinform correspondent.</text:p>
      <text:p text:style-name="P4">
“Alexander's photo is extremely interesting stories about a peaceful life. And every exhibition is a story about a peaceful life that was, and which you will not return. And, looking at the photos of Alexander and Irina, you constantly think about the people who choose the future of a peaceful life, have returned to their families. Photoirins are portraits of defenders who were not military before the war ... We want we in the future to see the continuation of this exhibition - the photos where the photographic defenders who have returned to their families will be will be, ” - said the Deputy Director General of the Donetsk Regional Museum of Local History. Silence.</text:p>
      <text:p text:style-name="P4">
<text:span text:style-name="T4">
 Read also: </text:span>
 <text:a xlink:type="simple" xlink:href="https://www.ukrinform.ua/rubric-diaspora/3703610-u-aponii-vidkrilasa-vistavka-prisvacena-ukraini.html" text:style-name="Internet_20_link" text:visited-style-name="Visited_20_Internet_20_Link">
<text:span text:style-name="T4">
 exhibitions </text:span>
</text:a>
</text:p>
      <text:p text:style-name="P4">
In the gallery - 58 photos from the life of Soledar, separated by chronologically exhibition space. The first hall contains Parkhomenko's photos, taken in the 1990s, showing the production capacities of the Artemsil enterprise, the dungeon of the salt and the production of white gold. In the second hall - the footage of the defense of the Misvide of the full -scale invasion of the Russian Federation, the field life and portraits of defenders from the 93rd separate mechanized brigade "Cold Yar", made by the Presophicerbrigad of Rybakova.</text:p>
      <text:p text:style-name="P4">
Between the halls is the installation of samples of the last batch of Artemivskaya Sool, which is crowned with a salt monoclassic. Around - there is a series of Parkhomenko, dedicated to salt as an art object.</text:p>
      <text:p text:style-name="P4">
<text:span text:style-name="T4">
 Read also: </text:span>
 <text:a xlink:type="simple" xlink:href="https://www.ukrinform.ua/rubric-ato/3703474-oborona-soledara-i-bahmuta-ce-ak-film-zahiv.html" text:style-name="Internet_20_link" text:visited-style-name="Visited_20_Internet_20_Link">
<text:span text:style-name="T4">
 Soledar </text:span>
</text:a>
“Today, our artists document the events that take place with Ukraine. They will do it by shifting our pain in a universal language of art. I think these projects should go to other countries, because this is the best way to tell how we do our resistance to occupation and a totalitarian regime. Unfortunately, this experience will remain relevant for many decades in a row, ”Kateryna Chueva, said to the Minister of Culture and Information Policy.</text:p>
      <text:p text:style-name="P4">
The event was joined by representatives of Artmsoli and the Donetsk Regional State Administration, as well as the residents of Soledar - some even recognized their overestimated apartments in the photos.</text:p>
      <text:p text:style-name="P4">
"I do not have the right to lower my hands and put my sadness in my soul, as in those thousands of people from Donetsk region, who today choose the right to be independent," said Victoria Tashen, Head of the Department of Culture and Tourism.</text:p>
      <text:p text:style-name="P4">
<text:span text:style-name="T4">
 Read also: </text:span>
 <text:a xlink:type="simple" xlink:href="https://www.ukrinform.ua/rubric-regions/3701244-v-irpeni-stvoruut-mural-prisvacenij-artemsoli-bahmutu-j-soledaru.html" text:style-name="Internet_20_link" text:visited-style-name="Visited_20_Internet_20_Link">
<text:span text:style-name="T4">
 Soledar </text:span>
</text:a>
According to the director of the Museum of Maidan Igor Poshivayl, the exhibition was prepared for a month. It was first introduced in Pokrovsk, later, according to the idea of the Donetsk regional museum, it was transferred to the capital. At the same time, the sharpened added that these pictures were also exhibited in Moldova, where the Mariupol theater is also the performances of "Creek of the Nation" and "Nativity of the Donetsk region".</text:p>
      <text:p text:style-name="P4">
As it was reported, for the first time, Russian troops fired at Soledar on May 17, 2022, resulting in Artmsil, which provided 94%of the comprehensive consumption of salt, stopped working.</text:p>
      <text:p text:style-name="P4">
Fighting for Soledar of Donetsk region lasted from August 3. As of January 16, 2023, the Armed Forces left the outskirts of the city.</text:p>
      <text:p text:style-name="P4">
News Source: <text:a xlink:type="simple" xlink:href="https://www.ukrinform.ua/rubric-kyiv/3705299-u-kievi-prezentuvali-vistavku-soledar-sil-vijna.html" text:style-name="Internet_20_link" text:visited-style-name="Visited_20_Internet_20_Link">
https://www.ukrinform.ua/rubric-kyiv/3705299-u-kievi-prezentuvali-vistavku-soledar-sil-vijna.html</text:a>
</text:p>
      <!--NEWS-->
      <text:h text:style-name="P10" text:outline-level="1">
<text:span text:style-name="T4">
Snow Maida went out to the semifinals on 25 thousand ITF in Spain</text:span>
</text:h>
      <text:p text:style-name="P4">
Authors: Ukrinform (Person)</text:p>
      <text:p text:style-name="P4">
Publisher: Укринформ (Organization)</text:p>
      <text:p text:style-name="P4">
Published Time: 2023-05-05T17:29:22+03:00</text:p>
      <text:p text:style-name="P4">
Modified Time: 2023-05-05T17:29:22+03:00</text:p>
      <text:p text:style-name="P4">
Description: The Ukrainian in the quarterfinals beat a rival from Serbia. - Ukrinform.</text:p>
      <text:p text:style-name="P4">
Images: ["<text:a xlink:type="simple" xlink:href="https://static.ukrinform.com/photos/2023_05/thumb_files/630_360_1683296920-260.jpeg" text:style-name="Internet_20_link" text:visited-style-name="Visited_20_Internet_20_Link">
630_360_16832...</text:a>
"]</text:p>
      <text:p text:style-name="P4">
Tags: ['Теніс']</text:p>
      <text:p text:style-name="P4">
Type: Article</text:p>
      <!--METADATA-->
      <text:p text:style-name="P4">
<draw:frame draw:style-name="fr1" draw:name="Image106" text:anchor-type="as-char" svg:width="6.9236in" svg:height="3.956343in" draw:z-index="0">
<draw:image xlink:href="../Images/yкринформ/2023-05-05T17-29-22-03-00/630_360_1683296920-260.jpeg" xlink:type="simple" xlink:show="embed" xlink:actuate="onLoad" draw:mime-type="image/jpeg"/>
</draw:frame>
Ukrainian in the quarterfinals beat a rival from Serbia.</text:p>
      <text:p text:style-name="P4">
Ukrainian tennis player Daria Snigur(№165 WTA)It came to the semifinals at the ITF in Spain, Ukrinform reports.</text:p>
      <text:p text:style-name="P4">
In the match 1/4 finals, the first sown Ukrainian beat Michael Dzhakovich from Serbia(№1157 WTA)- 4: 6, 6: 4, 6: 4.</text:p>
      <text:p text:style-name="P4">
In the 1/2 finals, Snigur will compete against Georgina Garcia Pears from Spain(№509wta).</text:p>
      <text:p text:style-name="P4">
<text:span text:style-name="T4">
Читайте також:</text:span>
 <text:a xlink:type="simple" xlink:href="https://www.ukrinform.ua/rubric-sports/3705296-astremska-vijsla-do-pivfinalu-turniru-wta-v-ispanii.html" text:style-name="Internet_20_link" text:visited-style-name="Visited_20_Internet_20_Link">
 <text:span text:style-name="T4">
Ястремська</text:span>
 </text:a>
As reported by Ukrinform, Diana Yastremskaya won the Taihmann Hall of Switzerland in the quarterfinals of the WTA 125 tournament in Reus.</text:p>
      <text:p text:style-name="P4">
Photo: btu.org.ua</text:p>
      <text:p text:style-name="P4">
News Source: <text:a xlink:type="simple" xlink:href="https://www.ukrinform.ua/rubric-sports/3705300-snigur-vijsla-do-pivfinalu-na-25tisacniku-itf-v-ispanii.html" text:style-name="Internet_20_link" text:visited-style-name="Visited_20_Internet_20_Link">
https://www.ukrinform.ua/rubric-sports/3705300-snigur-vijsla-do-pivfinalu-na-25tisacniku-itf-v-ispanii.html</text:a>
</text:p>
      <!--NEWS-->
      <text:h text:style-name="P10" text:outline-level="1">
<text:span text:style-name="T4">
Zelensky Peace Plan and the US Congress Resolution outline the victory of Ukraine - expert</text:span>
</text:h>
      <text:p text:style-name="P4">
Authors: Ukrinform (Person)</text:p>
      <text:p text:style-name="P4">
Publisher: Укринформ (Organization)</text:p>
      <text:p text:style-name="P4">
Published Time: 2023-05-05T17:30:41+03:00</text:p>
      <text:p text:style-name="P4">
Modified Time: 2023-05-05T17:30:41+03:00</text:p>
      <text:p text:style-name="P4">
Description: Zelensky's peace plan of 10 points and a project of resolution # 322, which should be approved by the US Congress, have a lot in common and clearly outline Ukraine's victory. - Ukrinform.</text:p>
      <text:p text:style-name="P4">
Images: ["<text:a xlink:type="simple" xlink:href="https://static.ukrinform.com/photos/2020_08/thumb_files/630_360_1598119033-687.jpg" text:style-name="Internet_20_link" text:visited-style-name="Visited_20_Internet_20_Link">
630_360_15981...</text:a>
"]</text:p>
      <text:p text:style-name="P4">
Tags: ['Конгрес США', 'Зеленський', 'Війна з росією', 'Формула миру']</text:p>
      <text:p text:style-name="P4">
Type: Article</text:p>
      <!--METADATA-->
      <text:p text:style-name="P4">
<draw:frame draw:style-name="fr1" draw:name="Image107" text:anchor-type="as-char" svg:width="6.9236in" svg:height="3.956343in" draw:z-index="0">
<draw:image xlink:href="../Images/yкринформ/2023-05-05T17-30-41-03-00/630_360_1598119033-687.jpg" xlink:type="simple" xlink:show="embed" xlink:actuate="onLoad" draw:mime-type="image/jpeg"/>
</draw:frame>
The Zelensky Mirror Plan of 10 points and the project of resolution No. 322, which should be adopted by the USA, have a lot in common and clearly outline Ukraine's victory.</text:p>
      <text:p text:style-name="P4">
About it during <text:a xlink:type="simple" xlink:href="https://www.youtube.com/watch" text:style-name="Internet_20_link" text:visited-style-name="Visited_20_Internet_20_Link">
</text:a>
on the subject: "Victory image: How will the war with Russia end?" Associate Professor of the Department of Military Development of Oxford University, expert on public and political relations in Europe Vlad Mikhnenko.</text:p>
      <text:p text:style-name="P4">
“It is very important that the US Congress is currently undergo(https://www.ukrinform.ua/tag-formula-miru)President of Zelensky. First, this project of the resolution confirms that US policy is to see Ukraine as a winner in the international borders of the 91st year. Second - this pro -crust comes from the fact that peace after victory(Ukraine - ed.)It must be supported by its integration into NATO and other Euro -Atlantic institutions, which corresponds to the long -term US policy. Third, this project of resolution indicates that the US should work with its allies and partners to ensure Russian reparation payments to Ukraine, to help the world to rebuild Ukraine, to attract the Russian leadership of reference for the invading war and to restore justice for its victims. That is, the plan of peace and the project of Congress # 322 this year is an effort that is important and which outline the victory we all want, ”Mikhnenko emphasized.</text:p>
      <text:p text:style-name="P4">
In his opinion, after the report of the resolution is adopted, the US Congress approved, it is necessary to direct efforts for European and British parliaments to accept similar resolutions in order to formally substantiate the image of the winners in such documents.</text:p>
      <text:p text:style-name="P4">
This is important because, unfortunately, there are many conversations in the Western press that are not responsible for the mentioned outlines of victory, Mikhnenko noted.</text:p>
      <text:p text:style-name="P4">
<text:span text:style-name="T4">
 Read also: </text:span>
 <text:a xlink:type="simple" xlink:href="https://www.ukrinform.ua/rubric-world/3704747-papa-rimskij-zustrivsa-z-predstavnikom-rpc-pisla-zaavi-pro-mirotvorcu-misiu.html" text:style-name="Internet_20_link" text:visited-style-name="Visited_20_Internet_20_Link">
<text:span text:style-name="T4">
 Miro </text:span>
</text:a>
</text:p>
      <text:p text:style-name="P4">
According to Mikhnenko, in peace talks, according to journalists and analysts, Putin will not formally make some great concessions, and Russia will keep the claims four regions illegally annexed last year and to Crimea is hevastopol, annexed in 2014. Russia will agree to the conditional cessation of the road, Putin will declare victory over Ukraine, the neutralization of Ukraine, April Zelensky will be forced to temporarily postpone its plan of conducting the borders of Ukraine for a certain time.</text:p>
      <text:p text:style-name="P4">
“All this will be sold to Ukraine as a means of getting rid of further unbearable people's economic and other losses, Ukraine will store approximately 85-90%of its territory, such a demilitarized zone will be created by Korean as an international monitoring, it will freeze the front line, the rocket launchers can be started, and it is possible to start. You can come back. And the United States, NATO will declare that independent Ukraine was protected and the order based on the rules was preserved. Of course, Poland, the Baltic countries, Slovakia, the Czech Republic, Romania will not be satisfied, but the EU is more actively machomens with carrots in EU membership. NATO membership, of course, will be frozen, the sideboard will be uncertain. The regulation of this issue can take years, and of course, the renewal of the conflict can be renewed at any time, ” - said Mikhnenko about the script discussed in the Western press, adding that in this context Chinese peace initiatives are very suitable for this picture of the world, because the event can Press on Kiev and China on Putin.</text:p>
      <text:p text:style-name="P4">
Mikhnenko also mentioned the statement by the US Commander in Europe in Europe, the General Capheristofer of Kavoli that Western Allies had passed weapons for the offensive of Ukraine.</text:p>
      <text:p text:style-name="P4">
At the same time, in his opinion, Ukraine should achieve Western support, regardless of the results of the spring counter -offensive.</text:p>
      <text:p text:style-name="P4">
“It is important to build a further strategy for achieving that victory that Ukraine wants from certain components, and the main thing to achieve is to increase wise support, regardless of the results of the spring -summer campaign of Ukraine's Silaboron and no matter how far the Ukrainian troops. The event should continue support, but not be tired, because the war should not be completed before our image is being brought to life, ”the expert is convinced.<text:span text:style-name="T4">
 Read also: </text:span>
 <text:a xlink:type="simple" xlink:href="https://www.ukrinform.ua/rubric-polytics/3705290-glava-mzs-bahrejnu-rozpoviv-akim-bacit-dosagnenna-miru-v-ukraini.html" text:style-name="Internet_20_link" text:visited-style-name="Visited_20_Internet_20_Link">
</text:a>
Mikhnenko also expressed the opinion that diplomacy and the world community is a tribal to the image of the victory set out at the points of Zelensky and the preecution of the US resolution, to put it into life by the end of the calendar 2023.</text:p>
      <text:p text:style-name="P4">
As reported by Ukrinform, on April 26, during the hearing on the Committee on Armored Forces of the US House of Representatives, the US Commander in Europe in Europe Cristofer Cavoly said that the Armed Forces received almost all of the military assistance packages, including military equipment and weapons, which were released. In the conditions of war with the Russian Federation.</text:p>
      <text:p text:style-name="P4">
News Source: <text:a xlink:type="simple" xlink:href="https://www.ukrinform.ua/rubric-polytics/3705301-mirnij-plan-zelenskogo-ta-proekt-rezolucii-kongresu-ssa-okresluut-peremogu-ukraini-ekspert.html" text:style-name="Internet_20_link" text:visited-style-name="Visited_20_Internet_20_Link">
https://www.ukrinform.ua/rubric-polytics/3705301-mirnij-plan-zelenskogo-ta-proekt-rezolucii-kongresu-ssa-okresluut-peremogu-ukraini-ekspert.html</text:a>
</text:p>
      <!--NEWS-->
      <text:h text:style-name="P10" text:outline-level="1">
<text:span text:style-name="T4">
Obolon metro station will change the work of the lobby</text:span>
</text:h>
      <text:p text:style-name="P4">
Authors: Ukrinform (Person)</text:p>
      <text:p text:style-name="P4">
Publisher: Укринформ (Organization)</text:p>
      <text:p text:style-name="P4">
Published Time: 2023-05-05T17:34:20+03:00</text:p>
      <text:p text:style-name="P4">
Modified Time: 2023-05-05T17:34:20+03:00</text:p>
      <text:p text:style-name="P4">
Description: In the Kiev Metro at Obolon Station on Sunday, May 7, the work of the lobby will change. - Ukrinform.</text:p>
      <text:p text:style-name="P4">
Images: ["<text:a xlink:type="simple" xlink:href="https://static.ukrinform.com/photos/2023_02/thumb_files/630_360_1676034415-412.jpg" text:style-name="Internet_20_link" text:visited-style-name="Visited_20_Internet_20_Link">
630_360_16760...</text:a>
"]</text:p>
      <text:p text:style-name="P4">
Tags: ['Метро', 'Київ', 'Комендантська година']</text:p>
      <text:p text:style-name="P4">
Type: Article</text:p>
      <!--METADATA-->
      <text:p text:style-name="P4">
<draw:frame draw:style-name="fr1" draw:name="Image108" text:anchor-type="as-char" svg:width="6.9236in" svg:height="3.956343in" draw:z-index="0">
<draw:image xlink:href="../Images/yкринформ/2023-05-05T17-34-20-03-00/630_360_1676034415-412.jpg" xlink:type="simple" xlink:show="embed" xlink:actuate="onLoad" draw:mime-type="image/jpeg"/>
</draw:frame>
The UKIiv Metro at Obolon Station on Sunday, May 7, the work of the lobby will change.</text:p>
      <text:p text:style-name="P4">
As Ukrinform reports, it reports <text:a xlink:type="simple" xlink:href="https://kyivcity.gov.ua/news/News_7_travnya_na_stantsi_metro_obolon_zapratsyuye_vestibyul_u_napryamku_stantsi_minska_a_vestibyul_v_napryamku_pochayno_bude_zachineno/" text:style-name="Internet_20_link" text:visited-style-name="Visited_20_Internet_20_Link">
</text:a>
“On May 7, the Obolon metro station will be launched by lobby # 1 - in the direction of Minskaya Station. And the lobby № 2 in the direction of the station "Pochayna" is built ", - the message reads.</text:p>
      <text:p text:style-name="P4">
Changes in the mode of operation of the station are related to the repair of underground pedestrian crossings, which are on the balance sheet of the municipal enterprise "Road and operational management for repair and maintenance of the Taspopoud Road Road" of Obolon District.</text:p>
      <text:p text:style-name="P4">
The KSCA reminded that Obolon station works for passenger transportation from 05: 29 to 22:29. As a shelter, the station works around the clock.</text:p>
      <text:p text:style-name="P4">
<text:span text:style-name="T4">
 Read also: </text:span>
 <text:a xlink:type="simple" xlink:href="https://www.ukrinform.ua/rubric-kyiv/3700620-do-kieva-z-varsavi-pribude-persa-partia-vagoniv-metro-vid-polskih-partneriv.html" text:style-name="Internet_20_link" text:visited-style-name="Visited_20_Internet_20_Link">
<text:span text:style-name="T4">
 Metro </text:span>
</text:a>
During air alarm, trains motion is stopped by land, and the subsequent stations operate as shelter around the clock.</text:p>
      <text:p text:style-name="P4">
Passage to the station in the curfew(from 00:00 to 05:00)During the air anxiety, this is the following: at the entrance to the subway as a shelter must have a document - a person's certificate; The passage at the shelter station is supported by law enforcement.</text:p>
      <text:p text:style-name="P4">
Police contact is located at the entrance. Also, to call the next one can make a bell near the front door; At night, the same lobby as a day shift.</text:p>
      <text:p text:style-name="P4">
As reported by Ukrinform, at the Klovskaya Metro Station the installed reading location with support <text:a xlink:type="simple" xlink:href="https://www.ukrinform.ua/tag-unisef" text:style-name="Internet_20_link" text:visited-style-name="Visited_20_Internet_20_Link">
</text:a>
.  _ Photo illustrative _</text:p>
      <text:p text:style-name="P4">
News Source: <text:a xlink:type="simple" xlink:href="https://www.ukrinform.ua/rubric-kyiv/3705302-na-stancii-metro-obolon-7-travna-zminitsa-robota-vestibuliv.html" text:style-name="Internet_20_link" text:visited-style-name="Visited_20_Internet_20_Link">
https://www.ukrinform.ua/rubric-kyiv/3705302-na-stancii-metro-obolon-7-travna-zminitsa-robota-vestibuliv.html</text:a>
</text:p>
      <!--NEWS-->
      <text:h text:style-name="P10" text:outline-level="1">
<text:span text:style-name="T4">
In frontline areas with the support of France plan to build 10 modular hospitals</text:span>
</text:h>
      <text:p text:style-name="P4">
Authors: Ukrinform (Person)</text:p>
      <text:p text:style-name="P4">
Publisher: Укринформ (Organization)</text:p>
      <text:p text:style-name="P4">
Published Time: 2023-05-05T17:34:51+03:00</text:p>
      <text:p text:style-name="P4">
Modified Time: 2023-05-05T17:34:51+03:00</text:p>
      <text:p text:style-name="P4">
Description: Ten modular hospitals with a total value of EUR 30 million are planned to be built in the frontline regions of Ukraine at the expense of a state loan from the French government. - Ukrinform.</text:p>
      <text:p text:style-name="P4">
Images: ["<text:a xlink:type="simple" xlink:href="https://static.ukrinform.com/photos/2023_05/thumb_files/630_360_1683297070-397.jpg" text:style-name="Internet_20_link" text:visited-style-name="Visited_20_Internet_20_Link">
630_360_16832...</text:a>
", "<text:a xlink:type="simple" xlink:href="https://static.ukrinform.com/photos/2023_05/1683297070-995.jpg" text:style-name="Internet_20_link" text:visited-style-name="Visited_20_Internet_20_Link">
1683297070-99...</text:a>
", "<text:a xlink:type="simple" xlink:href="https://static.ukrinform.com/photos/2023_05/1683297070-419.jpg" text:style-name="Internet_20_link" text:visited-style-name="Visited_20_Internet_20_Link">
1683297070-41...</text:a>
", "<text:a xlink:type="simple" xlink:href="https://static.ukrinform.com/photos/2023_05/1683297070-738.jpg" text:style-name="Internet_20_link" text:visited-style-name="Visited_20_Internet_20_Link">
1683297070-73...</text:a>
"]</text:p>
      <text:p text:style-name="P4">
Tags: ['Франція', 'МОЗ', 'Лікарня', 'допомога']</text:p>
      <text:p text:style-name="P4">
Type: Article</text:p>
      <!--METADATA-->
      <text:p text:style-name="P4">
<draw:frame draw:style-name="fr1" draw:name="Image109" text:anchor-type="as-char" svg:width="6.9236in" svg:height="3.956343in" draw:z-index="0">
<draw:image xlink:href="../Images/yкринформ/2023-05-05T17-34-51-03-00/630_360_1683297070-397.jpg" xlink:type="simple" xlink:show="embed" xlink:actuate="onLoad" draw:mime-type="image/jpeg"/>
</draw:frame>
Ten -moduled hospitals with a total value of EUR 30 million are planned to be built by prifronted areas of Ukraine at the expense of the state loan from the French government.</text:p>
      <text:p text:style-name="P4">
According to Ukrinform, this was discussed during a meeting of the Minister of Health Viktor Lyashko with the first adviser to the French Embassy in Ukraine Benjamenomromorig, Ukrinform reports with reference to <text:a xlink:type="simple" xlink:href="https://moz.gov.ua/article/news/dvostoronnja-spivpracja-v-galuzi-ohoroni-zdorov%ca%bcja-e-odnim-z-prioritetiv-dlja-francii" text:style-name="Internet_20_link" text:visited-style-name="Visited_20_Internet_20_Link">
</text:a>
.</text:p>
      <text:p text:style-name="P4">
According to Ragor, “bilateral cooperation with Ukraine in the field of health care is one of the priorities of France. The main directions of joint work are recorded by deciding on cooperation in the field of health and prevention between ministries of health protection of Ukraine and France. ”</text:p>
      <text:p text:style-name="P4">
<draw:frame draw:style-name="fr1" draw:name="Image110" text:anchor-type="as-char" svg:width="6.9236in" svg:height="4.600119in" draw:z-index="0">
<draw:image xlink:href="../Images/yкринформ/2023-05-05T17-34-51-03-00/1683297070-995.jpg" xlink:type="simple" xlink:show="embed" xlink:actuate="onLoad" draw:mime-type="image/jpeg"/>
</draw:frame>
Lyashko thanked France, and the people, private business, for help with the Russian aggressor.</text:p>
      <text:p text:style-name="P4">
“It is thanks to the support of international partners that we manage to give a decent cut, given the tremendous extent of destruction and harm. Had a hope for continuation of cooperation and even its strengthening, in particular, the direction of reconstruction is fulfilled, ”the minister emphasized.</text:p>
      <text:p text:style-name="P4">
<draw:frame draw:style-name="fr1" draw:name="Image111" text:anchor-type="as-char" svg:width="6.9236in" svg:height="4.583476in" draw:z-index="0">
<draw:image xlink:href="../Images/yкринформ/2023-05-05T17-34-51-03-00/1683297070-419.jpg" xlink:type="simple" xlink:show="embed" xlink:actuate="onLoad" draw:mime-type="image/jpeg"/>
</draw:frame>
According to Lyashko, “177 objects of protection institutions have already been completely destroyed, and 1433 were partially destroyed.</text:p>
      <text:p text:style-name="P4">
"A significant resource and personnel resource are needed to restore medical infrastructure. Therefore, dialogue with other Ukrainians and launching common projects is very important to us," the minister emphasized.</text:p>
      <text:p text:style-name="P4">
<text:span text:style-name="T4">
 Read also: </text:span>
 <text:a xlink:type="simple" xlink:href="https://www.ukrinform.ua/rubric-society/3698882-ukrainski-likarni-otrimali-se-37-potuznih-generatoriv.html" text:style-name="Internet_20_link" text:visited-style-name="Visited_20_Internet_20_Link">
</text:a>
Lyashko reminded that “in April this year in Lviv, healthcare ministers of Ukraine and France signed a declaration on cooperation in the field of health and prophylactics between ministries, which outlined the main directions of interaction. Cetak is called a road map, which will be implemented a number of projects, which will understand the strategic problems of development of the health care system of Ukraine, technical expertise and exchange of experience. ”</text:p>
      <text:p text:style-name="P4">
<draw:frame draw:style-name="fr1" draw:name="Image112" text:anchor-type="as-char" svg:width="6.9236in" svg:height="4.615733in" draw:z-index="0">
<draw:image xlink:href="../Images/yкринформ/2023-05-05T17-34-51-03-00/1683297070-738.jpg" xlink:type="simple" xlink:show="embed" xlink:actuate="onLoad" draw:mime-type="image/jpeg"/>
</draw:frame>
During the meeting, they also discussed the possibility of implementing the project on a modular principle that will help to restore the displaced hospitals much faster and start providing medical care.Representatives of the French Pharmaceutical Company "Sanofi" in Ukraine were also present at the meeting.</text:p>
      <text:p text:style-name="P4">
Since the beginning of a full -scale war, the company has been free of charge - as a humanitarian aid - provided for Ukrainian patients with medication worth about 25 million euros.</text:p>
      <text:p text:style-name="P4">
It is 37 million doses of medicines. The company also announced the following steps <text:a xlink:type="simple" xlink:href="https://www.ukrinform.ua/tag-liki" text:style-name="Internet_20_link" text:visited-style-name="Visited_20_Internet_20_Link">
</text:a>
Still approximately 15 million euros.</text:p>
      <text:p text:style-name="P4">
In addition, joint active work is carried out in the direction of improving the quality of treatment of patients with diabetes, expanding access to innovation facilities for people with rare diseases and building vaccination opportunities directly in pharmacies, expert European integration initiatives of the Ministry of Farmie.</text:p>
      <text:p text:style-name="P4">
According to Ukrinform, the Russian Federation, according to the World Bank, has destroyed and damaged in Ukraine medical institutions for $ 2.5 billion.</text:p>
      <text:p text:style-name="P4">
<text:span text:style-name="T5">
Foto: Moz</text:span>
</text:p>
      <text:p text:style-name="P4">
News Source: <text:a xlink:type="simple" xlink:href="https://www.ukrinform.ua/rubric-vidbudova/3705303-u-prifrontovih-rajonah-za-pidtrimki-francii-planuut-pobuduvati-10-modulnih-likaren.html" text:style-name="Internet_20_link" text:visited-style-name="Visited_20_Internet_20_Link">
https://www.ukrinform.ua/rubric-vidbudova/3705303-u-prifrontovih-rajonah-za-pidtrimki-francii-planuut-pobuduvati-10-modulnih-likaren.html</text:a>
</text:p>
      <!--NEWS-->
      <text:h text:style-name="P10" text:outline-level="1">
<text:span text:style-name="T4">
Pentagon announced in northern Europe the start of the naval exercises "Grays Shield"</text:span>
</text:h>
      <text:p text:style-name="P4">
Authors: Ukrinform (Person)</text:p>
      <text:p text:style-name="P4">
Publisher: Укринформ (Organization)</text:p>
      <text:p text:style-name="P4">
Published Time: 2023-05-05T17:35:00+03:00</text:p>
      <text:p text:style-name="P4">
Modified Time: 2023-05-05T17:35:00+03:00</text:p>
      <text:p text:style-name="P4">
Description: More than 20 US and NATO warships, as well as more than 30 aircraft, including the F-35, will take part in the Griz-Shield Navy, which will begin on Monday in northern Europe. - Ukrinform.</text:p>
      <text:p text:style-name="P4">
Images: ["<text:a xlink:type="simple" xlink:href="https://static.ukrinform.com/photos/2023_05/thumb_files/630_360_1683297421-782.png" text:style-name="Internet_20_link" text:visited-style-name="Visited_20_Internet_20_Link">
630_360_16832...</text:a>
"]</text:p>
      <text:p text:style-name="P4">
Tags: ['Європа', 'НАТО', 'Пентагон', 'Військові навчання']</text:p>
      <text:p text:style-name="P4">
Type: Article</text:p>
      <!--METADATA-->
      <text:p text:style-name="P4">
<draw:frame draw:style-name="fr1" draw:name="Image113" text:anchor-type="as-char" svg:width="6.9236in" svg:height="3.956343in" draw:z-index="0">
<draw:image xlink:href="../Images/yкринформ/2023-05-05T17-35-00-03-00/630_360_1683297421-782.png" xlink:type="simple" xlink:show="embed" xlink:actuate="onLoad" draw:mime-type="image/png"/>
</draw:frame>
More than 20 US and NATO ships, as well as more than 30 F-35 aircraft, will take part in the Griz-Shield Navy, which will begin on Monday in northern Europe.</text:p>
      <text:p text:style-name="P4">
About this <text:a xlink:type="simple" xlink:href="https://www.defense.gov/News/News-Stories/Article/Article/3385797/nato-partners-prepare-to-kick-off-formidable-shield-exercise/" text:style-name="Internet_20_link" text:visited-style-name="Visited_20_Internet_20_Link">
 </text:a>
Pentagon, reports Ukrinform.</text:p>
      <text:p text:style-name="P4">
“Next week the sixth fleet of the US and the naval shock forces <text:a xlink:type="simple" xlink:href="https://www.ukrinform.ua/tag-nato" text:style-name="Internet_20_link" text:visited-style-name="Visited_20_Internet_20_Link">
</text:a>
will start a "formidable shield"(«Formidable Shield»)held every two years, ”said Pentagon Sabrina Singhh.</text:p>
      <text:p text:style-name="P4">
The training, which usually take place in the odd years, will last from May 8 to 26 and envisages the participation of 13 Union countries of the Alliance. The manetory will be rehearsals of combat firing and lesions of permucosal, supersonic andbalistic purposes.</text:p>
      <text:p text:style-name="P4">
<text:span text:style-name="T4">
 Read also: </text:span>
 <text:a xlink:type="simple" xlink:href="https://www.ukrinform.ua/rubric-world/3705186-pivdenna-korea-i-ssa-provedut-najbilsi-vijskovi-navcanna-z-bojovimi-strilbami.html" text:style-name="Internet_20_link" text:visited-style-name="Visited_20_Internet_20_Link">
<text:span text:style-name="T4">
 training </text:span>
</text:a>
"These three -week training will demonstrate the unprecedented cohesion of the Alliasunato, our unsurpassed capacity and opportunities, as well as the common dedication and protection of the Euro -Atlantic region and the far north," the Pentagon representative said.</text:p>
      <text:p text:style-name="P4">
As reported by Ukrinform, before NATO's exercises <text:a xlink:type="simple" xlink:href="http://www.ukrinform.ua/rubric-world/3704932-rosia-vivela-u-pivnicne-more-pat-vijskovih-korabliv.html" text:style-name="Internet_20_link" text:visited-style-name="Visited_20_Internet_20_Link">
</text:a>
Five warships equipped with a long range caliber.</text:p>
      <text:p text:style-name="P4">
<text:span text:style-name="T5">
Foto: US Defense Ministry</text:span>
</text:p>
      <text:p text:style-name="P4">
News Source: <text:a xlink:type="simple" xlink:href="https://www.ukrinform.ua/rubric-world/3705305-pentagon-anonsuvav-na-pivnoci-evropi-start-vijskovomorskih-navcan-griznij-sit.html" text:style-name="Internet_20_link" text:visited-style-name="Visited_20_Internet_20_Link">
https://www.ukrinform.ua/rubric-world/3705305-pentagon-anonsuvav-na-pivnoci-evropi-start-vijskovomorskih-navcan-griznij-sit.html</text:a>
</text:p>
      <!--NEWS-->
      <text:h text:style-name="P10" text:outline-level="1">
<text:span text:style-name="T4">
Italian Foreign Minister has canceled a visit to France - the country awaits apology from Paris</text:span>
</text:h>
      <text:p text:style-name="P4">
Authors: Ukrinform (Person)</text:p>
      <text:p text:style-name="P4">
Publisher: Укринформ (Organization)</text:p>
      <text:p text:style-name="P4">
Published Time: 2023-05-05T17:39:00+03:00</text:p>
      <text:p text:style-name="P4">
Modified Time: 2023-05-05T17:39:00+03:00</text:p>
      <text:p text:style-name="P4">
Description: Italy Foreign Minister Antonio Tajana canceled his visit to Paris and stated that Italy was expecting an apology from France because of the abusive, according to Rome, remarks on migration policy. - Ukrinform.</text:p>
      <text:p text:style-name="P4">
Images: ["<text:a xlink:type="simple" xlink:href="https://static.ukrinform.com/photos/2023_04/thumb_files/630_360_1682515468-811.jpg" text:style-name="Internet_20_link" text:visited-style-name="Visited_20_Internet_20_Link">
630_360_16825...</text:a>
"]</text:p>
      <text:p text:style-name="P4">
Tags: ['Франція', 'Італія', 'Джорджа Мелоні']</text:p>
      <text:p text:style-name="P4">
Type: Article</text:p>
      <!--METADATA-->
      <text:p text:style-name="P4">
<draw:frame draw:style-name="fr1" draw:name="Image114" text:anchor-type="as-char" svg:width="6.9236in" svg:height="3.956343in" draw:z-index="0">
<draw:image xlink:href="../Images/yкринформ/2023-05-05T17-39-00-03-00/630_360_1682515468-811.jpg" xlink:type="simple" xlink:show="embed" xlink:actuate="onLoad" draw:mime-type="image/jpeg"/>
</draw:frame>
Italy's Minister of Department of Law, Antonio Tajani, canceled his visit to Paris and stated that Italy was expecting an apology from France because of the abusive, according to Rome, remarks for migration policy.</text:p>
      <text:p text:style-name="P4">
About it reports <text:a xlink:type="simple" xlink:href="https://www.reuters.com/world/europe/italian-foreign-minister-wants-french-apology-over-insults-2023-05-05/" text:style-name="Internet_20_link" text:visited-style-name="Visited_20_Internet_20_Link">
</text:a>
, reports Ukrinform.</text:p>
      <text:p text:style-name="P4">
As it is noted, France's Minister of Internal Affairs Gerald Darmann in the four-criticized Prime Minister of Italy, George Meloni, who, he said, "could not solve the migration problems through which they chose." At the same time, it was compiled by Meloni with the leader of the French far -right Marin Le Pen.</text:p>
      <text:p text:style-name="P4">
<text:span text:style-name="T4">
 Read also: </text:span>
 <text:a xlink:type="simple" xlink:href="https://www.ukrinform.ua/rubric-polytics/3701238-zelenskij-vze-zaraz-namicaemo-spivpracu-z-italieu-u-2024-roci.html" text:style-name="Internet_20_link" text:visited-style-name="Visited_20_Internet_20_Link">
</text:a>
Tayana, in turn, stated that Darmann "offended all the Italians, as well as the Ipremier-Minister."</text:p>
      <text:p text:style-name="P4">
"If someone insults unjustifiably, the least he can do is to see," the Italian minister said.</text:p>
      <text:p text:style-name="P4">
The spokesman for the French government Olivier Verran tried to discharge the tension of and the wicked belief that Darmann did not want to expose Ostracism to Italy.</text:p>
      <text:p text:style-name="P4">
<text:span text:style-name="T4">
 Read also: </text:span>
 <text:a xlink:type="simple" xlink:href="https://www.ukrinform.ua/rubric-regions/3705135-posol-francii-priihav-u-krivij-rig.html" text:style-name="Internet_20_link" text:visited-style-name="Visited_20_Internet_20_Link">
<text:span text:style-name="T4">
 Franci </text:span>
</text:a>
Tayani later stated on RAI TV that Paris seemed to realize that a "serious mistake" was "harvested."</text:p>
      <text:p text:style-name="P4">
In April, the Italian government was reported to have declared a state of emergency after the "sharp growth" of the number of migrants arriving through the Mediterranean.</text:p>
      <text:p text:style-name="P4">
The government promised to restrain mass migration, however, according to the Foreign Ministry, this year, about 31,300 migrants arrived in Dancta - compared to about 7900 in those periods last year.</text:p>
      <text:p text:style-name="P4">
News Source: <text:a xlink:type="simple" xlink:href="https://www.ukrinform.ua/rubric-world/3705308-glava-mzs-italii-skasuvav-vizit-do-francii-kraina-ocikue-vibacen-vid-pariza.html" text:style-name="Internet_20_link" text:visited-style-name="Visited_20_Internet_20_Link">
https://www.ukrinform.ua/rubric-world/3705308-glava-mzs-italii-skasuvav-vizit-do-francii-kraina-ocikue-vibacen-vid-pariza.html</text:a>
</text:p>
      <!--NEWS-->
      <text:h text:style-name="P10" text:outline-level="1">
<text:span text:style-name="T4">
At the crossroads of Bekeshkina and Wilde streets were staged a circular solution</text:span>
</text:h>
      <text:p text:style-name="P4">
Authors: Ukrinform (Person)</text:p>
      <text:p text:style-name="P4">
Publisher: Укринформ (Organization)</text:p>
      <text:p text:style-name="P4">
Published Time: 2023-05-05T17:42:33+03:00</text:p>
      <text:p text:style-name="P4">
Modified Time: 2023-05-05T17:42:33+03:00</text:p>
      <text:p text:style-name="P4">
Description: The capital continues to arrange a number of circular solutions to improve the safety of transport traffic, including a solution in the Dnieper district. - Ukrinform.</text:p>
      <text:p text:style-name="P4">
Images: ["<text:a xlink:type="simple" xlink:href="https://static.ukrinform.com/photos/2023_05/thumb_files/630_360_1683297566-702.jpg" text:style-name="Internet_20_link" text:visited-style-name="Visited_20_Internet_20_Link">
630_360_16832...</text:a>
", "<text:a xlink:type="simple" xlink:href="https://static.ukrinform.com/photos/2023_05/1683297565-258.jpg" text:style-name="Internet_20_link" text:visited-style-name="Visited_20_Internet_20_Link">
1683297565-25...</text:a>
", "<text:a xlink:type="simple" xlink:href="https://static.ukrinform.com/photos/2023_05/1683297566-467.jpg" text:style-name="Internet_20_link" text:visited-style-name="Visited_20_Internet_20_Link">
1683297566-46...</text:a>
", "<text:a xlink:type="simple" xlink:href="https://static.ukrinform.com/photos/2023_05/1683297566-793.jpg" text:style-name="Internet_20_link" text:visited-style-name="Visited_20_Internet_20_Link">
1683297566-79...</text:a>
"]</text:p>
      <text:p text:style-name="P4">
Tags: ['Дороги', 'Київ', 'Ремонт']</text:p>
      <text:p text:style-name="P4">
Type: Article</text:p>
      <!--METADATA-->
      <text:p text:style-name="P4">
<draw:frame draw:style-name="fr1" draw:name="Image115" text:anchor-type="as-char" svg:width="6.9236in" svg:height="3.956343in" draw:z-index="0">
<draw:image xlink:href="../Images/yкринформ/2023-05-05T17-42-33-03-00/630_360_1683297566-702.jpg" xlink:type="simple" xlink:show="embed" xlink:actuate="onLoad" draw:mime-type="image/jpeg"/>
</draw:frame>
The capital has a number of circular solutions to improve the safety of transport traffic, including a solution in the Dnieper district.</text:p>
      <text:p text:style-name="P4">
As Ukrinform reports, it reports <text:a xlink:type="simple" xlink:href="https://kyivcity.gov.ua/news/sche_na_dvokh_perekhrestyakh_stolitsi_vlashtuvali_kiltsevi_rozvyazki_foto/" text:style-name="Internet_20_link" text:visited-style-name="Visited_20_Internet_20_Link">
</text:a>
.</text:p>
      <text:p text:style-name="P4">
“Основні роботи закінчили на перехресті вулиць Ірини Бекешкіної та ЕдуардаВільде у Дніпровському районі. Там залишилось нанести лише розмітку”, -ідеться у повідомленні.</text:p>
      <text:p text:style-name="P4">
<draw:frame draw:style-name="fr1" draw:name="Image116" text:anchor-type="as-char" svg:width="6.9236in" svg:height="3.89773in" draw:z-index="0">
<draw:image xlink:href="../Images/yкринформ/2023-05-05T17-42-33-03-00/1683297565-258.jpg" xlink:type="simple" xlink:show="embed" xlink:actuate="onLoad" draw:mime-type="image/jpeg"/>
</draw:frame>
The road flowerbed was also equipped on Akademik Zabolotny Street on the doubler. The next time will also mark.</text:p>
      <text:p text:style-name="P4">
<draw:frame draw:style-name="fr1" draw:name="Image117" text:anchor-type="as-char" svg:width="6.9236in" svg:height="3.89773in" draw:z-index="0">
<draw:image xlink:href="../Images/yкринформ/2023-05-05T17-42-33-03-00/1683297566-467.jpg" xlink:type="simple" xlink:show="embed" xlink:actuate="onLoad" draw:mime-type="image/jpeg"/>
</draw:frame>
<text:span text:style-name="T4">
 Read also: </text:span>
 <text:a xlink:type="simple" xlink:href="https://www.ukrinform.ua/rubric-kyiv/3697499-u-kievi-cogoric-oblastuut-blizko-40-kilcevih-rozvazok.html" text:style-name="Internet_20_link" text:visited-style-name="Visited_20_Internet_20_Link">
<text:span text:style-name="T4">
 Kiev </text:span>
 <text:span text:style-name="T4">
 </text:span>
 this year <text:span text:style-name="T4">
 </text:span>
 <text:span text:style-name="T4">
 will arrange </text:span>
 <text:span text:style-name="T4">
 </text:span>
 near <text:span text:style-name="T4">
<text:span text:style-name="T5">
* ring </text:span>
* </text:span>
 <text:span text:style-name="T4">
 Solution </text:span>
 <text:span text:style-name="T4">
 </text:span>
 **</text:a>
In addition, road users are arranging annular junctions at the intersection of Street Verbova and Mark Vovchka, at the intersection of General Gennady Vorobyov Taumanskaya streets, in Novopechersky Lane.</text:p>
      <text:p text:style-name="P4">
<draw:frame draw:style-name="fr1" draw:name="Image118" text:anchor-type="as-char" svg:width="6.9236in" svg:height="5.1927in" draw:z-index="0">
<draw:image xlink:href="../Images/yкринформ/2023-05-05T17-42-33-03-00/1683297566-793.jpg" xlink:type="simple" xlink:show="embed" xlink:actuate="onLoad" draw:mime-type="image/jpeg"/>
</draw:frame>
As reported by Ukrinform, in Kyiv plan to perform a basic complex of works, aimed at [] by the end of next year.(https://www.ukrinform.ua/rubric-kyiv/3704783-u-kmda-rozpovili-koli-zaversat-rekonstrukciu-rozvazki-na-sulavci.html).</text:p>
      <text:p text:style-name="P4">
<text:span text:style-name="T5">
Foto: KSCA</text:span>
</text:p>
      <text:p text:style-name="P4">
News Source: <text:a xlink:type="simple" xlink:href="https://www.ukrinform.ua/rubric-kyiv/3705306-na-perehresti-vulic-bekeskinoi-ta-vilde-vlastuvali-kilcevu-rozvazku.html" text:style-name="Internet_20_link" text:visited-style-name="Visited_20_Internet_20_Link">
https://www.ukrinform.ua/rubric-kyiv/3705306-na-perehresti-vulic-bekeskinoi-ta-vilde-vlastuvali-kilcevu-rozvazku.html</text:a>
</text:p>
      <!--NEWS-->
      <text:h text:style-name="P10" text:outline-level="1">
<text:span text:style-name="T4">
Inhabitants around the Kakhovka reservoir call on weekends not to go outside</text:span>
</text:h>
      <text:p text:style-name="P4">
Authors: Ukrinform (Person)</text:p>
      <text:p text:style-name="P4">
Publisher: Укринформ (Organization)</text:p>
      <text:p text:style-name="P4">
Published Time: 2023-05-05T17:46:59+03:00</text:p>
      <text:p text:style-name="P4">
Modified Time: 2023-05-05T17:46:59+03:00</text:p>
      <text:p text:style-name="P4">
Description: Residents of settlements located on the banks of the Kakhovka reservoir were called on this weekend not to leave their premises, whenever possible. - Ukrinform.</text:p>
      <text:p text:style-name="P4">
Images: ["<text:a xlink:type="simple" xlink:href="https://static.ukrinform.com/photos/2023_05/thumb_files/630_360_1683297790-600.jpg" text:style-name="Internet_20_link" text:visited-style-name="Visited_20_Internet_20_Link">
630_360_16832...</text:a>
"]</text:p>
      <text:p text:style-name="P4">
Tags: ['Нікополь', 'Війна з росією', 'Каховське водосховище']</text:p>
      <text:p text:style-name="P4">
Type: Article</text:p>
      <!--METADATA-->
      <text:p text:style-name="P4">
<draw:frame draw:style-name="fr1" draw:name="Image119" text:anchor-type="as-char" svg:width="6.9236in" svg:height="3.956343in" draw:z-index="0">
<draw:image xlink:href="../Images/yкринформ/2023-05-05T17-46-59-03-00/630_360_1683297790-600.jpg" xlink:type="simple" xlink:show="embed" xlink:actuate="onLoad" draw:mime-type="image/jpeg"/>
</draw:frame>
Residents, located on the shore of the Kakhovka reservoir, called on the UCCA weekend, whenever possible, not to leave their premises.</text:p>
      <text:p text:style-name="P4">
He wrote about it in <text:a xlink:type="simple" xlink:href="https://t.me/Yevtushenko_E/3523" text:style-name="Internet_20_link" text:visited-style-name="Visited_20_Internet_20_Link">
</text:a>
Head of Nikopol River Yevgeny Yevtushenko, reports Ukrinform.</text:p>
      <text:p text:style-name="P4">
"Friends, this weekend I ask you to be at home and without urgent need to go on the street. We are talking about settlements located on Berezikakhovsky Reservoir," Yevtushenko said.</text:p>
      <text:p text:style-name="P4">
He warned everyone not to ignore the signals <text:a xlink:type="simple" xlink:href="https://www.ukrinform.ua/tag-povitrana-trivoga" text:style-name="Internet_20_link" text:visited-style-name="Visited_20_Internet_20_Link">
</text:a>
But not approaching administrative buildings and buildings similar to the functionality.</text:p>
      <text:p text:style-name="P4">
<text:span text:style-name="T4">
 Read also: </text:span>
 <text:a xlink:type="simple" xlink:href="https://www.ukrinform.ua/rubric-vidbudova/3698377-vlada-energodara-gotuetsa-do-povernenna-v-misto-ta-jogo-vidnovlenna-zastupnik-mera.html" text:style-name="Internet_20_link" text:visited-style-name="Visited_20_Internet_20_Link">
<text:span text:style-name="T4">
 Energodar </text:span>
</text:a>
Yevtushenko <text:a xlink:type="simple" xlink:href="https://t.me/Yevtushenko_E/3524" text:style-name="Internet_20_link" text:visited-style-name="Visited_20_Internet_20_Link">
</text:a>
that it is warned not only by the Nikopol district, but also by the occupied territory in Berezienergodar.</text:p>
      <text:p text:style-name="P4">
As it was reported, on the eve of Russian troops on heavy artillery <text:a xlink:type="simple" xlink:href="https://www.ukrinform.ua/rubric-ato/3704822-rosiani-obstrilali-gromadu-v-nikopolskomu-rajoni-z-vazkoi-artilerii.html" text:style-name="Internet_20_link" text:visited-style-name="Visited_20_Internet_20_Link">
</text:a>
Pokrovsk community of Vnikopol district of Dnipropetrovsk region. The farm was injured.</text:p>
      <text:p text:style-name="P4">
News Source: <text:a xlink:type="simple" xlink:href="https://www.ukrinform.ua/rubric-regions/3705309-ziteliv-navkolo-kahovskogo-vodoshovisa-zaklikaut-u-vihidni-ne-vihoditi-na-vulicu.html" text:style-name="Internet_20_link" text:visited-style-name="Visited_20_Internet_20_Link">
https://www.ukrinform.ua/rubric-regions/3705309-ziteliv-navkolo-kahovskogo-vodoshovisa-zaklikaut-u-vihidni-ne-vihoditi-na-vulicu.html</text:a>
</text:p>
      <!--NEWS-->
      <text:h text:style-name="P10" text:outline-level="1">
<text:span text:style-name="T4">
In Vienna on May 8 there will be a Ukrainian cultural event with a screening of "Rooster House"</text:span>
</text:h>
      <text:p text:style-name="P4">
Authors: Ukrinform (Person)</text:p>
      <text:p text:style-name="P4">
Publisher: Укринформ (Organization)</text:p>
      <text:p text:style-name="P4">
Published Time: 2023-05-05T17:51:38+03:00</text:p>
      <text:p text:style-name="P4">
Modified Time: 2023-05-05T17:51:38+03:00</text:p>
      <text:p text:style-name="P4">
Description: In Vienna on the Day of Remembrance and Reconciliation on May 8, a Ukrainian cultural event will be held, within which a public screening of the Rock House will be held on the square. - Ukrinform.</text:p>
      <text:p text:style-name="P4">
Images: ["<text:a xlink:type="simple" xlink:href="https://static.ukrinform.com/photos/2023_05/thumb_files/630_360_1683298220-414.jpg" text:style-name="Internet_20_link" text:visited-style-name="Visited_20_Internet_20_Link">
630_360_16832...</text:a>
"]</text:p>
      <text:p text:style-name="P4">
Tags: ['Австрія', 'Відень', 'Фільм «Будинок зі скалок»']</text:p>
      <text:p text:style-name="P4">
Type: Article</text:p>
      <!--METADATA-->
      <text:p text:style-name="P4">
<draw:frame draw:style-name="fr1" draw:name="Image120" text:anchor-type="as-char" svg:width="6.9236in" svg:height="3.956343in" draw:z-index="0">
<draw:image xlink:href="../Images/yкринформ/2023-05-05T17-51-38-03-00/630_360_1683298220-414.jpg" xlink:type="simple" xlink:show="embed" xlink:actuate="onLoad" draw:mime-type="image/jpeg"/>
</draw:frame>
In Vienna in the afternoon of memory and reconciliation on May 8, a Ukrainian cultural event will be held, which will host a public screening of the Room House on the square.</text:p>
      <text:p text:style-name="P4">
This was reported by Ukrinform correspondent.</text:p>
      <text:p text:style-name="P4">
"On May 8, we will remind Austria and Europe as a whole that the war that has once finished is repeated again." Never again!"No more.</text:p>
      <text:p text:style-name="P4">
<text:span text:style-name="T4">
 Read also: </text:span>
 <text:a xlink:type="simple" xlink:href="https://www.ukrinform.ua/rubric-culture/3702712-u-vilnusi-vidbudutsa-dni-ukrainskogo-kino-so-pokazut.html" text:style-name="Internet_20_link" text:visited-style-name="Visited_20_Internet_20_Link">
</text:a>
According to him, the main focus will be on the children, their lives and suffering of Russian aggression.</text:p>
      <text:p text:style-name="P4">
"This war is most affected by children. And during the event, we will remember the lives of children and difficult events that happened to them in World War II, which our defenders from Ukraine defenders from Ukraine, as well as draw parallels with our defenders will be parallels Today. And in general, the event will be about how children are experiencing this war, "the Ukrainian activist said.</text:p>
      <text:p text:style-name="P4">
The event, which will start at 13.00, will take place on Schwarzenbergplatz - Square, a nine monument to Austrian soldiers from Nazism with Velika Stina in the colors of the Ukrainian flag behind him. Planned artist, U.h. "Unconquered Kherson". There will also be a so-called "labyrinth of peace", which shows war in Ukraine and how peace can quickly disappear through a neighbor-terrorist.</text:p>
      <text:p text:style-name="P4">
<text:span text:style-name="T4">
 Read also: </text:span>
 <text:a xlink:type="simple" xlink:href="https://www.ukrinform.ua/rubric-ato/3680442-reziser-nominovanogo-na-oskar-filmu-budinok-zi-skalok-vidcuvau-so-mi-vze-peremozci.html" text:style-name="Internet_20_link" text:visited-style-name="Visited_20_Internet_20_Link">
<text:span text:style-name="T4">
 Home </text:span>
 <text:span text:style-name="T4">
 Scalo </text:span>
</text:a>
Gedenken Statt Feiern is expected to(“Honoring memory instead of celebration”)Austrian politicians and parliamentarians will perform, performances of Ukrainian musicians will take place.</text:p>
      <text:p text:style-name="P4">
And at 20.00 on the set on the screen the ribbon "House of Ziscalons" will be shown. The Danish-Ukrainian-Swedish documentary, created by Derzhkino, tells how the orphanage survives in Ukraine during the war. The tape entered Oscar.</text:p>
      <text:p text:style-name="P4">
Photo Wikipedia</text:p>
      <text:p text:style-name="P4">
News Source: <text:a xlink:type="simple" xlink:href="https://www.ukrinform.ua/rubric-culture/3705313-u-vidni-8-travna-projde-ukrainskij-kulturnij-zahid-z-pokazom-filmu-budinok-zi-skalok.html" text:style-name="Internet_20_link" text:visited-style-name="Visited_20_Internet_20_Link">
https://www.ukrinform.ua/rubric-culture/3705313-u-vidni-8-travna-projde-ukrainskij-kulturnij-zahid-z-pokazom-filmu-budinok-zi-skalok.html</text:a>
</text:p>
      <!--NEWS-->
      <text:h text:style-name="P10" text:outline-level="1">
<text:span text:style-name="T4">
Luxembourg, Luxembourg has entered the top ten of the best Ukrainian films</text:span>
</text:h>
      <text:p text:style-name="P4">
Authors: Ukrinform (Person)</text:p>
      <text:p text:style-name="P4">
Publisher: Укринформ (Organization)</text:p>
      <text:p text:style-name="P4">
Published Time: 2023-05-05T17:54:55+03:00</text:p>
      <text:p text:style-name="P4">
Modified Time: 2023-05-05T17:54:55+03:00</text:p>
      <text:p text:style-name="P4">
Description: Antonio Lukich's tape "Luxembourg, Luxembourg" with a fee of more than UAH 25 million is included in the list of the 10 most casual Ukrainian films of independence. - Ukrinform.</text:p>
      <text:p text:style-name="P4">
Images: ["<text:a xlink:type="simple" xlink:href="https://static.ukrinform.com/photos/2022_09/thumb_files/630_360_1662744418-306.png" text:style-name="Internet_20_link" text:visited-style-name="Visited_20_Internet_20_Link">
630_360_16627...</text:a>
"]</text:p>
      <text:p text:style-name="P4">
Tags: ['Люксембург', 'Держкіно', 'фільм']</text:p>
      <text:p text:style-name="P4">
Type: Article</text:p>
      <!--METADATA-->
      <text:p text:style-name="P4">
<draw:frame draw:style-name="fr1" draw:name="Image121" text:anchor-type="as-char" svg:width="6.9236in" svg:height="3.956343in" draw:z-index="0">
<draw:image xlink:href="../Images/yкринформ/2023-05-05T17-54-55-03-00/630_360_1662744418-306.png" xlink:type="simple" xlink:show="embed" xlink:actuate="onLoad" draw:mime-type="image/png"/>
</draw:frame>
Luxembourg, Luxembourg Strikaantonio, with a fee of more than UAH 25 million, has been on the list of 10 most cashiest Ukrainian films in independence.</text:p>
      <text:p text:style-name="P4">
This was reported by the press service of the State Cinema Agency in <text:a xlink:type="simple" xlink:href="https://www.facebook.com/ukrainefilmagency/posts/pfbid0bXQPqBfkPfxqrxBghuVjE2aRHv39peNBJtttjx5Jp9vrigPQfcQuxnsVaEmRPfMPl" text:style-name="Internet_20_link" text:visited-style-name="Visited_20_Internet_20_Link">
</text:a>
, reports Ukrinform.</text:p>
      <text:p text:style-name="P4">
“Box office <text:a xlink:type="simple" xlink:href="https://www.ukrinform.ua/tag-kino" text:style-name="Internet_20_link" text:visited-style-name="Visited_20_Internet_20_Link">
</text:a>
He crossed the mark of 25 million361 thousand hryvnias and broke into the 10th position of the most grossing rolling rental, moving from it "sex and nothing personal", - the presentation said.</text:p>
      <text:p text:style-name="P4">
At the center of the story of the tape, the history of the twin brothers, who learn that Ulyuxembourg became ill with their long-missed father. They go on a journey, to see him last.</text:p>
      <text:p text:style-name="P4">
In May 2022, Luxembourg, Luxembourg became one of the five participants in the support of the international promotion of Ukrainian films "Promotion", started by the Ukrainian Institute.</text:p>
      <text:p text:style-name="P4">
<text:span text:style-name="T4">
 Read also: </text:span>
 <text:a xlink:type="simple" xlink:href="https://www.ukrinform.ua/rubric-culture/3697920-stricka-luksemburg-luksemburg-zibrala-za-persij-prokatnij-vikend-majze-6-miljoniv.html" text:style-name="Internet_20_link" text:visited-style-name="Visited_20_Internet_20_Link">
<text:span text:style-name="T4">
 Luxembourg </text:span>
 <text:span text:style-name="T4">
 </text:span>
 Luxembourg **</text:a>
The film was created with the support of Derzhkino.</text:p>
      <text:p text:style-name="P4">
As reported by Ukrinform, as of April 25, the Luxembourg, Luxembourg tape <text:a xlink:type="simple" xlink:href="https://www.ukrinform.ua/rubric-culture/3700539-stricku-luksemburg-luksemburg-vze-pereglanuli-majze-100-tisac-gladaciv.html" text:style-name="Internet_20_link" text:visited-style-name="Visited_20_Internet_20_Link">
</text:a>
</text:p>
      <text:p text:style-name="P4">
News Source: <text:a xlink:type="simple" xlink:href="https://www.ukrinform.ua/rubric-culture/3705314-luksemburg-luksemburg-uvijsov-u-desatku-najkasovisih-ukrainskih-filmiv.html" text:style-name="Internet_20_link" text:visited-style-name="Visited_20_Internet_20_Link">
https://www.ukrinform.ua/rubric-culture/3705314-luksemburg-luksemburg-uvijsov-u-desatku-najkasovisih-ukrainskih-filmiv.html</text:a>
</text:p>
      <!--NEWS-->
      <text:h text:style-name="P10" text:outline-level="1">
<text:span text:style-name="T4">
Approaching the end of the term "grain agreement" slows the export of Ukrainian grain - Reuters</text:span>
</text:h>
      <text:p text:style-name="P4">
Authors: Ukrinform (Person)</text:p>
      <text:p text:style-name="P4">
Publisher: Укринформ (Organization)</text:p>
      <text:p text:style-name="P4">
Published Time: 2023-05-05T17:59:00+03:00</text:p>
      <text:p text:style-name="P4">
Modified Time: 2023-05-05T17:59:00+03:00</text:p>
      <text:p text:style-name="P4">
Description: The pace of supply of grain from Ukraine under the UN Grain Agreement has slowed down as the customers' concern about the probable blocking of ships is increasing if the grain agreement is not extended. - Ukrinform.</text:p>
      <text:p text:style-name="P4">
Images: ["<text:a xlink:type="simple" xlink:href="https://static.ukrinform.com/photos/2023_02/thumb_files/630_360_1676909362-870.jpg" text:style-name="Internet_20_link" text:visited-style-name="Visited_20_Internet_20_Link">
630_360_16769...</text:a>
"]</text:p>
      <text:p text:style-name="P4">
Tags: ['ООН', 'Зерно', 'Продовольство']</text:p>
      <text:p text:style-name="P4">
Type: Article</text:p>
      <!--METADATA-->
      <text:p text:style-name="P4">
<draw:frame draw:style-name="fr1" draw:name="Image122" text:anchor-type="as-char" svg:width="6.9236in" svg:height="3.956343in" draw:z-index="0">
<draw:image xlink:href="../Images/yкринформ/2023-05-05T17-59-00-03-00/630_360_1676909362-870.jpg" xlink:type="simple" xlink:show="embed" xlink:actuate="onLoad" draw:mime-type="image/jpeg"/>
</draw:frame>
The rates of grain from Ukraine under the UN Grain Agreement have slowed down as the customers' concern about the probable blocking of ships is increasing if the grain agreement is not extended.</text:p>
      <text:p text:style-name="P4">
According to Ukrinform, the agency reports <text:a xlink:type="simple" xlink:href="https://www.reuters.com/world/europe/shipments-ukraine-slowing-black-sea-grain-deal-deadline-nears-2023-05-05/" text:style-name="Internet_20_link" text:visited-style-name="Visited_20_Internet_20_Link">
</text:a>
Under this Agreement, Ukraine was able to export about 29.5 million tons of agricultural products, including 14.9 million tons of corn and 8.1 million concrete wheat, for less than a year.</text:p>
      <text:p text:style-name="P4">
"However, the number of vessels that come to pick up goods has reduced this week to two vessels a day from three to four vessels in the average three -year -old three weeks," the publication said.</text:p>
      <text:p text:style-name="P4">
Danish navigation group Norden engaged in transportation <text:a xlink:type="simple" xlink:href="https://www.ukrinform.ua/tag-zerno" text:style-name="Internet_20_link" text:visited-style-name="Visited_20_Internet_20_Link">
</text:a>
, is one of the companies that now send their vessels to the region.</text:p>
      <text:p text:style-name="P4">
"At the moment, we do not participate in this trade ... This is a risky sphere - it is difficult to predict what will happen," said Norden Director Yangrindbo.</text:p>
      <text:p text:style-name="P4">
"Things can change quickly ... From the moment you agree to go to the cop, and until the ship really arrives," he added.</text:p>
      <text:p text:style-name="P4">
As it is noted, Moscow threatened to leave the grain agreement on May 18. Until the proceedings of the agreement have been officially notified.</text:p>
      <text:p text:style-name="P4">
However, it takes at least 9 days to send the grain, which provides for all necessary inspections.</text:p>
      <text:p text:style-name="P4">
Analysis of the Shipfix maritime and commodity data platform showed that the number of shipping orders - global requests for available ships for transportation from Ukraine - fell to 355 in April of 489 orders sent to the market.</text:p>
      <text:p text:style-name="P4">
<text:span text:style-name="T4">
 Read also: </text:span>
 <text:a xlink:type="simple" xlink:href="https://www.ukrinform.ua/rubric-economy/3705176-ukraina-vze-eksportuvala-ponad-42-miljoni-tonn-zernovih.html" text:style-name="Internet_20_link" text:visited-style-name="Visited_20_Internet_20_Link">
<text:span text:style-name="T4">
 grain </text:span>
</text:a>
It was reported that the meeting on the continuation of the Black Sea grain at the level of Deputy Ministers of Defense of Ukraine, Turkey and Russia will be released in Istanbul on Friday, May 5.</text:p>
      <text:p text:style-name="P4">
In the Bosphorus Strait, the turn of the ships gathered through the blocking of Russia with Ukrainian grain. The UN, Turkey and Ukraine are drawn up by all landlords for the full renewal of the grain agreement.</text:p>
      <text:p text:style-name="P4">
News Source: <text:a xlink:type="simple" xlink:href="https://www.ukrinform.ua/rubric-economy/3705318-nablizenna-kinca-terminu-zernovoi-ugodi-spovilnue-eksport-ukrainskogo-zbizza-reuters.html" text:style-name="Internet_20_link" text:visited-style-name="Visited_20_Internet_20_Link">
https://www.ukrinform.ua/rubric-economy/3705318-nablizenna-kinca-terminu-zernovoi-ugodi-spovilnue-eksport-ukrainskogo-zbizza-reuters.html</text:a>
</text:p>
      <!--NEWS-->
      <text:h text:style-name="P10" text:outline-level="1">
<text:span text:style-name="T4">
Mariupol Mayor presented the city revival plan</text:span>
</text:h>
      <text:p text:style-name="P4">
Authors: Ukrinform (Person)</text:p>
      <text:p text:style-name="P4">
Publisher: Укринформ (Organization)</text:p>
      <text:p text:style-name="P4">
Published Time: 2023-05-05T18:00:32+03:00</text:p>
      <text:p text:style-name="P4">
Modified Time: 2023-05-05T18:00:32+03:00</text:p>
      <text:p text:style-name="P4">
Description: Mariupol Mayor Vadim Boychenko presented the plan for the revival of the city "Mariupol Reborn". - Ukrinform.</text:p>
      <text:p text:style-name="P4">
Images: ["<text:a xlink:type="simple" xlink:href="https://static.ukrinform.com/photos/2023_05/thumb_files/630_360_1683298753-528.jpg" text:style-name="Internet_20_link" text:visited-style-name="Visited_20_Internet_20_Link">
630_360_16832...</text:a>
"]</text:p>
      <text:p text:style-name="P4">
Tags: ['Маріуполь', 'Кубраков', 'Вадим Бойченко']</text:p>
      <text:p text:style-name="P4">
Type: Article</text:p>
      <!--METADATA-->
      <text:p text:style-name="P4">
<draw:frame draw:style-name="fr1" draw:name="Image123" text:anchor-type="as-char" svg:width="6.9236in" svg:height="3.956343in" draw:z-index="0">
<draw:image xlink:href="../Images/yкринформ/2023-05-05T18-00-32-03-00/630_360_1683298753-528.jpg" xlink:type="simple" xlink:show="embed" xlink:actuate="onLoad" draw:mime-type="image/jpeg"/>
</draw:frame>
Mermariupol Vadim Boychenko presented a plan for the revival of the city "Mariupol Reborn".</text:p>
      <text:p text:style-name="P4">
The mayor spoke about the main provisions of the city's postal -training city, reported in <text:a xlink:type="simple" xlink:href="https://t.me/mariupolrada/14038" text:style-name="Internet_20_link" text:visited-style-name="Visited_20_Internet_20_Link">
</text:a>
press services of the city council, reports Ukrinform.</text:p>
      <text:p text:style-name="P4">
“We are already working on the plan of revival of our city. This is pursuit of exchanging experience between Ukrainian and European cities. We have to compare the best practices that are in the world today. Ukraine has already started the statement of the revival of the affected communities and this gives us time to prepare and quickly return life to the affected territory, ” - said Boychenko.</text:p>
      <text:p text:style-name="P4">
<text:span text:style-name="T4">
 Read also: </text:span>
 <text:a xlink:type="simple" xlink:href="https://www.ukrinform.ua/rubric-regions/3704585-u-mariupoli-na-azovstali-prolunav-gucnij-vibuh.html" text:style-name="Internet_20_link" text:visited-style-name="Visited_20_Internet_20_Link">
<text:span text:style-name="T4">
 Mariupol </text:span>
</text:a>
The mayor informed that the Mariuupol Reborn plan consists of two main stages - the rapid restoration of critical infrastructure and the rebellion strategy itself.</text:p>
      <text:p text:style-name="P4">
As reported by Ukrinform, <text:a xlink:type="simple" xlink:href="https://www.ukrinform.ua/rubric-vidbudova/3695292-mer-mariupola-prezentuvav-u-ssa-plan-vidrodzenna-mista.html" text:style-name="Internet_20_link" text:visited-style-name="Visited_20_Internet_20_Link">
</text:a>
.</text:p>
      <text:p text:style-name="P4">
News Source: <text:a xlink:type="simple" xlink:href="https://www.ukrinform.ua/rubric-vidbudova/3705315-mer-mariupola-predstaviv-plan-vidrodzenna-mista.html" text:style-name="Internet_20_link" text:visited-style-name="Visited_20_Internet_20_Link">
https://www.ukrinform.ua/rubric-vidbudova/3705315-mer-mariupola-predstaviv-plan-vidrodzenna-mista.html</text:a>
</text:p>
      <!--NEWS-->
      <text:h text:style-name="P10" text:outline-level="1">
<text:span text:style-name="T4">
The Senate's Senate site attacked Russian hackers</text:span>
</text:h>
      <text:p text:style-name="P4">
Authors: Ukrinform (Person)</text:p>
      <text:p text:style-name="P4">
Publisher: Укринформ (Organization)</text:p>
      <text:p text:style-name="P4">
Published Time: 2023-05-05T18:04:00+03:00</text:p>
      <text:p text:style-name="P4">
Modified Time: 2023-05-05T18:04:00+03:00</text:p>
      <text:p text:style-name="P4">
Description: On Friday, May 5, Russian hackers disabled the French Senate site. - Ukrinform.</text:p>
      <text:p text:style-name="P4">
Images: ["<text:a xlink:type="simple" xlink:href="https://static.ukrinform.com/photos/2020_08/thumb_files/630_360_1597991697-815.jpg" text:style-name="Internet_20_link" text:visited-style-name="Visited_20_Internet_20_Link">
630_360_15979...</text:a>
"]</text:p>
      <text:p text:style-name="P4">
Tags: ['Франція', 'Кібератака', 'росія', 'Хакери', 'Сенат']</text:p>
      <text:p text:style-name="P4">
Type: Article</text:p>
      <!--METADATA-->
      <text:p text:style-name="P4">
<draw:frame draw:style-name="fr1" draw:name="Image124" text:anchor-type="as-char" svg:width="6.9236in" svg:height="3.956343in" draw:z-index="0">
<draw:image xlink:href="../Images/yкринформ/2023-05-05T18-04-00-03-00/630_360_1597991697-815.jpg" xlink:type="simple" xlink:show="embed" xlink:actuate="onLoad" draw:mime-type="image/jpeg"/>
</draw:frame>
On May 5, Russian hackers disabled the French Senate site.</text:p>
      <text:p text:style-name="P4">
Ukrinform reports with reference to <text:a xlink:type="simple" xlink:href="https://www.theguardian.com/world/live/2023/may/05/russia-ukraine-war-live-kyiv-shoots-down-own-drone-over-capital-zelenskiy-speaks-at-the-hague" text:style-name="Internet_20_link" text:visited-style-name="Visited_20_Internet_20_Link">
</text:a>
.</text:p>
      <text:p text:style-name="P4">
"Access to the site was broken this morning," the French Parliament said.</text:p>
      <text:p text:style-name="P4">
A group called Noname in Telegram messenger took responsibility for this attack, saying that she has done so because "France works with Ukraine with a supernova for help that may include weapons."</text:p>
      <text:p text:style-name="P4">
The same group stated that in March, for several hours, she disrupted the France's website.</text:p>
      <text:p text:style-name="P4">
<text:span text:style-name="T4">
 Read also: </text:span>
 <text:a xlink:type="simple" xlink:href="https://www.ukrinform.ua/rubric-world/3701593-rosijski-hakeri-atakuvali-serveri-merii-pragi.html" text:style-name="Internet_20_link" text:visited-style-name="Visited_20_Internet_20_Link">
<text:span text:style-name="T4">
 hackers </text:span>
</text:a>
In addition, this group stated that it was on the disruptions in the work of government site channels, which were last month when the Prime Minister of Ukraine Denis Shmigal has visited the country.</text:p>
      <text:p text:style-name="P4">
It was reported that earlier the government sites of European countries have repeatedly implemented Russian cyberattacks <text:a xlink:type="simple" xlink:href="https://www.ukrinform.ua/tag-hakeri" text:style-name="Internet_20_link" text:visited-style-name="Visited_20_Internet_20_Link">
</text:a>
.So, in early April, a DOS-attack was made to the Finland Parliament's website.</text:p>
      <text:p text:style-name="P4">
News Source: <text:a xlink:type="simple" xlink:href="https://www.ukrinform.ua/rubric-technology/3705319-sajt-senatu-francii-atakuvali-rosijski-hakeri.html" text:style-name="Internet_20_link" text:visited-style-name="Visited_20_Internet_20_Link">
https://www.ukrinform.ua/rubric-technology/3705319-sajt-senatu-francii-atakuvali-rosijski-hakeri.html</text:a>
</text:p>
      <!--NEWS-->
      <text:h text:style-name="P10" text:outline-level="1">
<text:span text:style-name="T4">
UkrPoshta presents for the International Children's Day of Brand Brand "Most Cherence Dream"</text:span>
</text:h>
      <text:p text:style-name="P4">
Authors: Ukrinform (Person)</text:p>
      <text:p text:style-name="P4">
Publisher: Укринформ (Organization)</text:p>
      <text:p text:style-name="P4">
Published Time: 2023-05-05T18:07:25+03:00</text:p>
      <text:p text:style-name="P4">
Modified Time: 2023-05-05T18:07:25+03:00</text:p>
      <text:p text:style-name="P4">
Description: With the help of popular vote, a sketch was selected for a new postal stamp, which UkrPoshta plans to present for International Children's Day. - Ukrinform.</text:p>
      <text:p text:style-name="P4">
Images: ["<text:a xlink:type="simple" xlink:href="https://static.ukrinform.com/photos/2023_05/thumb_files/630_360_1683299085-732.jpg" text:style-name="Internet_20_link" text:visited-style-name="Visited_20_Internet_20_Link">
630_360_16832...</text:a>
", "<text:a xlink:type="simple" xlink:href="https://static.ukrinform.com/photos/2023_05/1683299086-899.jpg" text:style-name="Internet_20_link" text:visited-style-name="Visited_20_Internet_20_Link">
1683299086-89...</text:a>
"]</text:p>
      <text:p text:style-name="P4">
Tags: ['Діти', 'Марка', 'Укрпошта']</text:p>
      <text:p text:style-name="P4">
Type: Article</text:p>
      <!--METADATA-->
      <text:p text:style-name="P4">
<draw:frame draw:style-name="fr1" draw:name="Image125" text:anchor-type="as-char" svg:width="6.9236in" svg:height="3.956343in" draw:z-index="0">
<draw:image xlink:href="../Images/yкринформ/2023-05-05T18-07-25-03-00/630_360_1683299085-732.jpg" xlink:type="simple" xlink:show="embed" xlink:actuate="onLoad" draw:mime-type="image/jpeg"/>
</draw:frame>
The help of a folk vote was selected for a new postal stamp, which UkrPoshta plans to present for International Children's Day.</text:p>
      <text:p text:style-name="P4">
According to Ukrinform, the press service reports <text:a xlink:type="simple" xlink:href="https://www.ukrposhta.ua/ua/news/57905-ukrposhta-ogoloshu-rezultati-konkursu-diti-peremogi-maljujut-ukrainu-majbutnogo" text:style-name="Internet_20_link" text:visited-style-name="Visited_20_Internet_20_Link">
</text:a>
.</text:p>
      <text:p text:style-name="P4">
"The undisputed leader of voting on all platforms was the sketch # 3 -" The most cherished dream. " 218 969 thousand votes Ukrainians gave a picture of the blue pure sky and the endless lanes of ripe wheat, depicted with a child who meets the father from the front after the victory of Ukraine, ”the message goes.</text:p>
      <text:p text:style-name="P4">
In Ukrposhta they added that in total, 468 809 thousand citizens were joined by the vote.</text:p>
      <text:p text:style-name="P4">
<text:span text:style-name="T4">
 Read also: </text:span>
 <text:a xlink:type="simple" xlink:href="https://www.ukrinform.ua/rubric-regions/3694032-u-kalusi-vveli-v-obig-marku-ukrposti-kalush-orchestra.html" text:style-name="Internet_20_link" text:visited-style-name="Visited_20_Internet_20_Link">
<text:span text:style-name="T4">
 Ukrposhta </text:span>
</text:a>
It is noted that during the competition "Children of Victory Drawing Ukraine Monks", 350 children's works were received by Ukrposhta. The 7 sketches that accurately answered the declared topic contained the original creative plan and distinguished by the high level of artistic performance were presented in the final vote.</text:p>
      <text:p text:style-name="P4">
<draw:frame draw:style-name="fr1" draw:name="Image126" text:anchor-type="as-char" svg:width="6.9236in" svg:height="3.622069in" draw:z-index="0">
<draw:image xlink:href="../Images/yкринформ/2023-05-05T18-07-25-03-00/1683299086-899.jpg" xlink:type="simple" xlink:show="embed" xlink:actuate="onLoad" draw:mime-type="image/jpeg"/>
</draw:frame>
"At the request of the vote participants, except for the work-winner in the postal issue" Victory Children draw Ukraine of the future ", the works of other participants will be reproduced as sketches to postal stamps, envelopes and cards,"-added ukpost.</text:p>
      <text:p text:style-name="P4">
As it was reported, from May 2 to May 4, Ukrainians chose a sketch to a new postage, which UkrPoshta plans to present on June 1 - for International Day for Protection of the Audits. People's voting took place in the application action and social networks.</text:p>
      <text:p text:style-name="P4">
_ Photo: UkrPoshta _</text:p>
      <text:p text:style-name="P4">
News Source: <text:a xlink:type="simple" xlink:href="https://www.ukrinform.ua/rubric-society/3705320-ukrposta-prezentue-do-miznarodnogo-dna-zahistu-ditej-marku-najzapovitnisa-mria.html" text:style-name="Internet_20_link" text:visited-style-name="Visited_20_Internet_20_Link">
https://www.ukrinform.ua/rubric-society/3705320-ukrposta-prezentue-do-miznarodnogo-dna-zahistu-ditej-marku-najzapovitnisa-mria.html</text:a>
</text:p>
      <!--NEWS-->
      <text:h text:style-name="P10" text:outline-level="1">
<text:span text:style-name="T4">
Waterpiece in Zaporozhye: Police help residents of the flooded island of Muravian</text:span>
</text:h>
      <text:p text:style-name="P4">
Authors: Ukrinform (Person)</text:p>
      <text:p text:style-name="P4">
Publisher: Укринформ (Organization)</text:p>
      <text:p text:style-name="P4">
Published Time: 2023-05-05T18:14:00+03:00</text:p>
      <text:p text:style-name="P4">
Modified Time: 2023-05-05T18:14:00+03:00</text:p>
      <text:p text:style-name="P4">
Description: In Zaporizhzhya, the island of Muravini near Kushugum flooded - police assist his residents whose houses were affected by the waterwater. - Ukrinform.</text:p>
      <text:p text:style-name="P4">
Images: ["<text:a xlink:type="simple" xlink:href="https://static.ukrinform.com/photos/2023_05/thumb_files/630_360_1683299289-9288.jpeg" text:style-name="Internet_20_link" text:visited-style-name="Visited_20_Internet_20_Link">
630_360_16832...</text:a>
", "<text:a xlink:type="simple" xlink:href="https://static.ukrinform.com/photos/2023_05/thumb_files/630_360_1683299288-7625.jpeg" text:style-name="Internet_20_link" text:visited-style-name="Visited_20_Internet_20_Link">
630_360_16832...</text:a>
", "<text:a xlink:type="simple" xlink:href="https://static.ukrinform.com/photos/2023_05/thumb_files/630_360_1683299288-5125.jpeg" text:style-name="Internet_20_link" text:visited-style-name="Visited_20_Internet_20_Link">
630_360_16832...</text:a>
", "<text:a xlink:type="simple" xlink:href="https://static.ukrinform.com/photos/2023_05/thumb_files/630_360_1683299288-8930.jpeg" text:style-name="Internet_20_link" text:visited-style-name="Visited_20_Internet_20_Link">
630_360_16832...</text:a>
", "<text:a xlink:type="simple" xlink:href="https://static.ukrinform.com/photos/2023_05/thumb_files/630_360_1683299288-3442.jpeg" text:style-name="Internet_20_link" text:visited-style-name="Visited_20_Internet_20_Link">
630_360_16832...</text:a>
", "<text:a xlink:type="simple" xlink:href="https://static.ukrinform.com/photos/2023_05/thumb_files/630_360_1683299288-1623.jpeg" text:style-name="Internet_20_link" text:visited-style-name="Visited_20_Internet_20_Link">
630_360_16832...</text:a>
", "<text:a xlink:type="simple" xlink:href="https://static.ukrinform.com/photos/2023_05/thumb_files/630_360_1683299288-8972.jpeg" text:style-name="Internet_20_link" text:visited-style-name="Visited_20_Internet_20_Link">
630_360_16832...</text:a>
", "<text:a xlink:type="simple" xlink:href="https://static.ukrinform.com/photos/2023_05/thumb_files/630_360_1683299289-2293.jpeg" text:style-name="Internet_20_link" text:visited-style-name="Visited_20_Internet_20_Link">
630_360_16832...</text:a>
"]</text:p>
      <text:p text:style-name="P4">
Tags: ['Поліція', 'Запоріжжя', 'Водопілля']</text:p>
      <text:p text:style-name="P4">
Type: Article</text:p>
      <!--METADATA-->
      <text:p text:style-name="P4">
<draw:frame draw:style-name="fr1" draw:name="Image127" text:anchor-type="as-char" svg:width="6.9236in" svg:height="3.956343in" draw:z-index="0">
<draw:image xlink:href="../Images/yкринформ/2023-05-05T18-14-00-03-00/630_360_1683299289-9288.jpeg" xlink:type="simple" xlink:show="embed" xlink:actuate="onLoad" draw:mime-type="image/jpeg"/>
</draw:frame>
Nazaporizhzhi flooded the island of Muravian near Kushugum - police officers are being resident for residents whose houses were affected by the water supply.</text:p>
      <text:p text:style-name="P4">
About it reports <text:a xlink:type="simple" xlink:href="https://zp.npu.gov.ua/news/politseiski-zaporizhzhia-dopomahaiut-hromadianam-shcho-poterpaiut-vid-vesnianoho-vodopillia" text:style-name="Internet_20_link" text:visited-style-name="Visited_20_Internet_20_Link">
</text:a>
, reports Ukrinform.</text:p>
      <text:p text:style-name="P4">
"As a result of increasing the water level in the Dnieper, the island of Muravjin, which is tired of Kushugum.</text:p>
      <text:p text:style-name="P4">
As law enforcement officers informed, the management of the water police sector to work with employees of the State Fisheries Agency of the Tanza -State Environmental Inspectorate of Zaporozhye. The issue of assistance to the victims was resolved - police organized for them systematic drinking water and food. In addition, law enforcement officers are ready to help the locals to evacuate. Not only humans but also their animals are centered.</text:p>
      <text:p text:style-name="P4">
<text:span text:style-name="T4">
 Read also: </text:span>
 <text:a xlink:type="simple" xlink:href="https://www.ukrinform.ua/rubric-regions/3705182-druga-hvila-vodopilla-v-ukraini-jde-na-spad.html" text:style-name="Internet_20_link" text:visited-style-name="Visited_20_Internet_20_Link">
<text:span text:style-name="T4">
 waterpiece </text:span>
</text:a>
Local residents say that such a catastrophic situation was the first time. The houses in which people live were half in the water. Almost all of their property has realized. People go in rubber boots, and in the larger ones move exclusively on boats.Today, the formed police outfits patrol the coast of the Dnipro, Kakhovsky and Dnipro reservoirs in service.</text:p>
      <text:p text:style-name="P4">
News Source: <text:a xlink:type="simple" xlink:href="https://www.ukrinform.ua/rubric-regions/3705323-vodopilla-na-zaporizzi-policejski-dopomagaut-zitelam-zatoplenogo-ostrova-muravinij.html" text:style-name="Internet_20_link" text:visited-style-name="Visited_20_Internet_20_Link">
https://www.ukrinform.ua/rubric-regions/3705323-vodopilla-na-zaporizzi-policejski-dopomagaut-zitelam-zatoplenogo-ostrova-muravinij.html</text:a>
</text:p>
      <!--NEWS-->
      <text:h text:style-name="P10" text:outline-level="1">
<text:span text:style-name="T4">
Poland has transmitted a note of Russia's protest because of the threats of ambassador in Moscow</text:span>
</text:h>
      <text:p text:style-name="P4">
Authors: Ukrinform (Person)</text:p>
      <text:p text:style-name="P4">
Publisher: Укринформ (Organization)</text:p>
      <text:p text:style-name="P4">
Published Time: 2023-05-05T18:18:00+03:00</text:p>
      <text:p text:style-name="P4">
Modified Time: 2023-05-05T18:18:00+03:00</text:p>
      <text:p text:style-name="P4">
Description: The Polish Foreign Ministry was called on Friday by the Russian Ambassador Sergei Andreev, who was presented with a note of protest due to threats of Ambassadors of the RP in Moscow Krzysztof Krajevsky. - Ukrinform.</text:p>
      <text:p text:style-name="P4">
Images: ["<text:a xlink:type="simple" xlink:href="https://static.ukrinform.com/photos/2017_03/thumb_files/630_360_1490772764-5241.jpg" text:style-name="Internet_20_link" text:visited-style-name="Visited_20_Internet_20_Link">
630_360_14907...</text:a>
"]</text:p>
      <text:p text:style-name="P4">
Tags: ['Москва', 'Польща', 'Протест', 'Війна з росією']</text:p>
      <text:p text:style-name="P4">
Type: Article</text:p>
      <!--METADATA-->
      <text:p text:style-name="P4">
<draw:frame draw:style-name="fr1" draw:name="Image128" text:anchor-type="as-char" svg:width="6.9236in" svg:height="3.956343in" draw:z-index="0">
<draw:image xlink:href="../Images/yкринформ/2023-05-05T18-18-00-03-00/630_360_1490772764-5241.jpg" xlink:type="simple" xlink:show="embed" xlink:actuate="onLoad" draw:mime-type="image/jpeg"/>
</draw:frame>
The Russian Ambassador Sergei Andreev was summoned to the Friday Ambassador, who was presented with a note of the threats of Ambassador of the RP in Moscow Krzysztof Krajevsky.</text:p>
      <text:p text:style-name="P4">
About this <text:a xlink:type="simple" xlink:href="https://www.gov.pl/web/dyplomacja/oswiadczenie-msz-w-sprawie-wezwania-do-msz-ambasadora-federacji-rosyjskiej-siergieja-andrejewa" text:style-name="Internet_20_link" text:visited-style-name="Visited_20_Internet_20_Link">
 </text:a>
 <text:a xlink:type="simple" xlink:href="https://www.gov.pl/web/dyplomacja/oswiadczenie-msz-w-sprawie-wezwania-do-msz-ambasadora-federacji-rosyjskiej-siergieja-andrejewa" text:style-name="Internet_20_link" text:visited-style-name="Visited_20_Internet_20_Link">
</text:a>
Polish Foreign Ministry, reports Ukrinform.</text:p>
      <text:p text:style-name="P4">
“On May 5, Ambassador Sergiy Andreev was summoned to the Ministry of Foreign Affairs. The Russian representative was awarded a note of protest on the statement of the former Ombudsman of the Russian Federation of children of children Pavel Astakhov with calls for the murder of Poland in <text:a xlink:type="simple" xlink:href="https://www.ukrinform.ua/tag-moskva" text:style-name="Internet_20_link" text:visited-style-name="Visited_20_Internet_20_Link">
</text:a>
. The Polish side expressed a decisive process about the current situation and expects an immediate violation of the criminal case and punishment, "the statement said.</text:p>
      <text:p text:style-name="P4">
As <text:a xlink:type="simple" xlink:href="https://www.ukrinform.ua/rubric-world/3703109-u-varsavi-vidreaguvali-na-slova-kolisnogo-ditacogo-ombudsmena-rf-pro-vbivstvo-polskogo-posla.html" text:style-name="Internet_20_link" text:visited-style-name="Visited_20_Internet_20_Link">
 </text:a>
Earlier, the Polish Foreign Ministry urged the safety of diplomats according to the District Convention after the statements of the former children's Ombudsman Pavlaastakhov, who at one of the talk show expressed threats to the Poland Ambassador.</text:p>
      <text:p text:style-name="P4">
<text:span text:style-name="T4">
 Read also: </text:span>
 <text:a xlink:type="simple" xlink:href="https://www.ukrinform.ua/rubric-world/3705189-u-polsi-demontuvali-se-odin-pamatnik-vdacnosti-cervonij-armii.html" text:style-name="Internet_20_link" text:visited-style-name="Visited_20_Internet_20_Link">
<text:span text:style-name="T4">
 Poland </text:span>
</text:a>
In particular, Astakhov stated that the murder of ambassadors "may be within the international law". He mentioned that last year in May, Warsaw was poured by the red fluid, Sergei Andreev, and expressed his surprise why the Ambassador of the RP in the Russian Federation was still "I did not find a Moscow-river".</text:p>
      <text:p text:style-name="P4">
At the same time, Warsaw does not intend to withdraw the ambassador from Moscow. Spokesman(https://www.ukrinform.ua/rubric-world/3705136-u-mzs-polsi-poasnili-zberezenna-dipvidnosin-iz-rosieu.html)stated that <text:a xlink:type="simple" xlink:href="https://www.ukrinform.ua/rubric-world/3705136-u-mzs-polsi-poasnili-zberezenna-dipvidnosin-iz-rosieu.html" text:style-name="Internet_20_link" text:visited-style-name="Visited_20_Internet_20_Link">
</text:a>
with Russia to protect the interests of the RP and maintain a certain level of communication between Warsaw and Moscow.</text:p>
      <text:p text:style-name="P4">
News Source: <text:a xlink:type="simple" xlink:href="https://www.ukrinform.ua/rubric-world/3705325-polsa-peredala-notu-protestu-rosii-cerez-pogrozi-poslu-u-moskvi.html" text:style-name="Internet_20_link" text:visited-style-name="Visited_20_Internet_20_Link">
https://www.ukrinform.ua/rubric-world/3705325-polsa-peredala-notu-protestu-rosii-cerez-pogrozi-poslu-u-moskvi.html</text:a>
</text:p>
      <!--NEWS-->
      <text:h text:style-name="P10" text:outline-level="1">
<text:span text:style-name="T4">
The journalist showed the horrific conditions for the rehabilitation of the soldiers in Cherkasy region - the establishment began cleaning</text:span>
</text:h>
      <text:p text:style-name="P4">
Authors: Ukrinform (Person)</text:p>
      <text:p text:style-name="P4">
Publisher: Укринформ (Organization)</text:p>
      <text:p text:style-name="P4">
Published Time: 2023-05-05T18:20:00+03:00</text:p>
      <text:p text:style-name="P4">
Modified Time: 2023-05-05T18:20:00+03:00</text:p>
      <text:p text:style-name="P4">
Description: After the video of journalist Janina Sokolova about the horrific conditions of the military for rehabilitation in Cherkasy region, in the dilapidated building began to immediately clean the mountains of household waste. - Ukrinform.</text:p>
      <text:p text:style-name="P4">
Images: ["<text:a xlink:type="simple" xlink:href="https://static.ukrinform.com/photos/2023_05/thumb_files/630_360_1683299971-289.png" text:style-name="Internet_20_link" text:visited-style-name="Visited_20_Internet_20_Link">
630_360_16832...</text:a>
", "<text:a xlink:type="simple" xlink:href="https://static.ukrinform.com/photos/2023_05/1683299969-455.png" text:style-name="Internet_20_link" text:visited-style-name="Visited_20_Internet_20_Link">
1683299969-45...</text:a>
"]</text:p>
      <text:p text:style-name="P4">
Tags: ['Черкащина', 'Реабілітація', 'Яніна Соколова']</text:p>
      <text:p text:style-name="P4">
Type: Article</text:p>
      <!--METADATA-->
      <text:p text:style-name="P4">
<draw:frame draw:style-name="fr1" draw:name="Image129" text:anchor-type="as-char" svg:width="6.9236in" svg:height="3.956343in" draw:z-index="0">
<draw:image xlink:href="../Images/yкринформ/2023-05-05T18-20-00-03-00/630_360_1683299971-289.png" xlink:type="simple" xlink:show="embed" xlink:actuate="onLoad" draw:mime-type="image/png"/>
</draw:frame>
After the CV of the journalist Janina Sokolova about the horrific conditions of staying for rehabilitation in the Cherkasy region, in the dilapidated building was urgently cleaned with mountains of household debris.</text:p>
      <text:p text:style-name="P4">
Irina Ternova, the head of the district state administration of Cherkasy region, told about it in a comment to Ukrinform.</text:p>
      <text:p text:style-name="P4">
"General cleaning is ongoing in the institution," she said.</text:p>
      <text:p text:style-name="P4">
According to Ternova, the authorities are in touch with the institution and constantly assassinated the military.</text:p>
      <text:p text:style-name="P4">
<text:span text:style-name="T4">
 Read also: </text:span>
 <text:a xlink:type="simple" xlink:href="https://www.ukrinform.ua/rubric-kyiv/3705210-mer-brussela-vidvidav-medzaklad-u-kievi-de-stvoruut-reabilitacijnij-centr-dla-zahisnikiv.html" text:style-name="Internet_20_link" text:visited-style-name="Visited_20_Internet_20_Link">
<text:span text:style-name="T4">
 rehabilite </text:span>
</text:a>
She also calls the plot a one -sided, haype, who is intended to provoke the viewer.</text:p>
      <text:p text:style-name="P4">
"The owner himself suggested this location. There was no light - we did. The harvesting is not. Heating is not, but it is not provided from the beginning. We do and help in everything that the military is asking. part that was inanimate of treacherous times. Fully one -sided lighting, "Irina Ternova said.</text:p>
      <text:p text:style-name="P4">
<draw:frame draw:style-name="fr1" draw:name="Image130" text:anchor-type="as-char" svg:width="6.9236in" svg:height="5.179879in" draw:z-index="0">
<draw:image xlink:href="../Images/yкринформ/2023-05-05T18-20-00-03-00/1683299969-455.png" xlink:type="simple" xlink:show="embed" xlink:actuate="onLoad" draw:mime-type="image/png"/>
</draw:frame>
She also stressed that this private institution is constantly coming to the military, but this situation happened for the first time. So far, no one has complained.</text:p>
      <text:p text:style-name="P4">
The day before, journalist Janina Sokolova released a video showing the habitual living conditions of the military in the Cherkasy region: soldiers on the floor, in solid dirt and garbage without basic living conditions.</text:p>
      <text:p text:style-name="P4">
The video was sent to the military of the third Lugansk border detachment. They said that after a three -month stay in Bakhmut, they were sent sodium rehabilitation to Cherkasy region. Some of them are injured. In the video, the construction is in a dilapidated state, the walls and piles of garbage indoors.</text:p>
      <text:p text:style-name="P4">
According to the military who suggests the journalist, as if after her appeals, the nascal was urgently brought the clamshells and started cleaning.</text:p>
      <text:p text:style-name="P4">
<text:span text:style-name="T4">
 Read also: </text:span>
 <text:a xlink:type="simple" xlink:href="https://www.ukrinform.ua/rubric-polytics/3704870-prezident-vruciv-godinniki-vijskovim-aki-perebuvaut-na-reabilitacii-v-niderlandah.html" text:style-name="Internet_20_link" text:visited-style-name="Visited_20_Internet_20_Link">
<text:span text:style-name="T4">
 rehabilite </text:span>
</text:a>
</text:p>
      <text:p text:style-name="P4">
The press service of the Cherkasy Regional State Administration also did not comment on scandalous video.</text:p>
      <text:p text:style-name="P4">
News Source: <text:a xlink:type="simple" xlink:href="https://www.ukrinform.ua/rubric-regions/3705326-zurnalistka-pokazala-zahlivi-umovi-reabilitacii-bijciv-na-cerkasini-zaklad-pocav-pribiranna.html" text:style-name="Internet_20_link" text:visited-style-name="Visited_20_Internet_20_Link">
https://www.ukrinform.ua/rubric-regions/3705326-zurnalistka-pokazala-zahlivi-umovi-reabilitacii-bijciv-na-cerkasini-zaklad-pocav-pribiranna.html</text:a>
</text:p>
      <!--NEWS-->
      <text:h text:style-name="P10" text:outline-level="1">
<text:span text:style-name="T4">
Sergei Bogachuk will take his next battle in July</text:span>
</text:h>
      <text:p text:style-name="P4">
Authors: Ukrinform (Person)</text:p>
      <text:p text:style-name="P4">
Publisher: Укринформ (Organization)</text:p>
      <text:p text:style-name="P4">
Published Time: 2023-05-05T18:23:37+03:00</text:p>
      <text:p text:style-name="P4">
Modified Time: 2023-05-05T18:23:37+03:00</text:p>
      <text:p text:style-name="P4">
Description: The Ukrainian will protect the WBC Continental American. - Ukrinform.</text:p>
      <text:p text:style-name="P4">
Images: ["<text:a xlink:type="simple" xlink:href="https://static.ukrinform.com/photos/2023_05/thumb_files/630_360_1683300140-497.jpg" text:style-name="Internet_20_link" text:visited-style-name="Visited_20_Internet_20_Link">
630_360_16833...</text:a>
"]</text:p>
      <text:p text:style-name="P4">
Tags: ['Бокс']</text:p>
      <text:p text:style-name="P4">
Type: Article</text:p>
      <!--METADATA-->
      <text:p text:style-name="P4">
<draw:frame draw:style-name="fr1" draw:name="Image131" text:anchor-type="as-char" svg:width="6.9236in" svg:height="3.956343in" draw:z-index="0">
<draw:image xlink:href="../Images/yкринформ/2023-05-05T18-23-37-03-00/630_360_1683300140-497.jpg" xlink:type="simple" xlink:show="embed" xlink:actuate="onLoad" draw:mime-type="image/jpeg"/>
</draw:frame>
The Ukrainian will protect the WBC Continental American title.</text:p>
      <text:p text:style-name="P4">
Ukrainian boxer of the first average weight Sergey Bogachuk(22-1, 22 xo)will return to the ring in July, <text:a xlink:type="simple" xlink:href="https://www.instagram.com/p/Cr081v_rgrJ/" text:style-name="Internet_20_link" text:visited-style-name="Visited_20_Internet_20_Link">
</text:a>
Volume Leffler's promoter of Ukrainian, Ukrinform reports.</text:p>
      <text:p text:style-name="P4">
“It is always nice to see that Sergei Bogachuk is the third in the world. Sergei is ready to protect his WBC Continental American in July. The details will be painted soon, ”Leffler wrote on Instagram.</text:p>
      <text:p text:style-name="P4">
On January 28, Bogachuk won an early victory in the 10-rand battle of Hallymore's anti-infinite, protecting the WBC Continental Americas title. The first protection of the title was the first protection of the title. He won him last November, defeating Aaron Coley.</text:p>
      <text:p text:style-name="P4">
<text:span text:style-name="T4">
 Read also: </text:span>
 <text:a xlink:type="simple" xlink:href="https://www.ukrinform.ua/rubric-sports/3704790-cempion-svitu-z-boksu-saul-alvares-z-bratami-uvijsov-do-knigi-rekordiv-ginnesa.html" text:style-name="Internet_20_link" text:visited-style-name="Visited_20_Internet_20_Link">
<text:span text:style-name="T4">
 box </text:span>
</text:a>
As reported by Ukrinform, Alvarez Saul Champion of Boxing, Alvarez, included Guinness Books for Boxing Evening in Mexico in 2008.</text:p>
      <text:p text:style-name="P4">
Photo: Getty Images</text:p>
      <text:p text:style-name="P4">
News Source: <text:a xlink:type="simple" xlink:href="https://www.ukrinform.ua/rubric-sports/3705328-sergij-bogacuk-provede-svij-nastupnij-bij-u-lipni.html" text:style-name="Internet_20_link" text:visited-style-name="Visited_20_Internet_20_Link">
https://www.ukrinform.ua/rubric-sports/3705328-sergij-bogacuk-provede-svij-nastupnij-bij-u-lipni.html</text:a>
</text:p>
      <!--NEWS-->
      <text:h text:style-name="P10" text:outline-level="1">
<text:span text:style-name="T4">
Losses of 176 million: Two Centrenergo officials reported suspicions</text:span>
</text:h>
      <text:p text:style-name="P4">
Authors: Ukrinform (Person)</text:p>
      <text:p text:style-name="P4">
Publisher: Укринформ (Organization)</text:p>
      <text:p text:style-name="P4">
Published Time: 2023-05-05T18:27:36+03:00</text:p>
      <text:p text:style-name="P4">
Modified Time: 2023-05-05T18:27:36+03:00</text:p>
      <text:p text:style-name="P4">
Description: The former member of the Directorate and the head of one of the departments of the Centrenergo Public Joint Stock Company are suspected of causing damage to more than UAH 176 million. - Ukrinform.</text:p>
      <text:p text:style-name="P4">
Images: ["<text:a xlink:type="simple" xlink:href="https://static.ukrinform.com/photos/2020_08/thumb_files/630_360_1596380467-663.jpg" text:style-name="Internet_20_link" text:visited-style-name="Visited_20_Internet_20_Link">
630_360_15963...</text:a>
"]</text:p>
      <text:p text:style-name="P4">
Tags: ['Центренерго', 'Підозра', 'САП', 'Збитки']</text:p>
      <text:p text:style-name="P4">
Type: Article</text:p>
      <!--METADATA-->
      <text:p text:style-name="P4">
<draw:frame draw:style-name="fr1" draw:name="Image132" text:anchor-type="as-char" svg:width="6.9236in" svg:height="3.956343in" draw:z-index="0">
<draw:image xlink:href="../Images/yкринформ/2023-05-05T18-27-36-03-00/630_360_1596380467-663.jpg" xlink:type="simple" xlink:show="embed" xlink:actuate="onLoad" draw:mime-type="image/jpeg"/>
</draw:frame>
The former directorate and the head of one of the departments of the Centrenergo public joint -stock company are suspected of causing damage to the enterprise of the losses of UAH 176 million.</text:p>
      <text:p text:style-name="P4">
According to Ukrinform, the specialized anti -corruption prosecutor's office reported in <text:a xlink:type="simple" xlink:href="https://t.me/sap_gov_ua/1355" text:style-name="Internet_20_link" text:visited-style-name="Visited_20_Internet_20_Link">
</text:a>
.</text:p>
      <text:p text:style-name="P4">
"Under the procedural leadership of the SAP prosecutor, the detectives of the National Anti -corruption Bureau was informed of the suspicion of the former member of the PJSC" Centrenergo "Directorate and his accomplices - the former chief - The message is said.</text:p>
      <text:p text:style-name="P4">
According to the investigation, in 2020, an agreement for the purchase of electricity was concluded between the Centrenergo and the Private Company - the winner of the auction. Then the private company made partial electricity selection, and therefore the bullet is obliged to pay a fine.</text:p>
      <text:p text:style-name="P4">
Instead, additional agreements were concluded between the Company and the company, which, from the main agreements, were registered provisions on the permitted limits from the volume of electricity of 5% of the contractual volume. These changes permitted a private company to select any volume <text:a xlink:type="simple" xlink:href="https://www.ukrinform.ua/tag-elektroenergia" text:style-name="Internet_20_link" text:visited-style-name="Visited_20_Internet_20_Link">
</text:a>
Despite the fact that the condition of the auctions was guaranteed the selection of the contractual volume.</text:p>
      <text:p text:style-name="P4">
The investigation found that the specified additional agreements were signed by a signature number and aimed at avoiding the payment of a fine by a private company concern for the concern of the regulated electricity.</text:p>
      <text:p text:style-name="P4">
As a result of the Centrenergo actions, the income of more than 176.8 thousand hryvnias was not overcome - just as much money, a private company had to pay the concern of the specified duty.</text:p>
      <text:p text:style-name="P4">
<text:span text:style-name="T4">
 Read also: </text:span>
 <text:a xlink:type="simple" xlink:href="https://www.ukrinform.ua/rubric-economy/3618845-sud-arestuvav-kolisnogo-clena-direkcii-centrenergo-pidozruvanogo-u-pidrobci-dokumentiv.html" text:style-name="Internet_20_link" text:visited-style-name="Visited_20_Internet_20_Link">
<text:span text:style-name="T4">
 Centrenergo </text:span>
</text:a>
The actions of the former member of the Directorate are qualified on the grounds of crimes provided. 2 tbsp. 28(an offense committed by prior conspiracy by a group of persons)and even. 2st. 364(abuse of power or office)and Part 1 of Art. 366(Service forgery)Criminal Code of Ukraine.</text:p>
      <text:p text:style-name="P4">
His accomplices, in addition to these articles, incriminated assistance(Part 5 of Art. 27 Criminal Code of Ukraine).</text:p>
      <text:p text:style-name="P4">
As reported by Ukrinform, NABU has been suspected of abusing the office of the former officials of the State Enterprise "Service of the Air Force of Ukraine", which is part of the sphere of management of the Ministry of Infrastructure of Ukraine. Higher Anti -Corruption <text:a xlink:type="simple" xlink:href="https://www.ukrinform.ua/rubric-economy/3704781-vaks-viznaciv-zastavi-dvom-ekszastupnikam-direktora-ukraeroruhu.html" text:style-name="Internet_20_link" text:visited-style-name="Visited_20_Internet_20_Link">
</text:a>
 .</text:p>
      <text:p text:style-name="P4">
News Source: <text:a xlink:type="simple" xlink:href="https://www.ukrinform.ua/rubric-economy/3705330-zbitki-na-176-miljoniv-dvom-posadovca-centrenergo-povidomili-pro-pidozri.html" text:style-name="Internet_20_link" text:visited-style-name="Visited_20_Internet_20_Link">
https://www.ukrinform.ua/rubric-economy/3705330-zbitki-na-176-miljoniv-dvom-posadovca-centrenergo-povidomili-pro-pidozri.html</text:a>
</text:p>
      <!--NEWS-->
      <text:h text:style-name="P10" text:outline-level="1">
<text:span text:style-name="T4">
Lubinets discussed with UNICEF protection of the rights of children affected by war</text:span>
</text:h>
      <text:p text:style-name="P4">
Authors: Ukrinform (Person)</text:p>
      <text:p text:style-name="P4">
Publisher: Укринформ (Organization)</text:p>
      <text:p text:style-name="P4">
Published Time: 2023-05-05T18:27:55+03:00</text:p>
      <text:p text:style-name="P4">
Modified Time: 2023-05-05T18:27:55+03:00</text:p>
      <text:p text:style-name="P4">
Description: The Commissioner of the Verkhovna Rada for Human Rights Dmitry Lubinets during a meeting with the representation of the United Nations Children's Fund (UNICEF) in Ukraine discussed the protection of the rights of children affected by the armed aggression of the Russian Federation against Ukraine. - Ukrinform.</text:p>
      <text:p text:style-name="P4">
Images: ["<text:a xlink:type="simple" xlink:href="https://static.ukrinform.com/photos/2023_05/thumb_files/630_360_1683300397-673.jpg" text:style-name="Internet_20_link" text:visited-style-name="Visited_20_Internet_20_Link">
630_360_16833...</text:a>
"]</text:p>
      <text:p text:style-name="P4">
Tags: ['Діти', 'Права людини', 'ЮНІСЕФ', 'Війна з росією', 'Дмитро Лубінець']</text:p>
      <text:p text:style-name="P4">
Type: Article</text:p>
      <!--METADATA-->
      <text:p text:style-name="P4">
<draw:frame draw:style-name="fr1" draw:name="Image133" text:anchor-type="as-char" svg:width="6.9236in" svg:height="3.956343in" draw:z-index="0">
<draw:image xlink:href="../Images/yкринформ/2023-05-05T18-27-55-03-00/630_360_1683300397-673.jpg" xlink:type="simple" xlink:show="embed" xlink:actuate="onLoad" draw:mime-type="image/jpeg"/>
</draw:frame>
Verkhovna Rada Commissioner for Human Rights Dmitry Lubinets during a meeting of the UN Children's Fund(UNICEF)In Ukraine, he discussed the protection of the rights of children affected by the armed aggression of the Russian Federation against Ukraine.</text:p>
      <text:p text:style-name="P4">
Ombudsman informed about it in <text:a xlink:type="simple" xlink:href="https://t.me/dmytro_lubinetzs/2350" text:style-name="Internet_20_link" text:visited-style-name="Visited_20_Internet_20_Link">
</text:a>
 <text:a xlink:type="simple" xlink:href="https://t.me/dmytro_lubinetzs/2350" text:style-name="Internet_20_link" text:visited-style-name="Visited_20_Internet_20_Link">
</text:a>
transmits Ukrinform.</text:p>
      <text:p text:style-name="P4">
“A key topic is to protect the rights of children who have suffered from way of armed aggression against Ukraine. Ombudsman's office in this direction told the Fund's representatives and presented information material on this topic, ”he said.</text:p>
      <text:p text:style-name="P4">
In turn, the head of the representation <text:a xlink:type="simple" xlink:href="https://www.ukrinform.ua/tag-unisef" text:style-name="Internet_20_link" text:visited-style-name="Visited_20_Internet_20_Link">
</text:a>
In Ukraine, Murat Shahin stated that the Fund was ready to assist the office of the Ombudsman's cooperation to protect the rights of children.</text:p>
      <text:p text:style-name="P4">
<text:span text:style-name="T4">
 Read also: </text:span>
 <text:a xlink:type="simple" xlink:href="https://www.ukrinform.ua/rubric-polytics/3705282-mzs-pro-deportaciu-ditej-zvit-obse-moze-buti-vikoristanij-dla-pritagnenna-rosii-do-vidpovidalnosti.html" text:style-name="Internet_20_link" text:visited-style-name="Visited_20_Internet_20_Link">
<text:span text:style-name="T4">
 deport </text:span>
</text:a>
“We have also discussed future joint events and interaction. Thank you to your partners and productive meetings!I am convinced that our cooperation is a everyday life, ”Ombudsman said.</text:p>
      <text:p text:style-name="P4">
Lubinets reported that the UN mission could search for Ukrainian children deported to Russia.</text:p>
      <text:p text:style-name="P4">
<text:span text:style-name="T5">
Foto: Ombudsman's office</text:span>
</text:p>
      <text:p text:style-name="P4">
News Source: <text:a xlink:type="simple" xlink:href="https://www.ukrinform.ua/rubric-society/3705331-lubinec-obgovoriv-iz-unisef-zahist-prav-ditej-aki-postrazdali-cerez-vijnu.html" text:style-name="Internet_20_link" text:visited-style-name="Visited_20_Internet_20_Link">
https://www.ukrinform.ua/rubric-society/3705331-lubinec-obgovoriv-iz-unisef-zahist-prav-ditej-aki-postrazdali-cerez-vijnu.html</text:a>
</text:p>
      <!--NEWS-->
      <text:h text:style-name="P10" text:outline-level="1">
<text:span text:style-name="T4">
OTR Bank Ukraine reject accusations of activity of the group in the Russian market</text:span>
</text:h>
      <text:p text:style-name="P4">
Authors: Ukrinform (Person)</text:p>
      <text:p text:style-name="P4">
Publisher: Укринформ (Organization)</text:p>
      <text:p text:style-name="P4">
Published Time: 2023-05-05T18:29:09+03:00</text:p>
      <text:p text:style-name="P4">
Modified Time: 2023-05-05T18:29:09+03:00</text:p>
      <text:p text:style-name="P4">
Description: OTP Bank Ukraine has published a statement in which he called information about the work of the OTP Group in the Russian Federation market. - Ukrinform.</text:p>
      <text:p text:style-name="P4">
Images: ["<text:a xlink:type="simple" xlink:href="https://static.ukrinform.com/photos/2023_05/thumb_files/630_360_1683300446-971.jpg" text:style-name="Internet_20_link" text:visited-style-name="Visited_20_Internet_20_Link">
630_360_16833...</text:a>
"]</text:p>
      <text:p text:style-name="P4">
Tags: ['Банк', 'Україна', 'росія']</text:p>
      <text:p text:style-name="P4">
Type: Article</text:p>
      <!--METADATA-->
      <text:p text:style-name="P4">
<draw:frame draw:style-name="fr1" draw:name="Image134" text:anchor-type="as-char" svg:width="6.9236in" svg:height="3.956343in" draw:z-index="0">
<draw:image xlink:href="../Images/yкринформ/2023-05-05T18-29-09-03-00/630_360_1683300446-971.jpg" xlink:type="simple" xlink:show="embed" xlink:actuate="onLoad" draw:mime-type="image/jpeg"/>
</draw:frame>
OTP Bank Ukraine has published a statement in which he called information about the work of the OTP Group Narinka of the Russian Federation is false.</text:p>
      <text:p text:style-name="P4">
According to Ukrinform, the appropriate appeal has been made public <text:a xlink:type="simple" xlink:href="https://www.otpbank.com.ua/about/news/436647/" text:style-name="Internet_20_link" text:visited-style-name="Visited_20_Internet_20_Link">
</text:a>
.</text:p>
      <text:p text:style-name="P4">
“False information about the work of the OTP Group is now spreading in the media. Therefore, we will inform you that the OTP Group has dramatically reduced its adverbability in the RU market for 2022: market share decreased to 0.17%; lending to legal entities was stopped; Corporate loan portflishes are 75%, ”the message reads.</text:p>
      <text:p text:style-name="P4">
<text:span text:style-name="T4">
 Read also: </text:span>
 <text:a xlink:type="simple" xlink:href="https://www.ukrinform.ua/rubric-economy/3705244-u-nbu-rozpovili-pro-pributok-bankiv-za-i-kvartal.html" text:style-name="Internet_20_link" text:visited-style-name="Visited_20_Internet_20_Link">
<text:span text:style-name="T4">
 bank </text:span>
</text:a>
The bank emphasizes that the procedure of leaving the group from the Russian market is now blocked.</text:p>
      <text:p text:style-name="P4">
The one that is not true, the bank also calls information about the recognition of a group of illegal LNR/DNR and the provision of preferential citizens to Russian servicemen.</text:p>
      <text:p text:style-name="P4">
According to the bank, the management of OTP Group is constantly publicly supporting Ukraine and together with the management of OTR Vank Ukraine "dramatically wakes war."</text:p>
      <text:p text:style-name="P4">
<text:span text:style-name="T4">
 Read also: </text:span>
 <text:a xlink:type="simple" xlink:href="https://www.ukrinform.ua/rubric-economy/3705181-u-nezaleznij-asociacii-bankiv-prognozuut-znizenna-oblikovoi-stavki-do-kinca-roku.html" text:style-name="Internet_20_link" text:visited-style-name="Visited_20_Internet_20_Link">
<text:span text:style-name="T4">
 bank </text:span>
</text:a>
It is also noted that the Bank Ukraine is guided by the norms of Ukrainian and international law in its activities, conducting a responsible business, directed by prolonged relations with clients and the development of the Ukrainian economy.</text:p>
      <text:p text:style-name="P4">
“This is confirmed by the decision of the National Bank of Ukraine to recognize Otpbank Ukraine with a systematically important bank. And today, OTP Bank Ukraine continues to fulfill all obligations, make payments and issue new loans, ”the statement is in the statement.</text:p>
      <text:p text:style-name="P4">
It was reported that the National Anti -Hungarian OTP Bank was in the List of International War Sponsors. Such a decision was paid through the position of the bank's management to continue the activities in Russia and the tapactic recognition of the so -called Donetsk and Lugansk "People's Republics".</text:p>
      <text:p text:style-name="P4">
Photo: Otr Bank Ukraine</text:p>
      <text:p text:style-name="P4">
News Source: <text:a xlink:type="simple" xlink:href="https://www.ukrinform.ua/rubric-economy/3705333-v-otr-bank-ukraina-vidkidaut-zvinuvacenna-v-aktivnosti-roboti-grupi-na-rinku-rf.html" text:style-name="Internet_20_link" text:visited-style-name="Visited_20_Internet_20_Link">
https://www.ukrinform.ua/rubric-economy/3705333-v-otr-bank-ukraina-vidkidaut-zvinuvacenna-v-aktivnosti-roboti-grupi-na-rinku-rf.html</text:a>
</text:p>
      <!--NEWS-->
      <text:h text:style-name="P10" text:outline-level="1">
<text:span text:style-name="T4">
Residents of the destroyed village in Kherson region presented options for recovery of homes</text:span>
</text:h>
      <text:p text:style-name="P4">
Authors: Ukrinform (Person)</text:p>
      <text:p text:style-name="P4">
Publisher: Укринформ (Organization)</text:p>
      <text:p text:style-name="P4">
Published Time: 2023-05-05T18:34:00+03:00</text:p>
      <text:p text:style-name="P4">
Modified Time: 2023-05-05T18:34:00+03:00</text:p>
      <text:p text:style-name="P4">
Description: In the Russian aggression, the village of Poskrovske in Kherson presented options for the restoration of residential buildings in Kherson region. - Ukrinform.</text:p>
      <text:p text:style-name="P4">
Images: ["<text:a xlink:type="simple" xlink:href="https://static.ukrinform.com/photos/2023_05/thumb_files/630_360_1683300814-688.jpg" text:style-name="Internet_20_link" text:visited-style-name="Visited_20_Internet_20_Link">
630_360_16833...</text:a>
"]</text:p>
      <text:p text:style-name="P4">
Tags: ['Херсонщина', 'Війна з росією', 'Відновлення України']</text:p>
      <text:p text:style-name="P4">
Type: Article</text:p>
      <!--METADATA-->
      <text:p text:style-name="P4">
<draw:frame draw:style-name="fr1" draw:name="Image135" text:anchor-type="as-char" svg:width="6.9236in" svg:height="3.956343in" draw:z-index="0">
<draw:image xlink:href="../Images/yкринформ/2023-05-05T18-34-00-03-00/630_360_1683300814-688.jpg" xlink:type="simple" xlink:show="embed" xlink:actuate="onLoad" draw:mime-type="image/jpeg"/>
</draw:frame>
The options for the restoration of residential buildings were presented as a result of the Russian aggression of the village of Poskrovske in Kherson region.</text:p>
      <text:p text:style-name="P4">
About it reports <text:a xlink:type="simple" xlink:href="https://t.me/khersonskaODA/5598" text:style-name="Internet_20_link" text:visited-style-name="Visited_20_Internet_20_Link">
</text:a>
, reports Ukrinform.</text:p>
      <text:p text:style-name="P4">
As it is noted, almost all homes, schools, kindergartens, cultural house, shops, pharmacies and other social infrastructure have been damaged or destroyed in the settlement.</text:p>
      <text:p text:style-name="P4">
<text:span text:style-name="T4">
 Read also: </text:span>
 <text:a xlink:type="simple" xlink:href="https://www.ukrinform.ua/rubric-vidbudova/3705315-mer-mariupola-predstaviv-plan-vidrodzenna-mista.html" text:style-name="Internet_20_link" text:visited-style-name="Visited_20_Internet_20_Link">
</text:a>
"To restore the post -Pokrovske will be comprehensively - this is a new modern planning and the complete transformation of the settlement," Ova noted.</text:p>
      <text:p text:style-name="P4">
Representatives of the project organization of Archimatics LLC and the State Agency for Infrastructure were presented to the local residents by trarars of private homes. They assure that the wishes of homeowners will be taken into account during the work time and work.</text:p>
      <text:p text:style-name="P4">
Currently in the village there are emergency repair work of damaged networks.</text:p>
      <text:p text:style-name="P4">
<text:span text:style-name="T4">
 Read also: </text:span>
 <text:a xlink:type="simple" xlink:href="https://www.ukrinform.ua/rubric-vidbudova/3705303-u-prifrontovih-rajonah-za-pidtrimki-francii-planuut-pobuduvati-10-modulnih-likaren.html" text:style-name="Internet_20_link" text:visited-style-name="Visited_20_Internet_20_Link">
</text:a>
According to Ukrinform, in Kherson energy returned voltage to the post-Pokrovske, electricity supply in their homes already have about 40% of subscribers.</text:p>
      <text:p text:style-name="P4">
The government has identified six settlements where, within the experimental pro -development, it will be comprehensively and new principles. It is Borodyanka and Moschun, Kyiv region, Trostyanets in Sumy region, post-Pokrovskoye Vherson region, circus in Kharkiv region and berry in the Chernihiv region.</text:p>
      <text:p text:style-name="P4">
News Source: <text:a xlink:type="simple" xlink:href="https://www.ukrinform.ua/rubric-vidbudova/3705337-zitelam-zrujnovanogo-sela-na-hersonsini-prezentuvali-varianti-vidnovlenna-budinkiv.html" text:style-name="Internet_20_link" text:visited-style-name="Visited_20_Internet_20_Link">
https://www.ukrinform.ua/rubric-vidbudova/3705337-zitelam-zrujnovanogo-sela-na-hersonsini-prezentuvali-varianti-vidnovlenna-budinkiv.html</text:a>
</text:p>
      <!--NEWS-->
      <text:h text:style-name="P10" text:outline-level="1">
<text:span text:style-name="T4">
The Embassy of Ukraine in Germany is introducing a new format of Memorial and Reconciliation Day</text:span>
</text:h>
      <text:p text:style-name="P4">
Authors: Ukrinform (Person)</text:p>
      <text:p text:style-name="P4">
Publisher: Укринформ (Organization)</text:p>
      <text:p text:style-name="P4">
Published Time: 2023-05-05T18:35:00+03:00</text:p>
      <text:p text:style-name="P4">
Modified Time: 2023-05-05T18:35:00+03:00</text:p>
      <text:p text:style-name="P4">
Description: The Embassy of Ukraine in Germany launches a new format for commemoration and reconciliation on May 8. - Ukrinform.</text:p>
      <text:p text:style-name="P4">
Images: ["<text:a xlink:type="simple" xlink:href="https://static.ukrinform.com/photos/2019_05/thumb_files/630_360_1557301415-784.jpg" text:style-name="Internet_20_link" text:visited-style-name="Visited_20_Internet_20_Link">
630_360_15573...</text:a>
"]</text:p>
      <text:p text:style-name="P4">
Tags: ['Німеччина', 'Посольство', 'Україна']</text:p>
      <text:p text:style-name="P4">
Type: Article</text:p>
      <!--METADATA-->
      <text:p text:style-name="P4">
<draw:frame draw:style-name="fr1" draw:name="Image136" text:anchor-type="as-char" svg:width="6.9236in" svg:height="3.956343in" draw:z-index="0">
<draw:image xlink:href="../Images/yкринформ/2023-05-05T18-35-00-03-00/630_360_1557301415-784.jpg" xlink:type="simple" xlink:show="embed" xlink:actuate="onLoad" draw:mime-type="image/jpeg"/>
</draw:frame>
The Embassy of Ukraine in Germany is launched a new format for commemoration of memory and reconciliation.</text:p>
      <text:p text:style-name="P4">
Ambassador Alexei Makeev reported to the Ukrinform correspondent.</text:p>
      <text:p text:style-name="P4">
According to him, Ukrainian diplomats deliberately refuse to lay on the Soviet memorials or places with the Soviet symbols of the Union capital. Instead, Ukrainians in Germany jointly honor the monument who fought with Nazism and all the victims of World War II.</text:p>
      <text:p text:style-name="P4">
The Ambassador reminded that Ukrainians made a significant contribution to the victory over Nazism, the price of which was extraordinary losses during 1939-1945, when more than eight million people were killed in the territory of Ukraine.</text:p>
      <text:p text:style-name="P4">
“Ukrainians fought against Nazism from the first hours of the war and to victory. Side by side with other peoples-representatives of the transatlantic antigitler coalition, in the ranks of the Red Army fought about six-million Ukrainians. Today, our country protects Europe and wins new nacism, the so -called Rashism. And in this war, Germany is our ally, ” - said Diplomat.</text:p>
      <text:p text:style-name="P4">
<text:span text:style-name="T4">
 Read also: </text:span>
 <text:a xlink:type="simple" xlink:href="https://www.ukrinform.ua/rubric-world/3705242-na-memorialah-u-berlini-zaboronili-ukrainski-ta-rosijski-prapori-na-travnevi-svata.html" text:style-name="Internet_20_link" text:visited-style-name="Visited_20_Internet_20_Link">
<text:span text:style-name="T4">
 Berlin </text:span>
</text:a>
So, in the morning of May 8, Makeev will lay flowers at the Central German Memorial War and Tyrania NEUE WACHHE, together with the Foreign Minister Frntobias Lindner and Overburgomor Berlin Kayi Vegner.</text:p>
      <text:p text:style-name="P4">
The Ambassador will also visit the Reichstag building, where a common approach will be organized by the Deposits of the German Bundestag to the historical inscriptions made by the red army in May 1945 - "Kiev", "Kharkiv", "Lviv", "Simferopol", "Yalta", "Zhytomyr". .</text:p>
      <text:p text:style-name="P4">
"Along with the honor of the feat of those who fought with Nazism and won him, we also remember other victims <text:a xlink:type="simple" xlink:href="https://www.ukrinform.ua/tag-vijna" text:style-name="Internet_20_link" text:visited-style-name="Visited_20_Internet_20_Link">
</text:a>
. Tseostarbiers, children of war, civilians affected by the hostilities of their cities and villages, ”the ambassador said.</text:p>
      <text:p text:style-name="P4">
On this day, the diploma staff will join the memorable course in those places of Uberlin, where Ukrainian forced workers were kept. The event organized by Ukrainian Berlin associations. "We will pass this quiet march together with other Ukrainians who heard family stories as a child, as their labeschuras witnessed that horrific war to honor them about them," Makeev said.He added: “We remember the price of World War II well. And, unfortunately, we are experiencing a new terrible war now. It is a war in the heart of Europe, the war with a cinic propaganda, imperialism, chauvinism and historical revanism ... We will not lay flowers at the places that relay Stalin and Russian propaganda. Ukraine has clearly defined its place in Europe and in world history, and our friends and partners have approved it. The time of correction of historical murmurs has come. Ukraine returns its own, its history and memory of it, ”the diplomat said.</text:p>
      <text:p text:style-name="P4">
He also noted that the Russian Federation is trying to assign the victory to Nazism and manipulate it in the modern world. “We emphasize that no) has a monopoly to victory over Nazism. Victory is the resulting efforts of dozens of states and hundreds of peoples, ”Makeev emphasized.</text:p>
      <text:p text:style-name="P4">
It was reported that in Vienna on the day of memory and reconciliation on May 8 there will be a Ukrainian cultural event, within which a public feature of the movie "House of Scalo" will be held on the square.</text:p>
      <text:p text:style-name="P4">
News Source: <text:a xlink:type="simple" xlink:href="https://www.ukrinform.ua/rubric-polytics/3705339-posolstvo-ukraini-u-frn-zaprovadzue-novij-format-dna-pamati-ta-primirenna.html" text:style-name="Internet_20_link" text:visited-style-name="Visited_20_Internet_20_Link">
https://www.ukrinform.ua/rubric-polytics/3705339-posolstvo-ukraini-u-frn-zaprovadzue-novij-format-dna-pamati-ta-primirenna.html</text:a>
</text:p>
      <!--NEWS-->
      <text:h text:style-name="P10" text:outline-level="1">
<text:span text:style-name="T4">
"Milvoki" released the head coach of Budenhalzer</text:span>
</text:h>
      <text:p text:style-name="P4">
Authors: Ukrinform (Person)</text:p>
      <text:p text:style-name="P4">
Publisher: Укринформ (Organization)</text:p>
      <text:p text:style-name="P4">
Published Time: 2023-05-05T18:38:26+03:00</text:p>
      <text:p text:style-name="P4">
Modified Time: 2023-05-05T18:38:26+03:00</text:p>
      <text:p text:style-name="P4">
Description: This season, Bucks won a regular championship, but failed in the playoffs. - Ukrinform.</text:p>
      <text:p text:style-name="P4">
Images: ["<text:a xlink:type="simple" xlink:href="https://static.ukrinform.com/photos/2023_05/thumb_files/630_360_1683300960-352.jpg" text:style-name="Internet_20_link" text:visited-style-name="Visited_20_Internet_20_Link">
630_360_16833...</text:a>
"]</text:p>
      <text:p text:style-name="P4">
Tags: ['Баскетбол', 'НБА']</text:p>
      <text:p text:style-name="P4">
Type: Article</text:p>
      <!--METADATA-->
      <text:p text:style-name="P4">
<draw:frame draw:style-name="fr1" draw:name="Image137" text:anchor-type="as-char" svg:width="6.9236in" svg:height="3.956343in" draw:z-index="0">
<draw:image xlink:href="../Images/yкринформ/2023-05-05T18-38-26-03-00/630_360_1683300960-352.jpg" xlink:type="simple" xlink:show="embed" xlink:actuate="onLoad" draw:mime-type="image/jpeg"/>
</draw:frame>
Bucks won a regular championship, but failed in the playoffs.</text:p>
      <text:p text:style-name="P4">
Milvoki Bucks NBA Club resigned Michabudenholzer head coach, <text:a xlink:type="simple" xlink:href="https://twitter.com/Bucks/status/1654246659365171201" text:style-name="Internet_20_link" text:visited-style-name="Visited_20_Internet_20_Link">
</text:a>
The club's press service, Ukrinform reports.</text:p>
      <text:p text:style-name="P4">
“It was a very difficult solution. Bad led the team behind the five -like seasons, helped Bucks take our first title in 50 years, and began a stable success. We are very grateful to him for the culture he created in Milvoki, - said the team general John Host.</text:p>
      <text:p text:style-name="P4">
The 53-year-old Budenholzer worked in Milvoki 5 seasons and made a club in the 2020/11 season. He had a contract until 2025.</text:p>
      <text:p text:style-name="P4">
To Milvoki Budenholzer trained at the NBA "San Antonio"(Assistant)and Atlanta. In 2015 and 2019, he was recognized as the best coach of the NBA year.</text:p>
      <text:p text:style-name="P4">
In the current season, Bucks became the winners of the regular championship, but also in the first round of the playoffs, losing the series "Miami"(1:4).</text:p>
      <text:p text:style-name="P4">
<text:span text:style-name="T4">
Читайте також:</text:span>
 <text:a xlink:type="simple" xlink:href="https://www.ukrinform.ua/rubric-sports/3705148-zbirna-ukraini-z-basketbolu-3h3-provede-tri-zbori-pered-vidborom-evro.html" text:style-name="Internet_20_link" text:visited-style-name="Visited_20_Internet_20_Link">
 <text:span text:style-name="T4">
баскетбол</text:span>
 </text:a>
As reported by Ukrinform, the men's national team of Ukraine in basketball 3x3 subcontractors of Vladimir Kholopov begins preparation for the qualification of the European Championship.</text:p>
      <text:p text:style-name="P4">
Photo: Getty Image</text:p>
      <text:p text:style-name="P4">
News Source: <text:a xlink:type="simple" xlink:href="https://www.ukrinform.ua/rubric-sports/3705338-milvoki-zvilniv-golovnogo-trenera-budenholcera.html" text:style-name="Internet_20_link" text:visited-style-name="Visited_20_Internet_20_Link">
https://www.ukrinform.ua/rubric-sports/3705338-milvoki-zvilniv-golovnogo-trenera-budenholcera.html</text:a>
</text:p>
      <!--NEWS-->
      <text:h text:style-name="P10" text:outline-level="1">
<text:span text:style-name="T4">
In Ukraine, the Dream Infrastructure Ecosystem is launched</text:span>
</text:h>
      <text:p text:style-name="P4">
Authors: Ukrinform (Person)</text:p>
      <text:p text:style-name="P4">
Publisher: Укринформ (Organization)</text:p>
      <text:p text:style-name="P4">
Published Time: 2023-05-05T18:45:12+03:00</text:p>
      <text:p text:style-name="P4">
Modified Time: 2023-05-05T18:45:12+03:00</text:p>
      <text:p text:style-name="P4">
Description: Ukraine is launched by the State Ecosystem of Dream (Dream for Accountable Management), which will provide a single digital route for all reconstruction projections: from losing loss - to delivery of ready -made facilities. - Ukrinform.</text:p>
      <text:p text:style-name="P4">
Images: ["<text:a xlink:type="simple" xlink:href="https://static.ukrinform.com/photos/2023_01/thumb_files/630_360_1674516377-765.jpg" text:style-name="Internet_20_link" text:visited-style-name="Visited_20_Internet_20_Link">
630_360_16745...</text:a>
"]</text:p>
      <text:p text:style-name="P4">
Tags: ['Інфраструктура', 'Україна', 'Відбудова', 'Екосистема DREAM']</text:p>
      <text:p text:style-name="P4">
Type: Article</text:p>
      <!--METADATA-->
      <text:p text:style-name="P4">
<draw:frame draw:style-name="fr1" draw:name="Image138" text:anchor-type="as-char" svg:width="6.9236in" svg:height="3.956343in" draw:z-index="0">
<draw:image xlink:href="../Images/yкринформ/2023-05-05T18-45-12-03-00/630_360_1674516377-765.jpg" xlink:type="simple" xlink:show="embed" xlink:actuate="onLoad" draw:mime-type="image/jpeg"/>
</draw:frame>
In Ukraine, the State Electronic Ecosystem of DREAM is(Digital Restoration Ecosystemfor Accountable Management), which will provide a single digital route for all reconstruction: from fixing losses - to the delivery of ready -made objects.</text:p>
      <text:p text:style-name="P4">
This was reported by Ukrinform correspondent.</text:p>
      <text:p text:style-name="P4">
“This system provides public opportunities and international institutions to see what is happening with the area of reconstruction of Ukraine. You can follow all the implementation of a particular project that relates to the restoration of our infrastructure. We are already working in it. We have a so -called command, which data is downloaded. The platform will help to make the process reconstructed and is transparent and effective, ”said Mustafa Nayem, head of the State Agency for Studing and Development of Infrastructure.</text:p>
      <text:p text:style-name="P4">
According to him, the Dream ecosystem will allow Ukrainians to control each stage of the life cycle of recovery - from registering damage and destruction of funding, purchases and construction work. It will allow to evaluate the progress of the implementation of the relevant projects, as well as to make effective decisions on attracting investments, the development of individual industries, the community of territories.</text:p>
      <text:p text:style-name="P4">
<text:span text:style-name="T4">
 Read also: </text:span>
 <text:a xlink:type="simple" xlink:href="https://www.ukrinform.ua/rubric-vidbudova/3698325-vidnovitisa-pisla-atak-rf-ukrainskim-mistam-i-selam-dopomagaut-majze-60-krain-smigal.html" text:style-name="Internet_20_link" text:visited-style-name="Visited_20_Internet_20_Link">
</text:a>
The platform provides 8 stages of working with projects:</text:p>
      <ul>
        <li>
fixing losses and determining needs; * development of reasonable restoration plans; * initiation and preparation of the project; * filling the bank's bank; * determination of financing mechanisms; * preparation and conduct of purchases; * performance of the project; * audit and its implementation.</li>
      </ul>
      <text:p text:style-name="P4">
Within the Dream community, they will be able to create their own projects, present their partners to attract funding and manage the construction process. In this case, all the actions that will be introduced to the system will be recorded to avoid corruption risks.</text:p>
      <text:p text:style-name="P4">
Currently, the communities have already contributed more than 4,000 projects to restore infrastructure sites.</text:p>
      <text:p text:style-name="P4">
<text:span text:style-name="T4">
 Read also: </text:span>
 <text:a xlink:type="simple" xlink:href="https://www.ukrinform.ua/rubric-economy/3686021-vidnovlenna-ekonomiki-ukraini-kostuvatime-411-milardiv-svitovij-bank.html" text:style-name="Internet_20_link" text:visited-style-name="Visited_20_Internet_20_Link">
</text:a>
</text:p>
      <text:p text:style-name="P4">
DREAM is developed by the Ministry of Community, Territories and Infrastructure Development in partnership with Rise Ukraine coalition. The Open Contracting Partnership team is the technical developer. Methodological Support is provided byTransparency International Ukraine and the effective regulation office(HILL).Розробку фінансує уряд Великої Британії. <text:a xlink:type="simple" xlink:href="https://www.ukrinform.ua/tag-mvf" text:style-name="Internet_20_link" text:visited-style-name="Visited_20_Internet_20_Link">
 </text:a>
, World Bank, other G7 countries and international partners support the use of the system to manage the post -war restoration of Ukraine.</text:p>
      <text:p text:style-name="P4">
News Source: <text:a xlink:type="simple" xlink:href="https://www.ukrinform.ua/rubric-vidbudova/3705340-v-ukraini-zapuskaut-ekosistemu-upravlinna-vidbudovou-infrastrukturi-dream.html" text:style-name="Internet_20_link" text:visited-style-name="Visited_20_Internet_20_Link">
https://www.ukrinform.ua/rubric-vidbudova/3705340-v-ukraini-zapuskaut-ekosistemu-upravlinna-vidbudovou-infrastrukturi-dream.html</text:a>
</text:p>
      <!--NEWS-->
      <text:h text:style-name="P10" text:outline-level="1">
<text:span text:style-name="T4">
The government agreed to the appointment of the head of the Pavlograd Regional State Administration of Dnipropetrovsk and the Deputy Chairman of the KODA</text:span>
</text:h>
      <text:p text:style-name="P4">
Authors: Ukrinform (Person)</text:p>
      <text:p text:style-name="P4">
Publisher: Укринформ (Organization)</text:p>
      <text:p text:style-name="P4">
Published Time: 2023-05-05T18:47:03+03:00</text:p>
      <text:p text:style-name="P4">
Modified Time: 2023-05-05T18:47:03+03:00</text:p>
      <text:p text:style-name="P4">
Description: The Cabinet of Ministers of Ukraine agreed the appointment of the Head of Pavlograd District State Administration of Dnipropetrovsk Region and the Deputy Head of the Kyiv Regional State Administration. - Ukrinform.</text:p>
      <text:p text:style-name="P4">
Images: ["<text:a xlink:type="simple" xlink:href="https://static.ukrinform.com/photos/2021_03/thumb_files/630_360_1617189558-212.jpg" text:style-name="Internet_20_link" text:visited-style-name="Visited_20_Internet_20_Link">
630_360_16171...</text:a>
"]</text:p>
      <text:p text:style-name="P4">
Tags: ['Дніпропетровщина', 'Призначення', 'Уряд']</text:p>
      <text:p text:style-name="P4">
Type: Article</text:p>
      <!--METADATA-->
      <text:p text:style-name="P4">
<draw:frame draw:style-name="fr1" draw:name="Image139" text:anchor-type="as-char" svg:width="6.9236in" svg:height="3.949462in" draw:z-index="0">
<draw:image xlink:href="../Images/yкринформ/2023-05-05T18-47-03-03-00/630_360_1617189558-212.jpg" xlink:type="simple" xlink:show="embed" xlink:actuate="onLoad" draw:mime-type="image/jpeg"/>
</draw:frame>
The Cabinet of Ministers of Ukraine agreed the appointment of the head of the Pavlograd district state administration of Dnipropetrovsk region and the deputy head of the Kyiv regional state administration.</text:p>
      <text:p text:style-name="P4">
As Ukrinform reports, about it in <text:a xlink:type="simple" xlink:href="https://t.me/tmelnychuk/2252" text:style-name="Internet_20_link" text:visited-style-name="Visited_20_Internet_20_Link">
</text:a>
The Cabinet representative in the Verkhovna Rada reported Taras Melnychuk.</text:p>
      <text:p text:style-name="P4">
"The appointment was agreed: Landel Alexei Vladimirovich Head of Pavlograd District State Administration of Dnipropetrovsk Oblast," - said.</text:p>
      <text:p text:style-name="P4">
<text:span text:style-name="T4">
 Read also: </text:span>
 <text:a xlink:type="simple" xlink:href="https://www.ukrinform.ua/rubric-economy/3703761-urad-priznaciv-timcasovogo-kerivnika-derzlisagentstva.html" text:style-name="Internet_20_link" text:visited-style-name="Visited_20_Internet_20_Link">
<text:span text:style-name="T4">
 assignment </text:span>
</text:a>
Also, according to him, the government agreed to the appointment of Mikhail Yemets to the deputy chairman of the Kyiv Regional State Administration.</text:p>
      <text:p text:style-name="P4">
As reported by Ukrinform, <text:a xlink:type="simple" xlink:href="https://www.ukrinform.ua/rubric-vidbudova/3705274-kabmin-zaprosiv-bahrejn-dolucitisa-do-povoennoi-vidbudovi-ukraini.html" text:style-name="Internet_20_link" text:visited-style-name="Visited_20_Internet_20_Link">
</text:a>
 .</text:p>
      <text:p text:style-name="P4">
News Source: <text:a xlink:type="simple" xlink:href="https://www.ukrinform.ua/rubric-regions/3705341-urad-pogodiv-priznacenna-golovi-pavlogradskoi-rda-dnipropetrovsini-ta-zastupnika-golovi-koda.html" text:style-name="Internet_20_link" text:visited-style-name="Visited_20_Internet_20_Link">
https://www.ukrinform.ua/rubric-regions/3705341-urad-pogodiv-priznacenna-golovi-pavlogradskoi-rda-dnipropetrovsini-ta-zastupnika-golovi-koda.html</text:a>
</text:p>
      <!--NEWS-->
      <text:h text:style-name="P10" text:outline-level="1">
<text:span text:style-name="T4">
The EU finally approved the allocation of € 1 billion per ammunition for Ukraine</text:span>
</text:h>
      <text:p text:style-name="P4">
Authors: Ukrinform (Person)</text:p>
      <text:p text:style-name="P4">
Publisher: Укринформ (Organization)</text:p>
      <text:p text:style-name="P4">
Published Time: 2023-05-05T18:48:00+03:00</text:p>
      <text:p text:style-name="P4">
Modified Time: 2023-05-05T18:48:00+03:00</text:p>
      <text:p text:style-name="P4">
Description: The EU Council has finally approved the second tranche of 1 billion euros within the European Peace Fund for the purchase of ammunition and missiles for Ukraine. - Ukrinform.</text:p>
      <text:p text:style-name="P4">
Images: ["<text:a xlink:type="simple" xlink:href="https://static.ukrinform.com/photos/2022_11/thumb_files/630_360_1669031293-500.jpg" text:style-name="Internet_20_link" text:visited-style-name="Visited_20_Internet_20_Link">
630_360_16690...</text:a>
"]</text:p>
      <text:p text:style-name="P4">
Tags: ['Боєприпаси', 'Війна з росією', 'Рада ЄС']</text:p>
      <text:p text:style-name="P4">
Type: Article</text:p>
      <!--METADATA-->
      <text:p text:style-name="P4">
<draw:frame draw:style-name="fr1" draw:name="Image140" text:anchor-type="as-char" svg:width="6.9236in" svg:height="3.948443in" draw:z-index="0">
<draw:image xlink:href="../Images/yкринформ/2023-05-05T18-48-00-03-00/630_360_1669031293-500.jpg" xlink:type="simple" xlink:show="embed" xlink:actuate="onLoad" draw:mime-type="image/jpeg"/>
</draw:frame>
The Council has approved the second tranche of 1 billion euros within the European Public Fund for the purchase of ammunition and missiles for Ukraine.</text:p>
      <text:p text:style-name="P4">
This is reported on <text:a xlink:type="simple" xlink:href="https://www.consilium.europa.eu/en/press/press-releases/2023/05/05/eu-joint-procurement-of-ammunition-and-missiles-for-ukraine-council-agrees-1-billion-support-under-the-european-peace-facility/" text:style-name="Internet_20_link" text:visited-style-name="Visited_20_Internet_20_Link">
</text:a>
, reports Ukrinform.</text:p>
      <text:p text:style-name="P4">
As it is noted, the financing will be aimed at providing armed forces with artillery shells of 155 mm caliber and, if necessary, rockets. They will order EU member states in the defense industry.</text:p>
      <text:p text:style-name="P4">
“Today's solution is another decisive step towards supplying more ammunition to Ukraine. The Armed Forces of Ukraine require a large number of ammunition to protect the people and the territory of Ukraine. They need them. Simultaneously with the decision to quickly put ammunition from existing reserves, they moved 2 billion euros, which increased the total military assistance of Ukraine to Ukraine to 5.6 million euros, ”said EU High Representative Josepborrel.</text:p>
      <text:p text:style-name="P4">
<text:span text:style-name="T4">
 Read also: </text:span>
 <text:a xlink:type="simple" xlink:href="https://www.ukrinform.ua/rubric-ato/3704284-es-nadast-ukraini-boepripasiv-na-2-milardi-smigal.html" text:style-name="Internet_20_link" text:visited-style-name="Visited_20_Internet_20_Link">
</text:a>
According to the Euro Council, the joint order will be placed at the EU and Norway defense enterprises. In this case, supply chains for the provision of production can go beyond their limits, as well as the supply of components for the production of shells and missiles, which will take place in the stage of assembly at zichoboron enterprises.</text:p>
      <text:p text:style-name="P4">
According to the regulatory rules of financing within the EFM, contracts for ordering or procurement acts must be concluded by September 30, 2023 in the context of the projection within the European Defense Agency or with the use of additional joint orders.</text:p>
      <text:p text:style-name="P4">
Today's decision is implemented by the so -called second track of political assignment, approved by the European Council on March 20, 2023, and provides for a holding approach to accelerating the supply and joint order of artsnayajamats with the purpose of providing Ukraine with 1 million ammunition over the next 12 months.</text:p>
      <text:p text:style-name="P4">
<text:span text:style-name="T4">
 Read also: </text:span>
 <text:a xlink:type="simple" xlink:href="https://www.ukrinform.ua/rubric-ato/3704395-reznikov-podakuvav-evrokomisii-za-risenna-zbilsiti-postacanna-boepripasiv.html" text:style-name="Internet_20_link" text:visited-style-name="Visited_20_Internet_20_Link">
</text:a>
</text:p>
      <text:p text:style-name="P4">
The third track is <text:a xlink:type="simple" xlink:href="https://www.ukrinform.ua/rubric-ato/3704148-evrokomisia-uhvalila-akt-z-pidtrimki-virobnictva-boepripasiv-dla-ukraini.html" text:style-name="Internet_20_link" text:visited-style-name="Visited_20_Internet_20_Link">
</text:a>
, approved by the European Commission on May 3, it envisages an increase in the production of the European Defense Industry. To this end, the EU will allocate 500 million euros, and the total amount, taking into account the contributions of Member States, the euro of the euro for placement of defense orders.</text:p>
      <text:p text:style-name="P4">
The EU also continues to prepare Ukrainian servicemen within a mission, which has allocated 61 million euros.</text:p>
      <text:p text:style-name="P4">
Foreign Minister Dmitry Kuleb in <text:a xlink:type="simple" xlink:href="https://twitter.com/DmytroKuleba/status/1654505308314648583" text:style-name="Internet_20_link" text:visited-style-name="Visited_20_Internet_20_Link">
</text:a>
He reacted to the Council of the Council.</text:p>
      <text:p text:style-name="P4">
“I congratulate the long -awaited approval of the EU Council of the Second Transche of 1 billion euros for the construction of ammunition for Ukraine. This step strengthens the long -term defense and stability of Ukraine in order to inflict the defeat of the aggression, ”he wrote.</text:p>
      <text:p text:style-name="P4">
As it was reported, on March 2, 2023 a high representative <text:a xlink:type="simple" xlink:href="https://www.ukrinform.ua/tag-evrosouz" text:style-name="Internet_20_link" text:visited-style-name="Visited_20_Internet_20_Link">
</text:a>
Josep Borrel received from Ukraine a demand for assistance in the supply of 155 mm artsnayars.</text:p>
      <text:p text:style-name="P4">
News Source: <text:a xlink:type="simple" xlink:href="https://www.ukrinform.ua/rubric-ato/3705346-es-ostatocno-shvaliv-vidilenna-milarda-evro-na-zakupivlu-boepripasiv-dla-ukraini.html" text:style-name="Internet_20_link" text:visited-style-name="Visited_20_Internet_20_Link">
https://www.ukrinform.ua/rubric-ato/3705346-es-ostatocno-shvaliv-vidilenna-milarda-evro-na-zakupivlu-boepripasiv-dla-ukraini.html</text:a>
</text:p>
      <!--NEWS-->
      <text:h text:style-name="P10" text:outline-level="1">
<text:span text:style-name="T4">
The Government allocates to the regions and communities an additional 3.1 billion - Shmigal</text:span>
</text:h>
      <text:p text:style-name="P4">
Authors: Ukrinform (Person)</text:p>
      <text:p text:style-name="P4">
Publisher: Укринформ (Organization)</text:p>
      <text:p text:style-name="P4">
Published Time: 2023-05-05T18:51:25+03:00</text:p>
      <text:p text:style-name="P4">
Modified Time: 2023-05-05T18:51:25+03:00</text:p>
      <text:p text:style-name="P4">
Description: The Cabinet of Ministers allocates an additional UAH 3.1 billion to regions and communities. - Ukrinform.</text:p>
      <text:p text:style-name="P4">
Images: ["<text:a xlink:type="simple" xlink:href="https://static.ukrinform.com/photos/2023_03/thumb_files/630_360_1679674428-586.jpg" text:style-name="Internet_20_link" text:visited-style-name="Visited_20_Internet_20_Link">
630_360_16796...</text:a>
"]</text:p>
      <text:p text:style-name="P4">
Tags: ['Бюджет', 'Кабмін', 'Тергромада', 'Гроші', 'Шмигаль']</text:p>
      <text:p text:style-name="P4">
Type: Article</text:p>
      <!--METADATA-->
      <text:p text:style-name="P4">
<draw:frame draw:style-name="fr1" draw:name="Image141" text:anchor-type="as-char" svg:width="6.9236in" svg:height="3.956343in" draw:z-index="0">
<draw:image xlink:href="../Images/yкринформ/2023-05-05T18-51-25-03-00/630_360_1679674428-586.jpg" xlink:type="simple" xlink:show="embed" xlink:actuate="onLoad" draw:mime-type="image/jpeg"/>
</draw:frame>
Cabinet ministers allocate an additional UAH 3.1 billion to the regions and communities.</text:p>
      <text:p text:style-name="P4">
According to Ukrinform, Prime Minister of Ukraine Denis Shmigal in [] reported(https://t.me/Denys_Smyhal/5161)“The government allocates an additional UAH 3.1 billion to regions and communities. It is a subsidy to local budgets that will enhance their ability. The funds will receive 516 territorial communities and 4 regions: Donetsk region, Luhansk, Kherson region and Zaporizhzhya region ”, -reported <text:a xlink:type="simple" xlink:href="https://www.ukrinform.ua/tag-smigal" text:style-name="Internet_20_link" text:visited-style-name="Visited_20_Internet_20_Link">
</text:a>
.</text:p>
      <text:p text:style-name="P4">
He noted that this was the second additional subsidy to the regions that were most aware of the war.</text:p>
      <text:p text:style-name="P4">
<text:span text:style-name="T4">
 Read also: </text:span>
 <text:a xlink:type="simple" xlink:href="https://www.ukrinform.ua/rubric-economy/3694400-urad-u-berezni-pererahuvav-miscevim-budzetam-175-milarda.html" text:style-name="Internet_20_link" text:visited-style-name="Visited_20_Internet_20_Link">
</text:a>
"Two months ago, the government allocated UAH 10.2 billion for 17 regions and 853 communities," the Prime Minister reacted.</text:p>
      <text:p text:style-name="P4">
As it was reported, in March Shmigal reported that <text:a xlink:type="simple" xlink:href="https://www.ukrinform.ua/rubric-regions/3680670-urad-vidilit-ponad-102-milarda-dotacij-dla-postrazdalih-vid-vijni-oblastej.html" text:style-name="Internet_20_link" text:visited-style-name="Visited_20_Internet_20_Link">
</text:a>
assignment of their powers, financing of salaries and payment of utilities.</text:p>
      <text:p text:style-name="P4">
<text:span text:style-name="T5">
Foto: CMU</text:span>
</text:p>
      <text:p text:style-name="P4">
News Source: <text:a xlink:type="simple" xlink:href="https://www.ukrinform.ua/rubric-economy/3705345-urad-vidilae-regionam-ta-gromadam-dodatkovi-31-milarda-smigal.html" text:style-name="Internet_20_link" text:visited-style-name="Visited_20_Internet_20_Link">
https://www.ukrinform.ua/rubric-economy/3705345-urad-vidilae-regionam-ta-gromadam-dodatkovi-31-milarda-smigal.html</text:a>
</text:p>
      <!--NEWS-->
      <text:h text:style-name="P10" text:outline-level="1">
<text:span text:style-name="T4">
The Cabinet allowed to transfer military property to the National Police and the SSSU Administration</text:span>
</text:h>
      <text:p text:style-name="P4">
Authors: Ukrinform (Person)</text:p>
      <text:p text:style-name="P4">
Publisher: Укринформ (Organization)</text:p>
      <text:p text:style-name="P4">
Published Time: 2023-05-05T18:57:13+03:00</text:p>
      <text:p text:style-name="P4">
Modified Time: 2023-05-05T18:57:13+03:00</text:p>
      <text:p text:style-name="P4">
Description: The Cabinet of Ministers changes to the procedure for withdrawal and transfer of military property of the Armed Forces, which allowed to transfer any property of the Armed Forces to the National Police of Ukraine and the Administration of the State Border Guard Service of Ukraine. - Ukrinform.</text:p>
      <text:p text:style-name="P4">
Images: ["<text:a xlink:type="simple" xlink:href="https://static.ukrinform.com/photos/2023_03/thumb_files/630_360_1678738628-217.jpg" text:style-name="Internet_20_link" text:visited-style-name="Visited_20_Internet_20_Link">
630_360_16787...</text:a>
"]</text:p>
      <text:p text:style-name="P4">
Tags: ['Кабмін', 'Поліція', 'Прикордонники', 'Уряд']</text:p>
      <text:p text:style-name="P4">
Type: Article</text:p>
      <!--METADATA-->
      <text:p text:style-name="P4">
<draw:frame draw:style-name="fr1" draw:name="Image142" text:anchor-type="as-char" svg:width="6.9236in" svg:height="3.956343in" draw:z-index="0">
<draw:image xlink:href="../Images/yкринформ/2023-05-05T18-57-13-03-00/630_360_1678738628-217.jpg" xlink:type="simple" xlink:show="embed" xlink:actuate="onLoad" draw:mime-type="image/jpeg"/>
</draw:frame>
Cabinet of Ministers changes to the procedure for seizure and transfer of military property armed forces, which allowed to transfer any property of the Armed Forces to the National Police of Ukraine and the Administration of the State Border Guard Service of Ukraine.</text:p>
      <text:p text:style-name="P4">
This was based on the meeting of the Government on May 5 in <text:a xlink:type="simple" xlink:href="https://t.me/tmelnychuk/2251" text:style-name="Internet_20_link" text:visited-style-name="Visited_20_Internet_20_Link">
</text:a>
The permanent representative of the Cabinet of Ministers in the Verkhovna Rada Taras Melnychuk reported, Ukrinform reports.</text:p>
      <text:p text:style-name="P4">
As Melnychuk wrote, changes were made to the procedure for withdrawal and transfer of the Armed Forces in order to bring it into compliance with the dose “On Amendments to the Code of Administrative Law, the Criminal Code of Ukraine and other laws of Ukraine. dated 21.03.2023 N 3000-IX.</text:p>
      <text:p text:style-name="P4">
<text:span text:style-name="T4">
 Read also: </text:span>
 <text:a xlink:type="simple" xlink:href="https://www.ukrinform.ua/rubric-economy/3705345-urad-vidilae-regionam-ta-gromadam-dodatkovi-31-milarda-smigal.html" text:style-name="Internet_20_link" text:visited-style-name="Visited_20_Internet_20_Link">
<text:span text:style-name="T4">
 Government </text:span>
</text:a>
"The list of bodies that can be transferred to any military property, the National Police of Ukraine and the Administration of the State Border Service of Ukraine is supplemented," the statement reads.</text:p>
      <text:p text:style-name="P4">
As reported by Ukrinform, the Cabinet of Ministers amended the CMU Resolution of 03.12.2009 N 1317 “Issues Aggression of the Russian Federation against Ukraine.</text:p>
      <text:p text:style-name="P4">
News Source: <text:a xlink:type="simple" xlink:href="https://www.ukrinform.ua/rubric-society/3705348-kabmin-dozvoliv-peredavati-vijskove-majno-nacpolicii-ta-administracii-dpsu.html" text:style-name="Internet_20_link" text:visited-style-name="Visited_20_Internet_20_Link">
https://www.ukrinform.ua/rubric-society/3705348-kabmin-dozvoliv-peredavati-vijskove-majno-nacpolicii-ta-administracii-dpsu.html</text:a>
</text:p>
      <!--NEWS-->
      <text:h text:style-name="P10" text:outline-level="1">
<text:span text:style-name="T4">
Ukraine plans to present the Culture Bloc at the Brussels Bridge Summit</text:span>
</text:h>
      <text:p text:style-name="P4">
Authors: Ukrinform (Person)</text:p>
      <text:p text:style-name="P4">
Publisher: Укринформ (Organization)</text:p>
      <text:p text:style-name="P4">
Published Time: 2023-05-05T19:00:17+03:00</text:p>
      <text:p text:style-name="P4">
Modified Time: 2023-05-05T19:00:17+03:00</text:p>
      <text:p text:style-name="P4">
Description: Minister of Culture and Information Policy Oleksandr Tkachenko discussed with Brussels Philip Cloz, cooperation in the field of culture, in particular, participation in the World Urban Summit in Brussels and the restoration of cultural sites in Kiev. - Ukrinform.</text:p>
      <text:p text:style-name="P4">
Images: ["<text:a xlink:type="simple" xlink:href="https://static.ukrinform.com/photos/2023_05/thumb_files/630_360_1683302346-888.jpg" text:style-name="Internet_20_link" text:visited-style-name="Visited_20_Internet_20_Link">
630_360_16833...</text:a>
", "<text:a xlink:type="simple" xlink:href="https://static.ukrinform.com/photos/2023_05/1683301886-442.jpeg" text:style-name="Internet_20_link" text:visited-style-name="Visited_20_Internet_20_Link">
1683301886-44...</text:a>
", "<text:a xlink:type="simple" xlink:href="https://static.ukrinform.com/photos/2023_05/1683301885-795.jpeg" text:style-name="Internet_20_link" text:visited-style-name="Visited_20_Internet_20_Link">
1683301885-79...</text:a>
"]</text:p>
      <text:p text:style-name="P4">
Tags: ['Брюссель', 'Культура', 'Саміт', 'Ткаченко', 'МКІП ']</text:p>
      <text:p text:style-name="P4">
Type: Article</text:p>
      <!--METADATA-->
      <text:p text:style-name="P4">
<draw:frame draw:style-name="fr1" draw:name="Image143" text:anchor-type="as-char" svg:width="6.9236in" svg:height="3.956343in" draw:z-index="0">
<draw:image xlink:href="../Images/yкринформ/2023-05-05T19-00-17-03-00/630_360_1683302346-888.jpg" xlink:type="simple" xlink:show="embed" xlink:actuate="onLoad" draw:mime-type="image/jpeg"/>
</draw:frame>
Minister of Culture and Information Policy, Oleksandr Tkachenko discussed with Melbrussel Philip Cloz, cooperation in the field of culture, in particular, participation in Worldurban Summit in Brussels and the restoration of cultural sites in Kiev.</text:p>
      <text:p text:style-name="P4">
The MKIP leader reported this in <text:a xlink:type="simple" xlink:href="https://t.me/otkachenkokyiv/3517" text:style-name="Internet_20_link" text:visited-style-name="Visited_20_Internet_20_Link">
</text:a>
, reports Ukrinform.</text:p>
      <text:p text:style-name="P4">
"Discussed with Philip and his team the directions of cooperation in the cultural sphere. This is a presentation of the Culture Bloc on World Urban Summit in Brussels of all this, where 3,500 cities of Belgium, Europe and the world are planning to gather. And restoration of harmful cultural objects <text:a xlink:type="simple" xlink:href="https://www.ukrinform.ua/tag-kiiv" text:style-name="Internet_20_link" text:visited-style-name="Visited_20_Internet_20_Link">
</text:a>
"," the minister wrote.</text:p>
      <text:p text:style-name="P4">
<draw:frame draw:style-name="fr1" draw:name="Image144" text:anchor-type="as-char" svg:width="6.9236in" svg:height="5.1927in" draw:z-index="0">
<draw:image xlink:href="../Images/yкринформ/2023-05-05T19-00-17-03-00/1683301886-442.jpeg" xlink:type="simple" xlink:show="embed" xlink:actuate="onLoad" draw:mime-type="image/jpeg"/>
</draw:frame>
Tkachenko added that the common cultural projects, performances of Ukrainian art in Belgium were also discussed.</text:p>
      <text:p text:style-name="P4">
"For example: the exhibition" In the Eye of the Storm. Modernism in Ukraine, 1900-1930 ", which is now successful in Madrid, will go to Brussels in the fall. It will be expanded to the period of art.</text:p>
      <text:p text:style-name="P4">
<text:span text:style-name="T4">
 Read also: </text:span>
 <text:a xlink:type="simple" xlink:href="https://www.ukrinform.ua/rubric-diaspora/3705052-ukrainu-predstavlat-na-svato-hliba-u-brusseli.html" text:style-name="Internet_20_link" text:visited-style-name="Visited_20_Internet_20_Link">
<text:span text:style-name="T4">
 Brussels </text:span>
</text:a>
The minister stressed that his first meeting with Brussels was about a year in Kiev. Then Kloz brought the first great help - medical equipment, training of health workers and psychologists, as well as supported the exchange of experience, medical educational institutions, culture of Ukraine through promotion in Belgium. Tkachenko bold that Brussels Mayor is holding this line today.</text:p>
      <text:p text:style-name="P4">
<draw:frame draw:style-name="fr1" draw:name="Image145" text:anchor-type="as-char" svg:width="6.9236in" svg:height="9.231467in" draw:z-index="0">
<draw:image xlink:href="../Images/yкринформ/2023-05-05T19-00-17-03-00/1683301885-795.jpeg" xlink:type="simple" xlink:show="embed" xlink:actuate="onLoad" draw:mime-type="image/jpeg"/>
</draw:frame>
"Philip prompts other cities not only to Belgium, but also to help Ukraine on a par" from city to city.</text:p>
      <text:p text:style-name="P4">
As reported by Ukrinform, mayors of Kiev and Brussels Vitaliy Klitschko and Philip Klozzzapochata "Alley of Friends of Kiev" on Vladimir Hill and planted the first -hand.</text:p>
      <text:p text:style-name="P4">
_ First photo: Alamy_</text:p>
      <text:p text:style-name="P4">
_ Photo in the text: tkachenko.ua _</text:p>
      <text:p text:style-name="P4">
News Source: <text:a xlink:type="simple" xlink:href="https://www.ukrinform.ua/rubric-culture/3705350-ukraina-planue-prezentuvati-blok-kultura-na-samiti-mist-u-brusseli.html" text:style-name="Internet_20_link" text:visited-style-name="Visited_20_Internet_20_Link">
https://www.ukrinform.ua/rubric-culture/3705350-ukraina-planue-prezentuvati-blok-kultura-na-samiti-mist-u-brusseli.html</text:a>
</text:p>
      <!--NEWS-->
      <text:h text:style-name="P10" text:outline-level="1">
<text:span text:style-name="T4">
Energoatom, IAEA and the French Government signed a cooperation agreement</text:span>
</text:h>
      <text:p text:style-name="P4">
Authors: Ukrinform (Person)</text:p>
      <text:p text:style-name="P4">
Publisher: Укринформ (Organization)</text:p>
      <text:p text:style-name="P4">
Published Time: 2023-05-05T19:08:34+03:00</text:p>
      <text:p text:style-name="P4">
Modified Time: 2023-05-05T19:08:34+03:00</text:p>
      <text:p text:style-name="P4">
Description: Energoatom, International Atomic Energy Agency, the Ministry of Europe and Foreign Affairs of France has concluded a tripartite cooperation agreement. - Ukrinform.</text:p>
      <text:p text:style-name="P4">
Images: ["<text:a xlink:type="simple" xlink:href="https://static.ukrinform.com/photos/2023_05/thumb_files/630_360_1683302838-918.jpg" text:style-name="Internet_20_link" text:visited-style-name="Visited_20_Internet_20_Link">
630_360_16833...</text:a>
"]</text:p>
      <text:p text:style-name="P4">
Tags: ['Енергоатом', 'Франція', 'МАГАТЕ']</text:p>
      <text:p text:style-name="P4">
Type: Article</text:p>
      <!--METADATA-->
      <text:p text:style-name="P4">
<draw:frame draw:style-name="fr1" draw:name="Image146" text:anchor-type="as-char" svg:width="6.9236in" svg:height="3.956343in" draw:z-index="0">
<draw:image xlink:href="../Images/yкринформ/2023-05-05T19-08-34-03-00/630_360_1683302838-918.jpg" xlink:type="simple" xlink:show="embed" xlink:actuate="onLoad" draw:mime-type="image/jpeg"/>
</draw:frame>
Energoatom, the International Atomic Energy Agency, the Ministry of Europe of the Taza -border Affairs of France has concluded a tripartite cooperation agreement.</text:p>
      <text:p text:style-name="P4">
According to Ukrinform, Energoatom reports on <text:a xlink:type="simple" xlink:href="https://t.me/energoatom_ua/12984" text:style-name="Internet_20_link" text:visited-style-name="Visited_20_Internet_20_Link">
</text:a>
.</text:p>
      <text:p text:style-name="P4">
"For energy atom, cooperation with the French government is important and landmark, since it will help the company to complete the equipment that is extremely important for the security of the NPP," Vice president of Energoatom Hartmut Jacob said.</text:p>
      <text:p text:style-name="P4">
It is noted that the document provides for France to help the energy-amatous through the IAEA of spare parts for diesel generators.</text:p>
      <text:p text:style-name="P4">
<text:span text:style-name="T4">
 Read also: </text:span>
 <text:a xlink:type="simple" xlink:href="https://www.ukrinform.ua/rubric-economy/3700654-derzatom-gotuetsa-do-bezpekovih-zahodiv-na-zaes-pisla-deokupacii.html" text:style-name="Internet_20_link" text:visited-style-name="Visited_20_Internet_20_Link">
</text:a>
As it was reported, in April, NNEGC "Energoatom" signed an agreement with the Canadian company, which was the last necessary stage to implement the use of Ukrainian Uranium in the production of nuclear fuel for <text:a xlink:type="simple" xlink:href="https://www.ukrinform.ua/tag-aes" text:style-name="Internet_20_link" text:visited-style-name="Visited_20_Internet_20_Link">
</text:a>
Ukraine.</text:p>
      <text:p text:style-name="P4">
News Source: <text:a xlink:type="simple" xlink:href="https://www.ukrinform.ua/rubric-economy/3705354-energoatom-magate-i-urad-francii-pidpisali-ugodu-pro-spivpracu.html" text:style-name="Internet_20_link" text:visited-style-name="Visited_20_Internet_20_Link">
https://www.ukrinform.ua/rubric-economy/3705354-energoatom-magate-i-urad-francii-pidpisali-ugodu-pro-spivpracu.html</text:a>
</text:p>
      <!--NEWS-->
      <text:h text:style-name="P10" text:outline-level="1">
<text:span text:style-name="T4">
Defense forces repel over 30 Russian attacks in three directions</text:span>
</text:h>
      <text:p text:style-name="P4">
Authors: Ukrinform (Person)</text:p>
      <text:p text:style-name="P4">
Publisher: Укринформ (Organization)</text:p>
      <text:p text:style-name="P4">
Published Time: 2023-05-05T19:10:00+03:00</text:p>
      <text:p text:style-name="P4">
Modified Time: 2023-05-05T19:10:00+03:00</text:p>
      <text:p text:style-name="P4">
Description: Russian troops focus on the main efforts on the offensive actions in the Bakhmut, Avdiiv and Mariinsky directions, and Ukrainian defenders have repeated more than 30 enemy attacks during the day. - Ukrinform.</text:p>
      <text:p text:style-name="P4">
Images: ["<text:a xlink:type="simple" xlink:href="https://static.ukrinform.com/photos/2023_04/thumb_files/630_360_1682620469-597.jpg" text:style-name="Internet_20_link" text:visited-style-name="Visited_20_Internet_20_Link">
630_360_16826...</text:a>
"]</text:p>
      <text:p text:style-name="P4">
Tags: ['Генштаб', 'ЗСУ', 'Війна з росією']</text:p>
      <text:p text:style-name="P4">
Type: Article</text:p>
      <!--METADATA-->
      <text:p text:style-name="P4">
<draw:frame draw:style-name="fr1" draw:name="Image147" text:anchor-type="as-char" svg:width="6.9236in" svg:height="3.956343in" draw:z-index="0">
<draw:image xlink:href="../Images/yкринформ/2023-05-05T19-10-00-03-00/630_360_1682620469-597.jpg" xlink:type="simple" xlink:show="embed" xlink:actuate="onLoad" draw:mime-type="image/jpeg"/>
</draw:frame>
Ruskivska focuses basic efforts on the offensive actions of the Nabakhmut, Avdiiv and Mariinsky directions, and Ukrainian defenders of the day reflect more than 30 enemy attacks.</text:p>
      <text:p text:style-name="P4">
The General Staff of the Armed Forces of Ukraine reported this in <text:a xlink:type="simple" xlink:href="https://www.facebook.com/GeneralStaff.ua/posts/pfbid02fQp6UGYR7agqX25eRk9s4Fc68MQNUsUowqJGLeevcgiHBM2zaEhyc6XRiTpam9izl" text:style-name="Internet_20_link" text:visited-style-name="Visited_20_Internet_20_Link">
</text:a>
Having published the prompt information as of 18:00 Friday, May 5, Ukrinform reports.</text:p>
      <text:p text:style-name="P4">
"The most fierce battles continue for Bakhmut and Marinka, our warriors are holding the deficiency," the General Staff noted.</text:p>
      <text:p text:style-name="P4">
The Ukrainian aviation reportedly made six strikes in the day of concentration of personnel and military equipment of the Russians.</text:p>
      <text:p text:style-name="P4">
<text:span text:style-name="T4">
 Read also: </text:span>
 <text:a xlink:type="simple" xlink:href="https://www.ukrinform.ua/rubric-ato/3705187-zagarbniki-namagautsa-vzati-bahmut-pid-kontrol-do-9-travna-malar.html" text:style-name="Internet_20_link" text:visited-style-name="Visited_20_Internet_20_Link">
</text:a>
The units of rocket troops and artillery of the Armed Forces, for their part, were affected by five areas of weapons and military equipment, three warehouses of ammunition and lubricating materials, one air defense tool and another five important goals of the enemy.</text:p>
      <text:p text:style-name="P4">
The Russian Federation continues to apply terror tactics. During the pre -cos, two rocket and 26 aircraft shocks, as well as about 20 tubes of rocket launchers. As a result of hostile attacks, civilians, the destroyed and damaged private dwellings of Y and other civilian infrastructure were destroyed and damaged.</text:p>
      <text:p text:style-name="P4">
The General Staff warns: the probability of carrying out rocket and aviation strikes throughout Ukraine remains high.</text:p>
      <text:p text:style-name="P4">
<text:span text:style-name="T4">
 Read also: </text:span>
 <text:a xlink:type="simple" xlink:href="https://www.ukrinform.ua/rubric-ato/3705138-masnik-mariupola-mizincev-perejsov-do-pvk-vagner-roszmi.html" text:style-name="Internet_20_link" text:visited-style-name="Visited_20_Internet_20_Link">
</text:a>
_ <text:span text:style-name="T4">
 In Volyn and Polissya directions </text:span>
 _ signs of formation of offensive groups of the Russian Federation were not detected. In the territory of the Republic of Belarus, certain units of the Armed Forces of the Russian Federation are being stamped.</text:p>
      <text:p text:style-name="P4">
_ <text:span text:style-name="T4">
 In the Siversky and Slobozhansky directions </text:span>
 _ Russia retains military adventure in the border areas with Ukraine of Bryansk, Kursk Tabelgorod regions.</text:p>
      <text:p text:style-name="P4">
From the blows of artillery and mortars of the enemy during the day were suffering from the Buchkik Chernyhiv region, Znob-Trubchevskaya, Old Guta, Baranivka, Tovstoubovo, Bachivsk and Volphin of Sumy region, Red Star, Uda, Veterinary, Lajyana, Grunka, Grunka and the old man of Kharkiv region._ <text:span text:style-name="T4">
 In Kupyansk direction </text:span>
 _ artillery and mortar strikes from Russian, Bologovka, Krasne First, Figolivka, Novomlinsk, two -year, Liman first, sandy and Stelmakhivka of Kharkiv region.</text:p>
      <text:p text:style-name="P4">
_ <text:span text:style-name="T4">
 In the Liman direction </text:span>
 _ the offensive actions did not carry out the invaders, instead they beat from artillery in Makiyivka of Lugansk region, Nevsky, Yampolivka, Bigorivka, Verkhnyamyansky and disputed Donetsk region.</text:p>
      <text:p text:style-name="P4">
_ <text:span text:style-name="T4">
 In the Bakhmut direction </text:span>
 _ the enemy continues to run off, the heavy ones are continuing to the city of Bakhmut. During the day, the Russian Federation had unsuccessful offensive action in the direction of Grigorivka, Ivanovsky and New York.</text:p>
      <text:p text:style-name="P4">
<text:span text:style-name="T4">
 Read also: </text:span>
 <text:a xlink:type="simple" xlink:href="https://www.ukrinform.ua/rubric-ato/3704978-rosiani-obstrilali-prikordonna-sumsini-e-vlucanna.html" text:style-name="Internet_20_link" text:visited-style-name="Visited_20_Internet_20_Link">
</text:a>
Vasyukivka, Minskivka, Orikhovo-Vasylivka, Markovo, Grigorivka, Bakhmut, Ivanivske, Yar, Konstantinovka, Alexander-Shultine, South, Toretsk, North and New York of Donetsk region were injured from the Russian shelling.</text:p>
      <text:p text:style-name="P4">
_ <text:span text:style-name="T4">
 In the Avdeevsky direction </text:span>
 _ the Russian army conducted offensive actions in district Avdiivka, but was not successful. At the same time, the invaders fired at Orlivka, Lastochyna, Avdiivka, Tonenko, Karlovka, Netaylovo and Pervomaisk Donetsk region.</text:p>
      <text:p text:style-name="P4">
_ <text:span text:style-name="T4">
 In the Mariinsky direction </text:span>
 _ during the day of Ukraine's defense forces, the numerous attacks of Russians in the Marinka area. Kurakhove, St. George, Marinka, Vicoda, Elizabeth, Katerynivka and Novomikhailovkadonnets region were enemy.</text:p>
      <text:p text:style-name="P4">
_ <text:span text:style-name="T4">
 In the mineral direction </text:span>
 _ during the current day of the offensive, the RF was not conducted, instead struck the Shakhtarsky, the Blessed and Mulled Donetsk region.</text:p>
      <text:p text:style-name="P4">
_ <text:span text:style-name="T4">
 In the Zaporizhzhya and Kherson directions </text:span>
 _ the invaders continue the Varioron Actions and fired settlements. In total, more than 40 cities and villages have undergone hostile arms during the day.</text:p>
      <text:p text:style-name="P4">
<text:span text:style-name="T4">
 Read also: </text:span>
 <text:a xlink:type="simple" xlink:href="https://www.ukrinform.ua/rubric-ato/3704949-ppo-znisila-u-nebi-nad-dnipropetrovsinou-dva-vorozih-bezpilotniki.html" text:style-name="Internet_20_link" text:visited-style-name="Visited_20_Internet_20_Link">
<text:span text:style-name="T4">
 destroy </text:span>
</text:a>
In particular, the troops of the Russian Federation were beaten by Burlatsky, Vremivka, Novosilka, the green field of Donetsk region, on Olgiv, Malynivka, Gulyaypol, Railway, Gulyaypilsky, Biloger, Mali Tokmachka, Mali Shcherbakki, Kamiansky and Stepnogorsk and Stepnogorsk. and Kherson, Golden beam, Dudchany, Merry, Dniprovsky and Kizomis of Kherson region.Thus, threatening the deportation and confiscation of property, representatives of mobile groups report documents and issuance of Russian passports at the location of Ukrainian citizens.</text:p>
      <text:p text:style-name="P4">
According to Ukrinform, on the night of May 5, the troops of the Russian Federation were allowed in the Dnipropetrovsk region two Twoless shahd-136/131.</text:p>
      <text:p text:style-name="P4">
Photo: General Staff of the Armed Forces</text:p>
      <text:p text:style-name="P4">
News Source: <text:a xlink:type="simple" xlink:href="https://www.ukrinform.ua/rubric-ato/3705357-sili-oboroni-vidbili-ponad-30-rosijskih-atak-na-troh-napramkah.html" text:style-name="Internet_20_link" text:visited-style-name="Visited_20_Internet_20_Link">
https://www.ukrinform.ua/rubric-ato/3705357-sili-oboroni-vidbili-ponad-30-rosijskih-atak-na-troh-napramkah.html</text:a>
</text:p>
      <!--NEWS-->
      <text:h text:style-name="P10" text:outline-level="1">
<text:span text:style-name="T4">
Naftogaz is preparing for the heating season: Chernyshov met with mayors of cities</text:span>
</text:h>
      <text:p text:style-name="P4">
Authors: Ukrinform (Person)</text:p>
      <text:p text:style-name="P4">
Publisher: Укринформ (Organization)</text:p>
      <text:p text:style-name="P4">
Published Time: 2023-05-05T19:10:32+03:00</text:p>
      <text:p text:style-name="P4">
Modified Time: 2023-05-05T19:10:32+03:00</text:p>
      <text:p text:style-name="P4">
Description: Naftogaz, together with the mayors of cities, has already started preparation for the next 2023/2024 heating season. - Ukrinform.</text:p>
      <text:p text:style-name="P4">
Images: ["<text:a xlink:type="simple" xlink:href="https://static.ukrinform.com/photos/2023_05/thumb_files/630_360_1683302544-576.jpg" text:style-name="Internet_20_link" text:visited-style-name="Visited_20_Internet_20_Link">
630_360_16833...</text:a>
"]</text:p>
      <text:p text:style-name="P4">
Tags: ['Нафтогаз', 'Опалювальний сезон', 'Чернишов']</text:p>
      <text:p text:style-name="P4">
Type: Article</text:p>
      <!--METADATA-->
      <text:p text:style-name="P4">
<draw:frame draw:style-name="fr1" draw:name="Image148" text:anchor-type="as-char" svg:width="6.9236in" svg:height="3.956343in" draw:z-index="0">
<draw:image xlink:href="../Images/yкринформ/2023-05-05T19-10-32-03-00/630_360_1683302544-576.jpg" xlink:type="simple" xlink:show="embed" xlink:actuate="onLoad" draw:mime-type="image/jpeg"/>
</draw:frame>
Oil gas with the mayors of cities has already started preparation for the next 2023/2024 heating season.</text:p>
      <text:p text:style-name="P4">
According to Ukrinform with reference to <text:a xlink:type="simple" xlink:href="https://www.naftogaz.com/news/organy-mistsevogo-samovryaduvannya-prodovzhuyut-buty-nadiynymy-partneramy-dlya-naftogazu-oleksiy-chernyshov" text:style-name="Internet_20_link" text:visited-style-name="Visited_20_Internet_20_Link">
</text:a>
, Meeting of the Chairman of the Board of Naftogaz of Ukraine Alexei Chernyshov by the Zanos of Communities, which represent the Association of Ukrainian Cities, was held today.</text:p>
      <text:p text:style-name="P4">
“Thankful to the leaders of cities and regions for working together and readiness to operate the result 24/7 ... The reform of decentralization has changed approaches of development, which makes it possible to solve complex problems jointly. Thanks to this, we have successfully passed the hardest in the country's independence. We work for the next to go successfully, ”Chernyshov commented.</text:p>
      <text:p text:style-name="P4">
According to the press service, among the issues discussed at the meeting - the formation of sufficient gas reserves for the next winter and the repayment of the debt enterprises of heat supply for the consumed resource.</text:p>
      <text:p text:style-name="P4">
<text:span text:style-name="T4">
 Read also: </text:span>
 <text:a xlink:type="simple" xlink:href="https://www.ukrinform.ua/rubric-economy/3702629-naftogaz-zalisiv-cinu-na-gaz-dla-naselenna-nezminnou-se-na-rik.html" text:style-name="Internet_20_link" text:visited-style-name="Visited_20_Internet_20_Link">
</text:a>
It was reported that on April 14 in Ukraine officially ended <text:a xlink:type="simple" xlink:href="https://www.ukrinform.ua/tag-opaluvalnij-sezon" text:style-name="Internet_20_link" text:visited-style-name="Visited_20_Internet_20_Link">
</text:a>
2022/2023.</text:p>
      <text:p text:style-name="P4">
<text:span text:style-name="T5">
Foto: Naftogaz</text:span>
</text:p>
      <text:p text:style-name="P4">
News Source: <text:a xlink:type="simple" xlink:href="https://www.ukrinform.ua/rubric-economy/3705356-naftogaz-gotuetsa-do-opaluvalnogo-sezonu-cernisov-zustrivsa-z-merami-mist.html" text:style-name="Internet_20_link" text:visited-style-name="Visited_20_Internet_20_Link">
https://www.ukrinform.ua/rubric-economy/3705356-naftogaz-gotuetsa-do-opaluvalnogo-sezonu-cernisov-zustrivsa-z-merami-mist.html</text:a>
</text:p>
      <!--NEWS-->
      <text:h text:style-name="P10" text:outline-level="1">
<text:span text:style-name="T4">
Lviv region was the first in Ukraine to introduce e-ticket on suburban and long distance routes</text:span>
</text:h>
      <text:p text:style-name="P4">
Authors: Ukrinform (Person)</text:p>
      <text:p text:style-name="P4">
Publisher: Укринформ (Organization)</text:p>
      <text:p text:style-name="P4">
Published Time: 2023-05-05T19:16:55+03:00</text:p>
      <text:p text:style-name="P4">
Modified Time: 2023-05-05T19:16:55+03:00</text:p>
      <text:p text:style-name="P4">
Description: Lviv region became the first in Ukraine to introduce e-ticket on suburban and long-distance routes. By the end of June, validators have to install in all 1050 buses of the region, now 26 operate in test mode. - Ukrinform.</text:p>
      <text:p text:style-name="P4">
Images: ["<text:a xlink:type="simple" xlink:href="https://static.ukrinform.com/photos/2023_05/thumb_files/630_360_1683301113-9273.jpeg" text:style-name="Internet_20_link" text:visited-style-name="Visited_20_Internet_20_Link">
630_360_16833...</text:a>
", "<text:a xlink:type="simple" xlink:href="https://static.ukrinform.com/photos/2023_05/thumb_files/630_360_1683301113-6349.jpeg" text:style-name="Internet_20_link" text:visited-style-name="Visited_20_Internet_20_Link">
630_360_16833...</text:a>
", "<text:a xlink:type="simple" xlink:href="https://static.ukrinform.com/photos/2023_05/thumb_files/630_360_1683301112-5247.jpeg" text:style-name="Internet_20_link" text:visited-style-name="Visited_20_Internet_20_Link">
630_360_16833...</text:a>
", "<text:a xlink:type="simple" xlink:href="https://static.ukrinform.com/photos/2023_05/thumb_files/630_360_1683301113-4648.jpeg" text:style-name="Internet_20_link" text:visited-style-name="Visited_20_Internet_20_Link">
630_360_16833...</text:a>
", "<text:a xlink:type="simple" xlink:href="https://static.ukrinform.com/photos/2023_05/thumb_files/630_360_1683301113-6710.jpeg" text:style-name="Internet_20_link" text:visited-style-name="Visited_20_Internet_20_Link">
630_360_16833...</text:a>
", "<text:a xlink:type="simple" xlink:href="https://static.ukrinform.com/photos/2023_05/thumb_files/630_360_1683301113-1894.jpeg" text:style-name="Internet_20_link" text:visited-style-name="Visited_20_Internet_20_Link">
630_360_16833...</text:a>
", "<text:a xlink:type="simple" xlink:href="https://static.ukrinform.com/photos/2023_05/thumb_files/630_360_1683301114-8236.jpeg" text:style-name="Internet_20_link" text:visited-style-name="Visited_20_Internet_20_Link">
630_360_16833...</text:a>
", "<text:a xlink:type="simple" xlink:href="https://static.ukrinform.com/photos/2023_05/thumb_files/630_360_1683301115-8482.jpeg" text:style-name="Internet_20_link" text:visited-style-name="Visited_20_Internet_20_Link">
630_360_16833...</text:a>
", "<text:a xlink:type="simple" xlink:href="https://static.ukrinform.com/photos/2023_05/thumb_files/630_360_1683301115-5828.jpeg" text:style-name="Internet_20_link" text:visited-style-name="Visited_20_Internet_20_Link">
630_360_16833...</text:a>
", "<text:a xlink:type="simple" xlink:href="https://static.ukrinform.com/photos/2023_05/thumb_files/630_360_1683301116-5549.jpeg" text:style-name="Internet_20_link" text:visited-style-name="Visited_20_Internet_20_Link">
630_360_16833...</text:a>
"]</text:p>
      <text:p text:style-name="P4">
Tags: ['Львівщина', 'Автобус', 'Е-картка']</text:p>
      <text:p text:style-name="P4">
Type: Article</text:p>
      <!--METADATA-->
      <text:p text:style-name="P4">
<draw:frame draw:style-name="fr1" draw:name="Image149" text:anchor-type="as-char" svg:width="6.9236in" svg:height="3.956343in" draw:z-index="0">
<draw:image xlink:href="../Images/yкринформ/2023-05-05T19-16-55-03-00/630_360_1683301113-9273.jpeg" xlink:type="simple" xlink:show="embed" xlink:actuate="onLoad" draw:mime-type="image/jpeg"/>
</draw:frame>
Lviv region became the first in Ukraine to introduce e-ticket on suburban Tamizhmiski routes. By the end of June, validators have to be installed in all 1050 autobars of the region, and now 26 operate in test mode.</text:p>
      <text:p text:style-name="P4">
About it reports <text:a xlink:type="simple" xlink:href="https://loda.gov.ua/news/64301" text:style-name="Internet_20_link" text:visited-style-name="Visited_20_Internet_20_Link">
</text:a>
, reports Ukrinform.</text:p>
      <text:p text:style-name="P4">
“Together with the enterprises, we have identified the schedule of installation of equipment of the waters of Lviv region. The first in the list was PE "Avtosvit", which is transporting passengers from Lviv to the settlements of the Rava-Russian territorial community. All equipment works in test mode. The driver is still involved in the validation process - determines the distance on the device that the passenger plans to pass. In the future, the process will be paid differently, the distance will be determined by the passenger, ”-said Stepan Rudnitsky.</text:p>
      <text:p text:style-name="P4">
By the end of June, validators must be set in all suburban and long distance <text:a xlink:type="simple" xlink:href="https://www.ukrinform.ua/tag-avtobus" text:style-name="Internet_20_link" text:visited-style-name="Visited_20_Internet_20_Link">
</text:a>
Lviv region. In total, there are 1050 in the region, 700 of them are the main, approximately 300 - replacement or backup transportation.The investor - Smart Ticket Technology LLC is engaged in technical support. During the pilot stage of the project, the company checks the system, equipment of all components. In the event of technical problems - solves them.</text:p>
      <text:p text:style-name="P4">
<text:span text:style-name="T4">
 Read also: </text:span>
 <text:a xlink:type="simple" xlink:href="https://www.ukrinform.ua/rubric-kyiv/3601526-u-kievi-oplata-proizdu-bankivskou-kartkou-vze-dostupna-u-vsih-vidah-komunalnogo-transportu.html" text:style-name="Internet_20_link" text:visited-style-name="Visited_20_Internet_20_Link">
</text:a>
“When selecting equipment, we, above all, relied on the security of its basid, methods of transmitting and reading information, speed of the system of visual display of data on the validator screen. In addition, we have created a mobile application that operates on the basis of two operating systems - Android and IOC. In it, the user may, at the pilot stage of the implementation, can see information about the planned trip - route, time and place. Our specialists are constantly improving the application, and further tamboats will also appear, ”Anton Vishtyalyuk emphasized the Smart Ticket Technology technical support manager.</text:p>
      <text:p text:style-name="P4">
According to Rudnitsky, in the near future they plan to equip validators and transport enterprises in the Peremyshlyansky and Sambir districts, Azgod and others.</text:p>
      <text:p text:style-name="P4">
“The privileges will now pass on the basis of those certificates that operate. But since July we will work with every community, it will order a winewestor a certain number of preferential cards to use people to use them, ” - added Stepan Rudnitsky.</text:p>
      <text:p text:style-name="P4">
As it was reported, Lviv region is the first in Ukraine to introduce an electronic ticket of inquisitive and long -distance bus routes that run within the region. The validator will have a bind to the route and the corresponding tariff grid, as there are different fares in the region.</text:p>
      <text:p text:style-name="P4">
News Source: <text:a xlink:type="simple" xlink:href="https://www.ukrinform.ua/rubric-regions/3705358-lvivsina-persou-v-ukraini-zaprovadila-ekvitka-na-primiskih-ta-mizmiskih-marsrutah.html" text:style-name="Internet_20_link" text:visited-style-name="Visited_20_Internet_20_Link">
https://www.ukrinform.ua/rubric-regions/3705358-lvivsina-persou-v-ukraini-zaprovadila-ekvitka-na-primiskih-ta-mizmiskih-marsrutah.html</text:a>
</text:p>
      <!--NEWS-->
      <text:h text:style-name="P10" text:outline-level="1">
<text:span text:style-name="T4">
For Trukhanov, more than 13 million pledge - media</text:span>
</text:h>
      <text:p text:style-name="P4">
Authors: Ukrinform (Person)</text:p>
      <text:p text:style-name="P4">
Publisher: Укринформ (Organization)</text:p>
      <text:p text:style-name="P4">
Published Time: 2023-05-05T19:20:00+03:00</text:p>
      <text:p text:style-name="P4">
Modified Time: 2023-05-05T19:20:00+03:00</text:p>
      <text:p text:style-name="P4">
Description: Odessa MP Dmitry Tanzur stated that he had made a pledge of UAH 13.42 million for the mayor of Odessa Gennady Trukhanov. - Ukrinform.</text:p>
      <text:p text:style-name="P4">
Images: ["<text:a xlink:type="simple" xlink:href="https://static.ukrinform.com/photos/2019_03/thumb_files/630_360_1552301828-509.jpg" text:style-name="Internet_20_link" text:visited-style-name="Visited_20_Internet_20_Link">
630_360_15523...</text:a>
"]</text:p>
      <text:p text:style-name="P4">
Tags: ['Одеса', 'Застава', 'Труханов']</text:p>
      <text:p text:style-name="P4">
Type: Article</text:p>
      <!--METADATA-->
      <text:p text:style-name="P4">
<draw:frame draw:style-name="fr1" draw:name="Image150" text:anchor-type="as-char" svg:width="6.9236in" svg:height="3.956343in" draw:z-index="0">
<draw:image xlink:href="../Images/yкринформ/2023-05-05T19-20-00-03-00/630_360_1552301828-509.jpg" xlink:type="simple" xlink:show="embed" xlink:actuate="onLoad" draw:mime-type="image/jpeg"/>
</draw:frame>
Dmitry Tantsur Odessa Deput has stated that he had made a pledge of 13.42 million IGRIVs for the mayor of Odessa Gennady Trukhanov.</text:p>
      <text:p text:style-name="P4">
He reported this <text:a xlink:type="simple" xlink:href="https://t.me/suspilneodesa/22978" text:style-name="Internet_20_link" text:visited-style-name="Visited_20_Internet_20_Link">
</text:a>
, reports Ukrinform.</text:p>
      <text:p text:style-name="P4">
"These are my personal, declared funds from which taxes paid. Money was seized, I received a letter from Vax," the deputy said.</text:p>
      <text:p text:style-name="P4">
As it was reported, on May 4, the Supreme Anti -Corruption Court approved on May 4 <text:a xlink:type="simple" xlink:href="https://www.ukrinform.ua/rubric-regions/3704714-mera-odesi-truhanova-vzali-pid-vartu.html" text:style-name="Internet_20_link" text:visited-style-name="Visited_20_Internet_20_Link">
</text:a>
with the possibility of making a pledge of over UAH 13 million.</text:p>
      <text:p text:style-name="P4">
According to NABU, in 2016, the Odessa Mayor Trukhanov together with other employees of the Odessa City Council and representatives of a private company seizure of the city budget in the amount of UAH 92 million.</text:p>
      <text:p text:style-name="P4">
<text:span text:style-name="T4">
 Read also: </text:span>
 <text:a xlink:type="simple" xlink:href="https://www.ukrinform.ua/rubric-regions/3705160-klicko-hotiv-uzati-truhanova-na-poruki.html" text:style-name="Internet_20_link" text:visited-style-name="Visited_20_Internet_20_Link">
<text:span text:style-name="T4">
 Trukhanova </text:span>
</text:a>
NABU detectives and SAP prosecutors in December 2016 initiated the reference to these funds, which were transferred to the account of LLC Developmenteite. January 24, 2020 <text:a xlink:type="simple" xlink:href="https://www.ukrinform.ua/tag-truhanov" text:style-name="Internet_20_link" text:visited-style-name="Visited_20_Internet_20_Link">
</text:a>
The scales were reported suspicion.</text:p>
      <text:p text:style-name="P4">
In total, 12 -persons were held accountable in the Krayan and SAP plant, for 8 of whom the case is listened to by Wax. With regard to one of the participants, the case was closed in connection with her death.</text:p>
      <text:p text:style-name="P4">
In October 2018, the Malinovsky District Court of Odessa was a guarantee against eight persons-performers of the scheme, among them Igennady Trukhanov. In the end, the court acquitted all the persons involved in the case.</text:p>
      <text:p text:style-name="P4">
<text:span text:style-name="T4">
 Read also: </text:span>
 <text:a xlink:type="simple" xlink:href="https://www.ukrinform.ua/rubric-society/3705222-zahist-truhanova-oskarzue-arest-apelaciu-rozglanut-nastupnogo-tizna.html" text:style-name="Internet_20_link" text:visited-style-name="Visited_20_Internet_20_Link">
<text:span text:style-name="T4">
 Trukhanova </text:span>
</text:a>
In February 2021, the WACS Appeal Chamber of Appeal abolished Odessa Vykomalinovsky Court, but could not start the case.</text:p>
      <text:p text:style-name="P4">
On April 25, 2023, the Supreme Anti -Corruption Court held a meeting and changing the event event of Odessa Mayor Gennady Trukhanov on personal obligation for <text:a xlink:type="simple" xlink:href="https://www.ukrinform.ua/rubric-society/3700677-vaks-priznaciv-truhanovu-zastavu-u-ponad-30-miljoniv-centr-protidii-korupcii.html" text:style-name="Internet_20_link" text:visited-style-name="Visited_20_Internet_20_Link">
</text:a>
in the case of "Krajan".</text:p>
      <text:p text:style-name="P4">
News Source: <text:a xlink:type="simple" xlink:href="https://www.ukrinform.ua/rubric-regions/3705360-za-truhanova-vnesli-ponad-13-miljoniv-zastavi-zmi.html" text:style-name="Internet_20_link" text:visited-style-name="Visited_20_Internet_20_Link">
https://www.ukrinform.ua/rubric-regions/3705360-za-truhanova-vnesli-ponad-13-miljoniv-zastavi-zmi.html</text:a>
</text:p>
      <!--NEWS-->
      <text:h text:style-name="P10" text:outline-level="1">
<text:span text:style-name="T4">
Shmigal and Wallace visited the Armed Forces fighters who are trained in Britain</text:span>
</text:h>
      <text:p text:style-name="P4">
Authors: Ukrinform (Person)</text:p>
      <text:p text:style-name="P4">
Publisher: Укринформ (Organization)</text:p>
      <text:p text:style-name="P4">
Published Time: 2023-05-05T19:23:00+03:00</text:p>
      <text:p text:style-name="P4">
Modified Time: 2023-05-05T19:23:00+03:00</text:p>
      <text:p text:style-name="P4">
Description: In the United Kingdom, Prime Minister Denis Shmigal got acquainted with the process of training the next group of military armed forces of Ukraine. - Ukrinform.</text:p>
      <text:p text:style-name="P4">
Images: ["<text:a xlink:type="simple" xlink:href="https://static.ukrinform.com/photos/2023_05/thumb_files/630_360_1683304104-360.jpeg" text:style-name="Internet_20_link" text:visited-style-name="Visited_20_Internet_20_Link">
630_360_16833...</text:a>
", "<text:a xlink:type="simple" xlink:href="https://static.ukrinform.com/photos/2023_05/thumb_files/630_360_1683302447-8831.jpeg" text:style-name="Internet_20_link" text:visited-style-name="Visited_20_Internet_20_Link">
630_360_16833...</text:a>
", "<text:a xlink:type="simple" xlink:href="https://static.ukrinform.com/photos/2023_05/thumb_files/630_360_1683302447-1611.jpeg" text:style-name="Internet_20_link" text:visited-style-name="Visited_20_Internet_20_Link">
630_360_16833...</text:a>
", "<text:a xlink:type="simple" xlink:href="https://static.ukrinform.com/photos/2023_05/thumb_files/630_360_1683302447-1975.jpeg" text:style-name="Internet_20_link" text:visited-style-name="Visited_20_Internet_20_Link">
630_360_16833...</text:a>
", "<text:a xlink:type="simple" xlink:href="https://static.ukrinform.com/photos/2023_05/thumb_files/630_360_1683302447-9504.jpeg" text:style-name="Internet_20_link" text:visited-style-name="Visited_20_Internet_20_Link">
630_360_16833...</text:a>
", "<text:a xlink:type="simple" xlink:href="https://static.ukrinform.com/photos/2023_05/thumb_files/630_360_1683302447-1202.jpeg" text:style-name="Internet_20_link" text:visited-style-name="Visited_20_Internet_20_Link">
630_360_16833...</text:a>
", "<text:a xlink:type="simple" xlink:href="https://static.ukrinform.com/photos/2023_05/thumb_files/630_360_1683302447-9457.jpeg" text:style-name="Internet_20_link" text:visited-style-name="Visited_20_Internet_20_Link">
630_360_16833...</text:a>
", "<text:a xlink:type="simple" xlink:href="https://static.ukrinform.com/photos/2023_05/thumb_files/630_360_1683302448-5781.jpeg" text:style-name="Internet_20_link" text:visited-style-name="Visited_20_Internet_20_Link">
630_360_16833...</text:a>
", "<text:a xlink:type="simple" xlink:href="https://static.ukrinform.com/photos/2023_05/thumb_files/630_360_1683302448-2764.jpeg" text:style-name="Internet_20_link" text:visited-style-name="Visited_20_Internet_20_Link">
630_360_16833...</text:a>
"]</text:p>
      <text:p text:style-name="P4">
Tags: ['Британія', 'ЗСУ', 'Військові навчання', 'Шмигаль']</text:p>
      <text:p text:style-name="P4">
Type: Article</text:p>
      <!--METADATA-->
      <text:p text:style-name="P4">
<draw:frame draw:style-name="fr1" draw:name="Image151" text:anchor-type="as-char" svg:width="6.9236in" svg:height="3.956343in" draw:z-index="0">
<draw:image xlink:href="../Images/yкринформ/2023-05-05T19-23-00-03-00/630_360_1683304104-360.jpeg" xlink:type="simple" xlink:show="embed" xlink:actuate="onLoad" draw:mime-type="image/jpeg"/>
</draw:frame>
In Great Britain, Prime Minister Denis Shmigal got acquainted with the process of training in the Military Armed Forces of Ukraine.</text:p>
      <text:p text:style-name="P4">
As Ukrinform reports, Shmigal wrote in <text:a xlink:type="simple" xlink:href="https://t.me/Denys_Smyhal/5163" text:style-name="Internet_20_link" text:visited-style-name="Visited_20_Internet_20_Link">
</text:a>
.</text:p>
      <text:p text:style-name="P4">
“Almost 15,000 Ukrainian military has already been trained in the United Kingdom. Today, together with the Minister of Defense of the United Kingdom, Benomvoleles and the First Lady of Ukraine, Elena Zelenskaya, got acquainted with the process of training of the next group of the military of the Armed Forces, ”Shmigal said.</text:p>
      <text:p text:style-name="P4">
<draw:frame draw:style-name="fr1" draw:name="Image152" text:anchor-type="as-char" svg:width="6.9236in" svg:height="3.956343in" draw:z-index="0">
<draw:image xlink:href="../Images/yкринформ/2023-05-05T19-23-00-03-00/630_360_1683302447-8831.jpeg" xlink:type="simple" xlink:show="embed" xlink:actuate="onLoad" draw:mime-type="image/jpeg"/>
</draw:frame>
Denisshmigal and Ben Wallace got acquainted with the process of training of the military of the Armed Forces / Photo: Denis Shmigal <text:a xlink:type="simple" xlink:href="https://static.ukrinform.com/photos/2023_05/1683302447-8831.jpeg" text:style-name="Internet_20_link" text:visited-style-name="Visited_20_Internet_20_Link">
![] [](Images/yкринформ/2023-05-05T19-23-00-03-00/630_360_1683302447-8831.jpeg)</text:a>
 <text:a xlink:type="simple" xlink:href="https://static.ukrinform.com/photos/2023_05/1683302447-1611.jpeg" text:style-name="Internet_20_link" text:visited-style-name="Visited_20_Internet_20_Link">
<draw:frame draw:style-name="fr1" draw:name="Image153" text:anchor-type="as-char" svg:width="6.9236in" svg:height="3.956343in" draw:z-index="0">
<draw:image xlink:href="../Images/yкринформ/2023-05-05T19-23-00-03-00/630_360_1683302447-1611.jpeg" xlink:type="simple" xlink:show="embed" xlink:actuate="onLoad" draw:mime-type="image/jpeg"/>
</draw:frame>
</text:a>
 <text:a xlink:type="simple" xlink:href="https://static.ukrinform.com/photos/2023_05/1683302447-1975.jpeg" text:style-name="Internet_20_link" text:visited-style-name="Visited_20_Internet_20_Link">
<draw:frame draw:style-name="fr1" draw:name="Image154" text:anchor-type="as-char" svg:width="6.9236in" svg:height="3.956343in" draw:z-index="0">
<draw:image xlink:href="../Images/yкринформ/2023-05-05T19-23-00-03-00/630_360_1683302447-1975.jpeg" xlink:type="simple" xlink:show="embed" xlink:actuate="onLoad" draw:mime-type="image/jpeg"/>
</draw:frame>
</text:a>
 <text:a xlink:type="simple" xlink:href="https://static.ukrinform.com/photos/2023_05/1683302447-9504.jpeg" text:style-name="Internet_20_link" text:visited-style-name="Visited_20_Internet_20_Link">
<draw:frame draw:style-name="fr1" draw:name="Image155" text:anchor-type="as-char" svg:width="6.9236in" svg:height="3.956343in" draw:z-index="0">
<draw:image xlink:href="../Images/yкринформ/2023-05-05T19-23-00-03-00/630_360_1683302447-9504.jpeg" xlink:type="simple" xlink:show="embed" xlink:actuate="onLoad" draw:mime-type="image/jpeg"/>
</draw:frame>
</text:a>
 <text:a xlink:type="simple" xlink:href="https://static.ukrinform.com/photos/2023_05/1683302447-1202.jpeg" text:style-name="Internet_20_link" text:visited-style-name="Visited_20_Internet_20_Link">
<draw:frame draw:style-name="fr1" draw:name="Image156" text:anchor-type="as-char" svg:width="6.9236in" svg:height="3.956343in" draw:z-index="0">
<draw:image xlink:href="../Images/yкринформ/2023-05-05T19-23-00-03-00/630_360_1683302447-1202.jpeg" xlink:type="simple" xlink:show="embed" xlink:actuate="onLoad" draw:mime-type="image/jpeg"/>
</draw:frame>
</text:a>
 <text:a xlink:type="simple" xlink:href="https://static.ukrinform.com/photos/2023_05/1683302447-9457.jpeg" text:style-name="Internet_20_link" text:visited-style-name="Visited_20_Internet_20_Link">
<draw:frame draw:style-name="fr1" draw:name="Image157" text:anchor-type="as-char" svg:width="6.9236in" svg:height="3.956343in" draw:z-index="0">
<draw:image xlink:href="../Images/yкринформ/2023-05-05T19-23-00-03-00/630_360_1683302447-9457.jpeg" xlink:type="simple" xlink:show="embed" xlink:actuate="onLoad" draw:mime-type="image/jpeg"/>
</draw:frame>
</text:a>
 <text:a xlink:type="simple" xlink:href="https://static.ukrinform.com/photos/2023_05/1683302448-5781.jpeg" text:style-name="Internet_20_link" text:visited-style-name="Visited_20_Internet_20_Link">
<draw:frame draw:style-name="fr1" draw:name="Image158" text:anchor-type="as-char" svg:width="6.9236in" svg:height="3.956343in" draw:z-index="0">
<draw:image xlink:href="../Images/yкринформ/2023-05-05T19-23-00-03-00/630_360_1683302448-5781.jpeg" xlink:type="simple" xlink:show="embed" xlink:actuate="onLoad" draw:mime-type="image/jpeg"/>
</draw:frame>
</text:a>
 <text:a xlink:type="simple" xlink:href="https://static.ukrinform.com/photos/2023_05/1683302448-2764.jpeg" text:style-name="Internet_20_link" text:visited-style-name="Visited_20_Internet_20_Link">
<draw:frame draw:style-name="fr1" draw:name="Image159" text:anchor-type="as-char" svg:width="6.9236in" svg:height="3.956343in" draw:z-index="0">
<draw:image xlink:href="../Images/yкринформ/2023-05-05T19-23-00-03-00/630_360_1683302448-2764.jpeg" xlink:type="simple" xlink:show="embed" xlink:actuate="onLoad" draw:mime-type="image/jpeg"/>
</draw:frame>
</text:a>
He also coordinated with Wallace steps necessary for the counter -offensive and to strengthen Ukraine's defense capability.</text:p>
      <text:p text:style-name="P4">
<text:span text:style-name="T4">
 Read also: </text:span>
 <text:a xlink:type="simple" xlink:href="https://www.ukrinform.ua/rubric-polytics/3705036-zmicnenna-vidnosin-ukraini-ta-britanii-smigal-u-londoni-provede-nizku-vazlivih-zustricej.html" text:style-name="Internet_20_link" text:visited-style-name="Visited_20_Internet_20_Link">
<text:span text:style-name="T4">
 British </text:span>
</text:a>
“We move systematically in this direction. The Ukrainian army learns the standard in practice. On the field of training from experienced mentors and on the field of fighting during the fight against the enemy, ”Shmigal said.As reported by Ukrinform, Shmigal, who, together with his wife of President Olenazelese, is in the United Kingdom of Great Britain and Northern Irland, plans <text:a xlink:type="simple" xlink:href="https://www.ukrinform.ua/rubric-polytics/3705036-zmicnenna-vidnosin-ukraini-ta-britanii-smigal-u-londoni-provede-nizku-vazlivih-zustricej.html" text:style-name="Internet_20_link" text:visited-style-name="Visited_20_Internet_20_Link">
</text:a>
a number of important meetings.</text:p>
      <text:p text:style-name="P4">
News Source: <text:a xlink:type="simple" xlink:href="https://www.ukrinform.ua/rubric-ato/3705361-smigal-i-volles-vidvidali-bijciv-zsu-aki-prohodat-navcanna-u-britanii.html" text:style-name="Internet_20_link" text:visited-style-name="Visited_20_Internet_20_Link">
https://www.ukrinform.ua/rubric-ato/3705361-smigal-i-volles-vidvidali-bijciv-zsu-aki-prohodat-navcanna-u-britanii.html</text:a>
</text:p>
      <!--NEWS-->
      <text:h text:style-name="P10" text:outline-level="1">
<text:span text:style-name="T4">
Ukraine plans to sign a grant agreement with Japan for the purchase of medical equipment</text:span>
</text:h>
      <text:p text:style-name="P4">
Authors: Ukrinform (Person)</text:p>
      <text:p text:style-name="P4">
Publisher: Укринформ (Organization)</text:p>
      <text:p text:style-name="P4">
Published Time: 2023-05-05T19:25:11+03:00</text:p>
      <text:p text:style-name="P4">
Modified Time: 2023-05-05T19:25:11+03:00</text:p>
      <text:p text:style-name="P4">
Description: The government approved the project of an agency agreement between Ukraine and Japan to provide a grant of almost UAH 80 million for the purchase of medical equipment. - Ukrinform.</text:p>
      <text:p text:style-name="P4">
Images: ["<text:a xlink:type="simple" xlink:href="https://static.ukrinform.com/photos/2022_11/thumb_files/630_360_1667308231-551.jpg" text:style-name="Internet_20_link" text:visited-style-name="Visited_20_Internet_20_Link">
630_360_16673...</text:a>
"]</text:p>
      <text:p text:style-name="P4">
Tags: ['Японія', 'Україна', 'Мельничук']</text:p>
      <text:p text:style-name="P4">
Type: Article</text:p>
      <!--METADATA-->
      <text:p text:style-name="P4">
<draw:frame draw:style-name="fr1" draw:name="Image160" text:anchor-type="as-char" svg:width="6.9236in" svg:height="3.956343in" draw:z-index="0">
<draw:image xlink:href="../Images/yкринформ/2023-05-05T19-25-11-03-00/630_360_1667308231-551.jpg" xlink:type="simple" xlink:show="embed" xlink:actuate="onLoad" draw:mime-type="image/jpeg"/>
</draw:frame>
The government approved a project of an agency agreement between Ukraine and Japan on providing a grant in a size of almost UAH 80 million for the purchase of medical equipment.</text:p>
      <text:p text:style-name="P4">
About it in <text:a xlink:type="simple" xlink:href="https://t.me/tmelnychuk/2251" text:style-name="Internet_20_link" text:visited-style-name="Visited_20_Internet_20_Link">
</text:a>
The permanent representative of the ministers in the Verkhovna Rada Taras Melnychuk reported, Ukrinform reports.</text:p>
      <text:p text:style-name="P4">
"The project of the agency agreement between the Government of Ukraine and the company Crown Agentsjapan Limited was approved on the implementation of Japanese grant assistance in the Economic and Social Development Program," the statement reads.</text:p>
      <text:p text:style-name="P4">
<text:span text:style-name="T4">
 Read also: </text:span>
 <text:a xlink:type="simple" xlink:href="https://www.ukrinform.ua/rubric-polytics/3705259-ermak-obgovoriv-iz-poslom-aponii-prodovzenna-spivpraci.html" text:style-name="Internet_20_link" text:visited-style-name="Visited_20_Internet_20_Link">
<text:span text:style-name="T4">
 Japanese </text:span>
</text:a>
According to Melnychuk, the agreement is carried out to execute the committed intergovernment(in the form of exchange of notes)On providing a grant of an unid type of special equipment for health care facilities of Ukraine.</text:p>
      <text:p text:style-name="P4">
It is noted that assistance from the Japan Government will be 300 million yen, or UAH 79.959m.</text:p>
      <text:p text:style-name="P4">
<text:span text:style-name="T4">
 Read also: </text:span>
 <text:a xlink:type="simple" xlink:href="https://www.ukrinform.ua/rubric-society/3705231-na-united24-zavilisa-dva-novih-napramki-priednalisa-se-pat-ambasadoriv-zelenskij.html" text:style-name="Internet_20_link" text:visited-style-name="Visited_20_Internet_20_Link">
</text:a>
As reported, the Ministry of Restoration of Ukraine and the Japanese Agency of International Cooperation as reported on April 14(JICA)They signed a $ 400 million grant agreement. The funds will be directed to the restoration of the critical infrastructure of Ukraine damaged as a result of the war.</text:p>
      <text:p text:style-name="P4">
News Source: <text:a xlink:type="simple" xlink:href="https://www.ukrinform.ua/rubric-society/3705362-ukraina-planue-pidpisati-z-aponieu-grantovu-ugodu-na-zakupivlu-medobladnanna.html" text:style-name="Internet_20_link" text:visited-style-name="Visited_20_Internet_20_Link">
https://www.ukrinform.ua/rubric-society/3705362-ukraina-planue-pidpisati-z-aponieu-grantovu-ugodu-na-zakupivlu-medobladnanna.html</text:a>
</text:p>
      <!--NEWS-->
      <text:h text:style-name="P10" text:outline-level="1">
<text:span text:style-name="T4">
Ukraine has broken two agreements with Belarus</text:span>
</text:h>
      <text:p text:style-name="P4">
Authors: Ukrinform (Person)</text:p>
      <text:p text:style-name="P4">
Publisher: Укринформ (Organization)</text:p>
      <text:p text:style-name="P4">
Published Time: 2023-05-05T19:28:46+03:00</text:p>
      <text:p text:style-name="P4">
Modified Time: 2023-05-05T19:28:46+03:00</text:p>
      <text:p text:style-name="P4">
Description: </text:p>
      <text:p text:style-name="P4">
Кабінет Міністрів Припинив Дію Двох Угод Із Республікою Білорусь - Щодо Співробітництва У Галузі Ветеринарної Медицини Та В Галузі Карантину Та Захисту Рослин. — Укрінформ.: </text:p>
      <text:p text:style-name="P4">
Images: ["<text:a xlink:type="simple" xlink:href="https://static.ukrinform.com/photos/2022_08/thumb_files/630_360_1659708198-453.jpg" text:style-name="Internet_20_link" text:visited-style-name="Visited_20_Internet_20_Link">
630_360_16597...</text:a>
"]</text:p>
      <text:p text:style-name="P4">
Tags: ['білорусь', 'Кабмін', 'Україна', 'Угода']</text:p>
      <text:p text:style-name="P4">
Type: Article</text:p>
      <!--METADATA-->
      <text:p text:style-name="P4">
<draw:frame draw:style-name="fr1" draw:name="Image161" text:anchor-type="as-char" svg:width="6.9236in" svg:height="3.956343in" draw:z-index="0">
<draw:image xlink:href="../Images/yкринформ/2023-05-05T19-28-46-03-00/630_360_1659708198-453.jpg" xlink:type="simple" xlink:show="embed" xlink:actuate="onLoad" draw:mime-type="image/jpeg"/>
</draw:frame>
The Cabinet of Ministers has stopped two agreements with the Republic of Belarus - regarding the field of veterinary medicine and in the field of quarantine of pelvic protection of plants.</text:p>
      <text:p text:style-name="P4">
On May 5, he reported this on May 5 in <text:a xlink:type="simple" xlink:href="https://t.me/tmelnychuk/2250" text:style-name="Internet_20_link" text:visited-style-name="Visited_20_Internet_20_Link">
</text:a>
Permanent representative of the Cabinet of Ministers by the Verkhovna Rada Taras Melnychuk, reports Ukrinform.</text:p>
      <text:p text:style-name="P4">
Yes, the agreement between the Government of Ukraine and the Government of the Republic was terminated <text:a xlink:type="simple" xlink:href="https://www.ukrinform.ua/tag-bilorus" text:style-name="Internet_20_link" text:visited-style-name="Visited_20_Internet_20_Link">
</text:a>
About cooperation in industrial medicine, made on 01.08.2002 in Mozyr.</text:p>
      <text:p text:style-name="P4">
The Government of Ukraine also terminated the Agreement between the Cabinet of Ministers of Ukraine Taurity of the Republic of Belarus on cooperation in the field of quarantine and protecting buildings committed on 07.10.2013 in Minsk.</text:p>
      <text:p text:style-name="P4">
<text:span text:style-name="T4">
 Read also: </text:span>
 <text:a xlink:type="simple" xlink:href="https://www.ukrinform.ua/rubric-society/3699054-ukraina-rozirvala-se-odnu-ugodu-z-krainami-snd-pro-socviplati.html" text:style-name="Internet_20_link" text:visited-style-name="Visited_20_Internet_20_Link">
<text:span text:style-name="T4">
 CIS </text:span>
</text:a>
As reported by Ukrinform, temporary border control was introduced between Belarus and Russia, for which the checkpoint was installed.</text:p>
      <text:p text:style-name="P4">
News Source: <text:a xlink:type="simple" xlink:href="https://www.ukrinform.ua/rubric-polytics/3705363-ukraina-rozirvala-dvi-ugodi-z-bilorussu.html" text:style-name="Internet_20_link" text:visited-style-name="Visited_20_Internet_20_Link">
https://www.ukrinform.ua/rubric-polytics/3705363-ukraina-rozirvala-dvi-ugodi-z-bilorussu.html</text:a>
</text:p>
      <!--NEWS-->
      <text:h text:style-name="P10" text:outline-level="1">
<text:span text:style-name="T4">
Ukrainians started performing at the Canadian stage of the World Cup on Jumping in Water</text:span>
</text:h>
      <text:p text:style-name="P4">
Authors: Ukrinform (Person)</text:p>
      <text:p text:style-name="P4">
Publisher: Укринформ (Organization)</text:p>
      <text:p text:style-name="P4">
Published Time: 2023-05-05T19:29:00+03:00</text:p>
      <text:p text:style-name="P4">
Modified Time: 2023-05-05T19:29:00+03:00</text:p>
      <text:p text:style-name="P4">
Description: In Montreal (Canada), the world of the World Cup has started. - Ukrinform.</text:p>
      <text:p text:style-name="P4">
Images: ["<text:a xlink:type="simple" xlink:href="https://static.ukrinform.com/photos/2023_05/thumb_files/630_360_1683304191-138.jpg" text:style-name="Internet_20_link" text:visited-style-name="Visited_20_Internet_20_Link">
630_360_16833...</text:a>
"]</text:p>
      <text:p text:style-name="P4">
Tags: ['Кубок світу', 'Стрибки у воду']</text:p>
      <text:p text:style-name="P4">
Type: Article</text:p>
      <!--METADATA-->
      <text:p text:style-name="P4">
<draw:frame draw:style-name="fr1" draw:name="Image162" text:anchor-type="as-char" svg:width="6.9236in" svg:height="3.956343in" draw:z-index="0">
<draw:image xlink:href="../Images/yкринформ/2023-05-05T19-29-00-03-00/630_360_1683304191-138.jpg" xlink:type="simple" xlink:show="embed" xlink:actuate="onLoad" draw:mime-type="image/jpeg"/>
</draw:frame>
In Montreal(Canada)The stage of the World Cup on Jumping into the water started.</text:p>
      <text:p text:style-name="P4">
The first was started by men in individual jumps from 3-meter trumbilin, Ukrinform reports.</text:p>
      <text:p text:style-name="P4">
The qualification was won by Chinese Junuan van with the result of 493.45 points of the after -six jumps.</text:p>
      <text:p text:style-name="P4">
Ukrainian Danilo Konovalov(364,80)He did not fall into the finals, taking the 16th place in the field of 22 participants.</text:p>
      <text:p text:style-name="P4">
In the Montreal, domestic athletes will also perform in jumps of 10 -meter platform: in individual jumps - Alexei Wednesday, in the synchronous - Sofiasman and Ksenia Balo, Alexei Wednesday and Cyril Bolukh.</text:p>
      <text:p text:style-name="P4">
<text:span text:style-name="T4">
 Read also: </text:span>
 <text:a xlink:type="simple" xlink:href="https://www.ukrinform.ua/rubric-sports/3702972-uni-ukrainski-stribuni-u-vodi-vigrali-cotiri-medali-na-turniri-u-drezdeni.html" text:style-name="Internet_20_link" text:visited-style-name="Visited_20_Internet_20_Link">
</text:a>
The Canadian stage of the World Cup will end on May 7.</text:p>
      <text:p text:style-name="P4">
Photo: uadiving.org.</text:p>
      <text:p text:style-name="P4">
News Source: <text:a xlink:type="simple" xlink:href="https://www.ukrinform.ua/rubric-sports/3705364-ukrainci-rozpocali-vistup-na-kanadskomu-etapi-kubka-svitu-zi-stribkiv-u-vodu.html" text:style-name="Internet_20_link" text:visited-style-name="Visited_20_Internet_20_Link">
https://www.ukrinform.ua/rubric-sports/3705364-ukrainci-rozpocali-vistup-na-kanadskomu-etapi-kubka-svitu-zi-stribkiv-u-vodu.html</text:a>
</text:p>
      <!--NEWS-->
      <text:h text:style-name="P10" text:outline-level="1">
<text:span text:style-name="T4">
The Government proposes to reduce the limit age for recruits from 27 to 25 years</text:span>
</text:h>
      <text:p text:style-name="P4">
Authors: Ukrinform (Person)</text:p>
      <text:p text:style-name="P4">
Publisher: Укринформ (Organization)</text:p>
      <text:p text:style-name="P4">
Published Time: 2023-05-05T19:30:03+03:00</text:p>
      <text:p text:style-name="P4">
Modified Time: 2023-05-05T19:30:03+03:00</text:p>
      <text:p text:style-name="P4">
Description: The Cabinet of Ministers has approved the project of the Law "On Amendments to the Law of Ukraine" On Military Duty and Military Service ", which is proposed to reduce the limit age of citizens' residence in the military registration of conscripts from 27 to 25 years. - Ukrinform.</text:p>
      <text:p text:style-name="P4">
Images: ["<text:a xlink:type="simple" xlink:href="https://static.ukrinform.com/photos/2019_03/thumb_files/630_360_1553693868-452.jpg" text:style-name="Internet_20_link" text:visited-style-name="Visited_20_Internet_20_Link">
630_360_15536...</text:a>
"]</text:p>
      <text:p text:style-name="P4">
Tags: ['Призов', 'Уряд', 'Мельничук']</text:p>
      <text:p text:style-name="P4">
Type: Article</text:p>
      <!--METADATA-->
      <text:p text:style-name="P4">
<draw:frame draw:style-name="fr1" draw:name="Image163" text:anchor-type="as-char" svg:width="6.9236in" svg:height="3.956343in" draw:z-index="0">
<draw:image xlink:href="../Images/yкринформ/2023-05-05T19-30-03-03-00/630_360_1553693868-452.jpg" xlink:type="simple" xlink:show="embed" xlink:actuate="onLoad" draw:mime-type="image/jpeg"/>
</draw:frame>
The Cabinet of Ministers has approved the project of the Law "On Amendments to the Law of Ukraine" Provisian Duty and Military Service ", which is proposed to reduce the marginal residence of citizens' stay on military registration of conscripts from 27 to 25 years.</text:p>
      <text:p text:style-name="P4">
On May 5, he reported this on May 5 in <text:a xlink:type="simple" xlink:href="https://t.me/tmelnychuk/2250" text:style-name="Internet_20_link" text:visited-style-name="Visited_20_Internet_20_Link">
</text:a>
Permanent representative of the Cabinet of Ministers by the Verkhovna Rada Taras Melnychuk, reports Ukrinform.</text:p>
      <text:p text:style-name="P4">
"The bill provides for amendments to Articles 15, 18, 18-1, 37 of the Law" Provisian Duty and Military Service "aimed at reducing the marginal war of citizens' stay in military registration of conscripts from 27 to 25 years of age,"-the message reads.</text:p>
      <text:p text:style-name="P4">
<text:span text:style-name="T4">
 Read also: </text:span>
 [<text:span text:style-name="T4">
 Ministry of Defense </text:span>
 <text:span text:style-name="T4">
 </text:span>
 offers <text:span text:style-name="T4">
 </text:span>
 <text:span text:style-name="T4">
 </text:span>
 <text:span text:style-name="T4">
 </text:span>
 marginal ****(https://www.ukrinform.ua/rubric-society/3704759-minoboroni-proponue-zniziti-granicnij-vik-dla-prizovnikiv-do-25-rokiv.html)As reported by Ukrinform, the Cabinet of Ministers approved the project of the Law "On Introduction to Certain Legislative Acts of Ukraine on Regulation of Activities in the Ferier Protection of Life and Searching and Rescue of People at Sea."</text:p>
      <text:p text:style-name="P4">
News Source: <text:a xlink:type="simple" xlink:href="https://www.ukrinform.ua/rubric-society/3705365-urad-proponue-zmensiti-granicnij-vik-dla-prizovnikiv-z-27-do-25-rokiv.html" text:style-name="Internet_20_link" text:visited-style-name="Visited_20_Internet_20_Link">
https://www.ukrinform.ua/rubric-society/3705365-urad-proponue-zmensiti-granicnij-vik-dla-prizovnikiv-z-27-do-25-rokiv.html</text:a>
</text:p>
      <!--NEWS-->
      <text:h text:style-name="P10" text:outline-level="1">
<text:span text:style-name="T4">
Zelensky met with USBasadors United24</text:span>
</text:h>
      <text:p text:style-name="P4">
Authors: Ukrinform (Person)</text:p>
      <text:p text:style-name="P4">
Publisher: Укринформ (Organization)</text:p>
      <text:p text:style-name="P4">
Published Time: 2023-05-05T19:32:00+03:00</text:p>
      <text:p text:style-name="P4">
Modified Time: 2023-05-05T19:32:00+03:00</text:p>
      <text:p text:style-name="P4">
Description: President Volodymyr Zelenskyy met with the ambassadors of the United24 Fandering Platform and thanked them for uniting the world to help Ukraine. - Ukrinform.</text:p>
      <text:p text:style-name="P4">
Images: ["<text:a xlink:type="simple" xlink:href="https://static.ukrinform.com/photos/2023_05/thumb_files/630_360_1683304726-478.jpeg" text:style-name="Internet_20_link" text:visited-style-name="Visited_20_Internet_20_Link">
630_360_16833...</text:a>
", "<text:a xlink:type="simple" xlink:href="https://static.ukrinform.com/photos/2023_05/1683304726-780.jpeg" text:style-name="Internet_20_link" text:visited-style-name="Visited_20_Internet_20_Link">
1683304726-78...</text:a>
", "<text:a xlink:type="simple" xlink:href="https://static.ukrinform.com/photos/2023_05/1683304726-885.jpeg" text:style-name="Internet_20_link" text:visited-style-name="Visited_20_Internet_20_Link">
1683304726-88...</text:a>
"]</text:p>
      <text:p text:style-name="P4">
Tags: ['Зеленський', 'United24', 'Амбасадор']</text:p>
      <text:p text:style-name="P4">
Type: Article</text:p>
      <!--METADATA-->
      <text:p text:style-name="P4">
<draw:frame draw:style-name="fr1" draw:name="Image164" text:anchor-type="as-char" svg:width="6.9236in" svg:height="3.956343in" draw:z-index="0">
<draw:image xlink:href="../Images/yкринформ/2023-05-05T19-32-00-03-00/630_360_1683304726-478.jpeg" xlink:type="simple" xlink:show="embed" xlink:actuate="onLoad" draw:mime-type="image/jpeg"/>
</draw:frame>
The Presidential Lordir Zelensky met with the ambassadors of the Fandering Platformunited24 and thanked them for the unification of the world to help Ukraine.</text:p>
      <text:p text:style-name="P4">
According to Ukrinform, the head of state reported in <text:a xlink:type="simple" xlink:href="https://t.me/V_Zelenskiy_official/6129" text:style-name="Internet_20_link" text:visited-style-name="Visited_20_Internet_20_Link">
</text:a>
.</text:p>
      <text:p text:style-name="P4">
"He met with United24 Ambassadors who, together with us in Kyiv, summarize the first year of the Fandssing Platform. I am grateful to everyone but that you unite the world around the help of Ukraine," he said.</text:p>
      <text:p text:style-name="P4">
<draw:frame draw:style-name="fr1" draw:name="Image165" text:anchor-type="as-char" svg:width="6.9236in" svg:height="4.613521in" draw:z-index="0">
<draw:image xlink:href="../Images/yкринформ/2023-05-05T19-32-00-03-00/1683304726-780.jpeg" xlink:type="simple" xlink:show="embed" xlink:actuate="onLoad" draw:mime-type="image/jpeg"/>
</draw:frame>
In particular, the President thanked the ambassadors of "Medical Aid" Andriyushevchenko and Liev Schreiber, ambassadors of "Reconstruction of Ukraine" by Alexander, Katherine Vinnik and Michelle Azanavichus and representatives of Imaginesa, Maca Rhinolds and Taku.</text:p>
      <text:p text:style-name="P4">
Video: <text:a xlink:type="simple" xlink:href="https://t.me/V_Zelenskiy_official/6129" text:style-name="Internet_20_link" text:visited-style-name="Visited_20_Internet_20_Link">
</text:a>
<text:span text:style-name="T4">
 Read also: </text:span>
 <text:a xlink:type="simple" xlink:href="https://www.ukrinform.ua/rubric-society/3705231-na-united24-zavilisa-dva-novih-napramki-priednalisa-se-pat-ambasadoriv-zelenskij.html" text:style-name="Internet_20_link" text:visited-style-name="Visited_20_Internet_20_Link">
<text:span text:style-name="T4">
 United24 </text:span>
</text:a>
Zelensky also congratulated Paul Nerza and Ivanna Sakhno on the team of the first ambassadors of the new direction "Light Science".</text:p>
      <text:p text:style-name="P4">
<draw:frame draw:style-name="fr1" draw:name="Image166" text:anchor-type="as-char" svg:width="6.9236in" svg:height="4.613521in" draw:z-index="0">
<draw:image xlink:href="../Images/yкринформ/2023-05-05T19-32-00-03-00/1683304726-885.jpeg" xlink:type="simple" xlink:show="embed" xlink:actuate="onLoad" draw:mime-type="image/jpeg"/>
</draw:frame>
Video: <text:a xlink:type="simple" xlink:href="https://t.me/OP_UA/9418" text:style-name="Internet_20_link" text:visited-style-name="Visited_20_Internet_20_Link">
</text:a>
As reported by Ukrinform, on United24 <text:a xlink:type="simple" xlink:href="https://www.ukrinform.ua/rubric-society/3705231-na-united24-zavilisa-dva-novih-napramki-priednalisa-se-pat-ambasadoriv-zelenskij.html" text:style-name="Internet_20_link" text:visited-style-name="Visited_20_Internet_20_Link">
</text:a>
education and humanitarian demining. Five more ambassadors, including scientists and Lauretinobelle Prize, Paul Ners, Edward Mozar, May-Brit Moser and Ukrainian Ivannasakhno, were also joined.</text:p>
      <text:p text:style-name="P4">
<text:span text:style-name="T5">
Foto: Presidential Office</text:span>
</text:p>
      <text:p text:style-name="P4">
News Source: <text:a xlink:type="simple" xlink:href="https://www.ukrinform.ua/rubric-society/3705369-zelenskij-zustrivsa-z-ambasadorami-united24.html" text:style-name="Internet_20_link" text:visited-style-name="Visited_20_Internet_20_Link">
https://www.ukrinform.ua/rubric-society/3705369-zelenskij-zustrivsa-z-ambasadorami-united24.html</text:a>
</text:p>
      <!--NEWS-->
      <text:h text:style-name="P10" text:outline-level="1">
<text:span text:style-name="T4">
Ukraine and Lithuania have introduced a simplified exchange of driver's licenses</text:span>
</text:h>
      <text:p text:style-name="P4">
Authors: Ukrinform (Person)</text:p>
      <text:p text:style-name="P4">
Publisher: Укринформ (Organization)</text:p>
      <text:p text:style-name="P4">
Published Time: 2023-05-05T19:37:11+03:00</text:p>
      <text:p text:style-name="P4">
Modified Time: 2023-05-05T19:37:11+03:00</text:p>
      <text:p text:style-name="P4">
Description: The Cabinet approved an intergovernmental agreement with Lithuania on the mutual recognition and exchange of national driver's national licenses. - Ukrinform.</text:p>
      <text:p text:style-name="P4">
Images: ["<text:a xlink:type="simple" xlink:href="https://static.ukrinform.com/photos/2023_05/thumb_files/630_360_1683304526-994.jpg" text:style-name="Internet_20_link" text:visited-style-name="Visited_20_Internet_20_Link">
630_360_16833...</text:a>
"]</text:p>
      <text:p text:style-name="P4">
Tags: ['Кабмін', 'Литва', 'Водійські права', 'Шмигаль']</text:p>
      <text:p text:style-name="P4">
Type: Article</text:p>
      <!--METADATA-->
      <text:p text:style-name="P4">
<draw:frame draw:style-name="fr1" draw:name="Image167" text:anchor-type="as-char" svg:width="6.9236in" svg:height="3.956343in" draw:z-index="0">
<draw:image xlink:href="../Images/yкринформ/2023-05-05T19-37-11-03-00/630_360_1683304526-994.jpg" xlink:type="simple" xlink:show="embed" xlink:actuate="onLoad" draw:mime-type="image/jpeg"/>
</draw:frame>
The Cabinet of Ministers has declared an intergovernmental agreement with Lithuania on the mutual recognition and exchange of national driver's national liabilities.</text:p>
      <text:p text:style-name="P4">
According to Ukrinform, Prime Minister of Ukraine Denis Shmigal in [] reported(https://t.me/Denys_Smyhal/5162)“Ukraine and Lithuania are implementing a simplified exchange of driver's licenses, stray exams. The relevant agreement was approved by the government today. We appreciate the comprehensive support of Lithuania and thank the hospitality for Ukrainians. We are now creating new opportunities for our citizens in Lithuania, ”Shmigal said.</text:p>
      <text:p text:style-name="P4">
<text:span text:style-name="T4">
 Read also: </text:span>
 <text:a xlink:type="simple" xlink:href="https://www.ukrinform.ua/rubric-society/3661941-ukrainske-posvidcenna-vodia-mozna-bude-obminati-v-tureccini.html" text:style-name="Internet_20_link" text:visited-style-name="Visited_20_Internet_20_Link">
</text:a>
He explained that the exchange of driver's licenses will take place without taking theoretical and practical exams, which will save the time and effort of thousands of people.</text:p>
      <text:p text:style-name="P4">
It is noted that for the exchange only a document on permanent residence of the country, the original certificate and a valid medical certificate should be submitted, noted <text:a xlink:type="simple" xlink:href="https://www.ukrinform.ua/tag-smigal" text:style-name="Internet_20_link" text:visited-style-name="Visited_20_Internet_20_Link">
</text:a>
 .</text:p>
      <text:p text:style-name="P4">
News Source: <text:a xlink:type="simple" xlink:href="https://www.ukrinform.ua/rubric-society/3705367-ukraina-ta-litva-zaprovadili-sprosenij-obmin-posvidcen-vodia.html" text:style-name="Internet_20_link" text:visited-style-name="Visited_20_Internet_20_Link">
https://www.ukrinform.ua/rubric-society/3705367-ukraina-ta-litva-zaprovadili-sprosenij-obmin-posvidcen-vodia.html</text:a>
</text:p>
      <!--NEWS-->
      <text:h text:style-name="P10" text:outline-level="1">
<text:span text:style-name="T4">
The National Bank has canceled a license for another insurer</text:span>
</text:h>
      <text:p text:style-name="P4">
Authors: Ukrinform (Person)</text:p>
      <text:p text:style-name="P4">
Publisher: Укринформ (Organization)</text:p>
      <text:p text:style-name="P4">
Published Time: 2023-05-05T19:42:40+03:00</text:p>
      <text:p text:style-name="P4">
Modified Time: 2023-05-05T19:42:40+03:00</text:p>
      <text:p text:style-name="P4">
Description: For repeated violations of the requirements of the license conditions, the National Bank withdrew the license of the Universal Policy. - Ukrinform.</text:p>
      <text:p text:style-name="P4">
Images: ["<text:a xlink:type="simple" xlink:href="https://static.ukrinform.com/photos/2023_05/thumb_files/630_360_1683304861-292.jpg" text:style-name="Internet_20_link" text:visited-style-name="Visited_20_Internet_20_Link">
630_360_16833...</text:a>
"]</text:p>
      <text:p text:style-name="P4">
Tags: ['Ліцензія', 'Нацбанк', 'Страхування']</text:p>
      <text:p text:style-name="P4">
Type: Article</text:p>
      <!--METADATA-->
      <text:p text:style-name="P4">
<draw:frame draw:style-name="fr1" draw:name="Image168" text:anchor-type="as-char" svg:width="6.9236in" svg:height="3.956343in" draw:z-index="0">
<draw:image xlink:href="../Images/yкринформ/2023-05-05T19-42-40-03-00/630_360_1683304861-292.jpg" xlink:type="simple" xlink:show="embed" xlink:actuate="onLoad" draw:mime-type="image/jpeg"/>
</draw:frame>
Filling violations of the requirements of the License Terms of the National Bank withdrew the license of the Universal Policy.</text:p>
      <text:p text:style-name="P4">
This was reported by the press service <text:a xlink:type="simple" xlink:href="https://bank.gov.ua/ua/news/all/strahoviku-anulovano-litsenziyi-16474" text:style-name="Internet_20_link" text:visited-style-name="Visited_20_Internet_20_Link">
</text:a>
, reports Ukrinform.</text:p>
      <text:p text:style-name="P4">
“The National Bank of Ukraine applied to PJSC“ Universal Policy ”Insurance Company &lt;...&gt;
 The event of an impact in the form of cancellation(recall) <text:a xlink:type="simple" xlink:href="https://www.ukrinform.ua/tag-licenzia" text:style-name="Internet_20_link" text:visited-style-name="Visited_20_Internet_20_Link">
</text:a>
for the provision of financial services. The insurer has repeatedly violated the requirements of the licensed conditions, ”the message reads.</text:p>
      <text:p text:style-name="P4">
In particular, the insurer did not comply with compulsory financial standards(The solvency and consumption rate of capital and the risk operational).</text:p>
      <text:p text:style-name="P4">
<text:span text:style-name="T4">
Читайте також:</text:span>
 <text:a xlink:type="simple" xlink:href="https://www.ukrinform.ua/rubric-economy/3703835-nacbank-anuluvav-licenzii-dvom-strahovikam.html" text:style-name="Internet_20_link" text:visited-style-name="Visited_20_Internet_20_Link">
 </text:a>
PJSC "Universal Policy" operates in the Non-Life segment.</text:p>
      <text:p text:style-name="P4">
The decision of the Board of the National Bank came into force on May 5, 2023.</text:p>
      <text:p text:style-name="P4">
As it was reported, 37 institutions were expelled from the registers of participants of the non -bank financial market. The total number of participants of the non -banking market per month has decreased from 1 384(As of February 28)up to 1 347(As of March 31).</text:p>
      <text:p text:style-name="P4">
<text:span text:style-name="T5">
Фото: НБУ</text:span>
</text:p>
      <text:p text:style-name="P4">
News Source: <text:a xlink:type="simple" xlink:href="https://www.ukrinform.ua/rubric-economy/3705370-nacbank-anuluvav-licenziu-se-odnomu-strahoviku.html" text:style-name="Internet_20_link" text:visited-style-name="Visited_20_Internet_20_Link">
https://www.ukrinform.ua/rubric-economy/3705370-nacbank-anuluvav-licenziu-se-odnomu-strahoviku.html</text:a>
</text:p>
      <!--NEWS-->
      <text:h text:style-name="P10" text:outline-level="1">
<text:span text:style-name="T4">
In the Beryslav district, a tractor driver was blown up in a hostile mini</text:span>
</text:h>
      <text:p text:style-name="P4">
Authors: Ukrinform (Person)</text:p>
      <text:p text:style-name="P4">
Publisher: Укринформ (Organization)</text:p>
      <text:p text:style-name="P4">
Published Time: 2023-05-05T19:53:18+03:00</text:p>
      <text:p text:style-name="P4">
Modified Time: 2023-05-05T19:53:18+03:00</text:p>
      <text:p text:style-name="P4">
Description: In the Berislav district of Kherson region, a tractor driver was blown up on the Russian mini, due to the detonation of ammunition, a man was injured. - Ukrinform.</text:p>
      <text:p text:style-name="P4">
Images: ["<text:a xlink:type="simple" xlink:href="https://static.ukrinform.com/photos/2020_04/thumb_files/630_360_1586340478-109.jpg" text:style-name="Internet_20_link" text:visited-style-name="Visited_20_Internet_20_Link">
630_360_15863...</text:a>
"]</text:p>
      <text:p text:style-name="P4">
Tags: ['Херсонщина', 'Міна', 'Вибух', 'Трактор']</text:p>
      <text:p text:style-name="P4">
Type: Article</text:p>
      <!--METADATA-->
      <text:p text:style-name="P4">
<draw:frame draw:style-name="fr1" draw:name="Image169" text:anchor-type="as-char" svg:width="6.9236in" svg:height="3.956343in" draw:z-index="0">
<draw:image xlink:href="../Images/yкринформ/2023-05-05T19-53-18-03-00/630_360_1586340478-109.jpg" xlink:type="simple" xlink:show="embed" xlink:actuate="onLoad" draw:mime-type="image/jpeg"/>
</draw:frame>
The Ubeslav district of Kherson region was blown up by a tractorist on the Russian mini, due to the detonation of ammunition, the man was injured.</text:p>
      <text:p text:style-name="P4">
According to Ukrinform, the Kherson Regional Military Administration reported in <text:a xlink:type="simple" xlink:href="https://t.me/khersonskaODA/5609" text:style-name="Internet_20_link" text:visited-style-name="Visited_20_Internet_20_Link">
</text:a>
.</text:p>
      <text:p text:style-name="P4">
The event happened in the village of Maxim Gorky, the Novori community. The tractorist was on explosives during work.</text:p>
      <text:p text:style-name="P4">
<text:span text:style-name="T4">
 Read also: </text:span>
 <text:a xlink:type="simple" xlink:href="https://www.ukrinform.ua/rubric-regions/3704299-na-harkivsini-traktorist-pidirvavsa-na-protitankovij-mini.html" text:style-name="Internet_20_link" text:visited-style-name="Visited_20_Internet_20_Link">
<text:span text:style-name="T4">
 Excluded </text:span>
</text:a>
"Due to undermining a mini 30-year-old man, he was injured. He was given a military, now <text:a xlink:type="simple" xlink:href="https://www.ukrinform.ua/tag-likari" text:style-name="Internet_20_link" text:visited-style-name="Visited_20_Internet_20_Link">
</text:a>
Provide the necessary help, " - said in Ova.</text:p>
      <text:p text:style-name="P4">
As reported by Ukrinform, May 4 <text:a xlink:type="simple" xlink:href="https://www.ukrinform.ua/rubric-regions/3704665-na-okolici-cernigova-traktorist-naihav-na-minu.html" text:style-name="Internet_20_link" text:visited-style-name="Visited_20_Internet_20_Link">
</text:a>
Chernihiv happened at the end. During the rake, the tractor driver ran into a detonation ammunition.</text:p>
      <text:p text:style-name="P4">
_ Photo illustrative_</text:p>
      <text:p text:style-name="P4">
News Source: <text:a xlink:type="simple" xlink:href="https://www.ukrinform.ua/rubric-regions/3705374-u-berislavskomu-rajoni-na-vorozij-mini-pidirvavsa-traktorist.html" text:style-name="Internet_20_link" text:visited-style-name="Visited_20_Internet_20_Link">
https://www.ukrinform.ua/rubric-regions/3705374-u-berislavskomu-rajoni-na-vorozij-mini-pidirvavsa-traktorist.html</text:a>
</text:p>
      <!--NEWS-->
      <text:h text:style-name="P10" text:outline-level="1">
<text:span text:style-name="T4">
Ukraine will receive from the Allies the powerful military packages required for counter -offensive - OP</text:span>
</text:h>
      <text:p text:style-name="P4">
Authors: Ukrinform (Person)</text:p>
      <text:p text:style-name="P4">
Publisher: Укринформ (Organization)</text:p>
      <text:p text:style-name="P4">
Published Time: 2023-05-05T19:56:00+03:00</text:p>
      <text:p text:style-name="P4">
Modified Time: 2023-05-05T19:56:00+03:00</text:p>
      <text:p text:style-name="P4">
Description: Ukraine has received confirmation of the provision of powerful military packages that we need for a successful counter -offensive. - Ukrinform.</text:p>
      <text:p text:style-name="P4">
Images: ["<text:a xlink:type="simple" xlink:href="https://static.ukrinform.com/photos/2023_03/thumb_files/630_360_1678262274-371.jpeg" text:style-name="Internet_20_link" text:visited-style-name="Visited_20_Internet_20_Link">
630_360_16782...</text:a>
"]</text:p>
      <text:p text:style-name="P4">
Tags: ['Єрмак', 'Війна з росією', 'Єдині новини']</text:p>
      <text:p text:style-name="P4">
Type: Article</text:p>
      <!--METADATA-->
      <text:p text:style-name="P4">
<draw:frame draw:style-name="fr1" draw:name="Image170" text:anchor-type="as-char" svg:width="6.9236in" svg:height="3.956343in" draw:z-index="0">
<draw:image xlink:href="../Images/yкринформ/2023-05-05T19-56-00-03-00/630_360_1678262274-371.jpeg" xlink:type="simple" xlink:show="embed" xlink:actuate="onLoad" draw:mime-type="image/jpeg"/>
</draw:frame>
Ukraine has supported confirmation of providing the provision of powerful military packages that we need for a successful counter -offensive.</text:p>
      <text:p text:style-name="P4">
The head of the office of Presidentandri Yermak said this on the broadcasting of the only news, Ukrinform correspondent reports.</text:p>
      <text:p text:style-name="P4">
“We have just returned, the President's team returned from a very powerful visit to Helsinki and Hague. In the First City, I can say that we were witnesses and direct participants in the creation of a new format of countries, the so -called Scandinavian countries plus Ukraine. And I think that a long work for a long time of this format. He showed his efficiency from his first meeting. And I can say that today we understand that there is a lot of time left to the Vilnius summit. And so the President, I, all -domain, we work to make the range of countries that support us and actively emerge in our future membership in the Alliance, and on this path -giving us specific safety guarantees, it would be such that it would give the in dawn. This is a solution, ”Yermak said, answering how many countries are ready to support Ukraine in Vnato's membership.</text:p>
      <text:p text:style-name="P4">
<text:span text:style-name="T4">
 Read also: </text:span>
 <text:a xlink:type="simple" xlink:href="https://www.ukrinform.ua/rubric-polytics/3705301-mirnij-plan-zelenskogo-ta-proekt-rezolucii-kongresu-ssa-okresluut-peremogu-ukraini-ekspert.html" text:style-name="Internet_20_link" text:visited-style-name="Visited_20_Internet_20_Link">
</text:a>
He emphasized that "Northern Europe is very confident in their words is very pro -Ukrainian."</text:p>
      <text:p text:style-name="P4">
“It was a very fruitful and effective meeting with Finland President at first, from Ukraine, which just became, joined the Alliance. And it was also a landmark, it also happens and also has such a "happiness" - to have such a neighbor as we, unfortunately. That is why it was such a very powerful signal of the world that we were one of the first to get to Finland, ”said OP.</text:p>
      <text:p text:style-name="P4">
The second part of the meeting, according to him, was held in the format "Scandinavskikraine plus Ukraine".</text:p>
      <text:p text:style-name="P4">
<text:span text:style-name="T4">
 Read also: </text:span>
 <text:a xlink:type="simple" xlink:href="https://www.ukrinform.ua/rubric-ato/3704885-stati-pridilaut-veliku-uvagu-peredaci-ukraini-zasobiv-ppo-bilij-dim.html" text:style-name="Internet_20_link" text:visited-style-name="Visited_20_Internet_20_Link">
</text:a>
</text:p>
      <text:p text:style-name="P4">
According to him, this is why this path is chosen today, and he showed his efficiency while working in regional groups. "And this work will be prestigious in order for us to have a coalition of support of Ukraine very quickly everyday life of the Vilnius Summit on the eve of this important child," Yermak summarized.</text:p>
      <text:p text:style-name="P4">
<text:span text:style-name="T4">
 Read also: </text:span>
 <text:a xlink:type="simple" xlink:href="https://www.ukrinform.ua/rubric-polytics/3705259-ermak-obgovoriv-iz-poslom-aponii-prodovzenna-spivpraci.html" text:style-name="Internet_20_link" text:visited-style-name="Visited_20_Internet_20_Link">
<text:span text:style-name="T4">
 Ermak </text:span>
</text:a>
It was reported that the NATO summit will be held in Vilnius on July 11-12. The NATO Secretary General Jens Stoltenberg invited President of Ukraine Vladimirrazellensky to this summit.</text:p>
      <text:p text:style-name="P4">
Photo: op</text:p>
      <text:p text:style-name="P4">
News Source: <text:a xlink:type="simple" xlink:href="https://www.ukrinform.ua/rubric-ato/3705376-ukraina-otrimae-vid-souznikiv-potuzni-vijskovi-paketi-aki-neobhidni-dla-kontrnastupu-op.html" text:style-name="Internet_20_link" text:visited-style-name="Visited_20_Internet_20_Link">
https://www.ukrinform.ua/rubric-ato/3705376-ukraina-otrimae-vid-souznikiv-potuzni-vijskovi-paketi-aki-neobhidni-dla-kontrnastupu-op.html</text:a>
</text:p>
      <!--NEWS-->
      <text:h text:style-name="P10" text:outline-level="1">
<text:span text:style-name="T4">
May 5 there is a lunar eclipse</text:span>
</text:h>
      <text:p text:style-name="P4">
Authors: Ukrinform (Person)</text:p>
      <text:p text:style-name="P4">
Publisher: Укринформ (Organization)</text:p>
      <text:p text:style-name="P4">
Published Time: 2023-05-05T20:02:00+03:00</text:p>
      <text:p text:style-name="P4">
Modified Time: 2023-05-05T20:02:00+03:00</text:p>
      <text:p text:style-name="P4">
Description: On Friday evening, a lunar eclipse began, during which the Earth's satellite will enter the outer edge of the earth's shade. - Ukrinform.</text:p>
      <text:p text:style-name="P4">
Images: ["<text:a xlink:type="simple" xlink:href="https://static.ukrinform.com/photos/2023_05/thumb_files/630_360_1683306701-583.jpg" text:style-name="Internet_20_link" text:visited-style-name="Visited_20_Internet_20_Link">
630_360_16833...</text:a>
"]</text:p>
      <text:p text:style-name="P4">
Tags: ['Космос', 'Місяць', 'Затемнення']</text:p>
      <text:p text:style-name="P4">
Type: Article</text:p>
      <!--METADATA-->
      <text:p text:style-name="P4">
<draw:frame draw:style-name="fr1" draw:name="Image171" text:anchor-type="as-char" svg:width="6.9236in" svg:height="3.956343in" draw:z-index="0">
<draw:image xlink:href="../Images/yкринформ/2023-05-05T20-02-00-03-00/630_360_1683306701-583.jpg" xlink:type="simple" xlink:show="embed" xlink:actuate="onLoad" draw:mime-type="image/jpeg"/>
</draw:frame>
On Friday evening, a lunar eclipse began, during which the Earth's satellite will enter the along the edge of the earth's shadow.</text:p>
      <text:p text:style-name="P4">
About it reports <text:a xlink:type="simple" xlink:href="https://www.space.com/lunar-eclipse-flower-moon-may-2023-livestream" text:style-name="Internet_20_link" text:visited-style-name="Visited_20_Internet_20_Link">
</text:a>
, reports Ukrinform.</text:p>
      <text:p text:style-name="P4">
As it is noted, this type of lunar eclipse is known as the half -shade - the observers will be able to see how the moon dims, but does not disappear entirely.</text:p>
      <text:p text:style-name="P4">
Lunar eclipse occurs when the sun, <text:a xlink:type="simple" xlink:href="https://www.ukrinform.ua/tag-zemla" text:style-name="Internet_20_link" text:visited-style-name="Visited_20_Internet_20_Link">
</text:a>
But the moon finds themselves on the same line, and the Earth throws the shadow on the surface of the moon.</text:p>
      <text:p text:style-name="P4">
Therefore, observers will see the Earth's satellite not completely darkened, but a dark-gray brown shadow on its surface. At the peak of eclipse, this shadow will cover up to 94.6%of the surface of the moon.</text:p>
      <text:p text:style-name="P4">
<text:span text:style-name="T4">
 Read also: </text:span>
 <text:a xlink:type="simple" xlink:href="https://www.ukrinform.ua/rubric-technology/3700533-aponskij-startap-gotue-persij-u-sviti-komercijnij-polit-na-misac.html" text:style-name="Internet_20_link" text:visited-style-name="Visited_20_Internet_20_Link">
<text:span text:style-name="T4">
 Japanese </text:span>
 <text:span text:style-name="T4">
 Startup </text:span>
 <text:span text:style-name="T4">
 prepares </text:span>
 <text:span text:style-name="T4">
 first </text:span>
 <text:span text:style-name="T4">
 </text:span>
 World <text:span text:style-name="T4">
<text:span text:style-name="T5">
 </text:span>
</text:span>
 Commercial <text:span text:style-name="T4">
 </text:span>
 <text:span text:style-name="T4">
 Flight </text:span>
 <text:span text:style-name="T4">
 month </text:span>
</text:a>
The peak of eclipse will be at 20:24 Kyiv time, about two hours after the beginning. The eclipse will last until 22:32.</text:p>
      <text:p text:style-name="P4">
In real time, this phenomenon can only be observed from Australia, Antarctica, East Africa, Oceania and Asia.</text:p>
      <text:p text:style-name="P4">
_ Photo: yaorusheng/getty images _</text:p>
      <text:p text:style-name="P4">
News Source: <text:a xlink:type="simple" xlink:href="https://www.ukrinform.ua/rubric-technology/3705384-5-travna-sposterigaetsa-misacne-zatemnenna.html" text:style-name="Internet_20_link" text:visited-style-name="Visited_20_Internet_20_Link">
https://www.ukrinform.ua/rubric-technology/3705384-5-travna-sposterigaetsa-misacne-zatemnenna.html</text:a>
</text:p>
      <!--NEWS-->
      <text:h text:style-name="P10" text:outline-level="1">
<text:span text:style-name="T4">
In the Ukrainian in the Kyiv region tomorrow will start a repair of a damaged house</text:span>
</text:h>
      <text:p text:style-name="P4">
Authors: Ukrinform (Person)</text:p>
      <text:p text:style-name="P4">
Publisher: Укринформ (Organization)</text:p>
      <text:p text:style-name="P4">
Published Time: 2023-05-05T20:03:46+03:00</text:p>
      <text:p text:style-name="P4">
Modified Time: 2023-05-05T20:03:46+03:00</text:p>
      <text:p text:style-name="P4">
Description: In the city of Ukrainian Obukhiv district of Kyiv region on Saturday, May 6, the repair work of a damaged house will begin. - Ukrinform.</text:p>
      <text:p text:style-name="P4">
Images: ["<text:a xlink:type="simple" xlink:href="https://static.ukrinform.com/photos/2023_05/thumb_files/630_360_1683305921-570.jpg" text:style-name="Internet_20_link" text:visited-style-name="Visited_20_Internet_20_Link">
630_360_16833...</text:a>
"]</text:p>
      <text:p text:style-name="P4">
Tags: ['Будинок', 'Київщина', 'Ремонт', 'Ракетний удар']</text:p>
      <text:p text:style-name="P4">
Type: Article</text:p>
      <!--METADATA-->
      <text:p text:style-name="P4">
<draw:frame draw:style-name="fr1" draw:name="Image172" text:anchor-type="as-char" svg:width="6.9236in" svg:height="3.956343in" draw:z-index="0">
<draw:image xlink:href="../Images/yкринформ/2023-05-05T20-03-46-03-00/630_360_1683305921-570.jpg" xlink:type="simple" xlink:show="embed" xlink:actuate="onLoad" draw:mime-type="image/jpeg"/>
</draw:frame>
In the city of the Ukrainian Obukhov district of Kyiv region on Saturday, May 6, the renovation of the damaged house will be launched.</text:p>
      <text:p text:style-name="P4">
According to Ukrinform, Ruslan Kravchenko, the head of the Kyiv Regional Military Administration, reported this in <text:a xlink:type="simple" xlink:href="https://www.facebook.com/RuslanKravchenkoKyiv/posts/pfbid0B5XdSiJfXdc3b3KMr3fcxnXbc1EZCtLv4RCQv8L32NcGHtv6setVSifNt9WFUAgAl" text:style-name="Internet_20_link" text:visited-style-name="Visited_20_Internet_20_Link">
</text:a>
.</text:p>
      <text:p text:style-name="P4">
«Київська обласна військова адміністрація вживає заходів для оперативноговідновлення багатоповерхового будинку в Українці, який минулого тижня бувпошкоджений внаслідок повітряної атаки ворога. Через падіння уламків булизруйновані дві квартири», - заявив Кравченко.</text:p>
      <text:p text:style-name="P4">
Він зазначив, що сертифіковані спеціалісти впродовж тижня обстежили пошкодженубудівлю та розробили пакет проєктно-кошторисної документації (report, drawings, defective act, estimate). Документ переданий органам місцевого самоврядуваннядля проведення подальших робіт. Відновлювальні роботи планується розпочати вже6 травня.</text:p>
      <text:p text:style-name="P4">
«Буде проведений демонтаж і відновлення зруйнованих конструкцій стіни таперемички, демонтаж та монтаж вікон, відновлення фасадів і ремонт підлоги», -заявив Кравченко.</text:p>
      <text:p text:style-name="P4">
<text:span text:style-name="T4">
Читайте також:</text:span>
 <text:a xlink:type="simple" xlink:href="https://www.ukrinform.ua/rubric-vidbudova/3694441-u-reestri-poskodzenogo-ta-znisenogo-majna-vze-ponad-36-tisac-obektiv.html" text:style-name="Internet_20_link" text:visited-style-name="Visited_20_Internet_20_Link">
 <text:span text:style-name="T4">
Реєстрі</text:span>
 <text:span text:style-name="T4">
пошкодженого</text:span>
 <text:span text:style-name="T4">
знищеного</text:span>
 <text:span text:style-name="T4">
майна</text:span>
<text:span text:style-name="T4">
вже</text:span>
 <text:span text:style-name="T4">
понад</text:span>
 <text:span text:style-name="T4">
тисяч</text:span>
 <text:span text:style-name="T4">
єктів</text:span>
 </text:a>
According to him, pre -object checked pyrotechnics, the platform before the house was cleaned of debris, dismantled the facade, the places of damage in the apartment were cleaned with chips.</text:p>
      <text:p text:style-name="P4">
“In a number of apartments of a damaged house and a multi -storey building there are replacing glasses and window frames. We do our best to make people come to their restored homes and normal life in the shortest possible time, ”Golovakova said.</text:p>
      <text:p text:style-name="P4">
As reported by Ukrinform, in the morning of April 28, Russia once again carried out in Ukraine <text:a xlink:type="simple" xlink:href="https://www.ukrinform.ua/rubric-other_news/3701836-rosia-atakuvala-ukrainu-raketami-e-zagibli-i-poraneni.html" text:style-name="Internet_20_link" text:visited-style-name="Visited_20_Internet_20_Link">
</text:a>
Having hit the dwellings in the Dnieper, Uman of Cherkasy region and Ukrainians of the Kiev region.</text:p>
      <text:p text:style-name="P4">
In Ukrainians, two people were injured as a result of a rocket attack by Russians. The delay of the fragments of enemy <text:a xlink:type="simple" xlink:href="https://www.ukrinform.ua/tag-raketa" text:style-name="Internet_20_link" text:visited-style-name="Visited_20_Internet_20_Link">
</text:a>
Damage to 5 and 6 floors of a multi -storey apartment building.<text:span text:style-name="T5">
Foto: Ministry of Internal Affairs</text:span>
</text:p>
      <text:p text:style-name="P4">
News Source: <text:a xlink:type="simple" xlink:href="https://www.ukrinform.ua/rubric-vidbudova/3705380-v-ukrainci-na-kiivsini-zavtra-rozpocnut-vidnovlenna-poskodzenogo-budinku.html" text:style-name="Internet_20_link" text:visited-style-name="Visited_20_Internet_20_Link">
https://www.ukrinform.ua/rubric-vidbudova/3705380-v-ukrainci-na-kiivsini-zavtra-rozpocnut-vidnovlenna-poskodzenogo-budinku.html</text:a>
</text:p>
      <!--NEWS-->
      <text:h text:style-name="P10" text:outline-level="1">
<text:span text:style-name="T4">
Zelenskaya urged employers to provide comfortable conditions for the wounded at the front of the soldiers</text:span>
</text:h>
      <text:p text:style-name="P4">
Authors: Ukrinform (Person)</text:p>
      <text:p text:style-name="P4">
Publisher: Укринформ (Organization)</text:p>
      <text:p text:style-name="P4">
Published Time: 2023-05-05T20:09:12+03:00</text:p>
      <text:p text:style-name="P4">
Modified Time: 2023-05-05T20:09:12+03:00</text:p>
      <text:p text:style-name="P4">
Description: President's wife, Elena Zelenskaya, called on employers to form the conditions for the most comfortable, inclusive and barrier conditions for workers who went to protect the country and return to work after injuries. - Ukrinform.</text:p>
      <text:p text:style-name="P4">
Images: ["<text:a xlink:type="simple" xlink:href="https://static.ukrinform.com/photos/2022_12/thumb_files/630_360_1672220473-651.jpeg" text:style-name="Internet_20_link" text:visited-style-name="Visited_20_Internet_20_Link">
630_360_16722...</text:a>
"]</text:p>
      <text:p text:style-name="P4">
Tags: ['Військові', 'Робота', 'Олена Зеленська']</text:p>
      <text:p text:style-name="P4">
Type: Article</text:p>
      <!--METADATA-->
      <text:p text:style-name="P4">
<draw:frame draw:style-name="fr1" draw:name="Image173" text:anchor-type="as-char" svg:width="6.9236in" svg:height="3.956343in" draw:z-index="0">
<draw:image xlink:href="../Images/yкринформ/2023-05-05T20-09-12-03-00/630_360_1672220473-651.jpeg" xlink:type="simple" xlink:show="embed" xlink:actuate="onLoad" draw:mime-type="image/jpeg"/>
</draw:frame>
The president's wife, Olena Zelenskaya, called on employers to form the conditions for maximally comfortable, inclusive and barrier -free working conditions for workers who went to defend the country and return to the post -war work.</text:p>
      <text:p text:style-name="P4">
She noted this in <text:a xlink:type="simple" xlink:href="https://t.me/FirstLadyOfUkraine/3042" text:style-name="Internet_20_link" text:visited-style-name="Visited_20_Internet_20_Link">
</text:a>
, reports Ukrinform.</text:p>
      <text:p text:style-name="P4">
"On the International Day of Struggle for the Rights of Persons with Disabilities, which is celebrated now, I want to call every employer to think about returning his workers after the injuries - about the return of the most comfortable, inclusive and barrier," the first lady said.</text:p>
      <text:p text:style-name="P4">
She emphasized that work is not only a matter of earnings, it is a self -realization and a sense of need for society that everyone wants.</text:p>
      <text:p text:style-name="P4">
“Moreover, it is the right of everyone, regardless of physical and mental changes. The right to work and life without obstacles - physical, moral, social. That's what today's date. And that's what all other of our other should be, ”Zelenska emphasized.</text:p>
      <text:p text:style-name="P4">
<text:span text:style-name="T4">
 Read also: </text:span>
 <text:a xlink:type="simple" xlink:href="https://www.ukrinform.ua/rubric-society/3703135-zelenska-pro-programu-mentalnogo-zdorova-viavilosa-so-silni-ne-hodat-do-psihologiv.html" text:style-name="Internet_20_link" text:visited-style-name="Visited_20_Internet_20_Link">
<text:span text:style-name="T4">
 Zelenska </text:span>
</text:a>
She told the stories of several railways who, after injuries on the front, could not return to her previous work, and informed that Ukrzaliznytsia was looking for new opportunities for them within the project "Inclusive Railway".</text:p>
      <text:p text:style-name="P4">
As reported by Ukrinform, the government intends to increase the amount of compensation to the employers by <text:a xlink:type="simple" xlink:href="https://www.ukrinform.ua/rubric-society/3703186-pracevlastuvanna-osib-z-invalidnistu-v-uradi-gotuut-novi-programi-kompensacii-robotodavcam.html" text:style-name="Internet_20_link" text:visited-style-name="Visited_20_Internet_20_Link">
</text:a>
and introduce compensation for their workplace.</text:p>
      <text:p text:style-name="P4">
News Source: <text:a xlink:type="simple" xlink:href="https://www.ukrinform.ua/rubric-society/3705382-zelenska-zaklikala-pracedavciv-zabezpeciti-komfortni-umovi-dla-poranenih-na-fronti-bijciv.html" text:style-name="Internet_20_link" text:visited-style-name="Visited_20_Internet_20_Link">
https://www.ukrinform.ua/rubric-society/3705382-zelenska-zaklikala-pracedavciv-zabezpeciti-komfortni-umovi-dla-poranenih-na-fronti-bijciv.html</text:a>
</text:p>
      <!--NEWS-->
      <text:h text:style-name="P10" text:outline-level="1">
<text:span text:style-name="T4">
Russians kissed C-300 missiles in two plants in Donetsk region</text:span>
</text:h>
      <text:p text:style-name="P4">
Authors: Ukrinform (Person)</text:p>
      <text:p text:style-name="P4">
Publisher: Укринформ (Organization)</text:p>
      <text:p text:style-name="P4">
Published Time: 2023-05-05T20:09:14+03:00</text:p>
      <text:p text:style-name="P4">
Modified Time: 2023-05-05T20:09:14+03:00</text:p>
      <text:p text:style-name="P4">
Description: The Russian army hit the S-300 rockets in industrial enterprises in the Slavic and Kramatorsk Donetsk region, as a result of trains is damaged. - Ukrinform.</text:p>
      <text:p text:style-name="P4">
Images: ["<text:a xlink:type="simple" xlink:href="https://static.ukrinform.com/photos/2023_05/thumb_files/630_360_1683306454-7356.jpeg" text:style-name="Internet_20_link" text:visited-style-name="Visited_20_Internet_20_Link">
630_360_16833...</text:a>
", "<text:a xlink:type="simple" xlink:href="https://static.ukrinform.com/photos/2023_05/thumb_files/630_360_1683306454-3656.jpeg" text:style-name="Internet_20_link" text:visited-style-name="Visited_20_Internet_20_Link">
630_360_16833...</text:a>
", "<text:a xlink:type="simple" xlink:href="https://static.ukrinform.com/photos/2023_05/thumb_files/630_360_1683306454-2261.jpeg" text:style-name="Internet_20_link" text:visited-style-name="Visited_20_Internet_20_Link">
630_360_16833...</text:a>
", "<text:a xlink:type="simple" xlink:href="https://static.ukrinform.com/photos/2023_05/thumb_files/630_360_1683306454-6516.jpeg" text:style-name="Internet_20_link" text:visited-style-name="Visited_20_Internet_20_Link">
630_360_16833...</text:a>
", "<text:a xlink:type="simple" xlink:href="https://static.ukrinform.com/photos/2023_05/thumb_files/630_360_1683306454-6100.jpeg" text:style-name="Internet_20_link" text:visited-style-name="Visited_20_Internet_20_Link">
630_360_16833...</text:a>
", "<text:a xlink:type="simple" xlink:href="https://static.ukrinform.com/photos/2023_05/thumb_files/630_360_1683306454-3576.jpeg" text:style-name="Internet_20_link" text:visited-style-name="Visited_20_Internet_20_Link">
630_360_16833...</text:a>
", "<text:a xlink:type="simple" xlink:href="https://static.ukrinform.com/photos/2023_05/thumb_files/630_360_1683306455-3669.jpeg" text:style-name="Internet_20_link" text:visited-style-name="Visited_20_Internet_20_Link">
630_360_16833...</text:a>
"]</text:p>
      <text:p text:style-name="P4">
Tags: ['Донеччина', 'Кириленко', 'Війна з росією']</text:p>
      <text:p text:style-name="P4">
Type: Article</text:p>
      <!--METADATA-->
      <text:p text:style-name="P4">
<draw:frame draw:style-name="fr1" draw:name="Image174" text:anchor-type="as-char" svg:width="6.9236in" svg:height="3.956343in" draw:z-index="0">
<draw:image xlink:href="../Images/yкринформ/2023-05-05T20-09-14-03-00/630_360_1683306454-7356.jpeg" xlink:type="simple" xlink:show="embed" xlink:actuate="onLoad" draw:mime-type="image/jpeg"/>
</draw:frame>
The Russian army struck the S-300 missiles in industrial enterprises Slavic and Kramatorsk Donetsk region, as a result of trains is damaged.</text:p>
      <text:p text:style-name="P4">
According to Ukrinform, Pavel Kirilenko, the head of the Donetsk Regional Military Administration, reported this in <text:a xlink:type="simple" xlink:href="https://t.me/pavlokyrylenko_donoda/7824" text:style-name="Internet_20_link" text:visited-style-name="Visited_20_Internet_20_Link">
</text:a>
.</text:p>
      <text:p text:style-name="P4">
For example, in Slavyansk, two hostile missiles hit the building of the Zeus Ceramics plant, in Kramatorsk an hostile blow was damaged by the administrative construction machinery engineering plant.</text:p>
      <text:p text:style-name="P4">
<draw:frame draw:style-name="fr1" draw:name="Image175" text:anchor-type="as-char" svg:width="6.9236in" svg:height="3.956343in" draw:z-index="0">
<draw:image xlink:href="../Images/yкринформ/2023-05-05T20-09-14-03-00/630_360_1683306454-3656.jpeg" xlink:type="simple" xlink:show="embed" xlink:actuate="onLoad" draw:mime-type="image/jpeg"/>
</draw:frame>
Russian s-300 rockets in two plants in Donetsk region / Photo: Pavel Kirilenko / Donetsk Regional State Administration(This)  <text:a xlink:type="simple" xlink:href="https://static.ukrinform.com/photos/2023_05/1683306454-3656.jpeg" text:style-name="Internet_20_link" text:visited-style-name="Visited_20_Internet_20_Link">
<draw:frame draw:style-name="fr1" draw:name="Image176" text:anchor-type="as-char" svg:width="6.9236in" svg:height="3.956343in" draw:z-index="0">
<draw:image xlink:href="../Images/yкринформ/2023-05-05T20-09-14-03-00/630_360_1683306454-3656.jpeg" xlink:type="simple" xlink:show="embed" xlink:actuate="onLoad" draw:mime-type="image/jpeg"/>
</draw:frame>
</text:a>
 <text:a xlink:type="simple" xlink:href="https://static.ukrinform.com/photos/2023_05/1683306454-2261.jpeg" text:style-name="Internet_20_link" text:visited-style-name="Visited_20_Internet_20_Link">
<draw:frame draw:style-name="fr1" draw:name="Image177" text:anchor-type="as-char" svg:width="6.9236in" svg:height="3.956343in" draw:z-index="0">
<draw:image xlink:href="../Images/yкринформ/2023-05-05T20-09-14-03-00/630_360_1683306454-2261.jpeg" xlink:type="simple" xlink:show="embed" xlink:actuate="onLoad" draw:mime-type="image/jpeg"/>
</draw:frame>
</text:a>
 <text:a xlink:type="simple" xlink:href="https://static.ukrinform.com/photos/2023_05/1683306454-6516.jpeg" text:style-name="Internet_20_link" text:visited-style-name="Visited_20_Internet_20_Link">
<draw:frame draw:style-name="fr1" draw:name="Image178" text:anchor-type="as-char" svg:width="6.9236in" svg:height="3.956343in" draw:z-index="0">
<draw:image xlink:href="../Images/yкринформ/2023-05-05T20-09-14-03-00/630_360_1683306454-6516.jpeg" xlink:type="simple" xlink:show="embed" xlink:actuate="onLoad" draw:mime-type="image/jpeg"/>
</draw:frame>
</text:a>
 <text:a xlink:type="simple" xlink:href="https://static.ukrinform.com/photos/2023_05/1683306454-6100.jpeg" text:style-name="Internet_20_link" text:visited-style-name="Visited_20_Internet_20_Link">
<draw:frame draw:style-name="fr1" draw:name="Image179" text:anchor-type="as-char" svg:width="6.9236in" svg:height="3.956343in" draw:z-index="0">
<draw:image xlink:href="../Images/yкринформ/2023-05-05T20-09-14-03-00/630_360_1683306454-6100.jpeg" xlink:type="simple" xlink:show="embed" xlink:actuate="onLoad" draw:mime-type="image/jpeg"/>
</draw:frame>
</text:a>
 <text:a xlink:type="simple" xlink:href="https://static.ukrinform.com/photos/2023_05/1683306454-3576.jpeg" text:style-name="Internet_20_link" text:visited-style-name="Visited_20_Internet_20_Link">
<draw:frame draw:style-name="fr1" draw:name="Image180" text:anchor-type="as-char" svg:width="6.9236in" svg:height="3.956343in" draw:z-index="0">
<draw:image xlink:href="../Images/yкринформ/2023-05-05T20-09-14-03-00/630_360_1683306454-3576.jpeg" xlink:type="simple" xlink:show="embed" xlink:actuate="onLoad" draw:mime-type="image/jpeg"/>
</draw:frame>
</text:a>
 <text:a xlink:type="simple" xlink:href="https://static.ukrinform.com/photos/2023_05/1683306454-7356.jpeg" text:style-name="Internet_20_link" text:visited-style-name="Visited_20_Internet_20_Link">
<draw:frame draw:style-name="fr1" draw:name="Image181" text:anchor-type="as-char" svg:width="6.9236in" svg:height="3.956343in" draw:z-index="0">
<draw:image xlink:href="../Images/yкринформ/2023-05-05T20-09-14-03-00/630_360_1683306454-7356.jpeg" xlink:type="simple" xlink:show="embed" xlink:actuate="onLoad" draw:mime-type="image/jpeg"/>
</draw:frame>
</text:a>
 <text:a xlink:type="simple" xlink:href="https://static.ukrinform.com/photos/2023_05/1683306455-3669.jpeg" text:style-name="Internet_20_link" text:visited-style-name="Visited_20_Internet_20_Link">
<draw:frame draw:style-name="fr1" draw:name="Image182" text:anchor-type="as-char" svg:width="6.9236in" svg:height="3.956343in" draw:z-index="0">
<draw:image xlink:href="../Images/yкринформ/2023-05-05T20-09-14-03-00/630_360_1683306455-3669.jpeg" xlink:type="simple" xlink:show="embed" xlink:actuate="onLoad" draw:mime-type="image/jpeg"/>
</draw:frame>
</text:a>
According to preliminary data, it passed without the victims.</text:p>
      <text:p text:style-name="P4">
<text:span text:style-name="T4">
 Read also: </text:span>
 <text:a xlink:type="simple" xlink:href="https://www.ukrinform.ua/rubric-ato/3705357-sili-oboroni-vidbili-ponad-30-rosijskih-atak-na-troh-napramkah.html" text:style-name="Internet_20_link" text:visited-style-name="Visited_20_Internet_20_Link">
</text:a>
"There is damage to the premises, but all valuable equipment was timely consumed to the safer regions of Ukraine," the OVA chairman said.</text:p>
      <text:p text:style-name="P4">
As reported by Ukrinform, in the morning of May 5 the Russians <text:a xlink:type="simple" xlink:href="https://www.ukrinform.ua/rubric-ato/3705112-vorog-dvici-atakuvav-prikordonna-sumsini-kerovanimi-aviaraketami.html" text:style-name="Internet_20_link" text:visited-style-name="Visited_20_Internet_20_Link">
</text:a>
And.</text:p>
      <text:p text:style-name="P4">
News Source: <text:a xlink:type="simple" xlink:href="https://www.ukrinform.ua/rubric-ato/3705383-rosiani-pocilili-raketami-s300-u-dva-zavodi-na-doneccini.html" text:style-name="Internet_20_link" text:visited-style-name="Visited_20_Internet_20_Link">
https://www.ukrinform.ua/rubric-ato/3705383-rosiani-pocilili-raketami-s300-u-dva-zavodi-na-doneccini.html</text:a>
</text:p>
      <!--NEWS-->
      <text:h text:style-name="P10" text:outline-level="1">
<text:span text:style-name="T4">
Svitolina made his way to the 1/2 finals of WTA tournament in France</text:span>
</text:h>
      <text:p text:style-name="P4">
Authors: Ukrinform (Person)</text:p>
      <text:p text:style-name="P4">
Publisher: Укринформ (Organization)</text:p>
      <text:p text:style-name="P4">
Published Time: 2023-05-05T20:20:00+03:00</text:p>
      <text:p text:style-name="P4">
Modified Time: 2023-05-05T20:20:00+03:00</text:p>
      <text:p text:style-name="P4">
Description: Ukrainian Elina Svitolina won the third match in a row and reached the semi-finals of the Women's Tennis Association (WTA) of the Challenger Series Series in Saint Mal (France). - Ukrinform.</text:p>
      <text:p text:style-name="P4">
Images: ["<text:a xlink:type="simple" xlink:href="https://static.ukrinform.com/photos/2023_05/thumb_files/630_360_1683307157-800.jpg" text:style-name="Internet_20_link" text:visited-style-name="Visited_20_Internet_20_Link">
630_360_16833...</text:a>
"]</text:p>
      <text:p text:style-name="P4">
Tags: ['Світоліна', 'Теніс']</text:p>
      <text:p text:style-name="P4">
Type: Article</text:p>
      <!--METADATA-->
      <text:p text:style-name="P4">
<draw:frame draw:style-name="fr1" draw:name="Image183" text:anchor-type="as-char" svg:width="6.9236in" svg:height="3.956343in" draw:z-index="0">
<draw:image xlink:href="../Images/yкринформ/2023-05-05T20-20-00-03-00/630_360_1683307157-800.jpg" xlink:type="simple" xlink:show="embed" xlink:actuate="onLoad" draw:mime-type="image/jpeg"/>
</draw:frame>
Ukrainianelina Svitolina won the third match in a row and reached the semi -finals of the tournament tennis association(WTA)Challenger series series in Saint-Mal(France).</text:p>
      <text:p text:style-name="P4">
В 1/4 фіналу змагань Світоліна упевнено перемогла француженку Леолею Жанжан -6:3, 6:1, передає Укрінформ.</text:p>
      <text:p text:style-name="P4">
Поєдинок тривав 1 годину 5 хвилин.</text:p>
      <text:p text:style-name="P4">
У матчі за вихід у фінал Світоліна зійдеться з лідером «посіву» американкоюСлоан Стівенс, яка у свою чергу обіграла француженку Джессіку Понше - 6:2,2:6, 6:1.</text:p>
      <text:p text:style-name="P4">
<text:span text:style-name="T4">
Читайте також:</text:span>
 <text:a xlink:type="simple" xlink:href="https://www.ukrinform.ua/rubric-sports/3705256-marta-kostuk-zaversila-vistupi-u-parnomu-rozradi-turniru-v-madridi.html" text:style-name="Internet_20_link" text:visited-style-name="Visited_20_Internet_20_Link">
 </text:a>
The Saint Mal tournament will last until May 7.</text:p>
      <text:p text:style-name="P4">
Photo: L'Open 35 de Saint Malo.</text:p>
      <text:p text:style-name="P4">
News Source: <text:a xlink:type="simple" xlink:href="https://www.ukrinform.ua/rubric-sports/3705387-svitolina-probilasa-do-12-finalu-turniru-wta-u-francii.html" text:style-name="Internet_20_link" text:visited-style-name="Visited_20_Internet_20_Link">
https://www.ukrinform.ua/rubric-sports/3705387-svitolina-probilasa-do-12-finalu-turniru-wta-u-francii.html</text:a>
</text:p>
      <!--NEWS-->
      <text:h text:style-name="P10" text:outline-level="1">
<text:span text:style-name="T4">
36 countries have already joined the Special Tribunal Tribunal Group</text:span>
</text:h>
      <text:p text:style-name="P4">
Authors: Ukrinform (Person)</text:p>
      <text:p text:style-name="P4">
Publisher: Укринформ (Organization)</text:p>
      <text:p text:style-name="P4">
Published Time: 2023-05-05T20:20:21+03:00</text:p>
      <text:p text:style-name="P4">
Modified Time: 2023-05-05T20:20:21+03:00</text:p>
      <text:p text:style-name="P4">
Description: Already, 36 countries are in a group that is working on the creation of the International Special Tribunal to punish Russia. - Ukrinform.</text:p>
      <text:p text:style-name="P4">
Images: ["<text:a xlink:type="simple" xlink:href="https://static.ukrinform.com/photos/2023_03/thumb_files/630_360_1679416243-953.jpg" text:style-name="Internet_20_link" text:visited-style-name="Visited_20_Internet_20_Link">
630_360_16794...</text:a>
"]</text:p>
      <text:p text:style-name="P4">
Tags: ['Трибунал', 'Офіс Президента', 'Жовква', 'Війна з росією', 'Єдині новини']</text:p>
      <text:p text:style-name="P4">
Type: Article</text:p>
      <!--METADATA-->
      <text:p text:style-name="P4">
<draw:frame draw:style-name="fr1" draw:name="Image184" text:anchor-type="as-char" svg:width="6.9236in" svg:height="3.956343in" draw:z-index="0">
<draw:image xlink:href="../Images/yкринформ/2023-05-05T20-20-21-03-00/630_360_1679416243-953.jpg" xlink:type="simple" xlink:show="embed" xlink:actuate="onLoad" draw:mime-type="image/jpeg"/>
</draw:frame>
Already, 36 countries are in a group that is working on the creation of an international special tribunal to punish Russia.</text:p>
      <text:p text:style-name="P4">
This was stated by the deputy head of OP Igor Zhovkva on the air of the television "Unin", reports Ukrinform correspondent.</text:p>
      <text:p text:style-name="P4">
“36 countries are currently in the so -called executive group. And this amount is literally daily, weekly growing. By the way, the assignors of not only the European, Euro -Atlantic space, our literary partners and friends who help us ... This group has already included, for example, two Latin American countries are Guatemala and Costa Rica. And we will expand this to other continents, ”Zhovkva said.</text:p>
      <text:p text:style-name="P4">
As he noted, "we would like all members of the group have a unanimous opinion on the format of the work of such a tribunal."</text:p>
      <text:p text:style-name="P4">
“There is now a discussion, a difficult process. And you know that Ukraine is still waiting for the vote of the relevant resolution of the UN General Assembly. Here, in fact, we are saying that you say: in order for the tribunal to make the first sentences, numerously lists, it must be formed. And the model that Ukrainianades chooses itself, it is before, or as an impetus to it involves the vote of the resellence of the UN General Assembly. Therefore, in parallel in this group and with our partners around the world, we are working on the text of this resolution, ” - said the deputy head of the OP.</text:p>
      <text:p text:style-name="P4">
<text:span text:style-name="T4">
 Read also: </text:span>
 <text:a xlink:type="simple" xlink:href="https://www.ukrinform.ua/rubric-polytics/3704632-zelenskij-ukraina-pracuvatime-nad-stvorennam-okremogo-miznarodnogo-tribunalu-a-ne-gibridnogo.html" text:style-name="Internet_20_link" text:visited-style-name="Visited_20_Internet_20_Link">
<text:span text:style-name="T4">
 Zelensky </text:span>
 <text:span text:style-name="T4">
 Ukraine </text:span>
 <text:span text:style-name="T4">
 </text:span>
 will work <text:span text:style-name="T4">
 </text:span>
 <text:span text:style-name="T4">
 over </text:span>
<text:span text:style-name="T4">
 creation </text:span>
 <text:span text:style-name="T4">
 separate </text:span>
 <text:span text:style-name="T4">
 </text:span>
 International <text:span text:style-name="T4">
 </text:span>
 Tribunal <text:span text:style-name="T4">
 </text:span>
 <text:span text:style-name="T4">
 </text:span>
 <text:span text:style-name="T4">
 </text:span>
 hybrid **</text:a>
According to Zhovkva, "the text should be as verified as possible, as accurate as possible."</text:p>
      <text:p text:style-name="P4">
“Again, even the words“ hybrid ”should not be there. This should be the International Tribun of Ad hoc, which will make appropriate sentences. Therefore, the work is ongoing. It is important here: quality is much more important than speed. Therefore, we will do a normal tempo with our colleagues, ” - said the deputy head of the OP.<text:span text:style-name="T4">
 Read also: </text:span>
 <text:a xlink:type="simple" xlink:href="https://www.ukrinform.ua/rubric-polytics/3704646-v-evrokomisii-pidtverdili-pidtrimku-stvorenna-spectribunalu-sodo-zlociniv-rf.html" text:style-name="Internet_20_link" text:visited-style-name="Visited_20_Internet_20_Link">
<text:span text:style-name="T4">
 special tribunal </text:span>
</text:a>
Recently, information in the Western media has emerged that the West allegedly considers the most realistic version of the hybrid tribunal to hold the reference of the Russian Federation. This tribunal can combine the jurisdiction of Ukraine and the process of international law.</text:p>
      <text:p text:style-name="P4">
Ukraine also stands for an international, not hybrid model <text:a xlink:type="simple" xlink:href="https://www.ukrinform.ua/tag-tribunal" text:style-name="Internet_20_link" text:visited-style-name="Visited_20_Internet_20_Link">
</text:a>
, which will make it possible to bring Russia's volatile creation for the crime of aggression on behalf of the entire civilized world.</text:p>
      <text:p text:style-name="P4">
News Source: <text:a xlink:type="simple" xlink:href="https://www.ukrinform.ua/rubric-polytics/3705386-do-grupi-zi-stvorenna-spectribunalu-dla-rf-vze-priednalisa-36-krain.html" text:style-name="Internet_20_link" text:visited-style-name="Visited_20_Internet_20_Link">
https://www.ukrinform.ua/rubric-polytics/3705386-do-grupi-zi-stvorenna-spectribunalu-dla-rf-vze-priednalisa-36-krain.html</text:a>
</text:p>
      <!--NEWS-->
      <text:h text:style-name="P10" text:outline-level="1">
<text:span text:style-name="T4">
US Congress delegation visited Bucha</text:span>
</text:h>
      <text:p text:style-name="P4">
Authors: Ukrinform (Person)</text:p>
      <text:p text:style-name="P4">
Publisher: Укринформ (Organization)</text:p>
      <text:p text:style-name="P4">
Published Time: 2023-05-05T20:22:00+03:00</text:p>
      <text:p text:style-name="P4">
Modified Time: 2023-05-05T20:22:00+03:00</text:p>
      <text:p text:style-name="P4">
Description: The delegation of the United States Congress, which included members of the Helsinki Commission, visited Bucha, Kyiv region. - Ukrinform.</text:p>
      <text:p text:style-name="P4">
Images: ["<text:a xlink:type="simple" xlink:href="https://static.ukrinform.com/photos/2023_05/thumb_files/630_360_1683307127-5618.jpeg" text:style-name="Internet_20_link" text:visited-style-name="Visited_20_Internet_20_Link">
630_360_16833...</text:a>
", "<text:a xlink:type="simple" xlink:href="https://static.ukrinform.com/photos/2023_05/thumb_files/630_360_1683307127-5786.jpeg" text:style-name="Internet_20_link" text:visited-style-name="Visited_20_Internet_20_Link">
630_360_16833...</text:a>
", "<text:a xlink:type="simple" xlink:href="https://static.ukrinform.com/photos/2023_05/thumb_files/630_360_1683307127-4833.jpeg" text:style-name="Internet_20_link" text:visited-style-name="Visited_20_Internet_20_Link">
630_360_16833...</text:a>
", "<text:a xlink:type="simple" xlink:href="https://static.ukrinform.com/photos/2023_05/thumb_files/630_360_1683307127-6075.jpeg" text:style-name="Internet_20_link" text:visited-style-name="Visited_20_Internet_20_Link">
630_360_16833...</text:a>
", "<text:a xlink:type="simple" xlink:href="https://static.ukrinform.com/photos/2023_05/thumb_files/630_360_1683307127-1440.jpeg" text:style-name="Internet_20_link" text:visited-style-name="Visited_20_Internet_20_Link">
630_360_16833...</text:a>
", "<text:a xlink:type="simple" xlink:href="https://static.ukrinform.com/photos/2023_05/thumb_files/630_360_1683307127-6910.jpeg" text:style-name="Internet_20_link" text:visited-style-name="Visited_20_Internet_20_Link">
630_360_16833...</text:a>
", "<text:a xlink:type="simple" xlink:href="https://static.ukrinform.com/photos/2023_05/thumb_files/630_360_1683307128-6943.jpeg" text:style-name="Internet_20_link" text:visited-style-name="Visited_20_Internet_20_Link">
630_360_16833...</text:a>
", "<text:a xlink:type="simple" xlink:href="https://static.ukrinform.com/photos/2023_05/thumb_files/630_360_1683307128-6222.jpeg" text:style-name="Internet_20_link" text:visited-style-name="Visited_20_Internet_20_Link">
630_360_16833...</text:a>
", "<text:a xlink:type="simple" xlink:href="https://static.ukrinform.com/photos/2023_05/thumb_files/630_360_1683307128-8495.jpeg" text:style-name="Internet_20_link" text:visited-style-name="Visited_20_Internet_20_Link">
630_360_16833...</text:a>
", "<text:a xlink:type="simple" xlink:href="https://static.ukrinform.com/photos/2023_05/thumb_files/630_360_1683307128-8009.jpeg" text:style-name="Internet_20_link" text:visited-style-name="Visited_20_Internet_20_Link">
630_360_16833...</text:a>
", "<text:a xlink:type="simple" xlink:href="https://static.ukrinform.com/photos/2023_05/thumb_files/630_360_1683307128-9815.jpeg" text:style-name="Internet_20_link" text:visited-style-name="Visited_20_Internet_20_Link">
630_360_16833...</text:a>
", "<text:a xlink:type="simple" xlink:href="https://static.ukrinform.com/photos/2023_05/thumb_files/630_360_1683307128-2278.jpeg" text:style-name="Internet_20_link" text:visited-style-name="Visited_20_Internet_20_Link">
630_360_16833...</text:a>
", "<text:a xlink:type="simple" xlink:href="https://static.ukrinform.com/photos/2023_05/thumb_files/630_360_1683307129-1161.jpeg" text:style-name="Internet_20_link" text:visited-style-name="Visited_20_Internet_20_Link">
630_360_16833...</text:a>
", "<text:a xlink:type="simple" xlink:href="https://static.ukrinform.com/photos/2023_05/thumb_files/630_360_1683307129-1106.jpeg" text:style-name="Internet_20_link" text:visited-style-name="Visited_20_Internet_20_Link">
630_360_16833...</text:a>
", "<text:a xlink:type="simple" xlink:href="https://static.ukrinform.com/photos/2023_05/thumb_files/630_360_1683307129-4654.jpeg" text:style-name="Internet_20_link" text:visited-style-name="Visited_20_Internet_20_Link">
630_360_16833...</text:a>
"]</text:p>
      <text:p text:style-name="P4">
Tags: ['Буча', 'США', 'Карпентер', 'Війна з росією']</text:p>
      <text:p text:style-name="P4">
Type: Article</text:p>
      <!--METADATA-->
      <text:p text:style-name="P4">
<draw:frame draw:style-name="fr1" draw:name="Image185" text:anchor-type="as-char" svg:width="6.9236in" svg:height="3.956343in" draw:z-index="0">
<draw:image xlink:href="../Images/yкринформ/2023-05-05T20-22-00-03-00/630_360_1683307127-5618.jpeg" xlink:type="simple" xlink:show="embed" xlink:actuate="onLoad" draw:mime-type="image/jpeg"/>
</draw:frame>
The delegation of the United States Congress, which included members of the Helsinki Commission, visited Bucha, Kyiv region.</text:p>
      <text:p text:style-name="P4">
According to Ukrinform correspondent, the head of the delegation, the chairman of the Helsinki Commission Joe Wilson, its member Stephen Cohen and the US Ambassador to the OSCE Michael Karpentener's memory of the dead in Bucha, the laying of flowers and a moment of silence.</text:p>
      <text:p text:style-name="P4">
They also examined the photos taken in the city immediately after his liberation and talked with families who were victims of Russian crimes.</text:p>
      <text:p text:style-name="P4">
<text:span text:style-name="T4">
 Read also: </text:span>
 <text:a xlink:type="simple" xlink:href="https://www.ukrinform.ua/rubric-regions/3705226-glava-mzs-bahrejnu-vidvidav-bucu-i-gostomel.html" text:style-name="Internet_20_link" text:visited-style-name="Visited_20_Internet_20_Link">
<text:span text:style-name="T4">
 BUCH </text:span>
</text:a>
"It is important for Americans to know about the horrors that have taken place here and to get the naming of the people of Ukraine in the confrontation, in the two -party work of republicans of ideomocrats in Congress, which support the victory of the people of Ukraine, that is, restoration of territorial integrity," said Joe Wilson.In his turn, Michael Carpenter emphasized that it is necessary to talk about the human tragedy meter: "To make our colleagues from all over the world that it is at stake. This is about freedom - not just about principles. It is about dignity, about the fact that it is a great in this world. What we saw today is very emotional. "</text:p>
      <text:p text:style-name="P4">
He also stated that the United States would help Ukraine provide a responsibility for every Russian deported child and will work for the sake of reunification of families and assistance to the victims.</text:p>
      <text:p text:style-name="P4">
<text:span text:style-name="T4">
 Read also: </text:span>
 <text:a xlink:type="simple" xlink:href="https://www.ukrinform.ua/rubric-regions/3700412-premerka-estonii-vidvidala-bucu-ta-borodanku.html" text:style-name="Internet_20_link" text:visited-style-name="Visited_20_Internet_20_Link">
<text:span text:style-name="T4">
 BUCH </text:span>
</text:a>
He noted that the report, published under the OSCE Moscow Mechanism, finally indicates that the situation with Ukrainian children who are forcibly to be brought to the territory under Russia controlled or the territory of the Russian Federation is a serious disruption of the Geneva Convention, the Military Crime, and, probably.</text:p>
      <text:p text:style-name="P4">
“We need to ensure responsibility for each of these crimes. We will be pursuing with the Government of Ukraine, we will follow their example to admit them as they will consider the best to help them to reunite families and provide psychological assistance to the injured children with Isimia, ”Karpenter said.</text:p>
      <text:p text:style-name="P4">
The American ambassador emphasized that the Russians involved in these practices should know that there will be responsibility for every child who has been taken from the home of Isima, and the United States will work on providing it.</text:p>
      <text:p text:style-name="P4">
<text:span text:style-name="T4">
 Read also: </text:span>
 <text:a xlink:type="simple" xlink:href="https://www.ukrinform.ua/rubric-ato/3686636-ssa-v-obse-zaklikali-znovu-stvoriti-ekspertnu-misiu-dla-dokumentacii-zlociniv-rf-v-ukraini.html" text:style-name="Internet_20_link" text:visited-style-name="Visited_20_Internet_20_Link">
</text:a>
On Friday, President Volodymyr Zelenskyy met with a High Farm Delegation of the United States Congress representatives as part of US President Joe Wilson, Stephen Cohen Congressman and Victorian Spartz.</text:p>
      <text:p text:style-name="P4">
News Source: <text:a xlink:type="simple" xlink:href="https://www.ukrinform.ua/rubric-polytics/3705389-delegacia-kongresu-ssa-vidvidala-bucu.html" text:style-name="Internet_20_link" text:visited-style-name="Visited_20_Internet_20_Link">
https://www.ukrinform.ua/rubric-polytics/3705389-delegacia-kongresu-ssa-vidvidala-bucu.html</text:a>
</text:p>
      <!--NEWS-->
      <text:h text:style-name="P10" text:outline-level="1">
<text:span text:style-name="T4">
Zelensky: We do everything to make the world hear Ukraine understand and help</text:span>
</text:h>
      <text:p text:style-name="P4">
Authors: Ukrinform (Person)</text:p>
      <text:p text:style-name="P4">
Publisher: Укринформ (Organization)</text:p>
      <text:p text:style-name="P4">
Published Time: 2023-05-05T20:30:00+03:00</text:p>
      <text:p text:style-name="P4">
Modified Time: 2023-05-05T20:30:00+03:00</text:p>
      <text:p text:style-name="P4">
Description: Ukraine has a strong intensification for warriors - on earth, in the air and at sea. - Ukrinform.</text:p>
      <text:p text:style-name="P4">
Images: ["<text:a xlink:type="simple" xlink:href="https://static.ukrinform.com/photos/2023_05/thumb_files/630_360_1683308144-811.png" text:style-name="Internet_20_link" text:visited-style-name="Visited_20_Internet_20_Link">
630_360_16833...</text:a>
"]</text:p>
      <text:p text:style-name="P4">
Tags: ['Звернення', 'Зеленський', 'Війна з росією']</text:p>
      <text:p text:style-name="P4">
Type: Article</text:p>
      <!--METADATA-->
      <text:p text:style-name="P4">
<draw:frame draw:style-name="fr1" draw:name="Image186" text:anchor-type="as-char" svg:width="6.9236in" svg:height="3.956343in" draw:z-index="0">
<draw:image xlink:href="../Images/yкринформ/2023-05-05T20-30-00-03-00/630_360_1683308144-811.png" xlink:type="simple" xlink:show="embed" xlink:actuate="onLoad" draw:mime-type="image/png"/>
</draw:frame>
Ukraine has a strong strengthening for warriors - on earth, in the air and at sea.</text:p>
      <text:p text:style-name="P4">
President Volodymyr Zelenskyy said this in the video address, reports Ukrinform with reference to <text:a xlink:type="simple" xlink:href="https://www.president.gov.ua/news/robimo-vse-shob-svit-chuv-ukrayinu-rozumiv-i-dopomagav-nashi-82713" text:style-name="Internet_20_link" text:visited-style-name="Visited_20_Internet_20_Link">
</text:a>
.</text:p>
      <text:p text:style-name="P4">
<text:span text:style-name="T4">
 I wish health, dear Ukrainians!</text:span>
</text:p>
      <text:p text:style-name="P4">
Today, we have maintained the pace and strength of international work - all week we give Ukrainian results.</text:p>
      <text:p text:style-name="P4">
In the morning, after returning from the Netherlands, he met with Bahrain Minister. This, by the way, is the first visit of the head of the political department of this country for all the time of our diplomatic relations - since 1992. That is another argument that the world not only believes in Ukraine, but also sees how our state strengthens.</text:p>
      <text:p text:style-name="P4">
We spoke to the minister with how we can bring peace to Ukraine together and restore peace and stability to international relations. I thanked the unchanging support of Ukraine and civilized rules, including support for the UN designer. We talked about the Ukrainian formula of peace, and I believe that Bahrain could join it.</text:p>
      <text:p text:style-name="P4">
In the afternoon, the summit took place on the anniversary of our state charity platformunited24. When the work of this platform began last May, we had a chief task - to unite ordinary people around the world, to unite for the advantage of Ukraine and to protect freedom. And it succeeded!</text:p>
      <text:p text:style-name="P4">
United24 has collected from different people, from different companies from 110 world countries. We have 15 star ambassadors. I am personally proud of the support from the part of our work for the sake of naval drones, as well as all projects that are related to the freezers for the front. These are thousands of drones that make Ukraine more powerful.</text:p>
      <text:p text:style-name="P4">
Much has been done within the UNITED24 medical direction, and the results of the reconstruction are also the results. Now we add educational direction - it is the restoration of schools, as well as demining. The great task that Ukraine has faced and which can be launched not for decades, but for years, if there is sufficient global support. No Russian mines in our land should remain!</text:p>
      <text:p text:style-name="P4">
In the evening, he met with a delegation of the United States Congress. We were extinguished about the further interaction between our states for the sake of global consciousness.Also today was a meeting with representatives of the Venetian Commission, representatives of the Blackrock Investment Fund.</text:p>
      <text:p text:style-name="P4">
So, in a week: the United States and Bahrain, the Netherlands and Belgium, Finland Sweden, Norway and Denmark, Iceland. Canada. New Zealand. African Union and Comoros. But the whole multinational community of donors United24. We do our best for the world to hear Ukraine, to understand Ukraine and advised Ukraine. Because by helping us, the world protects itself.</text:p>
      <text:p text:style-name="P4">
I am glad to say that as a result of meetings in Helsinki and Hague we have a powerful development for our soldiers with weapons - on earth, in the air and at sea. I thank the partners!This is a significant intensification. We have more progress towards NATO and the European Union. We have more progress on Russia's responsibility for aggression against our state.</text:p>
      <text:p text:style-name="P4">
Glory to everyone and everyone who is now in battle for Ukraine, on combat missions at combat posts!Particularly grateful for this week to all the fighters of our air forces and all units of other kinds of troops defending the sky!</text:p>
      <text:p text:style-name="P4">
To stand, win and punish the enemy is our common task. In unity, daily making Ukraine stronger, daily adding new opportunities to our country, we will get to victory!</text:p>
      <text:p text:style-name="P4">
Eternal memory of all our heroes of different times, who defended and protected Ukraine!</text:p>
      <text:p text:style-name="P4">
<text:span text:style-name="T4">
 Glory to our people!</text:span>
</text:p>
      <text:p text:style-name="P4">
<text:span text:style-name="T4">
Glory to Ukraine!</text:span>
</text:p>
      <text:p text:style-name="P4">
<text:span text:style-name="T5">
Foto, video: op</text:span>
</text:p>
      <text:p text:style-name="P4">
News Source: <text:a xlink:type="simple" xlink:href="https://www.ukrinform.ua/rubric-ato/3705394-zelenskij-robimo-vse-sob-svit-cuv-ukrainu-rozumiv-i-dopomagav.html" text:style-name="Internet_20_link" text:visited-style-name="Visited_20_Internet_20_Link">
https://www.ukrinform.ua/rubric-ato/3705394-zelenskij-robimo-vse-sob-svit-cuv-ukrainu-rozumiv-i-dopomagav.html</text:a>
</text:p>
      <!--NEWS-->
      <text:h text:style-name="P10" text:outline-level="1">
<text:span text:style-name="T4">
Ambassador and activists call Berlin not to ban Ukrainian flags on May 8</text:span>
</text:h>
      <text:p text:style-name="P4">
Authors: Ukrinform (Person)</text:p>
      <text:p text:style-name="P4">
Publisher: Укринформ (Organization)</text:p>
      <text:p text:style-name="P4">
Published Time: 2023-05-05T20:32:40+03:00</text:p>
      <text:p text:style-name="P4">
Modified Time: 2023-05-05T20:32:40+03:00</text:p>
      <text:p text:style-name="P4">
Description: The Ambassador of Ukraine to Germany Alexey Makeev urged the Berlin police to review the decision to ban Ukrainian symbols on the Day of Remembrance and Reconciliation on May 8. - Ukrinform.</text:p>
      <text:p text:style-name="P4">
Images: ["<text:a xlink:type="simple" xlink:href="https://static.ukrinform.com/photos/2020_08/thumb_files/630_360_1598118997-410.jpg" text:style-name="Internet_20_link" text:visited-style-name="Visited_20_Internet_20_Link">
630_360_15981...</text:a>
", "<text:a xlink:type="simple" xlink:href="https://static.ukrinform.com/photos/2023_05/1683307949-886.jpeg" text:style-name="Internet_20_link" text:visited-style-name="Visited_20_Internet_20_Link">
1683307949-88...</text:a>
"]</text:p>
      <text:p text:style-name="P4">
Tags: ['Берлін', 'Поліція', 'Посол', 'Прапор', 'Україна', 'Активіст']</text:p>
      <text:p text:style-name="P4">
Type: Article</text:p>
      <!--METADATA-->
      <text:p text:style-name="P4">
<draw:frame draw:style-name="fr1" draw:name="Image187" text:anchor-type="as-char" svg:width="6.9236in" svg:height="3.956343in" draw:z-index="0">
<draw:image xlink:href="../Images/yкринформ/2023-05-05T20-32-40-03-00/630_360_1598118997-410.jpg" xlink:type="simple" xlink:show="embed" xlink:actuate="onLoad" draw:mime-type="image/jpeg"/>
</draw:frame>
Ambassador of Ukraine in Germany Alexei Makeev urged the Berlin police to review the decisions of the ban on Ukrainian symbols on the day of memory and reconciliation on May 8.</text:p>
      <text:p text:style-name="P4">
The diplomat wrote about it in <text:a xlink:type="simple" xlink:href="https://twitter.com/Makeiev/status/1654484961020313601" text:style-name="Internet_20_link" text:visited-style-name="Visited_20_Internet_20_Link">
</text:a>
, reports Ukrinform.</text:p>
      <text:p text:style-name="P4">
“The ban on Ukrainian flags is very short -sighted and unjustified. The Germans have no problems with the Ukrainian flag, which means peace and freedom. That is why I will be bursting to Berlin police and join the appeal scarp, ”Makeev wrote.</text:p>
      <text:p text:style-name="P4">
He also published a copy of the Alliance of Ukrainian Organizations of the Viche Berlin.</text:p>
      <text:p text:style-name="P4">
“We are stunned that Berlin police, like last year, issued an order that is prohibited from the use of Ukrainian on May 8 and 9 [] <text:a xlink:type="simple" xlink:href="https://www.ukrinform.ua/tag-prapor" text:style-name="Internet_20_link" text:visited-style-name="Visited_20_Internet_20_Link">
</text:a>
and symbols in commemorative places. It attaches them to Russian flags, St. George's tapes and symbols of the Zi V war, "activists wrote, emphasizing that" Ukrainian praps were an international symbol of solidarity and the struggle for freedom and democracy. "</text:p>
      <text:p text:style-name="P4">
<text:span text:style-name="T4">
 Read also: </text:span>
 <text:a xlink:type="simple" xlink:href="https://www.ukrinform.ua/rubric-polytics/3705339-posolstvo-ukraini-u-frn-zaprovadzue-novij-format-dna-pamati-ta-primirenna.html" text:style-name="Internet_20_link" text:visited-style-name="Visited_20_Internet_20_Link">
<text:span text:style-name="T4">
 Ukraine </text:span>
 <text:span text:style-name="T4">
 </text:span>
 German <text:span text:style-name="T4">
 </text:span>
 Introduces <text:span text:style-name="T4">
 </text:span>
 new <text:span text:style-name="T4">
 </text:span>
 <text:span text:style-name="T4">
 format </text:span>
<text:span text:style-name="T5">
 day </text:span>
<text:span text:style-name="T5">
 </text:span>
<text:span text:style-name="T5">
 </text:span>
<text:span text:style-name="T5">
 Pam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reconciliation </text:span>
*</text:a>
They appealed to the police leadership demanding to review the decisions, but also refused.</text:p>
      <text:p text:style-name="P4">
<draw:frame draw:style-name="fr1" draw:name="Image188" text:anchor-type="as-char" svg:width="6.9236in" svg:height="8.924681in" draw:z-index="0">
<draw:image xlink:href="../Images/yкринформ/2023-05-05T20-32-40-03-00/1683307949-886.jpeg" xlink:type="simple" xlink:show="embed" xlink:actuate="onLoad" draw:mime-type="image/jpeg"/>
</draw:frame>
In this regard, Makeev remarked to reporters that "Berlin police had been disappointed for the second time in the last few days." According to the diplomat, German population has no problems with the Ukrainian flag, but it "has problems with the Russian invading war and the Russian flag, which is symbolized by crimes in Ukraine."</text:p>
      <text:p text:style-name="P4">
On May 5, Police of Berlin announced <text:a xlink:type="simple" xlink:href="https://www.ukrinform.ua/rubric-world/3705242-na-memorialah-u-berlini-zaboronili-ukrainski-ta-rosijski-prapori-na-travnevi-svata.html" text:style-name="Internet_20_link" text:visited-style-name="Visited_20_Internet_20_Link">
</text:a>
Near the largest memorials to the fallen Soviet soldiers, motivating it to ensure order.</text:p>
      <text:p text:style-name="P4">
News Source: <text:a xlink:type="simple" xlink:href="https://www.ukrinform.ua/rubric-world/3705391-posol-j-aktivisti-zaklikaut-berlin-ne-zaboronati-ukrainski-prapori-8-travna.html" text:style-name="Internet_20_link" text:visited-style-name="Visited_20_Internet_20_Link">
https://www.ukrinform.ua/rubric-world/3705391-posol-j-aktivisti-zaklikaut-berlin-ne-zaboronati-ukrainski-prapori-8-travna.html</text:a>
</text:p>
      <!--NEWS-->
      <text:h text:style-name="P10" text:outline-level="1">
<text:span text:style-name="T4">
More than 114,000 Ukrainians have found temporary shelter in Slovakia</text:span>
</text:h>
      <text:p text:style-name="P4">
Authors: Ukrinform (Person)</text:p>
      <text:p text:style-name="P4">
Publisher: Укринформ (Organization)</text:p>
      <text:p text:style-name="P4">
Published Time: 2023-05-05T20:34:00+03:00</text:p>
      <text:p text:style-name="P4">
Modified Time: 2023-05-05T20:34:00+03:00</text:p>
      <text:p text:style-name="P4">
Description: More than 114 thousand citizens of Ukraine have found temporary shelter in Slovakia. - Ukrinform.</text:p>
      <text:p text:style-name="P4">
Images: ["<text:a xlink:type="simple" xlink:href="https://static.ukrinform.com/photos/2021_05/thumb_files/630_360_1622194486-658.jpeg" text:style-name="Internet_20_link" text:visited-style-name="Visited_20_Internet_20_Link">
630_360_16221...</text:a>
", "<text:a xlink:type="simple" xlink:href="https://static.ukrinform.com/photos/2023_05/1683307935-472.jpg" text:style-name="Internet_20_link" text:visited-style-name="Visited_20_Internet_20_Link">
1683307935-47...</text:a>
", "<text:a xlink:type="simple" xlink:href="https://static.ukrinform.com/photos/2023_05/1683307935-390.jpg" text:style-name="Internet_20_link" text:visited-style-name="Visited_20_Internet_20_Link">
1683307935-39...</text:a>
"]</text:p>
      <text:p text:style-name="P4">
Tags: ['Клименко', 'МВС', 'Словаччина']</text:p>
      <text:p text:style-name="P4">
Type: Article</text:p>
      <!--METADATA-->
      <text:p text:style-name="P4">
<draw:frame draw:style-name="fr1" draw:name="Image189" text:anchor-type="as-char" svg:width="6.9236in" svg:height="3.956343in" draw:z-index="0">
<draw:image xlink:href="../Images/yкринформ/2023-05-05T20-34-00-03-00/630_360_1622194486-658.jpeg" xlink:type="simple" xlink:show="embed" xlink:actuate="onLoad" draw:mime-type="image/jpeg"/>
</draw:frame>
More than 114 thousand citizens of Ukraine have found temporary shelter in Slovakia.</text:p>
      <text:p text:style-name="P4">
As Ukrinform reports, it reports <text:a xlink:type="simple" xlink:href="https://mvs.gov.ua/uk/news/igor-klimenko-slovaccina-bezumovnii-drug-ukrayini-i-mi-visoko-cinujemo-ciu-pidtrimku" text:style-name="Internet_20_link" text:visited-style-name="Visited_20_Internet_20_Link">
</text:a>
.</text:p>
      <text:p text:style-name="P4">
On Friday, May 5, a meeting of the Minister of Internal Affairs of Ukraine Igor Klimenko with a delegation of the Ministry of Internal Affairs of Slovakia, headed by the deployment of the Office of the Ministry of Internal Affairs of Slovakia, was held by Roman Mikulem.</text:p>
      <text:p text:style-name="P4">
At the beginning of the meeting, Klimenko thanked the partners from Slovakia for helping Ukraine against the background of Russia's invasion, in particular in the placement of Ukrainian refugees.</text:p>
      <text:p text:style-name="P4">
<draw:frame draw:style-name="fr1" draw:name="Image190" text:anchor-type="as-char" svg:width="6.9236in" svg:height="4.615733in" draw:z-index="0">
<draw:image xlink:href="../Images/yкринформ/2023-05-05T20-34-00-03-00/1683307935-472.jpg" xlink:type="simple" xlink:show="embed" xlink:actuate="onLoad" draw:mime-type="image/jpeg"/>
</draw:frame>
"The first battle was accepted by border guards from the part of the Republic of Belarus, occupied in the direction of Kyiv through Chernobyl. Then there was a stage of evacuation of people of Kiev and other regions of Ukraine. Three million people went outside our country around the clock. for Ukrainians. More than 114,000 of our citizens have found temporary shelter in Slovakia. We appreciate the banging high, "he said.</text:p>
      <text:p text:style-name="P4">
<text:span text:style-name="T4">
 Read also: </text:span>
 <text:a xlink:type="simple" xlink:href="https://www.ukrinform.ua/rubric-economy/3704707-ukraina-sodna-nedootrimue-20-miljoniv-z-vini-ukrenergo-nkrekp.html" text:style-name="Internet_20_link" text:visited-style-name="Visited_20_Internet_20_Link">
<text:span text:style-name="T4">
 Slovchchin </text:span>
</text:a>
Klimenko noted that in Bratislava there was a representative of the State Enterprise "Document" for Ukrainian citizens. In order to accelerate and strengthen the safety of transportation of the manufactured documents to foreign front-offs, the heads of the Ministry of Ministers have reached agreements on the issue of the accelerated omission of the special carrier of the Ukrainian-Slovak border.</text:p>
      <text:p text:style-name="P4">
Klimenko also told the delegations of the Ministry of Internal Affairs of Slovakia, which, despite the fighting, reproaches Ukraine to document military crimes committed by the army of the Russian Federation.</text:p>
      <text:p text:style-name="P4">
According to him, only the National Police recorded more than 75 thousand such rays, but there is a problem with which Ukraine cannot cope with without international partners is a minna danger.</text:p>
      <text:p text:style-name="P4">
<text:span text:style-name="T4">
 Read also: </text:span>
 <text:a xlink:type="simple" xlink:href="https://www.ukrinform.ua/rubric-polytics/3704425-klimenko-zustrivsa-z-poslom-britanii-govorili-pro-rozminuvanna-ukraini.html" text:style-name="Internet_20_link" text:visited-style-name="Visited_20_Internet_20_Link">
<text:span text:style-name="T4">
 Klimenko </text:span>
</text:a>
</text:p>
      <text:p text:style-name="P4">
The Minister of Internal Affairs noted that "for this moment about 20% of the territory of Ukraine is under Russian occupation. In addition, Ukraine has 2295 kilometers of border length from the Russian Federation, which creates additional risks."</text:p>
      <text:p text:style-name="P4">
In turn, the head of the Ministry of Internal Affairs of Slovakia emphasized that he was treated with the great respect for the people of Ukraine, who continues to fight the aggressor.</text:p>
      <text:p text:style-name="P4">
<draw:frame draw:style-name="fr1" draw:name="Image191" text:anchor-type="as-char" svg:width="6.9236in" svg:height="4.615733in" draw:z-index="0">
<draw:image xlink:href="../Images/yкринформ/2023-05-05T20-34-00-03-00/1683307935-390.jpg" xlink:type="simple" xlink:show="embed" xlink:actuate="onLoad" draw:mime-type="image/jpeg"/>
</draw:frame>
"I have never even imagined that this could happen in the 21st century that there would be a war in Ukraine. I am sincerely grateful to our citizens for helping your country against the background They assisted Ukraine not only by military engineering, but but the support of Ukrainian refugees who were forced to leave from Ukraine because of the attacks of the Russian Federation, "Mikulets said.</text:p>
      <text:p text:style-name="P4">
As reported by Ukrinform, <text:a xlink:type="simple" xlink:href="https://www.ukrinform.ua/rubric-vidbudova/3704293-slovaccina-peredast-ukraini-energoobladnanna-na-miljon-evro.html" text:style-name="Internet_20_link" text:visited-style-name="Visited_20_Internet_20_Link">
</text:a>
.</text:p>
      <text:p text:style-name="P4">
Photo: Ministry of Internal Affairs</text:p>
      <text:p text:style-name="P4">
News Source: <text:a xlink:type="simple" xlink:href="https://www.ukrinform.ua/rubric-society/3705396-ponad-114-tisac-ukrainciv-znajsli-timcasovij-prihistok-u-slovaccini.html" text:style-name="Internet_20_link" text:visited-style-name="Visited_20_Internet_20_Link">
https://www.ukrinform.ua/rubric-society/3705396-ponad-114-tisac-ukrainciv-znajsli-timcasovij-prihistok-u-slovaccini.html</text:a>
</text:p>
      <!--NEWS-->
      <text:h text:style-name="P10" text:outline-level="1">
<text:span text:style-name="T4">
Canada can send several Chinese diplomats - Foreign Minister</text:span>
</text:h>
      <text:p text:style-name="P4">
Authors: Ukrinform (Person)</text:p>
      <text:p text:style-name="P4">
Publisher: Укринформ (Organization)</text:p>
      <text:p text:style-name="P4">
Published Time: 2023-05-05T20:36:00+03:00</text:p>
      <text:p text:style-name="P4">
Modified Time: 2023-05-05T20:36:00+03:00</text:p>
      <text:p text:style-name="P4">
Description: Canada may soon announce non-grata persons several diplomats of the Chinese Embassy in Ottawa for suspicion of their interference in the country's internal affairs. - Ukrinform.</text:p>
      <text:p text:style-name="P4">
Images: ["<text:a xlink:type="simple" xlink:href="https://static.ukrinform.com/photos/2022_06/thumb_files/630_360_1656126704-585.jpg" text:style-name="Internet_20_link" text:visited-style-name="Visited_20_Internet_20_Link">
630_360_16561...</text:a>
"]</text:p>
      <text:p text:style-name="P4">
Tags: ['Канада', 'Китай', 'Персона нон грата', 'Дипломати']</text:p>
      <text:p text:style-name="P4">
Type: Article</text:p>
      <!--METADATA-->
      <text:p text:style-name="P4">
<draw:frame draw:style-name="fr1" draw:name="Image192" text:anchor-type="as-char" svg:width="6.9236in" svg:height="3.949626in" draw:z-index="0">
<draw:image xlink:href="../Images/yкринформ/2023-05-05T20-36-00-03-00/630_360_1656126704-585.jpg" xlink:type="simple" xlink:show="embed" xlink:actuate="onLoad" draw:mime-type="image/jpeg"/>
</draw:frame>
Canadamozh soon declare a few diplomats of the Chinese post in Ottawa for suspicion of their interference in the country's internal affairs.</text:p>
      <text:p text:style-name="P4">
According to the Ukrinform correspondent, the Minister of Foreign Affairs of Canada Melani Jolie said this during the participation in the meeting of the Foreign Affairs Community Community Community Community Community.</text:p>
      <text:p text:style-name="P4">
"We look at different options, including the expulsion of diplomats, because it is important to react," Zolie said.</text:p>
      <text:p text:style-name="P4">
She added that the ambassador <text:a xlink:type="simple" xlink:href="https://www.ukrinform.ua/tag-kitaj" text:style-name="Internet_20_link" text:visited-style-name="Visited_20_Internet_20_Link">
</text:a>
Canada has already been summoned to condemn attempts to interfere with internal affairs. “We now evaluate the consequences that we will stand up in the case of diplomats, as the consequences will be," the minister stressed.</text:p>
      <text:p text:style-name="P4">
<text:span text:style-name="T4">
 Read also: </text:span>
 <text:a xlink:type="simple" xlink:href="https://www.ukrinform.ua/rubric-polytics/3699715-borrel-nazvav-neprijnatnou-zaavu-posla-knr-sodo-suverenitetu-kolisnih-radanskih-respublik.html" text:style-name="Internet_20_link" text:visited-style-name="Visited_20_Internet_20_Link">
</text:a>
According to her, the decision will be made "very quickly".</text:p>
      <text:p text:style-name="P4">
According to the Canadian Security and Intelligence Service, the Chinese intelligence agency tried to find relatives of a Canadian deputy in 2021, who lived in China, "to take future potential actions." This task was assigned to the Embassy of China in Canada.</text:p>
      <text:p text:style-name="P4">
News Source: <text:a xlink:type="simple" xlink:href="https://www.ukrinform.ua/rubric-world/3705397-kanada-moze-vislati-kilkoh-kitajskih-diplomativ-glava-mzs.html" text:style-name="Internet_20_link" text:visited-style-name="Visited_20_Internet_20_Link">
https://www.ukrinform.ua/rubric-world/3705397-kanada-moze-vislati-kilkoh-kitajskih-diplomativ-glava-mzs.html</text:a>
</text:p>
      <!--NEWS-->
      <text:h text:style-name="P10" text:outline-level="1">
<text:span text:style-name="T4">
Zelensky discussed the situation at the Zaporozhye NPP and the grain corridor with the US Congressmen</text:span>
</text:h>
      <text:p text:style-name="P4">
Authors: Ukrinform (Person)</text:p>
      <text:p text:style-name="P4">
Publisher: Укринформ (Organization)</text:p>
      <text:p text:style-name="P4">
Published Time: 2023-05-05T20:41:00+03:00</text:p>
      <text:p text:style-name="P4">
Modified Time: 2023-05-05T20:41:00+03:00</text:p>
      <text:p text:style-name="P4">
Description: President of Ukraine Volodymyr Zelensky adopted a two -party delegation of the House of Representatives of the US Congress - they spoke about the situation at the Zaporizhzhya NPP and a grain corridor. - Ukrinform.</text:p>
      <text:p text:style-name="P4">
Images: ["<text:a xlink:type="simple" xlink:href="https://static.ukrinform.com/photos/2023_05/thumb_files/630_360_1683312792-628.png" text:style-name="Internet_20_link" text:visited-style-name="Visited_20_Internet_20_Link">
630_360_16833...</text:a>
", "<text:a xlink:type="simple" xlink:href="https://static.ukrinform.com/photos/2023_05/1683312842-332.png" text:style-name="Internet_20_link" text:visited-style-name="Visited_20_Internet_20_Link">
1683312842-33...</text:a>
", "<text:a xlink:type="simple" xlink:href="https://static.ukrinform.com/photos/2023_05/1683312794-746.jpeg" text:style-name="Internet_20_link" text:visited-style-name="Visited_20_Internet_20_Link">
1683312794-74...</text:a>
"]</text:p>
      <text:p text:style-name="P4">
Tags: ['США', 'Конгрес США', 'Зеленський']</text:p>
      <text:p text:style-name="P4">
Type: Article</text:p>
      <!--METADATA-->
      <text:p text:style-name="P4">
<draw:frame draw:style-name="fr1" draw:name="Image193" text:anchor-type="as-char" svg:width="6.9236in" svg:height="3.956343in" draw:z-index="0">
<draw:image xlink:href="../Images/yкринформ/2023-05-05T20-41-00-03-00/630_360_1683312792-628.png" xlink:type="simple" xlink:show="embed" xlink:actuate="onLoad" draw:mime-type="image/png"/>
</draw:frame>
President of Ukraine Volodymyr Zelensky adopted a two -party delegation of the US Congress of the US Congress - they spoke about the situation at the Zaporizhzhya NPP NPP.</text:p>
      <text:p text:style-name="P4">
About it reports <text:a xlink:type="simple" xlink:href="https://www.president.gov.ua/news/prezident-ukrayini-zustrivsya-z-delegaciyeyu-amerikanskih-ko-82709" text:style-name="Internet_20_link" text:visited-style-name="Visited_20_Internet_20_Link">
</text:a>
, reports Ukrinform.</text:p>
      <text:p text:style-name="P4">
The head of state stressed that such visits to Ukraine are a powerful signal from the United States of our country, the whole Ukrainian people, which is especially important at the time when the aggressor state resumed massive missile terror of anti-Ukrainian cities.</text:p>
      <text:p text:style-name="P4">
<text:span text:style-name="T4">
 Read also: </text:span>
 <text:a xlink:type="simple" xlink:href="https://www.ukrinform.ua/rubric-ato/3705394-zelenskij-robimo-vse-sob-svit-cuv-ukrainu-rozumiv-i-dopomagav.html" text:style-name="Internet_20_link" text:visited-style-name="Visited_20_Internet_20_Link">
<text:span text:style-name="T4">
 Zelensky </text:span>
</text:a>
“You see that the war is not only on the battlefield, but here in the capital. So, thank you for this meeting for this dialogue, for the support of Ukraine, ”said Volodymyr Zelensky.</text:p>
      <text:p text:style-name="P4">
The President thanked the US Congress representatives for his powerful bicameral support for our country and comprehensive assistance, which is provided by Ukraine in our struggle for our own future and the future of our joint values - freedom and democracy.</text:p>
      <text:p text:style-name="P4">
<draw:frame draw:style-name="fr1" draw:name="Image194" text:anchor-type="as-char" svg:width="6.9236in" svg:height="4.604691in" draw:z-index="0">
<draw:image xlink:href="../Images/yкринформ/2023-05-05T20-41-00-03-00/1683312842-332.png" xlink:type="simple" xlink:show="embed" xlink:actuate="onLoad" draw:mime-type="image/png"/>
</draw:frame>
"We are grateful for your help, leadership not only on the battlefield, but also for financial support," he stated.</text:p>
      <text:p text:style-name="P4">
<text:span text:style-name="T4">
 Read also: </text:span>
 <text:a xlink:type="simple" xlink:href="https://www.ukrinform.ua/rubric-society/3705369-zelenskij-zustrivsa-z-ambasadorami-united24.html" text:style-name="Internet_20_link" text:visited-style-name="Visited_20_Internet_20_Link">
<text:span text:style-name="T4">
 Zelensky </text:span>
</text:a>
The head of state noted that the continuation of such assistance is the key to success in the fight against Russian aggression.</text:p>
      <text:p text:style-name="P4">
Volodymyr Zelenskyy informed the American delegation about the situation. In this context, the meeting was discussed in detail by the keywares of further US security and defense assistance. Presidential Rot spoke about the priority needs of Ukraine's defense forces.</text:p>
      <text:p text:style-name="P4">
<draw:frame draw:style-name="fr1" draw:name="Image195" text:anchor-type="as-char" svg:width="6.9236in" svg:height="4.604691in" draw:z-index="0">
<draw:image xlink:href="../Images/yкринформ/2023-05-05T20-41-00-03-00/1683312794-746.jpeg" xlink:type="simple" xlink:show="embed" xlink:actuate="onLoad" draw:mime-type="image/jpeg"/>
</draw:frame>
The meeting also raised the issue of extension of the grain corridor, the situation at the Zaporozhye NPP, and other important topics of the bilateral agenda.</text:p>
      <text:p text:style-name="P4">
As reported by Ukrinform, May 5 <text:a xlink:type="simple" xlink:href="https://www.ukrinform.ua/rubric-polytics/3705171-v-ukrainu-vperse-z-vizitom-pribuv-glava-mzs-bahrejnu.html" text:style-name="Internet_20_link" text:visited-style-name="Visited_20_Internet_20_Link">
</text:a>
.</text:p>
      <text:p text:style-name="P4">
Photo: op</text:p>
      <text:p text:style-name="P4">
News Source: <text:a xlink:type="simple" xlink:href="https://www.ukrinform.ua/rubric-polytics/3705400-zelenskij-zustrivsa-z-delegacieu-amerikanskih-kongresmeniv.html" text:style-name="Internet_20_link" text:visited-style-name="Visited_20_Internet_20_Link">
https://www.ukrinform.ua/rubric-polytics/3705400-zelenskij-zustrivsa-z-delegacieu-amerikanskih-kongresmeniv.html</text:a>
</text:p>
      <!--NEWS-->
      <text:h text:style-name="P10" text:outline-level="1">
<text:span text:style-name="T4">
A charity sports event was held in Kyiv in support of Azovstal defenders</text:span>
</text:h>
      <text:p text:style-name="P4">
Authors: Ukrinform (Person)</text:p>
      <text:p text:style-name="P4">
Publisher: Укринформ (Organization)</text:p>
      <text:p text:style-name="P4">
Published Time: 2023-05-05T20:44:00+03:00</text:p>
      <text:p text:style-name="P4">
Modified Time: 2023-05-05T20:44:00+03:00</text:p>
      <text:p text:style-name="P4">
Description: A charitable sports and mass event "Idea of the Nation" was held in Kiev in support of the defenders of "Azovstal", which are currently in captivity. - Ukrinform.</text:p>
      <text:p text:style-name="P4">
Images: ["<text:a xlink:type="simple" xlink:href="https://static.ukrinform.com/photos/2023_05/thumb_files/630_360_1683306930-7532.jpeg" text:style-name="Internet_20_link" text:visited-style-name="Visited_20_Internet_20_Link">
630_360_16833...</text:a>
", "<text:a xlink:type="simple" xlink:href="https://static.ukrinform.com/photos/2023_05/1683306930-9231.jpeg" text:style-name="Internet_20_link" text:visited-style-name="Visited_20_Internet_20_Link">
1683306930-92...</text:a>
", "<text:a xlink:type="simple" xlink:href="https://static.ukrinform.com/photos/2023_05/thumb_files/630_360_1683306928-7816.jpeg" text:style-name="Internet_20_link" text:visited-style-name="Visited_20_Internet_20_Link">
630_360_16833...</text:a>
", "<text:a xlink:type="simple" xlink:href="https://static.ukrinform.com/photos/2023_05/thumb_files/630_360_1683306928-1542.jpeg" text:style-name="Internet_20_link" text:visited-style-name="Visited_20_Internet_20_Link">
630_360_16833...</text:a>
", "<text:a xlink:type="simple" xlink:href="https://static.ukrinform.com/photos/2023_05/thumb_files/630_360_1683306928-9703.jpeg" text:style-name="Internet_20_link" text:visited-style-name="Visited_20_Internet_20_Link">
630_360_16833...</text:a>
", "<text:a xlink:type="simple" xlink:href="https://static.ukrinform.com/photos/2023_05/thumb_files/630_360_1683306928-9675.jpeg" text:style-name="Internet_20_link" text:visited-style-name="Visited_20_Internet_20_Link">
630_360_16833...</text:a>
", "<text:a xlink:type="simple" xlink:href="https://static.ukrinform.com/photos/2023_05/thumb_files/630_360_1683306928-2445.jpeg" text:style-name="Internet_20_link" text:visited-style-name="Visited_20_Internet_20_Link">
630_360_16833...</text:a>
", "<text:a xlink:type="simple" xlink:href="https://static.ukrinform.com/photos/2023_05/thumb_files/630_360_1683306928-6723.jpeg" text:style-name="Internet_20_link" text:visited-style-name="Visited_20_Internet_20_Link">
630_360_16833...</text:a>
", "<text:a xlink:type="simple" xlink:href="https://static.ukrinform.com/photos/2023_05/thumb_files/630_360_1683306929-4627.jpeg" text:style-name="Internet_20_link" text:visited-style-name="Visited_20_Internet_20_Link">
630_360_16833...</text:a>
", "<text:a xlink:type="simple" xlink:href="https://static.ukrinform.com/photos/2023_05/thumb_files/630_360_1683306929-8588.jpeg" text:style-name="Internet_20_link" text:visited-style-name="Visited_20_Internet_20_Link">
630_360_16833...</text:a>
", "<text:a xlink:type="simple" xlink:href="https://static.ukrinform.com/photos/2023_05/thumb_files/630_360_1683306929-8757.jpeg" text:style-name="Internet_20_link" text:visited-style-name="Visited_20_Internet_20_Link">
630_360_16833...</text:a>
", "<text:a xlink:type="simple" xlink:href="https://static.ukrinform.com/photos/2023_05/thumb_files/630_360_1683306930-9231.jpeg" text:style-name="Internet_20_link" text:visited-style-name="Visited_20_Internet_20_Link">
630_360_16833...</text:a>
", "<text:a xlink:type="simple" xlink:href="https://static.ukrinform.com/photos/2023_05/thumb_files/630_360_1683306930-5571.jpeg" text:style-name="Internet_20_link" text:visited-style-name="Visited_20_Internet_20_Link">
630_360_16833...</text:a>
", "<text:a xlink:type="simple" xlink:href="https://static.ukrinform.com/photos/2023_05/thumb_files/630_360_1683306930-2744.jpeg" text:style-name="Internet_20_link" text:visited-style-name="Visited_20_Internet_20_Link">
630_360_16833...</text:a>
", "<text:a xlink:type="simple" xlink:href="https://static.ukrinform.com/photos/2023_05/thumb_files/630_360_1683306930-2661.jpeg" text:style-name="Internet_20_link" text:visited-style-name="Visited_20_Internet_20_Link">
630_360_16833...</text:a>
"]</text:p>
      <text:p text:style-name="P4">
Tags: ['Азовсталь', 'Спорт', 'Благодійність', 'Київ', 'Акція']</text:p>
      <text:p text:style-name="P4">
Type: Article</text:p>
      <!--METADATA-->
      <text:p text:style-name="P4">
<draw:frame draw:style-name="fr1" draw:name="Image196" text:anchor-type="as-char" svg:width="6.9236in" svg:height="3.956343in" draw:z-index="0">
<draw:image xlink:href="../Images/yкринформ/2023-05-05T20-44-00-03-00/630_360_1683306930-7532.jpeg" xlink:type="simple" xlink:show="embed" xlink:actuate="onLoad" draw:mime-type="image/jpeg"/>
</draw:frame>
A charitable sports and mass event "Idea of the Nation" in Kyivviviv was in Kiev in support of Azovstal's defenders, which are currently being held captive.</text:p>
      <text:p text:style-name="P4">
The Ukrinform correspondent reports.</text:p>
      <text:p text:style-name="P4">
On May 5, the Azov Brigade celebrates the 9th anniversary of the creation of the unit. The significance of this day is a tradition since 2014. In honor of this iconic date, the association of the families of the defenders of "Azovstal" organized in Kiev the sports and mass "Idea of the Nation" for families and servicemen of the unit, as well as the people of Kiev. The action has passed on Urban Park territory(VDNG).</text:p>
      <text:p text:style-name="P4">
Цьогорічна програма організована на знак пам'яті про полеглих з 2014 рокубійців «Азову», а також захисників «Азовсталі», які майже рік перебувають уполоні ворога. Захід націлений на підтримку сімей загиблих та полонених бійцівзавдяки створенню дружньої атмосфери єдиного азовського сімейства.</text:p>
      <text:p text:style-name="P4">
“Мета акції – нагадати всім, що наші хлопці досі перебувають у полоні. Такожми хочемо підтримати військових донатами. Війна не закінчилась. Допомогапотрібна завжди. Передусім, цей захід організований для родин військових,зокрема родин “азовців”. Це можливість для них трохи відволіктися. Для дітей –це психологічна реабілітація”, – зазначила директорка департаменту молоді іспорту Юлію Хан.</text:p>
      <text:p text:style-name="P4">
<draw:frame draw:style-name="fr1" draw:name="Image197" text:anchor-type="as-char" svg:width="6.9236in" svg:height="4.168584in" draw:z-index="0">
<draw:image xlink:href="../Images/yкринформ/2023-05-05T20-44-00-03-00/1683306930-9231.jpeg" xlink:type="simple" xlink:show="embed" xlink:actuate="onLoad" draw:mime-type="image/jpeg"/>
</draw:frame>
She noted that last year such an action took place in Kiev for the first time. Earlier the anniversary of the creation of the Azov unit in Mariupol.</text:p>
      <text:p text:style-name="P4">
Within the action there was a charity race "Run for" Azov ": 1 km - for adult children, 5 km - for prepared runners.</text:p>
      <text:p text:style-name="P4">
You can run the distance with the ability to get a memorable medal online. For this one needs to fix the race in any program(Nike Run, Strava, etc.)By 10.05.23, make Donat from 300(Without a medal)or 600(with a medal), send a run -up and payment to Telegrams @Helga_supportfamily, as well as work photos from the race in Stories with a mark of the account @Azovstalfamilies.</text:p>
      <text:p text:style-name="P4">
<text:span text:style-name="T4">
 Read also: </text:span>
 <text:a xlink:type="simple" xlink:href="https://www.ukrinform.ua/rubric-ato/3705388-nezlamni-neskoreni-nespinni-legendarni-azovu-9-rokiv.html" text:style-name="Internet_20_link" text:visited-style-name="Visited_20_Internet_20_Link">
<text:span text:style-name="T4">
 unbreakable </text:span>
 <text:span text:style-name="T4">
 unconquered </text:span>
 <text:span text:style-name="T4">
 tedious </text:span>
 <text:span text:style-name="T4">
 </text:span>
 legendary <text:span text:style-name="T4">
<text:span text:style-name="T5">
* Azov </text:span>
* </text:span>
 <text:span text:style-name="T4">
 years </text:span>
</text:a>
Also, everyone could take part in table tennis competitions, look at the demonstrations of the Strongman Federation of Ukraine, play the checkers of the Ukraine-champion of Ukraine Tatiana Portyanko, play the Amateur Games of Stryitball and Football, etc.</text:p>
      <text:p text:style-name="P4">
<draw:frame draw:style-name="fr1" draw:name="Image198" text:anchor-type="as-char" svg:width="6.9236in" svg:height="3.956343in" draw:z-index="0">
<draw:image xlink:href="../Images/yкринформ/2023-05-05T20-44-00-03-00/630_360_1683306928-7816.jpeg" xlink:type="simple" xlink:show="embed" xlink:actuate="onLoad" draw:mime-type="image/jpeg"/>
</draw:frame>
In Kiev, the sports and mass event "Idea of the Nation" in support of the defenders "Azovstal" / Photo: Ruslan Kaniuk, Ukrinform <text:a xlink:type="simple" xlink:href="https://static.ukrinform.com/photos/2023_05/1683306928-7816.jpeg" text:style-name="Internet_20_link" text:visited-style-name="Visited_20_Internet_20_Link">
<draw:frame draw:style-name="fr1" draw:name="Image199" text:anchor-type="as-char" svg:width="6.9236in" svg:height="3.956343in" draw:z-index="0">
<draw:image xlink:href="../Images/yкринформ/2023-05-05T20-44-00-03-00/630_360_1683306928-7816.jpeg" xlink:type="simple" xlink:show="embed" xlink:actuate="onLoad" draw:mime-type="image/jpeg"/>
</draw:frame>
</text:a>
 <text:a xlink:type="simple" xlink:href="https://static.ukrinform.com/photos/2023_05/1683306928-1542.jpeg" text:style-name="Internet_20_link" text:visited-style-name="Visited_20_Internet_20_Link">
<draw:frame draw:style-name="fr1" draw:name="Image200" text:anchor-type="as-char" svg:width="6.9236in" svg:height="3.956343in" draw:z-index="0">
<draw:image xlink:href="../Images/yкринформ/2023-05-05T20-44-00-03-00/630_360_1683306928-1542.jpeg" xlink:type="simple" xlink:show="embed" xlink:actuate="onLoad" draw:mime-type="image/jpeg"/>
</draw:frame>
</text:a>
 <text:a xlink:type="simple" xlink:href="https://static.ukrinform.com/photos/2023_05/1683306928-9703.jpeg" text:style-name="Internet_20_link" text:visited-style-name="Visited_20_Internet_20_Link">
<draw:frame draw:style-name="fr1" draw:name="Image201" text:anchor-type="as-char" svg:width="6.9236in" svg:height="3.956343in" draw:z-index="0">
<draw:image xlink:href="../Images/yкринформ/2023-05-05T20-44-00-03-00/630_360_1683306928-9703.jpeg" xlink:type="simple" xlink:show="embed" xlink:actuate="onLoad" draw:mime-type="image/jpeg"/>
</draw:frame>
</text:a>
 <text:a xlink:type="simple" xlink:href="https://static.ukrinform.com/photos/2023_05/1683306928-9675.jpeg" text:style-name="Internet_20_link" text:visited-style-name="Visited_20_Internet_20_Link">
<draw:frame draw:style-name="fr1" draw:name="Image202" text:anchor-type="as-char" svg:width="6.9236in" svg:height="3.956343in" draw:z-index="0">
<draw:image xlink:href="../Images/yкринформ/2023-05-05T20-44-00-03-00/630_360_1683306928-9675.jpeg" xlink:type="simple" xlink:show="embed" xlink:actuate="onLoad" draw:mime-type="image/jpeg"/>
</draw:frame>
</text:a>
 <text:a xlink:type="simple" xlink:href="https://static.ukrinform.com/photos/2023_05/1683306928-2445.jpeg" text:style-name="Internet_20_link" text:visited-style-name="Visited_20_Internet_20_Link">
<draw:frame draw:style-name="fr1" draw:name="Image203" text:anchor-type="as-char" svg:width="6.9236in" svg:height="3.956343in" draw:z-index="0">
<draw:image xlink:href="../Images/yкринформ/2023-05-05T20-44-00-03-00/630_360_1683306928-2445.jpeg" xlink:type="simple" xlink:show="embed" xlink:actuate="onLoad" draw:mime-type="image/jpeg"/>
</draw:frame>
</text:a>
 <text:a xlink:type="simple" xlink:href="https://static.ukrinform.com/photos/2023_05/1683306928-6723.jpeg" text:style-name="Internet_20_link" text:visited-style-name="Visited_20_Internet_20_Link">
<draw:frame draw:style-name="fr1" draw:name="Image204" text:anchor-type="as-char" svg:width="6.9236in" svg:height="3.956343in" draw:z-index="0">
<draw:image xlink:href="../Images/yкринформ/2023-05-05T20-44-00-03-00/630_360_1683306928-6723.jpeg" xlink:type="simple" xlink:show="embed" xlink:actuate="onLoad" draw:mime-type="image/jpeg"/>
</draw:frame>
</text:a>
 <text:a xlink:type="simple" xlink:href="https://static.ukrinform.com/photos/2023_05/1683306929-4627.jpeg" text:style-name="Internet_20_link" text:visited-style-name="Visited_20_Internet_20_Link">
<draw:frame draw:style-name="fr1" draw:name="Image205" text:anchor-type="as-char" svg:width="6.9236in" svg:height="3.956343in" draw:z-index="0">
<draw:image xlink:href="../Images/yкринформ/2023-05-05T20-44-00-03-00/630_360_1683306929-4627.jpeg" xlink:type="simple" xlink:show="embed" xlink:actuate="onLoad" draw:mime-type="image/jpeg"/>
</draw:frame>
</text:a>
 <text:a xlink:type="simple" xlink:href="https://static.ukrinform.com/photos/2023_05/1683306929-8588.jpeg" text:style-name="Internet_20_link" text:visited-style-name="Visited_20_Internet_20_Link">
<draw:frame draw:style-name="fr1" draw:name="Image206" text:anchor-type="as-char" svg:width="6.9236in" svg:height="3.956343in" draw:z-index="0">
<draw:image xlink:href="../Images/yкринформ/2023-05-05T20-44-00-03-00/630_360_1683306929-8588.jpeg" xlink:type="simple" xlink:show="embed" xlink:actuate="onLoad" draw:mime-type="image/jpeg"/>
</draw:frame>
</text:a>
 <text:a xlink:type="simple" xlink:href="https://static.ukrinform.com/photos/2023_05/1683306929-8757.jpeg" text:style-name="Internet_20_link" text:visited-style-name="Visited_20_Internet_20_Link">
<draw:frame draw:style-name="fr1" draw:name="Image207" text:anchor-type="as-char" svg:width="6.9236in" svg:height="3.956343in" draw:z-index="0">
<draw:image xlink:href="../Images/yкринформ/2023-05-05T20-44-00-03-00/630_360_1683306929-8757.jpeg" xlink:type="simple" xlink:show="embed" xlink:actuate="onLoad" draw:mime-type="image/jpeg"/>
</draw:frame>
</text:a>
 <text:a xlink:type="simple" xlink:href="https://static.ukrinform.com/photos/2023_05/1683306930-9231.jpeg" text:style-name="Internet_20_link" text:visited-style-name="Visited_20_Internet_20_Link">
<draw:frame draw:style-name="fr1" draw:name="Image208" text:anchor-type="as-char" svg:width="6.9236in" svg:height="3.956343in" draw:z-index="0">
<draw:image xlink:href="../Images/yкринформ/2023-05-05T20-44-00-03-00/630_360_1683306930-9231.jpeg" xlink:type="simple" xlink:show="embed" xlink:actuate="onLoad" draw:mime-type="image/jpeg"/>
</draw:frame>
</text:a>
 <text:a xlink:type="simple" xlink:href="https://static.ukrinform.com/photos/2023_05/1683306930-5571.jpeg" text:style-name="Internet_20_link" text:visited-style-name="Visited_20_Internet_20_Link">
<draw:frame draw:style-name="fr1" draw:name="Image209" text:anchor-type="as-char" svg:width="6.9236in" svg:height="3.956343in" draw:z-index="0">
<draw:image xlink:href="../Images/yкринформ/2023-05-05T20-44-00-03-00/630_360_1683306930-5571.jpeg" xlink:type="simple" xlink:show="embed" xlink:actuate="onLoad" draw:mime-type="image/jpeg"/>
</draw:frame>
</text:a>
 <text:a xlink:type="simple" xlink:href="https://static.ukrinform.com/photos/2023_05/1683306930-2744.jpeg" text:style-name="Internet_20_link" text:visited-style-name="Visited_20_Internet_20_Link">
<draw:frame draw:style-name="fr1" draw:name="Image210" text:anchor-type="as-char" svg:width="6.9236in" svg:height="3.956343in" draw:z-index="0">
<draw:image xlink:href="../Images/yкринформ/2023-05-05T20-44-00-03-00/630_360_1683306930-2744.jpeg" xlink:type="simple" xlink:show="embed" xlink:actuate="onLoad" draw:mime-type="image/jpeg"/>
</draw:frame>
</text:a>
 <text:a xlink:type="simple" xlink:href="https://static.ukrinform.com/photos/2023_05/1683306930-7532.jpeg" text:style-name="Internet_20_link" text:visited-style-name="Visited_20_Internet_20_Link">
<draw:frame draw:style-name="fr1" draw:name="Image211" text:anchor-type="as-char" svg:width="6.9236in" svg:height="3.956343in" draw:z-index="0">
<draw:image xlink:href="../Images/yкринформ/2023-05-05T20-44-00-03-00/630_360_1683306930-7532.jpeg" xlink:type="simple" xlink:show="embed" xlink:actuate="onLoad" draw:mime-type="image/jpeg"/>
</draw:frame>
</text:a>
 <text:a xlink:type="simple" xlink:href="https://static.ukrinform.com/photos/2023_05/1683306930-2661.jpeg" text:style-name="Internet_20_link" text:visited-style-name="Visited_20_Internet_20_Link">
<draw:frame draw:style-name="fr1" draw:name="Image212" text:anchor-type="as-char" svg:width="6.9236in" svg:height="3.956343in" draw:z-index="0">
<draw:image xlink:href="../Images/yкринформ/2023-05-05T20-44-00-03-00/630_360_1683306930-2661.jpeg" xlink:type="simple" xlink:show="embed" xlink:actuate="onLoad" draw:mime-type="image/jpeg"/>
</draw:frame>
</text:a>
In addition, a military with Azovstal lecture from domedic assistance. At the end of the action, the military from the Azov regiment launched a field cuisine and treated with a delicious plate.Organizers: Association of Families of Azovstal Defenders with the support of the KSCA Department and Sports. The information partner of the action, in particular, is the Ukrainian Ukrainian Information Agency "Ukrinform".</text:p>
      <text:p text:style-name="P4">
As reported, <text:a xlink:type="simple" xlink:href="https://www.ukrinform.ua/rubric-ato/3657814-druzina-komandira-polku-azov-zaklikala-vizvoliti-ukrainskih-bijciv-z-polonu-rf.html" text:style-name="Internet_20_link" text:visited-style-name="Visited_20_Internet_20_Link">
</text:a>
 .</text:p>
      <text:p text:style-name="P4">
News Source: <text:a xlink:type="simple" xlink:href="https://www.ukrinform.ua/rubric-kyiv/3705401-u-kievi-proveli-blagodijnij-sportivnij-zahid-na-pidtrimku-zahisnikiv-azovstali.html" text:style-name="Internet_20_link" text:visited-style-name="Visited_20_Internet_20_Link">
https://www.ukrinform.ua/rubric-kyiv/3705401-u-kievi-proveli-blagodijnij-sportivnij-zahid-na-pidtrimku-zahisnikiv-azovstali.html</text:a>
</text:p>
      <!--NEWS-->
      <text:h text:style-name="P10" text:outline-level="1">
<text:span text:style-name="T4">
The President met with representatives of the Venetian Commission</text:span>
</text:h>
      <text:p text:style-name="P4">
Authors: Ukrinform (Person)</text:p>
      <text:p text:style-name="P4">
Publisher: Укринформ (Organization)</text:p>
      <text:p text:style-name="P4">
Published Time: 2023-05-05T20:46:00+03:00</text:p>
      <text:p text:style-name="P4">
Modified Time: 2023-05-05T20:46:00+03:00</text:p>
      <text:p text:style-name="P4">
Description: President Volodymyr Zelenskyy met with representatives of the Venice Commission. - Ukrinform.</text:p>
      <text:p text:style-name="P4">
Images: ["<text:a xlink:type="simple" xlink:href="https://static.ukrinform.com/photos/2023_05/thumb_files/630_360_1683311375-630.jpeg" text:style-name="Internet_20_link" text:visited-style-name="Visited_20_Internet_20_Link">
630_360_16833...</text:a>
", "<text:a xlink:type="simple" xlink:href="https://static.ukrinform.com/photos/2023_05/1683311374-748.jpeg" text:style-name="Internet_20_link" text:visited-style-name="Visited_20_Internet_20_Link">
1683311374-74...</text:a>
"]</text:p>
      <text:p text:style-name="P4">
Tags: ['США', 'Венеційська комісія', 'Зеленський']</text:p>
      <text:p text:style-name="P4">
Type: Article</text:p>
      <!--METADATA-->
      <text:p text:style-name="P4">
<draw:frame draw:style-name="fr1" draw:name="Image213" text:anchor-type="as-char" svg:width="6.9236in" svg:height="3.956343in" draw:z-index="0">
<draw:image xlink:href="../Images/yкринформ/2023-05-05T20-46-00-03-00/630_360_1683311375-630.jpeg" xlink:type="simple" xlink:show="embed" xlink:actuate="onLoad" draw:mime-type="image/jpeg"/>
</draw:frame>
The Presidential Lordir Zelensky met with representatives of the Venice Commission.</text:p>
      <text:p text:style-name="P4">
As Ukrinform reports, he said in <text:a xlink:type="simple" xlink:href="https://www.president.gov.ua/news/robimo-vse-shob-svit-chuv-ukrayinu-rozumiv-i-dopomagav-nashi-82713" text:style-name="Internet_20_link" text:visited-style-name="Visited_20_Internet_20_Link">
</text:a>
.</text:p>
      <text:p text:style-name="P4">
"There was also a meeting with representatives of the Venice Commission, the representatives of the Blackrock Investment Fund," Zelensky said.</text:p>
      <text:p text:style-name="P4">
<draw:frame draw:style-name="fr1" draw:name="Image214" text:anchor-type="as-char" svg:width="6.9236in" svg:height="4.604691in" draw:z-index="0">
<draw:image xlink:href="../Images/yкринформ/2023-05-05T20-46-00-03-00/1683311374-748.jpeg" xlink:type="simple" xlink:show="embed" xlink:actuate="onLoad" draw:mime-type="image/jpeg"/>
</draw:frame>
<text:span text:style-name="T4">
 Read also: </text:span>
 <text:a xlink:type="simple" xlink:href="https://www.ukrinform.ua/rubric-ato/3705394-zelenskij-robimo-vse-sob-svit-cuv-ukrainu-rozumiv-i-dopomagav.html" text:style-name="Internet_20_link" text:visited-style-name="Visited_20_Internet_20_Link">
<text:span text:style-name="T4">
 Zelensky </text:span>
</text:a>
In addition, he noted that on the evening of May 5 he met with a delegation of the United States.</text:p>
      <text:p text:style-name="P4">
“We talked about further interaction between our states for the sake of global consciousness. Now that we are fighting against tyranny side by side with America, we have gone a level of interaction that has never been between Ukraine and the USA. But this is not the limit. We will continue to develop our cooperation - our true union. And I thank everyone who helps!"," The president said.</text:p>
      <text:p text:style-name="P4">
He thanked US President Joseph Biden for leadership, both parties of the Chambers of Congress for invariable support.</text:p>
      <text:p text:style-name="P4">
<text:span text:style-name="T4">
 Read also: </text:span>
 <text:a xlink:type="simple" xlink:href="https://www.ukrinform.ua/rubric-society/3705369-zelenskij-zustrivsa-z-ambasadorami-united24.html" text:style-name="Internet_20_link" text:visited-style-name="Visited_20_Internet_20_Link">
<text:span text:style-name="T4">
 Zelensky </text:span>
</text:a>
"I thank all the Americans whose desire for freedom, along with Ukrainian, together with all our allies and partners, protects globaldamocracy," Zelensky emphasized.</text:p>
      <text:p text:style-name="P4">
As specified in <text:a xlink:type="simple" xlink:href="https://www.president.gov.ua/news/glava-derzhavi-zustrivsya-z-delegaciyeyu-venecianskoyi-komis-82717" text:style-name="Internet_20_link" text:visited-style-name="Visited_20_Internet_20_Link">
</text:a>
, The President met with the delegation of the European Commission for Democracy through Law(Venice Commission)headed by the chairman of the commission Claire Base Malory, who is on a visit to a single country.</text:p>
      <text:p text:style-name="P4">
It is noted that Zelensky thanked the delegations for the visit in difficult time and fertilized cooperation between Ukraine and the Venice Commission in various directions of development of Ukrainian legislation.</text:p>
      <text:p text:style-name="P4">
<text:span text:style-name="T4">
 Read also: </text:span>
 <text:a xlink:type="simple" xlink:href="https://www.ukrinform.ua/rubric-ato/3705410-prezident-podakuvav-bijcam-povitranih-sil-ta-vsim-pidrozdilam-so-zahisaut-nebo.html" text:style-name="Internet_20_link" text:visited-style-name="Visited_20_Internet_20_Link">
</text:a>
</text:p>
      <text:p text:style-name="P4">
The press service shall inform that during the meeting the issue of preparation of the Timiflement of the legislation concerning the procedures for the selection of candidates for a judge of the Constitutional Court of Ukraine.</text:p>
      <text:p text:style-name="P4">
“Ukraine first introduces a competitive procedure for the selection of judges of the Constitutional Court. This is a historical reform that has not even been discussed for any other president. We are quite aware of the great responsibility that lies with us, the invitation of an honest and transparent competition. Ukrainian people expect and demands this, ”Zelensky said.</text:p>
      <text:p text:style-name="P4">
He expressed his hope for support from the Venice Commission on this man and confidence in successful reform of the Constitutional Court's activities.</text:p>
      <text:p text:style-name="P4">
<text:span text:style-name="T4">
 Read also: </text:span>
 <text:a xlink:type="simple" xlink:href="https://www.ukrinform.ua/rubric-ato/3705404-za-pidsumkami-zustricej-u-gelsinki-ta-gaazi-maemo-potuzne-posilenna-zbroeu-zelenskij.html" text:style-name="Internet_20_link" text:visited-style-name="Visited_20_Internet_20_Link">
<text:span text:style-name="T4">
 green </text:span>
</text:a>
It is noted that the meeting also discussed the laws on the de -oligarchization and national minorities.</text:p>
      <text:p text:style-name="P4">
The Head of State confirmed the readiness of Ukraine to continue the close interaction of the Zvenation Commission to ensure effective reforms in accordance with pre -European standards.</text:p>
      <text:p text:style-name="P4">
As it was reported, President of Ukraine Volodymyr Zelenskyy <text:a xlink:type="simple" xlink:href="https://www.ukrinform.ua/rubric-polytics/3705400-zelenskij-zustrivsa-z-delegacieu-amerikanskih-kongresmeniv.html" text:style-name="Internet_20_link" text:visited-style-name="Visited_20_Internet_20_Link">
</text:a>
The head of the Helsinki Commission of the United States Joe Wilson, the congressman Stephen Cohen and Victoria Spartz.</text:p>
      <text:p text:style-name="P4">
The delegation also included a permanent representative of the United States of the PrzebsE Michael Carpenter.</text:p>
      <text:p text:style-name="P4">
News Source: <text:a xlink:type="simple" xlink:href="https://www.ukrinform.ua/rubric-polytics/3705406-prezident-zustrivsa-iz-predstavnikami-venecianskoi-komisii.html" text:style-name="Internet_20_link" text:visited-style-name="Visited_20_Internet_20_Link">
https://www.ukrinform.ua/rubric-polytics/3705406-prezident-zustrivsa-iz-predstavnikami-venecianskoi-komisii.html</text:a>
</text:p>
      <!--NEWS-->
      <text:h text:style-name="P10" text:outline-level="1">
<text:span text:style-name="T4">
Handed the Russians to the air defense position: Odessa was given 15 years in prison</text:span>
</text:h>
      <text:p text:style-name="P4">
Authors: Ukrinform (Person)</text:p>
      <text:p text:style-name="P4">
Publisher: Укринформ (Organization)</text:p>
      <text:p text:style-name="P4">
Published Time: 2023-05-05T20:48:00+03:00</text:p>
      <text:p text:style-name="P4">
Modified Time: 2023-05-05T20:48:00+03:00</text:p>
      <text:p text:style-name="P4">
Description: Up to 15 years of imprisonment were condemned by a resident of Odessa, who gave Russian invaders the place of dislocation of air defense systems. - Ukrinform.</text:p>
      <text:p text:style-name="P4">
Images: ["<text:a xlink:type="simple" xlink:href="https://static.ukrinform.com/photos/2023_05/thumb_files/630_360_1683286928-971.jpg" text:style-name="Internet_20_link" text:visited-style-name="Visited_20_Internet_20_Link">
630_360_16832...</text:a>
", "<text:a xlink:type="simple" xlink:href="https://static.ukrinform.com/photos/2023_05/1683286928-587.jpg" text:style-name="Internet_20_link" text:visited-style-name="Visited_20_Internet_20_Link">
1683286928-58...</text:a>
", "<text:a xlink:type="simple" xlink:href="https://static.ukrinform.com/photos/2023_05/1683286927-507.jpg" text:style-name="Internet_20_link" text:visited-style-name="Visited_20_Internet_20_Link">
1683286927-50...</text:a>
"]</text:p>
      <text:p text:style-name="P4">
Tags: ['Одеса', 'Суд', 'Офіс генпрокурора', 'Війна з росією']</text:p>
      <text:p text:style-name="P4">
Type: Article</text:p>
      <!--METADATA-->
      <text:p text:style-name="P4">
<draw:frame draw:style-name="fr1" draw:name="Image215" text:anchor-type="as-char" svg:width="6.9236in" svg:height="3.956343in" draw:z-index="0">
<draw:image xlink:href="../Images/yкринформ/2023-05-05T20-48-00-03-00/630_360_1683286928-971.jpg" xlink:type="simple" xlink:show="embed" xlink:actuate="onLoad" draw:mime-type="image/jpeg"/>
</draw:frame>
Up to 15 years of imprisonment were condemned by a resident of Odessa, who gave the Russian ascending places of deployment of air defense systems.</text:p>
      <text:p text:style-name="P4">
According to Ukrinform, the Office of the Prosecutor General reported in <text:a xlink:type="simple" xlink:href="https://t.me/pgo_gov_ua/11867" text:style-name="Internet_20_link" text:visited-style-name="Visited_20_Internet_20_Link">
</text:a>
.</text:p>
      <text:p text:style-name="P4">
For supporting the prosecution, the prosecutors of the Odessa Regional Prosecutor's Office of the residents of Odessa were sentenced after state betrayal(Part 2 of Art. 111 of the Criminal Code of Ukraine). Йому призначили покарання у вигляді 15 років позбавлення волі зконфіскацією майна.</text:p>
      <text:p text:style-name="P4">
<draw:frame draw:style-name="fr1" draw:name="Image216" text:anchor-type="as-char" svg:width="6.9236in" svg:height="9.231467in" draw:z-index="0">
<draw:image xlink:href="../Images/yкринформ/2023-05-05T20-48-00-03-00/1683286928-587.jpg" xlink:type="simple" xlink:show="embed" xlink:actuate="onLoad" draw:mime-type="image/jpeg"/>
</draw:frame>
Prosecutors proved that for a remuneration, the man collected for the special services of the Russian Federation information on the location of the objects of energy infrastructure, the place of deployment of personal staff and military equipment of the units of the Armed Forces of Ukraine, posts, administrative buildings of law enforcement agencies and military personnel in Odessa and region.</text:p>
      <text:p text:style-name="P4">
<text:span text:style-name="T4">
 Read also: </text:span>
 <text:a xlink:type="simple" xlink:href="https://www.ukrinform.ua/rubric-society/3705121-zitelci-doneccini-dali-12-rokiv-vaznici-peredavala-u-rosijskij-genstab-dani-pro-zsu.html" text:style-name="Internet_20_link" text:visited-style-name="Visited_20_Internet_20_Link">
<text:span text:style-name="T4">
 Bang </text:span>
</text:a>
“The convicted person installed and recorded on the video base of the means of air defense in Odessa. At the same time, the traitor estimated his "assistance" at 70 thousand UAH ", -is in the message.</text:p>
      <text:p text:style-name="P4">
To collect reconnaissance information, he went to different areas of Odessa and predetermined, where he carried out photo and video fixation of objects.</text:p>
      <text:p text:style-name="P4">
The enemy informant was detained during the transfer of a video footage with the deployment of air defense systems to representatives of special services of Russia with the help of one of the messengers.</text:p>
      <text:p text:style-name="P4">
<draw:frame draw:style-name="fr1" draw:name="Image217" text:anchor-type="as-char" svg:width="6.9236in" svg:height="9.231467in" draw:z-index="0">
<draw:image xlink:href="../Images/yкринформ/2023-05-05T20-48-00-03-00/1683286927-507.jpg" xlink:type="simple" xlink:show="embed" xlink:actuate="onLoad" draw:mime-type="image/jpeg"/>
</draw:frame>
He is now in custody.</text:p>
      <text:p text:style-name="P4">
<text:span text:style-name="T4">
 Read also: </text:span>
 <text:a xlink:type="simple" xlink:href="https://www.ukrinform.ua/rubric-regions/3705111-zatrimali-se-dvoh-agentiv-fsb-sukali-pozicii-himars-na-doneccini.html" text:style-name="Internet_20_link" text:visited-style-name="Visited_20_Internet_20_Link">
<text:span text:style-name="T4">
 HIMARS </text:span>
</text:a>
As reported by Ukrinform, the SBU detained two more participants of the branch agent network of the FSB of Russia, who tried to identify the combat positions of HIMAR reactive artillery systems in the frontline regions of Donetsk region.</text:p>
      <text:p text:style-name="P4">
News Source: <text:a xlink:type="simple" xlink:href="https://www.ukrinform.ua/rubric-society/3705195-zdavav-rosianam-pozicii-ppo-odesitu-dali-15-rokiv-vaznici.html" text:style-name="Internet_20_link" text:visited-style-name="Visited_20_Internet_20_Link">
https://www.ukrinform.ua/rubric-society/3705195-zdavav-rosianam-pozicii-ppo-odesitu-dali-15-rokiv-vaznici.html</text:a>
</text:p>
      <!--NEWS-->
      <text:h text:style-name="P10" text:outline-level="1">
<text:span text:style-name="T4">
Jamala presented the Qirim album with ancient Crimean Tatar songs</text:span>
</text:h>
      <text:p text:style-name="P4">
Authors: Ukrinform (Person)</text:p>
      <text:p text:style-name="P4">
Publisher: Укринформ (Organization)</text:p>
      <text:p text:style-name="P4">
Published Time: 2023-05-05T20:54:00+03:00</text:p>
      <text:p text:style-name="P4">
Modified Time: 2023-05-05T20:54:00+03:00</text:p>
      <text:p text:style-name="P4">
Description: Ukrainian singer Jamal presented a new album "Qirim", which included ancient songs of the Crimean Tatar people. - Ukrinform.</text:p>
      <text:p text:style-name="P4">
Images: ["<text:a xlink:type="simple" xlink:href="https://static.ukrinform.com/photos/2019_10/thumb_files/630_360_1570790279-293.jpg" text:style-name="Internet_20_link" text:visited-style-name="Visited_20_Internet_20_Link">
630_360_15707...</text:a>
", "<text:a xlink:type="simple" xlink:href="https://static.ukrinform.com/photos/2023_05/1683308984-726.jpeg" text:style-name="Internet_20_link" text:visited-style-name="Visited_20_Internet_20_Link">
1683308984-72...</text:a>
"]</text:p>
      <text:p text:style-name="P4">
Tags: ['Джамала', 'Кримські татари', 'Музика', 'Пісня']</text:p>
      <text:p text:style-name="P4">
Type: Article</text:p>
      <!--METADATA-->
      <text:p text:style-name="P4">
<draw:frame draw:style-name="fr1" draw:name="Image218" text:anchor-type="as-char" svg:width="6.9236in" svg:height="3.956343in" draw:z-index="0">
<draw:image xlink:href="../Images/yкринформ/2023-05-05T20-54-00-03-00/630_360_1570790279-293.jpg" xlink:type="simple" xlink:show="embed" xlink:actuate="onLoad" draw:mime-type="image/jpeg"/>
</draw:frame>
Ukrainian Passer Jamal presented a new album "Qirim", which included ancient Crimean Tatar people.</text:p>
      <text:p text:style-name="P4">
About it in <text:a xlink:type="simple" xlink:href="https://t.me/mkipu/5900" text:style-name="Internet_20_link" text:visited-style-name="Visited_20_Internet_20_Link">
</text:a>
The Ministry of Culture of Takhrinform reports, Ukrinform reports.</text:p>
      <text:p text:style-name="P4">
<draw:frame draw:style-name="fr1" draw:name="Image219" text:anchor-type="as-char" svg:width="6.9236in" svg:height="6.9236in" draw:z-index="0">
<draw:image xlink:href="../Images/yкринформ/2023-05-05T20-54-00-03-00/1683308984-726.jpeg" xlink:type="simple" xlink:show="embed" xlink:actuate="onLoad" draw:mime-type="image/jpeg"/>
</draw:frame>
"On May 5, when the Crimean Tatars celebrate the main holiday of spring - Khidirles, the Ukrainian Crimean Tatar singer Jamal released the album Qirim - the collection of old songs of the Crimean Tatar people," the message reads.</text:p>
      <text:p text:style-name="P4">
<text:span text:style-name="T4">
 Read also: </text:span>
 <text:a xlink:type="simple" xlink:href="https://www.ukrinform.ua/rubric-culture/3677425-dzamala-stala-persim-ukrainskim-ambasadorom-equal-vid-spotify.html" text:style-name="Internet_20_link" text:visited-style-name="Visited_20_Internet_20_Link">
<text:span text:style-name="T4">
 Jamala </text:span>
</text:a>
It is noted that the collection includes 14 compositions - previously unknown, rewritten or forgotten. Jamala found them in cities and settlements of the Crimean Power Plant. The MKIP reported that the Qırım album, Jamal, presents together with the National Opera Symphony Orchestra on the stage of the National Opera, and the album will first sound live in the United Kingdom, Liverpool, in conjunction with BBC Philharmonic Orchestra.</text:p>
      <text:p text:style-name="P4">
As it was reported, at the Song Contest "Eurovision-2023", which will be held by Ullerpool, from May 3 to May 14, a Ukrainian boulevard called "Discoverukraine" will operate.</text:p>
      <text:p text:style-name="P4">
News Source: <text:a xlink:type="simple" xlink:href="https://www.ukrinform.ua/rubric-culture/3705402-dzamala-prezentuvala-albom-qirim-zi-starovinnimi-krimskotatarskimi-pisnami.html" text:style-name="Internet_20_link" text:visited-style-name="Visited_20_Internet_20_Link">
https://www.ukrinform.ua/rubric-culture/3705402-dzamala-prezentuvala-albom-qirim-zi-starovinnimi-krimskotatarskimi-pisnami.html</text:a>
</text:p>
      <!--NEWS-->
      <text:h text:style-name="P10" text:outline-level="1">
<text:span text:style-name="T4">
As a result of meetings in Helsinki and Hague we have a powerful strengthening of weapons - Zelensky</text:span>
</text:h>
      <text:p text:style-name="P4">
Authors: Ukrinform (Person)</text:p>
      <text:p text:style-name="P4">
Publisher: Укринформ (Organization)</text:p>
      <text:p text:style-name="P4">
Published Time: 2023-05-05T20:58:46+03:00</text:p>
      <text:p text:style-name="P4">
Modified Time: 2023-05-05T20:58:46+03:00</text:p>
      <text:p text:style-name="P4">
Description: </text:p>
      <text:p text:style-name="P4">
Президент Володимир Зеленський Заявив, Що За Підсумками Зустрічей У Гельсінкі Та В Гаазі Україна Має Потужне Посилення Для Своїх Воїнів Зброєю – На Землі, В Повітрі Й На Морі. — Укрінформ.: </text:p>
      <text:p text:style-name="P4">
Images: ["<text:a xlink:type="simple" xlink:href="https://static.ukrinform.com/photos/2023_04/thumb_files/630_360_1682063024-559.jpeg" text:style-name="Internet_20_link" text:visited-style-name="Visited_20_Internet_20_Link">
630_360_16820...</text:a>
"]</text:p>
      <text:p text:style-name="P4">
Tags: ['Зброя', 'Зеленський', 'Війна з росією']</text:p>
      <text:p text:style-name="P4">
Type: Article</text:p>
      <!--METADATA-->
      <text:p text:style-name="P4">
<draw:frame draw:style-name="fr1" draw:name="Image220" text:anchor-type="as-char" svg:width="6.9236in" svg:height="3.956343in" draw:z-index="0">
<draw:image xlink:href="../Images/yкринформ/2023-05-05T20-58-46-03-00/630_360_1682063024-559.jpeg" xlink:type="simple" xlink:show="embed" xlink:actuate="onLoad" draw:mime-type="image/jpeg"/>
</draw:frame>
The Presidential Lordimir Zelensky stated that according to the meetings in Helsinki and Hague Ukraine, there is a strong strengthening of weapons for its soldiers - on earth, in the air.</text:p>
      <text:p text:style-name="P4">
As Ukrinform reports, he said in the evening <text:a xlink:type="simple" xlink:href="https://www.president.gov.ua/news/robimo-vse-shob-svit-chuv-ukrayinu-rozumiv-i-dopomagav-nashi-82713" text:style-name="Internet_20_link" text:visited-style-name="Visited_20_Internet_20_Link">
</text:a>
“I am glad to say that as a result of meetings in Helsinki and Hague we have a powerful development for our soldiers with weapons - on earth, in the air and at sea. I thank the partners!This is a significant intensification, ”Zelensky said.</text:p>
      <text:p text:style-name="P4">
In addition, he said, "we have more progress on NATO and the European Union."</text:p>
      <text:p text:style-name="P4">
"We have more progress on Russia's responsibility for aggression against our state," the head of the Ukrainian state said.</text:p>
      <text:p text:style-name="P4">
<text:span text:style-name="T4">
 Read also: </text:span>
 <text:a xlink:type="simple" xlink:href="https://www.ukrinform.ua/rubric-ato/3704637-zelenskij-pro-f16-dla-ukraini-vpevnenij-u-pozitivnomu-rezultati.html" text:style-name="Internet_20_link" text:visited-style-name="Visited_20_Internet_20_Link">
<text:span text:style-name="T4">
 Zelensky </text:span>
</text:a>
As it was reported, on May 3, the President of Ukraine made a visit to Finland, and on 4th - on a special day for the Netherlands, where annually on May 4, at 20:00, two -minute silence honors citizens and soldiers who died during the Treasury and Peace Missions after the Second World War. ](https://www.ukrinform.ua/tag-niderlandi).</text:p>
      <text:p text:style-name="P4">
<text:span text:style-name="T5">
Foto, video: op</text:span>
</text:p>
      <text:p text:style-name="P4">
News Source: <text:a xlink:type="simple" xlink:href="https://www.ukrinform.ua/rubric-ato/3705404-za-pidsumkami-zustricej-u-gelsinki-ta-gaazi-maemo-potuzne-posilenna-zbroeu-zelenskij.html" text:style-name="Internet_20_link" text:visited-style-name="Visited_20_Internet_20_Link">
https://www.ukrinform.ua/rubric-ato/3705404-za-pidsumkami-zustricej-u-gelsinki-ta-gaazi-maemo-potuzne-posilenna-zbroeu-zelenskij.html</text:a>
</text:p>
      <!--NEWS-->
      <text:h text:style-name="P10" text:outline-level="1">
<text:span text:style-name="T4">
The Russians again fired the border of Chernihiv region</text:span>
</text:h>
      <text:p text:style-name="P4">
Authors: Ukrinform (Person)</text:p>
      <text:p text:style-name="P4">
Publisher: Укринформ (Organization)</text:p>
      <text:p text:style-name="P4">
Published Time: 2023-05-05T21:04:01+03:00</text:p>
      <text:p text:style-name="P4">
Modified Time: 2023-05-05T21:04:01+03:00</text:p>
      <text:p text:style-name="P4">
Description: As of 20:00 on May 5, Russian troops fired at the border of Chernihiv region 6 more times.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Чернігівщина', 'Війна з росією']</text:p>
      <text:p text:style-name="P4">
Type: Article</text:p>
      <!--METADATA-->
      <text:p text:style-name="P4">
<draw:frame draw:style-name="fr1" draw:name="Image221" text:anchor-type="as-char" svg:width="6.9236in" svg:height="3.956343in" draw:z-index="0">
<draw:image xlink:href="../Images/yкринформ/2023-05-05T21-04-01-03-00/630_360_1479558145-5682.jpg" xlink:type="simple" xlink:show="embed" xlink:actuate="onLoad" draw:mime-type="image/jpeg"/>
</draw:frame>
As of 20:00 on May 5, the border guards were fired at the borderline as of 20:00 on May 20.</text:p>
      <text:p text:style-name="P4">
According to Ukrinform, the Operational Command "North" reports in <text:a xlink:type="simple" xlink:href="https://t.me/ok_pivnich1/2361" text:style-name="Internet_20_link" text:visited-style-name="Visited_20_Internet_20_Link">
</text:a>
.</text:p>
      <text:p text:style-name="P4">
From 13:05 to 13:40 22 strokes were recorded, probably from a 120mm mortar, in the area of the settlement of Blushn.</text:p>
      <text:p text:style-name="P4">
From 15:11 to 15:32, 6 beats were recorded, probably from the artillery, the Unday of Leonivka settlement.</text:p>
      <text:p text:style-name="P4">
<text:span text:style-name="T4">
 Read also: </text:span>
 <text:a xlink:type="simple" xlink:href="https://www.ukrinform.ua/rubric-ato/3705357-sili-oboroni-vidbili-ponad-30-rosijskih-atak-na-troh-napramkah.html" text:style-name="Internet_20_link" text:visited-style-name="Visited_20_Internet_20_Link">
</text:a>
In addition, from 16:15 to 5:00 pm 9 beats were recorded, probably from a 120-mm-mm-mining, in the area of Leonivka settlement.</text:p>
      <text:p text:style-name="P4">
Also around 17:11 is recorded 4 beats probably unmanaged aircraft(The sun)From the screw, in the area of the settlement of Leonivka.</text:p>
      <text:p text:style-name="P4">
From 17:54 to 17:56 2 beats were recorded, probably from a 120mm mortar, a Ulson of the settlement of the Iron Bridge.</text:p>
      <text:p text:style-name="P4">
<text:span text:style-name="T4">
 Read also: </text:span>
 <text:a xlink:type="simple" xlink:href="https://www.ukrinform.ua/rubric-economy/3705100-cerez-obstrili-bez-svitla-zalisaetsa-castina-spozivaciv-u-vosmi-oblastah.html" text:style-name="Internet_20_link" text:visited-style-name="Visited_20_Internet_20_Link">
<text:span text:style-name="T4">
 firing </text:span>
</text:a>
From 19:13 to 19:15 5 beats were recorded, probably from a 120mm mortar, in the area of Leonivka settlement.</text:p>
      <text:p text:style-name="P4">
"There was no information about losses among the local population or damage to civilian infrastructure," the statement said.</text:p>
      <text:p text:style-name="P4">
As reported by Ukrinform, Russian troops on the morning of May 5 were attacking the border of Sumy region, probably unmanaged by aviation missiles released from helicopters.</text:p>
      <text:p text:style-name="P4">
News Source: <text:a xlink:type="simple" xlink:href="https://www.ukrinform.ua/rubric-ato/3705405-rosiani-znovu-obstrilali-prikordonna-cernigivsini.html" text:style-name="Internet_20_link" text:visited-style-name="Visited_20_Internet_20_Link">
https://www.ukrinform.ua/rubric-ato/3705405-rosiani-znovu-obstrilali-prikordonna-cernigivsini.html</text:a>
</text:p>
      <!--NEWS-->
      <text:h text:style-name="P10" text:outline-level="1">
<text:span text:style-name="T4">
The Foreign Minister noted the girl who refused to perform at the Sanremo contest because of the involvement of the Russian</text:span>
</text:h>
      <text:p text:style-name="P4">
Authors: Ukrinform (Person)</text:p>
      <text:p text:style-name="P4">
Publisher: Укринформ (Organization)</text:p>
      <text:p text:style-name="P4">
Published Time: 2023-05-05T21:10:00+03:00</text:p>
      <text:p text:style-name="P4">
Modified Time: 2023-05-05T21:10:00+03:00</text:p>
      <text:p text:style-name="P4">
Description: Foreign Minister of Ukraine Dmytro Kuleba celebrated 13-year-old Sophia Samoylyuk, who refused to participate in the song competition Sanremo Junior-2023 in Italy through the participation of a Russian representative. - Ukrinform.</text:p>
      <text:p text:style-name="P4">
Images: ["<text:a xlink:type="simple" xlink:href="https://static.ukrinform.com/photos/2023_05/thumb_files/630_360_1683309948-158.png" text:style-name="Internet_20_link" text:visited-style-name="Visited_20_Internet_20_Link">
630_360_16833...</text:a>
"]</text:p>
      <text:p text:style-name="P4">
Tags: ['Діти', 'Конкурс', 'Дмитро Кулеба', 'Музика']</text:p>
      <text:p text:style-name="P4">
Type: Article</text:p>
      <!--METADATA-->
      <text:p text:style-name="P4">
<draw:frame draw:style-name="fr1" draw:name="Image222" text:anchor-type="as-char" svg:width="6.9236in" svg:height="3.956343in" draw:z-index="0">
<draw:image xlink:href="../Images/yкринформ/2023-05-05T21-10-00-03-00/630_360_1683309948-158.png" xlink:type="simple" xlink:show="embed" xlink:actuate="onLoad" draw:mime-type="image/png"/>
</draw:frame>
The Minister of Law of Ukraine Dmytro Kuleba celebrated 13-year-old Sofia Samoylyuk, which has argued from participating in the song competition Sanremo Junior-2023 in Italy due to the Russian representative.</text:p>
      <text:p text:style-name="P4">
He reported this in <text:a xlink:type="simple" xlink:href="https://www.facebook.com/dmytro.kuleba/posts/pfbid0BZhseEfctTEnBQCr9mxcWEVuhDXb8kNMxswEzzcTKEPBfq9M5y9kne9Xkp9FVNFvl" text:style-name="Internet_20_link" text:visited-style-name="Visited_20_Internet_20_Link">
</text:a>
, reports Ukrinform.</text:p>
      <text:p text:style-name="P4">
The Foreign Minister noted that sometimes, in order to win a competition or competition, you need to see a position and demonstrate that you are a representative of the people who appreciate the dignity.</text:p>
      <text:p text:style-name="P4">
“That's what you did, and that's why you won. I congratulate you on this victory. Uteb will not be a diploma of San Rimo this year, but you won something much more-you won for your country. You got a real <text:a xlink:type="simple" xlink:href="https://www.ukrinform.ua/tag-kultura" text:style-name="Internet_20_link" text:visited-style-name="Visited_20_Internet_20_Link">
</text:a>
Victory, without singing a single word, but saying extremely strong words, ”Kuleba said, addressing a young singer.</text:p>
      <text:p text:style-name="P4">
<text:span text:style-name="T4">
 Read also: </text:span>
 <text:a xlink:type="simple" xlink:href="https://www.ukrinform.ua/rubric-culture/3698589-mkip-nazvalo-neprijnatnou-ucast-rosianina-u-konkursi-gorovica.html" text:style-name="Internet_20_link" text:visited-style-name="Visited_20_Internet_20_Link">
<text:span text:style-name="T4">
 Contest </text:span>
</text:a>
The Minister of Foreign Affairs of Ukraine noted that Sofia Samoylyuk thanks "for the victory of the spirit in cultural diplomacy".</text:p>
      <text:p text:style-name="P4">
It was reported that 13-year-old Ukrainian Sofia Samolyuk refused to participate in the Sanremo Junior-2023, which takes place in Italy, because of the participation of a performer from Russia. The organizers announced the participation of Russians several hours before the competition on May 3.</text:p>
      <text:p text:style-name="P4">
News Source: <text:a xlink:type="simple" xlink:href="https://www.ukrinform.ua/rubric-society/3705408-kuleba-vidznaciv-divcinku-aka-vidmovilasa-vistupati-na-konkursi-sanremo-cerez-ucast-rosianina.html" text:style-name="Internet_20_link" text:visited-style-name="Visited_20_Internet_20_Link">
https://www.ukrinform.ua/rubric-society/3705408-kuleba-vidznaciv-divcinku-aka-vidmovilasa-vistupati-na-konkursi-sanremo-cerez-ucast-rosianina.html</text:a>
</text:p>
      <!--NEWS-->
      <text:h text:style-name="P10" text:outline-level="1">
<text:span text:style-name="T4">
The President thanked the Air Force fighters and all units that protect the sky</text:span>
</text:h>
      <text:p text:style-name="P4">
Authors: Ukrinform (Person)</text:p>
      <text:p text:style-name="P4">
Publisher: Укринформ (Organization)</text:p>
      <text:p text:style-name="P4">
Published Time: 2023-05-05T21:17:00+03:00</text:p>
      <text:p text:style-name="P4">
Modified Time: 2023-05-05T21:17:00+03:00</text:p>
      <text:p text:style-name="P4">
Description: President Volodymyr Zelenskyy thanked everyone who is now in battle for the sake of Ukraine, and especially for the passing week - to the Air Force fighters and all units that protect the sky. - Ukrinform.</text:p>
      <text:p text:style-name="P4">
Images: ["<text:a xlink:type="simple" xlink:href="https://static.ukrinform.com/photos/2023_03/thumb_files/630_360_1677855839-566.jpg" text:style-name="Internet_20_link" text:visited-style-name="Visited_20_Internet_20_Link">
630_360_16778...</text:a>
"]</text:p>
      <text:p text:style-name="P4">
Tags: ['ЗСУ', 'Зеленський', 'Війна з росією', 'ППО']</text:p>
      <text:p text:style-name="P4">
Type: Article</text:p>
      <!--METADATA-->
      <text:p text:style-name="P4">
<draw:frame draw:style-name="fr1" draw:name="Image223" text:anchor-type="as-char" svg:width="6.9236in" svg:height="3.956343in" draw:z-index="0">
<draw:image xlink:href="../Images/yкринформ/2023-05-05T21-17-00-03-00/630_360_1677855839-566.jpg" xlink:type="simple" xlink:show="embed" xlink:actuate="onLoad" draw:mime-type="image/jpeg"/>
</draw:frame>
The Presidential Lordir Zelensky thanked everyone who is now in battle for the sake of Ukraine, which is a special week that is passing - to the Air Force fighters and all units that protect the sky.</text:p>
      <text:p text:style-name="P4">
As Ukrinform reports, he said in his evening <text:a xlink:type="simple" xlink:href="https://www.president.gov.ua/news/robimo-vse-shob-svit-chuv-ukrayinu-rozumiv-i-dopomagav-nashi-82713" text:style-name="Internet_20_link" text:visited-style-name="Visited_20_Internet_20_Link">
</text:a>
.</text:p>
      <text:p text:style-name="P4">
<text:span text:style-name="T5">
Viso: <text:a xlink:type="simple" xlink:href="https://www.youtube.com/watch" text:style-name="Internet_20_link" text:visited-style-name="Visited_20_Internet_20_Link">
</text:a>
</text:span>
</text:p>
      <text:p text:style-name="P4">
“Glory to everyone and everyone who is now in battle for the sake of Ukraine at combat missions at combat posts!I am especially grateful for this week to all the fighters of our air forces and all units of other families of troops that protect the sky!”Zelensky said.</text:p>
      <text:p text:style-name="P4">
<text:span text:style-name="T4">
 Read also: </text:span>
 <text:span text:style-name="T4">
 <text:a xlink:type="simple" xlink:href="https://www.ukrinform.ua/rubric-ato/3704949-ppo-znisila-u-nebi-nad-dnipropetrovsinou-dva-vorozih-bezpilotniki.html" text:style-name="Internet_20_link" text:visited-style-name="Visited_20_Internet_20_Link">
</text:a>
</text:span>
</text:p>
      <text:p text:style-name="P4">
He stressed that "to stand, win and punish the enemy is our joint."</text:p>
      <text:p text:style-name="P4">
“In unity, daily making Ukraine stronger, adding new possibleness to our country daily, let's get to victory!Eternal memory of all our heroes of different times who defended and defended Ukraine!Glory to our people!Glory to Ukraine!”, The head of the Ukrainian state said.</text:p>
      <text:p text:style-name="P4">
<text:span text:style-name="T4">
 Read also: </text:span>
 <text:span text:style-name="T4">
 <text:a xlink:type="simple" xlink:href="https://www.ukrinform.ua/rubric-kyiv/3705227-nacalnik-vijskovoi-administracii-kieva-peredav-zasobi-ppo-dla-mobilnih-vognevih-grup.html" text:style-name="Internet_20_link" text:visited-style-name="Visited_20_Internet_20_Link">
</text:a>
</text:span>
</text:p>
      <text:p text:style-name="P4">
As it was reported, on the night of May 4, 2023, the enemy attacked the "Shahaneda" from a no surrounding direction(Bryansk region)and from the south - the east coast of the Sea. The Russians applied up to 24 shock drones "ShahED-136/131". Forces and means of air forces, in the interaction of the air defense of other components of defense forces of Ukraine, 18 shock UAVs were destroyed.</text:p>
      <text:p text:style-name="P4">
News Source: <text:a xlink:type="simple" xlink:href="https://www.ukrinform.ua/rubric-ato/3705410-prezident-podakuvav-bijcam-povitranih-sil-ta-vsim-pidrozdilam-so-zahisaut-nebo.html" text:style-name="Internet_20_link" text:visited-style-name="Visited_20_Internet_20_Link">
https://www.ukrinform.ua/rubric-ato/3705410-prezident-podakuvav-bijcam-povitranih-sil-ta-vsim-pidrozdilam-so-zahisaut-nebo.html</text:a>
</text:p>
      <!--NEWS-->
      <text:h text:style-name="P10" text:outline-level="1">
<text:span text:style-name="T4">
OP is expected that at the summit in Vilnius can begin forming the procedure of Ukraine's accession in NATO</text:span>
</text:h>
      <text:p text:style-name="P4">
Authors: Ukrinform (Person)</text:p>
      <text:p text:style-name="P4">
Publisher: Укринформ (Organization)</text:p>
      <text:p text:style-name="P4">
Published Time: 2023-05-05T21:22:00+03:00</text:p>
      <text:p text:style-name="P4">
Modified Time: 2023-05-05T21:22:00+03:00</text:p>
      <text:p text:style-name="P4">
Description: Kyiv expects that at the NATO Summit in Vilnius, the formation of Ukraine's accession to NATO may begin. - Ukrinform.</text:p>
      <text:p text:style-name="P4">
Images: ["<text:a xlink:type="simple" xlink:href="https://static.ukrinform.com/photos/2022_08/thumb_files/630_360_1660112619-171.jpeg" text:style-name="Internet_20_link" text:visited-style-name="Visited_20_Internet_20_Link">
630_360_16601...</text:a>
"]</text:p>
      <text:p text:style-name="P4">
Tags: ['Офіс Президента', 'Жовква', 'Єдині новини']</text:p>
      <text:p text:style-name="P4">
Type: Article</text:p>
      <!--METADATA-->
      <text:p text:style-name="P4">
<draw:frame draw:style-name="fr1" draw:name="Image224" text:anchor-type="as-char" svg:width="6.9236in" svg:height="3.956343in" draw:z-index="0">
<draw:image xlink:href="../Images/yкринформ/2023-05-05T21-22-00-03-00/630_360_1660112619-171.jpeg" xlink:type="simple" xlink:show="embed" xlink:actuate="onLoad" draw:mime-type="image/jpeg"/>
</draw:frame>
Kyiv considers that at the NATO Summit in Vilnius, the formation of Ukraine's accession to NATO may begin.</text:p>
      <text:p text:style-name="P4">
The deputy head of the Office President Igor Zhovkva said this on the broadcasting of the only news, Ukrinform correspondent reports.</text:p>
      <text:p text:style-name="P4">
“Indeed, NATO, the decision on NATO membership in Ukraine at one stage or another, of course, it will not be to victory, it will be made by consensus. Therefore, we want to begin to form a modality procedure as Ukrainian Awawing in NATO, as Ukraine can be invited to NATO, and this is the beginning of the procedure as Ukraine will receive security guarantees by the moment of admission. Just as Finland received the same Finland after Finland has applied, the admission procedure began. And by the time they entered, the if the protocol was ratified by Turkey, they had reliable security guarantees. Not all NATO members, from those who have spoken before, ”said Zhovkva.</text:p>
      <text:p text:style-name="P4">
<text:span text:style-name="T4">
 Read also: </text:span>
 <text:a xlink:type="simple" xlink:href="https://www.ukrinform.ua/rubric-polytics/3703883-ermak-zustrivsa-z-ukrainskimi-j-inozemnimi-zurnalistami.html" text:style-name="Internet_20_link" text:visited-style-name="Visited_20_Internet_20_Link">
</text:a>
To clarify the journalists what security guarantees await Ukraine: who have caught acting after the Vilnius summit or after victory, the deputy head OP replied: “The idea is that during the NATO Vilnius Summit, documents or security guarantee were drawn .</text:p>
      <text:p text:style-name="P4">
Also, in the request to name the number of countries and the guarantees they can provide Ukraine, Zhovkva said: “Let's not go to detail now, not help the aggressor, let's say - to reveal all the nuances and details. I will say only one thing: what Ukraine now receives on the battlefield - and this Western equipment from artillery system, from tanks to armored vehicles, weapons, corresponding ammunition - is also part of security guarantees. ”</text:p>
      <text:p text:style-name="P4">
<text:span text:style-name="T4">
 Read also: </text:span>
 <text:a xlink:type="simple" xlink:href="https://www.ukrinform.ua/rubric-polytics/3704678-ukrainska-armia-moze-stati-osnovou-sil-oboroni-nato-u-majbutnomu-kondratuk.html" text:style-name="Internet_20_link" text:visited-style-name="Visited_20_Internet_20_Link">
</text:a>
It was reported that the NATO summit will be held in Vilnius on July 11-12. The NATO Secretary General Jens Stoltenberg invited President of Ukraine Vladimirrazellensky to this summit.</text:p>
      <text:p text:style-name="P4">
Photo: op</text:p>
      <text:p text:style-name="P4">
News Source: <text:a xlink:type="simple" xlink:href="https://www.ukrinform.ua/rubric-polytics/3705412-v-op-rozrahovuut-so-na-samiti-u-vilnusi-moze-pocatisa-formuvanna-proceduri-vstupu-ukraini-v-nato.html" text:style-name="Internet_20_link" text:visited-style-name="Visited_20_Internet_20_Link">
https://www.ukrinform.ua/rubric-polytics/3705412-v-op-rozrahovuut-so-na-samiti-u-vilnusi-moze-pocatisa-formuvanna-proceduri-vstupu-ukraini-v-nato.html</text:a>
</text:p>
      <!--NEWS-->
      <text:h text:style-name="P10" text:outline-level="1">
<text:span text:style-name="T4">
Germany will not hold the Fencing World Cup with the participation of Russians and Belarus</text:span>
</text:h>
      <text:p text:style-name="P4">
Authors: Ukrinform (Person)</text:p>
      <text:p text:style-name="P4">
Publisher: Укринформ (Organization)</text:p>
      <text:p text:style-name="P4">
Published Time: 2023-05-05T21:29:51+03:00</text:p>
      <text:p text:style-name="P4">
Modified Time: 2023-05-05T21:29:51+03:00</text:p>
      <text:p text:style-name="P4">
Description: In Germany, they canceled the Fencing World Cup in rapiers among men. - Ukrinform.</text:p>
      <text:p text:style-name="P4">
Images: ["<text:a xlink:type="simple" xlink:href="https://static.ukrinform.com/photos/2023_05/thumb_files/630_360_1683311266-985.jpg" text:style-name="Internet_20_link" text:visited-style-name="Visited_20_Internet_20_Link">
630_360_16833...</text:a>
"]</text:p>
      <text:p text:style-name="P4">
Tags: ['Фехтування', 'Бойкот']</text:p>
      <text:p text:style-name="P4">
Type: Article</text:p>
      <!--METADATA-->
      <text:p text:style-name="P4">
<draw:frame draw:style-name="fr1" draw:name="Image225" text:anchor-type="as-char" svg:width="6.9236in" svg:height="3.956343in" draw:z-index="0">
<draw:image xlink:href="../Images/yкринформ/2023-05-05T21-29-51-03-00/630_360_1683311266-985.jpg" xlink:type="simple" xlink:show="embed" xlink:actuate="onLoad" draw:mime-type="image/jpeg"/>
</draw:frame>
Urimechina abolished the Fencing World Cup in the Rapir of the Mediterranean.</text:p>
      <text:p text:style-name="P4">
As reports <text:a xlink:type="simple" xlink:href="https://www.sueddeutsche.de/sport/fechten-bonn-fecht-weltcup-loewe-von-bonn-abgesagt-dpa.urn-newsml-dpa-com-20090101-230505-99-569484" text:style-name="Internet_20_link" text:visited-style-name="Visited_20_Internet_20_Link">
</text:a>
, cancellation of the Fencing World Cup of the U Germanic Bonnie has become a response to the decision of the International Federation Federation(OR), who voted for the return of Russian and Belarusian athletes, Ukrinform reports.</text:p>
      <text:p text:style-name="P4">
Despite the admission of Fie, the Russians were unable to declare at the Korean Seoul Grand Prix, as well as to miss the tournaments in Colombia and Mexico. This made it possible to make them on Ukrainian fencingers, informs <text:a xlink:type="simple" xlink:href="https://suspilne.media/466940-vedetsa-neludska-vijna-u-nimeccini-skasuvali-drugij-etap-kubka-svitu-z-fehtuvanna-cerez-dopusk-rosian-ta-bilorusiv/" text:style-name="Internet_20_link" text:visited-style-name="Visited_20_Internet_20_Link">
</text:a>
.</text:p>
      <text:p text:style-name="P4">
<text:span text:style-name="T4">
 Read also: </text:span>
 <text:a xlink:type="simple" xlink:href="https://www.ukrinform.ua/rubric-sports/3704699-ukrainci-vizmut-ucast-u-dvoh-turnirah-z-fehtuvanna-cerez-nedopusk-atletiv-z-rf-i-bilorusi.html" text:style-name="Internet_20_link" text:visited-style-name="Visited_20_Internet_20_Link">
<text:span text:style-name="T4">
 fencing </text:span>
</text:a>
This is the second stage of the Fencing World Cup, which in Germany decided to cancel. Earlier in this country they have already refused to hold the World Cup on the Women's Research, and later to such a step were Denmark and France.</text:p>
      <text:p text:style-name="P4">
News Source: <text:a xlink:type="simple" xlink:href="https://www.ukrinform.ua/rubric-sports/3705415-nimeccina-ne-provoditime-etap-kubka-svitu-z-fehtuvanna-za-ucastu-rosian-ta-bilorusiv.html" text:style-name="Internet_20_link" text:visited-style-name="Visited_20_Internet_20_Link">
https://www.ukrinform.ua/rubric-sports/3705415-nimeccina-ne-provoditime-etap-kubka-svitu-z-fehtuvanna-za-ucastu-rosian-ta-bilorusiv.html</text:a>
</text:p>
      <!--NEWS-->
      <text:h text:style-name="P10" text:outline-level="1">
<text:span text:style-name="T4">
US is put into operation a new Virginia submarine</text:span>
</text:h>
      <text:p text:style-name="P4">
Authors: Ukrinform (Person)</text:p>
      <text:p text:style-name="P4">
Publisher: Укринформ (Organization)</text:p>
      <text:p text:style-name="P4">
Published Time: 2023-05-05T21:33:00+03:00</text:p>
      <text:p text:style-name="P4">
Modified Time: 2023-05-05T21:33:00+03:00</text:p>
      <text:p text:style-name="P4">
Description: The US Navy is preparing to hold a "Virginia" custom-made submarine ceremony, which will name the USS Massachusetts (SSN 798) and will be adopted. - Ukrinform.</text:p>
      <text:p text:style-name="P4">
Images: ["<text:a xlink:type="simple" xlink:href="https://static.ukrinform.com/photos/2023_05/thumb_files/630_360_1683311063-152.jpg" text:style-name="Internet_20_link" text:visited-style-name="Visited_20_Internet_20_Link">
630_360_16833...</text:a>
"]</text:p>
      <text:p text:style-name="P4">
Tags: ['США', 'Підводний човен']</text:p>
      <text:p text:style-name="P4">
Type: Article</text:p>
      <!--METADATA-->
      <text:p text:style-name="P4">
<draw:frame draw:style-name="fr1" draw:name="Image226" text:anchor-type="as-char" svg:width="6.9236in" svg:height="3.956343in" draw:z-index="0">
<draw:image xlink:href="../Images/yкринформ/2023-05-05T21-33-00-03-00/630_360_1683311063-152.jpg" xlink:type="simple" xlink:show="embed" xlink:actuate="onLoad" draw:mime-type="image/jpeg"/>
</draw:frame>
US naval forces are preparing to hold a "baptism" ceremony of the newest fashionable submarine of Virginia class, which will be named Ussmassachussetts(SSN 798)But it will be adopted.</text:p>
      <text:p text:style-name="P4">
The ceremony will be held on Saturday not Nonport Newports in Virginia, Ukrinform reports <text:a xlink:type="simple" xlink:href="https://www.defense.gov/News/Releases/Release/Article/3386179/navy-to-christen-submarine-massachusetts/" text:style-name="Internet_20_link" text:visited-style-name="Visited_20_Internet_20_Link">
</text:a>
to the Pentagon press service.</text:p>
      <text:p text:style-name="P4">
"According to the ancient tradition of the Navy, the" baptized "submarine, Cheryl Sandberg, dedicated a bottle of sparkling wine on its nasal part," the presentation said.</text:p>
      <text:p text:style-name="P4">
<text:span text:style-name="T4">
 Read also: </text:span>
 <text:span text:style-name="T4">
 <text:a xlink:type="simple" xlink:href="https://www.ukrinform.ua/rubric-world/3698579-iran-stverdzue-nacebto-amerikanskij-pidvodnij-coven-porusiv-kordoni-kraini-zmi.html" text:style-name="Internet_20_link" text:visited-style-name="Visited_20_Internet_20_Link">
</text:a>
</text:span>
</text:p>
      <text:p text:style-name="P4">
Sandberg is the founder and chairman of the Sandberg Goldberg Berntal Family Foundation, working on building an equal and stable world. The ceremony will also be stated by the Deputy Minister of the US Navy, representatives of the military command, as well as the president of General Dynamics Electric Boat involved in the construction of a ship.</text:p>
      <text:p text:style-name="P4">
So USS Massachusetts(SSN 798)It will become a ninth US Navy ship, named after this state. The first USS Massachusetts was a steamer built in 1845, the last ship with this name was introduced in 1942 as a South Dakota high -speed liner.</text:p>
      <text:p text:style-name="P4">
<text:span text:style-name="T4">
 Read also: </text:span>
 <text:span text:style-name="T4">
 <text:a xlink:type="simple" xlink:href="https://www.ukrinform.ua/rubric-world/3701230-rosia-posilila-prisutnist-pidvodnih-covniv-v-atlantici-amerikanskij-general.html" text:style-name="Internet_20_link" text:visited-style-name="Visited_20_Internet_20_Link">
</text:a>
</text:span>
</text:p>
      <text:p text:style-name="P4">
It was reported that the American submarines of the Virginia class were designed for coastal and deep waters, as well as for the maintenance of prototic, struggle against surface ships, shock war, provision of symbols.</text:p>
      <text:p text:style-name="P4">
These vessels can also provide observations and intelligence, participate in lesser wars and perform mine missions. They are capable of providing five of the six basic capabilities of the marine strategy, including the sea control, capacity, preceding, safety at the sea.</text:p>
      <text:p text:style-name="P4">
News Source: <text:a xlink:type="simple" xlink:href="https://www.ukrinform.ua/rubric-world/3705416-ssa-vvodat-v-ekspluataciu-novij-pidvodnij-coven-klasu-virdzinia.html" text:style-name="Internet_20_link" text:visited-style-name="Visited_20_Internet_20_Link">
https://www.ukrinform.ua/rubric-world/3705416-ssa-vvodat-v-ekspluataciu-novij-pidvodnij-coven-klasu-virdzinia.html</text:a>
</text:p>
      <!--NEWS-->
      <text:h text:style-name="P10" text:outline-level="1">
<text:span text:style-name="T4">
Zelensky noted state awards 153 servicemen, 130 of them - posthumously</text:span>
</text:h>
      <text:p text:style-name="P4">
Authors: Ukrinform (Person)</text:p>
      <text:p text:style-name="P4">
Publisher: Укринформ (Organization)</text:p>
      <text:p text:style-name="P4">
Published Time: 2023-05-05T21:42:00+03:00</text:p>
      <text:p text:style-name="P4">
Modified Time: 2023-05-05T21:42:00+03:00</text:p>
      <text:p text:style-name="P4">
Description: President Volodymyr Zelenskyy celebrated 153 servicemen with state awards, including 130 posthumously. - Ukrinform.</text:p>
      <text:p text:style-name="P4">
Images: ["<text:a xlink:type="simple" xlink:href="https://static.ukrinform.com/photos/2022_09/thumb_files/630_360_1664353648-814.jpeg" text:style-name="Internet_20_link" text:visited-style-name="Visited_20_Internet_20_Link">
630_360_16643...</text:a>
"]</text:p>
      <text:p text:style-name="P4">
Tags: ['Нагорода', 'Зеленський', 'Війна з росією']</text:p>
      <text:p text:style-name="P4">
Type: Article</text:p>
      <!--METADATA-->
      <text:p text:style-name="P4">
<draw:frame draw:style-name="fr1" draw:name="Image227" text:anchor-type="as-char" svg:width="6.9236in" svg:height="3.956343in" draw:z-index="0">
<draw:image xlink:href="../Images/yкринформ/2023-05-05T21-42-00-03-00/630_360_1664353648-814.jpeg" xlink:type="simple" xlink:show="embed" xlink:actuate="onLoad" draw:mime-type="image/jpeg"/>
</draw:frame>
Presidential lodge Zelensky celebrated 153 servicemen state awards, including 130 posthumously.</text:p>
      <text:p text:style-name="P4">
As Ukrinform reports, appropriate <text:a xlink:type="simple" xlink:href="https://www.president.gov.ua/documents/2622023-46681" text:style-name="Internet_20_link" text:visited-style-name="Visited_20_Internet_20_Link">
</text:a>
Posted on the site of state.</text:p>
      <text:p text:style-name="P4">
According to the document, the President decided to award for personal courage, revealed in the protection of state sovereignty and territorial integrity of Ukraine, selfless performance of military duty by the Order of Bogdanakhmelnitsky III degree of 4 servicemen posthumously.</text:p>
      <text:p text:style-name="P4">
<text:span text:style-name="T4">
 Read also: </text:span>
 <text:a xlink:type="simple" xlink:href="https://www.ukrinform.ua/rubric-ato/3704345-usi-vidi-vijsk-matimut-svoi-okremi-nagorodni-medali-reznikov.html" text:style-name="Internet_20_link" text:visited-style-name="Visited_20_Internet_20_Link">
<text:span text:style-name="T4">
 Rewards </text:span>
</text:a>
Also, the president was awarded the Order of Courage "for the courage" of the senior soldier Alexander Machulsky posthumously.</text:p>
      <text:p text:style-name="P4">
The Order of Courage of the 3rd degree, the head of the Ukrainian state noted 130 defenders, of which 125 were posthumously.</text:p>
      <text:p text:style-name="P4">
In addition, 15 servicemen were awarded the Medal for Military Service of Ukraine and three - the medal for saved life.</text:p>
      <text:p text:style-name="P4">
As reported by Ukrinform, <text:a xlink:type="simple" xlink:href="https://www.ukrinform.ua/rubric-polytics/3705400-zelenskij-zustrivsa-z-delegacieu-amerikanskih-kongresmeniv.html" text:style-name="Internet_20_link" text:visited-style-name="Visited_20_Internet_20_Link">
</text:a>
- Talked about the situation at the Zaporizhzhya NPP and Grain Koridor.</text:p>
      <text:p text:style-name="P4">
News Source: <text:a xlink:type="simple" xlink:href="https://www.ukrinform.ua/rubric-ato/3705413-zelenskij-vidznaciv-derzavnimi-nagorodami-153-vijskovosluzbovciv-130-iz-nih-posmertno.html" text:style-name="Internet_20_link" text:visited-style-name="Visited_20_Internet_20_Link">
https://www.ukrinform.ua/rubric-ato/3705413-zelenskij-vidznaciv-derzavnimi-nagorodami-153-vijskovosluzbovciv-130-iz-nih-posmertno.html</text:a>
</text:p>
      <!--NEWS-->
      <text:h text:style-name="P10" text:outline-level="1">
<text:span text:style-name="T4">
The UN representative is negotiating in Moscow to continue the grain agreement</text:span>
</text:h>
      <text:p text:style-name="P4">
Authors: Ukrinform (Person)</text:p>
      <text:p text:style-name="P4">
Publisher: Укринформ (Organization)</text:p>
      <text:p text:style-name="P4">
Published Time: 2023-05-05T21:49:00+03:00</text:p>
      <text:p text:style-name="P4">
Modified Time: 2023-05-05T21:49:00+03:00</text:p>
      <text:p text:style-name="P4">
Description: The General Secretary of the United Nations Conference on Trade and Development Rebeck Green because is negotiating with high -ranking officials in Moscow to continue the Grain Agreement. - Ukrinform.</text:p>
      <text:p text:style-name="P4">
Images: ["<text:a xlink:type="simple" xlink:href="https://static.ukrinform.com/photos/2022_11/thumb_files/630_360_1669632623-529.jpg" text:style-name="Internet_20_link" text:visited-style-name="Visited_20_Internet_20_Link">
630_360_16696...</text:a>
"]</text:p>
      <text:p text:style-name="P4">
Tags: ['ООН', 'Зерно', 'росія', 'зерновий коридор']</text:p>
      <text:p text:style-name="P4">
Type: Article</text:p>
      <!--METADATA-->
      <text:p text:style-name="P4">
<draw:frame draw:style-name="fr1" draw:name="Image228" text:anchor-type="as-char" svg:width="6.9236in" svg:height="3.954724in" draw:z-index="0">
<draw:image xlink:href="../Images/yкринформ/2023-05-05T21-49-00-03-00/630_360_1669632623-529.jpg" xlink:type="simple" xlink:show="embed" xlink:actuate="onLoad" draw:mime-type="image/jpeg"/>
</draw:frame>
The Secretary General of the United Nations Conference on Trade and Development Rebeck GreenPen has a negotiations with high -ranking officials in Moscow to continue the Grain Agreement.</text:p>
      <text:p text:style-name="P4">
According to Ukrinform correspondent in New York, Friday, a Secretary-General of the UN Secretary General Farhan Gak, said this at a pressbrief.</text:p>
      <text:p text:style-name="P4">
He noted that Greinspen met for this on Friday from the Deputy Minister of Foreign Affairs of the Russian Federation Sergey Vershinin. According to the hook, the parties develop the conditions of "full execution of the agreement".</text:p>
      <text:p text:style-name="P4">
<text:span text:style-name="T4">
 Read also: </text:span>
 <text:span text:style-name="T4">
 <text:a xlink:type="simple" xlink:href="https://www.ukrinform.ua/rubric-economy/3705318-nablizenna-kinca-terminu-zernovoi-ugodi-spovilnue-eksport-ukrainskogo-zbizza-reuters.html" text:style-name="Internet_20_link" text:visited-style-name="Visited_20_Internet_20_Link">
</text:a>
</text:span>
</text:p>
      <text:p text:style-name="P4">
At the same time, the deputy spokesman noted that today the Common Coordination Center, which includes representatives of Ukraine, Turkey, UN Tarosia, is in Istanbul.(SKC)has not reached consent to grant the permission to new vessels to participate in the training initiative. The SKC continues its daily work on inspection of previously -propelled ships, he said.</text:p>
      <text:p text:style-name="P4">
According to Gaku, the Secretary General has conveyed to all parties his proposal for more actions aimed at improving, extending and expanding initiative, taking into account the positions expressed by the parties.</text:p>
      <text:p text:style-name="P4">
"The UN calls on all parties to continue the discussion, to overcome the prompt challenge to work on full implementation and the continuation of the initiative," he added.</text:p>
      <text:p text:style-name="P4">
<text:span text:style-name="T4">
 Read also: </text:span>
 <text:span text:style-name="T4">
 <text:a xlink:type="simple" xlink:href="https://www.ukrinform.ua/rubric-economy/3704779-moskva-zrobit-pomilku-akso-ne-prodovzit-zernovu-ugodu-mzs-italii.html" text:style-name="Internet_20_link" text:visited-style-name="Visited_20_Internet_20_Link">
</text:a>
</text:span>
</text:p>
      <text:p text:style-name="P4">
As it was reported, the term of the agreement on unlocking the exports of the Ukrainian Grave is completed on May 18.</text:p>
      <text:p text:style-name="P4">
Representatives of Ukraine, Turkey, <text:span text:style-name="T4">
 <text:a xlink:type="simple" xlink:href="https://www.ukrinform.ua/tag-oon" text:style-name="Internet_20_link" text:visited-style-name="Visited_20_Internet_20_Link">
</text:a>
</text:span>
 Tarosia met on Friday in Istanbul for negotiations.</text:p>
      <text:p text:style-name="P4">
<text:span text:style-name="T4">
 Read also: </text:span>
 <text:span text:style-name="T4">
 <text:a xlink:type="simple" xlink:href="https://www.ukrinform.ua/rubric-economy/3704211-v-oon-proponuut-tureckomu-banku-buti-poserednikom-zernovoi-ugodi.html" text:style-name="Internet_20_link" text:visited-style-name="Visited_20_Internet_20_Link">
</text:a>
</text:span>
</text:p>
      <text:p text:style-name="P4">
Russia seeks to weaken sanctions that prevent it from exporting the fertilizers, blackmailing the cessation of the grain agreement.</text:p>
      <text:p text:style-name="P4">
News Source: <text:a xlink:type="simple" xlink:href="https://www.ukrinform.ua/rubric-economy/3705421-predstavnica-oon-vede-peregovori-v-moskvi-dla-prodovzenna-zernovoi-ugodi.html" text:style-name="Internet_20_link" text:visited-style-name="Visited_20_Internet_20_Link">
https://www.ukrinform.ua/rubric-economy/3705421-predstavnica-oon-vede-peregovori-v-moskvi-dla-prodovzenna-zernovoi-ugodi.html</text:a>
</text:p>
      <!--NEWS-->
      <text:h text:style-name="P10" text:outline-level="1">
<text:span text:style-name="T4">
Shmigal discussed with the Ministry of Foreign Affairs of British priorities of Ukraine's restoration of Ukraine</text:span>
</text:h>
      <text:p text:style-name="P4">
Authors: Ukrinform (Person)</text:p>
      <text:p text:style-name="P4">
Publisher: Укринформ (Organization)</text:p>
      <text:p text:style-name="P4">
Published Time: 2023-05-05T21:55:00+03:00</text:p>
      <text:p text:style-name="P4">
Modified Time: 2023-05-05T21:55:00+03:00</text:p>
      <text:p text:style-name="P4">
Description: In London, Prime Minister Denis Shmigal discussed with the Minister of Foreign Affairs of the United Kingdom, James Kleverla's specific priorities for Ukraine's restoration. - Ukrinform.</text:p>
      <text:p text:style-name="P4">
Images: ["<text:a xlink:type="simple" xlink:href="https://static.ukrinform.com/photos/2023_03/thumb_files/630_360_1677849280-201.jpg" text:style-name="Internet_20_link" text:visited-style-name="Visited_20_Internet_20_Link">
630_360_16778...</text:a>
"]</text:p>
      <text:p text:style-name="P4">
Tags: ['Британія', 'МЗС', 'Шмигаль']</text:p>
      <text:p text:style-name="P4">
Type: Article</text:p>
      <!--METADATA-->
      <text:p text:style-name="P4">
<draw:frame draw:style-name="fr1" draw:name="Image229" text:anchor-type="as-char" svg:width="6.9236in" svg:height="3.956343in" draw:z-index="0">
<draw:image xlink:href="../Images/yкринформ/2023-05-05T21-55-00-03-00/630_360_1677849280-201.jpg" xlink:type="simple" xlink:show="embed" xlink:actuate="onLoad" draw:mime-type="image/jpeg"/>
</draw:frame>
In LondonPremier, Denis Shmigal discussed with the Minister of Foreign British James Kleverla's specific priorities of Ukraine's restoration.</text:p>
      <text:p text:style-name="P4">
As Ukrinform reports, Shmigal reported in <text:a xlink:type="simple" xlink:href="https://t.me/Denys_Smyhal/5173" text:style-name="Internet_20_link" text:visited-style-name="Visited_20_Internet_20_Link">
</text:a>
.</text:p>
      <text:p text:style-name="P4">
“This year in London there will be the next major conference on renewal of Ukraine. The specific priorities were discussed with James Kleverla, ”the shmigal said.</text:p>
      <text:p text:style-name="P4">
<text:span text:style-name="T4">
 Read also: </text:span>
 <text:a xlink:type="simple" xlink:href="https://www.ukrinform.ua/rubric-ato/3705361-smigal-i-volles-vidvidali-bijciv-zsu-aki-prohodat-navcanna-u-britanii.html" text:style-name="Internet_20_link" text:visited-style-name="Visited_20_Internet_20_Link">
<text:span text:style-name="T4">
 Shmigal </text:span>
</text:a>
The Prime Minister noted that Ukraine intends to focus on three areas: fast -renewal, attracting private business in the restoration and development of Ukraine, implementation of reforms. "We are counting on the high interest of the British company specific arrangements," he added.</text:p>
      <text:p text:style-name="P4">
"We are also awaiting the support of the UK at the NATO Vilnius Summit. The Ukrainian army in practice develops the standards of the Alliance and after the victory is ready to be ready to have successful combat experience with the Allies," Smigal said.</text:p>
      <text:p text:style-name="P4">
<text:span text:style-name="T4">
 Read also: </text:span>
 <text:a xlink:type="simple" xlink:href="https://www.ukrinform.ua/rubric-polytics/3705036-zmicnenna-vidnosin-ukraini-ta-britanii-smigal-u-londoni-provede-nizku-vazlivih-zustricej.html" text:style-name="Internet_20_link" text:visited-style-name="Visited_20_Internet_20_Link">
<text:span text:style-name="T4">
 Shmigal </text:span>
</text:a>
As reported by Ukrinform, in the United Kingdom, Shmigal got acquainted with the process of learning the next group of military armed forces of Ukraine.</text:p>
      <text:p text:style-name="P4">
News Source: <text:a xlink:type="simple" xlink:href="https://www.ukrinform.ua/rubric-vidbudova/3705423-smigal-obgovoriv-iz-glavou-mzs-britanii-prioriteti-vidnovlenna-ukraini.html" text:style-name="Internet_20_link" text:visited-style-name="Visited_20_Internet_20_Link">
https://www.ukrinform.ua/rubric-vidbudova/3705423-smigal-obgovoriv-iz-glavou-mzs-britanii-prioriteti-vidnovlenna-ukraini.html</text:a>
</text:p>
      <!--NEWS-->
      <text:h text:style-name="P10" text:outline-level="1">
<text:span text:style-name="T4">
During the day, the Russians fired at Sumy Region Nine times</text:span>
</text:h>
      <text:p text:style-name="P4">
Authors: Ukrinform (Person)</text:p>
      <text:p text:style-name="P4">
Publisher: Укринформ (Organization)</text:p>
      <text:p text:style-name="P4">
Published Time: 2023-05-05T22:05:00+03:00</text:p>
      <text:p text:style-name="P4">
Modified Time: 2023-05-05T22:05:00+03:00</text:p>
      <text:p text:style-name="P4">
Description: Russian troops on Friday, May 5, carried out 9 shelling of border communities of Sumy region. - Ukrinform.</text:p>
      <text:p text:style-name="P4">
Images: ["<text:a xlink:type="simple" xlink:href="https://static.ukrinform.com/photos/2023_02/thumb_files/630_360_1675418382-232.jpg" text:style-name="Internet_20_link" text:visited-style-name="Visited_20_Internet_20_Link">
630_360_16754...</text:a>
"]</text:p>
      <text:p text:style-name="P4">
Tags: ['Обстріл', 'Сумщина', 'Війна з росією']</text:p>
      <text:p text:style-name="P4">
Type: Article</text:p>
      <!--METADATA-->
      <text:p text:style-name="P4">
<draw:frame draw:style-name="fr1" draw:name="Image230" text:anchor-type="as-char" svg:width="6.9236in" svg:height="3.956343in" draw:z-index="0">
<draw:image xlink:href="../Images/yкринформ/2023-05-05T22-05-00-03-00/630_360_1675418382-232.jpg" xlink:type="simple" xlink:show="embed" xlink:actuate="onLoad" draw:mime-type="image/jpeg"/>
</draw:frame>
On Friday, May 5, the Ruskivska carried out 9 shelling of border community community.</text:p>
      <text:p text:style-name="P4">
According to Ukrinform, the Sumy Regional Military Administration reports in <text:a xlink:type="simple" xlink:href="https://t.me/Sumy_news_ODA/15952" text:style-name="Internet_20_link" text:visited-style-name="Visited_20_Internet_20_Link">
</text:a>
.</text:p>
      <text:p text:style-name="P4">
“During the day, the Russians carried out 9 shelling of border communities. 33 explosions were recorded. The settlements of the Znob -Novgorod, Essman, Shalyginsk, Novoslobid, Yunnakovskaya, Velikopisarevsky communities have been shelling.</text:p>
      <text:p text:style-name="P4">
<text:span text:style-name="T4">
 Read also: </text:span>
 <text:a xlink:type="simple" xlink:href="https://www.ukrinform.ua/rubric-ato/3705405-rosiani-znovu-obstrilali-prikordonna-cernigivsini.html" text:style-name="Internet_20_link" text:visited-style-name="Visited_20_Internet_20_Link">
<text:span text:style-name="T4">
 firing </text:span>
</text:a>
The enemy launches the launchers of the Degliphopter on the territory of the Russian Federation. Private dwellings were damaged as a result of the air strike.</text:p>
      <ul>
        <li>
In the Yunak community, the Russians carried out mortar shelling, recorded 13 explosions. * In addition, the invaders dropped three mines into the territory of the Novoslobid community. * In the Esman community, the Russians beat the mortar - 5 explosions. * There were mortar shelling in the Velikopysariv community - 4 explosions. * The enemy fired at the Shalygin community from a mortar - 3 explosions.</li>
      </ul>
      <text:p text:style-name="P4">
As reported by Ukrinform, Russian troops on the morning of May 5 were attacking the border of Sumy region, probably unmanaged by aviation missiles released from helicopters.</text:p>
      <text:p text:style-name="P4">
News Source: <text:a xlink:type="simple" xlink:href="https://www.ukrinform.ua/rubric-ato/3705419-protagom-dna-rosiani-devat-raziv-obstrilali-prikordonna-sumsini.html" text:style-name="Internet_20_link" text:visited-style-name="Visited_20_Internet_20_Link">
https://www.ukrinform.ua/rubric-ato/3705419-protagom-dna-rosiani-devat-raziv-obstrilali-prikordonna-sumsini.html</text:a>
</text:p>
      <!--NEWS-->
      <text:h text:style-name="P10" text:outline-level="1">
<text:span text:style-name="T4">
Chinese intelligence was intimidated by Diasporyan in Canada</text:span>
</text:h>
      <text:p text:style-name="P4">
Authors: Ukrinform (Person)</text:p>
      <text:p text:style-name="P4">
Publisher: Укринформ (Organization)</text:p>
      <text:p text:style-name="P4">
Published Time: 2023-05-05T22:13:00+03:00</text:p>
      <text:p text:style-name="P4">
Modified Time: 2023-05-05T22:13:00+03:00</text:p>
      <text:p text:style-name="P4">
Description: Representatives of Chinese Power Offices tried to force Members of the Chinese community of Canada to return to the PRC during non -announced visits. - Ukrinform.</text:p>
      <text:p text:style-name="P4">
Images: ["<text:a xlink:type="simple" xlink:href="https://static.ukrinform.com/photos/2023_03/thumb_files/630_360_1679666166-671.png" text:style-name="Internet_20_link" text:visited-style-name="Visited_20_Internet_20_Link">
630_360_16796...</text:a>
"]</text:p>
      <text:p text:style-name="P4">
Tags: ['Діаспора', 'Канада', 'Китай', 'Розвідка']</text:p>
      <text:p text:style-name="P4">
Type: Article</text:p>
      <!--METADATA-->
      <text:p text:style-name="P4">
<draw:frame draw:style-name="fr1" draw:name="Image231" text:anchor-type="as-char" svg:width="6.9236in" svg:height="3.956343in" draw:z-index="0">
<draw:image xlink:href="../Images/yкринформ/2023-05-05T22-13-00-03-00/630_360_1679666166-671.png" xlink:type="simple" xlink:show="embed" xlink:actuate="onLoad" draw:mime-type="image/png"/>
</draw:frame>
Representatives of Chinese Power Offices during non -announced visits to force members of the Chinese community of Canada to return to the PRC.</text:p>
      <text:p text:style-name="P4">
According to Ukrinform correspondent, this is said in <text:a xlink:type="simple" xlink:href="https://www.canada.ca/en/security-intelligence-service/corporate/publications/csis-public-report-2022.html" text:style-name="Internet_20_link" text:visited-style-name="Visited_20_Internet_20_Link">
</text:a>
Canadian Security and Intelligence Service.</text:p>
      <text:p text:style-name="P4">
"The Canadian Security and Intelligence Service is aware of the cases where the representatives of the Different Investigators of the People's Republic of Chinese came to Canada - often without warning local law enforcement services - and tried to force the Chinese Canadians and the permanent residents of the Channel to return to the NA."</text:p>
      <text:p text:style-name="P4">
<text:span text:style-name="T4">
 Read also: </text:span>
 <text:span text:style-name="T4">
 <text:a xlink:type="simple" xlink:href="https://www.ukrinform.ua/rubric-world/3705397-kanada-moze-vislati-kilkoh-kitajskih-diplomativ-glava-mzs.html" text:style-name="Internet_20_link" text:visited-style-name="Visited_20_Internet_20_Link">
</text:a>
</text:span>
</text:p>
      <text:p text:style-name="P4">
The Canadian intelligence officers have also officially confirmed that the possession of the China's Ministry of Public Security Departments, which operated Ukanadi without the official Ottawa.</text:p>
      <text:p text:style-name="P4">
As reported, two citizens were arrested in the United States last month, quality was created in New York <text:span text:style-name="T4">
 _ <text:a xlink:type="simple" xlink:href="https://www.ukrinform.ua/rubric-world/3697256-u-statah-arestuvali-dvoh-amerikanciv-za-ucast-u-vidkritti-kitajskih-viddilkiv-policii.html" text:style-name="Internet_20_link" text:visited-style-name="Visited_20_Internet_20_Link">
</text:a>
_ </text:span>
</text:p>
      <text:p text:style-name="P4">
News Source: <text:a xlink:type="simple" xlink:href="https://www.ukrinform.ua/rubric-world/3705425-kitajska-rozvidka-zalakuvala-diasporan-u-kanadi.html" text:style-name="Internet_20_link" text:visited-style-name="Visited_20_Internet_20_Link">
https://www.ukrinform.ua/rubric-world/3705425-kitajska-rozvidka-zalakuvala-diasporan-u-kanadi.html</text:a>
</text:p>
      <!--NEWS-->
      <text:h text:style-name="P10" text:outline-level="1">
<text:span text:style-name="T4">
Journalists have already installed already 22,000 Russian invaders liquidated in Ukraine</text:span>
</text:h>
      <text:p text:style-name="P4">
Authors: Ukrinform (Person)</text:p>
      <text:p text:style-name="P4">
Publisher: Укринформ (Organization)</text:p>
      <text:p text:style-name="P4">
Published Time: 2023-05-05T22:19:00+03:00</text:p>
      <text:p text:style-name="P4">
Modified Time: 2023-05-05T22:19:00+03:00</text:p>
      <text:p text:style-name="P4">
Description: A group of journalists of the media and the Air Force by volunteers have already been installed according to open sources of 22,055 Russian servicemen who were killed in Ukraine. - Ukrinform.</text:p>
      <text:p text:style-name="P4">
Images: ["<text:a xlink:type="simple" xlink:href="https://static.ukrinform.com/photos/2022_05/thumb_files/630_360_1653285689-540.jpg" text:style-name="Internet_20_link" text:visited-style-name="Visited_20_Internet_20_Link">
630_360_16532...</text:a>
"]</text:p>
      <text:p text:style-name="P4">
Tags: ['Агресія РФ', 'Війна з росією']</text:p>
      <text:p text:style-name="P4">
Type: Article</text:p>
      <!--METADATA-->
      <text:p text:style-name="P4">
<draw:frame draw:style-name="fr1" draw:name="Image232" text:anchor-type="as-char" svg:width="6.9236in" svg:height="3.956343in" draw:z-index="0">
<draw:image xlink:href="../Images/yкринформ/2023-05-05T22-19-00-03-00/630_360_1653285689-540.jpg" xlink:type="simple" xlink:show="embed" xlink:actuate="onLoad" draw:mime-type="image/jpeg"/>
</draw:frame>
Group of journalists of the media and Air Force by volunteers already erected open sources of 22 055 Russian servicemen who were killed in Ukraine.</text:p>
      <text:p text:style-name="P4">
This is stated in the publication "<text:a xlink:type="simple" xlink:href="https://zona.media/casualties" text:style-name="Internet_20_link" text:visited-style-name="Visited_20_Internet_20_Link">
</text:a>
», Reports Ukrinform.</text:p>
      <text:p text:style-name="P4">
“The number obtained in this way does not reflect the real level of loss: we see only public reports of death. These include relatives of relatives, news media news and local authorities. The real number of dead(Russians, ed.)can be several times higher. In addition, an unknown number of persons and prisoners, ”the media is said.</text:p>
      <text:p text:style-name="P4">
<text:span text:style-name="T4">
 Read also: </text:span>
 <text:span text:style-name="T4">
 <text:a xlink:type="simple" xlink:href="https://www.ukrinform.ua/rubric-ato/3450353-voenni-zlocini-u-buci-irpeni-ta-gostomeli-ukraina-mae-poimennij-spisok-rasistiv.html" text:style-name="Internet_20_link" text:visited-style-name="Visited_20_Internet_20_Link">
</text:a>
</text:span>
</text:p>
      <text:p text:style-name="P4">
After the past summary(April 7th)Another 2367 names were established. Most of them were mercenaries of Wagner PEC who died under <text:span text:style-name="T4">
 <text:a xlink:type="simple" xlink:href="https://www.ukrinform.ua/tag-bahmut" text:style-name="Internet_20_link" text:visited-style-name="Visited_20_Internet_20_Link">
</text:a>
</text:span>
. Among them are both ordinary mercenaries and former prisoners - they are often hidden secretly. Also during this time the death of nine officers with the rank of lieutenant colonel and above was confirmed.</text:p>
      <text:p text:style-name="P4">
If we talk about data for the entire period after a full -scale invasion, more liquidated invaders were registered in Sverdlovsk and Chelyabinskaya region, Bashkortostan, Buryatia and Volgograd region. A large number of messages about death from the Krasnodar region, among other things, explain that volunteers here bypass the cemeteries and take pictures of burials of the military.</text:p>
      <text:p text:style-name="P4">
<text:span text:style-name="T4">
 Read also: </text:span>
 <text:span text:style-name="T4">
 <text:a xlink:type="simple" xlink:href="https://www.ukrinform.ua/rubric-ato/3704954-zsu-znisili-vze-193-210-rosijskih-zagarbnikiv.html" text:style-name="Internet_20_link" text:visited-style-name="Visited_20_Internet_20_Link">
</text:a>
</text:span>
</text:p>
      <text:p text:style-name="P4">
Precisely established 139 cases of death of military pilots(The most qualified military specialty). Також до 5 травня підтвердиласязагибель понад 2 тис. офіцерів російської армії та інших силових структур. 230із них — у званні від підполковника та вище.</text:p>
      <text:p text:style-name="P4">
Як повідомлялося, за даними Генштабу ЗСУ станом на 5 травня ліквідовано <text:span text:style-name="T4">
<text:span text:style-name="T5">
<text:a xlink:type="simple" xlink:href="https://www.ukrinform.ua/rubric-ato/3704954-zsu-znisili-vze-193-210-rosijskih-zagarbnikiv.html" text:style-name="Internet_20_link" text:visited-style-name="Visited_20_Internet_20_Link">
</text:a>
</text:span>
 </text:span>
</text:p>
      <text:p text:style-name="P4">
News Source: <text:a xlink:type="simple" xlink:href="https://www.ukrinform.ua/rubric-ato/3705427-zurnalisti-poimenno-vstanovili-vze-22-tisaci-rosijskih-okupantiv-likvidovanih-v-ukraini.html" text:style-name="Internet_20_link" text:visited-style-name="Visited_20_Internet_20_Link">
https://www.ukrinform.ua/rubric-ato/3705427-zurnalisti-poimenno-vstanovili-vze-22-tisaci-rosijskih-okupantiv-likvidovanih-v-ukraini.html</text:a>
</text:p>
      <!--NEWS-->
      <text:h text:style-name="P10" text:outline-level="1">
<text:span text:style-name="T4">
More than two thousand Ukrainian military is trained in Britain</text:span>
</text:h>
      <text:p text:style-name="P4">
Authors: Ukrinform (Person)</text:p>
      <text:p text:style-name="P4">
Publisher: Укринформ (Organization)</text:p>
      <text:p text:style-name="P4">
Published Time: 2023-05-05T22:27:00+03:00</text:p>
      <text:p text:style-name="P4">
Modified Time: 2023-05-05T22:27:00+03:00</text:p>
      <text:p text:style-name="P4">
Description: More than 14,000 Ukrainian soldiers (including 21 women) have been trained in the United Kingdom, and more than 2 thousand are studying right now. - Ukrinform.</text:p>
      <text:p text:style-name="P4">
Images: ["<text:a xlink:type="simple" xlink:href="https://static.ukrinform.com/photos/2023_05/thumb_files/630_360_1683313694-558.jpg" text:style-name="Internet_20_link" text:visited-style-name="Visited_20_Internet_20_Link">
630_360_16833...</text:a>
"]</text:p>
      <text:p text:style-name="P4">
Tags: ['Британія', 'Військові навчання', 'Олена Зеленська']</text:p>
      <text:p text:style-name="P4">
Type: Article</text:p>
      <!--METADATA-->
      <text:p text:style-name="P4">
<draw:frame draw:style-name="fr1" draw:name="Image233" text:anchor-type="as-char" svg:width="6.9236in" svg:height="3.956343in" draw:z-index="0">
<draw:image xlink:href="../Images/yкринформ/2023-05-05T22-27-00-03-00/630_360_1683313694-558.jpg" xlink:type="simple" xlink:show="embed" xlink:actuate="onLoad" draw:mime-type="image/jpeg"/>
</draw:frame>
Already more than 14 thousand Ukrainian military(including 21 women)They have been trained in the UK Britain, and more than 2 thousand - study right now.</text:p>
      <text:p text:style-name="P4">
According to Ukrinform, Presidential Wife Olena Zelenska in [] reported this(https://t.me/FirstLadyOfUkraine/3043).</text:p>
      <text:p text:style-name="P4">
“You probably have already seen a moving video where foreign warriors are being conducted by conducting Ukrainian fighters home from exercises in the UK. More than 14,000 Ukrainian military(including 21 women)The traveling in the United Kingdom, and more than 2 thousand -study right now, ”Zelenskaya said.</text:p>
      <text:p text:style-name="P4">
<text:span text:style-name="T4">
 Read also: </text:span>
 <text:a xlink:type="simple" xlink:href="https://www.ukrinform.ua/rubric-ato/3701640-u-britanii-projsli-pidgotovku-vze-14-tisac-ukrainskih-vijskovih.html" text:style-name="Internet_20_link" text:visited-style-name="Visited_20_Internet_20_Link">
<text:span text:style-name="T4">
 Britain </text:span>
 <text:span text:style-name="T4">
 </text:span>
 passed <text:span text:style-name="T4">
 </text:span>
 Preparation <text:span text:style-name="T4">
 </text:span>
 already <text:span text:style-name="T4">
 </text:span>
 <text:span text:style-name="T4">
 </text:span>
 thousand <text:span text:style-name="T4">
<text:span text:style-name="T5">
* Ukrainian </text:span>
* </text:span>
 <text:span text:style-name="T4">
 military </text:span>
</text:a>
She reported that the Britain's Interflex Program for training in Sustaina was launched in June 2022, with the participation of instructors and partner countries: Finland, Denmark, Sweden, Norway, Australia, Novoseland, Lithuania, Lithuania, Canada.</text:p>
      <text:p text:style-name="P4">
”Salisbury's training camp is one of four, where our fighters learn the most necessary skills - from tactical medicine to fire. Denis Shmigal, and the Minister of Defense of Great Britain, Ben Wallace, who met us in the camp, got acquainted with the trials, ”the presidential wife said.</text:p>
      <text:p text:style-name="P4">
She stressed that “our defenders need all possible world experience, because every additional knowledge, every skill is their preserved life of the pad. And so our victory. "</text:p>
      <text:p text:style-name="P4">
<text:span text:style-name="T4">
 Read also: </text:span>
 <text:a xlink:type="simple" xlink:href="https://www.ukrinform.ua/rubric-ato/3705361-smigal-i-volles-vidvidali-bijciv-zsu-aki-prohodat-navcanna-u-britanii.html" text:style-name="Internet_20_link" text:visited-style-name="Visited_20_Internet_20_Link">
<text:span text:style-name="T4">
 learning </text:span>
</text:a>
The day before, President's wife, Elena Zelenskaya, was reported to be a jar of the United Kingdom.</text:p>
      <text:p text:style-name="P4">
News Source: <text:a xlink:type="simple" xlink:href="https://www.ukrinform.ua/rubric-ato/3705426-u-britanii-prohodat-navcanna-ponad-dvi-tisaci-ukrainskih-vijskovih.html" text:style-name="Internet_20_link" text:visited-style-name="Visited_20_Internet_20_Link">
https://www.ukrinform.ua/rubric-ato/3705426-u-britanii-prohodat-navcanna-ponad-dvi-tisaci-ukrainskih-vijskovih.html</text:a>
</text:p>
      <!--NEWS-->
      <text:h text:style-name="P10" text:outline-level="1">
<text:span text:style-name="T4">
Zelensky met with Blackrock's management: talked about investments and recovery of Ukraine</text:span>
</text:h>
      <text:p text:style-name="P4">
Authors: Ukrinform (Person)</text:p>
      <text:p text:style-name="P4">
Publisher: Укринформ (Organization)</text:p>
      <text:p text:style-name="P4">
Published Time: 2023-05-05T22:34:00+03:00</text:p>
      <text:p text:style-name="P4">
Modified Time: 2023-05-05T22:34:00+03:00</text:p>
      <text:p text:style-name="P4">
Description: President Volodymyr Zelenskyy discussed with the management of Blackrock details of creating an investment fund for the restoration of Ukraine. - Ukrinform.</text:p>
      <text:p text:style-name="P4">
Images: ["<text:a xlink:type="simple" xlink:href="https://static.ukrinform.com/photos/2023_05/thumb_files/630_360_1683315654-708.jpeg" text:style-name="Internet_20_link" text:visited-style-name="Visited_20_Internet_20_Link">
630_360_16833...</text:a>
", "<text:a xlink:type="simple" xlink:href="https://static.ukrinform.com/photos/2023_05/1683315971-355.jpeg" text:style-name="Internet_20_link" text:visited-style-name="Visited_20_Internet_20_Link">
1683315971-35...</text:a>
"]</text:p>
      <text:p text:style-name="P4">
Tags: ['Інвестиції', 'Зеленський', 'Війна з росією', 'Відновлення України']</text:p>
      <text:p text:style-name="P4">
Type: Article</text:p>
      <!--METADATA-->
      <text:p text:style-name="P4">
<draw:frame draw:style-name="fr1" draw:name="Image234" text:anchor-type="as-char" svg:width="6.9236in" svg:height="3.956343in" draw:z-index="0">
<draw:image xlink:href="../Images/yкринформ/2023-05-05T22-34-00-03-00/630_360_1683315654-708.jpeg" xlink:type="simple" xlink:show="embed" xlink:actuate="onLoad" draw:mime-type="image/jpeg"/>
</draw:frame>
Zelensky's Presidential Divide discussed the details of the creation of the investment fund for the restoration of Ukraine with the management of Blackrock.</text:p>
      <text:p text:style-name="P4">
As Ukrinform reports, this is reported in <text:a xlink:type="simple" xlink:href="https://t.me/V_Zelenskiy_official/6134" text:style-name="Internet_20_link" text:visited-style-name="Visited_20_Internet_20_Link">
</text:a>
Heads of Ukrainian State.</text:p>
      <text:p text:style-name="P4">
“Details of creating an investment fund for the restoration of the Ukrainian economy were offered during a meeting with the management of the largest company in the world in the world of Blackrock. The main purpose of creating a fund is to attract private and public capital to realize large -scale business projections in Ukraine, ”Zelensky said.</text:p>
      <text:p text:style-name="P4">
<text:span text:style-name="T4">
 Read also: </text:span>
 <text:span text:style-name="T4">
 <text:a xlink:type="simple" xlink:href="https://www.ukrinform.ua/rubric-polytics/3705400-zelenskij-zustrivsa-z-delegacieu-amerikanskih-kongresmeniv.html" text:style-name="Internet_20_link" text:visited-style-name="Visited_20_Internet_20_Link">
</text:a>
</text:span>
</text:p>
      <text:p text:style-name="P4">
He stressed that "it will be a powerful signal of strengthening the investment climate."</text:p>
      <text:p text:style-name="P4">
“This is important not only for our people, for our society, but also for business, for entrepreneurs abroad. Now the historic moment has come, because the Insamich of the first days of independence we did not have such huge cases <text:span text:style-name="T4">
 <text:a xlink:type="simple" xlink:href="https://www.ukrinform.ua/tag-investicii" text:style-name="Internet_20_link" text:visited-style-name="Visited_20_Internet_20_Link">
</text:a>
</text:span>
 character in Ukraine. We admire the fact that we can start such a process, ”the President emphasized.</text:p>
      <text:p text:style-name="P4">
<draw:frame draw:style-name="fr1" draw:name="Image235" text:anchor-type="as-char" svg:width="6.9236in" svg:height="4.604691in" draw:z-index="0">
<draw:image xlink:href="../Images/yкринформ/2023-05-05T22-34-00-03-00/1683315971-355.jpeg" xlink:type="simple" xlink:show="embed" xlink:actuate="onLoad" draw:mime-type="image/jpeg"/>
</draw:frame>
<text:span text:style-name="T4">
 Read also: </text:span>
 <text:span text:style-name="T4">
 <text:a xlink:type="simple" xlink:href="https://www.ukrinform.ua/rubric-society/3705369-zelenskij-zustrivsa-z-ambasadorami-united24.html" text:style-name="Internet_20_link" text:visited-style-name="Visited_20_Internet_20_Link">
</text:a>
</text:span>
</text:p>
      <text:p text:style-name="P4">
As it was reported, on May 5, President of Ukraine Volodymyr Zelensky conducted a delegation of the European Commission for Democracy through Right(Venice Commission)headed by the chairman of the commission Claire Basi Malory, who reassures a visit to Ukraine.</text:p>
      <text:p text:style-name="P4">
News Source: <text:a xlink:type="simple" xlink:href="https://www.ukrinform.ua/rubric-vidbudova/3705428-zelenskij-zustrivsa-z-kerivnictvom-blackrock-govorili-pro-investicii-ta-vidnovlenna-ukraini.html" text:style-name="Internet_20_link" text:visited-style-name="Visited_20_Internet_20_Link">
https://www.ukrinform.ua/rubric-vidbudova/3705428-zelenskij-zustrivsa-z-kerivnictvom-blackrock-govorili-pro-investicii-ta-vidnovlenna-ukraini.html</text:a>
</text:p>
      <!--NEWS-->
      <text:h text:style-name="P10" text:outline-level="1">
<text:span text:style-name="T4">
Europeans accused Russia of ecocid during invasion of Ukraine</text:span>
</text:h>
      <text:p text:style-name="P4">
Authors: Ukrinform (Person)</text:p>
      <text:p text:style-name="P4">
Publisher: Укринформ (Organization)</text:p>
      <text:p text:style-name="P4">
Published Time: 2023-05-05T22:44:00+03:00</text:p>
      <text:p text:style-name="P4">
Modified Time: 2023-05-05T22:44:00+03:00</text:p>
      <text:p text:style-name="P4">
Description: Russian aggression has signs of ecocide, which threatens not only Ukraine but the biological diversity and healthy environment of all Europe, for which the aggressor should be international responsibility. - Ukrinform.</text:p>
      <text:p text:style-name="P4">
Images: ["<text:a xlink:type="simple" xlink:href="https://static.ukrinform.com/photos/2023_05/thumb_files/630_360_1683314449-932.jpg" text:style-name="Internet_20_link" text:visited-style-name="Visited_20_Internet_20_Link">
630_360_16833...</text:a>
"]</text:p>
      <text:p text:style-name="P4">
Tags: ['Європа', 'Війна з росією', 'Екоцид']</text:p>
      <text:p text:style-name="P4">
Type: Article</text:p>
      <!--METADATA-->
      <text:p text:style-name="P4">
<draw:frame draw:style-name="fr1" draw:name="Image236" text:anchor-type="as-char" svg:width="6.9236in" svg:height="3.952222in" draw:z-index="0">
<draw:image xlink:href="../Images/yкринформ/2023-05-05T22-44-00-03-00/630_360_1683314449-932.jpg" xlink:type="simple" xlink:show="embed" xlink:actuate="onLoad" draw:mime-type="image/jpeg"/>
</draw:frame>
Russian aggression carries signs of ecocide, which threatens not only Ukraine, an albiological diversity and healthy environment of all Europe, for which the aggressor has international responsibility.</text:p>
      <text:p text:style-name="P4">
According to Ukrinform, this conclusion was reached by the members of the plenary meeting of the European Economic and Social Committee(Jesque). Інформація проприйняте рішення оприлюднена сьогодні <text:a xlink:type="simple" xlink:href="https://www.eesc.europa.eu/en/news-media/news/eesc-russias-actions-amount-ecocide-prompting-calls-criminalisation-under-eu-law" text:style-name="Internet_20_link" text:visited-style-name="Visited_20_Internet_20_Link">
 </text:a>
.</text:p>
      <text:p text:style-name="P4">
While the war in Ukraine continues the wards, there are concerns about the traffic damage to the environment it causes. The European Economic and Social Committee, during the plenary session in April, adopted an initiative judgment on the right to a healthy environment in the European Union, especially in the context of war in Ukraine, and called for criminalization of action in accordance with European legislation, as well as protection of the environment for the provision of fundamental law. Presidently published.</text:p>
      <text:p text:style-name="P4">
<text:span text:style-name="T4">
 Read also: </text:span>
 <text:a xlink:type="simple" xlink:href="https://www.ukrinform.ua/rubric-diaspora/3700377-u-finlandii-proveli-miting-proti-ekozlociniv-rosii-v-ukraini.html" text:style-name="Internet_20_link" text:visited-style-name="Visited_20_Internet_20_Link">
</text:a>
As it is noted, the criminal war, which was resolved by Russia against Ukraine, has a high price for the entire ecosystem of the country, as large forestry is destroyed, it is difficult to pollute air and water resources. Meanwhile, according to the data of the Secretariat for Biological Diversity, Ukraine accounts for 35% of European biological diversity, with only 6% of the total area of Europe. The Russian War harms this rich natural heritage, the environment and the entire ecosystem of the country, which undermines health and jeopardize agricultural production.</text:p>
      <text:p text:style-name="P4">
“The European Economic and Social Committee, together with the European Parliament, calls for the recognition of an ecocid by a criminal offense by the EU. The Yeesk is convinced that this can help Russia for its reference in Ukraine and prevent such manifestations of natural disaster in the future, ”the document reads.</text:p>
      <text:p text:style-name="P4">
The Committee members also urged the EU to document the crimes of the Russians, which are directed by the environmental, which will become the basis not only for bringing reference criminals, but also by a guide for efforts from the post -war restoration of Ukraine.“The right to a healthy environment is important for the social and economic development of the peoples of Europe and all over the world…. EESCE calls on all EU member states to increase the efficiency of existing legal instruments to stare efforts to ensure such a right to a healthy environment. The continuous conflict in Ukraine highlights the vulnerability of our ecosystem. Now, more important than ever to protect our natural treasure before, to maintain the health of our citizens's thadebuts, ”the participants of the Plenum of the European Economic and Social Committee emphasized</text:p>
      <text:p text:style-name="P4">
As it has already been reported, the European Economic and Social Committee is a advisor of the European Union, which includes representatives of various social and professional groups of the EU population. Its main task is to EU -EU's opinions and initiatives, and settling Ikhinteres to key European institutions, including the EU Council, the European Commission of the Tai -European Parliament.</text:p>
      <text:p text:style-name="P4">
Photo: Getty Images</text:p>
      <text:p text:style-name="P4">
News Source: <text:a xlink:type="simple" xlink:href="https://www.ukrinform.ua/rubric-polytics/3705431-evropejci-zvinuvatili-rosiu-v-ekocidi-pid-cas-vtorgnenna-v-ukrainu.html" text:style-name="Internet_20_link" text:visited-style-name="Visited_20_Internet_20_Link">
https://www.ukrinform.ua/rubric-polytics/3705431-evropejci-zvinuvatili-rosiu-v-ekocidi-pid-cas-vtorgnenna-v-ukrainu.html</text:a>
</text:p>
      <!--NEWS-->
      <text:h text:style-name="P10" text:outline-level="1">
<text:span text:style-name="T4">
Departed former Mayor Berdyansk</text:span>
</text:h>
      <text:p text:style-name="P4">
Authors: Ukrinform (Person)</text:p>
      <text:p text:style-name="P4">
Publisher: Укринформ (Organization)</text:p>
      <text:p text:style-name="P4">
Published Time: 2023-05-05T22:51:00+03:00</text:p>
      <text:p text:style-name="P4">
Modified Time: 2023-05-05T22:51:00+03:00</text:p>
      <text:p text:style-name="P4">
Description: Today it became known that the former head of the resort Berdyansk, in the Zaporozhye region, Valery Baranov died. - Ukrinform.</text:p>
      <text:p text:style-name="P4">
Images: ["<text:a xlink:type="simple" xlink:href="https://static.ukrinform.com/photos/2023_05/thumb_files/630_360_1683315923-908.jpg" text:style-name="Internet_20_link" text:visited-style-name="Visited_20_Internet_20_Link">
630_360_16833...</text:a>
"]</text:p>
      <text:p text:style-name="P4">
Tags: ['Бердянськ', 'Депутат', 'Мер']</text:p>
      <text:p text:style-name="P4">
Type: Article</text:p>
      <!--METADATA-->
      <text:p text:style-name="P4">
<draw:frame draw:style-name="fr1" draw:name="Image237" text:anchor-type="as-char" svg:width="6.9236in" svg:height="3.956343in" draw:z-index="0">
<draw:image xlink:href="../Images/yкринформ/2023-05-05T22-51-00-03-00/630_360_1683315923-908.jpg" xlink:type="simple" xlink:show="embed" xlink:actuate="onLoad" draw:mime-type="image/jpeg"/>
</draw:frame>
Today, it was known that the former head of the resort Berdyansk, who Uzapozhye region, Valery Baranov died.</text:p>
      <text:p text:style-name="P4">
About it in <text:a xlink:type="simple" xlink:href="https://www.facebook.com/photo" text:style-name="Internet_20_link" text:visited-style-name="Visited_20_Internet_20_Link">
</text:a>
The head of Berdyansk city military administration Victoriagalin reported.</text:p>
      <text:p text:style-name="P4">
"The man of his city. The mayor, who is difficult to forget. Jazzman. He wanted to chirp Berdyansk. Free Berdyansk.</text:p>
      <text:p text:style-name="P4">
In April, he turned 66. Valery Baranov was the mayor of Berdyansk from 1998 to 2007. Then he was elected People's Deputy of Ukraine. In 2014, he was appointed chairman of the Zaporozhye Regional State Administration.</text:p>
      <text:p text:style-name="P4">
He won in the second round of mayor elections in November 2020. The mayor was struggled by the candidate from the "Opposition Party for life" by Alexander and Valery Baranov, who went from the party "for the future". In November2021, Valery Baranov resigned.</text:p>
      <text:p text:style-name="P4">
<text:span text:style-name="T5">
Foto: FB Valery Baranov</text:span>
</text:p>
      <text:p text:style-name="P4">
News Source: <text:a xlink:type="simple" xlink:href="https://www.ukrinform.ua/rubric-regions/3705436-pisov-z-zitta-kolisnij-mer-berdanska.html" text:style-name="Internet_20_link" text:visited-style-name="Visited_20_Internet_20_Link">
https://www.ukrinform.ua/rubric-regions/3705436-pisov-z-zitta-kolisnij-mer-berdanska.html</text:a>
</text:p>
      <!--NEWS-->
      <text:h text:style-name="P10" text:outline-level="1">
<text:span text:style-name="T4">
The invaders fired at Bakhmut with phosphorus</text:span>
</text:h>
      <text:p text:style-name="P4">
Authors: Ukrinform (Person)</text:p>
      <text:p text:style-name="P4">
Publisher: Укринформ (Organization)</text:p>
      <text:p text:style-name="P4">
Published Time: 2023-05-05T23:02:00+03:00</text:p>
      <text:p text:style-name="P4">
Modified Time: 2023-05-05T23:02:00+03:00</text:p>
      <text:p text:style-name="P4">
Description: Russian troops fired at Bakhmut with phosphorus. - Ukrinform.</text:p>
      <text:p text:style-name="P4">
Images: ["<text:a xlink:type="simple" xlink:href="https://static.ukrinform.com/photos/2023_05/thumb_files/630_360_1683317291-125.jpg" text:style-name="Internet_20_link" text:visited-style-name="Visited_20_Internet_20_Link">
630_360_16833...</text:a>
"]</text:p>
      <text:p text:style-name="P4">
Tags: ['Бахмут', 'ССО', 'Війна з росією']</text:p>
      <text:p text:style-name="P4">
Type: Article</text:p>
      <!--METADATA-->
      <text:p text:style-name="P4">
<draw:frame draw:style-name="fr1" draw:name="Image238" text:anchor-type="as-char" svg:width="6.9236in" svg:height="3.956343in" draw:z-index="0">
<draw:image xlink:href="../Images/yкринформ/2023-05-05T23-02-00-03-00/630_360_1683317291-125.jpg" xlink:type="simple" xlink:show="embed" xlink:actuate="onLoad" draw:mime-type="image/jpeg"/>
</draw:frame>
The Russian fired at Bakhmut with phosphorus.</text:p>
      <text:p text:style-name="P4">
As Ukrinform reports, about it in <text:a xlink:type="simple" xlink:href="https://t.me/andriyshTime/9406" text:style-name="Internet_20_link" text:visited-style-name="Visited_20_Internet_20_Link">
</text:a>
Petro Andryushchenko, a mayor of Mariupol, wrote.</text:p>
      <text:p text:style-name="P4">
"Bakhmut. Phosphorus. The bastard is worthless. In Mariupol it was the same. When I cannot do it, phosphorus begins," he wrote, publishing the appropriate video.</text:p>
      <text:p text:style-name="P4">
At the same time in the press service of the Special Operations forces of the Armed Forces <text:a xlink:type="simple" xlink:href="https://t.me/ukr_sof/528" text:style-name="Internet_20_link" text:visited-style-name="Visited_20_Internet_20_Link">
</text:a>
that their units continue to defend the city.</text:p>
      <text:p text:style-name="P4">
"We stand!SCO soldiers, together with their brothers, continue to defend Bakhmut!"</text:p>
      <text:p text:style-name="P4">
As reported by Ukrinform, May 5 <text:a xlink:type="simple" xlink:href="https://www.ukrinform.ua/rubric-ato/3705357-sili-oboroni-vidbili-ponad-30-rosijskih-atak-na-troh-napramkah.html" text:style-name="Internet_20_link" text:visited-style-name="Visited_20_Internet_20_Link">
</text:a>
 .</text:p>
      <text:p text:style-name="P4">
News Source: <text:a xlink:type="simple" xlink:href="https://www.ukrinform.ua/rubric-ato/3705437-rosiani-obstriluut-bahmut-fosforom.html" text:style-name="Internet_20_link" text:visited-style-name="Visited_20_Internet_20_Link">
https://www.ukrinform.ua/rubric-ato/3705437-rosiani-obstriluut-bahmut-fosforom.html</text:a>
</text:p>
      <!--NEWS-->
      <text:h text:style-name="P10" text:outline-level="1">
<text:span text:style-name="T4">
Zvyagel's players are claiming to raise in class</text:span>
</text:h>
      <text:p text:style-name="P4">
Authors: Ukrinform (Person)</text:p>
      <text:p text:style-name="P4">
Publisher: Укринформ (Organization)</text:p>
      <text:p text:style-name="P4">
Published Time: 2023-05-05T23:14:00+03:00</text:p>
      <text:p text:style-name="P4">
Modified Time: 2023-05-05T23:14:00+03:00</text:p>
      <text:p text:style-name="P4">
Description: One of the contenders for participation in the new season of the Fast League is the football club "Zvyagel" from the eponymous city of Zhytomyr region (former Novograd-Volynsky). - Ukrinform.</text:p>
      <text:p text:style-name="P4">
Images: ["<text:a xlink:type="simple" xlink:href="https://static.ukrinform.com/photos/2023_05/thumb_files/630_360_1683315564-754.jpg" text:style-name="Internet_20_link" text:visited-style-name="Visited_20_Internet_20_Link">
630_360_16833...</text:a>
"]</text:p>
      <text:p text:style-name="P4">
Tags: ['Футбол', 'Новоград-Волинський']</text:p>
      <text:p text:style-name="P4">
Type: Article</text:p>
      <!--METADATA-->
      <text:p text:style-name="P4">
<draw:frame draw:style-name="fr1" draw:name="Image239" text:anchor-type="as-char" svg:width="6.9236in" svg:height="3.956343in" draw:z-index="0">
<draw:image xlink:href="../Images/yкринформ/2023-05-05T23-14-00-03-00/630_360_1683315564-754.jpg" xlink:type="simple" xlink:show="embed" xlink:actuate="onLoad" draw:mime-type="image/jpeg"/>
</draw:frame>
The one of the focus in the new season of the Fall League is the football club "Zvyagel" from the same name of the city of Zhytomyr region(Former Novograd-Volynsky).</text:p>
      <text:p text:style-name="P4">
У 15-му турі Другої ліги «Звягель» сьогодні на виїзді розгромив запорізький«Металург-2» - 5:1, передає Укрінформ.</text:p>
      <text:p text:style-name="P4">
Наступний матч «Звягель» проведе 21 травня також в гостях - протизакарпатського «Хуста».</text:p>
      <text:p text:style-name="P4">
Турнірне становище лідерів: «Нива» (Buzova)- 35 points(After 14 games), "Zvyagel" - 27(15), «Niva»(Vinnitsa)- 25(14), "Khust" - 22(13), “Seagull”(Kyiv region)- 22(13).</text:p>
      <text:p text:style-name="P4">
Зазначимо, що підвищення у класі оформлять дві перші команди розіграшу.</text:p>
      <text:p text:style-name="P4">
<text:span text:style-name="T4">
Читайте також:</text:span>
 <text:a xlink:type="simple" xlink:href="https://www.ukrinform.ua/rubric-society/3615895-novogradvolinskij-perejmenuvali-na-zvagel.html" text:style-name="Internet_20_link" text:visited-style-name="Visited_20_Internet_20_Link">
 <text:span text:style-name="T4">
Новоград</text:span>
 <text:span text:style-name="T4">
Волинський</text:span>
</text:a>
As reported by Ukrinform, Zvyagel last season was a participant(PFL).</text:p>
      <text:p text:style-name="P4">
Фото: zhoff.org.ua.</text:p>
      <text:p text:style-name="P4">
News Source: <text:a xlink:type="simple" xlink:href="https://www.ukrinform.ua/rubric-sports/3705432-futbolisti-zvagela-vijsli-na-druge-misce-u-drugij-lizi-pfl.html" text:style-name="Internet_20_link" text:visited-style-name="Visited_20_Internet_20_Link">
https://www.ukrinform.ua/rubric-sports/3705432-futbolisti-zvagela-vijsli-na-druge-misce-u-drugij-lizi-pfl.html</text:a>
</text:p>
      <!--NEWS-->
      <text:h text:style-name="P10" text:outline-level="1">
<text:span text:style-name="T4">
The Russians fired at police officers who evacuated civilians from Bakhmut: there is a dead</text:span>
</text:h>
      <text:p text:style-name="P4">
Authors: Ukrinform (Person)</text:p>
      <text:p text:style-name="P4">
Publisher: Укринформ (Organization)</text:p>
      <text:p text:style-name="P4">
Published Time: 2023-05-05T23:25:00+03:00</text:p>
      <text:p text:style-name="P4">
Modified Time: 2023-05-05T23:25:00+03:00</text:p>
      <text:p text:style-name="P4">
Description: Russian invaders on Friday, May 5, fired at police officers who evacuated from Bakhmut of the Donetsk region of civilians, an elderly woman was killed. - Ukrinform.</text:p>
      <text:p text:style-name="P4">
Images: ["<text:a xlink:type="simple" xlink:href="https://static.ukrinform.com/photos/2022_12/thumb_files/630_360_1671467664-524.jpg" text:style-name="Internet_20_link" text:visited-style-name="Visited_20_Internet_20_Link">
630_360_16714...</text:a>
"]</text:p>
      <text:p text:style-name="P4">
Tags: ['Бахмут', 'Евакуація', 'Смерть', 'Агресія РФ', 'Війна з росією']</text:p>
      <text:p text:style-name="P4">
Type: Article</text:p>
      <!--METADATA-->
      <text:p text:style-name="P4">
<draw:frame draw:style-name="fr1" draw:name="Image240" text:anchor-type="as-char" svg:width="6.9236in" svg:height="3.956343in" draw:z-index="0">
<draw:image xlink:href="../Images/yкринформ/2023-05-05T23-25-00-03-00/630_360_1671467664-524.jpg" xlink:type="simple" xlink:show="embed" xlink:actuate="onLoad" draw:mime-type="image/jpeg"/>
</draw:frame>
The Russian hosts on Friday, May 5, fired at police officers who evacuated Zbakhmut of the Donetsk region of civilians, the elderly woman was killed.</text:p>
      <text:p text:style-name="P4">
About this <text:a xlink:type="simple" xlink:href="https://dn.npu.gov.ua/news/ruslan-osypenko-pid-chas-ekstrenoi-evakuatsii-z-peredovoi-bakhmuta-vdalosia-vriatuvaty-4-liudei" text:style-name="Internet_20_link" text:visited-style-name="Visited_20_Internet_20_Link">
 </text:a>
The National Police Department in the region, Ukrinform reports.</text:p>
      <text:p text:style-name="P4">
A group of approximately 20 civilians hid from permanent Russian shelling in the basement of the house near the front line, they ended food. The operation of the police, the police, the SES, the Armed Forces and the Regional State Administration joined. Evacuation groups were created from the White Angel police unit, paramedics and special forces, who provided intensity. The groups were accompanied by patrols.</text:p>
      <text:p text:style-name="P4">
“The road is extremely dangerous, in the area everything works for us - art, RSZV, mortars, actors. Therefore, they chose at night to evacuate people with the smallest risk, and the route was worked with the Armed Forces, ”said the head of the regional police Ruslan Osipenko, who directed the work of law enforcement officers on the spot.</text:p>
      <text:p text:style-name="P4">
<text:span text:style-name="T4">
 Read also: </text:span>
 <text:span text:style-name="T4">
 <text:a xlink:type="simple" xlink:href="https://www.ukrinform.ua/rubric-ato/3705437-rosiani-obstriluut-bahmut-fosforom.html" text:style-name="Internet_20_link" text:visited-style-name="Visited_20_Internet_20_Link">
</text:a>
</text:span>
</text:p>
      <text:p text:style-name="P4">
The military evacuated the residents of Bakhmut on special transport and transferred police officers, and were exported from the war zone in separate groups. They can only dubb the five people who were in shelter at this time, the location of the rest is unknown. Russian invaders fired at crews, the killer of the elderly in the eyes of his son, police reported.</text:p>
      <text:p text:style-name="P4">
“Four people who lived in this shelter were brought to a safe place. Their families evacuated before. Almost all the housing is cut. People ate from supplies, lost weight. Currently, the military administration provides them with all the necessary assistance. As for the dead woman, there will be a location where the son will be able to bury her, ”Osipenko said.</text:p>
      <text:p text:style-name="P4">
He also called on the residents of Konstantinovka, the Temporal Yar, as well as all the notes along with the hot points to evacuate.</text:p>
      <text:p text:style-name="P4">
As previously reported, the army of the Russian Federation is everywhere <text:span text:style-name="T4">
 _ <text:a xlink:type="simple" xlink:href="https://www.ukrinform.ua/rubric-ato/3705187-zagarbniki-namagautsa-vzati-bahmut-pid-kontrol-do-9-travna-malar.html" text:style-name="Internet_20_link" text:visited-style-name="Visited_20_Internet_20_Link">
</text:a>
_ </text:span>
</text:p>
      <text:p text:style-name="P4">
News Source: <text:a xlink:type="simple" xlink:href="https://www.ukrinform.ua/rubric-ato/3705444-rosiani-obstrilali-policejskih-aki-evakuuvali-civilnih-iz-bahmuta-e-zagibla.html" text:style-name="Internet_20_link" text:visited-style-name="Visited_20_Internet_20_Link">
https://www.ukrinform.ua/rubric-ato/3705444-rosiani-obstrilali-policejskih-aki-evakuuvali-civilnih-iz-bahmuta-e-zagibla.html</text:a>
</text:p>
      <!--NEWS-->
      <text:h text:style-name="P10" text:outline-level="1">
<text:span text:style-name="T4">
Sandu: We are safe only thanks to Ukraine, Russia seeks to revive the USSR</text:span>
</text:h>
      <text:p text:style-name="P4">
Authors: Ukrinform (Person)</text:p>
      <text:p text:style-name="P4">
Publisher: Укринформ (Organization)</text:p>
      <text:p text:style-name="P4">
Published Time: 2023-05-05T23:42:00+03:00</text:p>
      <text:p text:style-name="P4">
Modified Time: 2023-05-05T23:42:00+03:00</text:p>
      <text:p text:style-name="P4">
Description: The Moldova President May Sandu believes that, in case of successful capture of Ukraine, it would continue the expansion - in particular by introducing troops into the territory of Moldova. - Ukrinform.</text:p>
      <text:p text:style-name="P4">
Images: ["<text:a xlink:type="simple" xlink:href="https://static.ukrinform.com/photos/2022_04/thumb_files/630_360_1649072093-943.jpg" text:style-name="Internet_20_link" text:visited-style-name="Visited_20_Internet_20_Link">
630_360_16490...</text:a>
"]</text:p>
      <text:p text:style-name="P4">
Tags: ['Молдова', 'Україна', 'Агресія РФ', 'Санду', 'Війна з росією']</text:p>
      <text:p text:style-name="P4">
Type: Article</text:p>
      <!--METADATA-->
      <text:p text:style-name="P4">
<draw:frame draw:style-name="fr1" draw:name="Image241" text:anchor-type="as-char" svg:width="6.9236in" svg:height="3.956343in" draw:z-index="0">
<draw:image xlink:href="../Images/yкринформ/2023-05-05T23-42-00-03-00/630_360_1649072093-943.jpg" xlink:type="simple" xlink:show="embed" xlink:actuate="onLoad" draw:mime-type="image/jpeg"/>
</draw:frame>
The Moldova President Maya Sandu believes that in the case of successful seizure of Ukraine, it would have been an expansion - in particular by introducing troops into the territory of Moldova.</text:p>
      <text:p text:style-name="P4">
Ukrinform transfers this with reference to "<text:a xlink:type="simple" xlink:href="https://www.eurointegration.com.ua/news/2023/05/5/7161128/" text:style-name="Internet_20_link" text:visited-style-name="Visited_20_Internet_20_Link">
</text:a>
".</text:p>
      <text:p text:style-name="P4">
"I don't believe they(Russians - ed.)They would stop at the border. Today, we are only thanks to Ukraine, ”said the President of Moldova, adding that the first weeks of a full -scale invasion, when such a threat still existed, the country focused on the adopted refugees.</text:p>
      <text:p text:style-name="P4">
<text:span text:style-name="T4">
 Read also: </text:span>
 <text:span text:style-name="T4">
 <text:a xlink:type="simple" xlink:href="https://www.ukrinform.ua/rubric-world/3701486-sandu-zvinuvatila-rf-u-sprobah-destabilizuvati-situaciu-v-moldovi.html" text:style-name="Internet_20_link" text:visited-style-name="Visited_20_Internet_20_Link">
</text:a>
</text:span>
</text:p>
      <text:p text:style-name="P4">
In an interview with Financial Times when asked if Sandu planned to leave Moldova in the Russian attack, she replied that he was not.</text:p>
      <text:p text:style-name="P4">
"I would stay(in Moldova - ed.), but we were expecting to help as many of our people as possible to go to a safety one, which is Romania, "the president added.</text:p>
      <text:p text:style-name="P4">
<text:span text:style-name="T4">
 Read also: </text:span>
 <text:span text:style-name="T4">
 <text:a xlink:type="simple" xlink:href="https://www.ukrinform.ua/rubric-world/3703021-u-moldovi-zatrimali-vicegolovu-prorosijskoi-partii-sor-tauber.html" text:style-name="Internet_20_link" text:visited-style-name="Visited_20_Internet_20_Link">
</text:a>
</text:span>
</text:p>
      <text:p text:style-name="P4">
According to Sandu, the Russians are trying to aggression against Ukraine "processing the Soviet Union".</text:p>
      <text:p text:style-name="P4">
"They want to return the old times. And we do not want it. Moldova was part of the loafal zone for 30 years, and it meant poverty, corruption, poor management, emigration. We want to be part of the democratic world," she said.</text:p>
      <text:p text:style-name="P4">
<text:span text:style-name="T4">
 Read also: </text:span>
 <text:span text:style-name="T4">
 <text:a xlink:type="simple" xlink:href="https://www.ukrinform.ua/rubric-polytics/3690097-moldova-pidtrimue-ideu-spectribunalu-proti-rf-i-gotova-dopomogti-u-zbori-informacii-sandu.html" text:style-name="Internet_20_link" text:visited-style-name="Visited_20_Internet_20_Link">
</text:a>
</text:span>
</text:p>
      <text:p text:style-name="P4">
According to the Financial Times journalist, during their conversation, "Sandu was rare, but eagerly lifted a toast for the victory of Ukraine."</text:p>
      <text:p text:style-name="P4">
Earlier Moldova President Maya Sandu <text:span text:style-name="T4">
 _ <text:a xlink:type="simple" xlink:href="https://www.ukrinform.ua/rubric-world/3701486-sandu-zvinuvatila-rf-u-sprobah-destabilizuvati-situaciu-v-moldovi.html" text:style-name="Internet_20_link" text:visited-style-name="Visited_20_Internet_20_Link">
</text:a>
_ </text:span>
 Against the backdrop of the future elections of the head of the autonomous territorial formation Gagauzia, where, according to her, many candidates were Russian agents.</text:p>
      <text:p text:style-name="P4">
News Source: <text:a xlink:type="simple" xlink:href="https://www.ukrinform.ua/rubric-ato/3705445-sandu-mi-v-bezpeci-lise-zavdaki-ukraini-rosia-pragne-vidroditi-srsr.html" text:style-name="Internet_20_link" text:visited-style-name="Visited_20_Internet_20_Link">
https://www.ukrinform.ua/rubric-ato/3705445-sandu-mi-v-bezpeci-lise-zavdaki-ukraini-rosia-pragne-vidroditi-srsr.html</text:a>
</text:p>
      <!--NEWS-->
      <text:h text:style-name="P10" text:outline-level="1">
<text:span text:style-name="T4">
Denmark and Germany this month will transfer 80 Leopard I tanks to Ukraine</text:span>
</text:h>
      <text:p text:style-name="P4">
Authors: Ukrinform (Person)</text:p>
      <text:p text:style-name="P4">
Publisher: Укринформ (Organization)</text:p>
      <text:p text:style-name="P4">
Published Time: 2023-05-05T23:55:00+03:00</text:p>
      <text:p text:style-name="P4">
Modified Time: 2023-05-05T23:55:00+03:00</text:p>
      <text:p text:style-name="P4">
Description: Germany and Denmark intend to pass 80 combat tanks of the past generation Leopard I. - Ukrinform this month.</text:p>
      <text:p text:style-name="P4">
Images: ["<text:a xlink:type="simple" xlink:href="https://static.ukrinform.com/photos/2023_05/thumb_files/630_360_1683286487-915.jpg" text:style-name="Internet_20_link" text:visited-style-name="Visited_20_Internet_20_Link">
630_360_16832...</text:a>
"]</text:p>
      <text:p text:style-name="P4">
Tags: ['Данія', 'Німеччина', ' танк Leopard']</text:p>
      <text:p text:style-name="P4">
Type: Article</text:p>
      <!--METADATA-->
      <text:p text:style-name="P4">
<draw:frame draw:style-name="fr1" draw:name="Image242" text:anchor-type="as-char" svg:width="6.9236in" svg:height="3.956343in" draw:z-index="0">
<draw:image xlink:href="../Images/yкринформ/2023-05-05T23-55-00-03-00/630_360_1683286487-915.jpg" xlink:type="simple" xlink:show="embed" xlink:actuate="onLoad" draw:mime-type="image/jpeg"/>
</draw:frame>
Germany Denmark intends to pass 80 combat tank generation Leopard I. this month.</text:p>
      <text:p text:style-name="P4">
According to the Ukrinform correspondent, with reference to the words of the Acting Defense of Denmark Troels Lund Poulsen writes <text:a xlink:type="simple" xlink:href="https://polskieradio24.pl/5/1223/artykul/3162741,leopardy-dla-ukrainy-dania-i-niemcy-przekaza-80-czolgow" text:style-name="Internet_20_link" text:visited-style-name="Visited_20_Internet_20_Link">
</text:a>
.</text:p>
      <text:p text:style-name="P4">
"The delivery whose first batch will be done is very large," Polesen said.</text:p>
      <text:p text:style-name="P4">
<text:span text:style-name="T4">
 Read also: </text:span>
 <text:span text:style-name="T4">
 <text:a xlink:type="simple" xlink:href="https://www.ukrinform.ua/rubric-world/3703669-nimecki-virobniki-vladnali-superecku-sodo-intelektualnih-prav-na-tanki-leopard-2.html" text:style-name="Internet_20_link" text:visited-style-name="Visited_20_Internet_20_Link">
</text:a>
</text:span>
</text:p>
      <text:p text:style-name="P4">
It is noted that all the transferred tanks will be ready for use by Ukrainian defenders until June 1.</text:p>
      <text:p text:style-name="P4">
"LEOPARD I have very good fire and transport characteristics," said Acting Denmark's Defense Minister.</text:p>
      <text:p text:style-name="P4">
<text:span text:style-name="T4">
 Read also: </text:span>
 <text:span text:style-name="T4">
 <text:a xlink:type="simple" xlink:href="https://www.ukrinform.ua/rubric-ato/3702155-do-polsi-pribuli-persi-sist-tankiv-leopard-2-vid-ispanii-dla-ukraini.html" text:style-name="Internet_20_link" text:visited-style-name="Visited_20_Internet_20_Link">
</text:a>
</text:span>
</text:p>
      <text:p text:style-name="P4">
Polskie Radio explains that in Denmark, the Leopard I tanks were removed from weapons in 2005, when they were replaced with modern Leopard II. Since then, they have been kept in hangars.</text:p>
      <text:p text:style-name="P4">
“In addition to <text:span text:style-name="T4">
 <text:a xlink:type="simple" xlink:href="https://www.ukrinform.ua/tag-tank" text:style-name="Internet_20_link" text:visited-style-name="Visited_20_Internet_20_Link">
</text:a>
</text:span>
, spare parts and ammunition will also be transmitted, ”the material reads.</text:p>
      <text:p text:style-name="P4">
<text:span text:style-name="T4">
 Read also: </text:span>
 <text:span text:style-name="T4">
 <text:a xlink:type="simple" xlink:href="https://www.ukrinform.ua/rubric-ato/3700884-hab-dla-remontu-ukrainskih-leopard-2-zapracue-u-polsi-v-travni-blasak.html" text:style-name="Internet_20_link" text:visited-style-name="Visited_20_Internet_20_Link">
</text:a>
</text:span>
</text:p>
      <text:p text:style-name="P4">
It should be noted that Ukrainian tankers are already undergoing studying on cycling, so they will be able to use them immediately.</text:p>
      <text:p text:style-name="P4">
News Source: <text:a xlink:type="simple" xlink:href="https://www.ukrinform.ua/rubric-ato/3705447-dania-ta-nimeccina-cogo-misaca-peredadut-ukraini-80-tankiv-leopard-i.html" text:style-name="Internet_20_link" text:visited-style-name="Visited_20_Internet_20_Link">
https://www.ukrinform.ua/rubric-ato/3705447-dania-ta-nimeccina-cogo-misaca-peredadut-ukraini-80-tankiv-leopard-i.html</text:a>
</text:p>
      <!--NEWS-->
      <text:h text:style-name="P10" text:outline-level="1">
<text:span text:style-name="T4">
In the Ministry of Reintegration, they told you how to apply for childbirth help while being abroad</text:span>
</text:h>
      <text:p text:style-name="P4">
Author: ['АРМІЯINFORM']</text:p>
      <text:p text:style-name="P4">
Time: 2023-05-05T31:00:00-04:00</text:p>
      <text:p text:style-name="P4">
Description: Minіtystvo Zwan Reintegraita Timchasovo Okubovkovanni Teritaean Ukrainia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1/minreintegracziyi-1.jpg" text:style-name="Internet_20_link" text:visited-style-name="Visited_20_Internet_20_Link">
minreintegracziyi-1.jpg</text:a>
', '<text:a xlink:type="simple" xlink:href="https://armyinform.com.ua/wp-content/uploads/2023/05/345189364_541725791369358_1306227055557944909_n-1.jpg" text:style-name="Internet_20_link" text:visited-style-name="Visited_20_Internet_20_Link">
345189364_541725791369358_1306227055557944909_n-1.jpg</text:a>
']</text:p>
      <text:p text:style-name="P4">
Tags: ['STOPRUSSIA', 'АГРЕСІЯ РФ', 'ВІЙНА', 'ВТОРГНЕННЯ РФ', 'МІНРЕІНТЕГРАЦІЇ', 'СОЦІАЛЬНА ДОПОМОГА', 'УКРАЇНСЬКІ МІГРАНТИ']</text:p>
      <text:p text:style-name="P4">
Category: News</text:p>
      <!--METADATA-->
      <text:p text:style-name="P4">
<draw:frame draw:style-name="fr1" draw:name="Image243" text:anchor-type="as-char" svg:width="6.9236in" svg:height="4.384534in" draw:z-index="0">
<draw:image xlink:href="../Images/AРМІЯINFORM/2023-05-05T31-00-00-04-00/minreintegracziyi-1.jpg" xlink:type="simple" xlink:show="embed" xlink:actuate="onLoad" draw:mime-type="image/jpeg"/>
</draw:frame>
The Ministry of Reintegration of Temporarily Occupied Territories of Ukraine Present the official Facebook page <text:a xlink:type="simple" xlink:href="https://www.facebook.com/MReintegration/posts/pfbid02ZG2HQvBcHtuGgCyMdWpdYgYzLLrA73WgvUCto6xGmJnH4sa9UH1mxHUtcYyAt1YYl" text:style-name="Internet_20_link" text:visited-style-name="Visited_20_Internet_20_Link">
placed</text:a>
Infographic with advice as Ukrainians to arrange assistance at birth during their stay abroad.</text:p>
      <text:p text:style-name="P4">
The Ukrainians who have a child during the temporary stay abroad will be able to remotely submit documents for assistance with herborn.</text:p>
      <ul>
        <li>
In order to receive funds, one coupling must send an application for assistance and relevant documents to the social protection body in Ukraine at its registered place of residence. * However, how to submit documents and receive help at birth remotely is described in the infographic.</li>
      </ul>
      <text:p text:style-name="P4">
<draw:frame draw:style-name="fr1" draw:name="Image244" text:anchor-type="as-char" svg:width="6.9236in" svg:height="5.1927in" draw:z-index="0">
<draw:image xlink:href="../Images/AРМІЯINFORM/2023-05-05T31-00-00-04-00/345189364_541725791369358_1306227055557944909_n-1.jpg" xlink:type="simple" xlink:show="embed" xlink:actuate="onLoad" draw:mime-type="image/jpeg"/>
</draw:frame>
</text:p>
      <text:p text:style-name="P4">
News Source: <text:a xlink:type="simple" xlink:href="https://armyinform.com.ua/2023/05/05/u-minreintegracziyi-rozpovily-yak-oformyty-dopomogu-pry-narodzhenni-dytyny-pid-chas-perebuvannya-za-kordonom/" text:style-name="Internet_20_link" text:visited-style-name="Visited_20_Internet_20_Link">
https://armyinform.com.ua/2023/05/05/u-minreintegracziyi-rozpovily-yak-oformyty-dopomogu-pry-narodzhenni-dytyny-pid-chas-perebuvannya-za-kordonom/</text:a>
</text:p>
      <!--NEWS-->
      <text:h text:style-name="P10" text:outline-level="1">
<text:span text:style-name="T4">
Three residents of Dnipropetrovsk region were suspected of collaborationism</text:span>
</text:h>
      <text:p text:style-name="P4">
Author: ['АРМІЯINFORM']</text:p>
      <text:p text:style-name="P4">
Time: 2023-05-05T32:00:00-04:00</text:p>
      <text:p text:style-name="P4">
Description: TROM POSKANIM M. Pavlograd is cheap about Pіdozra at Kolaboyniye Dianosti .... War with Ukraine 2022, War with Ukraine Latest News Today, News War with Ukraine 2022 Last today,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2023-05-04_16-06-00.jpg" text:style-name="Internet_20_link" text:visited-style-name="Visited_20_Internet_20_Link">
photo_2023-05-04_16-06-00.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45" text:anchor-type="as-char" svg:width="6.9236in" svg:height="3.894525in" draw:z-index="0">
<draw:image xlink:href="../Images/AРМІЯINFORM/2023-05-05T32-00-00-04-00/photo_2023-05-04_16-06-00.jpg" xlink:type="simple" xlink:show="embed" xlink:actuate="onLoad" draw:mime-type="image/jpeg"/>
</draw:frame>
Three residents of Pavlograd were reported suspicion of collaborative activity. All three spread anti -Ukrainian content on social networks.</text:p>
      <text:p text:style-name="P4">
Thus, after the beginning of a large -scale invasion of the Russian Federation in Ukraine, two Zapro -Russian residents of Ternovka, Pavlograd district, were identified anti -Ukrainian posts with support for military military. In them, the temporary occupation of the Russian troops part of the territory of Ukraine.</text:p>
      <text:p text:style-name="P4">
The Pavlograd resident was also revealed, who through his own account on the forbidden one, published posts that approved the so-called "special operation" in Ukraine and supported the actions of the aggressor state.</text:p>
      <text:p text:style-name="P4">
During the searches at the sites of the suspects, mobile phones were removed by such a compact equipment with evidence of their involvement in unlawful activity.</text:p>
      <text:p text:style-name="P4">
<text:span text:style-name="T4">
 Source: </text:span>
 <text:a xlink:type="simple" xlink:href="https://t.me/pgo_gov_ua/11821" text:style-name="Internet_20_link" text:visited-style-name="Visited_20_Internet_20_Link">
<text:span text:style-name="T5">
opice of the Prosecutor General of Ukraine</text:span>
</text:a>
</text:p>
      <text:p text:style-name="P4">
News Source: <text:a xlink:type="simple" xlink:href="https://armyinform.com.ua/2023/05/05/troye-meshkancziv-dnipropetrovshhyny-otrymaly-pidozru-u-kolaboraczionizmi/" text:style-name="Internet_20_link" text:visited-style-name="Visited_20_Internet_20_Link">
https://armyinform.com.ua/2023/05/05/troye-meshkancziv-dnipropetrovshhyny-otrymaly-pidozru-u-kolaboraczionizmi/</text:a>
</text:p>
      <!--NEWS-->
      <text:h text:style-name="P10" text:outline-level="1">
<text:span text:style-name="T4">
The Mx-7 State Multiplex is ready for work-more than 90% of Ukraine will be covered by telecommunication</text:span>
</text:h>
      <text:p text:style-name="P4">
Author: ['АРМІЯINFORM']</text:p>
      <text:p text:style-name="P4">
Time: 2023-05-05T33:00:00-04:00</text:p>
      <text:p text:style-name="P4">
Description: The concern is Radіomonnaya, Radіozv'yaska that telebacco, Yachiy to come to the sphere managed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mh-7.png" text:style-name="Internet_20_link" text:visited-style-name="Visited_20_Internet_20_Link">
mh-7.png</text:a>
']</text:p>
      <text:p text:style-name="P4">
Tags: ['ДЕРЖСПЕЦЗВ’ЯЗКУ', 'КОНЦЕРН РРТ', 'ПРОПАГАНДА', 'ТЕЛЕВІЗІЙНЕ МОВЛЕННЯ']</text:p>
      <text:p text:style-name="P4">
Category: News</text:p>
      <!--METADATA-->
      <text:p text:style-name="P4">
<draw:frame draw:style-name="fr1" draw:name="Image246" text:anchor-type="as-char" svg:width="6.9236in" svg:height="5.204239in" draw:z-index="0">
<draw:image xlink:href="../Images/AРМІЯINFORM/2023-05-05T33-00-00-04-00/mh-7.png" xlink:type="simple" xlink:show="embed" xlink:actuate="onLoad" draw:mime-type="image/png"/>
</draw:frame>
The Concern of Radio Broadcasting, Radio Communications and Television, which belongs to the State Security Service, is ready to launch a MX-7 nationwide digital dial.</text:p>
      <text:p text:style-name="P4">
About it <text:a xlink:type="simple" xlink:href="https://cip.gov.ua/ua/news/derzhavnii-multipleks-mkh-7-gotovii-rozpochati-robotu-televiziinim-movlennyam-bude-pokrito-ponad-90-teritoriyi-ukrayini" text:style-name="Internet_20_link" text:visited-style-name="Visited_20_Internet_20_Link">
reports</text:a>
State Service for Special Communication and Protection of Ukraine on its official site.</text:p>
      <text:p text:style-name="P4">
The network will operate in a meter range protected from redevelopment, and will be covered with speech by more than 90% of the territory of Ukraine. Including the parts of the temporarily occupied territories, as well as settlements, located borders from the Russian Federation and Belarus: in Kharkiv, Sumy, Chernihiv, Rivne, Zhytomyr, Volyn regions, where Russian TV channels can now be broadcast from powerful hostile stations.</text:p>
      <text:p text:style-name="P4">
The signal will be given incod system. The package of TV channels will be free for viewers. The RRT Concern has already informed the National Council of Ukraine from the issues of television and radio broadcasting about launch. The National Council has to have a good idea and hold a competition for broadcasting on the MX-7 network.</text:p>
      <text:p text:style-name="P4">
“Launching a national digital multi-channel MX-7 is an important step in opposition to Russian propaganda. Despite the difficult order in the country, we have completed the task and have done the all -user to provide the signal of our citizens, deprived of the opportunity to watch the Ukrainian television, ” - says the head of the State Secretariat of Communications Yuri Shchigol.</text:p>
      <text:p text:style-name="P4">
We will remind that in order to ensure information security, protection of interest of the community, counteraction to external negative information influence and development of information infrastructure in the conditions of hybrid war, the government was still in 2021 approved a program Mx-7 multi-channel televerge.</text:p>
      <text:p text:style-name="P4">
Propaganda is one of the types of weapons of the Russian authorities, which it began to be used in Ukraine much more active from the beginning of a full-scale war. It is extremely important that Ukrainians can successfully resist Russian information influence, had uninterrupted access to truthful information, in particular-could watch Ukrainian television in any corner. countries.</text:p>
      <text:p text:style-name="P4">
News Source: <text:a xlink:type="simple" xlink:href="https://armyinform.com.ua/2023/05/05/derzhavnyj-multypleks-mh-7-gotovyj-rozpochaty-robotu-televizijnym-movlennyam-bude-pokryto-ponad-90-terytoriyi-ukrayiny/" text:style-name="Internet_20_link" text:visited-style-name="Visited_20_Internet_20_Link">
https://armyinform.com.ua/2023/05/05/derzhavnyj-multypleks-mh-7-gotovyj-rozpochaty-robotu-televizijnym-movlennyam-bude-pokryto-ponad-90-terytoriyi-ukrayiny/</text:a>
</text:p>
      <!--NEWS-->
      <text:h text:style-name="P10" text:outline-level="1">
<text:span text:style-name="T4">
Bakhmut's resident was sentenced to 7 years behind bars for dissemination of the Armed Forces Location</text:span>
</text:h>
      <text:p text:style-name="P4">
Author: ['АРМІЯINFORM']</text:p>
      <text:p text:style-name="P4">
Time: 2023-05-05T34:00:00-04:00</text:p>
      <text:p text:style-name="P4">
Description: For the Publnikny accusations, the prosecutor’s prosecutor’s prosecutor’s office was praised by the Viru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ofis-genprok.jpg" text:style-name="Internet_20_link" text:visited-style-name="Visited_20_Internet_20_Link">
ofis-genprok.jpg</text:a>
']</text:p>
      <text:p text:style-name="P4">
Tags: ['STOPRUSSIA', 'КОЛОБОРАНТ', 'ОФІС ГЕНЕРАЛЬНОГО ПРОКУРОРА УКРАЇНИ']</text:p>
      <text:p text:style-name="P4">
Category: News</text:p>
      <!--METADATA-->
      <text:p text:style-name="P4">
<draw:frame draw:style-name="fr1" draw:name="Image247" text:anchor-type="as-char" svg:width="6.9236in" svg:height="3.883237in" draw:z-index="0">
<draw:image xlink:href="../Images/AРМІЯINFORM/2023-05-05T34-00-00-04-00/ofis-genprok.jpg" xlink:type="simple" xlink:show="embed" xlink:actuate="onLoad" draw:mime-type="image/jpeg"/>
</draw:frame>
For public prosecution of prosecutors of the Donetsk Regional Prosecutor's Office, the court has been a sentence of a citizen for dissemination of information on the location of armed forces of Ukraine and storage of firearms(Part 2 of Art. 114-2, Part 1 of Art. 263 of the Criminal Code). Його засуджено до 7 років позбавлення волі,<text:a xlink:type="simple" xlink:href="https://www.gp.gov.ua/ua/posts/rozmishhuvav-u-prorosiiskomu-cat-boti-koordinati-zsu-zitelya-m-baxmut-zasudzeno-do-7-rokiv-za-gratami" text:style-name="Internet_20_link" text:visited-style-name="Visited_20_Internet_20_Link">
повідомляє</text:a>
Office Prosecutor.</text:p>
      <text:p text:style-name="P4">
Prosecutors in court proved that in June-July 2022 a man from his own telephone placed in the pro-Russian chat-bot of the message "Telegram" information of a military nature. He spread the coordinates of the location of military servicemen and equipment of the Armed Forces in Bakhmut.</text:p>
      <text:p text:style-name="P4">
He also found AK-74 machine gun on the territory of the city and retained it by law permission in one of the abandoned buildings.</text:p>
      <text:p text:style-name="P4">
The pre -trial investigation was carried out by the Security Service of Ukraine in Donetsk and Luhansk region.</text:p>
      <text:p text:style-name="P4">
A man was waiting for a detention center for a detention center.</text:p>
      <text:p text:style-name="P4">
News Source: <text:a xlink:type="simple" xlink:href="https://armyinform.com.ua/2023/05/05/zhytelya-bahmuta-zasudzheno-do-7-rokiv-za-gratamy-za-poshyrennya-informacziyi-pro-roztashuvannya-zsu/" text:style-name="Internet_20_link" text:visited-style-name="Visited_20_Internet_20_Link">
https://armyinform.com.ua/2023/05/05/zhytelya-bahmuta-zasudzheno-do-7-rokiv-za-gratamy-za-poshyrennya-informacziyi-pro-roztashuvannya-zsu/</text:a>
</text:p>
      <!--NEWS-->
      <text:h text:style-name="P10" text:outline-level="1">
<text:span text:style-name="T4">
Rashist's wife complains that Rosarmia is not charged even with missing limbs - intercepting GUR</text:span>
</text:h>
      <text:p text:style-name="P4">
Author: ['АРМІЯINFORM']</text:p>
      <text:p text:style-name="P4">
Time: 2023-05-05T35:00:00-04:00</text:p>
      <text:p text:style-name="P4">
Description: Druzhina Vіskovo service Rospovyda about rios vipades wounded at Viinі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ТОРГНЕННЯ РФ', 'ГУР МО УКРАЇНИ', 'ГУР ПЕРЕХОПЛЕННЯ']</text:p>
      <text:p text:style-name="P4">
Category: News</text:p>
      <!--METADATA-->
      <text:p text:style-name="P4">
<draw:frame draw:style-name="fr1" draw:name="Image248" text:anchor-type="as-char" svg:width="6.9236in" svg:height="3.894525in" draw:z-index="0">
<draw:image xlink:href="../Images/AРМІЯINFORM/2023-05-05T35-00-00-04-00/gurperehoplennya.jpg" xlink:type="simple" xlink:show="embed" xlink:actuate="onLoad" draw:mime-type="image/jpeg"/>
</draw:frame>
The wife of a serviceman tells about various cases with injuries to the war of situations in which soldiers with missing limbs refuse to commission from the hospital returning back to the service to the units.</text:p>
      <text:p text:style-name="P4">
News Source: <text:a xlink:type="simple" xlink:href="https://armyinform.com.ua/2023/05/05/druzhyna-rashysta-skarzhytsya-shho-z-rosarmiyi-ne-komisuyut-navit-z-vidsutnimy-kinczivkamy-perehoplennya-gur/" text:style-name="Internet_20_link" text:visited-style-name="Visited_20_Internet_20_Link">
https://armyinform.com.ua/2023/05/05/druzhyna-rashysta-skarzhytsya-shho-z-rosarmiyi-ne-komisuyut-navit-z-vidsutnimy-kinczivkamy-perehoplennya-gur/</text:a>
</text:p>
      <!--NEWS-->
      <text:h text:style-name="P10" text:outline-level="1">
<text:span text:style-name="T4">
Rashists are disposed of outdated ammunition in Ukraine - Vladimir Kotsyuruba</text:span>
</text:h>
      <text:p text:style-name="P4">
Author: ['Олександр Козубенко']</text:p>
      <text:p text:style-name="P4">
Time: 2023-05-05T36:00:00-04:00</text:p>
      <text:p text:style-name="P4">
Description: About the Briffing at the Military Media Center Rospov, the representation of the central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volodymyr-koczyuruba-2-1.jpg" text:style-name="Internet_20_link" text:visited-style-name="Visited_20_Internet_20_Link">
volodymyr-koczyuruba-2-1.jpg</text:a>
']</text:p>
      <text:p text:style-name="P4">
Tags: ['STOPRUSSIA', 'АГРЕСІЯ РФ', 'ВИКОРИСТАННЯ ОЗБРОЄННЯ', 'ВІЙНА', 'ВТОРГНЕННЯ РФ', 'ГЕНШТАБ ЗС УКРАЇНИ', 'ДРОНИ', 'ІННОВАЦІЇ', 'МІННА НЕБЕЗПЕКА', 'ОВТ']</text:p>
      <text:p text:style-name="P4">
Category: News</text:p>
      <!--METADATA-->
      <text:p text:style-name="P4">
<draw:frame draw:style-name="fr1" draw:name="Image249" text:anchor-type="as-char" svg:width="6.9236in" svg:height="4.615733in" draw:z-index="0">
<draw:image xlink:href="../Images/AРМІЯINFORM/2023-05-05T36-00-00-04-00/volodymyr-koczyuruba-2-1.jpg" xlink:type="simple" xlink:show="embed" xlink:actuate="onLoad" draw:mime-type="image/jpeg"/>
</draw:frame>
Colonel Vladimir Kotsyuruba. Photo: Dmitry Yurchenko /Armyinform</text:p>
      <text:p text:style-name="P4">
About this <text:a xlink:type="simple" xlink:href="https://armyinform.com.ua/2023/05/04/bryfing-shhodo-vprovadzhennya-vynahodiv-ta-innovaczij-yaki-zastosovuyutsya-v-sektori-bezpeky-ta-oborony-2/" text:style-name="Internet_20_link" text:visited-style-name="Visited_20_Internet_20_Link">
at a briefing</text:a>
In Military Media Center, a representative of the Central-war and Scientific Administration of the General Staff of the Armed Forces of Ukraine Colonel Volodymyr Kotsyuruba.</text:p>
      <ul>
        <li>
Today, the enemy uses against us, in addition to artillery, rocket launcher and other ammunition, a very large, expanded, recruitment set, among which there is post -Soviet, - said Vladimir Kotsyuruba. -pretty mines of an outdated specimen, including anti-tank TM-57, TM-62 insert enclosures, anti-personnel mines.</li>
      </ul>
      <text:p text:style-name="P4">
According to Colonel Kotsyuruba, there is a disposal of Russian armored ammunition in the territory of Ukraine.</text:p>
      <text:p text:style-name="P4">
Read also:</text:p>
      <text:p text:style-name="P4">
<text:a xlink:type="simple" xlink:href="https://armyinform.com.ua/2023/05/04/rezultatom-innovaczijnoyi-programy-stane-zadovolennya-potreb-zsu-v-perspektyvnyh-zrazkah-ozbroyennya-i-vijskovoyi-tehniky/" text:style-name="Internet_20_link" text:visited-style-name="Visited_20_Internet_20_Link">
The result of the innovation program will be to meet the needs of the Armed Forces of Harling and Military Engineering</text:a>
Answering the correspondent's question, he said that "we will respect them a little about mine supplies, but we have to overtake them in the means of protididia."</text:p>
      <ul>
        <li>
Why did it happen? Said Colonel Kotsuruba. - In principle, because Ukraine signed the Convention on the ban on many types of mine weapons, including prototypical, Russia has not become the signator of this Convention. Therefore, they consider a complete set of these mines.</li>
      </ul>
      <text:h text:style-name="P12" text:outline-level="3">
<text:span text:style-name="T4">
Innovative military developments of</text:span>
</text:h>
      <text:p text:style-name="P4">
In addition, the question of the correspondent of the Armyinform on Russian military innovative projects, Volodymyr Kotsyuruba noted that this is being monitored, and most information is confidential.</text:p>
      <text:p text:style-name="P4">
-But I will say that it is impossible to underestimate our enemy,-said the representative of the central military and scientific management of the General of the Generalian Armed Forces of the Armed Forces. - Today's war - this technology, there is a rapid development of martial arts, and therefore, like us, goes the way of innovation.</text:p>
      <text:p text:style-name="P4">
Read also:</text:p>
      <text:p text:style-name="P4">
<text:a xlink:type="simple" xlink:href="https://armyinform.com.ua/2023/05/04/blyzko-560-ekspertiv-fahivcziv-praczyuyut-nad-innovaczijnymy-proyektamy-dlya-zsu-volodymyr-koczyuruba/" text:style-name="Internet_20_link" text:visited-style-name="Visited_20_Internet_20_Link">
About 560 experts-specialists work on innovative projects for the Armed Forces-Volodymyr Kotsyuruba</text:a>
</text:p>
      <text:p text:style-name="P4">
-They are invested in the development of UAVs, Dronov-Kamikadze, smart ammunition-their development is very powerful, remotely controlled platforms, including the dost-controlled mines,-said Colonel Kotsuruba. - In addition, we have seen new developments such as marine drones and naval -stantial means of damage, intelligence, radio electronic struggle, as a means used in air defense, and others.</text:p>
      <text:p text:style-name="P4">
News Source: <text:a xlink:type="simple" xlink:href="https://armyinform.com.ua/2023/05/05/rashysty-utylizuyut-v-ukrayini-zastarili-boyeprypasy-volodymyr-koczyuruba/" text:style-name="Internet_20_link" text:visited-style-name="Visited_20_Internet_20_Link">
https://armyinform.com.ua/2023/05/05/rashysty-utylizuyut-v-ukrayini-zastarili-boyeprypasy-volodymyr-koczyuruba/</text:a>
</text:p>
      <!--NEWS-->
      <text:h text:style-name="P10" text:outline-level="1">
<text:span text:style-name="T4">
How to draw up passport documents abroad</text:span>
</text:h>
      <text:p text:style-name="P4">
Author: ['АРМІЯINFORM']</text:p>
      <text:p text:style-name="P4">
Time: 2023-05-05T37:00:00-04:00</text:p>
      <text:p text:style-name="P4">
Description: The sovereign of the Migraita service of Ukraine on his own company Storinzi at Facebook Rosemystil ... The war with Ukraine 2022, the war with Ukraine is the latest news today, the news with Ukraine 2022 is the last for today, there will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id-card.jpg" text:style-name="Internet_20_link" text:visited-style-name="Visited_20_Internet_20_Link">
id-card.jpg</text:a>
']</text:p>
      <text:p text:style-name="P4">
Tags: ['ID-КАРТКА', 'STOPRUSSIA', 'АГРЕСІЯ РФ', 'ВИМУШЕНІ ПЕРЕСЕЛЕНЦІ', 'ВІЙНА', 'ВТОРГНЕННЯ РФ', 'ДМС УКРАЇНИ', 'МІГРАЦІЙНА СЛУЖБА', 'УКРАЇНСЬКІ МІГРАНТИ']</text:p>
      <text:p text:style-name="P4">
Category: News</text:p>
      <!--METADATA-->
      <text:p text:style-name="P4">
<draw:frame draw:style-name="fr1" draw:name="Image250" text:anchor-type="as-char" svg:width="6.9236in" svg:height="4.615733in" draw:z-index="0">
<draw:image xlink:href="../Images/AРМІЯINFORM/2023-05-05T37-00-00-04-00/id-card.jpg" xlink:type="simple" xlink:show="embed" xlink:actuate="onLoad" draw:mime-type="image/jpeg"/>
</draw:frame>
The State Migration Service of Ukraine on its official Facebook page to place <text:a xlink:type="simple" xlink:href="https://www.facebook.com/dmsu.gov.ua/videos/1401683850609266/" text:style-name="Internet_20_link" text:visited-style-name="Visited_20_Internet_20_Link">
video</text:a>
The badge answered one of the most common issues of Ukrainians who escaped from the war outside of our country.</text:p>
      <text:p text:style-name="P4">
Is it possible to issue an ID card abroad? Details - for video ...</text:p>
      <text:p text:style-name="P4">
News Source: <text:a xlink:type="simple" xlink:href="https://armyinform.com.ua/2023/05/05/dms-ukrayiny-rozpovila-yak-za-kordonom-oformyty-pasportni-dokumenty/" text:style-name="Internet_20_link" text:visited-style-name="Visited_20_Internet_20_Link">
https://armyinform.com.ua/2023/05/05/dms-ukrayiny-rozpovila-yak-za-kordonom-oformyty-pasportni-dokumenty/</text:a>
</text:p>
      <!--NEWS-->
      <text:h text:style-name="P10" text:outline-level="1">
<text:span text:style-name="T4">
Joseph Biden: "I was surprised by how courageous and brave not only the military but also the Ukrainian people"</text:span>
</text:h>
      <text:p text:style-name="P4">
Author: ['АРМІЯINFORM']</text:p>
      <text:p text:style-name="P4">
Time: 2023-05-05T38:00:00-04:00</text:p>
      <text:p text:style-name="P4">
Description: The General Staff of the ZSU at the Facebook by Facebook by the President of the United States ... The war with Ukraine 2022, the war with Ukraine is the latest news today, the war with Ukraine 2022 is the last to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bajden.jpg" text:style-name="Internet_20_link" text:visited-style-name="Visited_20_Internet_20_Link">
bajden.jpg</text:a>
']</text:p>
      <text:p text:style-name="P4">
Tags: ['STOPRUSSIA', 'АРМІЯ США', 'ДЖОЗЕФ БАЙДЕН', 'УКРАЇНСЬКИЙ НАРОД НЕПЕРЕМОЖНИЙ']</text:p>
      <text:p text:style-name="P4">
Category: News</text:p>
      <!--METADATA-->
      <text:p text:style-name="P4">
<draw:frame draw:style-name="fr1" draw:name="Image251" text:anchor-type="as-char" svg:width="6.9236in" svg:height="3.611811in" draw:z-index="0">
<draw:image xlink:href="../Images/AРМІЯINFORM/2023-05-05T38-00-00-04-00/bajden.jpg" xlink:type="simple" xlink:show="embed" xlink:actuate="onLoad" draw:mime-type="image/jpeg"/>
</draw:frame>
Armed Forces General Staff on its official Facebook page <text:a xlink:type="simple" xlink:href="https://www.facebook.com/GeneralStaff.ua/posts/pfbid021KpV3fsw9JggeE9k7xQXcpC6Z4aMb8eYvaLQLcKqgPdwsrkjirYBFKoia61GQgsrl" text:style-name="Internet_20_link" text:visited-style-name="Visited_20_Internet_20_Link">
quoted</text:a>
US President Joseph Baiden, who expressed his admiration for the heroic Ukrainian Narode and his armed forces.</text:p>
      <ul>
        <li>
You armed, equipped and taught proud and brave the Ukrainian army tados to preserve freedom and democracy. But I have to admit that I was surprised by how courageous, as far as the brave is not only a military but also the Ukrainian people. They do just incredible work. And the tag of you, ”said Joseph Biden at a white house for the heads of the US Armed Forces Command Tales.</li>
      </ul>
      <text:p text:style-name="P4">
News Source: <text:a xlink:type="simple" xlink:href="https://armyinform.com.ua/2023/05/05/dzhozef-bajden-ya-buv-zdyvovanyj-tym-naskilky-muzhni-j-horobri-ne-lyshe-vijskovi-a-j-ukrayinskyj-narod/" text:style-name="Internet_20_link" text:visited-style-name="Visited_20_Internet_20_Link">
https://armyinform.com.ua/2023/05/05/dzhozef-bajden-ya-buv-zdyvovanyj-tym-naskilky-muzhni-j-horobri-ne-lyshe-vijskovi-a-j-ukrayinskyj-narod/</text:a>
</text:p>
      <!--NEWS-->
      <text:h text:style-name="P10" text:outline-level="1">
<text:span text:style-name="T4">
The SBU detained Viscener Voznesensk, who is suspected of stealing budget money for the purchase of defense products</text:span>
</text:h>
      <text:p text:style-name="P4">
Author: ['АРМІЯINFORM']</text:p>
      <text:p text:style-name="P4">
Time: 2023-05-05T39:00:00-04:00</text:p>
      <text:p text:style-name="P4">
Description: The Service of the Bezpeques Vikrila Scheme of the Privnesnnya of Budget Crushes, Vidienkh to Purchasing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2-23.jpg" text:style-name="Internet_20_link" text:visited-style-name="Visited_20_Internet_20_Link">
2-23.jpg</text:a>
', '<text:a xlink:type="simple" xlink:href="https://armyinform.com.ua/wp-content/uploads/2023/05/golovna-sbu-1-150x150.jpg" text:style-name="Internet_20_link" text:visited-style-name="Visited_20_Internet_20_Link">
golovna-sbu-1-150x150.jpg</text:a>
', '<text:a xlink:type="simple" xlink:href="https://armyinform.com.ua/wp-content/uploads/2023/05/1-20-150x150.jpg" text:style-name="Internet_20_link" text:visited-style-name="Visited_20_Internet_20_Link">
1-20-150x150.jpg</text:a>
', '<text:a xlink:type="simple" xlink:href="https://armyinform.com.ua/wp-content/uploads/2023/05/3-23-150x150.jpg" text:style-name="Internet_20_link" text:visited-style-name="Visited_20_Internet_20_Link">
3-23-150x150.jpg</text:a>
']</text:p>
      <text:p text:style-name="P4">
Tags: ['ЗЛОЧИНИ', 'СБУ']</text:p>
      <text:p text:style-name="P4">
Category: News</text:p>
      <!--METADATA-->
      <text:p text:style-name="P4">
<draw:frame draw:style-name="fr1" draw:name="Image252" text:anchor-type="as-char" svg:width="6.666667in" svg:height="10.0in" draw:z-index="0">
<draw:image xlink:href="../Images/AРМІЯINFORM/2023-05-05T39-00-00-04-00/2-23.jpg" xlink:type="simple" xlink:show="embed" xlink:actuate="onLoad" draw:mime-type="image/jpeg"/>
</draw:frame>
The Security Service exposed the scheme of appropriation of budget money, allocated to the assumption of products for the defense forces in the frontier areas of the Nikolaev region.</text:p>
      <text:p text:style-name="P4">
About this <text:a xlink:type="simple" xlink:href="https://ssu.gov.ua/novyny/sbu-zatrymala-vitsemera-voznesenska-yakyi-pidozriuietsia-u-rozkradanni-biudzhetnykh-hroshei-na-zakupivli-oboronnoi-produktsii" text:style-name="Internet_20_link" text:visited-style-name="Visited_20_Internet_20_Link">
it is referred</text:a>
On the official site of the SBU.</text:p>
      <text:p text:style-name="P4">
According to the investigation, the first deputy chairman of the Vovznesensky city territorial community is involved in the organization of the equipment.</text:p>
      <text:p text:style-name="P4">
He involved two subordinates in the illegal activity - the officials of the City Council, as well as the chairman of the local charity.</text:p>
      <text:p text:style-name="P4">
According to the investigation materials, the defendants have established a criminal mechanism of budgetary funds during public procurement of defense production.</text:p>
      <text:p text:style-name="P4">
According to preliminary data, the participants of the equipment caused losses to almost million UAH.</text:p>
      <text:p text:style-name="P4">
During searches at work, accommodation and cars, computer equipment, documents and draft records with evidence and more million in UAH in UAH were appeared.</text:p>
      <text:p text:style-name="P4">
On the basis of the evidence collected, the first deputy mayor and three of his accomplices was reported about suspicion under Part 5 of Art. 191 of the Criminal Code(appropriation, misappropriation of property or seizure by abuse of office, committed in particularly large sizes).</text:p>
      <text:p text:style-name="P4">
Наразі вирішується питання щодо обрання їм запобіжного заходу.</text:p>
      <text:p text:style-name="P4">
Триває розслідування для встановлення всіх обставин злочину і притягненнявинних до відповідальності.</text:p>
      <text:p text:style-name="P4">
Зловмисникам загрожує до 12 років тюрми.</text:p>
      <text:p text:style-name="P4">
Заходи з викриття правопорушення проводили співробітники СБУ в Миколаївськійобласті спільно з Національною поліцією за процесуального керівництва органівпрокуратури.</text:p>
      <text:p text:style-name="P4">
<text:a xlink:type="simple" xlink:href="https://armyinform.com.ua/wp-content/uploads/2023/05/golovna-sbu-1.jpg" text:style-name="Internet_20_link" text:visited-style-name="Visited_20_Internet_20_Link">
<draw:frame draw:style-name="fr1" draw:name="Image253" text:anchor-type="as-char" svg:width="6.9236in" svg:height="6.9236in" draw:z-index="0">
<draw:image xlink:href="../Images/AРМІЯINFORM/2023-05-05T39-00-00-04-00/golovna-sbu-1-150x150.jpg" xlink:type="simple" xlink:show="embed" xlink:actuate="onLoad" draw:mime-type="image/jpeg"/>
</draw:frame>
</text:a>
</text:p>
      <text:p text:style-name="P4">
<text:a xlink:type="simple" xlink:href="https://armyinform.com.ua/wp-content/uploads/2023/05/1-20.jpg" text:style-name="Internet_20_link" text:visited-style-name="Visited_20_Internet_20_Link">
<draw:frame draw:style-name="fr1" draw:name="Image254" text:anchor-type="as-char" svg:width="6.9236in" svg:height="6.9236in" draw:z-index="0">
<draw:image xlink:href="../Images/AРМІЯINFORM/2023-05-05T39-00-00-04-00/1-20-150x150.jpg" xlink:type="simple" xlink:show="embed" xlink:actuate="onLoad" draw:mime-type="image/jpeg"/>
</draw:frame>
</text:a>
</text:p>
      <text:p text:style-name="P4">
<text:a xlink:type="simple" xlink:href="https://armyinform.com.ua/wp-content/uploads/2023/05/3-23.jpg" text:style-name="Internet_20_link" text:visited-style-name="Visited_20_Internet_20_Link">
<draw:frame draw:style-name="fr1" draw:name="Image255" text:anchor-type="as-char" svg:width="6.9236in" svg:height="6.9236in" draw:z-index="0">
<draw:image xlink:href="../Images/AРМІЯINFORM/2023-05-05T39-00-00-04-00/3-23-150x150.jpg" xlink:type="simple" xlink:show="embed" xlink:actuate="onLoad" draw:mime-type="image/jpeg"/>
</draw:frame>
</text:a>
<text:span text:style-name="T4">
 Note: </text:span>
 In accordance with Part 1 of Article 62 of the Constitution of Ukraine, a person is considered to be uninvited in the commission of a crime and cannot be subject to criminal punishment until his guilt is proved legally.</text:p>
      <text:p text:style-name="P4">
News Source: <text:a xlink:type="simple" xlink:href="https://armyinform.com.ua/2023/05/05/sbu-zatrymala-viczemera-voznesenska-yakyj-pidozryuyetsya-u-rozkradanni-byudzhetnyh-groshej-na-zakupivli-oboronnoyi-produkcziyi/" text:style-name="Internet_20_link" text:visited-style-name="Visited_20_Internet_20_Link">
https://armyinform.com.ua/2023/05/05/sbu-zatrymala-viczemera-voznesenska-yakyj-pidozryuyetsya-u-rozkradanni-byudzhetnyh-groshej-na-zakupivli-oboronnoyi-produkcziyi/</text:a>
</text:p>
      <!--NEWS-->
      <text:h text:style-name="P10" text:outline-level="1">
<text:span text:style-name="T4">
Aviation of Defense Forces has struck 6 strokes on enemy concentration areas</text:span>
</text:h>
      <text:p text:style-name="P4">
Author: ['АРМІЯINFORM']</text:p>
      <text:p text:style-name="P4">
Time: 2023-05-05T40:00:00-04:00</text:p>
      <text:p text:style-name="P4">
Description: For Doba Avіiaziya defense forces, 6 strokes in the districts of Zserdzhennya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avicziya_udar.jpg" text:style-name="Internet_20_link" text:visited-style-name="Visited_20_Internet_20_Link">
avicziya_udar.jpg</text:a>
']</text:p>
      <text:p text:style-name="P4">
Tags: ['STOPRUSSIA', 'ВІЙНА', 'ВТОРГНЕННЯ РФ', 'ГШ ЗСУ', 'ХРОНІКА ОБОРОНИ']</text:p>
      <text:p text:style-name="P4">
Category: News</text:p>
      <!--METADATA-->
      <text:p text:style-name="P4">
<draw:frame draw:style-name="fr1" draw:name="Image256" text:anchor-type="as-char" svg:width="6.9236in" svg:height="4.834981in" draw:z-index="0">
<draw:image xlink:href="../Images/AРМІЯINFORM/2023-05-05T40-00-00-04-00/avicziya_udar.jpg" xlink:type="simple" xlink:show="embed" xlink:actuate="onLoad" draw:mime-type="image/jpeg"/>
</draw:frame>
<text:span text:style-name="T4">
 🔥 Situation on Russian invasion </text:span>
</text:p>
      <text:p text:style-name="P4">
During the day, aviation of defense forces struck 6 strokes in the areas of concentration of the enemy's personnel.</text:p>
      <text:p text:style-name="P4">
In addition, 4 lancet ammunition was destroyed, <text:a xlink:type="simple" xlink:href="https://www.facebook.com/GeneralStaff.ua/posts/pfbid0qkvWT9i9wK2Shv6hDqnHY8ECjJYTDzZtSoBfEYMYP9okSAWmwfoExbac7V6jZ3BUl" text:style-name="Internet_20_link" text:visited-style-name="Visited_20_Internet_20_Link">
reports</text:a>
The General Staff of the Armed Forces of Ukraine.</text:p>
      <text:p text:style-name="P4">
Units of missile troops and artillery during the day were struck by 1 punctuation, 8 areas of concentration of live power, 2 ammunition warehouses and 1st electronic warfare.</text:p>
      <text:p text:style-name="P4">
News Source: <text:a xlink:type="simple" xlink:href="https://armyinform.com.ua/2023/05/05/aviacziya-syl-oborony-zavdala-6-udariv-po-rajonah-zoseredzhennya-protyvnyka/" text:style-name="Internet_20_link" text:visited-style-name="Visited_20_Internet_20_Link">
https://armyinform.com.ua/2023/05/05/aviacziya-syl-oborony-zavdala-6-udariv-po-rajonah-zoseredzhennya-protyvnyka/</text:a>
</text:p>
      <!--NEWS-->
      <text:h text:style-name="P10" text:outline-level="1">
<text:span text:style-name="T4">
Our warriors repulsed about 60 enemy attacks</text:span>
</text:h>
      <text:p text:style-name="P4">
Author: ['АРМІЯINFORM']</text:p>
      <text:p text:style-name="P4">
Time: 2023-05-05T41:00:00-04:00</text:p>
      <text:p text:style-name="P4">
Description: Opponent Zoservzhil Zuillya at the leading advanced di on Liman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bojovi-diyi.jpg" text:style-name="Internet_20_link" text:visited-style-name="Visited_20_Internet_20_Link">
bojovi-diyi.jpg</text:a>
']</text:p>
      <text:p text:style-name="P4">
Tags: ['STOPRUSSIA', 'ВІЙНА', 'ВТОРГНЕННЯ РФ', 'ГШ ЗСУ', 'ХРОНІКА ОБОРОНИ']</text:p>
      <text:p text:style-name="P4">
Category: News</text:p>
      <!--METADATA-->
      <text:p text:style-name="P4">
<draw:frame draw:style-name="fr1" draw:name="Image257" text:anchor-type="as-char" svg:width="6.9236in" svg:height="3.894525in" draw:z-index="0">
<draw:image xlink:href="../Images/AРМІЯINFORM/2023-05-05T41-00-00-04-00/bojovi-diyi.jpg" xlink:type="simple" xlink:show="embed" xlink:actuate="onLoad" draw:mime-type="image/jpeg"/>
</draw:frame>
** 🔥I</text:p>
      <text:p text:style-name="P4">
The enemy focuses on the main efforts on the offensive actions of the Nalimansk, Bakhmut and Marinsky directions, where, during the day, the defense units reflected about 60 attacks. The most fierce battles are conducted by Zabakhmut and Marinka, <text:a xlink:type="simple" xlink:href="https://www.facebook.com/GeneralStaff.ua/posts/pfbid0qkvWT9i9wK2Shv6hDqnHY8ECjJYTDzZtSoBfEYMYP9okSAWmwfoExbac7V6jZ3BUl" text:style-name="Internet_20_link" text:visited-style-name="Visited_20_Internet_20_Link">
reports</text:a>
The General Staff of the Armed Forces of Ukraine.</text:p>
      <text:p text:style-name="P4">
<text:span text:style-name="T4">
 In the Liman direction </text:span>
 the enemy conducted unsuccessful offensive actions in the areas of the white and southwestern outskirts of the controversial. Artillery shells were stolen Stelmakhivka, Andreevka, Grekivka, Makeevka, Nevskoye, Peszhane, Dibrova, Bigorivka, Luhansk region and Torke, Siversk, Verkhnamyanskoye, Spirne and Rozdolivka in Donetsk region.</text:p>
      <text:p text:style-name="P4">
<text:span text:style-name="T4">
 In the Bakhmut direction </text:span>
 Bakhmut battles continue. Also, unsuccessful successive actions the enemy led in the direction of the settlements of Bogdanivka and Markovo. Honorable shelling was affected by Nikiforivka, Vasyukivka, Novomarkove, Markovo, Grigorivka, Bogdanivka, Bakhmut, Ivanivske, Yar, Alexander-Schultyne, Diliyivka, Diliyivka, Diliyivka and .</text:p>
      <text:p text:style-name="P4">
<text:span text:style-name="T4">
 In the Avdeevsky direction </text:span>
 the opponent of offensive actions was not carried out. Firing, Pervomaisko, Netaylovo and Karlovka of Donetsk region.</text:p>
      <text:p text:style-name="P4">
<text:span text:style-name="T4">
 In the Mariinsky direction </text:span>
 the enemy tries to improve tactical. Numerous enemy attacks in Marinka are reflected during the day. At that time, hostile shelling was suffered by the settlements of Krasnogorivka, Victory Tanovomikhailivka of Donetsk region.</text:p>
      <text:p text:style-name="P4">
<text:span text:style-name="T4">
 In the mineral direction </text:span>
 the enemy fired at Villagledar, Novoukrainka, Prychistivka and Shakhtar Donetsk region.</text:p>
      <text:p text:style-name="P4">
News Source: <text:a xlink:type="simple" xlink:href="https://armyinform.com.ua/2023/05/05/nashi-voyiny-vidbyly-blyzko-60-atak-voroga/" text:style-name="Internet_20_link" text:visited-style-name="Visited_20_Internet_20_Link">
https://armyinform.com.ua/2023/05/05/nashi-voyiny-vidbyly-blyzko-60-atak-voroga/</text:a>
</text:p>
      <!--NEWS-->
      <text:h text:style-name="P10" text:outline-level="1">
<text:span text:style-name="T4">
In the northern direction of the signs of formation of offensive groups of the racists not revealed</text:span>
</text:h>
      <text:p text:style-name="P4">
Author: ['АРМІЯINFORM']</text:p>
      <text:p text:style-name="P4">
Time: 2023-05-05T42:00:00-04:00</text:p>
      <text:p text:style-name="P4">
Description: At Volinsky, the formerness of the advanced ugrapovan ... War with Ukraine 2022, the war with Ukraine latest news today, the war with Ukraine 2022 The last ones for today, will there be a war between Ukraine and Russia and when, the war with Ukraine in 2022 Or not, will there be a war with Ukraine in the near future, they say, the war with Ukraine, Ukraine’s news today, Ukrainian news in Ukrainian media in Russian</text:p>
      <text:p text:style-name="P4">
Images: ['<text:a xlink:type="simple" xlink:href="https://armyinform.com.ua/wp-content/uploads/2023/05/stezhymo.jpg" text:style-name="Internet_20_link" text:visited-style-name="Visited_20_Internet_20_Link">
stezhymo.jpg</text:a>
']</text:p>
      <text:p text:style-name="P4">
Tags: ['STOPRUSSIA', 'ВІЙНА', 'ВТОРГНЕННЯ РФ', 'ПІВНІЧНИЙ НАПРЯМОК']</text:p>
      <text:p text:style-name="P4">
Category: News</text:p>
      <!--METADATA-->
      <text:p text:style-name="P4">
<draw:frame draw:style-name="fr1" draw:name="Image258" text:anchor-type="as-char" svg:width="6.9236in" svg:height="4.32725in" draw:z-index="0">
<draw:image xlink:href="../Images/AРМІЯINFORM/2023-05-05T42-00-00-04-00/stezhymo.jpg" xlink:type="simple" xlink:show="embed" xlink:actuate="onLoad" draw:mime-type="image/jpeg"/>
</draw:frame>
In the Volyn and Polissya directions, no signs of formation of offensive groups were detected. Without much change.</text:p>
      <text:p text:style-name="P4">
As <text:a xlink:type="simple" xlink:href="https://www.facebook.com/GeneralStaff.ua/posts/pfbid0qkvWT9i9wK2Shv6hDqnHY8ECjJYTDzZtSoBfEYMYP9okSAWmwfoExbac7V6jZ3BUl" text:style-name="Internet_20_link" text:visited-style-name="Visited_20_Internet_20_Link">
reports</text:a>
The General Staff of the Armed Forces of Ukraine, in the Seversky and Slobozhansky directions, the prohibition continues shelling of settlements of Ukraine from the territory of Russian federation, improves the engineering equipment of the area. During the past, the settlements of Yeline, Mykolaiv, Ivanivka, Buchka and Gramayach Chernyhiv region; Ural, Powder, Studenok, Schaligyne, Rivne, Boyar-Landing, Stukalivka, Bilopillya, Timofeevka, Kindrativka, Oleksiyivka, Yunnost Slavgorod of Sumy Region, as well as Red Dawn, Deep, Lipka, Vesely, Ogirtsev, Vovchansky Har. , Commissioner, well Krasne first in Kharkiv region. Private homes were destroyed and damaged. Eporanne among civilians.</text:p>
      <text:p text:style-name="P4">
News Source: <text:a xlink:type="simple" xlink:href="https://armyinform.com.ua/2023/05/05/na-pivnichnomu-napryamku-oznak-formuvannya-nastupalnyh-ugrupovan-rashystiv-ne-vyyavleno/" text:style-name="Internet_20_link" text:visited-style-name="Visited_20_Internet_20_Link">
https://armyinform.com.ua/2023/05/05/na-pivnichnomu-napryamku-oznak-formuvannya-nastupalnyh-ugrupovan-rashystiv-ne-vyyavleno/</text:a>
</text:p>
      <!--NEWS-->
      <text:h text:style-name="P10" text:outline-level="1">
<text:span text:style-name="T4">
The occupiers carry out forced certification in temporarily captured territories</text:span>
</text:h>
      <text:p text:style-name="P4">
Author: ['АРМІЯINFORM']</text:p>
      <text:p text:style-name="P4">
Time: 2023-05-05T43:00:00-04:00</text:p>
      <text:p text:style-name="P4">
Description: Triva Primusova Portozatzayan Ukrainian by the Stanichno-Lugansk district Lugansko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asport_rasha.jpg" text:style-name="Internet_20_link" text:visited-style-name="Visited_20_Internet_20_Link">
pasport_rasha.jpg</text:a>
']</text:p>
      <text:p text:style-name="P4">
Tags: ['STOPRUSSIA', 'ВІЙСЬКОВІ ЗЛОЧИНИ РФ', 'ГШ ЗСУ']</text:p>
      <text:p text:style-name="P4">
Category: News</text:p>
      <!--METADATA-->
      <text:p text:style-name="P4">
<draw:frame draw:style-name="fr1" draw:name="Image259" text:anchor-type="as-char" svg:width="6.9236in" svg:height="4.61903in" draw:z-index="0">
<draw:image xlink:href="../Images/AРМІЯINFORM/2023-05-05T43-00-00-04-00/pasport_rasha.jpg" xlink:type="simple" xlink:show="embed" xlink:actuate="onLoad" draw:mime-type="image/jpeg"/>
</draw:frame>
Forced certification of citizens of Ukraine in the Stanichno-Luhansk district Luhansk region continues. Thus, according to the order of the Russian occupation of the so -called "administration", the heads of local organizations and enterprises of the Danovkivka on providing information on the conducted measures for the certification of a local population, <text:a xlink:type="simple" xlink:href="https://www.facebook.com/GeneralStaff.ua/posts/pfbid0qkvWT9i9wK2Shv6hDqnHY8ECjJYTDzZtSoBfEYMYP9okSAWmwfoExbac7V6jZ3BUl" text:style-name="Internet_20_link" text:visited-style-name="Visited_20_Internet_20_Link">
reports</text:a>
The General Staff of the Armed Forces of Ukraine.</text:p>
      <text:p text:style-name="P4">
News Source: <text:a xlink:type="simple" xlink:href="https://armyinform.com.ua/2023/05/05/na-tymchasovo-zahoplenyh-terytoriyah-okupanty-provodyat-prymusovu-pasportyzacziyu/" text:style-name="Internet_20_link" text:visited-style-name="Visited_20_Internet_20_Link">
https://armyinform.com.ua/2023/05/05/na-tymchasovo-zahoplenyh-terytoriyah-okupanty-provodyat-prymusovu-pasportyzacziyu/</text:a>
</text:p>
      <!--NEWS-->
      <text:h text:style-name="P10" text:outline-level="1">
<text:span text:style-name="T4">
Defense forces eliminated more than 600 invaders, destroyed 16 artisystems and 8 BBM</text:span>
</text:h>
      <text:p text:style-name="P4">
Author: ['АРМІЯINFORM']</text:p>
      <text:p text:style-name="P4">
Time: 2023-05-05T44:00:00-04:00</text:p>
      <text:p text:style-name="P4">
Description: Zagalni Boyov, take the enemy on 05.24.22 to 05.05.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8f883b3-73a0-4862-8f4d-bb36dcf8c35b-scaled.jpg" text:style-name="Internet_20_link" text:visited-style-name="Visited_20_Internet_20_Link">
38f883b3-73a0-4862-8f4d-bb36dcf8c35b-scaled.jpg</text:a>
']</text:p>
      <text:p text:style-name="P4">
Tags: ['STOPRUSSIA', 'АГРЕСІЯ РФ', 'ВТОРГНЕННЯ РФ', 'ВТРАТИ ВОРОГА', 'ГШ ЗСУ']</text:p>
      <text:p text:style-name="P4">
Category: News</text:p>
      <!--METADATA-->
      <text:p text:style-name="P4">
<draw:frame draw:style-name="fr1" draw:name="Image260" text:anchor-type="as-char" svg:width="6.9236in" svg:height="6.981297in" draw:z-index="0">
<draw:image xlink:href="../Images/AРМІЯINFORM/2023-05-05T44-00-00-04-00/38f883b3-73a0-4862-8f4d-bb36dcf8c35b-scaled.jpg" xlink:type="simple" xlink:show="embed" xlink:actuate="onLoad" draw:mime-type="image/jpeg"/>
</draw:frame>
The total combat loss of the enemy from 24.02.22 to 05.05.23 will be orientated:</text:p>
      <text:p text:style-name="P4">
<text:span text:style-name="T4">
<text:span text:style-name="T5">
 Personnel - </text:span>
* 193210(+620)persons eliminated</text:span>
<text:span text:style-name="T5">
 tanks - </text:span>
<text:span text:style-name="T5">
 3710(+3)</text:span>
<text:span text:style-name="T4">
 combat armored vehicles - </text:span>
 7224(+8)<text:span text:style-name="T4">
<text:span text:style-name="T5">
 Artillery Systems - </text:span>
<text:span text:style-name="T5">
 2978(+16)</text:span>
 </text:span>
 RSZV - <text:span text:style-name="T4">
 550(+3)</text:span>
<text:span text:style-name="T5">
 air defense means - </text:span>
<text:span text:style-name="T5">
 304(0)</text:span>
<text:span text:style-name="T4">
 aircraft - </text:span>
 308(0)<text:span text:style-name="T4">
<text:span text:style-name="T5">
 helicopters - </text:span>
* 294(0)</text:span>
<text:span text:style-name="T5">
 UAV Operative Tactical Level-</text:span>
<text:span text:style-name="T5">
 2540(+17)  * </text:span>
<text:span text:style-name="T5">
крилаті ракети ‒</text:span>
<text:span text:style-name="T5">
 947 (0)</text:span>
<text:span text:style-name="T4">
 ships / boats - </text:span>
 18(0)<text:span text:style-name="T4">
<text:span text:style-name="T5">
 Automobile equipment and tanks - </text:span>
* 5916(+30)</text:span>
<text:span text:style-name="T5">
 Special Technique - </text:span>
* 373(+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5.05.23.</text:p>
      <text:p text:style-name="P4">
News Source: <text:a xlink:type="simple" xlink:href="https://armyinform.com.ua/2023/05/05/syly-oborony-likviduvaly-ponad-600-okupantiv-znyshhyly-16-artsystem-i-8-bbm/" text:style-name="Internet_20_link" text:visited-style-name="Visited_20_Internet_20_Link">
https://armyinform.com.ua/2023/05/05/syly-oborony-likviduvaly-ponad-600-okupantiv-znyshhyly-16-artsystem-i-8-bbm/</text:a>
</text:p>
      <!--NEWS-->
      <text:h text:style-name="P10" text:outline-level="1">
<text:span text:style-name="T4">
Today is the International Day of Struggle for the Rights of Persons with Disabilities</text:span>
</text:h>
      <text:p text:style-name="P4">
Author: ['Володимир Поліщук']</text:p>
      <text:p text:style-name="P4">
Time: 2023-05-05T45:00:00-04:00</text:p>
      <text:p text:style-name="P4">
Description: Schoroku 5 Harse in SVITI VIDSHENSHIT MITENITY BOROTBI Day for the rights of INVALIDIV. VIN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invalidy-1.jpg" text:style-name="Internet_20_link" text:visited-style-name="Visited_20_Internet_20_Link">
invalidy-1.jpg</text:a>
']</text:p>
      <text:p text:style-name="P4">
Tags: ['STOPRUSSIA', 'АГРЕСІЯ РФ', 'ВІЙНА', 'ВТОРГНЕННЯ РФ', 'ІНВАЛІДИ ВІЙНИ', 'СОЦЗАХИСТ ПІД ЧАС ВІЙНИ']</text:p>
      <text:p text:style-name="P4">
Category: News</text:p>
      <!--METADATA-->
      <text:p text:style-name="P4">
<draw:frame draw:style-name="fr1" draw:name="Image261" text:anchor-type="as-char" svg:width="6.9236in" svg:height="3.899187in" draw:z-index="0">
<draw:image xlink:href="../Images/AРМІЯINFORM/2023-05-05T45-00-00-04-00/invalidy-1.jpg" xlink:type="simple" xlink:show="embed" xlink:actuate="onLoad" draw:mime-type="image/jpeg"/>
</draw:frame>
Illustrative photo</text:p>
      <text:p text:style-name="P4">
On May 5, the world is celebrated in the world International Day for the Strangers of Disabilities. He is intended to draw people's attention to problems related to the rights of people with disabilities. The History of the International Day for the Rights of Persons with Disabilities comes its beginning on May 5, 1992. In this time, people with disabilities from seventeen countries, at the same time, have the first pan -European day of struggle for equal rights and against discrimination of persons with disabilities. Since then, such events have been held every fifth on May.</text:p>
      <text:p text:style-name="P4">
The purpose of the Fighting for the Rights of Disabled people is to promote a deeper understanding of disability problems, and the mobilization of support for the rights, dignity of disabled people with disabilities. People with disabilities have the same rights, accessible education and infrastructure as other categories of citizens.</text:p>
      <text:p text:style-name="P4">
Russian aggression brought grief and suffering to the Ukrainian people. Supported persons became disabled, protecting our country from a cruel warrior. The most common injuries among the military are ball and fragmentary. Civilians are also disabled, and Russian missiles and drones fall on the heads of some day.</text:p>
      <text:p text:style-name="P4">
According to Article 7 of the Law of Ukraine "<text:a xlink:type="simple" xlink:href="https://zakon.rada.gov.ua/laws/show/3551-12#Text" text:style-name="Internet_20_link" text:visited-style-name="Visited_20_Internet_20_Link">
on the status of war veterans, guarantees of their social protection</text:a>
"" Persons with disabilities as a result of war belongs from among military personnel and fleet, guerrillas, underground, workers who have become with disabilities as a result of injury, injury, injury, illness, diseases received during the protection(official duties)whether they are related to the front, in guerrilla and joints, underground organizations and groups and other formations recognized by such legislation of Ukraine, in the area of hostilities, at the frontier departments Civic and Second World Wars or with the participation of wretched actions in peacetime. "</text:p>
      <text:p text:style-name="P4">
The issue of treatment, prosthetics and rehabilitation of military personnel in Ukraine is given great attention. It is a well -established and complex system of medical, psychological and professional measures aimed at preventing the development of pathological processes that lead to loss of performance; Effective Iranian return of servicemen to professional activity.Recently, the government has simplified the mechanism of referral for treatment abroad of defenders of Ukraine.</text:p>
      <text:p text:style-name="P4">
The Cabinet of Ministers The Government has approved <text:a xlink:type="simple" xlink:href="https://www.kmu.gov.ua/npas/pro-vnesennia-zmin-do-poriadku-napravlennia-osib-a361" text:style-name="Internet_20_link" text:visited-style-name="Visited_20_Internet_20_Link">
resolution</text:a>
"On amendments to the referral of persons from the components of defense and security forces, the victim of communication with the military aggression of the Russian Federation against Ukraine, the treatment abroad."</text:p>
      <text:p text:style-name="P4">
This allowed to obtain the necessary treatment of chireabilization abroad in the shortest possible time, without unnecessary bureaucratic procedures.</text:p>
      <text:p text:style-name="P4">
News Source: <text:a xlink:type="simple" xlink:href="https://armyinform.com.ua/2023/05/05/sogodni-mizhnarodnyj-den-borotby-za-prava-invalidiv/" text:style-name="Internet_20_link" text:visited-style-name="Visited_20_Internet_20_Link">
https://armyinform.com.ua/2023/05/05/sogodni-mizhnarodnyj-den-borotby-za-prava-invalidiv/</text:a>
</text:p>
      <!--NEWS-->
      <text:h text:style-name="P10" text:outline-level="1">
<text:span text:style-name="T4">
In the east of air defense, two hostile Shahd-136/131 was destroyed</text:span>
</text:h>
      <text:p text:style-name="P4">
Author: ['АРМІЯINFORM']</text:p>
      <text:p text:style-name="P4">
Time: 2023-05-05T46:00:00-04:00</text:p>
      <text:p text:style-name="P4">
Description: Vnochi 5 Rosіyskіkі-byskya, two strokes of the BPPA Shahed-136/131 s ... War with Ukraine 2022, war with Ukraine Latest news today, War with Ukraine 2022 Last for today, will there be a war between Ukraine and Russia and when,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1/geran-shahed.jpg" text:style-name="Internet_20_link" text:visited-style-name="Visited_20_Internet_20_Link">
geran-shahed.jpg</text:a>
']</text:p>
      <text:p text:style-name="P4">
Tags: ['SHAHED-136/131', 'АГРЕСІЯ РФ', 'ВТОРГНЕННЯ РФ', 'КОМАНДУВАННЯ ПОВІТРЯНИХ СИЛ ЗСУ']</text:p>
      <text:p text:style-name="P4">
Category: News</text:p>
      <!--METADATA-->
      <text:p text:style-name="P4">
<draw:frame draw:style-name="fr1" draw:name="Image262" text:anchor-type="as-char" svg:width="6.9236in" svg:height="3.499428in" draw:z-index="0">
<draw:image xlink:href="../Images/AРМІЯINFORM/2023-05-05T46-00-00-04-00/geran-shahed.jpg" xlink:type="simple" xlink:show="embed" xlink:actuate="onLoad" draw:mime-type="image/jpeg"/>
</draw:frame>
Illustrative photo</text:p>
      <text:p text:style-name="P4">
On the night of May 5, Russian occupation troops used two shock Blashard-136/131 from the southeastern direction.</text:p>
      <text:p text:style-name="P4">
About it <text:a xlink:type="simple" xlink:href="https://t.me/kpszsu/2500" text:style-name="Internet_20_link" text:visited-style-name="Visited_20_Internet_20_Link">
reports</text:a>
Command of the Air Force forces of Ukraine.</text:p>
      <text:p text:style-name="P4">
Both drones were destroyed in the area of responsibility Air Command "East".</text:p>
      <text:p text:style-name="P4">
News Source: <text:a xlink:type="simple" xlink:href="https://armyinform.com.ua/2023/05/05/na-shodi-syly-ppo-znyshhyly-dva-vorozhyh-shahed-136-131/" text:style-name="Internet_20_link" text:visited-style-name="Visited_20_Internet_20_Link">
https://armyinform.com.ua/2023/05/05/na-shodi-syly-ppo-znyshhyly-dva-vorozhyh-shahed-136-131/</text:a>
</text:p>
      <!--NEWS-->
      <text:h text:style-name="P10" text:outline-level="1">
<text:span text:style-name="T4">
The premiere of the track "Love Steel" performed by Maria Burmaka will take place today</text:span>
</text:h>
      <text:p text:style-name="P4">
Author: ['Володимир Поліщук']</text:p>
      <text:p text:style-name="P4">
Time: 2023-05-05T47:00:00-04:00</text:p>
      <text:p text:style-name="P4">
Description: And I mocked you all Zhitty. Miy Vyna, the talents of heaven. I flocked here, and Tywa ... The war with Ukraine 2022, the war with Ukraine is the latest news today, the news war with Ukraine 2022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5/kohannya-stal-scaled.jpg" text:style-name="Internet_20_link" text:visited-style-name="Visited_20_Internet_20_Link">
kohannya-stal-scaled.jpg</text:a>
', '<text:a xlink:type="simple" xlink:href="https://armyinform.com.ua/wp-content/uploads/2023/05/mariya-burmaka-2.jpg" text:style-name="Internet_20_link" text:visited-style-name="Visited_20_Internet_20_Link">
mariya-burmaka-2.jpg</text:a>
', '<text:a xlink:type="simple" xlink:href="https://armyinform.com.ua/wp-content/uploads/2023/05/tkjtra.jpg" text:style-name="Internet_20_link" text:visited-style-name="Visited_20_Internet_20_Link">
tkjtra.jpg</text:a>
', '<text:a xlink:type="simple" xlink:href="https://armyinform.com.ua/wp-content/uploads/2023/05/subotin-i-kaprylenko.png" text:style-name="Internet_20_link" text:visited-style-name="Visited_20_Internet_20_Link">
subotin-i-kaprylenko.png</text:a>
']</text:p>
      <text:p text:style-name="P4">
Tags: ['МАРІЯ БУРМАКА', 'МУЗИКА']</text:p>
      <text:p text:style-name="P4">
Category: News</text:p>
      <!--METADATA-->
      <text:p text:style-name="P4">
<draw:frame draw:style-name="fr1" draw:name="Image263" text:anchor-type="as-char" svg:width="6.9236in" svg:height="5.648504in" draw:z-index="0">
<draw:image xlink:href="../Images/AРМІЯINFORM/2023-05-05T47-00-00-04-00/kohannya-stal-scaled.jpg" xlink:type="simple" xlink:show="embed" xlink:actuate="onLoad" draw:mime-type="image/jpeg"/>
</draw:frame>
<text:span text:style-name="T5">
A I have been waiting for you all my life.</text:span>
</text:p>
      <text:p text:style-name="P4">
<text:span text:style-name="T5">
Mium warrior, given from heaven.</text:span>
</text:p>
      <text:p text:style-name="P4">
_I stay here and you're somewhere there _</text:p>
      <text:p text:style-name="P4">
<text:span text:style-name="T5">
I in the sky will look you.</text:span>
</text:p>
      <text:p text:style-name="P4">
_W your eyes frozen this war, _</text:p>
      <text:p text:style-name="P4">
_ Smirked mouth now silent._</text:p>
      <text:p text:style-name="P4">
<text:span text:style-name="T5">
Mi at least one time time</text:span>
</text:p>
      <text:p text:style-name="P4">
_ Get to your native shoulder._</text:p>
      <text:p text:style-name="P4">
This is the chorus of the song "Love Steel", the premiere of which will take place on the popular streaming platforms on May 5. It will be performed by a famous singer, volunteer, bard Maria Burmak.</text:p>
      <text:p text:style-name="P4">
The song and video clip are dedicated to the dramatic history of love and marriage of Azovstali's defense defenders Valery Kaprylenko, poet and spokeswoman of the Azov regiment, Tavoin Andrei Subotin, and, in fact, on May 5, the anniversary of their felling is celebrated on May 5.</text:p>
      <text:p text:style-name="P4">
Ukrainian military Andrew and Valery married the dungeons of the surrounding "Azovstal". Andrew made wedding rings from the foil, they promised to be together both at the top and in joy. The lovers were only three days, on May 7, 20122, and Valeria was killed in the pseudo -pseudo "Nava", which was released only on April 10 this year.</text:p>
      <text:p text:style-name="P4">
<draw:frame draw:style-name="fr1" draw:name="Image264" text:anchor-type="as-char" svg:width="6.9236in" svg:height="5.1927in" draw:z-index="0">
<draw:image xlink:href="../Images/AРМІЯINFORM/2023-05-05T47-00-00-04-00/mariya-burmaka-2.jpg" xlink:type="simple" xlink:show="embed" xlink:actuate="onLoad" draw:mime-type="image/jpeg"/>
</draw:frame>
Maria Burmak during the clip shooting. Photo by Stanislav Sknenko</text:p>
      <text:p text:style-name="P4">
People's Artist of Ukraine Maria Burmaka reported in an exclusive comment on the information agency of the Ministry of Defense of Ukraine that the words were written by the poet Lesya Shidenko: “My relatives, parents of Andrew, wanted my voice and my soul in it. It was not easy for me to adapt to myself a tune of I andtest, I missed this story through myself. It's a song about a hero. "</text:p>
      <text:p text:style-name="P4">
<draw:frame draw:style-name="fr1" draw:name="Image265" text:anchor-type="as-char" svg:width="6.9236in" svg:height="5.1927in" draw:z-index="0">
<draw:image xlink:href="../Images/AРМІЯINFORM/2023-05-05T47-00-00-04-00/tkjtra.jpg" xlink:type="simple" xlink:show="embed" xlink:actuate="onLoad" draw:mime-type="image/jpeg"/>
</draw:frame>
Mariaburmaka while shooting a clip. Photo by Maria Cheby</text:p>
      <text:p text:style-name="P4">
The song "Love Steel" will become the soundtrack of the documentary "Azovstal. Prykhotost of Love", which is filmed by director Stanislav Sknenko.</text:p>
      <text:p text:style-name="P4">
“I wrote this song in early March. And in April, Lera returned from the ground. On April 10, directed by Stas Sknenko decided to shoot a video for this song.The rushed to get it out!I am with a broken hand there, I hide her back!The most important thing in it is documentary personnel, when young people were happy, the Nava personnel, which only returned from captivity. There is a love that is never inadvertent. And the memory of Andrei Subotin, the hero of Azovstali, which will make it long in our hearts, ”Maria Burmak Correspondenttarmianfor said.</text:p>
      <text:p text:style-name="P4">
<draw:frame draw:style-name="fr1" draw:name="Image266" text:anchor-type="as-char" svg:width="6.9236in" svg:height="4.595902in" draw:z-index="0">
<draw:image xlink:href="../Images/AРМІЯINFORM/2023-05-05T47-00-00-04-00/subotin-i-kaprylenko.png" xlink:type="simple" xlink:show="embed" xlink:actuate="onLoad" draw:mime-type="image/png"/>
</draw:frame>
Photo from Vikna.tv_Foto from Maria Burmaki's archive and open sources_</text:p>
      <text:p text:style-name="P4">
News Source: <text:a xlink:type="simple" xlink:href="https://armyinform.com.ua/2023/05/05/sogodni-vidbudetsya-premyera-treku-kohannya-stal-u-vykonanni-mariyi-burmaky/" text:style-name="Internet_20_link" text:visited-style-name="Visited_20_Internet_20_Link">
https://armyinform.com.ua/2023/05/05/sogodni-vidbudetsya-premyera-treku-kohannya-stal-u-vykonanni-mariyi-burmaky/</text:a>
</text:p>
      <!--NEWS-->
      <text:h text:style-name="P10" text:outline-level="1">
<text:span text:style-name="T4">
In Ukraine a moment of silence</text:span>
</text:h>
      <text:p text:style-name="P4">
Author: ['АРМІЯINFORM']</text:p>
      <text:p text:style-name="P4">
Time: 2023-05-05T48: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andle.gif" text:style-name="Internet_20_link" text:visited-style-name="Visited_20_Internet_20_Link">
candle.gif</text:a>
']</text:p>
      <text:p text:style-name="P4">
Tags: ['STOPRUSSIA', "ВШАНУВАННЯ ПАМ'ЯТІ ГЕРОЇВ", 'ХВИЛИНА МОВЧАННЯ']</text:p>
      <text:p text:style-name="P4">
Category: News</text:p>
      <!--METADATA-->
      <text:p text:style-name="P4">
<draw:frame draw:style-name="fr1" draw:name="Image267" text:anchor-type="as-char" svg:width="6.9236in" svg:height="3.895992in" draw:z-index="0">
<draw:image xlink:href="../Images/AРМІЯINFORM/2023-05-05T48-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05/v-ukrayini-hvylyna-movchannya-2/" text:style-name="Internet_20_link" text:visited-style-name="Visited_20_Internet_20_Link">
https://armyinform.com.ua/2023/05/05/v-ukrayini-hvylyna-movchannya-2/</text:a>
</text:p>
      <!--NEWS-->
      <text:h text:style-name="P10" text:outline-level="1">
<text:span text:style-name="T4">
Night shelling of Sumy region border: almost 40 explosions were heard in the area of 5 settlements</text:span>
</text:h>
      <text:p text:style-name="P4">
Author: ['АРМІЯINFORM']</text:p>
      <text:p text:style-name="P4">
Time: 2023-05-05T49:00:00-04:00</text:p>
      <text:p text:style-name="P4">
Description: At NICH Z 4 to 5, Rosiyski Percptsky Vіsyska, 5 times sheltered the Prordordon ... War with Ukraine 2022, War with Ukraine Latest News Today, News War with Ukraine 2022 The last ones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Tags: ['АГРЕСІЯ РФ', 'ВТОРГНЕННЯ РФ', 'ОБСТРІЛИ ПРИКОРДОННЯ', 'ОК «ПІВНІЧ»', 'СУМЩИНА']</text:p>
      <text:p text:style-name="P4">
Category: News</text:p>
      <!--METADATA-->
      <text:p text:style-name="P4">
<draw:frame draw:style-name="fr1" draw:name="Image268" text:anchor-type="as-char" svg:width="6.9236in" svg:height="5.490198in" draw:z-index="0">
<draw:image xlink:href="../Images/AРМІЯINFORM/2023-05-05T49-00-00-04-00/2022-12-06-obstrily-prykordonnya-ukrayiny-e1670330009167.jpeg" xlink:type="simple" xlink:show="embed" xlink:actuate="onLoad" draw:mime-type="image/jpeg"/>
</draw:frame>
Illustrative photo</text:p>
      <text:p text:style-name="P4">
On the night of May 4 to May 5, Russian occupation troops fired at the border of Sumy region 5 times.</text:p>
      <text:p text:style-name="P4">
About it <text:a xlink:type="simple" xlink:href="https://www.facebook.com/kommander.nord/posts/pfbid0i6f3ChSyL2XdNMLuJ5An32CDa8yA1g8u7KhajDuMJNmmzfPrdQ4RZbdVzX9DVQW6l" text:style-name="Internet_20_link" text:visited-style-name="Visited_20_Internet_20_Link">
reports</text:a>
Operational Command "North".</text:p>
      <text:p text:style-name="P4">
From 00:01 to 00:19 6 parishes were probably from the SAU, on the inhabited Pokutbachivsk.</text:p>
      <text:p text:style-name="P4">
From 23:57 to 00:05, 3 parishes were probably from the barrel artillery, the Undilicates of the Baranivka settlement.</text:p>
      <text:p text:style-name="P4">
From 03:05 to 03:15 there were 4 parishes, probably from a mortar 120 mm, in the district -populated point of Stara Guta.</text:p>
      <text:p text:style-name="P4">
From 06:11 to 06:25 4 parishes were recorded, probably from a mortar 120 mm, a thickness of fat. The shelling damaged a civilian house and yard.</text:p>
      <text:p text:style-name="P4">
From 05:55 to 06:10 20 coming, probably from a mortar 82 mm, in the area of the inhabited point of photo.</text:p>
      <text:p text:style-name="P4">
There were no losses on the loss of the local population or damage to civilian infrastructure.</text:p>
      <text:p text:style-name="P4">
News Source: <text:a xlink:type="simple" xlink:href="https://armyinform.com.ua/2023/05/05/nichni-obstrily-prykordonnya-sumshhyny-majzhe-40-vybuhiv-prolunalo-v-rajoni-5-naselenyh-punktiv/" text:style-name="Internet_20_link" text:visited-style-name="Visited_20_Internet_20_Link">
https://armyinform.com.ua/2023/05/05/nichni-obstrily-prykordonnya-sumshhyny-majzhe-40-vybuhiv-prolunalo-v-rajoni-5-naselenyh-punktiv/</text:a>
</text:p>
      <!--NEWS-->
      <text:h text:style-name="P10" text:outline-level="1">
<text:span text:style-name="T4">
Ukraine is a priority at G7 Summit</text:span>
</text:h>
      <text:p text:style-name="P4">
Author: ['АРМІЯINFORM']</text:p>
      <text:p text:style-name="P4">
Time: 2023-05-05T50:00:00-04:00</text:p>
      <text:p text:style-name="P4">
Description: On the Samiti Krayan “Great SIMKI”, Yakiya Vidbuvyu 19-21 injuries 2023 Rock in Japanese ... War with Ukraine 2022, War with Ukraine Latest News today, News War with Ukraine 2022 The last for today, will there be a war between Ukraine and Russia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ursula_trudeau.jpg" text:style-name="Internet_20_link" text:visited-style-name="Visited_20_Internet_20_Link">
ursula_trudeau.jpg</text:a>
']</text:p>
      <text:p text:style-name="P4">
Tags: ['STOPRUSSIA', 'АГРЕСІЯ РФ', 'ВТОРГНЕННЯ РФ', 'ДЖАСТІН ТРЮДО', 'САМІТ G7', 'УРСУЛА ФОН ДЕР ЛЯЄН']</text:p>
      <text:p text:style-name="P4">
Category: News</text:p>
      <!--METADATA-->
      <text:p text:style-name="P4">
<draw:frame draw:style-name="fr1" draw:name="Image269" text:anchor-type="as-char" svg:width="6.9236in" svg:height="3.894525in" draw:z-index="0">
<draw:image xlink:href="../Images/AРМІЯINFORM/2023-05-05T50-00-00-04-00/ursula_trudeau.jpg" xlink:type="simple" xlink:show="embed" xlink:actuate="onLoad" draw:mime-type="image/jpeg"/>
</draw:frame>
At the Summit of the Great Seven, which will take place on May 19-21, 2023, Vyana-Hiroshima, one of the key issues will be comprehensive support of Ukraine.</text:p>
      <text:p text:style-name="P4">
This was during a telephone conversation with Canada Prime Minister Justin Trudeau <text:a xlink:type="simple" xlink:href="https://twitter.com/vonderleyen/status/1654136444963770371" text:style-name="Internet_20_link" text:visited-style-name="Visited_20_Internet_20_Link">
stated</text:a>
The President of the European Commission Ursula von der Lien.</text:p>
      <text:p text:style-name="P4">
"She had a good telephone conversation with Justin Trudeau, during which he discussed on the key issues of the G7 Summit in Hiroshima. In particular, providing support for Ukraine - financial and military, ” - reported von Der Lyen.</text:p>
      <text:p text:style-name="P4">
In addition to the issue of support of Ukraine, the G7 summit will consider the economic safety of the Great Seven countries, as well as an increase in global funding for climate and development.</text:p>
      <text:p text:style-name="P4">
News Source: <text:a xlink:type="simple" xlink:href="https://armyinform.com.ua/2023/05/05/ukrayina-priorytetna-tema-na-samiti-g7-glava-yevrokomisiyi-u-rozmovi-z-premyerom-kanady/" text:style-name="Internet_20_link" text:visited-style-name="Visited_20_Internet_20_Link">
https://armyinform.com.ua/2023/05/05/ukrayina-priorytetna-tema-na-samiti-g7-glava-yevrokomisiyi-u-rozmovi-z-premyerom-kanady/</text:a>
</text:p>
      <!--NEWS-->
      <text:h text:style-name="P10" text:outline-level="1">
<text:span text:style-name="T4">
Alexei Reznikov met with the General Inspector of the Bundeswehr</text:span>
</text:h>
      <text:p text:style-name="P4">
Author: ['АРМІЯINFORM']</text:p>
      <text:p text:style-name="P4">
Time: 2023-05-05T51:00:00-04:00</text:p>
      <text:p text:style-name="P4">
Description: Miniter defense of Ukraine Oleksiy Reznikov 4 injury Zustiv, General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19815a579a0a133f920b99a4c7bd1d151d9d041b.jpg" text:style-name="Internet_20_link" text:visited-style-name="Visited_20_Internet_20_Link">
19815a579a0a133f920b99a4c7bd1d151d9d041b.jpg</text:a>
', '<text:a xlink:type="simple" xlink:href="https://armyinform.com.ua/wp-content/uploads/2023/05/1bebfe3472ef63bb2539304232f9927c839965a1-150x150.jpg" text:style-name="Internet_20_link" text:visited-style-name="Visited_20_Internet_20_Link">
1bebfe3472ef63bb2539304232f9927c839965a1-150x150.jpg</text:a>
', '<text:a xlink:type="simple" xlink:href="https://armyinform.com.ua/wp-content/uploads/2023/05/2534d287e93695dcaee630b45f2f34b4b5b93caf-150x150.jpg" text:style-name="Internet_20_link" text:visited-style-name="Visited_20_Internet_20_Link">
2534d287e93695dcaee630b45f2f34b4b5b93caf-150x150.jpg</text:a>
', '<text:a xlink:type="simple" xlink:href="https://armyinform.com.ua/wp-content/uploads/2023/05/7243023f443de902cdf47828914ee6b861f380c0-150x150.jpg" text:style-name="Internet_20_link" text:visited-style-name="Visited_20_Internet_20_Link">
7243023f443de902cdf47828914ee6b861f380c0-150x150.jpg</text:a>
', '<text:a xlink:type="simple" xlink:href="https://armyinform.com.ua/wp-content/uploads/2023/05/510ad1dbdb0b373f0d1cd4206bde6c384747287e-150x150.jpg" text:style-name="Internet_20_link" text:visited-style-name="Visited_20_Internet_20_Link">
510ad1dbdb0b373f0d1cd4206bde6c384747287e-150x150.jpg</text:a>
']</text:p>
      <text:p text:style-name="P4">
Tags: ['STOPRUSSIA', 'МІНІСТР ОБОРОНИ УКРАЇНИ', 'НІМЕЧЧИНА', 'ОЛЕКСІЙ РЕЗНІКОВ', 'ОФІЦІЙНО', 'СВІТ ПІДТРИМУЄ УКРАЇНУ']</text:p>
      <text:p text:style-name="P4">
Category: News</text:p>
      <!--METADATA-->
      <text:p text:style-name="P4">
<draw:frame draw:style-name="fr1" draw:name="Image270" text:anchor-type="as-char" svg:width="6.9236in" svg:height="4.943883in" draw:z-index="0">
<draw:image xlink:href="../Images/AРМІЯINFORM/2023-05-05T51-00-00-04-00/19815a579a0a133f920b99a4c7bd1d151d9d041b.jpg" xlink:type="simple" xlink:show="embed" xlink:actuate="onLoad" draw:mime-type="image/jpeg"/>
</draw:frame>
On May 4, Minister of Defense of Ukraine Alexei Reznikov met with the Bundesver General Inspector General Karsten Brourus as part of his visit to Dupraina. The parties discussed the current state of defense cooperation with Ukraine and Germany and the prospects of its development.</text:p>
      <text:p text:style-name="P4">
About it <text:a xlink:type="simple" xlink:href="https://www.mil.gov.ua/news/2023/05/05/nashe-spilne-zavdannya-%E2%80%93-pobuduvati-micznu-sistemu-mizhnarodnoi-bezpekovoi-arhitekturi-oleksij-reznikov-zustrivsya-z-generalnim-inspektorom-bundesveru/" text:style-name="Internet_20_link" text:visited-style-name="Visited_20_Internet_20_Link">
reports</text:a>
Ministry of Defence Ukraine.</text:p>
      <text:p text:style-name="P4">
The head of the Ministry of Defense noted that the Western and, in particular, German weapons are the same important components that help to protect Ukrainians and give a respective enemy.</text:p>
      <ul>
        <li>
The weapons and equipment we receive from German partners helps to protect our life for our warriors in the front, peaceful Ukrainians, to protect the infrastructure. The quality of German technology is verified in person. I thank the German Defense Minister Boris Pistorius and all the German Narode for the help we receive at this difficult time for Ukraine, - said Alexei Reznikov.</li>
      </ul>
      <text:p text:style-name="P4">
The Minister of Defense of Ukraine informed the foreign delegation about the experience of combating UAVs and invited the German side to cooperate in this direction. Vinto also urged German friends to join in support of Ukraine the "maritime coalition", which would become a significant contribution in the development of the capabilities of the Armed Forces of Ukraine and the constant key to ensuring the safety of navigation of the south and Azov seas.</text:p>
      <text:p text:style-name="P4">
<text:a xlink:type="simple" xlink:href="https://armyinform.com.ua/wp-content/uploads/2023/05/1bebfe3472ef63bb2539304232f9927c839965a1.jpg" text:style-name="Internet_20_link" text:visited-style-name="Visited_20_Internet_20_Link">
!(Images/AРМІЯINFORM/2023-05-05T51-00-00-04-00/1bebfe3472ef63bb2539304232f9927c839965a1-150x150.jpg)</text:a>
</text:p>
      <text:p text:style-name="P4">
<text:a xlink:type="simple" xlink:href="https://armyinform.com.ua/wp-content/uploads/2023/05/2534d287e93695dcaee630b45f2f34b4b5b93caf.jpg" text:style-name="Internet_20_link" text:visited-style-name="Visited_20_Internet_20_Link">
<draw:frame draw:style-name="fr1" draw:name="Image271" text:anchor-type="as-char" svg:width="6.9236in" svg:height="6.9236in" draw:z-index="0">
<draw:image xlink:href="../Images/AРМІЯINFORM/2023-05-05T51-00-00-04-00/2534d287e93695dcaee630b45f2f34b4b5b93caf-150x150.jpg" xlink:type="simple" xlink:show="embed" xlink:actuate="onLoad" draw:mime-type="image/jpeg"/>
</draw:frame>
</text:a>
- We already have a "tank coalition", Ramstein is also a coalition. They all work for the sole purpose - the victory of Ukraine. Our common task is to build a strong system of international security architecture, and the safety of the Black and Azov Seas is an important element in this system. Already, some of our European partners are part of this coalition. And I wanted Germany to become part of it, ”Alexei Reznikov said.General Karsten Broker expressed words of support to Ukraine and stressed that the experience of Ukrainian defenders is also important for the German Armed Forces.</text:p>
      <ul>
        <li>
I saw Ukrainian warriors during preparation in Germany, watched the sinking in Ukraine. Amazed by their high level of professionalism and motivation. We have something to learn from each other. I believe that close interaction between our countries will help to increase security in Europe. I would like to assure that Germany will support Ukraine as much as it will be needed, - said General Charity Broker.</li>
      </ul>
      <text:p text:style-name="P4">
<text:a xlink:type="simple" xlink:href="https://armyinform.com.ua/wp-content/uploads/2023/05/7243023f443de902cdf47828914ee6b861f380c0.jpg" text:style-name="Internet_20_link" text:visited-style-name="Visited_20_Internet_20_Link">
!(Images/AРМІЯINFORM/2023-05-05T51-00-00-04-00/7243023f443de902cdf47828914ee6b861f380c0-150x150.jpg)</text:a>
</text:p>
      <text:p text:style-name="P4">
<text:a xlink:type="simple" xlink:href="https://armyinform.com.ua/wp-content/uploads/2023/05/510ad1dbdb0b373f0d1cd4206bde6c384747287e.jpg" text:style-name="Internet_20_link" text:visited-style-name="Visited_20_Internet_20_Link">
<draw:frame draw:style-name="fr1" draw:name="Image272" text:anchor-type="as-char" svg:width="6.9236in" svg:height="6.9236in" draw:z-index="0">
<draw:image xlink:href="../Images/AРМІЯINFORM/2023-05-05T51-00-00-04-00/510ad1dbdb0b373f0d1cd4206bde6c384747287e-150x150.jpg" xlink:type="simple" xlink:show="embed" xlink:actuate="onLoad" draw:mime-type="image/jpeg"/>
</draw:frame>
</text:a>
The participants of the meeting also focused on the need for further intensification of work to meet the urgent needs of the Defense Forces of Ukraine.</text:p>
      <text:p text:style-name="P4">
News Source: <text:a xlink:type="simple" xlink:href="https://armyinform.com.ua/2023/05/05/oleksij-reznikov-zustrivsya-z-generalnym-inspektorom-bundesveru/" text:style-name="Internet_20_link" text:visited-style-name="Visited_20_Internet_20_Link">
https://armyinform.com.ua/2023/05/05/oleksij-reznikov-zustrivsya-z-generalnym-inspektorom-bundesveru/</text:a>
</text:p>
      <!--NEWS-->
      <text:h text:style-name="P10" text:outline-level="1">
<text:span text:style-name="T4">
During the day, rescuers went to eliminate the consequences of enemy shelling almost 200 times</text:span>
</text:h>
      <text:p text:style-name="P4">
Author: ['АРМІЯINFORM']</text:p>
      <text:p text:style-name="P4">
Time: 2023-05-05T52:00:00-04:00</text:p>
      <text:p text:style-name="P4">
Description: Last, 4 injuries, the holding of the Ukzvichah, the Service of Ukraine ... The war with Ukraine 2022, the war with Ukraine is the latest news today, the News War with Ukraine 2022 are the last for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fire_37885.jpg" text:style-name="Internet_20_link" text:visited-style-name="Visited_20_Internet_20_Link">
fire_37885.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73" text:anchor-type="as-char" svg:width="6.9236in" svg:height="4.351977in" draw:z-index="0">
<draw:image xlink:href="../Images/AРМІЯINFORM/2023-05-05T52-00-00-04-00/fire_37885.jpg" xlink:type="simple" xlink:show="embed" xlink:actuate="onLoad" draw:mime-type="image/jpeg"/>
</draw:frame>
Illustrative photo</text:p>
      <text:p text:style-name="P4">
During the last day, <text:span text:style-name="T4">
 May 4, </text:span>
 Divisions of the Civil Service of Ukraine of Uncertain Situations <text:span text:style-name="T4">
 182 departures </text:span>
 to eliminate the consequences of the occupants of settlements and infrastructure. 8 fires were eliminated. 215 persons were provided psychological assistance.</text:p>
      <text:p text:style-name="P4">
This is stated in <text:a xlink:type="simple" xlink:href="https://dsns.gov.ua/uk/news/nadzvicaini-podiyi/operativna-informaciia-dsns-shhodo-naslidkiv-vedennia-boiovix-dii-rosiiskoiu-federacijeiu-147" text:style-name="Internet_20_link" text:visited-style-name="Visited_20_Internet_20_Link">
message</text:a>
SES of Ukraine.</text:p>
      <text:p text:style-name="P4">
Since the beginning of large -scale aggression of Russia, the units of the SES of Ukraine made 92 748 trips to eliminate the consequences of shelling, 14,424 fires have been eliminated, 4033 persons were rescued, 212 682 persons were provided with psychological assistance.</text:p>
      <text:p text:style-name="P4">
News Source: <text:a xlink:type="simple" xlink:href="https://armyinform.com.ua/2023/05/05/za-dobu-ryatuvalnyky-majzhe-200-raziv-vyyizhdzhaly-na-likvidacziyu-naslidkiv-vorozhyh-obstriliv/" text:style-name="Internet_20_link" text:visited-style-name="Visited_20_Internet_20_Link">
https://armyinform.com.ua/2023/05/05/za-dobu-ryatuvalnyky-majzhe-200-raziv-vyyizhdzhaly-na-likvidacziyu-naslidkiv-vorozhyh-obstriliv/</text:a>
</text:p>
      <!--NEWS-->
      <text:h text:style-name="P10" text:outline-level="1">
<text:span text:style-name="T4">
In Ukraine, for the first time celebrate the Day of Specialists of Civil-Military Cooperation of the Armed Forces of Ukraine</text:span>
</text:h>
      <text:p text:style-name="P4">
Author: ['Олексій Мазепа']</text:p>
      <text:p text:style-name="P4">
Time: 2023-05-05T53:00:00-04:00</text:p>
      <text:p text:style-name="P4">
Description: 5 Tsyo Roku's injury, Vidpovly before the penalty of the head of the Zbroyni forces of Ukraine VID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1-21.jpg" text:style-name="Internet_20_link" text:visited-style-name="Visited_20_Internet_20_Link">
1-21.jpg</text:a>
', '<text:a xlink:type="simple" xlink:href="https://armyinform.com.ua/wp-content/uploads/2023/05/2-150x150.jpeg" text:style-name="Internet_20_link" text:visited-style-name="Visited_20_Internet_20_Link">
2-150x150.jpeg</text:a>
', '<text:a xlink:type="simple" xlink:href="https://armyinform.com.ua/wp-content/uploads/2023/05/3-150x150.jpeg" text:style-name="Internet_20_link" text:visited-style-name="Visited_20_Internet_20_Link">
3-150x150.jpeg</text:a>
', '<text:a xlink:type="simple" xlink:href="https://armyinform.com.ua/wp-content/uploads/2023/05/4-21-150x150.jpg" text:style-name="Internet_20_link" text:visited-style-name="Visited_20_Internet_20_Link">
4-21-150x150.jpg</text:a>
', '<text:a xlink:type="simple" xlink:href="https://armyinform.com.ua/wp-content/uploads/2023/05/5-150x150.jpeg" text:style-name="Internet_20_link" text:visited-style-name="Visited_20_Internet_20_Link">
5-150x150.jpeg</text:a>
', '<text:a xlink:type="simple" xlink:href="https://armyinform.com.ua/wp-content/uploads/2023/05/6-150x150.jpeg" text:style-name="Internet_20_link" text:visited-style-name="Visited_20_Internet_20_Link">
6-150x150.jpeg</text:a>
', '<text:a xlink:type="simple" xlink:href="https://armyinform.com.ua/wp-content/uploads/2023/05/7-150x150.jpeg" text:style-name="Internet_20_link" text:visited-style-name="Visited_20_Internet_20_Link">
7-150x150.jpeg</text:a>
', '<text:a xlink:type="simple" xlink:href="https://armyinform.com.ua/wp-content/uploads/2023/05/8-5-150x150.jpg" text:style-name="Internet_20_link" text:visited-style-name="Visited_20_Internet_20_Link">
8-5-150x150.jpg</text:a>
', '<text:a xlink:type="simple" xlink:href="https://armyinform.com.ua/wp-content/uploads/2023/05/9-5-150x150.jpg" text:style-name="Internet_20_link" text:visited-style-name="Visited_20_Internet_20_Link">
9-5-150x150.jpg</text:a>
']</text:p>
      <text:p text:style-name="P4">
Tags: ['ВТОРГНЕННЯ РФ', 'СІМІС']</text:p>
      <text:p text:style-name="P4">
Category: News</text:p>
      <!--METADATA-->
      <text:p text:style-name="P4">
<text:span text:style-name="T4">
 _ on May 5 this year, according to the order of the Commander-in-Chief of the Armed Forces of Ukraine dated 24.12.2022 No. 333, in Ukraine will be celebrated for the first time the Day of Specialist and Military Cooperation of the Armed Forces of Ukraine. About the path to this special activity of Simis correspondent Army _ </text:span>
 <text:span text:style-name="T4">
 _inform _ </text:span>
 <text:span text:style-name="T4">
 </text:span>
 _Sear of the central administration</text:p>
      <text:p text:style-name="P4">
<draw:frame draw:style-name="fr1" draw:name="Image274" text:anchor-type="as-char" svg:width="6.9236in" svg:height="4.615733in" draw:z-index="0">
<draw:image xlink:href="../Images/AРМІЯINFORM/2023-05-05T53-00-00-04-00/1-21.jpg" xlink:type="simple" xlink:show="embed" xlink:actuate="onLoad" draw:mime-type="image/jpeg"/>
</draw:frame>
In the Armed Forces of Ukraine, the decision to the pilot project from the CVS was made on May 5, 2014. His work was successfully started in the shortest possible time - a month later.</text:p>
      <text:p text:style-name="P4">
In the context of the Russian Federation, a hybrid warfare against Ukraine, civil-military cooperation has become an adequate response to novocardum. The need to establish interaction with civilian populations of state power, primarily in order to prevent obstruction(combat)actions, prompted to seek and embody a completely new in the Armed Forces of the Armed Forces of Ukraine, which is based on the experience of NATO's armed forces. The CVS, in fact, became the first in the landscaping, formed according to the standards of the North Atlantic Alliance, which has been successfully performing the tasks for years in a row.</text:p>
      <text:p text:style-name="P4">
<text:span text:style-name="T4">
 <text:span text:style-name="T5">
-If we turn to the experience of NATO member states, then the task is mostly in the territory of other states in international contingents, but we have war in our own territory .</text:span>
 </text:span>
 **</text:p>
      <text:p text:style-name="P4">
-Indeed, the main feature of the direction of civil-military cooperation of Ukraine is that they work in the territory of their state and the widespread forces and the population.</text:p>
      <text:p text:style-name="P4">
At the initial stage, for the main tasks and functions that the units of the Civil-Military Cooperation of the Armed Forces of Ukraine have been laid, the basic functions of NATO CVS were based on <text:span text:style-name="T4">
: </text:span>
 Organization of civilian-military interaction, support for troops(strength)and civilian objects, as well as relied on the experience of the United States Armed Forces. This fully corresponds to the challenges that have come to us.</text:p>
      <text:p text:style-name="P4">
An additional function, so to speak, is a national feature of search work and repatriation measures.</text:p>
      <text:p text:style-name="P4">
<text:a xlink:type="simple" xlink:href="https://armyinform.com.ua/wp-content/uploads/2023/05/2.jpeg" text:style-name="Internet_20_link" text:visited-style-name="Visited_20_Internet_20_Link">
!(Images/AРМІЯINFORM/2023-05-05T53-00-00-04-00/2-150x150.jpeg)</text:a>
</text:p>
      <text:p text:style-name="P4">
<text:a xlink:type="simple" xlink:href="https://armyinform.com.ua/wp-content/uploads/2023/05/3-scaled.jpeg" text:style-name="Internet_20_link" text:visited-style-name="Visited_20_Internet_20_Link">
<draw:frame draw:style-name="fr1" draw:name="Image275" text:anchor-type="as-char" svg:width="6.9236in" svg:height="6.9236in" draw:z-index="0">
<draw:image xlink:href="../Images/AРМІЯINFORM/2023-05-05T53-00-00-04-00/3-150x150.jpeg" xlink:type="simple" xlink:show="embed" xlink:actuate="onLoad" draw:mime-type="image/jpeg"/>
</draw:frame>
</text:a>
Assessment of the civil environment, Chernihiv, April 2022</text:p>
      <text:p text:style-name="P4">
<text:a xlink:type="simple" xlink:href="https://armyinform.com.ua/wp-content/uploads/2023/05/4-21.jpg" text:style-name="Internet_20_link" text:visited-style-name="Visited_20_Internet_20_Link">
!(Images/AРМІЯINFORM/2023-05-05T53-00-00-04-00/4-21-150x150.jpg)</text:a>
CVS servicemen during the tasks in Deo -Kupovana Gavrilivka of Beryslav district, October 2022</text:p>
      <text:p text:style-name="P4">
<text:span text:style-name="T4">
 <text:span text:style-name="T5">
— You just told about the functions of the CVS, let us dwell on them .</text:span>
 </text:span>
</text:p>
      <text:p text:style-name="P4">
-One of the main functions of the CVA in the Armed Forces is civil-military interaction, which provides for appropriate work and communication with state authorities, international non-governmental organizations and public associations of civilians.</text:p>
      <text:p text:style-name="P4">
Support for troops(strength)It is a priority function for CVD units. It is also not necessary to forget about the importance of evaluating the state of civil environment and informing commanders on the ground. This enables qualitatively predictable negative factors that can significantly affect the task with the appointments of the Armed Forces.</text:p>
      <text:p text:style-name="P4">
In turn, supporting civil entities is to minimize the negative effects of hostilities on the civilian population. From the beginner -scale invasion of the Russian Federation, the CVS units were faced with the need to provide humanitarian aid and evacuation of civilian populations(combat)actions and deoculated territories.</text:p>
      <text:p text:style-name="P4">
<text:a xlink:type="simple" xlink:href="https://armyinform.com.ua/wp-content/uploads/2023/05/5.jpeg" text:style-name="Internet_20_link" text:visited-style-name="Visited_20_Internet_20_Link">
!(Images/AРМІЯINFORM/2023-05-05T53-00-00-04-00/5-150x150.jpeg)</text:a>
</text:p>
      <text:p text:style-name="P4">
<text:a xlink:type="simple" xlink:href="https://armyinform.com.ua/wp-content/uploads/2023/05/6-scaled.jpeg" text:style-name="Internet_20_link" text:visited-style-name="Visited_20_Internet_20_Link">
<draw:frame draw:style-name="fr1" draw:name="Image276" text:anchor-type="as-char" svg:width="6.9236in" svg:height="6.9236in" draw:z-index="0">
<draw:image xlink:href="../Images/AРМІЯINFORM/2023-05-05T53-00-00-04-00/6-150x150.jpeg" xlink:type="simple" xlink:show="embed" xlink:actuate="onLoad" draw:mime-type="image/jpeg"/>
</draw:frame>
</text:a>
Coordination of the provision of the Humdog, Ivanivka, Chernihiv region, April 2022, servicemen of the CVS CVS of the General</text:p>
      <text:p text:style-name="P4">
<text:a xlink:type="simple" xlink:href="https://armyinform.com.ua/wp-content/uploads/2023/05/7.jpeg" text:style-name="Internet_20_link" text:visited-style-name="Visited_20_Internet_20_Link">
!(Images/AРМІЯINFORM/2023-05-05T53-00-00-04-00/7-150x150.jpeg)</text:a>
with. Pryshib of Donetsk region, humanitarian aid and informing the population, July 2022</text:p>
      <text:p text:style-name="P4">
<text:a xlink:type="simple" xlink:href="https://armyinform.com.ua/wp-content/uploads/2023/05/8-5.jpg" text:style-name="Internet_20_link" text:visited-style-name="Visited_20_Internet_20_Link">
!(Images/AРМІЯINFORM/2023-05-05T53-00-00-04-00/8-5-150x150.jpg)</text:a>
</text:p>
      <text:p text:style-name="P4">
<text:a xlink:type="simple" xlink:href="https://armyinform.com.ua/wp-content/uploads/2023/05/9-5.jpg" text:style-name="Internet_20_link" text:visited-style-name="Visited_20_Internet_20_Link">
<draw:frame draw:style-name="fr1" draw:name="Image277" text:anchor-type="as-char" svg:width="6.9236in" svg:height="6.9236in" draw:z-index="0">
<draw:image xlink:href="../Images/AРМІЯINFORM/2023-05-05T53-00-00-04-00/9-5-150x150.jpg" xlink:type="simple" xlink:show="embed" xlink:actuate="onLoad" draw:mime-type="image/jpeg"/>
</draw:frame>
</text:a>
Deoocuonta Lyman, October 2022, Humanitarian Aid- Since 2014, there has been an urgent need for the search and return of the bodies of the vicious Ukraine from the control of the Government of Ukraine of the territory and the occupied territories of Donetsk and Luhansk regions, and the expansion of armed aggression of the Russian Federation and from other areas where the fighting was conducted. It is a sustainable and extremely important area of work. Therefore, the Humanitarian Project of the Armed Forces of Ukraine "Evacuation 200" was started and temporary groups on transportation of the Image of the fallen soldiers were created, which was further renamed the humanitarian Project "on the shield".</text:p>
      <text:p text:style-name="P4">
Currently, the CEC of the General Staff of the Armed Forces created the management of search work and repatriation measures. This is due to the pre -suggestation of the search for the search and repatriation of missing and lacer. This activity is carried out in cooperation with expert services, law enforcement agencies and other units of security and defense forces.</text:p>
      <text:p text:style-name="P4">
It should be noted separately that only in the Armed Forces there is such specificity of work for the units of civil-military cooperation.</text:p>
      <text:p text:style-name="P4">
<text:span text:style-name="T4">
-the consequences of a large-scale invasion of the Russian Federation have demonstrated that civil-military cooperation should be considered primarily as a common function of all units of the Armed Forces of Ukraine. What has changed during this time? </text:span>
</text:p>
      <ul>
        <li>
With a large -scale invasion of the Russian Federation, the priorities of the Tasks of the CVS in the launch have changed. The experience that the CVS has gained since February 24 last year is forcing some doctrinal documents and approaches to the tasks of the USS CVS. This is primarily due to the fact that, focusing on NATO standards, we adap them to use in the territory of our country, in the conditions of reflection of the Russian -scale aggression of the Russian Federation against Ukraine.Our partners actively help us in the preparation of the personnel of the units of the CVS of the Armed Forces, which is constantly undergoing appropriate training both in Ukraine and abroad. Despite the fact that the war is ongoing, we will continue to study.</li>
      </ul>
      <text:p text:style-name="P4">
<text:span text:style-name="T4">
 - Thank you for such a meaningful conversation and on this occasion I congratulate you on your professional celebration!</text:span>
</text:p>
      <text:p text:style-name="P4">
News Source: <text:a xlink:type="simple" xlink:href="https://armyinform.com.ua/2023/05/05/v-ukrayini-vpershe-vidznachayut-den-fahivcziv-czyvilno-vijskovogo-spivrobitnycztva-zbrojnyh-syl-ukrayiny/" text:style-name="Internet_20_link" text:visited-style-name="Visited_20_Internet_20_Link">
https://armyinform.com.ua/2023/05/05/v-ukrayini-vpershe-vidznachayut-den-fahivcziv-czyvilno-vijskovogo-spivrobitnycztva-zbrojnyh-syl-ukrayiny/</text:a>
</text:p>
      <!--NEWS-->
      <text:h text:style-name="P10" text:outline-level="1">
<text:span text:style-name="T4">
The IAEA conducted a mission rotation at the Chernobyl and Rivne NPP</text:span>
</text:h>
      <text:p text:style-name="P4">
Author: ['АРМІЯINFORM']</text:p>
      <text:p text:style-name="P4">
Time: 2023-05-05T54:00:00-04:00</text:p>
      <text:p text:style-name="P4">
Description: At the Chornobilziy Tom atomic Elektrostaniye, the shit -billed shit of the Rotatsya Expertiv ... War with Ukraine 2022, the war with Ukrain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iaea.jpg" text:style-name="Internet_20_link" text:visited-style-name="Visited_20_Internet_20_Link">
iaea.jpg</text:a>
']</text:p>
      <text:p text:style-name="P4">
Tags: ['МАГАТЕ']</text:p>
      <text:p text:style-name="P4">
Category: News</text:p>
      <!--METADATA-->
      <text:p text:style-name="P4">
<draw:frame draw:style-name="fr1" draw:name="Image278" text:anchor-type="as-char" svg:width="6.9236in" svg:height="3.894525in" draw:z-index="0">
<draw:image xlink:href="../Images/AРМІЯINFORM/2023-05-05T54-00-00-04-00/iaea.jpg" xlink:type="simple" xlink:show="embed" xlink:actuate="onLoad" draw:mime-type="image/jpeg"/>
</draw:frame>
At the Chernobyl and Rivne atomic power plants, the experts of permanent monitoring missions of the International Atom Energy Agency have been rotated(IDA).</text:p>
      <text:p text:style-name="P4">
Про це <text:a xlink:type="simple" xlink:href="https://snriu.gov.ua/news/na-dsp-chornobylska-aes-ta-vp-rivnenska-aes-vidbulysia-rotatsii-personalu-postiinykh-monitorynhovykh-misii-mahate" text:style-name="Internet_20_link" text:visited-style-name="Visited_20_Internet_20_Link">
повідомила</text:a>
Press Service of the State Inspectorate of Nuclear Regulation of Ukraine(DIARD).</text:p>
      <text:p text:style-name="P4">
Згідно з повідомленням, на РАЕС до своїх обов’язків приступила шоста групаекспертів МАГАТЕ, на ЧАЕС — сьома.</text:p>
      <text:p text:style-name="P4">
Нагадаємо, на Чорнобильській, Рівненській, а також на Південноукраїнській іХмельницькій атомних станціях постійні моніторингові місії МАГАТЕ<text:a xlink:type="simple" xlink:href="https://armyinform.com.ua/2023/01/16/magate-rozshyryuye-prysutnist-v-ukrayini/" text:style-name="Internet_20_link" text:visited-style-name="Visited_20_Internet_20_Link">
розпочали</text:a>
Its activity in January 2023.</text:p>
      <text:p text:style-name="P4">
At a temporarily occupied Zaporizhzhya NPP, a permanent monitoring group <text:a xlink:type="simple" xlink:href="https://armyinform.com.ua/2022/08/29/misiya-magate-napravlyayetsya-na-zaporizku-aes/" text:style-name="Internet_20_link" text:visited-style-name="Visited_20_Internet_20_Link">
works</text:a>
Since September 2022. April 27 2023 <text:a xlink:type="simple" xlink:href="https://armyinform.com.ua/2023/05/01/zaes-provedena-rotacziya-personalu-monitoryngovoyi-misiyi-magate/" text:style-name="Internet_20_link" text:visited-style-name="Visited_20_Internet_20_Link">
took place</text:a>
Another rotation of the IAEA permanent monitoring mission at the Zaporizhzhya NPP.</text:p>
      <text:p text:style-name="P4">
News Source: <text:a xlink:type="simple" xlink:href="https://armyinform.com.ua/2023/05/05/magate-provela-rotacziyu-misij-na-chornobylskij-ta-rivnenskij-aes/" text:style-name="Internet_20_link" text:visited-style-name="Visited_20_Internet_20_Link">
https://armyinform.com.ua/2023/05/05/magate-provela-rotacziyu-misij-na-chornobylskij-ta-rivnenskij-aes/</text:a>
</text:p>
      <!--NEWS-->
      <text:h text:style-name="P10" text:outline-level="1">
<text:span text:style-name="T4">
A day from Russian shelling killed two civilians, nine ’ yat wounded</text:span>
</text:h>
      <text:p text:style-name="P4">
Author: ['АРМІЯINFORM']</text:p>
      <text:p text:style-name="P4">
Time: 2023-05-05T55:00:00-04:00</text:p>
      <text:p text:style-name="P4">
Description: For Permanu Dob Rosiyski Vіsyska, the Terito of 8 regions of Ukraine was sheltered. Last 22, war with Ukraine,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photo_5379772432224733289_y.jpg" text:style-name="Internet_20_link" text:visited-style-name="Visited_20_Internet_20_Link">
photo_5379772432224733289_y.jpg</text:a>
']</text:p>
      <text:p text:style-name="P4">
Tags: ['ОБСТРІЛИ УКРАЇНИ', 'ХАРКІВСЬКИЙ ТРИБУНАЛ']</text:p>
      <text:p text:style-name="P4">
Category: News</text:p>
      <!--METADATA-->
      <text:p text:style-name="P4">
<draw:frame draw:style-name="fr1" draw:name="Image279" text:anchor-type="as-char" svg:width="6.9236in" svg:height="4.875483in" draw:z-index="0">
<draw:image xlink:href="../Images/AРМІЯINFORM/2023-05-05T55-00-00-04-00/photo_5379772432224733289_y.jpg" xlink:type="simple" xlink:show="embed" xlink:actuate="onLoad" draw:mime-type="image/jpeg"/>
</draw:frame>
Over the past 24 hours, Russian troops fired at the territory of 8 regions of Ukraine. Two people were killed and 9 were injured.</text:p>
      <text:p text:style-name="P4">
About it <text:a xlink:type="simple" xlink:href="https://t.me/militarymediacenter/1867" text:style-name="Internet_20_link" text:visited-style-name="Visited_20_Internet_20_Link">
reports</text:a>
Military Mediacenter.</text:p>
      <text:p text:style-name="P4">
“In general from different types of weapons(mortars, tanks, artillery, RSZV, SCR, UAV, tactical aviation)147 settlements were fired, 92 infrastructure sites have been confirmed, ”the message reads.</text:p>
      <text:p text:style-name="P4">
News Source: <text:a xlink:type="simple" xlink:href="https://armyinform.com.ua/2023/05/05/za-dobu-vid-rosijskyh-obstriliv-zagynulo-dvi-czyvilni-osoby-devyat-poraneno/" text:style-name="Internet_20_link" text:visited-style-name="Visited_20_Internet_20_Link">
https://armyinform.com.ua/2023/05/05/za-dobu-vid-rosijskyh-obstriliv-zagynulo-dvi-czyvilni-osoby-devyat-poraneno/</text:a>
</text:p>
      <!--NEWS-->
      <text:h text:style-name="P10" text:outline-level="1">
<text:span text:style-name="T4">
Europol has already identified 150 people involved in crimes committed during Russian aggression against Ukraine</text:span>
</text:h>
      <text:p text:style-name="P4">
Author: ['АРМІЯINFORM']</text:p>
      <text:p text:style-name="P4">
Time: 2023-05-05T56:00:00-04:00</text:p>
      <text:p text:style-name="P4">
Description: Thrustly from Gaazi, General Prosecutor Andriy Kostin Proviv Zustych with Viconavchi ... War with Ukraine 2022, War with Ukraine La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2023-05-05_09-32-18.jpg" text:style-name="Internet_20_link" text:visited-style-name="Visited_20_Internet_20_Link">
photo_2023-05-05_09-32-18.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80" text:anchor-type="as-char" svg:width="6.9236in" svg:height="4.690181in" draw:z-index="0">
<draw:image xlink:href="../Images/AРМІЯINFORM/2023-05-05T56-00-00-04-00/photo_2023-05-05_09-32-18.jpg" xlink:type="simple" xlink:show="embed" xlink:actuate="onLoad" draw:mime-type="image/jpeg"/>
</draw:frame>
Illustrative photo</text:p>
      <text:p text:style-name="P4">
While in the Hague, Prosecutor General Andrei Kostin met the Catrin de Bollee Catherine Caren. Discussed the involvement of this law enforcement agency in the work of a joint investigative group(JIT).</text:p>
      <text:p text:style-name="P4">
Про це <text:a xlink:type="simple" xlink:href="https://t.me/pgo_gov_ua/11837" text:style-name="Internet_20_link" text:visited-style-name="Visited_20_Internet_20_Link">
повідомляє</text:a>
Office of the Prosecutor General of Ukraine.</text:p>
      <ul>
        <li>
Europol is a leader in the field of cooperation between EU law enforcement agencies. His great experience will be an invaluable help in the investigation of Russian international rays, - Andrei Kostin stressed.</li>
      </ul>
      <text:p text:style-name="P4">
Europol has already analyzed more than 7,000 photo and video files, identified 150 persons involved in crimes committed during the Russian aggression of the anti-Ukraine aggression.</text:p>
      <ul>
        <li>
We appreciate this contribution and look forward to continuing our successful work, - the Prosecutor General said.</li>
      </ul>
      <text:p text:style-name="P4">
News Source: <text:a xlink:type="simple" xlink:href="https://armyinform.com.ua/2023/05/05/yevropol-vzhe-identyfikuvav-150-osib-prychetnyh-do-zlochyniv-vchynenyh-pid-chas-rosijskoyi-agresiyi-proty-ukrayiny/" text:style-name="Internet_20_link" text:visited-style-name="Visited_20_Internet_20_Link">
https://armyinform.com.ua/2023/05/05/yevropol-vzhe-identyfikuvav-150-osib-prychetnyh-do-zlochyniv-vchynenyh-pid-chas-rosijskoyi-agresiyi-proty-ukrayiny/</text:a>
</text:p>
      <!--NEWS-->
      <text:h text:style-name="P10" text:outline-level="1">
<text:span text:style-name="T4">
US Ambassador: Gender equality and inclusivity make Ukraine stronger against Russian aggression</text:span>
</text:h>
      <text:p text:style-name="P4">
Author: ['АРМІЯINFORM']</text:p>
      <text:p text:style-name="P4">
Time: 2023-05-05T57:00:00-04:00</text:p>
      <text:p text:style-name="P4">
Description: In Ukrainian, it is possible to progress in a reached one, a member of the suspension member of the MIG Zrobity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brink-1-1.jpg" text:style-name="Internet_20_link" text:visited-style-name="Visited_20_Internet_20_Link">
brink-1-1.jpg</text:a>
']</text:p>
      <text:p text:style-name="P4">
Tags: ['БРИДЖІТ БРІНК', 'ГЕНДЕРНА РІВНІСТЬ', 'ПОСОЛ США В УКРАЇНІ', 'УКРАЇНСЬКИЙ ЖІНОЧИЙ КОНГРЕС']</text:p>
      <text:p text:style-name="P4">
Category: News</text:p>
      <!--METADATA-->
      <text:p text:style-name="P4">
<draw:frame draw:style-name="fr1" draw:name="Image281" text:anchor-type="as-char" svg:width="6.9236in" svg:height="3.894525in" draw:z-index="0">
<draw:image xlink:href="../Images/AРМІЯINFORM/2023-05-05T57-00-00-04-00/brink-1-1.jpg" xlink:type="simple" xlink:show="embed" xlink:actuate="onLoad" draw:mime-type="image/jpeg"/>
</draw:frame>
In Ukraine, progress is traced to make every member of societies contribute to peace and security.</text:p>
      <text:p text:style-name="P4">
This was during the discussion about the participation of women in the security and defense sector, which was made as part of the Ukrainian Women's Congress held in Kiev <text:a xlink:type="simple" xlink:href="https://twitter.com/USAmbKyiv/status/1654371208576528386" text:style-name="Internet_20_link" text:visited-style-name="Visited_20_Internet_20_Link">
stated</text:a>
The Ambassador Sled to Ukraine Bridget Brink.</text:p>
      <text:p text:style-name="P4">
"Gender equality and inclusive policies make Ukraine stronger Russia's anti -aggression and help bring Ukraine closer to NATO standards," Brinkk said.</text:p>
      <text:p text:style-name="P4">
We will remind, during a meeting of the Ukrainian Women's Congress of the Deputy Minister of Defense of Ukraine Anna Malyar <text:a xlink:type="simple" xlink:href="https://armyinform.com.ua/2023/05/04/sogodni-ukrayinky-mozhut-obijmaty-bud-yaki-posady-v-zbrojnyh-sylah-ukrayiny-ganna-malyar/" text:style-name="Internet_20_link" text:visited-style-name="Visited_20_Internet_20_Link">
reported</text:a>
The work is constantly working on the introduction of a gender approach to the total life of the Ukrainian army.</text:p>
      <text:p text:style-name="P4">
News Source: <text:a xlink:type="simple" xlink:href="https://armyinform.com.ua/2023/05/05/posol-ssha-genderna-rivnist-ta-inklyuzyvnist-roblyat-ukrayinu-sylnishoyu-proty-agresiyi-rf/" text:style-name="Internet_20_link" text:visited-style-name="Visited_20_Internet_20_Link">
https://armyinform.com.ua/2023/05/05/posol-ssha-genderna-rivnist-ta-inklyuzyvnist-roblyat-ukrayinu-sylnishoyu-proty-agresiyi-rf/</text:a>
</text:p>
      <!--NEWS-->
      <text:h text:style-name="P10" text:outline-level="1">
<text:span text:style-name="T4">
The law enforcement officer who tried to sell the databases of the Ukrainian military is waiting for a court</text:span>
</text:h>
      <text:p text:style-name="P4">
Author: ['АРМІЯINFORM']</text:p>
      <text:p text:style-name="P4">
Time: 2023-05-05T58:00:00-04:00</text:p>
      <text:p text:style-name="P4">
Description: The Rosasli -Divannia of the Stosno Law -School of Sumsko, Yaki, Yaki, the War with Ukraine 2022, the war with Ukraine, the latest news today, the war with Ukraine 2022, the last ones for Ukraine and Russia and when the war with Ukraine in 2022 was completed. Will it be or not, will there be a war with Ukraine in the near future, they say, the war with Ukraine, Ukraine’s news today, Ukrainian news in Ukrainian media in Russian</text:p>
      <text:p text:style-name="P4">
Images: ['<text:a xlink:type="simple" xlink:href="https://armyinform.com.ua/wp-content/uploads/2023/05/dbr.jpg" text:style-name="Internet_20_link" text:visited-style-name="Visited_20_Internet_20_Link">
dbr.jpg</text:a>
']</text:p>
      <text:p text:style-name="P4">
Tags: ['STOPRUSSIA', 'АГРЕСІЯ РФ', 'ВТОРГНЕННЯ РФ', 'ДБР', 'КОЛАБОРАНТ']</text:p>
      <text:p text:style-name="P4">
Category: News</text:p>
      <!--METADATA-->
      <text:p text:style-name="P4">
<draw:frame draw:style-name="fr1" draw:name="Image282" text:anchor-type="as-char" svg:width="6.9236in" svg:height="3.894525in" draw:z-index="0">
<draw:image xlink:href="../Images/AРМІЯINFORM/2023-05-05T58-00-00-04-00/dbr.jpg" xlink:type="simple" xlink:show="embed" xlink:actuate="onLoad" draw:mime-type="image/jpeg"/>
</draw:frame>
A pre -trial investigation into a law enforcement officer from Sumy region, who was going to sell data on the location of Ukrainian checkpoints of the Tavi units, as well as passwords at checkpoints was completed.</text:p>
      <text:p text:style-name="P4">
About it <text:a xlink:type="simple" xlink:href="https://dbr.gov.ua/news/za-materialami-dbr-suditimut-pravoohoroncya-yakij-pid-chas-vijni-hotiv-prodati-bazi-danih-ukrainskih-vijskovih" text:style-name="Internet_20_link" text:visited-style-name="Visited_20_Internet_20_Link">
reports</text:a>
DBR press service.</text:p>
      <text:p text:style-name="P4">
It was established that the attacker had access to these secret data and threatened to "help" smugglers without interruption to the Russian Federation. .</text:p>
      <text:p text:style-name="P4">
He estimated his services at 40 thousand hryvnias. According to the investigation, there were enemy special services for the equipment. Because such data could be transmitted by the Russian Federation, which often "crush" smuggling. It could have damaged our country.</text:p>
      <text:p text:style-name="P4">
In February, the intelligence service was able to prevent possible leakage of secret data. During a law enforcement officer, the law enforcement officer was detained at the time of receipt of money.</text:p>
      <text:p text:style-name="P4">
The indictment is sent to court. The man is accused of inhibited dissemination of information on weapons and placement of armed forces of Ukraine, and receiving undue benefits. The sanction of the article provides for the punishment in the form of imprisonment for a term of up to 10 years with confiscation of the maker.</text:p>
      <text:p text:style-name="P4">
The court of the person already chosen a preventive measure in the form of detention in the disappearance of bail.</text:p>
      <text:p text:style-name="P4">
News Source: <text:a xlink:type="simple" xlink:href="https://armyinform.com.ua/2023/05/05/na-pravoohoronczya-yakyj-namagavsya-prodaty-bazy-danyh-ukrayinskyh-vijskovyh-chekaye-sud/" text:style-name="Internet_20_link" text:visited-style-name="Visited_20_Internet_20_Link">
https://armyinform.com.ua/2023/05/05/na-pravoohoronczya-yakyj-namagavsya-prodaty-bazy-danyh-ukrayinskyh-vijskovyh-chekaye-sud/</text:a>
</text:p>
      <!--NEWS-->
      <text:h text:style-name="P10" text:outline-level="1">
<text:span text:style-name="T4">
Families of captive Marines met with representatives of the coordination headquarters</text:span>
</text:h>
      <text:p text:style-name="P4">
Author: ['АРМІЯINFORM']</text:p>
      <text:p text:style-name="P4">
Time: 2023-05-05T59:00:00-04:00</text:p>
      <text:p text:style-name="P4">
Description: At the coordinating headquarters, Zustinich Zustinov was the Rodinovsovsovsovsovsovsky team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bez-imeni-4.jpg" text:style-name="Internet_20_link" text:visited-style-name="Visited_20_Internet_20_Link">
bez-imeni-4.jpg</text:a>
']</text:p>
      <text:p text:style-name="P4">
Tags: ['ВІЙСЬКОВОПОЛОНЕНІ', 'КООРДИНАЦІЙНИЙ ШТАБ З ПИТАНЬ ПОВОДЖЕННЯ З ВІЙСЬКОВОПОЛОНЕНИМИ', 'МОРСЬКІ ПІХОТИНЦІ']</text:p>
      <text:p text:style-name="P4">
Category: News</text:p>
      <!--METADATA-->
      <text:p text:style-name="P4">
<draw:frame draw:style-name="fr1" draw:name="Image283" text:anchor-type="as-char" svg:width="6.9236in" svg:height="4.364711in" draw:z-index="0">
<draw:image xlink:href="../Images/AРМІЯINFORM/2023-05-05T59-00-00-04-00/bez-imeni-4.jpg" xlink:type="simple" xlink:show="embed" xlink:actuate="onLoad" draw:mime-type="image/jpeg"/>
</draw:frame>
The Coordination Headquarters met with the families of the military servicemen of the Marine Corps named after counter -admiral Mikhail Bilynsky. The name of the prisoners of prisoners and the missing persons of the Marines is responsible for the coordination headquarters.</text:p>
      <text:p text:style-name="P4">
About it <text:a xlink:type="simple" xlink:href="https://t.me/Koord_shtab/957" text:style-name="Internet_20_link" text:visited-style-name="Visited_20_Internet_20_Link">
reports</text:a>
Coordinating headquarters for the issue of prisoners of war.</text:p>
      <text:p text:style-name="P4">
Relatives complained about improper communication with military units, which was forecast through territorial centers of staffing and social support. There are a number of unresolved problems that are related, in particular, to obtaining notifications from part.</text:p>
      <text:p text:style-name="P4">
A number of issues raised during the meeting concerned the information and conditions of maintenance, as well as the health of the captive servicemen. According to the headquarters representative, the aggressor country does not provide official information on these issues. Representatives of the International Committee of the Red Cross, which is the corresponding mandate, do not have access to all places of freedom in which Russia holds our defenders.</text:p>
      <text:p text:style-name="P4">
However, the information obtained from other sources is important: photographs, requests for independent lawyers, testimony of returned from Polynia servants. It should be noted that relatives and close defenders collect a considerable amount of important information, which is processed by appropriate specialists and joined.</text:p>
      <text:p text:style-name="P4">
News Source: <text:a xlink:type="simple" xlink:href="https://armyinform.com.ua/2023/05/05/rodyny-polonenyh-morpihiv-zustrilysya-z-predstavnykamy-koordynaczijnogo-shtabu-4/" text:style-name="Internet_20_link" text:visited-style-name="Visited_20_Internet_20_Link">
https://armyinform.com.ua/2023/05/05/rodyny-polonenyh-morpihiv-zustrilysya-z-predstavnykamy-koordynaczijnogo-shtabu-4/</text:a>
</text:p>
      <!--NEWS-->
      <text:h text:style-name="P10" text:outline-level="1">
<text:span text:style-name="T4">
UP ’ Angue for 12 years: Donetsk resident transmitted information about the Armed Forces to the Russian security officers</text:span>
</text:h>
      <text:p text:style-name="P4">
Author: ['АРМІЯINFORM']</text:p>
      <text:p text:style-name="P4">
Time: 2023-05-05T60:00:00-04:00</text:p>
      <text:p text:style-name="P4">
Description: At the perіodnoye, I will become Donetskoi Poskanka, I was hung up at Mesengersi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genprokuratura-1.jpg" text:style-name="Internet_20_link" text:visited-style-name="Visited_20_Internet_20_Link">
genprokuratura-1.jpg</text:a>
']</text:p>
      <text:p text:style-name="P4">
Tags: ['STOPRUSSIA', 'КОЛАБОРАНТКА', 'ОФІС ГЕНЕРАЛЬНОГО ПРОКУРОРА УКРАЇНИ']</text:p>
      <text:p text:style-name="P4">
Category: News</text:p>
      <!--METADATA-->
      <text:p text:style-name="P4">
<draw:frame draw:style-name="fr1" draw:name="Image284" text:anchor-type="as-char" svg:width="6.9236in" svg:height="3.894525in" draw:z-index="0">
<draw:image xlink:href="../Images/AРМІЯINFORM/2023-05-05T60-00-00-04-00/genprokuratura-1.jpg" xlink:type="simple" xlink:show="embed" xlink:actuate="onLoad" draw:mime-type="image/jpeg"/>
</draw:frame>
During the period of martial law, a resident of Donetsk region communicated with Umesiegery with a personnel employee of the Main Intelligence Department of the RF Gesh. She transmitted information to him about the presence or absence of units of the Armed Forces of Ukraine in a particular place.</text:p>
      <text:p text:style-name="P4">
About it <text:a xlink:type="simple" xlink:href="https://www.gp.gov.ua/ua/posts/do-12-rokiv-uvyaznennya-zasudzeno-zinku-yaka-peredavala-spivrobitniku-genstabu-rf-dani-pro-zsu" text:style-name="Internet_20_link" text:visited-style-name="Visited_20_Internet_20_Link">
reported</text:a>
The press service of the Office of the Prosecutor General of Ukraine.</text:p>
      <text:p text:style-name="P4">
The woman sent the enemy data on the operational and tactical actions of the Armed Forces and measures of engineering.</text:p>
      <text:p text:style-name="P4">
The collaborator also provided videos caused by the shelling of the Russian Federation, and the places of hidden shells. Thus, it was to adjust the fire to the military aggressor countries and assisted them in conducting the actions against the Armed Forces of Ukraine.</text:p>
      <text:p text:style-name="P4">
The resident of Donetsk region is found guilty of collaboration. She was sentenced to 12 years in prison with confiscation of property.</text:p>
      <text:p text:style-name="P4">
Prior to the entry into force, it will be in custody.</text:p>
      <text:p text:style-name="P4">
News Source: <text:a xlink:type="simple" xlink:href="https://armyinform.com.ua/2023/05/05/uvyaznena-na-12-rokiv-meshkanka-donechchyny-peredavala-rosijskym-sylovykam-informacziyu-pro-zsu/" text:style-name="Internet_20_link" text:visited-style-name="Visited_20_Internet_20_Link">
https://armyinform.com.ua/2023/05/05/uvyaznena-na-12-rokiv-meshkanka-donechchyny-peredavala-rosijskym-sylovykam-informacziyu-pro-zsu/</text:a>
</text:p>
      <!--NEWS-->
      <text:h text:style-name="P10" text:outline-level="1">
<text:span text:style-name="T4">
Ukraine has returned the bodies of another 80 dead defenders</text:span>
</text:h>
      <text:p text:style-name="P4">
Author: ['АРМІЯINFORM']</text:p>
      <text:p text:style-name="P4">
Time: 2023-05-05T61:00:00-04:00</text:p>
      <text:p text:style-name="P4">
Description: Sogodnі, 5 injury, it was in time to turn to the Dodoma TIL 80 Polegs Zakhisnikiv. TILS of our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2/08/d11b886f28ab5513b9118baeabde0279495c5cda.jpg" text:style-name="Internet_20_link" text:visited-style-name="Visited_20_Internet_20_Link">
d11b886f28ab5513b9118baeabde0279495c5cda.jpg</text:a>
']</text:p>
      <text:p text:style-name="P4">
Tags: ['МІНРЕІНТЕГРАЦІЇ', 'ПОВЕРНЕННЯ ТІЛ ЗАХИСНИКІВ']</text:p>
      <text:p text:style-name="P4">
Category: News</text:p>
      <!--METADATA-->
      <text:p text:style-name="P4">
<draw:frame draw:style-name="fr1" draw:name="Image285" text:anchor-type="as-char" svg:width="6.9236in" svg:height="3.894525in" draw:z-index="0">
<draw:image xlink:href="../Images/AРМІЯINFORM/2023-05-05T61-00-00-04-00/d11b886f28ab5513b9118baeabde0279495c5cda.jpg" xlink:type="simple" xlink:show="embed" xlink:actuate="onLoad" draw:mime-type="image/jpeg"/>
</draw:frame>
Today, May 5, it was possible to return home the body of 80 fallen defenders. Tilan military will be handed over to their families for a worthy burial.</text:p>
      <text:p text:style-name="P4">
About this <text:a xlink:type="simple" xlink:href="https://minre.gov.ua/2023/05/05/ukrayina-povernula-tila-shhe-80-zagyblyh-oboroncziv/" text:style-name="Internet_20_link" text:visited-style-name="Visited_20_Internet_20_Link">
informs</text:a>
Ministry of Reintegration.</text:p>
      <text:p text:style-name="P4">
The transfer of bodies from the temporarily occupied territories of Ukraine took place with the assistance of the commissioner from the missing persons in the Ministry of Reintegration in cooperation of by post -strength structures.</text:p>
      <text:p text:style-name="P4">
It is noted that the transfer of the bodies of the dead military is carried out in accordance with the donor of the Geneva Conventions.</text:p>
      <text:p text:style-name="P4">
We remind you that the hotline of the Ombudsman is working: 0 800 339247. You can also report the missing personally by phone:(099)792-01-26. On weekends you can send a message to Viber and Telegram Nanomer:(095)896-04-21.</text:p>
      <text:p text:style-name="P4">
News Source: <text:a xlink:type="simple" xlink:href="https://armyinform.com.ua/2023/05/05/ukrayina-povernula-tila-shhe-80-zagyblyh-oboroncziv/" text:style-name="Internet_20_link" text:visited-style-name="Visited_20_Internet_20_Link">
https://armyinform.com.ua/2023/05/05/ukrayina-povernula-tila-shhe-80-zagyblyh-oboroncziv/</text:a>
</text:p>
      <!--NEWS-->
      <text:h text:style-name="P10" text:outline-level="1">
<text:span text:style-name="T4">
Through the United24 platform, the world's first naval drones - President</text:span>
</text:h>
      <text:p text:style-name="P4">
Author: ['АРМІЯINFORM']</text:p>
      <text:p text:style-name="P4">
Time: 2023-05-05T62:00:00-04:00</text:p>
      <text:p text:style-name="P4">
Description: Through United24, our regional residence of people at Subnad Sobste is pidrino.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screenshot_3-5.jpg" text:style-name="Internet_20_link" text:visited-style-name="Visited_20_Internet_20_Link">
screenshot_3-5.jpg</text:a>
']</text:p>
      <text:p text:style-name="P4">
Tags: ['ВОЛОДИМИР ЗЕЛЕНСЬКИЙ', 'ПЛАТФОРМА UNITED24']</text:p>
      <text:p text:style-name="P4">
Category: News</text:p>
      <!--METADATA-->
      <text:p text:style-name="P4">
<draw:frame draw:style-name="fr1" draw:name="Image286" text:anchor-type="as-char" svg:width="6.9236in" svg:height="3.854137in" draw:z-index="0">
<draw:image xlink:href="../Images/AРМІЯINFORM/2023-05-05T62-00-00-04-00/screenshot_3-5.jpg" xlink:type="simple" xlink:show="embed" xlink:actuate="onLoad" draw:mime-type="image/jpeg"/>
</draw:frame>
Through United24, our country is supported by millions of people in more than a hundred countries.</text:p>
      <text:p text:style-name="P4">
About it <text:a xlink:type="simple" xlink:href="https://t.me/V_Zelenskiy_official/6125" text:style-name="Internet_20_link" text:visited-style-name="Visited_20_Internet_20_Link">
reported</text:a>
President of Ukraine Volodymyr Zelensky in telegrams.</text:p>
      <text:p text:style-name="P4">
“For the funds accumulated through the platform, the profile ministries purchased 176 ambulances, as well as hundreds of units of medical equipment and ammunition for Ukrainian defenders, the first in Ukraine the car for mine The first in the world of the Fleet's drones, ”the head of state wrote.</text:p>
      <text:p text:style-name="P4">
The President thanked all the platform donors, whose contributions are rescued, returning the pelvic protection of life and bringing the victory of Ukraine.</text:p>
      <text:p text:style-name="P4">
News Source: <text:a xlink:type="simple" xlink:href="https://armyinform.com.ua/2023/05/05/cherez-platformu-united24-zapochatkovanyj-pershyj-u-sviti-flot-morskyh-droniv-prezydent/" text:style-name="Internet_20_link" text:visited-style-name="Visited_20_Internet_20_Link">
https://armyinform.com.ua/2023/05/05/cherez-platformu-united24-zapochatkovanyj-pershyj-u-sviti-flot-morskyh-droniv-prezydent/</text:a>
</text:p>
      <!--NEWS-->
      <text:h text:style-name="P10" text:outline-level="1">
<text:span text:style-name="T4">
Office of the Prosecutor General of Ukraine: More than 17,000 crimes against National Security have been documented</text:span>
</text:h>
      <text:p text:style-name="P4">
Author: ['АРМІЯINFORM']</text:p>
      <text:p text:style-name="P4">
Time: 2023-05-05T63: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arcrime-05052023ua.jpg" text:style-name="Internet_20_link" text:visited-style-name="Visited_20_Internet_20_Link">
warcrime-05052023ua.jpg</text:a>
', '<text:a xlink:type="simple" xlink:href="https://armyinform.com.ua/wp-content/uploads/2023/05/warcrime-05052023en.jpg" text:style-name="Internet_20_link" text:visited-style-name="Visited_20_Internet_20_Link">
warcrime-05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87" text:anchor-type="as-char" svg:width="6.9236in" svg:height="4.448413in" draw:z-index="0">
<draw:image xlink:href="../Images/AРМІЯINFORM/2023-05-05T63-00-00-04-00/warcrime-0505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May 5 </text:span>
 Registered:</text:p>
      <ul>
        <li>
84 764 Military Crimes, * 17 071 Crime against National Security of Ukraine.</li>
      </ul>
      <text:p text:style-name="P4">
In addition, according to official data of juvenile prosecutors, <text:span text:style-name="T4">
 1441 the child has become </text:span>
 due to aggression of the Russian Federation, including:</text:p>
      <ul>
        <li>
478 - children were killed, * 963 - the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88" text:anchor-type="as-char" svg:width="6.9236in" svg:height="4.448413in" draw:z-index="0">
<draw:image xlink:href="../Images/AРМІЯINFORM/2023-05-05T63-00-00-04-00/warcrime-05052023en.jpg" xlink:type="simple" xlink:show="embed" xlink:actuate="onLoad" draw:mime-type="image/jpeg"/>
</draw:frame>
</text:p>
      <text:p text:style-name="P4">
News Source: <text:a xlink:type="simple" xlink:href="https://armyinform.com.ua/2023/05/05/ofis-genprokurora-ukrayiny-zadokumentovano-ponad-17-tysyach-zlochyniv-proty-naczbezpeky-3/" text:style-name="Internet_20_link" text:visited-style-name="Visited_20_Internet_20_Link">
https://armyinform.com.ua/2023/05/05/ofis-genprokurora-ukrayiny-zadokumentovano-ponad-17-tysyach-zlochyniv-proty-naczbezpeky-3/</text:a>
</text:p>
      <!--NEWS-->
      <text:h text:style-name="P10" text:outline-level="1">
<text:span text:style-name="T4">
Ombudsman's weekly sends inquiries for missing missing - Coordination Headquarters</text:span>
</text:h>
      <text:p text:style-name="P4">
Author: ['АРМІЯINFORM']</text:p>
      <text:p text:style-name="P4">
Time: 2023-05-05T64:00:00-04:00</text:p>
      <text:p text:style-name="P4">
Description: At the coordinating headquarters, Zustinich Zustinch was nyskovo service of Smremo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bez-imeni-5.jpg" text:style-name="Internet_20_link" text:visited-style-name="Visited_20_Internet_20_Link">
bez-imeni-5.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89" text:anchor-type="as-char" svg:width="6.9236in" svg:height="4.579101in" draw:z-index="0">
<draw:image xlink:href="../Images/AРМІЯINFORM/2023-05-05T64-00-00-04-00/bez-imeni-5.jpg" xlink:type="simple" xlink:show="embed" xlink:actuate="onLoad" draw:mime-type="image/jpeg"/>
</draw:frame>
The coordination headquarters met with families of servicemen of the individual assault brigade, during which the representative of the Office of the Authorized Sensory Council on Human Rights emphasized that every week the Ukrainian Ombudsman was sending requests to the Russian regarding missing, but the answers are not held.</text:p>
      <text:p text:style-name="P4">
About it <text:a xlink:type="simple" xlink:href="https://t.me/Koord_shtab/958" text:style-name="Internet_20_link" text:visited-style-name="Visited_20_Internet_20_Link">
reports</text:a>
Coordinating headquarters for the issue of prisoners of war.</text:p>
      <text:p text:style-name="P4">
In addition, they discussed the collection of prisoners and missing information: the headquarters of the accounting amount of information, including from open sources. Much data is given from relatives.</text:p>
      <text:p text:style-name="P4">
When relatives receive new data about their defenders and defenders, they should be sent to the following institutions:</text:p>
      <ul>
        <li>
National Information Bureau, * Coordination Headquarters, * SBU(The combined center), * National Police(to the investigator who is dealing).</li>
      </ul>
      <text:p text:style-name="P4">
Як зауважив представник військової частини, не завжди свідчення побратимів услужбовому розслідуванні можуть бути достовірними:</text:p>
      <text:p text:style-name="P4">
«Через стрес і контузії хлопці можуть сприймати події на полі бою по-різному.Буває, що тих, кого вважали загиблими, потім знаходять в полоні. Був випадок,коли побратими думали, що в хлопця поранення шиї і він загинув. А потімвиявилося, що в нього на шиї й подряпини не було. Просто побратим торкнувсяпораненою рукою. Хлопець виявився живим».</text:p>
      <text:p text:style-name="P4">
News Source: <text:a xlink:type="simple" xlink:href="https://armyinform.com.ua/2023/05/05/shhotyzhnya-ombudsman-nadsylaye-zapyty-rf-shhodo-znyklyh-bezvisty-koordynaczijnyj-shtab/" text:style-name="Internet_20_link" text:visited-style-name="Visited_20_Internet_20_Link">
https://armyinform.com.ua/2023/05/05/shhotyzhnya-ombudsman-nadsylaye-zapyty-rf-shhodo-znyklyh-bezvisty-koordynaczijnyj-shtab/</text:a>
</text:p>
      <!--NEWS-->
      <text:h text:style-name="P10" text:outline-level="1">
<text:span text:style-name="T4">
This morning Rushists attacked Sumy region by managed flights twice</text:span>
</text:h>
      <text:p text:style-name="P4">
Author: ['АРМІЯINFORM']</text:p>
      <text:p text:style-name="P4">
Time: 2023-05-05T65:00:00-04:00</text:p>
      <text:p text:style-name="P4">
Description: About CED DOIMAL ok "Pivnich" on his own company Storinzi at social Merezhi Facebook.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original.jpg" text:style-name="Internet_20_link" text:visited-style-name="Visited_20_Internet_20_Link">
original.jpg</text:a>
']</text:p>
      <text:p text:style-name="P4">
Tags: ['STOPRUSSIA', 'АГРЕСІЯ РФ', 'ВІЙНА', 'ВТОРГНЕННЯ РФ', 'ОК «ПІВНІЧ»']</text:p>
      <text:p text:style-name="P4">
Category: News</text:p>
      <!--METADATA-->
      <text:p text:style-name="P4">
<draw:frame draw:style-name="fr1" draw:name="Image290" text:anchor-type="as-char" svg:width="6.9236in" svg:height="4.446249in" draw:z-index="0">
<draw:image xlink:href="../Images/AРМІЯINFORM/2023-05-05T65-00-00-04-00/original.jpg" xlink:type="simple" xlink:show="embed" xlink:actuate="onLoad" draw:mime-type="image/jpeg"/>
</draw:frame>
Illustrative photo</text:p>
      <text:p text:style-name="P4">
About it <text:a xlink:type="simple" xlink:href="https://www.facebook.com/kommander.nord/posts/pfbid02zthay52i2Psu129eJkvuFKuCXrPxskFUG1PT8xANxARUqKDZTBT5fcbgMVZ6hjaHl" text:style-name="Internet_20_link" text:visited-style-name="Visited_20_Internet_20_Link">
reports</text:a>
OK North on its official Facebook social network.</text:p>
      <text:p text:style-name="P4">
<text:span text:style-name="T4">
 As of 12:00 on May 5 </text:span>
 Russian troops fired 2 times the borderline region.</text:p>
      <text:p text:style-name="P4">
<text:span text:style-name="T4">
 About 09:40 5 parishes have been recorded </text:span>
, probably unmanageable flip -duty flurry, by N.P. Znob-Trubchevskoye. There was no information about the loss of the local population of civil infrastructure.</text:p>
      <text:p text:style-name="P4">
<text:span text:style-name="T4">
 At about 09:30, 4 arrivals have been recorded </text:span>
, probably unmanageable, aircraft of the rings, in the area of NP Buchka. There was no information about the loss of the local population of civil infrastructure.</text:p>
      <text:p text:style-name="P4">
News Source: <text:a xlink:type="simple" xlink:href="https://armyinform.com.ua/2023/05/05/sogodni-vranczi-rashysty-dvichi-atakuvaly-sumshhynu-kerovanymy-aviaraketamy/" text:style-name="Internet_20_link" text:visited-style-name="Visited_20_Internet_20_Link">
https://armyinform.com.ua/2023/05/05/sogodni-vranczi-rashysty-dvichi-atakuvaly-sumshhynu-kerovanymy-aviaraketamy/</text:a>
</text:p>
      <!--NEWS-->
      <text:h text:style-name="P10" text:outline-level="1">
<text:span text:style-name="T4">
The enemy is struggling to take Bakhmut under control by May 9</text:span>
</text:h>
      <text:p text:style-name="P4">
Author: ['АРМІЯINFORM']</text:p>
      <text:p text:style-name="P4">
Time: 2023-05-05T66:00:00-04:00</text:p>
      <text:p text:style-name="P4">
Description: About Tse Writing at his telegram-channel, the intercessor of the defense of Ukraine, Ukrainian Ganna Marlar.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bahmut-2.jpg" text:style-name="Internet_20_link" text:visited-style-name="Visited_20_Internet_20_Link">
bahmut-2.jpg</text:a>
']</text:p>
      <text:p text:style-name="P4">
Tags: ['STOPRUSSIA', 'АГРЕСІЯ РФ', 'БАХМУТ', 'ВІЙНА', 'ВТОРГНЕННЯ РФ', 'ГАННА МАЛЯР']</text:p>
      <text:p text:style-name="P4">
Category: News</text:p>
      <!--METADATA-->
      <text:p text:style-name="P4">
<draw:frame draw:style-name="fr1" draw:name="Image291" text:anchor-type="as-char" svg:width="6.9236in" svg:height="4.609964in" draw:z-index="0">
<draw:image xlink:href="../Images/AРМІЯINFORM/2023-05-05T66-00-00-04-00/bahmut-2.jpg" xlink:type="simple" xlink:show="embed" xlink:actuate="onLoad" draw:mime-type="image/jpeg"/>
</draw:frame>
About it <text:a xlink:type="simple" xlink:href="https://t.me/annamaliar/703" text:style-name="Internet_20_link" text:visited-style-name="Visited_20_Internet_20_Link">
writes</text:a>
In her Telegram-channel of the Deputy Defense Minister of Ukraine Anna Malyar.</text:p>
      <text:p text:style-name="P4">
In order to perform this task, they pull the Wagnerists from other areas to gaming their assault detachments, which are now fighting on the Bakhmut Napryamka.</text:p>
      <text:p text:style-name="P4">
Our fighters do not allow the enemy to break through the defense.</text:p>
      <text:p text:style-name="P4">
In addition, the fire of Ukrainian artillery destroyed the storage of the Wagnets.</text:p>
      <text:p text:style-name="P4">
News Source: <text:a xlink:type="simple" xlink:href="https://armyinform.com.ua/2023/05/05/vorog-z-usih-syl-namagayetsya-vzyaty-bahmut-pid-kontrol-do-9-travnya/" text:style-name="Internet_20_link" text:visited-style-name="Visited_20_Internet_20_Link">
https://armyinform.com.ua/2023/05/05/vorog-z-usih-syl-namagayetsya-vzyaty-bahmut-pid-kontrol-do-9-travnya/</text:a>
</text:p>
      <!--NEWS-->
      <text:h text:style-name="P10" text:outline-level="1">
<text:span text:style-name="T4">
A typical Russian prisoner went for the sake of "stability" and "opportunities to advance"</text:span>
</text:h>
      <text:p text:style-name="P4">
Author: ['АРМІЯINFORM']</text:p>
      <text:p text:style-name="P4">
Time: 2023-05-05T67:00:00-04:00</text:p>
      <text:p text:style-name="P4">
Description: About Tse Doldomlya Gur MOU. The representation of the head management of the RosVIKI MINIKITY ... The war with Ukraine 2022, the war with Ukraine is the latest news today, the News War with Ukraine 2022 is the last for today, will there be a war between Ukraine and Russia and when, there will be a war with Ukraine in 2022,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3/05/20230505-02.jpeg" text:style-name="Internet_20_link" text:visited-style-name="Visited_20_Internet_20_Link">
20230505-02.jpeg</text:a>
']</text:p>
      <text:p text:style-name="P4">
Tags: ['STOPRUSSIA', 'АГРЕСІЯ РФ', 'ВІЙНА', 'ВТОРГНЕННЯ РФ', 'ГУР МО УКРАЇНИ', 'ГУР МОУ']</text:p>
      <text:p text:style-name="P4">
Category: News</text:p>
      <!--METADATA-->
      <text:p text:style-name="P4">
<draw:frame draw:style-name="fr1" draw:name="Image292" text:anchor-type="as-char" svg:width="6.9236in" svg:height="4.330592in" draw:z-index="0">
<draw:image xlink:href="../Images/AРМІЯINFORM/2023-05-05T67-00-00-04-00/20230505-02.jpeg" xlink:type="simple" xlink:show="embed" xlink:actuate="onLoad" draw:mime-type="image/jpeg"/>
</draw:frame>
About it <text:a xlink:type="simple" xlink:href="https://gur.gov.ua/content/typovyi-rosiiskyi-polonenyi-voiuvaty-pishov-zarady-stabilnosti-ta-mozhlyvosti-prosunutysia.html" text:style-name="Internet_20_link" text:visited-style-name="Visited_20_Internet_20_Link">
reports</text:a>
GUR MOU.</text:p>
      <text:p text:style-name="P4">
The representative of the Main Directorate of Intelligence of the Ministry of Defense of Ukraine Andriyyusov presented the experimental first sociological study of Russian -wave -in -law, conducted by the coordination headquarters within the framework of the project "Wanter".</text:p>
      <text:p text:style-name="P4">
“To understand more about who is the average occupier who his social portrait, his motives. As he sees and perceives the world and reality. And in the end, which actually prompts him, ”Andrei Yusov said, adding that the study was conducted in April 2023.</text:p>
      <text:p text:style-name="P4">
According to the research, representatives of all regions of Russia are involved in hostilities against Ukraine, as well as illegally mobilized in the temporary -corresponding territories of ORDLO and Crimea and contractors of the so -called "People's Militia of the LNR".</text:p>
      <text:p text:style-name="P4">
40% of respondents noted that they were captured voluntarily, which is evidenced by the prostitute moral spirit of the enemy.</text:p>
      <text:p text:style-name="P4">
80% of Russian prisoners of war are dissatisfied with the orders of their leadership, more than 50% say that in the event of retreat, the commanders will retreat and leave the personnel.</text:p>
      <text:p text:style-name="P4">
With regard to the motivation of the invaders, the strongest factor that stimulated them to fight against Ukraine 54.8% of the captives of the Russians called "the desire of vitality", and 35.9% of Russians motivated "the opportunity to advance in their lives."</text:p>
      <text:p text:style-name="P4">
It is emphasized that they did not find support from the respondents of such assertion - "the desire to take revenge for comrades" and "the desire to be professional".</text:p>
      <text:p text:style-name="P4">
60% of those surveyed by assessing the personal qualities of their commanders on a five -point scale, they put them the lowest rating - 1. Only 1.3% of respondents were assessed 5.</text:p>
      <text:p text:style-name="P4">
Only 17% of Russian prisoners of war stated that they were fully provided with a bottleneck and only 6% said they could count on the support of other units.</text:p>
      <text:p text:style-name="P4">
According to the study, the main source of information in the Russian army is the conversations of the city and calls home. These sources of information are most trusting, while only 20% of respondents trust television.</text:p>
      <text:p text:style-name="P4">
News Source: <text:a xlink:type="simple" xlink:href="https://armyinform.com.ua/2023/05/05/typovyj-rosijskyj-polonenyj-voyuvaty-pishov-zarady-stabilnosti-ta-mozhlyvosti-prosunutysya/" text:style-name="Internet_20_link" text:visited-style-name="Visited_20_Internet_20_Link">
https://armyinform.com.ua/2023/05/05/typovyj-rosijskyj-polonenyj-voyuvaty-pishov-zarady-stabilnosti-ta-mozhlyvosti-prosunutysya/</text:a>
</text:p>
      <!--NEWS-->
      <text:h text:style-name="P10" text:outline-level="1">
<text:span text:style-name="T4">
In eastern Ukraine detained Russian agents who "hunted" on Himars</text:span>
</text:h>
      <text:p text:style-name="P4">
Author: ['АРМІЯINFORM']</text:p>
      <text:p text:style-name="P4">
Time: 2023-05-05T68:00:00-04:00</text:p>
      <text:p text:style-name="P4">
Description: The cides of the member of the fragmented agent of the FSB, the Yaki, were drawn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129334245c79680a766fb7841d8e29e5.jpg" text:style-name="Internet_20_link" text:visited-style-name="Visited_20_Internet_20_Link">
129334245c79680a766fb7841d8e29e5.jpg</text:a>
']</text:p>
      <text:p text:style-name="P4">
Tags: ['STOPRUSSIA', 'АГРЕСІЯ РФ', 'ВТОРГНЕННЯ РФ', 'СБУ']</text:p>
      <text:p text:style-name="P4">
Category: News</text:p>
      <!--METADATA-->
      <text:p text:style-name="P4">
<draw:frame draw:style-name="fr1" draw:name="Image293" text:anchor-type="as-char" svg:width="6.9236in" svg:height="4.615733in" draw:z-index="0">
<draw:image xlink:href="../Images/AРМІЯINFORM/2023-05-05T68-00-00-04-00/129334245c79680a766fb7841d8e29e5.jpg" xlink:type="simple" xlink:show="embed" xlink:actuate="onLoad" draw:mime-type="image/jpeg"/>
</draw:frame>
Two more participants of the extended agent network of the FSB were detained, who conducted exploration and subversive activities in the frontal areas of Donetsk region.</text:p>
      <text:p text:style-name="P4">
Five of their accomplices were detained during the Ukrainian intelligence service in December 2022 and early spring of this year.</text:p>
      <text:p text:style-name="P4">
This time it was possible to detain agents who were collecting intelligence on the location and moving of units of defense forces in the Kramatorsk district.</text:p>
      <text:p text:style-name="P4">
First of all, they tried to identify the combat positions of HIMARS artillery systems and to pass the corresponding coordinates of the aggressor.</text:p>
      <text:p text:style-name="P4">
The SBU staff exposed in a timely manner, documented criminal acts and delayed malefactors during their hostile task.</text:p>
      <text:p text:style-name="P4">
According to the investigation, the defendants are two residents of Donetsk and Kharkiv region, whom the Russian intelligence service remotely recruited at the beginning of a full -scale invasion.</text:p>
      <text:p text:style-name="P4">
They supported communication with the invaders through their relatives who lives and are in touch with the FSB staff.</text:p>
      <text:p text:style-name="P4">
In searches at the places of residence of the detainees, mobile phones and other material evidence of illegal activity were found.</text:p>
      <text:p text:style-name="P4">
On the basis of the evidence collected, investigators of the Security Service informed both of those who defendants about the suspicion of a state treason committed in martial law.</text:p>
      <text:p text:style-name="P4">
They are now in custody.</text:p>
      <text:p text:style-name="P4">
<text:span text:style-name="T4">
 Source: </text:span>
 <text:a xlink:type="simple" xlink:href="https://ssu.gov.ua/novyny/sbu-zatrymala-na-skhodi-ukrainy-rosiiskykh-ahentiv-yaki-poliuvaly-na-himars" text:style-name="Internet_20_link" text:visited-style-name="Visited_20_Internet_20_Link">
<text:span text:style-name="T5">
SBU</text:span>
</text:a>
</text:p>
      <text:p text:style-name="P4">
News Source: <text:a xlink:type="simple" xlink:href="https://armyinform.com.ua/2023/05/05/na-shodi-ukrayiny-zatrymaly-rosijskyh-agentiv-yaki-polyuvaly-na-himars/" text:style-name="Internet_20_link" text:visited-style-name="Visited_20_Internet_20_Link">
https://armyinform.com.ua/2023/05/05/na-shodi-ukrayiny-zatrymaly-rosijskyh-agentiv-yaki-polyuvaly-na-himars/</text:a>
</text:p>
      <!--NEWS-->
      <text:h text:style-name="P10" text:outline-level="1">
<text:span text:style-name="T4">
Wagner's exit statement from Bakhmut can be a military cunning - Petro Chernik</text:span>
</text:h>
      <text:p text:style-name="P4">
Author: ['АРМІЯINFORM']</text:p>
      <text:p text:style-name="P4">
Time: 2023-05-05T69:00:00-04:00</text:p>
      <text:p text:style-name="P4">
Description: The Commentary of the Military Media Center was allowed to VISHISKOVY Analiki Colonel ... War with Ukraine 2022, War with Ukraine Latest News Today, News War with Ukraine 2022 Last today, there will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chernyk.jpg" text:style-name="Internet_20_link" text:visited-style-name="Visited_20_Internet_20_Link">
chernyk.jpg</text:a>
']</text:p>
      <text:p text:style-name="P4">
Tags: ['STOPRUSSIA', 'БАХМУТСЬКИЙ НАПРЯМОК', 'ВТОРГНЕННЯ РФ', 'ПЕТРО ЧЕРНИК']</text:p>
      <text:p text:style-name="P4">
Category: News</text:p>
      <!--METADATA-->
      <text:p text:style-name="P4">
<draw:frame draw:style-name="fr1" draw:name="Image294" text:anchor-type="as-char" svg:width="6.9236in" svg:height="3.894525in" draw:z-index="0">
<draw:image xlink:href="../Images/AРМІЯINFORM/2023-05-05T69-00-00-04-00/chernyk.jpg" xlink:type="simple" xlink:show="embed" xlink:actuate="onLoad" draw:mime-type="image/jpeg"/>
</draw:frame>
This is the assumption in the comment <text:a xlink:type="simple" xlink:href="https://t.me/militarymediacenter/1870" text:style-name="Internet_20_link" text:visited-style-name="Visited_20_Internet_20_Link">
Military Mediacenter</text:a>
Petro Chernyk, a military analyst, expressed his military analyst.</text:p>
      <text:p text:style-name="P4">
On Friday, businessman Prigozhin approached Putin that his Privacy Wagner company would leave Bakhmut since May 10 due to Russia's release, to give them a sufficient amount of ammunition. However, Petro Chernivtsi believes that this statement is "likely" is an imitation of the weakness of the enemy - a widespread phenomenon in combat over the centuries.</text:p>
      <text:p text:style-name="P4">
According to the analyst, often one of the sides of the confrontation tries to show the weaker than lures the enemy that is not ready for combat.</text:p>
      <text:p text:style-name="P4">
"There can be a thin Satan's detail that they are allegedly departing, we will be pity for some counter -offensive actions, and in fact, no one is nowhere to do," Petro Chernik said. - I do not believe the Russians as such, it is necessary for them to be careful about everything they say. Is there an exacerbation of a shoe between shoe(Minister of Defense of Russia)And the priest? Definitely. Alev part of the Russo-Ukrainian War they are absolutely all the same. ”</text:p>
      <text:p text:style-name="P4">
Bakhmut, together with other cities of Donetsk region - Marinka and Avdiivka - is an epicenter of the enemy offensive actions.</text:p>
      <text:p text:style-name="P4">
At the same time, according to the available information, the offensive from the Northern Prats, from the territory of Belarus is unlikely. However, the threat of massive rocket strokes on civil and military infrastructure of Ukraine is maintained.</text:p>
      <text:p text:style-name="P4">
News Source: <text:a xlink:type="simple" xlink:href="https://armyinform.com.ua/2023/05/05/zayava-pro-vyhid-vagnera-z-bahmuta-mozhe-buty-vijskovoyu-hytristyu-petro-chernyk/" text:style-name="Internet_20_link" text:visited-style-name="Visited_20_Internet_20_Link">
https://armyinform.com.ua/2023/05/05/zayava-pro-vyhid-vagnera-z-bahmuta-mozhe-buty-vijskovoyu-hytristyu-petro-chernyk/</text:a>
</text:p>
      <!--NEWS-->
      <text:h text:style-name="P10" text:outline-level="1">
<text:span text:style-name="T4">
For treatment abroad evacuated Ukrainian and civilian</text:span>
</text:h>
      <text:p text:style-name="P4">
Author: ['АРМІЯINFORM']</text:p>
      <text:p text:style-name="P4">
Time: 2023-05-05T70:00:00-04:00</text:p>
      <text:p text:style-name="P4">
Description: The SPIVPRATSISITITION OF HEALLY OF HEALLY OF THE OF THE OF THE INVROPEICOSICA, And such as ... War with Ukraine 2022, War with Ukraine latest news today, News War with Ukraine 2022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medychna-evakuacziya.jpg" text:style-name="Internet_20_link" text:visited-style-name="Visited_20_Internet_20_Link">
medychna-evakuacziya.jpg</text:a>
']</text:p>
      <text:p text:style-name="P4">
Tags: ['АГРЕСІЯ РФ', 'ЕВАКУАЦІЯ ПОРАНЕНИХ', 'МІНІСТЕРСТВО ОХОРОНИ ЗДОРОВ’Я УКРАЇНИ']</text:p>
      <text:p text:style-name="P4">
Category: News</text:p>
      <!--METADATA-->
      <text:p text:style-name="P4">
<draw:frame draw:style-name="fr1" draw:name="Image295" text:anchor-type="as-char" svg:width="6.9236in" svg:height="3.894525in" draw:z-index="0">
<draw:image xlink:href="../Images/AРМІЯINFORM/2023-05-05T70-00-00-04-00/medychna-evakuacziya.jpg" xlink:type="simple" xlink:show="embed" xlink:actuate="onLoad" draw:mime-type="image/jpeg"/>
</draw:frame>
In the cooperation of the Ministry of Health of Ukraine and the European Commission, as well as the active assistance of regional military administrations and medical institutions, with the support of the State Border Guard Service of Ukraine and the State Migration Service of Ukraine, medical transportation of affected Ukrainians abroad was carried out.</text:p>
      <text:p text:style-name="P4">
About it <text:a xlink:type="simple" xlink:href="https://www.kmu.gov.ua/news/moz-razom-z-ievrokomisiieiu-orhanizuvaly-shche-odyn-evakuatsiinyi-reis-dlia-poriatunku-postrazhdalykh-ukraintsiv" text:style-name="Internet_20_link" text:visited-style-name="Visited_20_Internet_20_Link">
reports</text:a>
Government portal.</text:p>
      <text:p text:style-name="P4">
28 military and civilians from Dnipropetrovsk, Kyiv, Odesa, Rivne, Ivano-Frankivsk, Lviv, Vinnytsia and territories of active actions were evacuated.</text:p>
      <text:p text:style-name="P4">
These are patients with mine-test injuries and oncopals. They were agreed to take treatment in the medical institutions of Denmark, France, Norway and Germany.</text:p>
      <text:p text:style-name="P4">
Both adults and children who require specialized melodious medical care are evacuated.</text:p>
      <text:p text:style-name="P4">
Such evacuation flights have been taking place for over a year and have been operated for almost a day. After all, constant fighting, shelling and infrastructure damage will complicate the provision of medical care in the East and frontier.</text:p>
      <text:p text:style-name="P4">
When needed, patients are accompanied by relatives or relatives - given the need for extraneous assistance and maintenance due to severe condition, as well as more postoperative care.</text:p>
      <text:p text:style-name="P4">
In cooperation with the Emergency Medical Assistance Service, international partners provide transportation of patients from hospital in a front -line hospital through a medical hub in Lviv to an airfield in Poland. Further, air farms or special air transport deliver Ukrainians to the countries of the Europes for specialized treatment.</text:p>
      <text:p text:style-name="P4">
Since the beginning of the war, the Ministry of Health, together with international partners, continues to do everything possible to save our people and provide the necessary medical care. In total, more than 3,000 Ukrainians have already been evacuated.</text:p>
      <text:p text:style-name="P4">
News Source: <text:a xlink:type="simple" xlink:href="https://armyinform.com.ua/2023/05/05/na-likuvannya-za-kordon-evakuyuvaly-ukrayinskyh-vijskovyh-ta-czyvilnyh/" text:style-name="Internet_20_link" text:visited-style-name="Visited_20_Internet_20_Link">
https://armyinform.com.ua/2023/05/05/na-likuvannya-za-kordon-evakuyuvaly-ukrayinskyh-vijskovyh-ta-czyvilnyh/</text:a>
</text:p>
      <!--NEWS-->
      <text:h text:style-name="P10" text:outline-level="1">
<text:span text:style-name="T4">
Metropolitan Epiphanius discussed the intensification</text:span>
</text:h>
      <text:p text:style-name="P4">
Author: ['АРМІЯINFORM']</text:p>
      <text:p text:style-name="P4">
Time: 2023-05-05T71:00:00-04:00</text:p>
      <text:p text:style-name="P4">
Description: Blessed by the Metropolitan of Kievskiy and Ukrainian Epіfaniy at the Metropolitan Domi Provi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5280387_1470306557120087_7961572618843076051_n.jpg" text:style-name="Internet_20_link" text:visited-style-name="Visited_20_Internet_20_Link">
345280387_1470306557120087_7961572618843076051_n.jpg</text:a>
']</text:p>
      <text:p text:style-name="P4">
Tags: ['КАПЕЛАНСТВО', 'КОМАНДУВАННЯ ОБʼЄДНАНИХ СИЛ ЗС УКРАЇНИ', 'МИТРОПОЛИТ ЕПІФАНІЙ']</text:p>
      <text:p text:style-name="P4">
Category: News</text:p>
      <!--METADATA-->
      <text:p text:style-name="P4">
<draw:frame draw:style-name="fr1" draw:name="Image296" text:anchor-type="as-char" svg:width="6.9236in" svg:height="4.601914in" draw:z-index="0">
<draw:image xlink:href="../Images/AРМІЯINFORM/2023-05-05T71-00-00-04-00/345280387_1470306557120087_7961572618843076051_n.jpg" xlink:type="simple" xlink:show="embed" xlink:actuate="onLoad" draw:mime-type="image/jpeg"/>
</draw:frame>
Blessed Metropolitan of Kyiv and All Ukraine, Epiphanius in the Metropolitan Walking held a meeting with the leadership of the Kyiv BCC, in which the chaplain of the United Armed Forces Command of the Armed Forces of Ukraine is also taken.</text:p>
      <text:p text:style-name="P4">
About it <text:a xlink:type="simple" xlink:href="https://www.facebook.com/JointForcesCommandAFU/posts/pfbid03XGZgeCBpgTjzrVyqGex57a6NJyDPMZmZT6FYHMxXRfxRqQ4mZ4Kq2ouCebYAiL2l" text:style-name="Internet_20_link" text:visited-style-name="Visited_20_Internet_20_Link">
informs</text:a>
Public Relations Department of the Command of the Joint Forces of the Armed Forces of Ukraine.</text:p>
      <text:p text:style-name="P4">
The parties discussed the intensification of cooperation aimed at supporting the defender of our country, as well as the creation of various charitable projects for the assistance of the displaced displaced persons and children of Ukrainian servicemen.</text:p>
      <ul>
        <li>
We are intended to express love and reverence for those who, daily, protecting us, risks the most expensive - life. Our attention should also be paid to small Ukrainians who have suffered from Russian aggression, because they especially support support in such a difficult and difficult time, - said Metropolitan Epiphanius.</li>
      </ul>
      <text:p text:style-name="P4">
News Source: <text:a xlink:type="simple" xlink:href="https://armyinform.com.ua/2023/05/05/mytropolyt-epifanij-obgovoryv-posylennya-spivpraczi-z-kapelanom-komanduvannya-obyednanyh-syl-zsu/" text:style-name="Internet_20_link" text:visited-style-name="Visited_20_Internet_20_Link">
https://armyinform.com.ua/2023/05/05/mytropolyt-epifanij-obgovoryv-posylennya-spivpraczi-z-kapelanom-komanduvannya-obyednanyh-syl-zsu/</text:a>
</text:p>
      <!--NEWS-->
      <text:h text:style-name="P10" text:outline-level="1">
<text:span text:style-name="T4">
More than 1,200 explosive items have been neutralized per day of Pyrotechnics of SES</text:span>
</text:h>
      <text:p text:style-name="P4">
Author: ['АРМІЯINFORM']</text:p>
      <text:p text:style-name="P4">
Time: 2023-05-05T72:00:00-04:00</text:p>
      <text:p text:style-name="P4">
Description: Lent out, 4 injuries, pirotechnicly, the holding of the Ukrodrozhny service of Ukraine ... War with Ukraine 2022, the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c0dcc28bebeeb3211a1b8c44265196e8.jpeg" text:style-name="Internet_20_link" text:visited-style-name="Visited_20_Internet_20_Link">
c0dcc28bebeeb3211a1b8c44265196e8.jpeg</text:a>
']</text:p>
      <text:p text:style-name="P4">
Tags: ['STOPRUSSIA', 'АГРЕСІЯ РФ', 'ВІЙНА', 'ВТОРГНЕННЯ РФ', 'ДСНС УКРАЇНИ', 'РОЗМІНУВАННЯ']</text:p>
      <text:p text:style-name="P4">
Category: News</text:p>
      <!--METADATA-->
      <text:p text:style-name="P4">
<draw:frame draw:style-name="fr1" draw:name="Image297" text:anchor-type="as-char" svg:width="6.9236in" svg:height="3.896076in" draw:z-index="0">
<draw:image xlink:href="../Images/AРМІЯINFORM/2023-05-05T72-00-00-04-00/c0dcc28bebeeb3211a1b8c44265196e8.jpeg" xlink:type="simple" xlink:show="embed" xlink:actuate="onLoad" draw:mime-type="image/jpeg"/>
</draw:frame>
Illustrative photo</text:p>
      <text:p text:style-name="P4">
During the last day, <text:span text:style-name="T4">
 May 4 </text:span>
, pyrotechnic units of the State Emergency Service of the State Service <text:span text:style-name="T4">
 170 times </text:span>
 were involved in the execution of the tasks of mine.</text:p>
      <text:p text:style-name="P4">
About it _ <text:a xlink:type="simple" xlink:href="https://dsns.gov.ua/uk/news/nadzvicaini-podiyi/informaciia-shhodo-diialnosti-pirotexnicnix-pidrozdiliv-dsns-109" text:style-name="Internet_20_link" text:visited-style-name="Visited_20_Internet_20_Link">
reports</text:a>
_ SESU Ukraine.</text:p>
      <text:p text:style-name="P4">
Pyrotechnical units found, seized and disposed of <text:span text:style-name="T4">
 1273 </text:span>
<text:span text:style-name="T4">
 explosive </text:span>
 <text:span text:style-name="T4">
 </text:span>
 items.(cleared)area of area <text:span text:style-name="T4">
 208 hectares </text:span>
.</text:p>
      <text:p text:style-name="P4">
Most often pyrotechnic units worked: in Kharkiv region 17 611, Kyiv region - 7611, Donetsk region - 5076, Mykolaiv region - 4765, Kherson region - 4587, Chernihiv - 4568, Sumy - 1942, Cherkasy region - 1091.</text:p>
      <text:p text:style-name="P4">
Reference: 356 030 units of explosive objects and2891 kg of explosive substances, including 2218 aviation bombs, have been disposed of from the beginning of large -scale aggression of the Russian Federation of Ukraine. A survey of about 84 345 hectares.</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05/za-dobu-pirotehniky-dsns-zneshkodyly-ponad-1200-vybuhonebezpechnyh-predmetiv/" text:style-name="Internet_20_link" text:visited-style-name="Visited_20_Internet_20_Link">
https://armyinform.com.ua/2023/05/05/za-dobu-pirotehniky-dsns-zneshkodyly-ponad-1200-vybuhonebezpechnyh-predmetiv/</text:a>
</text:p>
      <!--NEWS-->
      <text:h text:style-name="P10" text:outline-level="1">
<text:span text:style-name="T4">
The entry to the Military Medical Commissions will be electronic by the end of May</text:span>
</text:h>
      <text:p text:style-name="P4">
Author: ['АРМІЯINFORM']</text:p>
      <text:p text:style-name="P4">
Time: 2023-05-05T73:00:00-04:00</text:p>
      <text:p text:style-name="P4">
Description: Minіsteniy defense to rob the pershi crockes of the likvidatsiyki on the vlk yak Yavishchi.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malyar-53.jpg" text:style-name="Internet_20_link" text:visited-style-name="Visited_20_Internet_20_Link">
malyar-53.jpg</text:a>
', '<text:a xlink:type="simple" xlink:href="https://armyinform.com.ua/wp-content/uploads/2023/05/b5744a9d-4304-4d54-9d82-40b28c2b08fd.jpg" text:style-name="Internet_20_link" text:visited-style-name="Visited_20_Internet_20_Link">
b5744a9d-4304-4d54-9d82-40b28c2b08fd.jpg</text:a>
']</text:p>
      <text:p text:style-name="P4">
Tags: ['ВЛК', 'ГАННА МАЛЯР']</text:p>
      <text:p text:style-name="P4">
Category: News</text:p>
      <!--METADATA-->
      <text:p text:style-name="P4">
<draw:frame draw:style-name="fr1" draw:name="Image298" text:anchor-type="as-char" svg:width="6.9236in" svg:height="4.615733in" draw:z-index="0">
<draw:image xlink:href="../Images/AРМІЯINFORM/2023-05-05T73-00-00-04-00/malyar-53.jpg" xlink:type="simple" xlink:show="embed" xlink:actuate="onLoad" draw:mime-type="image/jpeg"/>
</draw:frame>
Photodmitry Yurchenko</text:p>
      <text:p text:style-name="P4">
The Ministry of Defense takes the first steps to eliminate queues on the VLK as a phenomenon.</text:p>
      <text:p text:style-name="P4">
About it <text:a xlink:type="simple" xlink:href="https://t.me/annamaliar/704" text:style-name="Internet_20_link" text:visited-style-name="Visited_20_Internet_20_Link">
wrote</text:a>
Deputy Minister of Defense of Ukraine Anna Malyar in Telegrams.</text:p>
      <text:p text:style-name="P4">
“In the photo - a screen of the electronic recording system interface to doctors. The post-start of the project will be able to record the fighters in advance of the medical examination in advance or to a specific specialist doctor-a long day and time, ”she said.</text:p>
      <text:p text:style-name="P4">
<draw:frame draw:style-name="fr1" draw:name="Image299" text:anchor-type="as-char" svg:width="5.033333in" svg:height="10.0in" draw:z-index="0">
<draw:image xlink:href="../Images/AРМІЯINFORM/2023-05-05T73-00-00-04-00/b5744a9d-4304-4d54-9d82-40b28c2b08fd.jpg" xlink:type="simple" xlink:show="embed" xlink:actuate="onLoad" draw:mime-type="image/jpeg"/>
</draw:frame>
According to her, there will be no need to queue. Soldiers will know the precision time they need to come.</text:p>
      <text:p text:style-name="P4">
“Now we have launched the project in the test mode in the following cities: Kharkiv, Lviv, Kiev, Vinnitsa and Odesa. There are most people who are currently undergoing VLK. The plans are to translate all military-medical commissions to work with electronic recording. This will get away during May, ”Anna Malyar said.</text:p>
      <text:p text:style-name="P4">
News Source: <text:a xlink:type="simple" xlink:href="https://armyinform.com.ua/2023/05/05/zapys-do-vijskovo-likarskyh-komisij-stane-elektronnym-do-kinczya-travnya/" text:style-name="Internet_20_link" text:visited-style-name="Visited_20_Internet_20_Link">
https://armyinform.com.ua/2023/05/05/zapys-do-vijskovo-likarskyh-komisij-stane-elektronnym-do-kinczya-travnya/</text:a>
</text:p>
      <!--NEWS-->
      <text:h text:style-name="P10" text:outline-level="1">
<text:span text:style-name="T4">
The tactics of Russians do not change - Anna painter</text:span>
</text:h>
      <text:p text:style-name="P4">
Author: ['Олексій Мосейченок']</text:p>
      <text:p text:style-name="P4">
Time: 2023-05-05T74:00:00-04:00</text:p>
      <text:p text:style-name="P4">
Description: About the PID Hour of the Television Marathon “єini News” Rospovіla an intercessor of the defense of the defense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2/photo_2022-12-15_12-35-57.jpg" text:style-name="Internet_20_link" text:visited-style-name="Visited_20_Internet_20_Link">
photo_2022-12-15_12-35-57.jpg</text:a>
']</text:p>
      <text:p text:style-name="P4">
Tags: ['БАХМУТ', 'ВТОРГНЕННЯ РФ', 'ГАННА МАЛЯР', 'ЄДИНІ НОВИНИ', 'ПВК ВАГНЕРА']</text:p>
      <text:p text:style-name="P4">
Category: News</text:p>
      <!--METADATA-->
      <text:p text:style-name="P4">
<draw:frame draw:style-name="fr1" draw:name="Image300" text:anchor-type="as-char" svg:width="6.9236in" svg:height="4.615733in" draw:z-index="0">
<draw:image xlink:href="../Images/AРМІЯINFORM/2023-05-05T74-00-00-04-00/photo_2022-12-15_12-35-57.jpg" xlink:type="simple" xlink:show="embed" xlink:actuate="onLoad" draw:mime-type="image/jpeg"/>
</draw:frame>
Deputy Minister of Defense Anna Malyar. Photo by Dmitry Yurchenko.</text:p>
      <text:p text:style-name="P4">
About it during a television marathon <text:a xlink:type="simple" xlink:href="https://www.youtube.com/live/WY8sDvZdWEA" text:style-name="Internet_20_link" text:visited-style-name="Visited_20_Internet_20_Link">
"Unin"</text:a>
The Deputy Defense Minister of Ukraine Anna Malyar told.</text:p>
      <ul>
        <li>
Every rocket attack is perceived as something new and exclusive, because it is usually a loss and destruction. But if you look at the dynamics of action and war, no change in tactics is currently observed. The Russian Federation operates on the ability of its capabilities, adjusting the production of certain types of weapons. It is simply a course of war according to their current opportunities. Rocket shelling and drone attacks are checking the potential of our air defense.</li>
      </ul>
      <text:p text:style-name="P4">
Anna Malyar noted that the Russians are prone to symbolism. May 9 is their clause historical myth.</text:p>
      <ul>
        <li>
For example, what do they do to take Bakhmut by May 9? Now we draw as they pull the Nabakhmut direction from the entire front line of the Wagner Front. Where there were units of Russian paratroopers, representatives of the Wagner PEC are thrown into their nursing. I must say that the propaganda is also lagging behind. Not only the official media of the Tategram-channels, but also the heads of these private groups have intensified. On the other hand, Ukraine's Deborons resist and do not allow defense. Active assault actions are also also giving up. We already have the news that our fighters destroy the storage of ammunition from the Wagnets.</li>
      </ul>
      <text:p text:style-name="P4">
News Source: <text:a xlink:type="simple" xlink:href="https://armyinform.com.ua/2023/05/05/taktyka-rosiyan-ne-zminyuyetsya-ganna-malyar/" text:style-name="Internet_20_link" text:visited-style-name="Visited_20_Internet_20_Link">
https://armyinform.com.ua/2023/05/05/taktyka-rosiyan-ne-zminyuyetsya-ganna-malyar/</text:a>
</text:p>
      <!--NEWS-->
      <text:h text:style-name="P10" text:outline-level="1">
<text:span text:style-name="T4">
Odessa, who gave the invader of deployment of air defense systems, will spend 15 years behind bars</text:span>
</text:h>
      <text:p text:style-name="P4">
Author: ['АРМІЯINFORM']</text:p>
      <text:p text:style-name="P4">
Time: 2023-05-05T75:00:00-04:00</text:p>
      <text:p text:style-name="P4">
Description: The prosecutors were brought, the Odessa Meshkanets, being a griller of the Russian Federation, is not a tent ... War with Ukraine 2022, the war with Ukraine Latest news today, News War with Ukraine 2022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5377595558115526149-y-e1683288087315.jpg" text:style-name="Internet_20_link" text:visited-style-name="Visited_20_Internet_20_Link">
photo-5377595558115526149-y-e1683288087315.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01" text:anchor-type="as-char" svg:width="6.9236in" svg:height="5.969561in" draw:z-index="0">
<draw:image xlink:href="../Images/AРМІЯINFORM/2023-05-05T75-00-00-04-00/photo-5377595558115526149-y-e1683288087315.jpg" xlink:type="simple" xlink:show="embed" xlink:actuate="onLoad" draw:mime-type="image/jpeg"/>
</draw:frame>
Prosecutors proved that the resident of Odessa, being a supporter of Russia and non -sought "dirty" earnings, collected for the special services of the retrieval the places of deployment of personnel and military technicians of the units of the Armed Forces, posts, administrative buildings of law enforcement agencies in Odessa.</text:p>
      <text:p text:style-name="P4">
He was sentenced to 15 years in prison with confiscation of the author.</text:p>
      <text:p text:style-name="P4">
The convicted person installed and recorded on the video base of the means of air defense in Odessa. At the same time, the traitor estimated his "assistance" at 70 000 UAH.</text:p>
      <text:p text:style-name="P4">
To collect reconnaissance information, he went to different areas of Odessa and the pre-fourthist of the regional center, where he carried out photo and video fixation of objects.</text:p>
      <text:p text:style-name="P4">
The informant of the enemy was detained during the transfer of video materials with deployment of air defense systems to representatives of the special services of the Russian Federation with the help of one of the messengers.</text:p>
      <text:p text:style-name="P4">
He is now in custody.</text:p>
      <text:p text:style-name="P4">
<text:span text:style-name="T4">
 Source: </text:span>
 <text:a xlink:type="simple" xlink:href="https://www.gp.gov.ua/ua/posts/za-derzzradu-do-15-rokiv-za-gratami-zasudzeno-meskancya-odesi-yakii-za-70-tis-grn-zdavav-vorogu-miscya-dislokaciyi-sistem-ppo" text:style-name="Internet_20_link" text:visited-style-name="Visited_20_Internet_20_Link">
<text:span text:style-name="T5">
opice of the Prosecutor General of Ukraine</text:span>
</text:a>
</text:p>
      <text:p text:style-name="P4">
News Source: <text:a xlink:type="simple" xlink:href="https://armyinform.com.ua/2023/05/05/odesyt-yakyj-zdavav-okupantu-dyslokacziyi-system-ppo-provede-15-rokiv-za-gratamy/" text:style-name="Internet_20_link" text:visited-style-name="Visited_20_Internet_20_Link">
https://armyinform.com.ua/2023/05/05/odesyt-yakyj-zdavav-okupantu-dyslokacziyi-system-ppo-provede-15-rokiv-za-gratamy/</text:a>
</text:p>
      <!--NEWS-->
      <text:h text:style-name="P10" text:outline-level="1">
<text:span text:style-name="T4">
The Legendary Star Wars actor raised over $ 1.5 million for drones for Ukrainian military</text:span>
</text:h>
      <text:p text:style-name="P4">
Author: ['АРМІЯINFORM']</text:p>
      <text:p text:style-name="P4">
Time: 2023-05-05T76:00:00-04:00</text:p>
      <text:p text:style-name="P4">
Description: The legendary Mark Gemill, the Yaki Zigrave Luke Skywalker at the Zoryani Viyns I Yaki є ... war with Ukraine 2022, war with Ukraine Latest news today, News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hamill.jpg" text:style-name="Internet_20_link" text:visited-style-name="Visited_20_Internet_20_Link">
hamill.jpg</text:a>
']</text:p>
      <text:p text:style-name="P4">
Tags: ['RQ-35 HEIDRUN', 'UNITED24', 'БПЛА']</text:p>
      <text:p text:style-name="P4">
Category: News</text:p>
      <!--METADATA-->
      <text:p text:style-name="P4">
<draw:frame draw:style-name="fr1" draw:name="Image302" text:anchor-type="as-char" svg:width="6.9236in" svg:height="3.894525in" draw:z-index="0">
<draw:image xlink:href="../Images/AРМІЯINFORM/2023-05-05T76-00-00-04-00/hamill.jpg" xlink:type="simple" xlink:show="embed" xlink:actuate="onLoad" draw:mime-type="image/jpeg"/>
</draw:frame>
The legendary Mark Hemill, who played Luke Skywalker in Star Wars and which is an ambassador of the global initiative to support Ukraine United24, raised $ 1,517205 for drones RQ-35 Heidrun for the Ukrainian military.</text:p>
      <text:p text:style-name="P4">
About it <text:a xlink:type="simple" xlink:href="https://t.me/zedigital/3093" text:style-name="Internet_20_link" text:visited-style-name="Visited_20_Internet_20_Link">
reported</text:a>
Viceremier-Minister of Zinnovations, Development of Education, Science and Technology-Minister of Digital Transformation Mikhail Fedorov.</text:p>
      <text:p text:style-name="P4">
“Now our defenders and defenders will receive <text:span text:style-name="T4">
 10 </text:span>
 powerful reconnaissance units of Danish production. RQ-35 Heidrun is an effective and simple UAV shelter for quality reconnaissance missions. He can also confront the radio electronic struggle of the Russians, ”said Mikhail Fedorov.</text:p>
      <text:p text:style-name="P4">
Recall that Star Wars Star Mark Hemill <text:a xlink:type="simple" xlink:href="https://armyinform.com.ua/2022/12/18/zirka-zoryanyh-vijn-mark-gemill-rozpochav-zbir-na-10-potuzhnyh-droniv-rozvidnykiv/" text:style-name="Internet_20_link" text:visited-style-name="Visited_20_Internet_20_Link">
started</text:a>
Collection for 10 powerful cars for the Armed Forces in December 2022.</text:p>
      <text:p text:style-name="P4">
President of Ukraine Volodymyr Zelenskyy <text:a xlink:type="simple" xlink:href="https://armyinform.com.ua/2023/05/05/cherez-platformu-united24-zapochatkovanyj-pershyj-u-sviti-flot-morskyh-droniv-prezydent/" text:style-name="Internet_20_link" text:visited-style-name="Visited_20_Internet_20_Link">
reported</text:a>
UNITI24 The world's first navy drones have been launched.</text:p>
      <text:p text:style-name="P4">
News Source: <text:a xlink:type="simple" xlink:href="https://armyinform.com.ua/2023/05/05/legendarnyj-aktor-iz-zoryanyh-vijn-zibrav-ponad-15-mln-na-drony-dlya-ukrayinskyh-vijskovyh/" text:style-name="Internet_20_link" text:visited-style-name="Visited_20_Internet_20_Link">
https://armyinform.com.ua/2023/05/05/legendarnyj-aktor-iz-zoryanyh-vijn-zibrav-ponad-15-mln-na-drony-dlya-ukrayinskyh-vijskovyh/</text:a>
</text:p>
      <!--NEWS-->
      <text:h text:style-name="P10" text:outline-level="1">
<text:span text:style-name="T4">
Belgium directs percentages from frozen Russian assets for the restoration of Ukraine - Prime Minister of the country</text:span>
</text:h>
      <text:p text:style-name="P4">
Author: ['АРМІЯINFORM']</text:p>
      <text:p text:style-name="P4">
Time: 2023-05-05T77:00:00-04:00</text:p>
      <text:p text:style-name="P4">
Description: Prem-Minіster Belgi Aleksander de Krour Maє Namyr Skryamuvati Vidnotki, Otromimani VID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belgium-1.jpg" text:style-name="Internet_20_link" text:visited-style-name="Visited_20_Internet_20_Link">
belgium-1.jpg</text:a>
']</text:p>
      <text:p text:style-name="P4">
Tags: ['АГРЕСІЯ РФ', 'БЕЛЬГІЯ', 'ДОПОМОГА ПАРТНЕРІВ', 'СВІТ ПІДТРИМУЄ УКРАЇНУ']</text:p>
      <text:p text:style-name="P4">
Category: News</text:p>
      <!--METADATA-->
      <text:p text:style-name="P4">
<draw:frame draw:style-name="fr1" draw:name="Image303" text:anchor-type="as-char" svg:width="6.9236in" svg:height="3.894525in" draw:z-index="0">
<draw:image xlink:href="../Images/AРМІЯINFORM/2023-05-05T77-00-00-04-00/belgium-1.jpg" xlink:type="simple" xlink:show="embed" xlink:actuate="onLoad" draw:mime-type="image/jpeg"/>
</draw:frame>
Belgium Prime Minister Alexander de Kroo intends to direct the interest received from the Russian assets frozen by Belgium to the restoration of Ukraine.</text:p>
      <text:p text:style-name="P4">
About this Belgian Prime Minister <text:a xlink:type="simple" xlink:href="https://www.premier.be/fr/soutien-%C3%A0-la-reconstruction-de-lukraine" text:style-name="Internet_20_link" text:visited-style-name="Visited_20_Internet_20_Link">
said</text:a>
After <text:a xlink:type="simple" xlink:href="https://armyinform.com.ua/2023/05/04/my-zustrichayemos-u-gaazi-shhob-nablyzyty-myr-i-povernuty-spravedlyvist-prezydent-ukrayiny/" text:style-name="Internet_20_link" text:visited-style-name="Visited_20_Internet_20_Link">
meeting</text:a>
With President of Ukraine Volodymyr Zelensky and Prime Minister of the Netherlands Mark Rutte in Hague.</text:p>
      <text:p text:style-name="P4">
As stated in the press service of the Belgian Prime Minister, the official Brussel has now frozen Russian assets worth about 180 billion.</text:p>
      <text:p text:style-name="P4">
Earlier, Belgium Prime Minister Alexander de Croo and NATO Secretary of Ukraine Stoltenberg <text:a xlink:type="simple" xlink:href="https://armyinform.com.ua/2023/04/27/gensek-nato-obgovoryv-z-premyerom-belgiyi-pidtrymku-ukrayiny/" text:style-name="Internet_20_link" text:visited-style-name="Visited_20_Internet_20_Link">
discussed</text:a>
Further support of Ukraine.</text:p>
      <text:p text:style-name="P4">
News Source: <text:a xlink:type="simple" xlink:href="https://armyinform.com.ua/2023/05/05/belgiya-spryamuye-vidsotky-vid-zamorozhenyh-rosijskyh-aktyviv-na-vidnovlennya-ukrayiny-premyer-krayiny/" text:style-name="Internet_20_link" text:visited-style-name="Visited_20_Internet_20_Link">
https://armyinform.com.ua/2023/05/05/belgiya-spryamuye-vidsotky-vid-zamorozhenyh-rosijskyh-aktyviv-na-vidnovlennya-ukrayiny-premyer-krayiny/</text:a>
</text:p>
      <!--NEWS-->
      <text:h text:style-name="P10" text:outline-level="1">
<text:span text:style-name="T4">
NATO Secretary General Special Representative in Kiev: Ukrainian women inspire the world</text:span>
</text:h>
      <text:p text:style-name="P4">
Author: ['АРМІЯINFORM']</text:p>
      <text:p text:style-name="P4">
Time: 2023-05-05T78:00:00-04:00</text:p>
      <text:p text:style-name="P4">
Description: The rice of the Ukrainian Zhinok is to get the freedom of the same time for the nangnnyam for the witch.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iren-fellin.jpg" text:style-name="Internet_20_link" text:visited-style-name="Visited_20_Internet_20_Link">
iren-fellin.jpg</text:a>
']</text:p>
      <text:p text:style-name="P4">
Tags: ['STOPRUSSIA', 'ІРЕН ФЕЛЛІН', 'СВІТ ПІДТРИМУЄ УКРАЇНУ', 'СПЕЦПРЕДСТАВНИК ГЕНСЕКА НАТО']</text:p>
      <text:p text:style-name="P4">
Category: News</text:p>
      <!--METADATA-->
      <text:p text:style-name="P4">
<draw:frame draw:style-name="fr1" draw:name="Image304" text:anchor-type="as-char" svg:width="6.9236in" svg:height="3.894525in" draw:z-index="0">
<draw:image xlink:href="../Images/AРМІЯINFORM/2023-05-05T78-00-00-04-00/iren-fellin.jpg" xlink:type="simple" xlink:show="embed" xlink:actuate="onLoad" draw:mime-type="image/jpeg"/>
</draw:frame>
The determination of Ukrainian women to protect freedom and value is an inspiration for the whole world.</text:p>
      <text:p text:style-name="P4">
This was during a speech at the Ukrainian Women's Congress in Kiev <text:a xlink:type="simple" xlink:href="https://www.nato.int/cps/en/natohq/news_214342.htm" text:style-name="Internet_20_link" text:visited-style-name="Visited_20_Internet_20_Link">
declared</text:a>
NATO Secretary -General Special Representative for Women, Peace and Security Irenfellin.</text:p>
      <text:p text:style-name="P4">
"Your determination to protect your country's liberty and values is an inspiration for the family and for the whole world," Irene Fellin said.</text:p>
      <text:p text:style-name="P4">
She added that one of the key lessons obtained from the Russian War is that “women should participate in the lives of their societies at any time, or during the war or during peace. Irene Fellin added that the use of sexual violence during the war emphasizes the importance of integration of the gender perspective into conflict management, their resolution, peace development, reconstruction and development of defense capability.</text:p>
      <text:p text:style-name="P4">
NATO Secretary General Special Representative noted that new priorities, including terrorism, climate change, cybersecurity and sustainability, significantly disseminated the age of "Women, Peace and Security" after adopting the Safety Council of the resolution 1325 years ago. She distinguished that the main task today is "to protect and use the achievements we have worked on." She emphasized the importance of "equal participation of women in the admission during the war and after the victory of Ukraine" and confirmed that he was working overpayer to make the initiatives funded under a comprehensive help package, "were gender reacting and that women's needs were satisfied."</text:p>
      <text:p text:style-name="P4">
Recall that as part of the Ukrainian Women's Congress Ambassador to Ukraine Bridzhzhzhzhink <text:a xlink:type="simple" xlink:href="https://armyinform.com.ua/2023/05/05/posol-ssha-genderna-rivnist-ta-inklyuzyvnist-roblyat-ukrayinu-sylnishoyu-proty-agresiyi-rf/" text:style-name="Internet_20_link" text:visited-style-name="Visited_20_Internet_20_Link">
declared</text:a>
, gender equality and inclusivity make Ukraine stronger against the aggression of the Russian Federation Deputy Minister of Defense of Ukraine Anna Malyar <text:a xlink:type="simple" xlink:href="https://armyinform.com.ua/2023/05/04/sogodni-ukrayinky-mozhut-obijmaty-bud-yaki-posady-v-zbrojnyh-sylah-ukrayiny-ganna-malyar/" text:style-name="Internet_20_link" text:visited-style-name="Visited_20_Internet_20_Link">
reported</text:a>
The work is constantly working on the introduction of a gender approach to the total life of the Ukrainian army.</text:p>
      <text:p text:style-name="P4">
News Source: <text:a xlink:type="simple" xlink:href="https://armyinform.com.ua/2023/05/05/speczpredstavnyk-genseka-nato-v-kyyevi-ukrayinski-zhinky-nadyhayut-svit/" text:style-name="Internet_20_link" text:visited-style-name="Visited_20_Internet_20_Link">
https://armyinform.com.ua/2023/05/05/speczpredstavnyk-genseka-nato-v-kyyevi-ukrayinski-zhinky-nadyhayut-svit/</text:a>
</text:p>
      <!--NEWS-->
      <text:h text:style-name="P10" text:outline-level="1">
<text:span text:style-name="T4">
Defense Ministers of Germany and Denmark have visited the base where Ukrainian tankers train on Leopard</text:span>
</text:h>
      <text:p text:style-name="P4">
Author: ['АРМІЯINFORM']</text:p>
      <text:p text:style-name="P4">
Time: 2023-05-05T79:00:00-04:00</text:p>
      <text:p text:style-name="P4">
Description: Ministra defendes Boris Pistorius at once by his own Danski King Trol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bmvg02.jpg" text:style-name="Internet_20_link" text:visited-style-name="Visited_20_Internet_20_Link">
bmvg02.jpg</text:a>
', '<text:a xlink:type="simple" xlink:href="https://armyinform.com.ua/wp-content/uploads/2023/05/bmvg03-150x150.jpg" text:style-name="Internet_20_link" text:visited-style-name="Visited_20_Internet_20_Link">
bmvg03-150x150.jpg</text:a>
', '<text:a xlink:type="simple" xlink:href="https://armyinform.com.ua/wp-content/uploads/2023/05/bmvg01-150x150.jpg" text:style-name="Internet_20_link" text:visited-style-name="Visited_20_Internet_20_Link">
bmvg01-150x150.jpg</text:a>
']</text:p>
      <text:p text:style-name="P4">
Tags: ['ДОПОМОГА ПАРТНЕРІВ', 'ЛЕОПАРДИ', 'МІНІСТР ОБОРОНИ ФРН БОРИС ПІСТОРІУС', 'СВІТ ПІДТРИМУЄ УКРАЇНУ', 'ТАНКИ']</text:p>
      <text:p text:style-name="P4">
Category: News</text:p>
      <!--METADATA-->
      <text:p text:style-name="P4">
<draw:frame draw:style-name="fr1" draw:name="Image305" text:anchor-type="as-char" svg:width="6.9236in" svg:height="3.894525in" draw:z-index="0">
<draw:image xlink:href="../Images/AРМІЯINFORM/2023-05-05T79-00-00-04-00/bmvg02.jpg" xlink:type="simple" xlink:show="embed" xlink:actuate="onLoad" draw:mime-type="image/jpeg"/>
</draw:frame>
Germany Minister Boris Pistorius, together with his Danish Collegroels Lund, today, May 5, 2023, visited the Hub North base, and Ukrainian tankers are being studied. On this basis, instructors teach Ukrainian military management tanks Leopard 1A5, which for the Armed Forces <text:a xlink:type="simple" xlink:href="https://armyinform.com.ua/2023/04/20/daniya-ta-niderlandy-peredadut-ukrayini-shhe-14-tankiv-leopard-2/" text:style-name="Internet_20_link" text:visited-style-name="Visited_20_Internet_20_Link">
transmits</text:a>
Denmark.</text:p>
      <text:p text:style-name="P4">
About this <text:a xlink:type="simple" xlink:href="https://twitter.com/BMVg_Bundeswehr/status/1654470626868965377" text:style-name="Internet_20_link" text:visited-style-name="Visited_20_Internet_20_Link">
it is referred</text:a>
Testimation of the German Defense Office.</text:p>
      <text:p text:style-name="P4">
“Together with the Netherlands and Dania Germany finances the repair of major fighting tanks <text:a xlink:type="simple" xlink:href="https://armyinform.com.ua/2023/02/09/leopard-1-staryj-ale-efektyvnyj-tank-z-mynulogo-stolittya/" text:style-name="Internet_20_link" text:visited-style-name="Visited_20_Internet_20_Link">
Leopard 1 A5</text:a>
From the warehouses of the industry, ”the testimony reads.</text:p>
      <text:p text:style-name="P4">
<text:a xlink:type="simple" xlink:href="https://armyinform.com.ua/wp-content/uploads/2023/05/bmvg03.jpg" text:style-name="Internet_20_link" text:visited-style-name="Visited_20_Internet_20_Link">
!(Images/AРМІЯINFORM/2023-05-05T79-00-00-04-00/bmvg03-150x150.jpg)</text:a>
</text:p>
      <text:p text:style-name="P4">
<text:a xlink:type="simple" xlink:href="https://armyinform.com.ua/wp-content/uploads/2023/05/bmvg01.jpg" text:style-name="Internet_20_link" text:visited-style-name="Visited_20_Internet_20_Link">
<draw:frame draw:style-name="fr1" draw:name="Image306" text:anchor-type="as-char" svg:width="6.9236in" svg:height="6.9236in" draw:z-index="0">
<draw:image xlink:href="../Images/AРМІЯINFORM/2023-05-05T79-00-00-04-00/bmvg01-150x150.jpg" xlink:type="simple" xlink:show="embed" xlink:actuate="onLoad" draw:mime-type="image/jpeg"/>
</draw:frame>
</text:a>
</text:p>
      <text:p text:style-name="P4">
News Source: <text:a xlink:type="simple" xlink:href="https://armyinform.com.ua/2023/05/05/ministry-oborony-frn-ta-daniyi-vidvidaly-bazu-de-na-leopard-1-trenuyutsya-ukrayinski-tankisty/" text:style-name="Internet_20_link" text:visited-style-name="Visited_20_Internet_20_Link">
https://armyinform.com.ua/2023/05/05/ministry-oborony-frn-ta-daniyi-vidvidaly-bazu-de-na-leopard-1-trenuyutsya-ukrayinski-tankisty/</text:a>
</text:p>
      <!--NEWS-->
      <text:h text:style-name="P10" text:outline-level="1">
<text:span text:style-name="T4">
Last week, the military with the Navy of the Armed Forces managed to destroy 77 invaders and 4 artillery systems</text:span>
</text:h>
      <text:p text:style-name="P4">
Author: ['АРМІЯINFORM']</text:p>
      <text:p text:style-name="P4">
Time: 2023-05-05T80:00:00-04:00</text:p>
      <text:p text:style-name="P4">
Description: About the cube of the Navy ZS Ukrainian. Tizhnev Tsvedennya Vіskovo-Morzikiy forces of the Zbroysh ... War with Ukraine 2022, War with Ukraine Latest News Today, News War with Ukraine 2022 The last to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5/343985509_551048173771415_7107345561752319416_n.jpg" text:style-name="Internet_20_link" text:visited-style-name="Visited_20_Internet_20_Link">
343985509_551048173771415_7107345561752319416_n.jpg</text:a>
']</text:p>
      <text:p text:style-name="P4">
Tags: ['STOPRUSSIA', 'АГРЕСІЯ РФ', 'ВІЙНА', 'ВМС ЗС УКРАЇНИ', 'ВТОРГНЕННЯ РФ', 'ВТРАТИ ВОРОГА']</text:p>
      <text:p text:style-name="P4">
Category: News</text:p>
      <!--METADATA-->
      <text:p text:style-name="P4">
<draw:frame draw:style-name="fr1" draw:name="Image307" text:anchor-type="as-char" svg:width="6.9236in" svg:height="3.894525in" draw:z-index="0">
<draw:image xlink:href="../Images/AРМІЯINFORM/2023-05-05T80-00-00-04-00/343985509_551048173771415_7107345561752319416_n.jpg" xlink:type="simple" xlink:show="embed" xlink:actuate="onLoad" draw:mime-type="image/jpeg"/>
</draw:frame>
About it <text:a xlink:type="simple" xlink:href="https://www.facebook.com/navy.mil.gov.ua/videos/1391000665083684/" text:style-name="Internet_20_link" text:visited-style-name="Visited_20_Internet_20_Link">
report</text:a>
Navy of the Armed Forces of Ukraine.</text:p>
      <text:p text:style-name="P4">
<text:span text:style-name="T4">
 Weekly erection of the Navy of the Armed Forces of Ukraine. </text:span>
</text:p>
      <text:p text:style-name="P4">
The Navy units in the created groups continue to fulfill the tasks of repeling large -scale armed aggression of the Russian Federation.</text:p>
      <text:p text:style-name="P4">
Thus, last week, our military managed to destroy: 77 invaders, 1 units of combat armored vehicles, 4 artillery systems, 1 unit of car, 1 control point, 5 mortar calculations, 2 uniform -specific equipment and 1 means of air defense.</text:p>
      <text:p text:style-name="P4">
Also, the Navy of the Armed Forces of Ukraine, together with the brothers, in the composition, make every effort to ensure the safety of navigation to supply the food crisis.</text:p>
      <text:p text:style-name="P4">
Thus, last week, under the Black Sea Grain Initiative 11, Ukrainian ports were stopped, with almost half a million tons of grain and other food.</text:p>
      <text:p text:style-name="P4">
<text:span text:style-name="T4">
 For a week in the interests of the Russian Federation the passage of Kerch-Yenikhal Strait made: </text:span>
</text:p>
      <ul>
        <li>
to the Black Sea - 167 vessels, 46 of which continued to move in the direction of the Bosphorus Strait; * 120 vessels to the Azov Sea, 27 of them moved from the Bosphorus Strait.</li>
      </ul>
      <text:p text:style-name="P4">
<text:span text:style-name="T4">
 These vessels were traffic in violation of the International Convention of Zhoron's Human Life at Sea(SOLAS)by turning off automatic identification systems(AIS).</text:span>
</text:p>
      <text:p text:style-name="P4">
<text:span text:style-name="T4">
Станом на сьогодні на 10-ту ранку ситуація така:</text:span>
</text:p>
      <ul>
        <li>
у Чорному морі на бойовому чергуванні перебувають 5 ворожих кораблів, серед яких 1 носій крилатих ракет «калібр», загальний залп становить до 8 ракет;  * в Азовському морі перебуває 1 ворожий корабель;  * у Середземному морі — 5 ворожих кораблі, з них 1 носій крилатих ракет «калібр», загальний залп яких становить — 4 ракети.</li>
      </ul>
      <text:p text:style-name="P4">
<text:span text:style-name="T4">
Довіряйте офіційним джерелам і пам’ятайте — ми даємо гідну відсіч агресору ізнищуємо його в морі, на землі та у повітрі!</text:span>
</text:p>
      <text:p text:style-name="P4">
Вірте у Збройні Сили України!</text:p>
      <text:p text:style-name="P4">
Слава Україні!</text:p>
      <text:p text:style-name="P4">
News Source: <text:a xlink:type="simple" xlink:href="https://armyinform.com.ua/2023/05/05/za-mynulyj-tyzhden-vijskovym-z-vms-zsu-vdalos-znyshhyty-77-okupantiv-ta-4-artylerijski-systemy/" text:style-name="Internet_20_link" text:visited-style-name="Visited_20_Internet_20_Link">
https://armyinform.com.ua/2023/05/05/za-mynulyj-tyzhden-vijskovym-z-vms-zsu-vdalos-znyshhyty-77-okupantiv-ta-4-artylerijski-systemy/</text:a>
</text:p>
      <!--NEWS-->
      <text:h text:style-name="P10" text:outline-level="1">
<text:span text:style-name="T4">
The masking of Rashist equipment, BC and PMM warehouses are actually leveled</text:span>
</text:h>
      <text:p text:style-name="P4">
Author: ['АРМІЯINFORM']</text:p>
      <text:p text:style-name="P4">
Time: 2023-05-05T81:00:00-04:00</text:p>
      <text:p text:style-name="P4">
Description: About Tse Doldomlya Gur MOU. Demand of the head management of the RosVIKI MINIKITY ... The war with Ukraine 2022, the war with Ukraine latest news today, the News War with Ukraine 2022 is the last for today, will there be a war between Ukraine and Russia and when, there will be a war with Ukraine in 2022,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3/05/articleimage_30737.webp" text:style-name="Internet_20_link" text:visited-style-name="Visited_20_Internet_20_Link">
articleimage_30737.webp</text:a>
']</text:p>
      <text:p text:style-name="P4">
Tags: ['STOPRUSSIA', 'АГРЕСІЯ РФ', 'ВІЙНА', 'ВТОРГНЕННЯ РФ', 'ГУР МО УКРАЇНИ']</text:p>
      <text:p text:style-name="P4">
Category: News</text:p>
      <!--METADATA-->
      <text:p text:style-name="P4">
<draw:frame draw:style-name="fr1" draw:name="Image308" text:anchor-type="as-char" svg:width="6.9236in" svg:height="3.894525in" draw:z-index="0">
<draw:image xlink:href="../ConvertedIMGs/AРМІЯINFORM/2023-05-05T81-00-00-04-00/articleimage_30737.png" xlink:type="simple" xlink:show="embed" xlink:actuate="onLoad" draw:mime-type="image/png"/>
</draw:frame>
Illustrative photo</text:p>
      <text:p text:style-name="P4">
About it <text:a xlink:type="simple" xlink:href="https://gur.gov.ua/content/narodnyi-suputnyk-bachyt-vse.html" text:style-name="Internet_20_link" text:visited-style-name="Visited_20_Internet_20_Link">
reports</text:a>
GUR MOU.</text:p>
      <text:p text:style-name="P4">
The capacity of the Main Directorate of Intelligence of the Ministry of Defense of Ukraine to experience hostile goals for further priority lesions in order to inflict sensible losses to the Russian occupiers, since September 2022 has increased multiple.</text:p>
      <text:p text:style-name="P4">
Since then, the Iceye Space Space Space Spare, purchased for the donations of Ukrainians, who dropped into the Sergiy Pritulu Charitable Foundation.</text:p>
      <text:p text:style-name="P4">
Masking Muscovite technology, BC and PMM warehouses are actually offset by the "people's satellite" - neither the weather nor the time of day is important for working with it.</text:p>
      <text:p text:style-name="P4">
The results are striking: in six months the use of the intelligence agent, Ukraine has turned into scrap of Russian military equipment into a billion dollars, not to mention the accumulation of hostile(temporarily)Lives and objects of military logistics.</text:p>
      <text:p text:style-name="P4">
GUR staff note the special role of the "people's satellite" for planning and realization of important and extremely expected military operations of Ukraine and again express their gratitude to all Ukrainians who helped with Iceye.</text:p>
      <text:p text:style-name="P4">
Together to victory!</text:p>
      <text:p text:style-name="P4">
Glory to Ukraine!</text:p>
      <text:p text:style-name="P4">
News Source: <text:a xlink:type="simple" xlink:href="https://armyinform.com.ua/2023/05/05/maskuvannya-rashystskoyi-tehniky-skladiv-bk-ta-pmm-faktychno-nivelovani-mozhlyvostyamy-narodnogo-suputnyka/" text:style-name="Internet_20_link" text:visited-style-name="Visited_20_Internet_20_Link">
https://armyinform.com.ua/2023/05/05/maskuvannya-rashystskoyi-tehniky-skladiv-bk-ta-pmm-faktychno-nivelovani-mozhlyvostyamy-narodnogo-suputnyka/</text:a>
</text:p>
      <!--NEWS-->
      <text:h text:style-name="P10" text:outline-level="1">
<text:span text:style-name="T4">
He fought against the Armed Forces in the Pokrovsky district - they will judge the machine gunner "DNR"</text:span>
</text:h>
      <text:p text:style-name="P4">
Author: ['АРМІЯINFORM']</text:p>
      <text:p text:style-name="P4">
Time: 2023-05-05T82:00:00-04:00</text:p>
      <text:p text:style-name="P4">
Description: Get up, at Zhovtni 2014, Roku Meshkanets m. Єnakіva, Pіdrimchichi Timchasov perch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1/360_240_1582135276-970.jpg" text:style-name="Internet_20_link" text:visited-style-name="Visited_20_Internet_20_Link">
360_240_1582135276-970.jpg</text:a>
']</text:p>
      <text:p text:style-name="P4">
Tags: ['STOPRUSSIA', 'АГРЕСІЯ РФ', 'ВІЙНА', 'ВТОРГНЕННЯ РФ', 'КОЛАБОРАНТ', 'ОФІС ГЕНЕРАЛЬНОГО ПРОКУРОРА']</text:p>
      <text:p text:style-name="P4">
Category: News</text:p>
      <!--METADATA-->
      <text:p text:style-name="P4">
<draw:frame draw:style-name="fr1" draw:name="Image309" text:anchor-type="as-char" svg:width="6.9236in" svg:height="4.617974in" draw:z-index="0">
<draw:image xlink:href="../Images/AРМІЯINFORM/2023-05-05T82-00-00-04-00/360_240_1582135276-970.jpg" xlink:type="simple" xlink:show="embed" xlink:actuate="onLoad" draw:mime-type="image/jpeg"/>
</draw:frame>
Illustrative photo</text:p>
      <text:p text:style-name="P4">
It was established that in October 2014, a resident of Yenakiyev, maintaining the temporal occupation of part of the Donetsk region by illegal armed formations of the Russian Federation, voluntarily joined the so -called people's militia Donbass.</text:p>
      <text:p text:style-name="P4">
About this <text:a xlink:type="simple" xlink:href="https://www.gp.gov.ua/ua/posts/voyuvav-proti-zsu-u-pokrovskomu-raioni-suditimut-kulemetnikv-dnr" text:style-name="Internet_20_link" text:visited-style-name="Visited_20_Internet_20_Link">
informs</text:a>
Office of the Prosecutor General of Ukraine.</text:p>
      <text:p text:style-name="P4">
After passing the course of study in the territory of Donetsk, he occupied a postman in the curfew of the Cossack Union of the Don DNR troops. . He received a "salary" for his service for the occupiers.</text:p>
      <text:p text:style-name="P4">
In April 2022, after the large-scale invasion of the aggressor country in Ukraine "Visor" fought in the assistant machine gunner of the 2-homothy battalion of the 3rd OMSBR, which was stationed in Yenakiyev. .</text:p>
      <text:p text:style-name="P4">
Near the said settlement, he was detained by military personnel of Ukraine.</text:p>
      <text:p text:style-name="P4">
Regarding the man, an indictment on the facts of state betrayal was taught in a terrorist organization.</text:p>
      <text:p text:style-name="P4">
News Source: <text:a xlink:type="simple" xlink:href="https://armyinform.com.ua/2023/05/05/voyuvav-proty-zsu-u-pokrovskomu-rajoni-sudytymut-kulemetnykv-dnr/" text:style-name="Internet_20_link" text:visited-style-name="Visited_20_Internet_20_Link">
https://armyinform.com.ua/2023/05/05/voyuvav-proty-zsu-u-pokrovskomu-rajoni-sudytymut-kulemetnykv-dnr/</text:a>
</text:p>
      <!--NEWS-->
      <text:h text:style-name="P10" text:outline-level="1">
<text:span text:style-name="T4">
During the year, the United United States has raised more than $ 325 million. contributions</text:span>
</text:h>
      <text:p text:style-name="P4">
Author: ['АРМІЯINFORM']</text:p>
      <text:p text:style-name="P4">
Time: 2023-05-05T83:00:00-04:00</text:p>
      <text:p text:style-name="P4">
Description: About the CEO of the OFIC President of Ukraine. President of Ukraine Volodymyr Zelensky ... War with Ukraine 2022, War with Ukraine Latest News Today, News War with Ukraine 2022 The last for today, will there be a war between Ukraine and Russia and when, there will be a war with Ukraine in 2022, whether it will be or not, whether there will be or not, will it be The war with Ukraine in the near future says, the war with Ukraine, Ukrainian news today, Ukrainian news in Ukrainian media in Russian</text:p>
      <text:p text:style-name="P4">
Images: ['<text:a xlink:type="simple" xlink:href="https://armyinform.com.ua/wp-content/uploads/2023/05/0b1dc0ccd6646678d2634a6de9d24517_1683291285_extra_large.jpeg" text:style-name="Internet_20_link" text:visited-style-name="Visited_20_Internet_20_Link">
0b1dc0ccd6646678d2634a6de9d24517_1683291285_extra_large.jpeg</text:a>
', '<text:a xlink:type="simple" xlink:href="https://armyinform.com.ua/wp-content/uploads/2023/05/15942c36ff327a92db759c69a6b82d58_1683291287_extra_large.jpeg" text:style-name="Internet_20_link" text:visited-style-name="Visited_20_Internet_20_Link">
15942c36ff327a92db759c69a6b82d58_1683291287_extra_large.jpeg</text:a>
']</text:p>
      <text:p text:style-name="P4">
Tags: ['STOPRUSSIA', 'UNITED24', 'АГРЕСІЯ РФ', 'ВІЙНА', 'ВОЛОДИМИР ЗЕЛЕНСЬКИЙ', 'ВТОРГНЕННЯ РФ', 'ОФІС ПРЕЗИДЕНТА УКРАЇНИ']</text:p>
      <text:p text:style-name="P4">
Category: News</text:p>
      <!--METADATA-->
      <text:p text:style-name="P4">
<draw:frame draw:style-name="fr1" draw:name="Image310" text:anchor-type="as-char" svg:width="6.9236in" svg:height="4.617948in" draw:z-index="0">
<draw:image xlink:href="../Images/AРМІЯINFORM/2023-05-05T83-00-00-04-00/0b1dc0ccd6646678d2634a6de9d24517_1683291285_extra_large.jpeg" xlink:type="simple" xlink:show="embed" xlink:actuate="onLoad" draw:mime-type="image/jpeg"/>
</draw:frame>
About it <text:a xlink:type="simple" xlink:href="https://www.president.gov.ua/news/za-rik-fandrejzingova-platforma-united24-zibrala-ponad-325-m-82697" text:style-name="Internet_20_link" text:visited-style-name="Visited_20_Internet_20_Link">
reports</text:a>
Office of the President of Ukraine.</text:p>
      <text:p text:style-name="P4">
President of Ukraine Volodymyr Zelensky summed up the year of the United24 Fandaizing Platform, which was launched on May 5, 2022. During that time, the NBU's accounts received more than $ 325 million. US contributions from international companies, Ukrainian business, charitable organizations, worldworlds and donors from 110 countries.</text:p>
      <text:p text:style-name="P4">
For funds accumulated with the help of United24, profile ministries purchased 166 ambulances, hundreds of units of medical equipment, ammunition for Ukrainian defenders, the first in Ukraine a car for mine Against Navy of Marine Drones.</text:p>
      <text:p text:style-name="P4">
“For the first year, the Ukrainian Fandering Platform has become a global bred and global proof that you are not impossible when you are betting the priority of the state of Ukraine - for humanity. Through United24, our country is supported by millions of people in more than a hundred countries. On this day, we will re -enable the gratitude to all donors of the platform, whose contributions save life, return life, protect life and bring the victory of Ukraine, ” - said Volodymyr Zelensky.</text:p>
      <text:p text:style-name="P4">
<draw:frame draw:style-name="fr1" draw:name="Image311" text:anchor-type="as-char" svg:width="6.9236in" svg:height="4.617948in" draw:z-index="0">
<draw:image xlink:href="../Images/AРМІЯINFORM/2023-05-05T83-00-00-04-00/15942c36ff327a92db759c69a6b82d58_1683291287_extra_large.jpeg" xlink:type="simple" xlink:show="embed" xlink:actuate="onLoad" draw:mime-type="image/jpeg"/>
</draw:frame>
The platform ambassadors were 15 stars: singer and actress Barbra Streisandand, actors Mark Hemill and Liev Schreiber, actress Katherine Vinnyk, Imaginesedragons, Balenciaaga Demna Creator, director of Balencias Snatovti Antri-singer Brad Paysley, Traveler Bear Grillz, prominent Ukrainian portmen Elina Svitolina, Andriy Shevchenko and Alexander Usyk.</text:p>
      <text:p text:style-name="P4">
“In the year, we have embodied more than 50 large targets from United24 and implemented a hundred strategic partnerships with the world's most famous companies. But the chief that United24 became a convenient digital tool for donations from people. The platform also pushed the creation of the "army of drones"-a strategic state project, which affects the course of events on the front, "-said Vice Prime Minister for innovation, development of education, science of Tatekhnology-Minister of Digital Transformation Mikhail Fedorov.U24.gov.ua. The platform auditor is Deloitteukraine, part of the World Wide Web, which is part of the Great City Audit Companies.</text:p>
      <text:p text:style-name="P4">
News Source: <text:a xlink:type="simple" xlink:href="https://armyinform.com.ua/2023/05/05/za-rik-fandrejzyngova-platforma-united24-zibrala-ponad-325-mln-dol-vneskiv/" text:style-name="Internet_20_link" text:visited-style-name="Visited_20_Internet_20_Link">
https://armyinform.com.ua/2023/05/05/za-rik-fandrejzyngova-platforma-united24-zibrala-ponad-325-mln-dol-vneskiv/</text:a>
</text:p>
      <!--NEWS-->
      <text:h text:style-name="P10" text:outline-level="1">
<text:span text:style-name="T4">
Our aviation has made 6 beats in areas of concentration of life and military equipment of enemy</text:span>
</text:h>
      <text:p text:style-name="P4">
Author: ['АРМІЯINFORM']</text:p>
      <text:p text:style-name="P4">
Time: 2023-05-05T84:00:00-04:00</text:p>
      <text:p text:style-name="P4">
Description: About CED DOIMAL, ZS Ukrainian at Vechirnyom Zvedenni. “Avіaatsіya defense forces ... War with Ukraine 2022, the war with Ukraine is the latest news today, the news war with Ukraine 2022 last today, will there be a war between Ukraine and Russia and when, the war with Ukraine in 2022 will be or not, will there be whether there will be, will there be The war with Ukraine in the near future says, the war with Ukraine, Ukrainian news today, Ukrainian news in Ukrainian media in Russian</text:p>
      <text:p text:style-name="P4">
Images: ['<text:a xlink:type="simple" xlink:href="https://armyinform.com.ua/wp-content/uploads/2023/05/avicziya_udar.jpg" text:style-name="Internet_20_link" text:visited-style-name="Visited_20_Internet_20_Link">
avicziya_udar.jpg</text:a>
']</text:p>
      <text:p text:style-name="P4">
Tags: ['SHAHED', 'STOPRUSSIA', 'АГРЕСІЯ РФ', 'ВІЙНА', 'ВТОРГНЕННЯ РФ', 'ГШ ЗС УКРАЇНИ']</text:p>
      <text:p text:style-name="P4">
Category: News</text:p>
      <!--METADATA-->
      <text:p text:style-name="P4">
<draw:frame draw:style-name="fr1" draw:name="Image312" text:anchor-type="as-char" svg:width="6.9236in" svg:height="4.834981in" draw:z-index="0">
<draw:image xlink:href="../Images/AРМІЯINFORM/2023-05-05T84-00-00-04-00/avicziya_udar.jpg" xlink:type="simple" xlink:show="embed" xlink:actuate="onLoad" draw:mime-type="image/jpeg"/>
</draw:frame>
<text:span text:style-name="T4">
 🔥 Situation on Russian invasion </text:span>
</text:p>
      <text:p text:style-name="P4">
About it <text:a xlink:type="simple" xlink:href="https://www.facebook.com/GeneralStaff.ua/posts/pfbid02fQp6UGYR7agqX25eRk9s4Fc68MQNUsUowqJGLeevcgiHBM2zaEhyc6XRiTpam9izl" text:style-name="Internet_20_link" text:visited-style-name="Visited_20_Internet_20_Link">
reports</text:a>
The General of the Armed Forces of Ukraine in the evening.</text:p>
      <text:p text:style-name="P4">
“Aviation of defense forces per day made 6 beats in the areas of concentration of personal staff and military equipment of the enemy. Also tonight, two enemy UAVs of the Shahed-136/131 UAV were bought,-the message reads.</text:p>
      <text:p text:style-name="P4">
It is also noted that the departments of missile troops and artillery during the pre-tasks of 5 areas of concentration of weapons and military equipment, 3 warehouses and fuel and lubricants, 1 means of air defense of 5 more important goals of the enemy.</text:p>
      <text:p text:style-name="P4">
News Source: <text:a xlink:type="simple" xlink:href="https://armyinform.com.ua/2023/05/05/nasha-aviacziya-zavdala-6-udariv-po-rajonah-zoseredzhennya-zhyvoyi-syly-ta-vijskovoyi-tehniky-protyvnyka/" text:style-name="Internet_20_link" text:visited-style-name="Visited_20_Internet_20_Link">
https://armyinform.com.ua/2023/05/05/nasha-aviacziya-zavdala-6-udariv-po-rajonah-zoseredzhennya-zhyvoyi-syly-ta-vijskovoyi-tehniky-protyvnyka/</text:a>
</text:p>
      <!--NEWS-->
      <text:h text:style-name="P10" text:outline-level="1">
<text:span text:style-name="T4">
The most fierce battles continue for Bakhmut and Marinka - the GSU of the Armed Forces</text:span>
</text:h>
      <text:p text:style-name="P4">
Author: ['АРМІЯINFORM']</text:p>
      <text:p text:style-name="P4">
Time: 2023-05-05T85:00:00-04:00</text:p>
      <text:p text:style-name="P4">
Description: About CED DOIMAL, ZS Ukrainian at Vechirnyom Zvedenni. “The Vorog is a sink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bahmut-5.jpg" text:style-name="Internet_20_link" text:visited-style-name="Visited_20_Internet_20_Link">
bahmut-5.jpg</text:a>
']</text:p>
      <text:p text:style-name="P4">
Tags: ['STOPRUSSIA', 'АГРЕСІЯ РФ', 'БАХМУТ', 'ВІЙНА', 'ВТОРГНЕННЯ РФ', 'ГШ ЗС УКРАЇНИ', 'МАР’ЇНКА', 'НЬЮ ЙОРК']</text:p>
      <text:p text:style-name="P4">
Category: News</text:p>
      <!--METADATA-->
      <text:p text:style-name="P4">
<draw:frame draw:style-name="fr1" draw:name="Image313" text:anchor-type="as-char" svg:width="6.9236in" svg:height="4.32725in" draw:z-index="0">
<draw:image xlink:href="../Images/AРМІЯINFORM/2023-05-05T85-00-00-04-00/bahmut-5.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fQp6UGYR7agqX25eRk9s4Fc68MQNUsUowqJGLeevcgiHBM2zaEhyc6XRiTpam9izl" text:style-name="Internet_20_link" text:visited-style-name="Visited_20_Internet_20_Link">
reports</text:a>
The General of the Armed Forces of Ukraine in the evening.</text:p>
      <text:p text:style-name="P4">
“The enemy continues to focus on the main efforts on the offensive actions of the Nabakhmut, Avdiiv and Mariinsky directions. More than 30 enemy attacks on the front of the front of the front were reflected during the day. The most fierce battles continue for Bakhmut and Marinka, our warriors keep defense, ”the message reads.</text:p>
      <text:p text:style-name="P4">
It is also noted that heavy battles for the city of Bakhmut continue to continue. In addition, the enemy conducted unsuccessful offensive actions in the direction of the inhabited plots of Grigorivka, Ivanivske and New York. From the enemy shelling victims, Minskivka, Orikhovo-Vasylivka, Markovo, Grigorivka, Bakhmut, Ivanivske, times of Yar, Konstantinovka, Alexander-Shultine, South, Toretsk, North and New York of Donetsk region.</text:p>
      <text:p text:style-name="P4">
News Source: <text:a xlink:type="simple" xlink:href="https://armyinform.com.ua/2023/05/05/najzapeklishi-boyi-tryvayut-za-bahmut-ta-maryinku-gsh-zsu/" text:style-name="Internet_20_link" text:visited-style-name="Visited_20_Internet_20_Link">
https://armyinform.com.ua/2023/05/05/najzapeklishi-boyi-tryvayut-za-bahmut-ta-maryinku-gsh-zsu/</text:a>
</text:p>
      <!--NEWS-->
      <text:h text:style-name="P10" text:outline-level="1">
<text:span text:style-name="T4">
Today the enemy has caused 2 missile and 26 aviation strikes</text:span>
</text:h>
      <text:p text:style-name="P4">
Author: ['АРМІЯINFORM']</text:p>
      <text:p text:style-name="P4">
Time: 2023-05-05T86:00:00-04:00</text:p>
      <text:p text:style-name="P4">
Description: About CED DOIMAL, ZS Ukrainian at Vechirnyom Zvedenni. “Rosіyska federalics I ... War with Ukraine 2022, War with Ukraine Latest News Today, News War with Ukraine 2022 The last for today, will there be a war between Ukraine and Russia, and when, the war with Ukraine in 2022 will be or not, will there be or not, whether it will be, will it be The war with Ukraine in the near future says, the war with Ukraine, Ukrainian news today, Ukrainian news in Ukrainian media in Russian</text:p>
      <text:p text:style-name="P4">
Images: ['<text:a xlink:type="simple" xlink:href="https://armyinform.com.ua/wp-content/uploads/2022/12/raketni-udary-voroga.jpg" text:style-name="Internet_20_link" text:visited-style-name="Visited_20_Internet_20_Link">
raketni-udary-voroga.jpg</text:a>
']</text:p>
      <text:p text:style-name="P4">
Tags: ['STOPRUSSIA', 'АГРЕСІЯ РФ', 'ВІЙНА', 'ВОЄННІ ЗЛОЧИНИ ЗС РФ', 'ВТОРГНЕННЯ РФ', 'ГШ ЗС УКРАЇНИ']</text:p>
      <text:p text:style-name="P4">
Category: News</text:p>
      <!--METADATA-->
      <text:p text:style-name="P4">
<draw:frame draw:style-name="fr1" draw:name="Image314" text:anchor-type="as-char" svg:width="6.9236in" svg:height="3.894525in" draw:z-index="0">
<draw:image xlink:href="../Images/AРМІЯINFORM/2023-05-05T86-00-00-04-00/raketni-udary-voroga.jpg" xlink:type="simple" xlink:show="embed" xlink:actuate="onLoad" draw:mime-type="image/jpeg"/>
</draw:frame>
<text:span text:style-name="T4">
 🔥 Situation on Russian invasion </text:span>
</text:p>
      <text:p text:style-name="P4">
About it <text:a xlink:type="simple" xlink:href="https://www.facebook.com/GeneralStaff.ua/posts/pfbid02fQp6UGYR7agqX25eRk9s4Fc68MQNUsUowqJGLeevcgiHBM2zaEhyc6XRiTpam9izl" text:style-name="Internet_20_link" text:visited-style-name="Visited_20_Internet_20_Link">
reports</text:a>
The General of the Armed Forces of Ukraine in the evening.</text:p>
      <text:p text:style-name="P4">
“The Russian Federation continues to apply terror tactics. Today, the enemy has collected 2 missile, 26 aviation strikes and made about 20 shelling of irreactive volley fire systems. The civilians were injured, private dwellings and other civilian infrastructure were destroyed, ”the message goes.</text:p>
      <text:p text:style-name="P4">
The Ministry of Internal Affairs of Ukraine also emphasized that the likelihood of drawing rocket tauvation strikes throughout Ukraine remains high.</text:p>
      <text:p text:style-name="P4">
News Source: <text:a xlink:type="simple" xlink:href="https://armyinform.com.ua/2023/05/05/sogodni-protyvnyk-zavdav-2-raketnyh-ta-26-aviaczijnyh-udariv/" text:style-name="Internet_20_link" text:visited-style-name="Visited_20_Internet_20_Link">
https://armyinform.com.ua/2023/05/05/sogodni-protyvnyk-zavdav-2-raketnyh-ta-26-aviaczijnyh-udariv/</text:a>
</text:p>
      <!--NEWS-->
      <text:h text:style-name="P10" text:outline-level="1">
<text:span text:style-name="T4">
Belgian partners handed over 4 more medical resuscitation for the Armed Forces</text:span>
</text:h>
      <text:p text:style-name="P4">
Author: ['Ольга Мосьондз']</text:p>
      <text:p text:style-name="P4">
Time: 2023-05-05T87:00:00-04:00</text:p>
      <text:p text:style-name="P4">
Description: Syogodn, and Potim to the front, POSISSH SHO CHOTIRI MEDICHNISHNI Spetsavtomobili, ... War with Ukraine 2022, War with Ukraine Latest News today, War with Ukraine 2022 Last for today, will there be a war between Ukraine and Russia and when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golovne-foto-.jpg" text:style-name="Internet_20_link" text:visited-style-name="Visited_20_Internet_20_Link">
golovne-foto-.jpg</text:a>
', '<text:a xlink:type="simple" xlink:href="https://armyinform.com.ua/wp-content/uploads/2023/05/foto-1-6.jpg" text:style-name="Internet_20_link" text:visited-style-name="Visited_20_Internet_20_Link">
foto-1-6.jpg</text:a>
', '<text:a xlink:type="simple" xlink:href="https://armyinform.com.ua/wp-content/uploads/2023/05/foto-2-7.jpg" text:style-name="Internet_20_link" text:visited-style-name="Visited_20_Internet_20_Link">
foto-2-7.jpg</text:a>
', '<text:a xlink:type="simple" xlink:href="https://armyinform.com.ua/wp-content/uploads/2023/05/foto-3-7.jpg" text:style-name="Internet_20_link" text:visited-style-name="Visited_20_Internet_20_Link">
foto-3-7.jpg</text:a>
', '<text:a xlink:type="simple" xlink:href="https://armyinform.com.ua/wp-content/uploads/2023/05/foto-4-6.jpg" text:style-name="Internet_20_link" text:visited-style-name="Visited_20_Internet_20_Link">
foto-4-6.jpg</text:a>
', '<text:a xlink:type="simple" xlink:href="https://armyinform.com.ua/wp-content/uploads/2023/05/foto-5-4.jpg" text:style-name="Internet_20_link" text:visited-style-name="Visited_20_Internet_20_Link">
foto-5-4.jpg</text:a>
', '<text:a xlink:type="simple" xlink:href="https://armyinform.com.ua/wp-content/uploads/2022/06/olga-mosondz.jpg" text:style-name="Internet_20_link" text:visited-style-name="Visited_20_Internet_20_Link">
olga-mosondz.jpg</text:a>
']</text:p>
      <text:p text:style-name="P4">
Tags: ['STOPRUSSIA', 'АГРЕСІЯ РФ', 'ВІЙНА', 'ВТОРГНЕННЯ РФ', 'КОРОЛІВСТВО БЕЛЬГІЯ']</text:p>
      <text:p text:style-name="P4">
Category: News</text:p>
      <!--METADATA-->
      <text:p text:style-name="P4">
<draw:frame draw:style-name="fr1" draw:name="Image315" text:anchor-type="as-char" svg:width="6.9236in" svg:height="3.946452in" draw:z-index="0">
<draw:image xlink:href="../Images/AРМІЯINFORM/2023-05-05T87-00-00-04-00/golovne-foto-.jpg" xlink:type="simple" xlink:show="embed" xlink:actuate="onLoad" draw:mime-type="image/jpeg"/>
</draw:frame>
Today from Belgium to Kiev, and then to the front, four more medical cavities will be gone, designed to transport the wounded military personnel of the Zrimea of active hostilities. Special vehicles have been purchased within a social prose to support the frontal medicine of Ukraine Mission of Ihorvitenko.</text:p>
      <text:p text:style-name="P4">
This volunteer initiative was made possible by the founder of the social wedge of Ukraine Mission of Ihor Vitenko, Igor Vitenko, who simultaneously represents the international public organization "Council of Environmental Safety" of Belgium, as well as through the volunteer community of Kruzhia and the Belgium, and the Ukrainian Council.</text:p>
      <text:p text:style-name="P4">
In total, than thanks to the social project of Ukraine Mission of Ihor Vitenko, 64 ambulance machines were transferred to the need. Also from Belgium to Ukraine, with the participation of Igor Vitenko, medical assistance was sent for a total amount of 3.5 million euros.</text:p>
      <text:p text:style-name="P4">
<draw:frame draw:style-name="fr1" draw:name="Image316" text:anchor-type="as-char" svg:width="6.9236in" svg:height="4.459952in" draw:z-index="0">
<draw:image xlink:href="../Images/AРМІЯINFORM/2023-05-05T87-00-00-04-00/foto-1-6.jpg" xlink:type="simple" xlink:show="embed" xlink:actuate="onLoad" draw:mime-type="image/jpeg"/>
</draw:frame>
- Today we transfer four more medical special vehicles for the needs of the Armed Forces of Ukraine. We have to say special words of gratitude Igor Vitenko. The Ukrainian, who has lived in Belgium for over 20 years. A doctor by profession, he is a single officially recognized in Belgium specialists in the treatment of wounds. When a large -scale invasion began on December 24, 2022, Mr. Igor immediately arrived in Ukraine, where he operated on a few hundred wounded soldiers in difficult conditions, reduced the number of limb amputation as much as possible. It is worth noting that it was also an anesthesia without anesthesia. He also taught more than 150 impedster doctors from Ukraine new methods of treatment of wounds, - said the head of the Ukrainian Council of Peace, rector of KPI. Igor Sikorsky Mikhail Zgurovsky.</text:p>
      <text:p text:style-name="P4">
The founder of the mission Igor Vitenko noted that it was only through the Commonwealth of people from around the world that it was possible to begin and implement this social care for Ukraine. He thanked the Belgians of the Belgium's and the Belgium, who contributed to its implementation.</text:p>
      <text:p text:style-name="P4">
<draw:frame draw:style-name="fr1" draw:name="Image317" text:anchor-type="as-char" svg:width="6.9236in" svg:height="5.215779in" draw:z-index="0">
<draw:image xlink:href="../Images/AРМІЯINFORM/2023-05-05T87-00-00-04-00/foto-2-7.jpg" xlink:type="simple" xlink:show="embed" xlink:actuate="onLoad" draw:mime-type="image/jpeg"/>
</draw:frame>
</text:p>
      <text:p text:style-name="P4">
I am extremely grateful to all people who have mobilized and realized that the Cerosian evil should be overcome. And it must be won throughout the world, - said Igor Vitenko.</text:p>
      <text:p text:style-name="P4">
The Extraordinary Commissioner of the Ambassador in Ukraine, Peter Van de Velde, who noted that Europe, helping Ukraine, realizing that Russia sows only death and destruction took part in the ceremony of reanimobile.</text:p>
      <text:p text:style-name="P4">
<draw:frame draw:style-name="fr1" draw:name="Image318" text:anchor-type="as-char" svg:width="6.9236in" svg:height="5.181161in" draw:z-index="0">
<draw:image xlink:href="../Images/AРМІЯINFORM/2023-05-05T87-00-00-04-00/foto-3-7.jpg" xlink:type="simple" xlink:show="embed" xlink:actuate="onLoad" draw:mime-type="image/jpeg"/>
</draw:frame>
- Last week, Russia attacked Uman, 25 people were killed, 5 of them were killed. A number of days ago, Kherson was attacked - 16 people were killed. And the last few days of the Russians attacked Kiev. This is what Russia does in Ukraine. Death, destruction. But Ukraine is not alone. A coalition from 50 countries provides assistance to Ukraine. The European Union, founded by the Kingdom of Belgium, provides legal, financial, humanitarian aid. It is not only the help provided by the Government, today they witnessed that this assistance is provided by the Belgians. This is the money and assistance that Belgium citizens have collected. We are also fond of the support provided by Vitenko to Ukraine. I hope that this will continue to the victory itself, ”said the Ambassador of Belgium to Ukraine Peter Van de Velide.</text:p>
      <text:p text:style-name="P4">
<draw:frame draw:style-name="fr1" draw:name="Image319" text:anchor-type="as-char" svg:width="6.9236in" svg:height="4.806132in" draw:z-index="0">
<draw:image xlink:href="../Images/AРМІЯINFORM/2023-05-05T87-00-00-04-00/foto-4-6.jpg" xlink:type="simple" xlink:show="embed" xlink:actuate="onLoad" draw:mime-type="image/jpeg"/>
</draw:frame>
The head of the Ukrainian Council of Peace Mikhail Zgurovsky thanked Belgium in Personipan Ambassador for his assistance to Ukraine.</text:p>
      <ul>
        <li>
I would like to thank the kingdom of Belgium for the support of Ukraine. This country has transferred 146 million euros of military assistance. In addition, on January 27 this year, the Belgium government approved the decision to provide Ukraine with military assistance for 92 million euros and humanitarian aid in the amount of 69 million euros. Belgium gave 60,000 to Ukrainians and provided the treatment of wounded Ukrainian people, and assistance is only increasing, - said the head of the Ukrainian Council Mirumikhail Zgurovsky.</li>
      </ul>
      <text:p text:style-name="P4">
<draw:frame draw:style-name="fr1" draw:name="Image320" text:anchor-type="as-char" svg:width="6.9236in" svg:height="4.367638in" draw:z-index="0">
<draw:image xlink:href="../Images/AРМІЯINFORM/2023-05-05T87-00-00-04-00/foto-5-4.jpg" xlink:type="simple" xlink:show="embed" xlink:actuate="onLoad" draw:mime-type="image/jpeg"/>
</draw:frame>
During the ceremony, Igor Vitenko handed over the keys to medical resuscitation representatives of the Kharkiv VCA. Special vehicles have already gone today to rescue Ukrainian defenders who will defend our land of sprouting invaders there.</text:p>
      <ul>
        <li>
I hope that these resuscitation will have little work, and our defenders will be alive and intact. Glory to the heroes!Glory to Ukraine, - said Igor Vitenko.</li>
      </ul>
      <text:p text:style-name="P4">
<draw:frame draw:style-name="fr1" draw:name="Image321" text:anchor-type="as-char" svg:width="6.9236in" svg:height="6.9236in" draw:z-index="0">
<draw:image xlink:href="../Images/AРМІЯINFORM/2023-05-05T87-00-00-04-00/olga-mosondz.jpg" xlink:type="simple" xlink:show="embed" xlink:actuate="onLoad" draw:mime-type="image/jpeg"/>
</draw:frame>
<text:a xlink:type="simple" xlink:href="https://armyinform.com.ua/army-authors/olga-mosondz/" text:style-name="Internet_20_link" text:visited-style-name="Visited_20_Internet_20_Link">
Olga Mosundz</text:a>
Armyinform correspondent</text:p>
      <text:p text:style-name="P4">
News Source: <text:a xlink:type="simple" xlink:href="https://armyinform.com.ua/2023/05/05/belgijski-partnery-peredaly-shhe-4-medychni-reanimobili-dlya-zsu/" text:style-name="Internet_20_link" text:visited-style-name="Visited_20_Internet_20_Link">
https://armyinform.com.ua/2023/05/05/belgijski-partnery-peredaly-shhe-4-medychni-reanimobili-dlya-zsu/</text:a>
</text:p>
      <!--NEWS-->
      <text:h text:style-name="P10" text:outline-level="1">
<text:span text:style-name="T4">
Updated a list of communities in hostilities or temporarily occupied</text:span>
</text:h>
      <text:p text:style-name="P4">
Author: ['АРМІЯINFORM']</text:p>
      <text:p text:style-name="P4">
Time: 2023-05-05T88:00:00-04:00</text:p>
      <text:p text:style-name="P4">
Description: The serpent is solved to the Peresnyka Teriter, to be waged (waged) the battle of ... War with Ukraine 2022, the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perelik-teritoriy.jpg" text:style-name="Internet_20_link" text:visited-style-name="Visited_20_Internet_20_Link">
perelik-teritoriy.jpg</text:a>
']</text:p>
      <text:p text:style-name="P4">
Tags: ['STOPRUSSIA', 'ВТОРГНЕННЯ РФ', 'МІНРЕІНТЕГРАЦІЇ']</text:p>
      <text:p text:style-name="P4">
Category: News</text:p>
      <!--METADATA-->
      <text:p text:style-name="P4">
<draw:frame draw:style-name="fr1" draw:name="Image322" text:anchor-type="as-char" svg:width="6.9236in" svg:height="5.1927in" draw:z-index="0">
<draw:image xlink:href="../Images/AРМІЯINFORM/2023-05-05T88-00-00-04-00/perelik-teritoriy.jpg" xlink:type="simple" xlink:show="embed" xlink:actuate="onLoad" draw:mime-type="image/jpeg"/>
</draw:frame>
Amendments to the List of the Territories on which the(It was kept)hostilities or temporarily occupied, <text:a xlink:type="simple" xlink:href="https://minre.gov.ua/2023/05/05/zatverdzheno-zminy-do-pereliku-terytorij-na-yakyh-vedutsya-velysya-bojovi-diyi-abo-tymchasovo-okupovanyh-3/" text:style-name="Internet_20_link" text:visited-style-name="Visited_20_Internet_20_Link">
informs</text:a>
Ministry of Reintegration</text:p>
      <text:p text:style-name="P4">
<text:a xlink:type="simple" xlink:href="https://minre.gov.ua/wp-content/uploads/2023/05/nakaz-125-vid-25.04.2023.pdf" text:style-name="Internet_20_link" text:visited-style-name="Visited_20_Internet_20_Link">
By order</text:a>
Ministry of Reintegration of June 25, 2023 No. 125 amended <text:a xlink:type="simple" xlink:href="https://minre.gov.ua/wp-content/uploads/2023/05/perelik_zatverdzhenyj_nakazom_125_vid_25_04_23.pdf" text:style-name="Internet_20_link" text:visited-style-name="Visited_20_Internet_20_Link">
list</text:a>
the territories on which they are conducted(It was kept)hostilities or temporarily occupied by the Russian Federation.</text:p>
      <text:p text:style-name="P4">
The specified list was approved in December 2022 and periodically renewed. The amendments to it are made in agreement with the Ministry of Defense The basis of proposals of the respective regional, Kyiv city military administrations.</text:p>
      <text:p text:style-name="P4">
News Source: <text:a xlink:type="simple" xlink:href="https://armyinform.com.ua/2023/05/05/onovleno-perelik-gromad-u-rajonah-bojovyh-dij-abo-tymchasovo-okupovanyh/" text:style-name="Internet_20_link" text:visited-style-name="Visited_20_Internet_20_Link">
https://armyinform.com.ua/2023/05/05/onovleno-perelik-gromad-u-rajonah-bojovyh-dij-abo-tymchasovo-okupovanyh/</text:a>
</text:p>
      <!--NEWS-->
      <text:h text:style-name="P10" text:outline-level="1">
<text:span text:style-name="T4">
In Kherson region, the occupiers use passport control groups</text:span>
</text:h>
      <text:p text:style-name="P4">
Author: ['АРМІЯINFORM']</text:p>
      <text:p text:style-name="P4">
Time: 2023-05-05T89:00:00-04:00</text:p>
      <text:p text:style-name="P4">
Description: About CED DOIMAL, ZS Ukrainian at Vechirnyom Zvedenni. “Rosіyski Porto ... War with Ukraine 2022, the war with Ukraine is the latest news today, the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149ed2f-235395-herson-fb-960x380-0.png" text:style-name="Internet_20_link" text:visited-style-name="Visited_20_Internet_20_Link">
149ed2f-235395-herson-fb-960x380-0.png</text:a>
']</text:p>
      <text:p text:style-name="P4">
Tags: ['STOPRUSSIA', 'ВОЄННІ ЗЛОЧИНИ ЗС РФ', 'ВТОРГНЕННЯ РФ', 'ГШ ЗС УКРАЇНИ']</text:p>
      <text:p text:style-name="P4">
Category: News</text:p>
      <!--METADATA-->
      <text:p text:style-name="P4">
<draw:frame draw:style-name="fr1" draw:name="Image323" text:anchor-type="as-char" svg:width="6.9236in" svg:height="3.883237in" draw:z-index="0">
<draw:image xlink:href="../Images/AРМІЯINFORM/2023-05-05T89-00-00-04-00/149ed2f-235395-herson-fb-960x380-0.png" xlink:type="simple" xlink:show="embed" xlink:actuate="onLoad" draw:mime-type="image/png"/>
</draw:frame>
<text:span text:style-name="T4">
 🔥 Situation on the Russian invasion </text:span>
 about it <text:a xlink:type="simple" xlink:href="https://www.facebook.com/GeneralStaff.ua/posts/pfbid02fQp6UGYR7agqX25eRk9s4Fc68MQNUsUowqJGLeevcgiHBM2zaEhyc6XRiTpam9izl" text:style-name="Internet_20_link" text:visited-style-name="Visited_20_Internet_20_Link">
reports</text:a>
The General of the Armed Forces of Ukraine in the evening.</text:p>
      <text:p text:style-name="P4">
“The Russian invaders continue the forced certification of the population of the temporarily fixed territory of Kherson region. To do this, the invaders use the exit groups of passport control. Threatening deportation and confiscation of the maker, representatives of mobile groups carry out documents and issuance of passports at the place of residence of citizens of Ukraine, ”the statement reads.</text:p>
      <text:p text:style-name="P4">
News Source: <text:a xlink:type="simple" xlink:href="https://armyinform.com.ua/2023/05/05/na-hersonshhyni-okupanty-vykorystovuyut-vyyizni-grupy-pasportnogo-kontrolyu/" text:style-name="Internet_20_link" text:visited-style-name="Visited_20_Internet_20_Link">
https://armyinform.com.ua/2023/05/05/na-hersonshhyni-okupanty-vykorystovuyut-vyyizni-grupy-pasportnogo-kontrolyu/</text:a>
</text:p>
      <!--NEWS-->
      <text:h text:style-name="P10" text:outline-level="1">
<text:span text:style-name="T4">
Alexei Reznikov told about Ukraine's expectations from NATO summit</text:span>
</text:h>
      <text:p text:style-name="P4">
Author: ['АРМІЯINFORM']</text:p>
      <text:p text:style-name="P4">
Time: 2023-05-05T90:00:00-04:00</text:p>
      <text:p text:style-name="P4">
Description: A considerable alternative to Ukrainian membership in NATO, saying about the Ministra defense of Ukraine Oleksiy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2/reznikov-10-1.jpg" text:style-name="Internet_20_link" text:visited-style-name="Visited_20_Internet_20_Link">
reznikov-10-1.jpg</text:a>
']</text:p>
      <text:p text:style-name="P4">
Tags: ['ВІЛЬНЮС', 'МІНІСТР ОБОРОНИ УКРАЇНИ', 'НАТО', 'ОЛЕКСІЙ РЕЗНІКОВ', 'ОФІЦІЙНО']</text:p>
      <text:p text:style-name="P4">
Category: News</text:p>
      <!--METADATA-->
      <text:p text:style-name="P4">
<draw:frame draw:style-name="fr1" draw:name="Image324" text:anchor-type="as-char" svg:width="6.9236in" svg:height="4.615733in" draw:z-index="0">
<draw:image xlink:href="../Images/AРМІЯINFORM/2023-05-05T90-00-00-04-00/reznikov-10-1.jpg" xlink:type="simple" xlink:show="embed" xlink:actuate="onLoad" draw:mime-type="image/jpeg"/>
</draw:frame>
Photo by Nazar Voloshin</text:p>
      <text:p text:style-name="P4">
There is no alternative to NATO's membership of Ukraine, the Minister of Defense Alexei Reznikov said this in a video message during the Conference of the UVshyington Analytical Center "Atlantic Council" on Friday, dedicated to the preparation for the preparation for the NATO summit, which will take place in Vilnius in July.(https://ukrainian.voanews.com/a/reznikov-ochikuvannja/7080413.html).</text:p>
      <text:p text:style-name="P4">
Олексій Резніков озвучив сподівання, що рішення Вільнюського самітуміститимуть наступні сім пунктів:</text:p>
      <text:p text:style-name="P4">
— Відданість членству України в НАТО. «Альянс має запропонувати Україні докінця 2023 року чіткий алгоритм членства», — додав міністр.</text:p>
      <text:p text:style-name="P4">
— Гарантії безпеки України від НАТО, що діятимуть до вступу України в Альянс.</text:p>
      <text:p text:style-name="P4">
— Готовність НАТО підтримати формулу миру, запропоновану президентом УкраїниВолодимир Зеленський. Як повідомлялось, Зеленський представив десятикроковуформулу миру на саміті G20 цього року. Вона, серед іншого, включає відновленнятериторіальної цілісності України, виведення російських військ, звільненнявсіх полонених, трибунал над винними в агресії та безпекові гарантії дляУкраїни.</text:p>
      <text:p text:style-name="P4">
— Продовження відданості НАТО забезпечувати нагальні оборонні потреби України,включаючи ППО, далекобійну артилерію, боєприпаси, танки та бойові літаки.</text:p>
      <text:p text:style-name="P4">
— Оборонна підтримка України до того, як буде повністю відновлено суверенітетУкраїни.</text:p>
      <text:p text:style-name="P4">
— Створення механізму кризових консультацій з Україною в рамках Статті 4Статуту НАТО.</text:p>
      <text:p text:style-name="P4">
— Перетворення Комісії НАТО — Україна на Раду НАТО — Україна, з переходуУкраїни на стандарти НАТО в оборонних системах, медичної допомоги тарозмінування.</text:p>
      <text:p text:style-name="P4">
News Source: <text:a xlink:type="simple" xlink:href="https://armyinform.com.ua/2023/05/05/oleksij-reznikov-rozpoviv-pro-ochikuvannya-ukrayiny-vid-samitu-nato/" text:style-name="Internet_20_link" text:visited-style-name="Visited_20_Internet_20_Link">
https://armyinform.com.ua/2023/05/05/oleksij-reznikov-rozpoviv-pro-ochikuvannya-ukrayiny-vid-samitu-nato/</text:a>
</text:p>
      <!--NEWS-->
      <text:h text:style-name="P10" text:outline-level="1">
<text:span text:style-name="T4">
We do our best to hear Ukraine, understand and help our country - President</text:span>
</text:h>
      <text:p text:style-name="P4">
Author: ['АРМІЯINFORM']</text:p>
      <text:p text:style-name="P4">
Time: 2023-05-05T91:00:00-04:00</text:p>
      <text:p text:style-name="P4">
Description: I am healthy, Shanovni Ukrainian!Syogodni mi zberetov, the power of the Mijet people ... The war with Ukraine 2022, the war with Ukraine is the latest news today, the News War with Ukraine 2022 is the last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5/08980029d790cd13a0a79eb9f42201a3_1683307391_extra_large.png" text:style-name="Internet_20_link" text:visited-style-name="Visited_20_Internet_20_Link">
08980029d790cd13a0a79eb9f42201a3_1683307391_extra_large.png</text:a>
']</text:p>
      <text:p text:style-name="P4">
Tags: ['STOPRUSSIA', 'АГРЕСІЯ РФ', 'ВІЙНА', 'ВОЛОДИМИР ЗЕЛЕНСЬКИЙ', 'ВТОРГНЕННЯ РФ', 'ОФІС ПРЕЗИДЕНТА УКРАЇНИ']</text:p>
      <text:p text:style-name="P4">
Category: News</text:p>
      <!--METADATA-->
      <text:p text:style-name="P4">
<draw:frame draw:style-name="fr1" draw:name="Image325" text:anchor-type="as-char" svg:width="6.9236in" svg:height="3.894525in" draw:z-index="0">
<draw:image xlink:href="../Images/AРМІЯINFORM/2023-05-05T91-00-00-04-00/08980029d790cd13a0a79eb9f42201a3_1683307391_extra_large.png" xlink:type="simple" xlink:show="embed" xlink:actuate="onLoad" draw:mime-type="image/png"/>
</draw:frame>
I wish health, dear Ukrainians!</text:p>
      <text:p text:style-name="P4">
Today we have maintained the pace and strength of international work - all week gives Ukraine the necessary results.</text:p>
      <text:p text:style-name="P4">
In the morning, after returning from the Netherlands, he met with Bahrain Minister. This, by the way, is the first visit of the head of the police department of this country during our diplomatic relations - since 1992. That is another argument that the world not only believes in Ukraine, but also sees how our state strengthens.</text:p>
      <text:p text:style-name="P4">
We spoke to the minister with how we can bring peace to Ukraine together and restore peace and stability to international relations. I thanked the unchanging support of Ukraine and civilized rules, including support for the UN designer. We talked about the Ukrainian formula of peace, and I believe that Bahrain could join it.</text:p>
      <text:p text:style-name="P4">
In the afternoon, the summit took place on the anniversary of our state charity platformunited24. When the work of this platform began last May, we had a chief task - to unite ordinary people around the world, to unite for the advantage of Ukraine and to protect freedom. And it succeeded!</text:p>
      <text:p text:style-name="P4">
United24 has collected from different people, from different companies from 110 world countries. We have 15 star ambassadors. I am personally proud of the support from the part of our work for the sake of naval drones, as well as all projects that are related to the freezers for the front. These are thousands of drones that make Ukraine more powerful.</text:p>
      <text:p text:style-name="P4">
Much has been done within the UNITED24 medical direction, and the results of the reconstruction are also the results. Now we add another educational direction - it is the restoration of schools, as well as mine. The great task that Ukraine has faced and which can be launched not for decades, but for years, if there is sufficient global support. No Russian mines in our land should remain!</text:p>
      <text:p text:style-name="P4">
In the evening, he met with a delegation of the United States Congress. We were extinguished about the further interaction between our states for the sake of global consciousness.Also today was a meeting with representatives of the Venetian Commission, representatives of the Blackrock Investment Fund.</text:p>
      <text:p text:style-name="P4">
So, in a week: the United States and Bahrain, the Netherlands and Belgium, Finland Sweden, Norway and Denmark, Iceland. Canada. New Zealand. African Union and Comoros. But the whole multinational community of donors United24. We do our best for the world to hear Ukraine, to understand Ukraine and advised Ukraine. Because by helping us, the world protects itself.</text:p>
      <text:p text:style-name="P4">
I am glad to say that as a result of meetings in Helsinki and Hague we have a powerful development for our soldiers with weapons - on earth, in the air and at sea. I thank the partners!This is a significant intensification. We have more progress towards NATO and the European Union. We have more progress on Russia's responsibility for aggression against our state.</text:p>
      <text:p text:style-name="P4">
Glory to everyone and everyone who is now in battle for Ukraine, on combat missions at combat posts!Particularly grateful for this week to all the fighters of our air forces and all units of other kinds of troops defending the sky!</text:p>
      <text:p text:style-name="P4">
To stand, win and punish the enemy is our common task. In unity, daily making Ukraine stronger, daily adding new opportunities to our country, we will get to victory!</text:p>
      <text:p text:style-name="P4">
Eternal memory of all our heroes of different times, who defended and protected Ukraine!</text:p>
      <text:p text:style-name="P4">
Glory to our people!</text:p>
      <text:p text:style-name="P4">
Glory to Ukraine!</text:p>
      <text:p text:style-name="P4">
<text:span text:style-name="T4">
 Source: </text:span>
 <text:a xlink:type="simple" xlink:href="https://www.president.gov.ua/news/robimo-vse-shob-svit-chuv-ukrayinu-rozumiv-i-dopomagav-nashi-82713" text:style-name="Internet_20_link" text:visited-style-name="Visited_20_Internet_20_Link">
<text:span text:style-name="T5">
OSIS President -Ukraine</text:span>
</text:a>
</text:p>
      <text:p text:style-name="P4">
News Source: <text:a xlink:type="simple" xlink:href="https://armyinform.com.ua/2023/05/05/robymo-vse-shhob-svit-chuv-ukrayinu-rozumiv-i-dopomagav-nashij-derzhavi-prezydent/" text:style-name="Internet_20_link" text:visited-style-name="Visited_20_Internet_20_Link">
https://armyinform.com.ua/2023/05/05/robymo-vse-shhob-svit-chuv-ukrayinu-rozumiv-i-dopomagav-nashij-derzhavi-prezydent/</text:a>
</text:p>
      <!--NEWS-->
      <text:h text:style-name="P10" text:outline-level="1">
<text:span text:style-name="T4">
The head of state met with the delegation of the Venetian Commission</text:span>
</text:h>
      <text:p text:style-name="P4">
Author: ['АРМІЯINFORM']</text:p>
      <text:p text:style-name="P4">
Time: 2023-05-05T92:00:00-04:00</text:p>
      <text:p text:style-name="P4">
Description: President of Ukraine Volodymyr Zelensky Zustych Iz delegasi єvropyiskoe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c69725ae1280c64a1b1171c0cb81bf06_1683291981_extra_large.jpeg" text:style-name="Internet_20_link" text:visited-style-name="Visited_20_Internet_20_Link">
c69725ae1280c64a1b1171c0cb81bf06_1683291981_extra_large.jpeg</text:a>
']</text:p>
      <text:p text:style-name="P4">
Tags: ['ВЕНЕЦІАНСЬКА КОМІСІЯ', 'ВОЛОДИМИР ЗЕЛЕНСЬКИЙ', 'ПРЕЗИДЕНТ УКРАЇНИ']</text:p>
      <text:p text:style-name="P4">
Category: News</text:p>
      <!--METADATA-->
      <text:p text:style-name="P4">
<draw:frame draw:style-name="fr1" draw:name="Image326" text:anchor-type="as-char" svg:width="6.9236in" svg:height="4.604691in" draw:z-index="0">
<draw:image xlink:href="../Images/AРМІЯINFORM/2023-05-05T92-00-00-04-00/c69725ae1280c64a1b1171c0cb81bf06_1683291981_extra_large.jpeg" xlink:type="simple" xlink:show="embed" xlink:actuate="onLoad" draw:mime-type="image/jpeg"/>
</draw:frame>
President of Ukraine Volodymyr Zelensky held a meeting with the delegation of the European Commission for Democracy through Right(The Venetian Commission)Heads with the chairman of the commission Claire Base Malory, who is on a visit to our Ukraine.</text:p>
      <text:p text:style-name="P4">
The Head of State thanked the delegations for this difficult time and for fruitful work between Ukraine and the Venice Commission in various directions of development of Ukrainian legislation.</text:p>
      <text:p text:style-name="P4">
The President separately expressed his gratitude for the important assistance of the Venice Commission for the introduction of European integration reforms in the framework of the implementation of our State Recommendations of the European Commission related to the granting of Ukraine by the EU Candidate.</text:p>
      <text:p text:style-name="P4">
During the meeting, the issue of preparation and implementation of the law, which concerns the selection of candidates for the post of the PhD a Construction Court of Ukraine, was discussed.</text:p>
      <text:p text:style-name="P4">
“Ukraine first introduces a competitive procedure for the selection of judges of the Constitutional Court. This is a historical reform that has not even been discussed for any other president. We are quite aware of the great responsibility that lies with us, the invitation of an honest and transparent competition. Ukrainian people expect and demands this, ”Volodymyr Zelenskyy said.</text:p>
      <text:p text:style-name="P4">
He expressed his hope for support from the Venice Commission on this way and confidence in the successful reform of the Constitutional Court's activities.</text:p>
      <text:p text:style-name="P4">
The meeting also discussed the laws on de -oligarchization and proven minorities.</text:p>
      <text:p text:style-name="P4">
The Head of State confirmed the readiness of Ukraine to continue the close interaction of the Zonetsian commission to ensure effective reforms in accordance with pre -European standards.</text:p>
      <text:p text:style-name="P4">
"In general, we have one direction-reforms and victory in any case,"-said the president.</text:p>
      <text:p text:style-name="P4">
<text:span text:style-name="T4">
 _ Source: _ </text:span>
 _ <text:a xlink:type="simple" xlink:href="https://www.president.gov.ua/news/glava-derzhavi-zustrivsya-z-delegaciyeyu-venecianskoyi-komis-82717" text:style-name="Internet_20_link" text:visited-style-name="Visited_20_Internet_20_Link">
official website presidential Ukrainian.</text:a>
_</text:p>
      <text:p text:style-name="P4">
News Source: <text:a xlink:type="simple" xlink:href="https://armyinform.com.ua/2023/05/05/glava-derzhavy-zustrivsya-z-delegacziyeyu-veneczianskoyi-komisiyi/" text:style-name="Internet_20_link" text:visited-style-name="Visited_20_Internet_20_Link">
https://armyinform.com.ua/2023/05/05/glava-derzhavy-zustrivsya-z-delegacziyeyu-veneczianskoyi-komisiyi/</text:a>
</text:p>
      <!--NEWS-->
      <text:h text:style-name="P10" text:outline-level="1">
<text:span text:style-name="T4">
In the south, Rashists fired at more than 40 settlements</text:span>
</text:h>
      <text:p text:style-name="P4">
Author: ['АРМІЯINFORM']</text:p>
      <text:p text:style-name="P4">
Time: 2023-05-05T93:00:00-04:00</text:p>
      <text:p text:style-name="P4">
Description: About CED DOIMAL, ZS Ukrainian at Vechirnyom Zvedenni. “At the Zaporizhzky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2/obstrily-foto-1.jpg" text:style-name="Internet_20_link" text:visited-style-name="Visited_20_Internet_20_Link">
obstrily-foto-1.jpg</text:a>
']</text:p>
      <text:p text:style-name="P4">
Tags: ['STOPRUSSIA', 'ВОЄННІ ЗЛОЧИНИ ЗС РФ', 'ВТОРГНЕННЯ РФ', 'ГШ ЗС УКРАЇНИ']</text:p>
      <text:p text:style-name="P4">
Category: News</text:p>
      <!--METADATA-->
      <text:p text:style-name="P4">
<draw:frame draw:style-name="fr1" draw:name="Image327" text:anchor-type="as-char" svg:width="6.9236in" svg:height="4.558037in" draw:z-index="0">
<draw:image xlink:href="../Images/AРМІЯINFORM/2023-05-05T93-00-00-04-00/obstrily-foto-1.jpg" xlink:type="simple" xlink:show="embed" xlink:actuate="onLoad" draw:mime-type="image/jpeg"/>
</draw:frame>
Illustrative photo</text:p>
      <text:p text:style-name="P4">
<text:span text:style-name="T4">
 🔥 Situation on the Russian invasion </text:span>
 about it <text:a xlink:type="simple" xlink:href="https://www.facebook.com/GeneralStaff.ua/posts/pfbid02fQp6UGYR7agqX25eRk9s4Fc68MQNUsUowqJGLeevcgiHBM2zaEhyc6XRiTpam9izl" text:style-name="Internet_20_link" text:visited-style-name="Visited_20_Internet_20_Link">
reports</text:a>
The General of the Armed Forces of Ukraine in the evening.</text:p>
      <text:p text:style-name="P4">
“In Zaporizhzhya and Kherson directions, the enemy continues to conduct defense. At the same time, during the day, he fired more than 40 inhabitants. Among them - Burlatske, Vremivka, Novosilka, Green Field, Novopoldonetsk region; Olgivske, Malynivka, Gulyaipole, Railway, Gulyaypil, Belogorye, Little Tokmachka, Mali Shcherbaki, Kamianske Tastepnogorsk, Zaporizhzhya region; Nikopol of Dnipropetrovsk region; Golden Bank, Dudchans, Vesele, Dniprovske, Kizomis of Kherson region and citysharson, ”the message reads.</text:p>
      <text:p text:style-name="P4">
News Source: <text:a xlink:type="simple" xlink:href="https://armyinform.com.ua/2023/05/05/na-pivdni-rashysty-obstrilyaly-ponad-40-naselenyh-punktiv/" text:style-name="Internet_20_link" text:visited-style-name="Visited_20_Internet_20_Link">
https://armyinform.com.ua/2023/05/05/na-pivdni-rashysty-obstrilyaly-ponad-40-naselenyh-punktiv/</text:a>
</text:p>
      <!--NEWS-->
      <text:h text:style-name="P10" text:outline-level="1">
<text:span text:style-name="T4">
President of Ukraine met with a delegation of American congressmen</text:span>
</text:h>
      <text:p text:style-name="P4">
Author: ['АРМІЯINFORM']</text:p>
      <text:p text:style-name="P4">
Time: 2023-05-05T94:00:00-04:00</text:p>
      <text:p text:style-name="P4">
Description: President of Ukraine Volodymyr Zelensky, having given the delegate of the Palator of the Palator of the Palace ... War with Ukraine 2022, the war with Ukraine Latest news today, News War with Ukraine 2022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33c7fe119835d97448cd404a8aa9fa1c_1683309295_extra_large.png" text:style-name="Internet_20_link" text:visited-style-name="Visited_20_Internet_20_Link">
33c7fe119835d97448cd404a8aa9fa1c_1683309295_extra_large.png</text:a>
']</text:p>
      <text:p text:style-name="P4">
Tags: ['STOPRUSSIA', 'АГРЕСІЯ РФ', 'ВІЙНА', 'ВОЛОДИМИР ЗЕЛЕНСЬКИЙ', 'ВТОРГНЕННЯ РФ', 'ДЕЛЕГАЦІЯ КОНГРЕСУ США', 'ОФІС ПРЕЗИДЕНТА УКРАЇНИ', 'США']</text:p>
      <text:p text:style-name="P4">
Category: News</text:p>
      <!--METADATA-->
      <text:p text:style-name="P4">
<draw:frame draw:style-name="fr1" draw:name="Image328" text:anchor-type="as-char" svg:width="6.9236in" svg:height="4.604691in" draw:z-index="0">
<draw:image xlink:href="../Images/AРМІЯINFORM/2023-05-05T94-00-00-04-00/33c7fe119835d97448cd404a8aa9fa1c_1683309295_extra_large.png" xlink:type="simple" xlink:show="embed" xlink:actuate="onLoad" draw:mime-type="image/png"/>
</draw:frame>
President of Ukraine Volodymyr Zelensky has adopted a two -party delegation of the United States Congress of the United States Congress as part of the head of the US Helsinki Commission, Joe Wilson, Stephen Cohen Congressman and Victoria Spartz. The delegation also included a permanent representative of the United States of the PrzebsE Michael Carpenter.</text:p>
      <text:p text:style-name="P4">
The head of state stressed that such visits to Ukraine are a powerful signal from the United States of our country, the whole Ukrainian people, which is especially important at the time when the aggressor state resumed massive missile terror of anti-Ukrainian cities.</text:p>
      <text:p text:style-name="P4">
“You see that the war is not only on the battlefield, but here in the capital. So, thank you for this meeting for this dialogue, for the support of Ukraine, ”said Volodymyr Zelensky.</text:p>
      <text:p text:style-name="P4">
The President thanked the Congress representatives for the powerful bicameral support for our country and comprehensive assistance provided by the States of Ukraine in our struggle for our own future and the future of our joint values - freedom and democracy.</text:p>
      <text:p text:style-name="P4">
"We are grateful for your help, leadership not only on the battlefield, but also for financial support," he stated.</text:p>
      <text:p text:style-name="P4">
The head of state noted that the continuation of such assistance is the key to success in the fight against Russian aggression.</text:p>
      <text:p text:style-name="P4">
Volodymyr Zelenskyy informed the American delegation about the situation. In this context, the meeting was discussed in detail by the keywares of further US security and defense assistance. Presidential Rot spoke about the priority needs of Ukraine's defense forces.</text:p>
      <text:p text:style-name="P4">
The meeting also raised the issue of extension of the grain corridor, the situation at the Zaporozhye NPP, and other important topics of the bilateral agenda.</text:p>
      <text:p text:style-name="P4">
News Source: <text:a xlink:type="simple" xlink:href="https://armyinform.com.ua/2023/05/05/prezydent-ukrayiny-zustrivsya-z-delegacziyeyu-amerykanskyh-kongresmeniv/" text:style-name="Internet_20_link" text:visited-style-name="Visited_20_Internet_20_Link">
https://armyinform.com.ua/2023/05/05/prezydent-ukrayiny-zustrivsya-z-delegacziyeyu-amerykanskyh-kongresmeniv/</text:a>
</text:p>
      <!--NEWS-->
      <text:h text:style-name="P10" text:outline-level="1">
<text:span text:style-name="T4">
Almost 15,000 Ukrainian soldiers have already been trained in the UK</text:span>
</text:h>
      <text:p text:style-name="P4">
Author: ['АРМІЯINFORM']</text:p>
      <text:p text:style-name="P4">
Time: 2023-05-05T95:00:00-04:00</text:p>
      <text:p text:style-name="P4">
Description: About the cereal of the dealership of the telegram channel premhat-Ministra of Ukraine Denis Schmigal.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dfb174e5-0616-45b7-801e-b24a44570629.jpg" text:style-name="Internet_20_link" text:visited-style-name="Visited_20_Internet_20_Link">
dfb174e5-0616-45b7-801e-b24a44570629.jpg</text:a>
', '<text:a xlink:type="simple" xlink:href="https://armyinform.com.ua/wp-content/uploads/2023/05/50cc3c2b-1205-42cb-adaa-69d46313f293-150x150.jpg" text:style-name="Internet_20_link" text:visited-style-name="Visited_20_Internet_20_Link">
50cc3c2b-1205-42cb-adaa-69d46313f293-150x150.jpg</text:a>
', '<text:a xlink:type="simple" xlink:href="https://armyinform.com.ua/wp-content/uploads/2023/05/20911bf4-325a-4aef-9cf8-0d9c47f84085-150x150.jpg" text:style-name="Internet_20_link" text:visited-style-name="Visited_20_Internet_20_Link">
20911bf4-325a-4aef-9cf8-0d9c47f84085-150x150.jpg</text:a>
', '<text:a xlink:type="simple" xlink:href="https://armyinform.com.ua/wp-content/uploads/2023/05/d4094f84-abfc-4bab-abde-bb974fbb6325-150x150.jpg" text:style-name="Internet_20_link" text:visited-style-name="Visited_20_Internet_20_Link">
d4094f84-abfc-4bab-abde-bb974fbb6325-150x150.jpg</text:a>
', '<text:a xlink:type="simple" xlink:href="https://armyinform.com.ua/wp-content/uploads/2023/05/35bcff0b-68cc-49ce-a113-819a698a616f-150x150.jpg" text:style-name="Internet_20_link" text:visited-style-name="Visited_20_Internet_20_Link">
35bcff0b-68cc-49ce-a113-819a698a616f-150x150.jpg</text:a>
', '<text:a xlink:type="simple" xlink:href="https://armyinform.com.ua/wp-content/uploads/2023/05/d25ca564-8b25-4647-a7d2-b74a95bc2609-150x150.jpg" text:style-name="Internet_20_link" text:visited-style-name="Visited_20_Internet_20_Link">
d25ca564-8b25-4647-a7d2-b74a95bc2609-150x150.jpg</text:a>
']</text:p>
      <text:p text:style-name="P4">
Tags: ['STOPRUSSIA', 'АГРЕСІЯ РФ', 'ВІЙНА', 'ВТОРГНЕННЯ РФ', 'ДЕНИС ШМИГАЛЬ', 'УКРАЇНА - ВЕЛИКА БРИТАНІЯ']</text:p>
      <text:p text:style-name="P4">
Category: News</text:p>
      <!--METADATA-->
      <text:p text:style-name="P4">
<draw:frame draw:style-name="fr1" draw:name="Image329" text:anchor-type="as-char" svg:width="6.9236in" svg:height="5.319633in" draw:z-index="0">
<draw:image xlink:href="../Images/AРМІЯINFORM/2023-05-05T95-00-00-04-00/dfb174e5-0616-45b7-801e-b24a44570629.jpg" xlink:type="simple" xlink:show="embed" xlink:actuate="onLoad" draw:mime-type="image/jpeg"/>
</draw:frame>
About it <text:a xlink:type="simple" xlink:href="https://t.me/Denys_Smyhal/5171" text:style-name="Internet_20_link" text:visited-style-name="Visited_20_Internet_20_Link">
reports</text:a>
Official Telegram-Canal Plipper of Ukraine Denis Shmigal.</text:p>
      <text:p text:style-name="P4">
Today, together with the Minister of Defense of the United Kingdom, Ben Wallace and Lady of Ukraine, Olena Zelenskaya, got acquainted with the process of training in the Armed Forces of the Armed Forces.</text:p>
      <text:p text:style-name="P4">
<text:a xlink:type="simple" xlink:href="https://armyinform.com.ua/wp-content/uploads/2023/05/50cc3c2b-1205-42cb-adaa-69d46313f293.jpg" text:style-name="Internet_20_link" text:visited-style-name="Visited_20_Internet_20_Link">
!(Images/AРМІЯINFORM/2023-05-05T95-00-00-04-00/50cc3c2b-1205-42cb-adaa-69d46313f293-150x150.jpg)</text:a>
</text:p>
      <text:p text:style-name="P4">
<text:a xlink:type="simple" xlink:href="https://armyinform.com.ua/wp-content/uploads/2023/05/20911bf4-325a-4aef-9cf8-0d9c47f84085.jpg" text:style-name="Internet_20_link" text:visited-style-name="Visited_20_Internet_20_Link">
<draw:frame draw:style-name="fr1" draw:name="Image330" text:anchor-type="as-char" svg:width="6.9236in" svg:height="6.9236in" draw:z-index="0">
<draw:image xlink:href="../Images/AРМІЯINFORM/2023-05-05T95-00-00-04-00/20911bf4-325a-4aef-9cf8-0d9c47f84085-150x150.jpg" xlink:type="simple" xlink:show="embed" xlink:actuate="onLoad" draw:mime-type="image/jpeg"/>
</draw:frame>
</text:a>
</text:p>
      <text:p text:style-name="P4">
<text:a xlink:type="simple" xlink:href="https://armyinform.com.ua/wp-content/uploads/2023/05/d4094f84-abfc-4bab-abde-bb974fbb6325.jpg" text:style-name="Internet_20_link" text:visited-style-name="Visited_20_Internet_20_Link">
<draw:frame draw:style-name="fr1" draw:name="Image331" text:anchor-type="as-char" svg:width="6.9236in" svg:height="6.9236in" draw:z-index="0">
<draw:image xlink:href="../Images/AРМІЯINFORM/2023-05-05T95-00-00-04-00/d4094f84-abfc-4bab-abde-bb974fbb6325-150x150.jpg" xlink:type="simple" xlink:show="embed" xlink:actuate="onLoad" draw:mime-type="image/jpeg"/>
</draw:frame>
</text:a>
</text:p>
      <text:p text:style-name="P4">
<text:a xlink:type="simple" xlink:href="https://armyinform.com.ua/wp-content/uploads/2023/05/35bcff0b-68cc-49ce-a113-819a698a616f.jpg" text:style-name="Internet_20_link" text:visited-style-name="Visited_20_Internet_20_Link">
<draw:frame draw:style-name="fr1" draw:name="Image332" text:anchor-type="as-char" svg:width="6.9236in" svg:height="6.9236in" draw:z-index="0">
<draw:image xlink:href="../Images/AРМІЯINFORM/2023-05-05T95-00-00-04-00/35bcff0b-68cc-49ce-a113-819a698a616f-150x150.jpg" xlink:type="simple" xlink:show="embed" xlink:actuate="onLoad" draw:mime-type="image/jpeg"/>
</draw:frame>
</text:a>
</text:p>
      <text:p text:style-name="P4">
<text:a xlink:type="simple" xlink:href="https://armyinform.com.ua/wp-content/uploads/2023/05/d25ca564-8b25-4647-a7d2-b74a95bc2609.jpg" text:style-name="Internet_20_link" text:visited-style-name="Visited_20_Internet_20_Link">
<draw:frame draw:style-name="fr1" draw:name="Image333" text:anchor-type="as-char" svg:width="6.9236in" svg:height="6.9236in" draw:z-index="0">
<draw:image xlink:href="../Images/AРМІЯINFORM/2023-05-05T95-00-00-04-00/d25ca564-8b25-4647-a7d2-b74a95bc2609-150x150.jpg" xlink:type="simple" xlink:show="embed" xlink:actuate="onLoad" draw:mime-type="image/jpeg"/>
</draw:frame>
</text:a>
Coordinated with Ben Wallace steps necessary for our counter -offensive and for more strengthening of Ukraine's defense capability. We systematically move in this way. The Ukrainian army learns NATO standards in practice. Political from experienced mentors and on the battlefield during the struggle.</text:p>
      <text:p text:style-name="P4">
We thank the United Kingdom for launching interflex operations for Ukrainian military training with nine partner countries. Thank you to our defense for the state. He wished endurance, strength of spirit and will to the struggle of Victory of Ukraine.</text:p>
      <text:p text:style-name="P4">
News Source: <text:a xlink:type="simple" xlink:href="https://armyinform.com.ua/2023/05/05/u-velykij-brytaniyi-vzhe-projshly-pidgotovku-majzhe-15-tysyach-ukrayinskyh-vijskovyh/" text:style-name="Internet_20_link" text:visited-style-name="Visited_20_Internet_20_Link">
https://armyinform.com.ua/2023/05/05/u-velykij-brytaniyi-vzhe-projshly-pidgotovku-majzhe-15-tysyach-ukrayinskyh-vijskovyh/</text:a>
</text:p>
      <!--NEWS-->
      <text:h text:style-name="P10" text:outline-level="1">
<text:span text:style-name="T4">
The government has accepted important changes to resolutions on disability from injuries and damage to civilians</text:span>
</text:h>
      <text:p text:style-name="P4">
Author: ['АРМІЯINFORM']</text:p>
      <text:p text:style-name="P4">
Time: 2023-05-05T96:00:00-04:00</text:p>
      <text:p text:style-name="P4">
Description: About CED DOIMLAYA Minlateran. For the INITITITOV Minvelave, the URIED is Priva Zmіni ... The war with Ukraine 2022, the war with Ukraine is the latest news today, the News War with Ukraine 2022 is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5/306-scaled.jpg" text:style-name="Internet_20_link" text:visited-style-name="Visited_20_Internet_20_Link">
306-scaled.jpg</text:a>
']</text:p>
      <text:p text:style-name="P4">
Tags: ['STOPRUSSIA', 'АГРЕСІЯ РФ', 'ВЕТЕРАНИ АТО/ООС', 'ВІЙНА', 'ВТОРГНЕННЯ РФ', 'ІНВАЛІДИ ВІЙНИ', 'ІНФОГРАФІКА', 'МІНВЕТЕРАНІВ']</text:p>
      <text:p text:style-name="P4">
Category: News</text:p>
      <!--METADATA-->
      <text:p text:style-name="P4">
About it <text:a xlink:type="simple" xlink:href="https://mva.gov.ua/ua/news/j" text:style-name="Internet_20_link" text:visited-style-name="Visited_20_Internet_20_Link">
reports</text:a>
Ministry of Veterans.</text:p>
      <text:p text:style-name="P4">
On the initiative of the Ministry of Justice, the Government adopted the resolutions of the Cabinet of Ministers of Ukraine dated 03.12.2009 No. 1317 and dated 25.04.2018 No. 306, which regulated the procedure for the establishment of MSCECs by the Civilian Second In connection with the military aggression of the Russian Federation against Ukraine, the causal connection of the disability with the provision of these measures, and the procedure of adoption of mini -veterans of the decision on establishing the fact of receipt of the above persons by the personality of health from ammunition in the territory of the mentioned persons was regulated.</text:p>
      <text:p text:style-name="P4">
The decision to establish the fact of health damage from ammunition to the territory of measures necessary to ensure the defense of Ukraine, to protect the security of the population and interests of the state in connection with the military aggression of the Russian Federation against Ukraine will be made by the formed Ministry At Ministry of Veterans, civilians will establish a causal liability with these measures.</text:p>
      <text:p text:style-name="P4">
<draw:frame draw:style-name="fr1" draw:name="Image334" text:anchor-type="as-char" svg:width="6.9236in" svg:height="8.850669in" draw:z-index="0">
<draw:image xlink:href="../Images/AРМІЯINFORM/2023-05-05T96-00-00-04-00/306-scaled.jpg" xlink:type="simple" xlink:show="embed" xlink:actuate="onLoad" draw:mime-type="image/jpeg"/>
</draw:frame>
<text:span text:style-name="T4">
 In order to establish such a fact, persons must be submitted for consideration by the interagency commission: </text:span>
</text:p>
      <ul>
        <li>
copies of primary medical records; * conclusion of forensic examination; * A copy of the MSEC's certificate of the group and the cause of disability from the general disease(for adults)or a copy of the conclusion of the LCC(for children); * Help on the absence of(availability)criminal record; * Excerpt from the Unified Register of Pre -trial Investigations.</li>
      </ul>
      <text:p text:style-name="P4">
The application and necessary documents are submitted by mail to the Ministry of Veterans: Museum Museum Lane, 12, Kyiv, 01001</text:p>
      <text:p text:style-name="P4">
News Source: <text:a xlink:type="simple" xlink:href="https://armyinform.com.ua/2023/05/05/uryad-pryjnyav-vazhlyvi-zminy-do-postanov-shhodo-invalidnosti-vid-poranen-ta-ushkodzhen/" text:style-name="Internet_20_link" text:visited-style-name="Visited_20_Internet_20_Link">
https://armyinform.com.ua/2023/05/05/uryad-pryjnyav-vazhlyvi-zminy-do-postanov-shhodo-invalidnosti-vid-poranen-ta-ushkodzhen/</text:a>
</text:p>
      <!--NEWS-->
      <text:h text:style-name="P10" text:outline-level="1">
<text:span text:style-name="T4">
乌克兰总统庆祝了153个军人州奖</text:span>
</text:h>
      <text:p text:style-name="P4">
Author: ['АРМІЯINFORM']</text:p>
      <text:p text:style-name="P4">
Time: 2023-05-05T97:00:00-04:00</text:p>
      <text:p text:style-name="P4">
Description: 乌克兰沃迪米尔Zelensky Vidniy总统，由Nagorods的君主153 ...与乌克兰2022年的战争，与乌克兰与乌克兰的最新新闻，今天与乌克兰2022年的新闻战争，乌克兰和俄罗斯之间以及战争之间的战争将是一场战争他们说，乌克兰将在2022年不在2022年，在不久的将来是否会与乌克兰发生战争，他们说，今天与乌克兰的战争，今天的乌克兰新闻，乌克兰新闻，乌克兰媒体在俄罗斯的乌克兰媒体</text:p>
      <text:p text:style-name="P4">
Images: ['<text:a xlink:type="simple" xlink:href="https://armyinform.com.ua/wp-content/uploads/2022/04/orden-za-mushestvo-1-e1650879336455.jpg" text:style-name="Internet_20_link" text:visited-style-name="Visited_20_Internet_20_Link">
orden-za-mushestvo-1-e1650879336455.jpg</text:a>
']</text:p>
      <text:p text:style-name="P4">
Tags: []</text:p>
      <text:p text:style-name="P4">
Category: News</text:p>
      <!--METADATA-->
      <text:p text:style-name="P4">
<draw:frame draw:style-name="fr1" draw:name="Image335" text:anchor-type="as-char" svg:width="6.9236in" svg:height="4.598934in" draw:z-index="0">
<draw:image xlink:href="../Images/AРМІЯINFORM/2023-05-05T97-00-00-04-00/orden-za-mushestvo-1-e1650879336455.jpg" xlink:type="simple" xlink:show="embed" xlink:actuate="onLoad" draw:mime-type="image/jpeg"/>
</draw:frame>
说明性照片</text:p>
      <text:p text:style-name="P4">
乌克兰沃迪米尔·泽伦斯基(Ukraine Volodymyr Zelensky)总统在153名军事军人中庆祝了州奖，其中包括130名。</text:p>
      <text:p text:style-name="P4">
适当<text:a xlink:type="simple" xlink:href="https://www.president.gov.ua/documents/2622023-46681" text:style-name="Internet_20_link" text:visited-style-name="Visited_20_Internet_20_Link">
第262/2023号法令</text:a>
由国家元首发布。</text:p>
      <text:p text:style-name="P4">
总统法令第262/2023号</text:p>
      <text:p text:style-name="P4">
在庆祝乌克兰州奖</text:p>
      <text:p text:style-name="P4">
为了个人勇气，在保护乌克兰的鉴定完整的国家主权中揭示了无私的军事职责<text:span text:style-name="T4">
我做</text:span>
：</text:p>
      <text:p text:style-name="P4">
<text:span text:style-name="T4">
授予Bohdan Khmelnitsky III学位的命令</text:span>
</text:p>
      <text:p text:style-name="P4">
Astakhova Yegor Mikhailovich(死后) - 高级中尉</text:p>
      <text:p text:style-name="P4">
Kulik Yuri Valeryevich(死后) - 中尉</text:p>
      <text:p text:style-name="P4">
Simidankin Yevgeny Valentinovich(死后) - 高级中尉</text:p>
      <text:p text:style-name="P4">
Mikhail Viktorovich(死后) - 中尉</text:p>
      <text:p text:style-name="P4">
<text:span text:style-name="T4">
授予II学位的勇气命令</text:span>
</text:p>
      <text:p text:style-name="P4">
Machulsky Alexander Konstantinovich(死后) - 高级士兵</text:p>
      <text:p text:style-name="P4">
<text:span text:style-name="T4">
授予三级勇气的勇气</text:span>
</text:p>
      <text:p text:style-name="P4">
Andrushka Vladimir Ivanovich(死后) - 高级中士</text:p>
      <text:p text:style-name="P4">
Apeck Eugene Mikhailovich(死后) - 士兵</text:p>
      <text:p text:style-name="P4">
亚历山大·巴比奇(死后) - 初中中士</text:p>
      <text:p text:style-name="P4">
Bakotsky Dmitry Alexandrovich(死后) - 士兵</text:p>
      <text:p text:style-name="P4">
Beneda Vladimir Vladimirovich(死后) - 士兵</text:p>
      <text:p text:style-name="P4">
BYKOV VICTOR ANATOLIYOVYCH(死后) - 士兵</text:p>
      <text:p text:style-name="P4">
亚历山大·邦德伦科(Alexander Bondarenko)(死后) - 士兵</text:p>
      <text:p text:style-name="P4">
Britsky Oleg Dmitrovich(死后) - 士兵</text:p>
      <text:p text:style-name="P4">
Buga Anton Vasilyevich(死后) - 士兵</text:p>
      <text:p text:style-name="P4">
Bulata Denis Alexandrovich(死后) - 士兵</text:p>
      <text:p text:style-name="P4">
野蛮人玛丽安·安德里约维奇(死后) - 初中中士</text:p>
      <text:p text:style-name="P4">
Vasilyeva Sergey Serafimovich(死后) - 士兵</text:p>
      <text:p text:style-name="P4">
Veveritsa Vladislav Vasilyevich(死后) - 士兵</text:p>
      <text:p text:style-name="P4">
马克西姆·亚历山德罗维奇的狼(死后) - 高级士兵</text:p>
      <text:p text:style-name="P4">
Vorobyov Alexander Trokhimovich(死后) - 高级士兵</text:p>
      <text:p text:style-name="P4">
Stepan Olegovich Voronovsky(死后) - 士兵</text:p>
      <text:p text:style-name="P4">
Vitaliy Olegovich的乌鸦(死后) - 士兵</text:p>
      <text:p text:style-name="P4">
Galushka Valery Yurievich(死后) - 士兵</text:p>
      <text:p text:style-name="P4">
Genhala Taras Vladimirovich(死后) - 士兵</text:p>
      <text:p text:style-name="P4">
Gergencope Victor Nikolaevich(死后) - 初中中士</text:p>
      <text:p text:style-name="P4">
Gniple Vitaliy Viktorovich(死后) - 士兵</text:p>
      <text:p text:style-name="P4">
Golovinov Vasily Dmitrovich(死后) - 士兵</text:p>
      <text:p text:style-name="P4">
Valery Alexandrovich的饥荒(死后) - 高级士兵</text:p>
      <text:p text:style-name="P4">
Gorbatenko Sergey Valentinovich(死后) - 士兵</text:p>
      <text:p text:style-name="P4">
Grabov Ivan Mikhailovich(死后) - 中士Grechishkin Denis Fedorovich(死后) - 士兵</text:p>
      <text:p text:style-name="P4">
Grigorchuk Viktor Vasilyevich(死后) - 士兵</text:p>
      <text:p text:style-name="P4">
Hrynia Konstantin Anatolyevich(死后) - 高级中尉</text:p>
      <text:p text:style-name="P4">
Grishkovets Vladimir Vitaliyevich(死后) - 士兵</text:p>
      <text:p text:style-name="P4">
Grubrina Boris Leonidovich(死后) - 士兵</text:p>
      <text:p text:style-name="P4">
达比兹·亚历山大·瓦莱里维奇(Dabiz Alexander Valeryevich)(死后) - 士兵</text:p>
      <text:p text:style-name="P4">
Davidyuk Sergey Nikolaevich(死后) - 士兵</text:p>
      <text:p text:style-name="P4">
Stanislav Dvornikov(死后) - 士兵</text:p>
      <text:p text:style-name="P4">
伊万·尤里维奇(Ivan Yurievich)的贵族(死后) - 士兵</text:p>
      <text:p text:style-name="P4">
Demian Andriy Vasilyevich(死后) - 高级士兵</text:p>
      <text:p text:style-name="P4">
Yevgeny Mikhailovich的挖掘(死后) - 初中中士</text:p>
      <text:p text:style-name="P4">
Doroshenko Maxim Sergeyevich(死后) - 士兵</text:p>
      <text:p text:style-name="P4">
Drechevich Mykola Danilovich(死后) - 高级中士</text:p>
      <text:p text:style-name="P4">
Dudarenko Dmitry Vasilyevich(死后) - 士兵</text:p>
      <text:p text:style-name="P4">
Dyakiva Alexander Zinovievich(死后) - 士兵</text:p>
      <text:p text:style-name="P4">
Zeltinsh Yuri Dzintarovich(死后) - 士兵</text:p>
      <text:p text:style-name="P4">
Zuya Ivan Olegovich(死后) - 士兵</text:p>
      <text:p text:style-name="P4">
Ivanushka Alexander Ivanovich(死后) - 士兵</text:p>
      <text:p text:style-name="P4">
Kapanovsky Maxim Olegovich(死后) - 士兵</text:p>
      <text:p text:style-name="P4">
Karpenko Artem Alexandrovich(死后) - 高级士兵</text:p>
      <text:p text:style-name="P4">
Kidika Valery Mikhailovich(死后) - 士兵</text:p>
      <text:p text:style-name="P4">
亚历山大·克拉波舒克(Alexander Klaposhchuk)(死后) - 士兵</text:p>
      <text:p text:style-name="P4">
克里姆夫·亚历山大·亚历山德罗维奇(死后) - 士兵</text:p>
      <text:p text:style-name="P4">
铁匠Igor Yevgenyevich(死后) - 高级中尉</text:p>
      <text:p text:style-name="P4">
Kovaleva Yevgeny Sergeyevich-士兵</text:p>
      <text:p text:style-name="P4">
Maxim Kodatsky(死后) - 士兵</text:p>
      <text:p text:style-name="P4">
Kozarenko Yuri Dmitrovich(死后) - 士兵</text:p>
      <text:p text:style-name="P4">
Sergey Konstantinov(死后) - 士兵</text:p>
      <text:p text:style-name="P4">
Kostyuk Vitaliy Igorovich(死后) - 士兵</text:p>
      <text:p text:style-name="P4">
Kotuzyak Fyodor Stepanovich(死后) - 高级中尉</text:p>
      <text:p text:style-name="P4">
Kotsupey Sergey Nikolaevich(死后) - 士兵</text:p>
      <text:p text:style-name="P4">
Kravchenko Vitaliy Nikolaevich(死后) - 高级士兵</text:p>
      <text:p text:style-name="P4">
krymsalyuk roman yurievich(死后) - 士兵</text:p>
      <text:p text:style-name="P4">
Dmitry Igorovich Kurach(死后) - 士兵</text:p>
      <text:p text:style-name="P4">
Kukharuka Vasily Valeryevich(死后) - 士兵</text:p>
      <text:p text:style-name="P4">
Oleg Sergeyevich Bush(死后) - 初中中士</text:p>
      <text:p text:style-name="P4">
Kuyana Andriy Igorevich(死后) - 高级中士</text:p>
      <text:p text:style-name="P4">
Levenets Sergey Alexandrovich(死后) - 士兵</text:p>
      <text:p text:style-name="P4">
Lutai Andriy Sergeyevich(死后) - 士兵</text:p>
      <text:p text:style-name="P4">
Andrei Lyubarsky(死后) - 士兵</text:p>
      <text:p text:style-name="P4">
Magul Nikolai Mikhailovich(死后) - 士兵</text:p>
      <text:p text:style-name="P4">
Makeyev Alexander Sergeyevich(死后) - 中尉</text:p>
      <text:p text:style-name="P4">
丹尼斯·瓦伦蒂诺维奇的王冠(死后) - 士兵</text:p>
      <text:p text:style-name="P4">
Malyavin Ruslan Nikolaevich(死后) - 士兵</text:p>
      <text:p text:style-name="P4">
安德里·麦地那(Andriy Medina)(死后) - 士兵Melnichenko Oleg Dmitrovich(死后) - 士兵</text:p>
      <text:p text:style-name="P4">
Mironova Sergey Sergeyevich(死后) - 初中中士</text:p>
      <text:p text:style-name="P4">
Mishchenko Igor Vasilyevich是一名士兵</text:p>
      <text:p text:style-name="P4">
Mudrakova Nikolai Anatolyevich(死后) - 士兵</text:p>
      <text:p text:style-name="P4">
Nadirov Zia Aphtau Ogli(死后) - 士兵</text:p>
      <text:p text:style-name="P4">
NAIDONOVA ANATOLY VLADIMIROVICH(死后) - 初中中士</text:p>
      <text:p text:style-name="P4">
非构成arkady arkadyevich(死后) - 初中中士</text:p>
      <text:p text:style-name="P4">
亚历山大·弗拉基米罗维奇(死后) - 士兵</text:p>
      <text:p text:style-name="P4">
Nikiforenko Andriy Vladimirovich(死后) - 士兵</text:p>
      <text:p text:style-name="P4">
Nikolayenko Sergey Ivanovich(死后) - 初中中士</text:p>
      <text:p text:style-name="P4">
Novikov Sergey Leonidovich(死后) - 士兵</text:p>
      <text:p text:style-name="P4">
Onishchenko Andriy Nikolaevich(死后) - 士兵</text:p>
      <text:p text:style-name="P4">
Orlyuk Sergey Anatoliyovych(死后) - 士兵</text:p>
      <text:p text:style-name="P4">
Pavlyuchkova Sergey Valeryevich(死后) - 士兵</text:p>
      <text:p text:style-name="P4">
Pankratov Vitaliy Viktorovich(死后) - 初中中士</text:p>
      <text:p text:style-name="P4">
Valentina Pylypyuk(死后) - 士兵</text:p>
      <text:p text:style-name="P4">
Plohhan Nikolai Leonidovich(死后) - 士兵</text:p>
      <text:p text:style-name="P4">
Sergey Anatoliyovych(死后) - 士兵</text:p>
      <text:p text:style-name="P4">
抛光的丹尼斯·弗拉基米罗维奇(死后) - 士兵</text:p>
      <text:p text:style-name="P4">
亚历山大·格里戈洛维奇(Alexander Grigorovich)的职位(死后) - 高级士兵</text:p>
      <text:p text:style-name="P4">
Petr Vladimirovich Sokitun(死后) - 士兵</text:p>
      <text:p text:style-name="P4">
拉姆尔·安德烈·赛夫维奇(死后) - 士兵</text:p>
      <text:p text:style-name="P4">
Anatoly Romanovich Revuk(死后) - 士兵</text:p>
      <text:p text:style-name="P4">
Andrei Viktorovich(死后) - 高级士兵</text:p>
      <text:p text:style-name="P4">
Rynko Victor Nikolaevich(死后) - 中士</text:p>
      <text:p text:style-name="P4">
Bogdan Vladimirovich(死后) - 士兵</text:p>
      <text:p text:style-name="P4">
罗马·格里格里·亚历山德罗维奇(死后) - 初中中士</text:p>
      <text:p text:style-name="P4">
Ryabokon Dmitry Vladimirovich(死后) - 士兵</text:p>
      <text:p text:style-name="P4">
Savina Andriy Yurievich(死后) - 士兵</text:p>
      <text:p text:style-name="P4">
Semchenko Pavel Stepanovich(死后) - 高级士兵</text:p>
      <text:p text:style-name="P4">
Vladislav Sergeyev(死后) - 初中中士</text:p>
      <text:p text:style-name="P4">
Sergienko Maxim Nikolaevich(死后) - 士兵</text:p>
      <text:p text:style-name="P4">
周三Oleg Anatolyevich(死后) - 初中中士</text:p>
      <text:p text:style-name="P4">
Simonov Mikhail Alexandrovich-初中中士</text:p>
      <text:p text:style-name="P4">
亚历山大·德米特罗维奇(Alexander Dmitrovich Sichkorenko)(死后) - 士兵</text:p>
      <text:p text:style-name="P4">
Skib Andrei Sergeyevich-初中中士</text:p>
      <text:p text:style-name="P4">
Slobodyanyuk Mikhail Vladimirovich(死后) - 士兵</text:p>
      <text:p text:style-name="P4">
Anatoly Smolinsky(死后) - 中士</text:p>
      <text:p text:style-name="P4">
Sokrovyshchuk Vadim Alexandrovich(死后) - 士兵</text:p>
      <text:p text:style-name="P4">
Dmitry Mikhailovich Starikova-中士</text:p>
      <text:p text:style-name="P4">
Stepanenko Anatoly Vasilyevich(死后) - 高级中士</text:p>
      <text:p text:style-name="P4">
Tretyakov Vitaliy Petrovich(死后) - 高级中士</text:p>
      <text:p text:style-name="P4">
Leonid Vitaliyevich Trihuba(死后) - 士兵</text:p>
      <text:p text:style-name="P4">
Trophima George Igorovich(死后) - 高级士兵</text:p>
      <text:p text:style-name="P4">
Usatyuk Ruslan Sergeyevich(死后) - 士兵高级罗马·费多罗维奇(死后) - 中士</text:p>
      <text:p text:style-name="P4">
Chabana Mikhail Nikolaevich(死后) - 高级士兵</text:p>
      <text:p text:style-name="P4">
德米特里·樱桃(死后) - 中士</text:p>
      <text:p text:style-name="P4">
Chupakhina Alexander Pavlovich(死后) - 士兵</text:p>
      <text:p text:style-name="P4">
Shaya Andriy Yurievich(死后) - 队长</text:p>
      <text:p text:style-name="P4">
Yuri Leonidovich Shapoval(死后) - 高级中尉</text:p>
      <text:p text:style-name="P4">
Chapata Konstantin Valeryanovich(死后) - 士兵</text:p>
      <text:p text:style-name="P4">
Shahina Vadim Leonidovich(死后) - 士兵</text:p>
      <text:p text:style-name="P4">
Shemedeyuk Konstantin Nikolaevich(死后) - 初中中士</text:p>
      <text:p text:style-name="P4">
Dmitry Alexandrovich Yufereva(死后) - 士兵</text:p>
      <text:p text:style-name="P4">
Yushchenko Yuri Nikolaevich(死后) - 士兵</text:p>
      <text:p text:style-name="P4">
Yarenko Sergey Vladimirovich(死后) - 水手</text:p>
      <text:p text:style-name="P4">
Yashchuk Maxim Sergeyevich(死后) - 士兵</text:p>
      <text:p text:style-name="P4">
<text:span text:style-name="T4">
授予乌克兰军事服役奖章</text:span>
</text:p>
      <text:p text:style-name="P4">
无子女弗拉基米尔·尤里维奇(Vladimir Yurievich) - 初中</text:p>
      <text:p text:style-name="P4">
Bliznyuk Eugene Yaroslavovich-士兵</text:p>
      <text:p text:style-name="P4">
Vyshkovsky Taras Anatolyevich-高级士兵</text:p>
      <text:p text:style-name="P4">
Glushchuk Ruslan Sergeyevich-士兵</text:p>
      <text:p text:style-name="P4">
弗拉基米尔·尼古拉维奇(Vladimir Nikolaevich)的鸽子 - 中士</text:p>
      <text:p text:style-name="P4">
Derkach Vladislav Vasilyevich-士兵</text:p>
      <text:p text:style-name="P4">
Mashkovsky Bohdan Anatoliyevich-上校</text:p>
      <text:p text:style-name="P4">
Oliynyk Nikolai Nikolaevich-士兵</text:p>
      <text:p text:style-name="P4">
罗马Yevgenovich的过度生长 - 初中中士</text:p>
      <text:p text:style-name="P4">
Timur Prynutkina-士兵</text:p>
      <text:p text:style-name="P4">
Salikina Vitaliy Viktorovich-士兵</text:p>
      <text:p text:style-name="P4">
Stepanenko Maxim Stanislavovich-士兵</text:p>
      <text:p text:style-name="P4">
Vasily Tikholaza-士兵</text:p>
      <text:p text:style-name="P4">
Vitaliy Nikolaevich-初级中尉</text:p>
      <text:p text:style-name="P4">
安东·尼古拉维奇(Anton Nikolaevich)的皮肤是初中中士</text:p>
      <text:p text:style-name="P4">
<text:span text:style-name="T4">
奖励挽救生命的奖牌</text:span>
</text:p>
      <text:p text:style-name="P4">
罗马奥莱戈维奇的英国 - 初中中士</text:p>
      <text:p text:style-name="P4">
Kozachansky Vladimir Alexandrovich-初中中士</text:p>
      <text:p text:style-name="P4">
Rayevsky Cyril Valeryevich-士兵。</text:p>
      <text:p text:style-name="P4">
<text:span text:style-name="T4">
乌克兰V. Zelensky总统</text:span>
</text:p>
      <text:p text:style-name="P4">
2023年5月5日</text:p>
      <text:p text:style-name="P4">
News Source: <text:a xlink:type="simple" xlink:href="https://armyinform.com.ua/2023/05/05/prezydent-ukrayiny-vidznachyv-derzhavnymy-nagorodamy-153-vijskovosluzhbovcziv/" text:style-name="Internet_20_link" text:visited-style-name="Visited_20_Internet_20_Link">
https://armyinform.com.ua/2023/05/05/prezydent-ukrayiny-vidznachyv-derzhavnymy-nagorodamy-153-vijskovosluzhbovcziv/</text:a>
</text:p>
      <!--NEWS-->
      <text:h text:style-name="P10" text:outline-level="1">
<text:span text:style-name="T4">
The wife of the mobilized rashist complains of the unsatisfactory attitude of the leadership to the subordinates – intercepting GUR</text:span>
</text:h>
      <text:p text:style-name="P4">
Author: ['АРМІЯINFORM']</text:p>
      <text:p text:style-name="P4">
Time: 2023-05-05T98:00:00-04:00</text:p>
      <text:p text:style-name="P4">
Description: About the cowdropolitan gur Moscow. https://www.youtube.com/watch?v=gzxuai8TSVM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p>
      <text:p text:style-name="P4">
Tags: ['STOPRUSSIA', 'АГРЕСІЯ РФ', 'ВІЙНА', 'ВТОРГНЕННЯ РФ', 'ГУР МО УКРАЇНИ', 'ГУР МОУ', 'ГУР ПЕРЕХОПЛЕННЯ']</text:p>
      <text:p text:style-name="P4">
Category: News</text:p>
      <!--METADATA-->
      <text:p text:style-name="P4">
About it <text:a xlink:type="simple" xlink:href="https://www.youtube.com/live/6DMM3dbWcXc" text:style-name="Internet_20_link" text:visited-style-name="Visited_20_Internet_20_Link">
reports</text:a>
Gur Mo Ukrainian.</text:p>
      <text:p text:style-name="P4">
“In nine, they don’t even take the convicts, but they take it to slaughter. They don't appreciate anyone there "</text:p>
      <text:p text:style-name="P4">
<text:span text:style-name="T4">
 The squad of the Mobilizovnoye Vіskovo service of one of the Pydrozdiliv Rovskari on the Nestovite of the Settlement of Kerivnitvva to Pidhellich, Yakkihid Derevyat "on the Zabi": </text:span>
</text:p>
      <ul>
        <li>
"You were sent to slaughter"; * “Let's all be silent, really bl<text:span text:style-name="T5">
 dv”; * “NOME, you don't want to look for, bl</text:span>
 di”; * “What would you understand, do you know what they told me today? In nine, they don’t even take convicts, but they take it to slaughter. They do not appreciate anyone there. They say that they took and forgot in us in the nine of the convicts. ”</li>
      </ul>
      <text:p text:style-name="P4">
For the lean, Vyutniy Zlorchin, the health of the opposition, will be fair.</text:p>
      <text:p text:style-name="P4">
News Source: <text:a xlink:type="simple" xlink:href="https://armyinform.com.ua/2023/05/05/druzhyna-mobilizovanogo-rashysta-skarzhytsya-na-nezadovilne-stavlennya-kerivnycztva-do-pidleglyh-perehoplennya-gur/" text:style-name="Internet_20_link" text:visited-style-name="Visited_20_Internet_20_Link">
https://armyinform.com.ua/2023/05/05/druzhyna-mobilizovanogo-rashysta-skarzhytsya-na-nezadovilne-stavlennya-kerivnycztva-do-pidleglyh-perehoplennya-gur/</text:a>
</text:p>
      <!--NEWS-->
      <text:h text:style-name="P10" text:outline-level="1">
<text:span text:style-name="T4">
Short. War. Day 436. Videoodigest</text:span>
</text:h>
      <text:p text:style-name="P4">
Author: ['АРМІЯINFORM']</text:p>
      <text:p text:style-name="P4">
Time: 2023-05-05T99:00:00-04:00</text:p>
      <text:p text:style-name="P4">
Description: Jero: GS ZS Ukrainian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33k3k.jpg" text:style-name="Internet_20_link" text:visited-style-name="Visited_20_Internet_20_Link">
33k3k.jpg</text:a>
']</text:p>
      <text:p text:style-name="P4">
Tags: ['STOPRUSSIA', 'ВТОРГНЕННЯ РФ', 'ГЕНЕРАЛЬНИЙ ШТАБ ЗСУ']</text:p>
      <text:p text:style-name="P4">
Category: News</text:p>
      <!--METADATA-->
      <text:p text:style-name="P4">
<draw:frame draw:style-name="fr1" draw:name="Image336" text:anchor-type="as-char" svg:width="6.9236in" svg:height="3.854137in" draw:z-index="0">
<draw:image xlink:href="../Images/AРМІЯINFORM/2023-05-05T99-00-00-04-00/33k3k.jpg" xlink:type="simple" xlink:show="embed" xlink:actuate="onLoad" draw:mime-type="image/jpeg"/>
</draw:frame>
<text:span text:style-name="T5">
Derello: <text:a xlink:type="simple" xlink:href="https://www.facebook.com/GeneralStaff.ua/videos/827555385394616/" text:style-name="Internet_20_link" text:visited-style-name="Visited_20_Internet_20_Link">
GSC of Ukraine</text:a>
</text:span>
</text:p>
      <text:p text:style-name="P4">
News Source: <text:a xlink:type="simple" xlink:href="https://armyinform.com.ua/2023/05/05/korotko-vijna-den-436-videodajdzhest/" text:style-name="Internet_20_link" text:visited-style-name="Visited_20_Internet_20_Link">
https://armyinform.com.ua/2023/05/05/korotko-vijna-den-436-videodajdzhest/</text:a>
</text:p>
      <!--NEWS-->
      <text:h text:style-name="P10" text:outline-level="1">
<text:span text:style-name="T4">
The United Kingdom and Poland have made their way to the elite of the World Hockey Championship</text:span>
</text:h>
      <text:p text:style-name="P4">
Authors: Ukrinform (Person)</text:p>
      <text:p text:style-name="P4">
Publisher: Укринформ (Organization)</text:p>
      <text:p text:style-name="P4">
Published Time: 2023-05-06T-31:10:00+03:00</text:p>
      <text:p text:style-name="P4">
Modified Time: 2023-05-06T00:10:00+03:00</text:p>
      <text:p text:style-name="P4">
Description: The UK teams and Poland will perform in the Elite Division of the World Hockey World Division next season. - Ukrinform.</text:p>
      <text:p text:style-name="P4">
Images: ["<text:a xlink:type="simple" xlink:href="https://static.ukrinform.com/photos/2023_05/thumb_files/630_360_1683320345-493.jpg" text:style-name="Internet_20_link" text:visited-style-name="Visited_20_Internet_20_Link">
630_360_16833...</text:a>
"]</text:p>
      <text:p text:style-name="P4">
Tags: ['Чемпіонат світу', 'хокей']</text:p>
      <text:p text:style-name="P4">
Type: Article</text:p>
      <!--METADATA-->
      <text:p text:style-name="P4">
<draw:frame draw:style-name="fr1" draw:name="Image337" text:anchor-type="as-char" svg:width="6.9236in" svg:height="3.956343in" draw:z-index="0">
<draw:image xlink:href="../Images/yкринформ/2023-05-06T-31-10-00-03-00/630_360_1683320345-493.jpg" xlink:type="simple" xlink:show="embed" xlink:actuate="onLoad" draw:mime-type="image/jpeg"/>
</draw:frame>
The College of Britain and Poland will perform in the elite perpetrator of the World Hockey Championship next season.</text:p>
      <text:p text:style-name="P4">
Following the tournament in the AI group, the British and Poles took the first two places, Ukrinform reports.</text:p>
      <text:p text:style-name="P4">
In the final round, the United Kingdom won the Italy's team - 5: 3(1:1, 3:2,1:0)and Poland defeated Romania - 6: 1(0:1, 4:0, 2:1).</text:p>
      <text:p text:style-name="P4">
Підсумкове турнірне становище: Велика Британія - 14 очок, Польща - 13, Італія- 9, Республіка Корея - 6, Румунія - 3, Литва - 0.</text:p>
      <text:p text:style-name="P4">
<text:span text:style-name="T4">
Читайте також:</text:span>
 <text:a xlink:type="simple" xlink:href="https://www.ukrinform.ua/rubric-sports/3702624-hokej-zbirna-ukraini-postupilasa-aponii-i-ne-zmogla-pidvisitisa-v-klasi.html" text:style-name="Internet_20_link" text:visited-style-name="Visited_20_Internet_20_Link">
 <text:span text:style-name="T4">
Хокей</text:span>
 </text:a>
British and Poles will replace two losers of the World Cup 2023, which will be held on May 12-28 in Tampere(Finland)and Riga(Latvia).</text:p>
      <text:p text:style-name="P4">
News Source: <text:a xlink:type="simple" xlink:href="https://www.ukrinform.ua/rubric-sports/3705446-velika-britania-ta-polsa-probilisa-v-elitu-cempionatu-svitu-z-hokeu.html" text:style-name="Internet_20_link" text:visited-style-name="Visited_20_Internet_20_Link">
https://www.ukrinform.ua/rubric-sports/3705446-velika-britania-ta-polsa-probilisa-v-elitu-cempionatu-svitu-z-hokeu.html</text:a>
</text:p>
      <!--NEWS-->
      <text:h text:style-name="P10" text:outline-level="1">
<text:span text:style-name="T4">
The United Kingdom and Poland have made their way to the elite of the World Hockey Championship</text:span>
</text:h>
      <text:p text:style-name="P4">
Authors: Ukrinform (Person)</text:p>
      <text:p text:style-name="P4">
Publisher: Укринформ (Organization)</text:p>
      <text:p text:style-name="P4">
Published Time: 2023-05-06T00:10:00+03:00</text:p>
      <text:p text:style-name="P4">
Modified Time: 2023-05-06T00:10:00+03:00</text:p>
      <text:p text:style-name="P4">
Description: The UK teams and Poland will perform in the Elite Division of the World Hockey World Division next season. - Ukrinform.</text:p>
      <text:p text:style-name="P4">
Images: ["<text:a xlink:type="simple" xlink:href="https://static.ukrinform.com/photos/2023_05/thumb_files/630_360_1683320345-493.jpg" text:style-name="Internet_20_link" text:visited-style-name="Visited_20_Internet_20_Link">
630_360_16833...</text:a>
"]</text:p>
      <text:p text:style-name="P4">
Tags: ['Чемпіонат світу', 'хокей']</text:p>
      <text:p text:style-name="P4">
Type: Article</text:p>
      <!--METADATA-->
      <text:p text:style-name="P4">
<draw:frame draw:style-name="fr1" draw:name="Image338" text:anchor-type="as-char" svg:width="6.9236in" svg:height="3.956343in" draw:z-index="0">
<draw:image xlink:href="../Images/yкринформ/2023-05-06T00-10-00-03-00/630_360_1683320345-493.jpg" xlink:type="simple" xlink:show="embed" xlink:actuate="onLoad" draw:mime-type="image/jpeg"/>
</draw:frame>
The College of Britain and Poland will perform in the elite perpetrator of the World Hockey Championship next season.</text:p>
      <text:p text:style-name="P4">
Following the tournament in the AI group, the British and Poles took the first two places, Ukrinform reports.</text:p>
      <text:p text:style-name="P4">
In the final round, the United Kingdom won the Italy's team - 5: 3(1:1, 3:2,1:0)and Poland defeated Romania - 6: 1(0:1, 4:0, 2:1).</text:p>
      <text:p text:style-name="P4">
Підсумкове турнірне становище: Велика Британія - 14 очок, Польща - 13, Італія- 9, Республіка Корея - 6, Румунія - 3, Литва - 0.</text:p>
      <text:p text:style-name="P4">
<text:span text:style-name="T4">
Читайте також:</text:span>
 <text:a xlink:type="simple" xlink:href="https://www.ukrinform.ua/rubric-sports/3702624-hokej-zbirna-ukraini-postupilasa-aponii-i-ne-zmogla-pidvisitisa-v-klasi.html" text:style-name="Internet_20_link" text:visited-style-name="Visited_20_Internet_20_Link">
 <text:span text:style-name="T4">
Хокей</text:span>
 </text:a>
British and Poles will replace two losers of the World Cup 2023, which will be held on May 12-28 in Tampere(Finland)and Riga(Latvia).</text:p>
      <text:p text:style-name="P4">
News Source: <text:a xlink:type="simple" xlink:href="https://www.ukrinform.ua/rubric-sports/3705446-velika-britania-ta-polsa-probilisa-v-elitu-cempionatu-svitu-z-hokeu.html" text:style-name="Internet_20_link" text:visited-style-name="Visited_20_Internet_20_Link">
https://www.ukrinform.ua/rubric-sports/3705446-velika-britania-ta-polsa-probilisa-v-elitu-cempionatu-svitu-z-hokeu.html</text:a>
</text:p>
      <!--NEWS-->
      <text:h text:style-name="P10" text:outline-level="1">
<text:span text:style-name="T4">
Activists in Berlin have achieved the abolition of the ban on Ukrainian flags on May 8 and 9</text:span>
</text:h>
      <text:p text:style-name="P4">
Authors: Ukrinform (Person)</text:p>
      <text:p text:style-name="P4">
Publisher: Укринформ (Organization)</text:p>
      <text:p text:style-name="P4">
Published Time: 2023-05-06T00:16:00+03:00</text:p>
      <text:p text:style-name="P4">
Modified Time: 2023-05-06T00:16:00+03:00</text:p>
      <text:p text:style-name="P4">
Description: Ukrainian activists from Viche Berlin have achieved the right to use national flags and symbolism during the actions on May 8 and 9. - Ukrinform.</text:p>
      <text:p text:style-name="P4">
Images: ["<text:a xlink:type="simple" xlink:href="https://static.ukrinform.com/photos/2022_12/thumb_files/630_360_1671638860-494.jpg" text:style-name="Internet_20_link" text:visited-style-name="Visited_20_Internet_20_Link">
630_360_16716...</text:a>
"]</text:p>
      <text:p text:style-name="P4">
Tags: ['Німеччина', 'Прапор', 'Суд', 'Україна', 'Заборона', 'росія']</text:p>
      <text:p text:style-name="P4">
Type: Article</text:p>
      <!--METADATA-->
      <text:p text:style-name="P4">
<draw:frame draw:style-name="fr1" draw:name="Image339" text:anchor-type="as-char" svg:width="6.9236in" svg:height="3.956343in" draw:z-index="0">
<draw:image xlink:href="../Images/yкринформ/2023-05-06T00-16-00-03-00/630_360_1671638860-494.jpg" xlink:type="simple" xlink:show="embed" xlink:actuate="onLoad" draw:mime-type="image/jpeg"/>
</draw:frame>
Ukrainian Activists from the Viche Berlin have achieved the right to use national symbols during actions on May 8 and 9.</text:p>
      <text:p text:style-name="P4">
This was confirmed by Ukrinform in the press service of a non -governmental organization.</text:p>
      <text:p text:style-name="P4">
“Yes, I can confirm it!We won the court against Berlin police and the ban on Ukrainian flags will be canceled!This means that on Monday and Tuesday, as well as any other day, everyone can use Ukrainian flags, ”said Krista Maria Lebe speaker.</text:p>
      <text:p text:style-name="P4">
The verdict that the ban on the flag against the flags of Ukraine is illegal, they held on the evening of Friday. The police reported the ban in the morning of that one.</text:p>
      <text:p text:style-name="P4">
<text:span text:style-name="T4">
 Read also: </text:span>
 <text:span text:style-name="T4">
 <text:a xlink:type="simple" xlink:href="https://www.ukrinform.ua/rubric-world/3705242-na-memorialah-u-berlini-zaboronili-ukrainski-ta-rosijski-prapori-na-travnevi-svata.html" text:style-name="Internet_20_link" text:visited-style-name="Visited_20_Internet_20_Link">
</text:a>
</text:span>
</text:p>
      <text:p text:style-name="P4">
The Chamber has filed a complaint with the Berlin Court about the ban on the Ukrainian symbolism of the territory of the Soviet monuments of Berlin within two days, when the day of Europe's liberation from Nazism would be determined. Activists won the first convocation. As of now, the ban on Ukrainian <text:span text:style-name="T4">
 [] has been lifted(https://www.ukrinform.ua/tag-prapor)</text:span>
 and Ukrainian songs.</text:p>
      <text:p text:style-name="P4">
<text:span text:style-name="T4">
 Read also: </text:span>
 <text:span text:style-name="T4">
 <text:a xlink:type="simple" xlink:href="https://www.ukrinform.ua/rubric-world/3705391-posol-j-aktivisti-zaklikaut-berlin-ne-zaboronati-ukrainski-prapori-8-travna.html" text:style-name="Internet_20_link" text:visited-style-name="Visited_20_Internet_20_Link">
</text:a>
</text:span>
</text:p>
      <text:p text:style-name="P4">
At the same time, the ban on the use of Russian flags remains.</text:p>
      <text:p text:style-name="P4">
The Viche will organize a large course on May 8, which will be the main action of commemoration of the victims of World War II and a call for the creation of their own -Moreal to Ukrainian victims. 500-700 people expect it. Earlier, Ambassador of Ukraine in Germany Alexei Makeev told Ukrinform that he and diplomats would also attach to the course.</text:p>
      <text:p text:style-name="P4">
News Source: <text:a xlink:type="simple" xlink:href="https://www.ukrinform.ua/rubric-world/3705448-aktivisti-u-berlini-domoglisa-skasuvanna-zaboroni-na-ukrainski-prapori-8-ta-9-travna.html" text:style-name="Internet_20_link" text:visited-style-name="Visited_20_Internet_20_Link">
https://www.ukrinform.ua/rubric-world/3705448-aktivisti-u-berlini-domoglisa-skasuvanna-zaboroni-na-ukrainski-prapori-8-ta-9-travna.html</text:a>
</text:p>
      <!--NEWS-->
      <text:h text:style-name="P10" text:outline-level="1">
<text:span text:style-name="T4">
Von der Liaien met with Shmigal in London: Talked about the restoration of Ukraine</text:span>
</text:h>
      <text:p text:style-name="P4">
Authors: Ukrinform (Person)</text:p>
      <text:p text:style-name="P4">
Publisher: Укринформ (Organization)</text:p>
      <text:p text:style-name="P4">
Published Time: 2023-05-06T00:27:00+03:00</text:p>
      <text:p text:style-name="P4">
Modified Time: 2023-05-06T00:27:00+03:00</text:p>
      <text:p text:style-name="P4">
Description: The President of the European Commission, located in London, on the occasion of King Charles III, a meeting with the Prime Minister of Ukraine Denis Shmigal, during which the parties discussed further support for the EU for our country. - Ukrinform.</text:p>
      <text:p text:style-name="P4">
Images: ["<text:a xlink:type="simple" xlink:href="https://static.ukrinform.com/photos/2023_05/thumb_files/630_360_1683323205-162.jpg" text:style-name="Internet_20_link" text:visited-style-name="Visited_20_Internet_20_Link">
630_360_16833...</text:a>
"]</text:p>
      <text:p text:style-name="P4">
Tags: ['Британія', 'Євросоюз', 'Фон дер Ляєн', 'Шмигаль', 'Відновлення України']</text:p>
      <text:p text:style-name="P4">
Type: Article</text:p>
      <!--METADATA-->
      <text:p text:style-name="P4">
<draw:frame draw:style-name="fr1" draw:name="Image340" text:anchor-type="as-char" svg:width="6.9236in" svg:height="3.956343in" draw:z-index="0">
<draw:image xlink:href="../Images/yкринформ/2023-05-06T00-27-00-03-00/630_360_1683323205-162.jpg" xlink:type="simple" xlink:show="embed" xlink:actuate="onLoad" draw:mime-type="image/jpeg"/>
</draw:frame>
The President of the European Commission, which is in London on the occasion of the Coronation of Kolyarlz III, held a meeting with the Prime Minister of Ukraine Denis Shmigal, during which the parties discussed further support for the EU for our country.</text:p>
      <text:p text:style-name="P4">
According to Ukrinform, the President of the European Commission wrote about it on its own page on the network <text:a xlink:type="simple" xlink:href="https://twitter.com/vonderleyen/status/1654595537713209344" text:style-name="Internet_20_link" text:visited-style-name="Visited_20_Internet_20_Link">
</text:a>
.</text:p>
      <text:p text:style-name="P4">
“A very productive meeting with Prime Minister Denis Shmigal. We have discussed EU support for Ukraine's restoration and reconstruction, given(the future)conference with <text:span text:style-name="T4">
 <text:a xlink:type="simple" xlink:href="https://www.ukrinform.ua/tag-vidnovlenna-ukraini" text:style-name="Internet_20_link" text:visited-style-name="Visited_20_Internet_20_Link">
</text:a>
</text:span>
 Olotoni in June. The EU will remain firm in its obligations to assist Ukraine in the reconstruction of the country, ”Ursula von Der Lyen wrote.</text:p>
      <text:p text:style-name="Quotations">

<text:p text:style-name="P4">
A VERY PRODUCTIVE MEETING WITH PRIME Minister <text:a xlink:type="simple" xlink:href="https://twitter.com/Denys_Shmyhal" text:style-name="Internet_20_link" text:visited-style-name="Visited_20_Internet_20_Link">
&gt;
</text:a>
&gt;
  &gt;
  We discussed the EU's support for Ukraine's recovery and reconstruction in&gt;
 view of the Ukraine Recovery Conference in London in June.  &gt;
  &gt;
  The EU remains steadfast in its commitment to help Ukraine rebuild the&gt;
 country.&gt;
&gt;
 — Ursula von der Leyen(@vonderleyen) <text:a xlink:type="simple" xlink:href="https://twitter.com/vonderleyen/status/1654595537713209344" text:style-name="Internet_20_link" text:visited-style-name="Visited_20_Internet_20_Link">
&gt;
 </text:a>
<text:span text:style-name="T4">
 Read also: </text:span>
 <text:span text:style-name="T4">
 <text:a xlink:type="simple" xlink:href="https://www.ukrinform.ua/rubric-vidbudova/3705423-smigal-obgovoriv-iz-glavou-mzs-britanii-prioriteti-vidnovlenna-ukraini.html" text:style-name="Internet_20_link" text:visited-style-name="Visited_20_Internet_20_Link">
</text:a>
</text:span>
</text:p>

</text:p>
      <text:p text:style-name="P4">
As it was reported, the Prime Minister of Ukraine Denis Shmigal, who together with the President of Ukraine Olena Zelenskaya is in the United Kingdom of Great Britain and Northern Ireland, has already held a low meetings in London, on the eve of participation in the crowning ceremony.</text:p>
      <text:p text:style-name="P4">
<text:span text:style-name="T5">
Foto: facebook.com/dshmyhal</text:span>
</text:p>
      <text:p text:style-name="P4">
News Source: <text:a xlink:type="simple" xlink:href="https://www.ukrinform.ua/rubric-polytics/3705449-fon-der-laen-zustrilasa-zi-smigalem-u-londoni-govorili-pro-vidnovlenna-ukraini.html" text:style-name="Internet_20_link" text:visited-style-name="Visited_20_Internet_20_Link">
https://www.ukrinform.ua/rubric-polytics/3705449-fon-der-laen-zustrilasa-zi-smigalem-u-londoni-govorili-pro-vidnovlenna-ukraini.html</text:a>
</text:p>
      <!--NEWS-->
      <text:h text:style-name="P10" text:outline-level="1">
<text:span text:style-name="T4">
Invaders all day burn the bags of documents in Melitopol - Fedorov</text:span>
</text:h>
      <text:p text:style-name="P4">
Authors: Ukrinform (Person)</text:p>
      <text:p text:style-name="P4">
Publisher: Укринформ (Organization)</text:p>
      <text:p text:style-name="P4">
Published Time: 2023-05-06T00:43:00+03:00</text:p>
      <text:p text:style-name="P4">
Modified Time: 2023-05-06T00:43:00+03:00</text:p>
      <text:p text:style-name="P4">
Description: In Melitopol, the occupiers in panic burn documents in the police room and take out of the passport table equipment to Russia. - Ukrinform.</text:p>
      <text:p text:style-name="P4">
Images: ["<text:a xlink:type="simple" xlink:href="https://static.ukrinform.com/photos/2019_03/thumb_files/630_360_1552330405-335.jpg" text:style-name="Internet_20_link" text:visited-style-name="Visited_20_Internet_20_Link">
630_360_15523...</text:a>
"]</text:p>
      <text:p text:style-name="P4">
Tags: ['Мелітополь', 'Окупація', 'Війна з росією']</text:p>
      <text:p text:style-name="P4">
Type: Article</text:p>
      <!--METADATA-->
      <text:p text:style-name="P4">
<draw:frame draw:style-name="fr1" draw:name="Image341" text:anchor-type="as-char" svg:width="6.9236in" svg:height="3.956343in" draw:z-index="0">
<draw:image xlink:href="../Images/yкринформ/2023-05-06T00-43-00-03-00/630_360_1552330405-335.jpg" xlink:type="simple" xlink:show="embed" xlink:actuate="onLoad" draw:mime-type="image/jpeg"/>
</draw:frame>
Vmelitopoli invaders in panic burn the bags in the police room removed from the passport table equipment to Russia.</text:p>
      <text:p text:style-name="P4">
About it in <text:a xlink:type="simple" xlink:href="https://t.me/ivan_fedorov_melitopol/1882" text:style-name="Internet_20_link" text:visited-style-name="Visited_20_Internet_20_Link">
</text:a>
Ivan Fedorov reported Metropol, Ukrinform reports.</text:p>
      <text:p text:style-name="P4">
According to him, the invaders "clean" the behind them almost a day.</text:p>
      <text:p text:style-name="P4">
"In the building of the occupation military police - all day bags smoke," Fedorov wrote.</text:p>
      <text:p text:style-name="P4">
<text:span text:style-name="T4">
 Read also: </text:span>
 <text:span text:style-name="T4">
 <text:a xlink:type="simple" xlink:href="https://www.ukrinform.ua/rubric-regions/3705207-rosiani-na-zaporizzi-organizovuut-evakuaciu-do-berdanska-ditej-hocut-vivezti-primusovo-fedorov.html" text:style-name="Internet_20_link" text:visited-style-name="Visited_20_Internet_20_Link">
</text:a>
</text:span>
</text:p>
      <text:p text:style-name="P4">
He also said that Russian invaders are hastily packing the equipment and taken to the Russian Federation.</text:p>
      <text:p text:style-name="P4">
"In Melitopol, computers and servers of the occupation passport table have taken a vacation. The collaborators themselves were behind them - the leadership has begun with them forever," he joked about panic of the occupants of icolaborators, who are afraid of Ukrainian counter -patronage.</text:p>
      <text:p text:style-name="P4">
<text:span text:style-name="T4">
 Read also: </text:span>
 <text:span text:style-name="T4">
 <text:a xlink:type="simple" xlink:href="https://www.ukrinform.ua/rubric-ato/3705444-rosiani-obstrilali-policejskih-aki-evakuuvali-civilnih-iz-bahmuta-e-zagibla.html" text:style-name="Internet_20_link" text:visited-style-name="Visited_20_Internet_20_Link">
</text:a>
</text:span>
</text:p>
      <text:p text:style-name="P4">
Fedorov notes that some documents are burned to the background. Also today, the Umelyitopol Hospital of Intensive Treatment Treatment is an urgent evening rise of "leadership", where they discuss who has already escaped.</text:p>
      <text:p text:style-name="P4">
As it was reported, Fedorov stated that Russian settings flee from the temporarily captured territory of Zaporozhye region - in particular, he did not return from from the Russian Federation "Minister of Health", his deputy was released.</text:p>
      <text:p text:style-name="P4">
News Source: <text:a xlink:type="simple" xlink:href="https://www.ukrinform.ua/rubric-regions/3705450-zagarbniki-cilij-den-spaluut-miskami-dokumenti-u-melitopoli-fedorov.html" text:style-name="Internet_20_link" text:visited-style-name="Visited_20_Internet_20_Link">
https://www.ukrinform.ua/rubric-regions/3705450-zagarbniki-cilij-den-spaluut-miskami-dokumenti-u-melitopoli-fedorov.html</text:a>
</text:p>
      <!--NEWS-->
      <text:h text:style-name="P10" text:outline-level="1">
<text:span text:style-name="T4">
In Kharkiv detained a foreign blogger who denied the crimes of the racists</text:span>
</text:h>
      <text:p text:style-name="P4">
Author: ['АРМІЯINFORM']</text:p>
      <text:p text:style-name="P4">
Time: 2023-05-06T98:00:00-04:00</text:p>
      <text:p text:style-name="P4">
Description: Service of the Bezpeki Zibrazov Docasova Base on the Ino -Earth Blogger, Yaki Publinno Vravarovavov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ssu_gov_ua_sbu4_id63339_1300x866_46_650x410.jpg" text:style-name="Internet_20_link" text:visited-style-name="Visited_20_Internet_20_Link">
ssu_gov_ua_sbu4_id63339_1300x866_46_650x410.jpg</text:a>
']</text:p>
      <text:p text:style-name="P4">
Tags: ['STOPRUSSIA', 'ВТОРГНЕННЯ РФ', 'СЛУЖБА БЕЗПЕКИ УКРАЇНИ']</text:p>
      <text:p text:style-name="P4">
Category: News</text:p>
      <!--METADATA-->
      <text:p text:style-name="P4">
<draw:frame draw:style-name="fr1" draw:name="Image342" text:anchor-type="as-char" svg:width="6.9236in" svg:height="4.367194in" draw:z-index="0">
<draw:image xlink:href="../Images/AРМІЯINFORM/2023-05-06T98-00-00-04-00/ssu_gov_ua_sbu4_id63339_1300x866_46_650x410.jpg" xlink:type="simple" xlink:show="embed" xlink:actuate="onLoad" draw:mime-type="image/jpeg"/>
</draw:frame>
The Security Service has collected a evidence base for a foreign blogger who publicly reported armed aggression of the Russian Federation and spread fakes about the war in Ukraine, <text:a xlink:type="simple" xlink:href="https://t.me/SBUkr/8224" text:style-name="Internet_20_link" text:visited-style-name="Visited_20_Internet_20_Link">
informs</text:a>
The press service of the department.</text:p>
      <text:p text:style-name="P4">
“The person involved has the citizenship of one of Latin America, but has been living in Kharkiv for several years. After the start of a full -scale invasion of Blogerodny from the first he supported the Russian invaders and heroned their military room. He was also referred to the Higher Military-Political Center and Defense Forces of our country, ”the message reads.</text:p>
      <text:p text:style-name="P4">
Law enforcement officers are documented that last spring he personally filmed video videos, in which he tried to capture the faces of Ukrainian defenders and offended them. He published his "Strams" on two of his own channels in YouTube and Telegrams with a total audience of almost 300,000 subscribers.</text:p>
      <text:p text:style-name="P4">
In addition, in his comments, he denied the facts of Russian rocket launchers in Ukrainian cities and massacres of rashists of peaceful people.</text:p>
      <text:p text:style-name="P4">
During the searches at the residence of the person, mobile phones were found to be a tailor with evidence of illegal activity. The SBU initiated by the SBU has confirmed the facts of criminal acts of a foreign blogger. Currently, investigators of the Security Service have informed him about the suspicion of the CC. 2 and 3 tbsp. 436-2 of the Criminal Code of Ukraine(Production and distribution of materials that contain the extent of the armed aggression of the Russian Federation against Ukraine).</text:p>
      <text:p text:style-name="P4">
Суд обрав міру запобіжного заходу ˗ тримання під вартою. Триває розслідуваннядля встановлення всіх обставин злочину.</text:p>
      <text:p text:style-name="P4">
News Source: <text:a xlink:type="simple" xlink:href="https://armyinform.com.ua/2023/05/06/u-harkovi-zatrymaly-inozemnogo-blogera-yakyj-zaperechuvav-zlochyny-rashystiv/" text:style-name="Internet_20_link" text:visited-style-name="Visited_20_Internet_20_Link">
https://armyinform.com.ua/2023/05/06/u-harkovi-zatrymaly-inozemnogo-blogera-yakyj-zaperechuvav-zlochyny-rashystiv/</text:a>
</text:p>
      <!--NEWS-->
      <text:h text:style-name="P10" text:outline-level="1">
<text:span text:style-name="T4">
European Union Member States are key partners of Ukraine in the war with the Russian Federation</text:span>
</text:h>
      <text:p text:style-name="P4">
Author: ['АРМІЯINFORM']</text:p>
      <text:p text:style-name="P4">
Time: 2023-05-06T99:00:00-04:00</text:p>
      <text:p text:style-name="P4">
Description: About CELLEMEL, URIROVIS PORTAL. Having pushed the Mini -Zhoni Healthy Ukrainian on the Tsomo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7/ilyustratyvne-foto_large-2.jpg" text:style-name="Internet_20_link" text:visited-style-name="Visited_20_Internet_20_Link">
ilyustratyvne-foto_large-2.jpg</text:a>
']</text:p>
      <text:p text:style-name="P4">
Tags: ['STOPRUSSIA', 'YES', 'АГРЕСІЯ РФ', 'ВІЙНА', 'ВТОРГНЕННЯ РФ', 'УРЯДОВИЙ ПОРТАЛ']</text:p>
      <text:p text:style-name="P4">
Category: News</text:p>
      <!--METADATA-->
      <text:p text:style-name="P4">
<draw:frame draw:style-name="fr1" draw:name="Image343" text:anchor-type="as-char" svg:width="6.9236in" svg:height="3.893007in" draw:z-index="0">
<draw:image xlink:href="../Images/AРМІЯINFORM/2023-05-06T99-00-00-04-00/ilyustratyvne-foto_large-2.jpg" xlink:type="simple" xlink:show="embed" xlink:actuate="onLoad" draw:mime-type="image/jpeg"/>
</draw:frame>
About it <text:a xlink:type="simple" xlink:href="https://www.kmu.gov.ua/news/krainy-chleny-ies-prodovzhat-aktyvno-pidtrymuvaty-medychnu-systemu-ukrainy" text:style-name="Internet_20_link" text:visited-style-name="Visited_20_Internet_20_Link">
reports</text:a>
Government portal.</text:p>
      <text:p text:style-name="P4">
This was emphasized by the Minister of Health of Ukraine Viktor Lyashko during the EU Member States Ministers, which included the heads of different institutions of EU Member States in the field of health care.</text:p>
      <text:p text:style-name="P4">
“It is very important for Ukraine to support the EU countries, as it is the European region that is our key partners in response to the truthful aggression of Russia. Health care is one of the most affected by war and one of the most loaded. We will fix the growth of demand for various types of medical care and services. Today, there is no hospital in Ukrainian, which would not be affected by a Ukrainian who is affected by the war. Every sixth health care institution physically felt in its own stands, which means the so -called "precision weapons" of Russia. Attacks on health care facilities are only part of a wider picture of deliberate attacks on civilian infrastructure, including residential buildings, schools, universities, water and power supply systems, transport, warehouses, food stocks and more. All these exit are consciously, including for the purpose of pressure and intimidation of peaceful order. In more than 400 days, the aggressor did not realize that nothing would make the Ukrainians retreat. Just as no gas, energy or political hammer forced you, European partners, to deviate from the help of Ukraine to put the concessions of the country that started this war. I am grateful that the level of humanitarian support for Ukraine remains high, and the political trip to the aggressor continues to grow, ”the health minister Lyashko emphasized, addressing his European colleagues.</text:p>
      <text:p text:style-name="P4">
The minister added that Russia's full -scale war against Ukraine has created critical reception on the national health care system. To date, over 1,400 facilities of medical institutions, 177 - destroyed. Also, from the beginning, Russia damaged 103 "fast", another 250 destroyed and captured 125, almost700 pharmacies were attacked. Many countries have already taken care of some of the Tazaclade regions. Currently, the process is coordinated and the implementation of ambitious plans.Representatives of the EU Member States have confirmed their complete and unquestionable support for Ukraine in the war with the aggressor, as well as expressed their readiness and gave the realization to support Ukraine and cooperate within the projects. It is about supporting refugees from Ukraine, integration of mechanists and simplification of conditions for work for them in some EU countries, providing humanitarian assistance, development of services in the field of physical tapsychological rehabilitation, participation in the reconstruction of destroyed or damaged infrastructure, medical evacuation of Ukrainians. .</text:p>
      <text:p text:style-name="P4">
The Ministry of Health is also actively working for the direction of technology into the European community. Self-screening is conducted, a table of more than 600 documents is developed in accordance with EU requirements. Our goal is to establish a transparent system where Ukraine will be able to become a complete component of the medical space of the European region on equal terms and will be able to report these conditions.</text:p>
      <text:p text:style-name="P4">
News Source: <text:a xlink:type="simple" xlink:href="https://armyinform.com.ua/2023/05/06/krayiny-chleny-yevropejskogo-soyuzu-ye-klyuchovymy-partneramy-ukrayiny-u-vijni-z-rf/" text:style-name="Internet_20_link" text:visited-style-name="Visited_20_Internet_20_Link">
https://armyinform.com.ua/2023/05/06/krayiny-chleny-yevropejskogo-soyuzu-ye-klyuchovymy-partneramy-ukrayiny-u-vijni-z-rf/</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